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linear_beam_out" table:style-name="ta1">
        <table:shapes>
          <draw:frame draw:z-index="0" draw:style-name="gr1" draw:text-style-name="P1" svg:width="453.51pt" svg:height="255.09pt" svg:x="297.64pt" svg:y="18793.25pt">
            <draw:object draw:notify-on-update-of-ranges="nonlinear_beam_out.B2:nonlinear_beam_out.B1502 nonlinear_beam_out.C2:nonlinear_beam_out.C1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s_y</text:p>
          </table:table-cell>
          <table:table-cell office:value-type="string" calcext:value-type="string">
            <text:p>moments_z</text:p>
          </table:table-cell>
          <table:table-cell office:value-type="string" calcext:value-type="string">
            <text:p>moments_z2</text:p>
          </table:table-cell>
          <table:table-cell office:value-type="string" calcext:value-type="string">
            <text:p>moments_z3</text:p>
          </table:table-cell>
          <table:table-cell office:value-type="string" calcext:value-type="string">
            <text:p>rotation1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9.6571752964864" calcext:value-type="float">
            <text:p>9.6571752964864</text:p>
          </table:table-cell>
          <table:table-cell table:number-columns-repeated="3" office:value-type="float" office:value="4.8285876482431" calcext:value-type="float">
            <text:p>4.8285876482431</text:p>
          </table:table-cell>
          <table:table-cell office:value-type="float" office:value="0.0000079297179581706" calcext:value-type="float">
            <text:p>7.9297179581706E-06</text:p>
          </table:table-cell>
          <table:table-cell/>
          <table:table-cell table:formula="of:=([.F4]-[.F3])/([.G4]-[.G3])" office:value-type="float" office:value="608923.000000013" calcext:value-type="float">
            <text:p>608923.000000013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19.314350592972" calcext:value-type="float">
            <text:p>19.314350592972</text:p>
          </table:table-cell>
          <table:table-cell table:number-columns-repeated="3" office:value-type="float" office:value="9.6571752964862" calcext:value-type="float">
            <text:p>9.6571752964862</text:p>
          </table:table-cell>
          <table:table-cell office:value-type="float" office:value="0.000015859435916341" calcext:value-type="float">
            <text:p>1.5859435916341E-05</text:p>
          </table:table-cell>
          <table:table-cell/>
          <table:table-cell table:formula="of:=([.F5]-[.F4])/([.G5]-[.G4])" office:value-type="float" office:value="608922.999999929" calcext:value-type="float">
            <text:p>608922.999999929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28.971525889459" calcext:value-type="float">
            <text:p>28.971525889459</text:p>
          </table:table-cell>
          <table:table-cell table:number-columns-repeated="3" office:value-type="float" office:value="14.485762944729" calcext:value-type="float">
            <text:p>14.485762944729</text:p>
          </table:table-cell>
          <table:table-cell office:value-type="float" office:value="0.000023789153874512" calcext:value-type="float">
            <text:p>2.3789153874512E-05</text:p>
          </table:table-cell>
          <table:table-cell/>
          <table:table-cell table:formula="of:=([.F6]-[.F5])/([.G6]-[.G5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38.628701185944" calcext:value-type="float">
            <text:p>38.628701185944</text:p>
          </table:table-cell>
          <table:table-cell table:number-columns-repeated="3" office:value-type="float" office:value="19.314350592972" calcext:value-type="float">
            <text:p>19.314350592972</text:p>
          </table:table-cell>
          <table:table-cell office:value-type="float" office:value="0.000031718871832682" calcext:value-type="float">
            <text:p>3.1718871832682E-05</text:p>
          </table:table-cell>
          <table:table-cell/>
          <table:table-cell table:formula="of:=([.F7]-[.F6])/([.G7]-[.G6])" office:value-type="float" office:value="608923.000000081" calcext:value-type="float">
            <text:p>608923.00000008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48.285876482431" calcext:value-type="float">
            <text:p>48.285876482431</text:p>
          </table:table-cell>
          <table:table-cell table:number-columns-repeated="3" office:value-type="float" office:value="24.142938241216" calcext:value-type="float">
            <text:p>24.142938241216</text:p>
          </table:table-cell>
          <table:table-cell office:value-type="float" office:value="0.000039648589790853" calcext:value-type="float">
            <text:p>3.9648589790853E-05</text:p>
          </table:table-cell>
          <table:table-cell/>
          <table:table-cell table:formula="of:=([.F8]-[.F7])/([.G8]-[.G7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57.943051778917" calcext:value-type="float">
            <text:p>57.943051778917</text:p>
          </table:table-cell>
          <table:table-cell table:number-columns-repeated="3" office:value-type="float" office:value="28.971525889459" calcext:value-type="float">
            <text:p>28.971525889459</text:p>
          </table:table-cell>
          <table:table-cell office:value-type="float" office:value="0.000047578307749023" calcext:value-type="float">
            <text:p>4.7578307749023E-05</text:p>
          </table:table-cell>
          <table:table-cell/>
          <table:table-cell table:formula="of:=([.F9]-[.F8])/([.G9]-[.G8])" office:value-type="float" office:value="608922.999999956" calcext:value-type="float">
            <text:p>608922.999999956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67.600227075403" calcext:value-type="float">
            <text:p>67.600227075403</text:p>
          </table:table-cell>
          <table:table-cell table:number-columns-repeated="3" office:value-type="float" office:value="33.800113537702" calcext:value-type="float">
            <text:p>33.800113537702</text:p>
          </table:table-cell>
          <table:table-cell office:value-type="float" office:value="0.000055508025707194" calcext:value-type="float">
            <text:p>5.5508025707194E-05</text:p>
          </table:table-cell>
          <table:table-cell/>
          <table:table-cell table:formula="of:=([.F10]-[.F9])/([.G10]-[.G9])" office:value-type="float" office:value="608922.999999954" calcext:value-type="float">
            <text:p>608922.999999954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77.257402371889" calcext:value-type="float">
            <text:p>77.257402371889</text:p>
          </table:table-cell>
          <table:table-cell table:number-columns-repeated="3" office:value-type="float" office:value="38.628701185945" calcext:value-type="float">
            <text:p>38.628701185945</text:p>
          </table:table-cell>
          <table:table-cell office:value-type="float" office:value="0.000063437743665365" calcext:value-type="float">
            <text:p>6.3437743665365E-05</text:p>
          </table:table-cell>
          <table:table-cell/>
          <table:table-cell table:formula="of:=([.F11]-[.F10])/([.G11]-[.G10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86.914577668376" calcext:value-type="float">
            <text:p>86.914577668376</text:p>
          </table:table-cell>
          <table:table-cell table:number-columns-repeated="3" office:value-type="float" office:value="43.457288834188" calcext:value-type="float">
            <text:p>43.457288834188</text:p>
          </table:table-cell>
          <table:table-cell office:value-type="float" office:value="0.000071367461623535" calcext:value-type="float">
            <text:p>7.1367461623535E-05</text:p>
          </table:table-cell>
          <table:table-cell/>
          <table:table-cell table:formula="of:=([.F12]-[.F11])/([.G12]-[.G11])" office:value-type="float" office:value="608922.999999955" calcext:value-type="float">
            <text:p>608922.99999995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4" calcext:value-type="float">
            <text:p>4E-05</text:p>
          </table:table-cell>
          <table:table-cell office:value-type="float" office:value="96.571752964862" calcext:value-type="float">
            <text:p>96.571752964862</text:p>
          </table:table-cell>
          <table:table-cell table:number-columns-repeated="3" office:value-type="float" office:value="48.285876482431" calcext:value-type="float">
            <text:p>48.285876482431</text:p>
          </table:table-cell>
          <table:table-cell office:value-type="float" office:value="0.000079297179581706" calcext:value-type="float">
            <text:p>7.9297179581706E-05</text:p>
          </table:table-cell>
          <table:table-cell/>
          <table:table-cell table:formula="of:=([.F13]-[.F12])/([.G13]-[.G12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106.22892826135" calcext:value-type="float">
            <text:p>106.22892826135</text:p>
          </table:table-cell>
          <table:table-cell table:number-columns-repeated="3" office:value-type="float" office:value="53.114464130674" calcext:value-type="float">
            <text:p>53.114464130674</text:p>
          </table:table-cell>
          <table:table-cell office:value-type="float" office:value="0.000087226897539876" calcext:value-type="float">
            <text:p>8.7226897539876E-05</text:p>
          </table:table-cell>
          <table:table-cell/>
          <table:table-cell table:formula="of:=([.F14]-[.F13])/([.G14]-[.G13])" office:value-type="float" office:value="608922.999999955" calcext:value-type="float">
            <text:p>608922.999999955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115.88610355783" calcext:value-type="float">
            <text:p>115.88610355783</text:p>
          </table:table-cell>
          <table:table-cell table:number-columns-repeated="3" office:value-type="float" office:value="57.943051778917" calcext:value-type="float">
            <text:p>57.943051778917</text:p>
          </table:table-cell>
          <table:table-cell office:value-type="float" office:value="0.000095156615498047" calcext:value-type="float">
            <text:p>9.5156615498047E-05</text:p>
          </table:table-cell>
          <table:table-cell/>
          <table:table-cell table:formula="of:=([.F15]-[.F14])/([.G15]-[.G14])" office:value-type="float" office:value="608922.9999998" calcext:value-type="float">
            <text:p>608922.999999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125.54327885432" calcext:value-type="float">
            <text:p>125.54327885432</text:p>
          </table:table-cell>
          <table:table-cell table:number-columns-repeated="3" office:value-type="float" office:value="62.77163942716" calcext:value-type="float">
            <text:p>62.77163942716</text:p>
          </table:table-cell>
          <table:table-cell office:value-type="float" office:value="0.00010308633345622" calcext:value-type="float">
            <text:p>0.000103086333456</text:p>
          </table:table-cell>
          <table:table-cell/>
          <table:table-cell table:formula="of:=([.F16]-[.F15])/([.G16]-[.G15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135.20045415081" calcext:value-type="float">
            <text:p>135.20045415081</text:p>
          </table:table-cell>
          <table:table-cell table:number-columns-repeated="3" office:value-type="float" office:value="67.600227075403" calcext:value-type="float">
            <text:p>67.600227075403</text:p>
          </table:table-cell>
          <table:table-cell office:value-type="float" office:value="0.00011101605141439" calcext:value-type="float">
            <text:p>0.000111016051414</text:p>
          </table:table-cell>
          <table:table-cell/>
          <table:table-cell table:formula="of:=([.F17]-[.F16])/([.G17]-[.G16])" office:value-type="float" office:value="608923.000000157" calcext:value-type="float">
            <text:p>608923.000000157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4.85762944729" calcext:value-type="float">
            <text:p>144.85762944729</text:p>
          </table:table-cell>
          <table:table-cell table:number-columns-repeated="3" office:value-type="float" office:value="72.428814723647" calcext:value-type="float">
            <text:p>72.428814723647</text:p>
          </table:table-cell>
          <table:table-cell office:value-type="float" office:value="0.00011894576937256" calcext:value-type="float">
            <text:p>0.000118945769373</text:p>
          </table:table-cell>
          <table:table-cell/>
          <table:table-cell table:formula="of:=([.F18]-[.F17])/([.G18]-[.G17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54.51480474378" calcext:value-type="float">
            <text:p>154.51480474378</text:p>
          </table:table-cell>
          <table:table-cell table:number-columns-repeated="3" office:value-type="float" office:value="77.25740237189" calcext:value-type="float">
            <text:p>77.25740237189</text:p>
          </table:table-cell>
          <table:table-cell office:value-type="float" office:value="0.00012687548733073" calcext:value-type="float">
            <text:p>0.000126875487331</text:p>
          </table:table-cell>
          <table:table-cell/>
          <table:table-cell table:formula="of:=([.F19]-[.F18])/([.G19]-[.G18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64.17198004027" calcext:value-type="float">
            <text:p>164.17198004027</text:p>
          </table:table-cell>
          <table:table-cell table:number-columns-repeated="3" office:value-type="float" office:value="82.085990020133" calcext:value-type="float">
            <text:p>82.085990020133</text:p>
          </table:table-cell>
          <table:table-cell office:value-type="float" office:value="0.0001348052052889" calcext:value-type="float">
            <text:p>0.000134805205289</text:p>
          </table:table-cell>
          <table:table-cell/>
          <table:table-cell table:formula="of:=([.F20]-[.F19])/([.G20]-[.G19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173.82915533675" calcext:value-type="float">
            <text:p>173.82915533675</text:p>
          </table:table-cell>
          <table:table-cell table:number-columns-repeated="3" office:value-type="float" office:value="86.914577668376" calcext:value-type="float">
            <text:p>86.914577668376</text:p>
          </table:table-cell>
          <table:table-cell office:value-type="float" office:value="0.00014273492324707" calcext:value-type="float">
            <text:p>0.000142734923247</text:p>
          </table:table-cell>
          <table:table-cell/>
          <table:table-cell table:formula="of:=([.F21]-[.F20])/([.G21]-[.G20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183.48633063324" calcext:value-type="float">
            <text:p>183.48633063324</text:p>
          </table:table-cell>
          <table:table-cell table:number-columns-repeated="3" office:value-type="float" office:value="91.743165316619" calcext:value-type="float">
            <text:p>91.743165316619</text:p>
          </table:table-cell>
          <table:table-cell office:value-type="float" office:value="0.00015066464120524" calcext:value-type="float">
            <text:p>0.000150664641205</text:p>
          </table:table-cell>
          <table:table-cell/>
          <table:table-cell table:formula="of:=([.F22]-[.F21])/([.G22]-[.G21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8" calcext:value-type="float">
            <text:p>8E-05</text:p>
          </table:table-cell>
          <table:table-cell office:value-type="float" office:value="193.14350592972" calcext:value-type="float">
            <text:p>193.14350592972</text:p>
          </table:table-cell>
          <table:table-cell table:number-columns-repeated="3" office:value-type="float" office:value="96.571752964862" calcext:value-type="float">
            <text:p>96.571752964862</text:p>
          </table:table-cell>
          <table:table-cell office:value-type="float" office:value="0.00015859435916341" calcext:value-type="float">
            <text:p>0.000158594359163</text:p>
          </table:table-cell>
          <table:table-cell/>
          <table:table-cell table:formula="of:=([.F23]-[.F22])/([.G23]-[.G22])" office:value-type="float" office:value="608923.000000661" calcext:value-type="float">
            <text:p>608923.000000661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202.80068122621" calcext:value-type="float">
            <text:p>202.80068122621</text:p>
          </table:table-cell>
          <table:table-cell table:number-columns-repeated="3" office:value-type="float" office:value="101.40034061311" calcext:value-type="float">
            <text:p>101.40034061311</text:p>
          </table:table-cell>
          <table:table-cell office:value-type="float" office:value="0.00016652407712158" calcext:value-type="float">
            <text:p>0.000166524077122</text:p>
          </table:table-cell>
          <table:table-cell/>
          <table:table-cell table:formula="of:=([.F24]-[.F23])/([.G24]-[.G2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212.45785652269" calcext:value-type="float">
            <text:p>212.45785652269</text:p>
          </table:table-cell>
          <table:table-cell table:number-columns-repeated="3" office:value-type="float" office:value="106.22892826135" calcext:value-type="float">
            <text:p>106.22892826135</text:p>
          </table:table-cell>
          <table:table-cell office:value-type="float" office:value="0.00017445379507975" calcext:value-type="float">
            <text:p>0.00017445379508</text:p>
          </table:table-cell>
          <table:table-cell/>
          <table:table-cell table:formula="of:=([.F25]-[.F24])/([.G25]-[.G24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222.11503181918" calcext:value-type="float">
            <text:p>222.11503181918</text:p>
          </table:table-cell>
          <table:table-cell table:number-columns-repeated="3" office:value-type="float" office:value="111.05751590959" calcext:value-type="float">
            <text:p>111.05751590959</text:p>
          </table:table-cell>
          <table:table-cell office:value-type="float" office:value="0.00018238351303792" calcext:value-type="float">
            <text:p>0.000182383513038</text:p>
          </table:table-cell>
          <table:table-cell/>
          <table:table-cell table:formula="of:=([.F26]-[.F25])/([.G26]-[.G25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231.77220711567" calcext:value-type="float">
            <text:p>231.77220711567</text:p>
          </table:table-cell>
          <table:table-cell table:number-columns-repeated="3" office:value-type="float" office:value="115.88610355783" calcext:value-type="float">
            <text:p>115.88610355783</text:p>
          </table:table-cell>
          <table:table-cell office:value-type="float" office:value="0.00019031323099609" calcext:value-type="float">
            <text:p>0.000190313230996</text:p>
          </table:table-cell>
          <table:table-cell/>
          <table:table-cell table:formula="of:=([.F27]-[.F26])/([.G27]-[.G26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41.42938241216" calcext:value-type="float">
            <text:p>241.42938241216</text:p>
          </table:table-cell>
          <table:table-cell table:number-columns-repeated="3" office:value-type="float" office:value="120.71469120608" calcext:value-type="float">
            <text:p>120.71469120608</text:p>
          </table:table-cell>
          <table:table-cell office:value-type="float" office:value="0.00019824294895426" calcext:value-type="float">
            <text:p>0.000198242948954</text:p>
          </table:table-cell>
          <table:table-cell/>
          <table:table-cell table:formula="of:=([.F28]-[.F27])/([.G28]-[.G27])" office:value-type="float" office:value="608922.999998884" calcext:value-type="float">
            <text:p>608922.999998884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251.08655770864" calcext:value-type="float">
            <text:p>251.08655770864</text:p>
          </table:table-cell>
          <table:table-cell table:number-columns-repeated="3" office:value-type="float" office:value="125.54327885432" calcext:value-type="float">
            <text:p>125.54327885432</text:p>
          </table:table-cell>
          <table:table-cell office:value-type="float" office:value="0.00020617266691244" calcext:value-type="float">
            <text:p>0.000206172666912</text:p>
          </table:table-cell>
          <table:table-cell/>
          <table:table-cell table:formula="of:=([.F29]-[.F28])/([.G29]-[.G2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260.74373300513" calcext:value-type="float">
            <text:p>260.74373300513</text:p>
          </table:table-cell>
          <table:table-cell table:number-columns-repeated="3" office:value-type="float" office:value="130.37186650256" calcext:value-type="float">
            <text:p>130.37186650256</text:p>
          </table:table-cell>
          <table:table-cell office:value-type="float" office:value="0.00021410238487061" calcext:value-type="float">
            <text:p>0.000214102384871</text:p>
          </table:table-cell>
          <table:table-cell/>
          <table:table-cell table:formula="of:=([.F30]-[.F29])/([.G30]-[.G29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270.40090830161" calcext:value-type="float">
            <text:p>270.40090830161</text:p>
          </table:table-cell>
          <table:table-cell table:number-columns-repeated="3" office:value-type="float" office:value="135.20045415081" calcext:value-type="float">
            <text:p>135.20045415081</text:p>
          </table:table-cell>
          <table:table-cell office:value-type="float" office:value="0.00022203210282878" calcext:value-type="float">
            <text:p>0.000222032102829</text:p>
          </table:table-cell>
          <table:table-cell/>
          <table:table-cell table:formula="of:=([.F31]-[.F30])/([.G31]-[.G30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280.0580835981" calcext:value-type="float">
            <text:p>280.0580835981</text:p>
          </table:table-cell>
          <table:table-cell table:number-columns-repeated="3" office:value-type="float" office:value="140.02904179905" calcext:value-type="float">
            <text:p>140.02904179905</text:p>
          </table:table-cell>
          <table:table-cell office:value-type="float" office:value="0.00022996182078695" calcext:value-type="float">
            <text:p>0.000229961820787</text:p>
          </table:table-cell>
          <table:table-cell/>
          <table:table-cell table:formula="of:=([.F32]-[.F31])/([.G32]-[.G3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289.71525889459" calcext:value-type="float">
            <text:p>289.71525889459</text:p>
          </table:table-cell>
          <table:table-cell table:number-columns-repeated="3" office:value-type="float" office:value="144.85762944729" calcext:value-type="float">
            <text:p>144.85762944729</text:p>
          </table:table-cell>
          <table:table-cell office:value-type="float" office:value="0.00023789153874512" calcext:value-type="float">
            <text:p>0.000237891538745</text:p>
          </table:table-cell>
          <table:table-cell/>
          <table:table-cell table:formula="of:=([.F33]-[.F32])/([.G33]-[.G32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99.37243419107" calcext:value-type="float">
            <text:p>299.37243419107</text:p>
          </table:table-cell>
          <table:table-cell table:number-columns-repeated="3" office:value-type="float" office:value="149.68621709554" calcext:value-type="float">
            <text:p>149.68621709554</text:p>
          </table:table-cell>
          <table:table-cell office:value-type="float" office:value="0.00024582125670329" calcext:value-type="float">
            <text:p>0.000245821256703</text:p>
          </table:table-cell>
          <table:table-cell/>
          <table:table-cell table:formula="of:=([.F34]-[.F33])/([.G34]-[.G3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309.02960948756" calcext:value-type="float">
            <text:p>309.02960948756</text:p>
          </table:table-cell>
          <table:table-cell table:number-columns-repeated="3" office:value-type="float" office:value="154.51480474378" calcext:value-type="float">
            <text:p>154.51480474378</text:p>
          </table:table-cell>
          <table:table-cell office:value-type="float" office:value="0.00025375097466146" calcext:value-type="float">
            <text:p>0.000253750974661</text:p>
          </table:table-cell>
          <table:table-cell/>
          <table:table-cell table:formula="of:=([.F35]-[.F34])/([.G35]-[.G3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318.68678478405" calcext:value-type="float">
            <text:p>318.68678478405</text:p>
          </table:table-cell>
          <table:table-cell table:number-columns-repeated="3" office:value-type="float" office:value="159.34339239202" calcext:value-type="float">
            <text:p>159.34339239202</text:p>
          </table:table-cell>
          <table:table-cell office:value-type="float" office:value="0.00026168069261963" calcext:value-type="float">
            <text:p>0.00026168069262</text:p>
          </table:table-cell>
          <table:table-cell/>
          <table:table-cell table:formula="of:=([.F36]-[.F35])/([.G36]-[.G35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28.34396008053" calcext:value-type="float">
            <text:p>328.34396008053</text:p>
          </table:table-cell>
          <table:table-cell table:number-columns-repeated="3" office:value-type="float" office:value="164.17198004027" calcext:value-type="float">
            <text:p>164.17198004027</text:p>
          </table:table-cell>
          <table:table-cell office:value-type="float" office:value="0.0002696104105778" calcext:value-type="float">
            <text:p>0.000269610410578</text:p>
          </table:table-cell>
          <table:table-cell/>
          <table:table-cell table:formula="of:=([.F37]-[.F36])/([.G37]-[.G36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338.00113537702" calcext:value-type="float">
            <text:p>338.00113537702</text:p>
          </table:table-cell>
          <table:table-cell table:number-columns-repeated="3" office:value-type="float" office:value="169.00056768851" calcext:value-type="float">
            <text:p>169.00056768851</text:p>
          </table:table-cell>
          <table:table-cell office:value-type="float" office:value="0.00027754012853597" calcext:value-type="float">
            <text:p>0.000277540128536</text:p>
          </table:table-cell>
          <table:table-cell/>
          <table:table-cell table:formula="of:=([.F38]-[.F37])/([.G38]-[.G3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347.65831067351" calcext:value-type="float">
            <text:p>347.65831067351</text:p>
          </table:table-cell>
          <table:table-cell table:number-columns-repeated="3" office:value-type="float" office:value="173.82915533675" calcext:value-type="float">
            <text:p>173.82915533675</text:p>
          </table:table-cell>
          <table:table-cell office:value-type="float" office:value="0.00028546984649414" calcext:value-type="float">
            <text:p>0.000285469846494</text:p>
          </table:table-cell>
          <table:table-cell/>
          <table:table-cell table:formula="of:=([.F39]-[.F38])/([.G39]-[.G38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357.31548596999" calcext:value-type="float">
            <text:p>357.31548596999</text:p>
          </table:table-cell>
          <table:table-cell table:number-columns-repeated="3" office:value-type="float" office:value="178.65774298499" calcext:value-type="float">
            <text:p>178.65774298499</text:p>
          </table:table-cell>
          <table:table-cell office:value-type="float" office:value="0.00029339956445231" calcext:value-type="float">
            <text:p>0.000293399564452</text:p>
          </table:table-cell>
          <table:table-cell/>
          <table:table-cell table:formula="of:=([.F40]-[.F39])/([.G40]-[.G3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366.97266126648" calcext:value-type="float">
            <text:p>366.97266126648</text:p>
          </table:table-cell>
          <table:table-cell table:number-columns-repeated="3" office:value-type="float" office:value="183.48633063324" calcext:value-type="float">
            <text:p>183.48633063324</text:p>
          </table:table-cell>
          <table:table-cell office:value-type="float" office:value="0.00030132928241048" calcext:value-type="float">
            <text:p>0.00030132928241</text:p>
          </table:table-cell>
          <table:table-cell/>
          <table:table-cell table:formula="of:=([.F41]-[.F40])/([.G41]-[.G40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376.62983656296" calcext:value-type="float">
            <text:p>376.62983656296</text:p>
          </table:table-cell>
          <table:table-cell table:number-columns-repeated="3" office:value-type="float" office:value="188.31491828148" calcext:value-type="float">
            <text:p>188.31491828148</text:p>
          </table:table-cell>
          <table:table-cell office:value-type="float" office:value="0.00030925900036865" calcext:value-type="float">
            <text:p>0.000309259000369</text:p>
          </table:table-cell>
          <table:table-cell/>
          <table:table-cell table:formula="of:=([.F42]-[.F41])/([.G42]-[.G4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386.28701185945" calcext:value-type="float">
            <text:p>386.28701185945</text:p>
          </table:table-cell>
          <table:table-cell table:number-columns-repeated="3" office:value-type="float" office:value="193.14350592972" calcext:value-type="float">
            <text:p>193.14350592972</text:p>
          </table:table-cell>
          <table:table-cell office:value-type="float" office:value="0.00031718871832682" calcext:value-type="float">
            <text:p>0.000317188718327</text:p>
          </table:table-cell>
          <table:table-cell/>
          <table:table-cell table:formula="of:=([.F43]-[.F42])/([.G43]-[.G42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395.94418715593" calcext:value-type="float">
            <text:p>395.94418715593</text:p>
          </table:table-cell>
          <table:table-cell table:number-columns-repeated="3" office:value-type="float" office:value="197.97209357797" calcext:value-type="float">
            <text:p>197.97209357797</text:p>
          </table:table-cell>
          <table:table-cell office:value-type="float" office:value="0.00032511843628499" calcext:value-type="float">
            <text:p>0.000325118436285</text:p>
          </table:table-cell>
          <table:table-cell/>
          <table:table-cell table:formula="of:=([.F44]-[.F43])/([.G44]-[.G4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405.60136245242" calcext:value-type="float">
            <text:p>405.60136245242</text:p>
          </table:table-cell>
          <table:table-cell table:number-columns-repeated="3" office:value-type="float" office:value="202.80068122621" calcext:value-type="float">
            <text:p>202.80068122621</text:p>
          </table:table-cell>
          <table:table-cell office:value-type="float" office:value="0.00033304815424316" calcext:value-type="float">
            <text:p>0.000333048154243</text:p>
          </table:table-cell>
          <table:table-cell/>
          <table:table-cell table:formula="of:=([.F45]-[.F44])/([.G45]-[.G44])" office:value-type="float" office:value="608922.999998884" calcext:value-type="float">
            <text:p>608922.99999888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415.25853774891" calcext:value-type="float">
            <text:p>415.25853774891</text:p>
          </table:table-cell>
          <table:table-cell table:number-columns-repeated="3" office:value-type="float" office:value="207.62926887445" calcext:value-type="float">
            <text:p>207.62926887445</text:p>
          </table:table-cell>
          <table:table-cell office:value-type="float" office:value="0.00034097787220134" calcext:value-type="float">
            <text:p>0.000340977872201</text:p>
          </table:table-cell>
          <table:table-cell/>
          <table:table-cell table:formula="of:=([.F46]-[.F45])/([.G46]-[.G45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424.91571304539" calcext:value-type="float">
            <text:p>424.91571304539</text:p>
          </table:table-cell>
          <table:table-cell table:number-columns-repeated="3" office:value-type="float" office:value="212.4578565227" calcext:value-type="float">
            <text:p>212.4578565227</text:p>
          </table:table-cell>
          <table:table-cell office:value-type="float" office:value="0.00034890759015951" calcext:value-type="float">
            <text:p>0.00034890759016</text:p>
          </table:table-cell>
          <table:table-cell/>
          <table:table-cell table:formula="of:=([.F47]-[.F46])/([.G47]-[.G4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34.57288834188" calcext:value-type="float">
            <text:p>434.57288834188</text:p>
          </table:table-cell>
          <table:table-cell table:number-columns-repeated="3" office:value-type="float" office:value="217.28644417094" calcext:value-type="float">
            <text:p>217.28644417094</text:p>
          </table:table-cell>
          <table:table-cell office:value-type="float" office:value="0.00035683730811768" calcext:value-type="float">
            <text:p>0.000356837308118</text:p>
          </table:table-cell>
          <table:table-cell/>
          <table:table-cell table:formula="of:=([.F48]-[.F47])/([.G48]-[.G4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444.23006363836" calcext:value-type="float">
            <text:p>444.23006363836</text:p>
          </table:table-cell>
          <table:table-cell table:number-columns-repeated="3" office:value-type="float" office:value="222.11503181918" calcext:value-type="float">
            <text:p>222.11503181918</text:p>
          </table:table-cell>
          <table:table-cell office:value-type="float" office:value="0.00036476702607585" calcext:value-type="float">
            <text:p>0.000364767026076</text:p>
          </table:table-cell>
          <table:table-cell/>
          <table:table-cell table:formula="of:=([.F49]-[.F48])/([.G49]-[.G48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453.88723893486" calcext:value-type="float">
            <text:p>453.88723893486</text:p>
          </table:table-cell>
          <table:table-cell table:number-columns-repeated="3" office:value-type="float" office:value="226.94361946743" calcext:value-type="float">
            <text:p>226.94361946743</text:p>
          </table:table-cell>
          <table:table-cell office:value-type="float" office:value="0.00037269674403402" calcext:value-type="float">
            <text:p>0.000372696744034</text:p>
          </table:table-cell>
          <table:table-cell/>
          <table:table-cell table:formula="of:=([.F50]-[.F49])/([.G50]-[.G4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463.54441423134" calcext:value-type="float">
            <text:p>463.54441423134</text:p>
          </table:table-cell>
          <table:table-cell table:number-columns-repeated="3" office:value-type="float" office:value="231.77220711567" calcext:value-type="float">
            <text:p>231.77220711567</text:p>
          </table:table-cell>
          <table:table-cell office:value-type="float" office:value="0.00038062646199219" calcext:value-type="float">
            <text:p>0.000380626461992</text:p>
          </table:table-cell>
          <table:table-cell/>
          <table:table-cell table:formula="of:=([.F51]-[.F50])/([.G51]-[.G5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473.20158952783" calcext:value-type="float">
            <text:p>473.20158952783</text:p>
          </table:table-cell>
          <table:table-cell table:number-columns-repeated="3" office:value-type="float" office:value="236.60079476391" calcext:value-type="float">
            <text:p>236.60079476391</text:p>
          </table:table-cell>
          <table:table-cell office:value-type="float" office:value="0.00038855617995036" calcext:value-type="float">
            <text:p>0.00038855617995</text:p>
          </table:table-cell>
          <table:table-cell/>
          <table:table-cell table:formula="of:=([.F52]-[.F51])/([.G52]-[.G51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" calcext:value-type="float">
            <text:p>0.0002</text:p>
          </table:table-cell>
          <table:table-cell office:value-type="float" office:value="482.85876482431" calcext:value-type="float">
            <text:p>482.85876482431</text:p>
          </table:table-cell>
          <table:table-cell table:number-columns-repeated="3" office:value-type="float" office:value="241.42938241216" calcext:value-type="float">
            <text:p>241.42938241216</text:p>
          </table:table-cell>
          <table:table-cell office:value-type="float" office:value="0.00039648589790853" calcext:value-type="float">
            <text:p>0.000396485897909</text:p>
          </table:table-cell>
          <table:table-cell/>
          <table:table-cell table:formula="of:=([.F53]-[.F52])/([.G53]-[.G5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492.5159401208" calcext:value-type="float">
            <text:p>492.5159401208</text:p>
          </table:table-cell>
          <table:table-cell table:number-columns-repeated="3" office:value-type="float" office:value="246.2579700604" calcext:value-type="float">
            <text:p>246.2579700604</text:p>
          </table:table-cell>
          <table:table-cell office:value-type="float" office:value="0.0004044156158667" calcext:value-type="float">
            <text:p>0.000404415615867</text:p>
          </table:table-cell>
          <table:table-cell/>
          <table:table-cell table:formula="of:=([.F54]-[.F53])/([.G54]-[.G5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502.17311541728" calcext:value-type="float">
            <text:p>502.17311541728</text:p>
          </table:table-cell>
          <table:table-cell table:number-columns-repeated="3" office:value-type="float" office:value="251.08655770864" calcext:value-type="float">
            <text:p>251.08655770864</text:p>
          </table:table-cell>
          <table:table-cell office:value-type="float" office:value="0.00041234533382487" calcext:value-type="float">
            <text:p>0.000412345333825</text:p>
          </table:table-cell>
          <table:table-cell/>
          <table:table-cell table:formula="of:=([.F55]-[.F54])/([.G55]-[.G5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511.83029071377" calcext:value-type="float">
            <text:p>511.83029071377</text:p>
          </table:table-cell>
          <table:table-cell table:number-columns-repeated="3" office:value-type="float" office:value="255.91514535688" calcext:value-type="float">
            <text:p>255.91514535688</text:p>
          </table:table-cell>
          <table:table-cell office:value-type="float" office:value="0.00042027505178304" calcext:value-type="float">
            <text:p>0.000420275051783</text:p>
          </table:table-cell>
          <table:table-cell/>
          <table:table-cell table:formula="of:=([.F56]-[.F55])/([.G56]-[.G55])" office:value-type="float" office:value="608923.00000092" calcext:value-type="float">
            <text:p>608923.0000009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521.48746601026" calcext:value-type="float">
            <text:p>521.48746601026</text:p>
          </table:table-cell>
          <table:table-cell table:number-columns-repeated="3" office:value-type="float" office:value="260.74373300513" calcext:value-type="float">
            <text:p>260.74373300513</text:p>
          </table:table-cell>
          <table:table-cell office:value-type="float" office:value="0.00042820476974121" calcext:value-type="float">
            <text:p>0.000428204769741</text:p>
          </table:table-cell>
          <table:table-cell/>
          <table:table-cell table:formula="of:=([.F57]-[.F56])/([.G57]-[.G56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531.14464130674" calcext:value-type="float">
            <text:p>531.14464130674</text:p>
          </table:table-cell>
          <table:table-cell table:number-columns-repeated="3" office:value-type="float" office:value="265.57232065337" calcext:value-type="float">
            <text:p>265.57232065337</text:p>
          </table:table-cell>
          <table:table-cell office:value-type="float" office:value="0.00043613448769938" calcext:value-type="float">
            <text:p>0.000436134487699</text:p>
          </table:table-cell>
          <table:table-cell/>
          <table:table-cell table:formula="of:=([.F58]-[.F57])/([.G58]-[.G5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540.80181660323" calcext:value-type="float">
            <text:p>540.80181660323</text:p>
          </table:table-cell>
          <table:table-cell table:number-columns-repeated="3" office:value-type="float" office:value="270.40090830161" calcext:value-type="float">
            <text:p>270.40090830161</text:p>
          </table:table-cell>
          <table:table-cell office:value-type="float" office:value="0.00044406420565755" calcext:value-type="float">
            <text:p>0.000444064205658</text:p>
          </table:table-cell>
          <table:table-cell/>
          <table:table-cell table:formula="of:=([.F59]-[.F58])/([.G59]-[.G5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550.45899189971" calcext:value-type="float">
            <text:p>550.45899189971</text:p>
          </table:table-cell>
          <table:table-cell table:number-columns-repeated="3" office:value-type="float" office:value="275.22949594986" calcext:value-type="float">
            <text:p>275.22949594986</text:p>
          </table:table-cell>
          <table:table-cell office:value-type="float" office:value="0.00045199392361572" calcext:value-type="float">
            <text:p>0.000451993923616</text:p>
          </table:table-cell>
          <table:table-cell/>
          <table:table-cell table:formula="of:=([.F60]-[.F59])/([.G60]-[.G59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560.1161671962" calcext:value-type="float">
            <text:p>560.1161671962</text:p>
          </table:table-cell>
          <table:table-cell table:number-columns-repeated="3" office:value-type="float" office:value="280.0580835981" calcext:value-type="float">
            <text:p>280.0580835981</text:p>
          </table:table-cell>
          <table:table-cell office:value-type="float" office:value="0.00045992364157389" calcext:value-type="float">
            <text:p>0.000459923641574</text:p>
          </table:table-cell>
          <table:table-cell/>
          <table:table-cell table:formula="of:=([.F61]-[.F60])/([.G61]-[.G6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569.77334249268" calcext:value-type="float">
            <text:p>569.77334249268</text:p>
          </table:table-cell>
          <table:table-cell table:number-columns-repeated="3" office:value-type="float" office:value="284.88667124634" calcext:value-type="float">
            <text:p>284.88667124634</text:p>
          </table:table-cell>
          <table:table-cell office:value-type="float" office:value="0.00046785335953206" calcext:value-type="float">
            <text:p>0.000467853359532</text:p>
          </table:table-cell>
          <table:table-cell/>
          <table:table-cell table:formula="of:=([.F62]-[.F61])/([.G62]-[.G61])" office:value-type="float" office:value="608923.000000153" calcext:value-type="float">
            <text:p>608923.00000015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579.43051778917" calcext:value-type="float">
            <text:p>579.43051778917</text:p>
          </table:table-cell>
          <table:table-cell table:number-columns-repeated="3" office:value-type="float" office:value="289.71525889459" calcext:value-type="float">
            <text:p>289.71525889459</text:p>
          </table:table-cell>
          <table:table-cell office:value-type="float" office:value="0.00047578307749024" calcext:value-type="float">
            <text:p>0.00047578307749</text:p>
          </table:table-cell>
          <table:table-cell/>
          <table:table-cell table:formula="of:=([.F63]-[.F62])/([.G63]-[.G6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589.08769308566" calcext:value-type="float">
            <text:p>589.08769308566</text:p>
          </table:table-cell>
          <table:table-cell table:number-columns-repeated="3" office:value-type="float" office:value="294.54384654283" calcext:value-type="float">
            <text:p>294.54384654283</text:p>
          </table:table-cell>
          <table:table-cell office:value-type="float" office:value="0.00048371279544841" calcext:value-type="float">
            <text:p>0.000483712795448</text:p>
          </table:table-cell>
          <table:table-cell/>
          <table:table-cell table:formula="of:=([.F64]-[.F63])/([.G64]-[.G63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598.74486838214" calcext:value-type="float">
            <text:p>598.74486838214</text:p>
          </table:table-cell>
          <table:table-cell table:number-columns-repeated="3" office:value-type="float" office:value="299.37243419107" calcext:value-type="float">
            <text:p>299.37243419107</text:p>
          </table:table-cell>
          <table:table-cell office:value-type="float" office:value="0.00049164251340658" calcext:value-type="float">
            <text:p>0.000491642513407</text:p>
          </table:table-cell>
          <table:table-cell/>
          <table:table-cell table:formula="of:=([.F65]-[.F64])/([.G65]-[.G64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608.40204367863" calcext:value-type="float">
            <text:p>608.40204367863</text:p>
          </table:table-cell>
          <table:table-cell table:number-columns-repeated="3" office:value-type="float" office:value="304.20102183932" calcext:value-type="float">
            <text:p>304.20102183932</text:p>
          </table:table-cell>
          <table:table-cell office:value-type="float" office:value="0.00049957223136475" calcext:value-type="float">
            <text:p>0.000499572231365</text:p>
          </table:table-cell>
          <table:table-cell/>
          <table:table-cell table:formula="of:=([.F66]-[.F65])/([.G66]-[.G6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618.05921897511" calcext:value-type="float">
            <text:p>618.05921897511</text:p>
          </table:table-cell>
          <table:table-cell table:number-columns-repeated="3" office:value-type="float" office:value="309.02960948756" calcext:value-type="float">
            <text:p>309.02960948756</text:p>
          </table:table-cell>
          <table:table-cell office:value-type="float" office:value="0.00050750194932292" calcext:value-type="float">
            <text:p>0.000507501949323</text:p>
          </table:table-cell>
          <table:table-cell/>
          <table:table-cell table:formula="of:=([.F67]-[.F66])/([.G67]-[.G66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627.71639427161" calcext:value-type="float">
            <text:p>627.71639427161</text:p>
          </table:table-cell>
          <table:table-cell table:number-columns-repeated="3" office:value-type="float" office:value="313.8581971358" calcext:value-type="float">
            <text:p>313.8581971358</text:p>
          </table:table-cell>
          <table:table-cell office:value-type="float" office:value="0.00051543166728109" calcext:value-type="float">
            <text:p>0.000515431667281</text:p>
          </table:table-cell>
          <table:table-cell/>
          <table:table-cell table:formula="of:=([.F68]-[.F67])/([.G68]-[.G6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637.37356956808" calcext:value-type="float">
            <text:p>637.37356956808</text:p>
          </table:table-cell>
          <table:table-cell table:number-columns-repeated="3" office:value-type="float" office:value="318.68678478404" calcext:value-type="float">
            <text:p>318.68678478404</text:p>
          </table:table-cell>
          <table:table-cell office:value-type="float" office:value="0.00052336138523926" calcext:value-type="float">
            <text:p>0.000523361385239</text:p>
          </table:table-cell>
          <table:table-cell/>
          <table:table-cell table:formula="of:=([.F69]-[.F68])/([.G69]-[.G6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647.03074486458" calcext:value-type="float">
            <text:p>647.03074486458</text:p>
          </table:table-cell>
          <table:table-cell table:number-columns-repeated="3" office:value-type="float" office:value="323.51537243229" calcext:value-type="float">
            <text:p>323.51537243229</text:p>
          </table:table-cell>
          <table:table-cell office:value-type="float" office:value="0.00053129110319743" calcext:value-type="float">
            <text:p>0.000531291103197</text:p>
          </table:table-cell>
          <table:table-cell/>
          <table:table-cell table:formula="of:=([.F70]-[.F69])/([.G70]-[.G6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656.68792016107" calcext:value-type="float">
            <text:p>656.68792016107</text:p>
          </table:table-cell>
          <table:table-cell table:number-columns-repeated="3" office:value-type="float" office:value="328.34396008053" calcext:value-type="float">
            <text:p>328.34396008053</text:p>
          </table:table-cell>
          <table:table-cell office:value-type="float" office:value="0.0005392208211556" calcext:value-type="float">
            <text:p>0.000539220821156</text:p>
          </table:table-cell>
          <table:table-cell/>
          <table:table-cell table:formula="of:=([.F71]-[.F70])/([.G71]-[.G70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666.34509545755" calcext:value-type="float">
            <text:p>666.34509545755</text:p>
          </table:table-cell>
          <table:table-cell table:number-columns-repeated="3" office:value-type="float" office:value="333.17254772877" calcext:value-type="float">
            <text:p>333.17254772877</text:p>
          </table:table-cell>
          <table:table-cell office:value-type="float" office:value="0.00054715053911377" calcext:value-type="float">
            <text:p>0.000547150539114</text:p>
          </table:table-cell>
          <table:table-cell/>
          <table:table-cell table:formula="of:=([.F72]-[.F71])/([.G72]-[.G71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676.00227075404" calcext:value-type="float">
            <text:p>676.00227075404</text:p>
          </table:table-cell>
          <table:table-cell table:number-columns-repeated="3" office:value-type="float" office:value="338.00113537702" calcext:value-type="float">
            <text:p>338.00113537702</text:p>
          </table:table-cell>
          <table:table-cell office:value-type="float" office:value="0.00055508025707194" calcext:value-type="float">
            <text:p>0.000555080257072</text:p>
          </table:table-cell>
          <table:table-cell/>
          <table:table-cell table:formula="of:=([.F73]-[.F72])/([.G73]-[.G72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685.65944605052" calcext:value-type="float">
            <text:p>685.65944605052</text:p>
          </table:table-cell>
          <table:table-cell table:number-columns-repeated="3" office:value-type="float" office:value="342.82972302526" calcext:value-type="float">
            <text:p>342.82972302526</text:p>
          </table:table-cell>
          <table:table-cell office:value-type="float" office:value="0.00056300997503011" calcext:value-type="float">
            <text:p>0.00056300997503</text:p>
          </table:table-cell>
          <table:table-cell/>
          <table:table-cell table:formula="of:=([.F74]-[.F73])/([.G74]-[.G7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695.31662134701" calcext:value-type="float">
            <text:p>695.31662134701</text:p>
          </table:table-cell>
          <table:table-cell table:number-columns-repeated="3" office:value-type="float" office:value="347.6583106735" calcext:value-type="float">
            <text:p>347.6583106735</text:p>
          </table:table-cell>
          <table:table-cell office:value-type="float" office:value="0.00057093969298828" calcext:value-type="float">
            <text:p>0.000570939692988</text:p>
          </table:table-cell>
          <table:table-cell/>
          <table:table-cell table:formula="of:=([.F75]-[.F74])/([.G75]-[.G74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704.97379664349" calcext:value-type="float">
            <text:p>704.97379664349</text:p>
          </table:table-cell>
          <table:table-cell table:number-columns-repeated="3" office:value-type="float" office:value="352.48689832175" calcext:value-type="float">
            <text:p>352.48689832175</text:p>
          </table:table-cell>
          <table:table-cell office:value-type="float" office:value="0.00057886941094645" calcext:value-type="float">
            <text:p>0.000578869410946</text:p>
          </table:table-cell>
          <table:table-cell/>
          <table:table-cell table:formula="of:=([.F76]-[.F75])/([.G76]-[.G75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714.63097193998" calcext:value-type="float">
            <text:p>714.63097193998</text:p>
          </table:table-cell>
          <table:table-cell table:number-columns-repeated="3" office:value-type="float" office:value="357.31548596999" calcext:value-type="float">
            <text:p>357.31548596999</text:p>
          </table:table-cell>
          <table:table-cell office:value-type="float" office:value="0.00058679912890462" calcext:value-type="float">
            <text:p>0.000586799128905</text:p>
          </table:table-cell>
          <table:table-cell/>
          <table:table-cell table:formula="of:=([.F77]-[.F76])/([.G77]-[.G7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3" calcext:value-type="float">
            <text:p>0.0003</text:p>
          </table:table-cell>
          <table:table-cell office:value-type="float" office:value="724.28814723646" calcext:value-type="float">
            <text:p>724.28814723646</text:p>
          </table:table-cell>
          <table:table-cell table:number-columns-repeated="3" office:value-type="float" office:value="362.14407361823" calcext:value-type="float">
            <text:p>362.14407361823</text:p>
          </table:table-cell>
          <table:table-cell office:value-type="float" office:value="0.00059472884686279" calcext:value-type="float">
            <text:p>0.000594728846863</text:p>
          </table:table-cell>
          <table:table-cell/>
          <table:table-cell table:formula="of:=([.F78]-[.F77])/([.G78]-[.G77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733.94532253296" calcext:value-type="float">
            <text:p>733.94532253296</text:p>
          </table:table-cell>
          <table:table-cell table:number-columns-repeated="3" office:value-type="float" office:value="366.97266126648" calcext:value-type="float">
            <text:p>366.97266126648</text:p>
          </table:table-cell>
          <table:table-cell office:value-type="float" office:value="0.00060265856482096" calcext:value-type="float">
            <text:p>0.000602658564821</text:p>
          </table:table-cell>
          <table:table-cell/>
          <table:table-cell table:formula="of:=([.F79]-[.F78])/([.G79]-[.G78])" office:value-type="float" office:value="608922.999998887" calcext:value-type="float">
            <text:p>608922.999998887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743.60249782943" calcext:value-type="float">
            <text:p>743.60249782943</text:p>
          </table:table-cell>
          <table:table-cell table:number-columns-repeated="3" office:value-type="float" office:value="371.80124891472" calcext:value-type="float">
            <text:p>371.80124891472</text:p>
          </table:table-cell>
          <table:table-cell office:value-type="float" office:value="0.00061058828277914" calcext:value-type="float">
            <text:p>0.000610588282779</text:p>
          </table:table-cell>
          <table:table-cell/>
          <table:table-cell table:formula="of:=([.F80]-[.F79])/([.G80]-[.G7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753.25967312593" calcext:value-type="float">
            <text:p>753.25967312593</text:p>
          </table:table-cell>
          <table:table-cell table:number-columns-repeated="3" office:value-type="float" office:value="376.62983656296" calcext:value-type="float">
            <text:p>376.62983656296</text:p>
          </table:table-cell>
          <table:table-cell office:value-type="float" office:value="0.00061851800073731" calcext:value-type="float">
            <text:p>0.000618518000737</text:p>
          </table:table-cell>
          <table:table-cell/>
          <table:table-cell table:formula="of:=([.F81]-[.F80])/([.G81]-[.G80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762.91684842241" calcext:value-type="float">
            <text:p>762.91684842241</text:p>
          </table:table-cell>
          <table:table-cell table:number-columns-repeated="3" office:value-type="float" office:value="381.45842421121" calcext:value-type="float">
            <text:p>381.45842421121</text:p>
          </table:table-cell>
          <table:table-cell office:value-type="float" office:value="0.00062644771869548" calcext:value-type="float">
            <text:p>0.000626447718695</text:p>
          </table:table-cell>
          <table:table-cell/>
          <table:table-cell table:formula="of:=([.F82]-[.F81])/([.G82]-[.G81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772.5740237189" calcext:value-type="float">
            <text:p>772.5740237189</text:p>
          </table:table-cell>
          <table:table-cell table:number-columns-repeated="3" office:value-type="float" office:value="386.28701185945" calcext:value-type="float">
            <text:p>386.28701185945</text:p>
          </table:table-cell>
          <table:table-cell office:value-type="float" office:value="0.00063437743665365" calcext:value-type="float">
            <text:p>0.000634377436654</text:p>
          </table:table-cell>
          <table:table-cell/>
          <table:table-cell table:formula="of:=([.F83]-[.F82])/([.G83]-[.G8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782.23119901538" calcext:value-type="float">
            <text:p>782.23119901538</text:p>
          </table:table-cell>
          <table:table-cell table:number-columns-repeated="3" office:value-type="float" office:value="391.11559950769" calcext:value-type="float">
            <text:p>391.11559950769</text:p>
          </table:table-cell>
          <table:table-cell office:value-type="float" office:value="0.00064230715461182" calcext:value-type="float">
            <text:p>0.000642307154612</text:p>
          </table:table-cell>
          <table:table-cell/>
          <table:table-cell table:formula="of:=([.F84]-[.F83])/([.G84]-[.G8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791.88837431187" calcext:value-type="float">
            <text:p>791.88837431187</text:p>
          </table:table-cell>
          <table:table-cell table:number-columns-repeated="3" office:value-type="float" office:value="395.94418715593" calcext:value-type="float">
            <text:p>395.94418715593</text:p>
          </table:table-cell>
          <table:table-cell office:value-type="float" office:value="0.00065023687256999" calcext:value-type="float">
            <text:p>0.00065023687257</text:p>
          </table:table-cell>
          <table:table-cell/>
          <table:table-cell table:formula="of:=([.F85]-[.F84])/([.G85]-[.G84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801.54554960836" calcext:value-type="float">
            <text:p>801.54554960836</text:p>
          </table:table-cell>
          <table:table-cell table:number-columns-repeated="3" office:value-type="float" office:value="400.77277480418" calcext:value-type="float">
            <text:p>400.77277480418</text:p>
          </table:table-cell>
          <table:table-cell office:value-type="float" office:value="0.00065816659052816" calcext:value-type="float">
            <text:p>0.000658166590528</text:p>
          </table:table-cell>
          <table:table-cell/>
          <table:table-cell table:formula="of:=([.F86]-[.F85])/([.G86]-[.G8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811.20272490484" calcext:value-type="float">
            <text:p>811.20272490484</text:p>
          </table:table-cell>
          <table:table-cell table:number-columns-repeated="3" office:value-type="float" office:value="405.60136245242" calcext:value-type="float">
            <text:p>405.60136245242</text:p>
          </table:table-cell>
          <table:table-cell office:value-type="float" office:value="0.00066609630848633" calcext:value-type="float">
            <text:p>0.000666096308486</text:p>
          </table:table-cell>
          <table:table-cell/>
          <table:table-cell table:formula="of:=([.F87]-[.F86])/([.G87]-[.G8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820.85990020133" calcext:value-type="float">
            <text:p>820.85990020133</text:p>
          </table:table-cell>
          <table:table-cell table:number-columns-repeated="3" office:value-type="float" office:value="410.42995010066" calcext:value-type="float">
            <text:p>410.42995010066</text:p>
          </table:table-cell>
          <table:table-cell office:value-type="float" office:value="0.0006740260264445" calcext:value-type="float">
            <text:p>0.000674026026445</text:p>
          </table:table-cell>
          <table:table-cell/>
          <table:table-cell table:formula="of:=([.F88]-[.F87])/([.G88]-[.G87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830.51707549781" calcext:value-type="float">
            <text:p>830.51707549781</text:p>
          </table:table-cell>
          <table:table-cell table:number-columns-repeated="3" office:value-type="float" office:value="415.25853774891" calcext:value-type="float">
            <text:p>415.25853774891</text:p>
          </table:table-cell>
          <table:table-cell office:value-type="float" office:value="0.00068195574440267" calcext:value-type="float">
            <text:p>0.000681955744403</text:p>
          </table:table-cell>
          <table:table-cell/>
          <table:table-cell table:formula="of:=([.F89]-[.F88])/([.G89]-[.G8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840.17425079431" calcext:value-type="float">
            <text:p>840.17425079431</text:p>
          </table:table-cell>
          <table:table-cell table:number-columns-repeated="3" office:value-type="float" office:value="420.08712539715" calcext:value-type="float">
            <text:p>420.08712539715</text:p>
          </table:table-cell>
          <table:table-cell office:value-type="float" office:value="0.00068988546236084" calcext:value-type="float">
            <text:p>0.000689885462361</text:p>
          </table:table-cell>
          <table:table-cell/>
          <table:table-cell table:formula="of:=([.F90]-[.F89])/([.G90]-[.G89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849.83142609078" calcext:value-type="float">
            <text:p>849.83142609078</text:p>
          </table:table-cell>
          <table:table-cell table:number-columns-repeated="3" office:value-type="float" office:value="424.91571304539" calcext:value-type="float">
            <text:p>424.91571304539</text:p>
          </table:table-cell>
          <table:table-cell office:value-type="float" office:value="0.00069781518031901" calcext:value-type="float">
            <text:p>0.000697815180319</text:p>
          </table:table-cell>
          <table:table-cell/>
          <table:table-cell table:formula="of:=([.F91]-[.F90])/([.G91]-[.G90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859.48860138728" calcext:value-type="float">
            <text:p>859.48860138728</text:p>
          </table:table-cell>
          <table:table-cell table:number-columns-repeated="3" office:value-type="float" office:value="429.74430069364" calcext:value-type="float">
            <text:p>429.74430069364</text:p>
          </table:table-cell>
          <table:table-cell office:value-type="float" office:value="0.00070574489827718" calcext:value-type="float">
            <text:p>0.000705744898277</text:p>
          </table:table-cell>
          <table:table-cell/>
          <table:table-cell table:formula="of:=([.F92]-[.F91])/([.G92]-[.G9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869.14577668376" calcext:value-type="float">
            <text:p>869.14577668376</text:p>
          </table:table-cell>
          <table:table-cell table:number-columns-repeated="3" office:value-type="float" office:value="434.57288834188" calcext:value-type="float">
            <text:p>434.57288834188</text:p>
          </table:table-cell>
          <table:table-cell office:value-type="float" office:value="0.00071367461623535" calcext:value-type="float">
            <text:p>0.000713674616235</text:p>
          </table:table-cell>
          <table:table-cell/>
          <table:table-cell table:formula="of:=([.F93]-[.F92])/([.G93]-[.G9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878.80295198025" calcext:value-type="float">
            <text:p>878.80295198025</text:p>
          </table:table-cell>
          <table:table-cell table:number-columns-repeated="3" office:value-type="float" office:value="439.40147599012" calcext:value-type="float">
            <text:p>439.40147599012</text:p>
          </table:table-cell>
          <table:table-cell office:value-type="float" office:value="0.00072160433419352" calcext:value-type="float">
            <text:p>0.000721604334194</text:p>
          </table:table-cell>
          <table:table-cell/>
          <table:table-cell table:formula="of:=([.F94]-[.F93])/([.G94]-[.G93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888.46012727673" calcext:value-type="float">
            <text:p>888.46012727673</text:p>
          </table:table-cell>
          <table:table-cell table:number-columns-repeated="3" office:value-type="float" office:value="444.23006363837" calcext:value-type="float">
            <text:p>444.23006363837</text:p>
          </table:table-cell>
          <table:table-cell office:value-type="float" office:value="0.00072953405215169" calcext:value-type="float">
            <text:p>0.000729534052152</text:p>
          </table:table-cell>
          <table:table-cell/>
          <table:table-cell table:formula="of:=([.F95]-[.F94])/([.G95]-[.G9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898.11730257322" calcext:value-type="float">
            <text:p>898.11730257322</text:p>
          </table:table-cell>
          <table:table-cell table:number-columns-repeated="3" office:value-type="float" office:value="449.05865128661" calcext:value-type="float">
            <text:p>449.05865128661</text:p>
          </table:table-cell>
          <table:table-cell office:value-type="float" office:value="0.00073746377010986" calcext:value-type="float">
            <text:p>0.00073746377011</text:p>
          </table:table-cell>
          <table:table-cell/>
          <table:table-cell table:formula="of:=([.F96]-[.F95])/([.G96]-[.G95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907.7744778697" calcext:value-type="float">
            <text:p>907.7744778697</text:p>
          </table:table-cell>
          <table:table-cell table:number-columns-repeated="3" office:value-type="float" office:value="453.88723893485" calcext:value-type="float">
            <text:p>453.88723893485</text:p>
          </table:table-cell>
          <table:table-cell office:value-type="float" office:value="0.00074539348806803" calcext:value-type="float">
            <text:p>0.000745393488068</text:p>
          </table:table-cell>
          <table:table-cell/>
          <table:table-cell table:formula="of:=([.F97]-[.F96])/([.G97]-[.G96])" office:value-type="float" office:value="608922.99999888" calcext:value-type="float">
            <text:p>608922.99999888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917.43165316619" calcext:value-type="float">
            <text:p>917.43165316619</text:p>
          </table:table-cell>
          <table:table-cell table:number-columns-repeated="3" office:value-type="float" office:value="458.71582658309" calcext:value-type="float">
            <text:p>458.71582658309</text:p>
          </table:table-cell>
          <table:table-cell office:value-type="float" office:value="0.00075332320602621" calcext:value-type="float">
            <text:p>0.000753323206026</text:p>
          </table:table-cell>
          <table:table-cell/>
          <table:table-cell table:formula="of:=([.F98]-[.F97])/([.G98]-[.G97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927.08882846267" calcext:value-type="float">
            <text:p>927.08882846267</text:p>
          </table:table-cell>
          <table:table-cell table:number-columns-repeated="3" office:value-type="float" office:value="463.54441423134" calcext:value-type="float">
            <text:p>463.54441423134</text:p>
          </table:table-cell>
          <table:table-cell office:value-type="float" office:value="0.00076125292398438" calcext:value-type="float">
            <text:p>0.000761252923984</text:p>
          </table:table-cell>
          <table:table-cell/>
          <table:table-cell table:formula="of:=([.F99]-[.F98])/([.G99]-[.G98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936.74600375916" calcext:value-type="float">
            <text:p>936.74600375916</text:p>
          </table:table-cell>
          <table:table-cell table:number-columns-repeated="3" office:value-type="float" office:value="468.37300187958" calcext:value-type="float">
            <text:p>468.37300187958</text:p>
          </table:table-cell>
          <table:table-cell office:value-type="float" office:value="0.00076918264194255" calcext:value-type="float">
            <text:p>0.000769182641943</text:p>
          </table:table-cell>
          <table:table-cell/>
          <table:table-cell table:formula="of:=([.F100]-[.F99])/([.G100]-[.G9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946.40317905564" calcext:value-type="float">
            <text:p>946.40317905564</text:p>
          </table:table-cell>
          <table:table-cell table:number-columns-repeated="3" office:value-type="float" office:value="473.20158952782" calcext:value-type="float">
            <text:p>473.20158952782</text:p>
          </table:table-cell>
          <table:table-cell office:value-type="float" office:value="0.00077711235990072" calcext:value-type="float">
            <text:p>0.000777112359901</text:p>
          </table:table-cell>
          <table:table-cell/>
          <table:table-cell table:formula="of:=([.F101]-[.F100])/([.G101]-[.G100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956.06035435213" calcext:value-type="float">
            <text:p>956.06035435213</text:p>
          </table:table-cell>
          <table:table-cell table:number-columns-repeated="3" office:value-type="float" office:value="478.03017717607" calcext:value-type="float">
            <text:p>478.03017717607</text:p>
          </table:table-cell>
          <table:table-cell office:value-type="float" office:value="0.00078504207785889" calcext:value-type="float">
            <text:p>0.000785042077859</text:p>
          </table:table-cell>
          <table:table-cell/>
          <table:table-cell table:formula="of:=([.F102]-[.F101])/([.G102]-[.G101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.0004</text:p>
          </table:table-cell>
          <table:table-cell office:value-type="float" office:value="965.71752964863" calcext:value-type="float">
            <text:p>965.71752964863</text:p>
          </table:table-cell>
          <table:table-cell table:number-columns-repeated="3" office:value-type="float" office:value="482.85876482431" calcext:value-type="float">
            <text:p>482.85876482431</text:p>
          </table:table-cell>
          <table:table-cell office:value-type="float" office:value="0.00079297179581706" calcext:value-type="float">
            <text:p>0.000792971795817</text:p>
          </table:table-cell>
          <table:table-cell/>
          <table:table-cell table:formula="of:=([.F103]-[.F102])/([.G103]-[.G10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975.37470494511" calcext:value-type="float">
            <text:p>975.37470494511</text:p>
          </table:table-cell>
          <table:table-cell table:number-columns-repeated="3" office:value-type="float" office:value="487.68735247255" calcext:value-type="float">
            <text:p>487.68735247255</text:p>
          </table:table-cell>
          <table:table-cell office:value-type="float" office:value="0.00080090151377523" calcext:value-type="float">
            <text:p>0.000800901513775</text:p>
          </table:table-cell>
          <table:table-cell/>
          <table:table-cell table:formula="of:=([.F104]-[.F103])/([.G104]-[.G103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985.0318802416" calcext:value-type="float">
            <text:p>985.0318802416</text:p>
          </table:table-cell>
          <table:table-cell table:number-columns-repeated="3" office:value-type="float" office:value="492.5159401208" calcext:value-type="float">
            <text:p>492.5159401208</text:p>
          </table:table-cell>
          <table:table-cell office:value-type="float" office:value="0.0008088312317334" calcext:value-type="float">
            <text:p>0.000808831231733</text:p>
          </table:table-cell>
          <table:table-cell/>
          <table:table-cell table:formula="of:=([.F105]-[.F104])/([.G105]-[.G104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994.68905553808" calcext:value-type="float">
            <text:p>994.68905553808</text:p>
          </table:table-cell>
          <table:table-cell table:number-columns-repeated="3" office:value-type="float" office:value="497.34452776904" calcext:value-type="float">
            <text:p>497.34452776904</text:p>
          </table:table-cell>
          <table:table-cell office:value-type="float" office:value="0.00081676094969157" calcext:value-type="float">
            <text:p>0.000816760949692</text:p>
          </table:table-cell>
          <table:table-cell/>
          <table:table-cell table:formula="of:=([.F106]-[.F105])/([.G106]-[.G10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1004.3462308346" calcext:value-type="float">
            <text:p>1004.3462308346</text:p>
          </table:table-cell>
          <table:table-cell table:number-columns-repeated="3" office:value-type="float" office:value="502.17311541728" calcext:value-type="float">
            <text:p>502.17311541728</text:p>
          </table:table-cell>
          <table:table-cell office:value-type="float" office:value="0.00082469066764974" calcext:value-type="float">
            <text:p>0.00082469066765</text:p>
          </table:table-cell>
          <table:table-cell/>
          <table:table-cell table:formula="of:=([.F107]-[.F106])/([.G107]-[.G106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1014.003406131" calcext:value-type="float">
            <text:p>1014.003406131</text:p>
          </table:table-cell>
          <table:table-cell table:number-columns-repeated="3" office:value-type="float" office:value="507.00170306553" calcext:value-type="float">
            <text:p>507.00170306553</text:p>
          </table:table-cell>
          <table:table-cell office:value-type="float" office:value="0.00083262038560791" calcext:value-type="float">
            <text:p>0.000832620385608</text:p>
          </table:table-cell>
          <table:table-cell/>
          <table:table-cell table:formula="of:=([.F108]-[.F107])/([.G108]-[.G107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1023.6605814275" calcext:value-type="float">
            <text:p>1023.6605814275</text:p>
          </table:table-cell>
          <table:table-cell table:number-columns-repeated="3" office:value-type="float" office:value="511.83029071377" calcext:value-type="float">
            <text:p>511.83029071377</text:p>
          </table:table-cell>
          <table:table-cell office:value-type="float" office:value="0.00084055010356608" calcext:value-type="float">
            <text:p>0.000840550103566</text:p>
          </table:table-cell>
          <table:table-cell/>
          <table:table-cell table:formula="of:=([.F109]-[.F108])/([.G109]-[.G10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1033.317756724" calcext:value-type="float">
            <text:p>1033.317756724</text:p>
          </table:table-cell>
          <table:table-cell table:number-columns-repeated="3" office:value-type="float" office:value="516.65887836201" calcext:value-type="float">
            <text:p>516.65887836201</text:p>
          </table:table-cell>
          <table:table-cell office:value-type="float" office:value="0.00084847982152425" calcext:value-type="float">
            <text:p>0.000848479821524</text:p>
          </table:table-cell>
          <table:table-cell/>
          <table:table-cell table:formula="of:=([.F110]-[.F109])/([.G110]-[.G109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1042.9749320205" calcext:value-type="float">
            <text:p>1042.9749320205</text:p>
          </table:table-cell>
          <table:table-cell table:number-columns-repeated="3" office:value-type="float" office:value="521.48746601026" calcext:value-type="float">
            <text:p>521.48746601026</text:p>
          </table:table-cell>
          <table:table-cell office:value-type="float" office:value="0.00085640953948242" calcext:value-type="float">
            <text:p>0.000856409539482</text:p>
          </table:table-cell>
          <table:table-cell/>
          <table:table-cell table:formula="of:=([.F111]-[.F110])/([.G111]-[.G110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1052.632107317" calcext:value-type="float">
            <text:p>1052.632107317</text:p>
          </table:table-cell>
          <table:table-cell table:number-columns-repeated="3" office:value-type="float" office:value="526.3160536585" calcext:value-type="float">
            <text:p>526.3160536585</text:p>
          </table:table-cell>
          <table:table-cell office:value-type="float" office:value="0.00086433925744059" calcext:value-type="float">
            <text:p>0.000864339257441</text:p>
          </table:table-cell>
          <table:table-cell/>
          <table:table-cell table:formula="of:=([.F112]-[.F111])/([.G112]-[.G111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1062.2892826135" calcext:value-type="float">
            <text:p>1062.2892826135</text:p>
          </table:table-cell>
          <table:table-cell table:number-columns-repeated="3" office:value-type="float" office:value="531.14464130674" calcext:value-type="float">
            <text:p>531.14464130674</text:p>
          </table:table-cell>
          <table:table-cell office:value-type="float" office:value="0.00087226897539876" calcext:value-type="float">
            <text:p>0.000872268975399</text:p>
          </table:table-cell>
          <table:table-cell/>
          <table:table-cell table:formula="of:=([.F113]-[.F112])/([.G113]-[.G112])" office:value-type="float" office:value="608922.999998881" calcext:value-type="float">
            <text:p>608922.999998881</text:p>
          </table:table-cell>
          <table:table-cell table:number-columns-repeated="2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1071.94645791" calcext:value-type="float">
            <text:p>1071.94645791</text:p>
          </table:table-cell>
          <table:table-cell table:number-columns-repeated="3" office:value-type="float" office:value="535.97322895498" calcext:value-type="float">
            <text:p>535.97322895498</text:p>
          </table:table-cell>
          <table:table-cell office:value-type="float" office:value="0.00088019869335694" calcext:value-type="float">
            <text:p>0.000880198693357</text:p>
          </table:table-cell>
          <table:table-cell/>
          <table:table-cell table:formula="of:=([.F114]-[.F113])/([.G114]-[.G113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1081.6036332065" calcext:value-type="float">
            <text:p>1081.6036332065</text:p>
          </table:table-cell>
          <table:table-cell table:number-columns-repeated="3" office:value-type="float" office:value="540.80181660323" calcext:value-type="float">
            <text:p>540.80181660323</text:p>
          </table:table-cell>
          <table:table-cell office:value-type="float" office:value="0.00088812841131511" calcext:value-type="float">
            <text:p>0.000888128411315</text:p>
          </table:table-cell>
          <table:table-cell/>
          <table:table-cell table:formula="of:=([.F115]-[.F114])/([.G115]-[.G11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1091.2608085029" calcext:value-type="float">
            <text:p>1091.2608085029</text:p>
          </table:table-cell>
          <table:table-cell table:number-columns-repeated="3" office:value-type="float" office:value="545.63040425147" calcext:value-type="float">
            <text:p>545.63040425147</text:p>
          </table:table-cell>
          <table:table-cell office:value-type="float" office:value="0.00089605812927328" calcext:value-type="float">
            <text:p>0.000896058129273</text:p>
          </table:table-cell>
          <table:table-cell/>
          <table:table-cell table:formula="of:=([.F116]-[.F115])/([.G116]-[.G115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1100.9179837994" calcext:value-type="float">
            <text:p>1100.9179837994</text:p>
          </table:table-cell>
          <table:table-cell table:number-columns-repeated="3" office:value-type="float" office:value="550.45899189971" calcext:value-type="float">
            <text:p>550.45899189971</text:p>
          </table:table-cell>
          <table:table-cell office:value-type="float" office:value="0.00090398784723145" calcext:value-type="float">
            <text:p>0.000903987847231</text:p>
          </table:table-cell>
          <table:table-cell/>
          <table:table-cell table:formula="of:=([.F117]-[.F116])/([.G117]-[.G116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1110.5751590959" calcext:value-type="float">
            <text:p>1110.5751590959</text:p>
          </table:table-cell>
          <table:table-cell table:number-columns-repeated="3" office:value-type="float" office:value="555.28757954796" calcext:value-type="float">
            <text:p>555.28757954796</text:p>
          </table:table-cell>
          <table:table-cell office:value-type="float" office:value="0.00091191756518962" calcext:value-type="float">
            <text:p>0.00091191756519</text:p>
          </table:table-cell>
          <table:table-cell/>
          <table:table-cell table:formula="of:=([.F118]-[.F117])/([.G118]-[.G117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1120.2323343924" calcext:value-type="float">
            <text:p>1120.2323343924</text:p>
          </table:table-cell>
          <table:table-cell table:number-columns-repeated="3" office:value-type="float" office:value="560.1161671962" calcext:value-type="float">
            <text:p>560.1161671962</text:p>
          </table:table-cell>
          <table:table-cell office:value-type="float" office:value="0.00091984728314779" calcext:value-type="float">
            <text:p>0.000919847283148</text:p>
          </table:table-cell>
          <table:table-cell/>
          <table:table-cell table:formula="of:=([.F119]-[.F118])/([.G119]-[.G118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1129.8895096889" calcext:value-type="float">
            <text:p>1129.8895096889</text:p>
          </table:table-cell>
          <table:table-cell table:number-columns-repeated="3" office:value-type="float" office:value="564.94475484444" calcext:value-type="float">
            <text:p>564.94475484444</text:p>
          </table:table-cell>
          <table:table-cell office:value-type="float" office:value="0.00092777700110596" calcext:value-type="float">
            <text:p>0.000927777001106</text:p>
          </table:table-cell>
          <table:table-cell/>
          <table:table-cell table:formula="of:=([.F120]-[.F119])/([.G120]-[.G119])" office:value-type="float" office:value="608923.000000901" calcext:value-type="float">
            <text:p>608923.000000901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1139.5466849854" calcext:value-type="float">
            <text:p>1139.5466849854</text:p>
          </table:table-cell>
          <table:table-cell table:number-columns-repeated="3" office:value-type="float" office:value="569.77334249269" calcext:value-type="float">
            <text:p>569.77334249269</text:p>
          </table:table-cell>
          <table:table-cell office:value-type="float" office:value="0.00093570671906413" calcext:value-type="float">
            <text:p>0.000935706719064</text:p>
          </table:table-cell>
          <table:table-cell/>
          <table:table-cell table:formula="of:=([.F121]-[.F120])/([.G121]-[.G120])" office:value-type="float" office:value="608922.99999967" calcext:value-type="float">
            <text:p>608922.99999967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1149.2038602819" calcext:value-type="float">
            <text:p>1149.2038602819</text:p>
          </table:table-cell>
          <table:table-cell table:number-columns-repeated="3" office:value-type="float" office:value="574.60193014093" calcext:value-type="float">
            <text:p>574.60193014093</text:p>
          </table:table-cell>
          <table:table-cell office:value-type="float" office:value="0.0009436364370223" calcext:value-type="float">
            <text:p>0.000943636437022</text:p>
          </table:table-cell>
          <table:table-cell/>
          <table:table-cell table:formula="of:=([.F122]-[.F121])/([.G122]-[.G121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1158.8610355783" calcext:value-type="float">
            <text:p>1158.8610355783</text:p>
          </table:table-cell>
          <table:table-cell table:number-columns-repeated="3" office:value-type="float" office:value="579.43051778917" calcext:value-type="float">
            <text:p>579.43051778917</text:p>
          </table:table-cell>
          <table:table-cell office:value-type="float" office:value="0.00095156615498047" calcext:value-type="float">
            <text:p>0.00095156615498</text:p>
          </table:table-cell>
          <table:table-cell/>
          <table:table-cell table:formula="of:=([.F123]-[.F122])/([.G123]-[.G122])" office:value-type="float" office:value="608923.000000901" calcext:value-type="float">
            <text:p>608923.000000901</text:p>
          </table:table-cell>
          <table:table-cell table:number-columns-repeated="2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1168.5182108748" calcext:value-type="float">
            <text:p>1168.5182108748</text:p>
          </table:table-cell>
          <table:table-cell table:number-columns-repeated="3" office:value-type="float" office:value="584.25910543742" calcext:value-type="float">
            <text:p>584.25910543742</text:p>
          </table:table-cell>
          <table:table-cell office:value-type="float" office:value="0.00095949587293864" calcext:value-type="float">
            <text:p>0.000959495872939</text:p>
          </table:table-cell>
          <table:table-cell/>
          <table:table-cell table:formula="of:=([.F124]-[.F123])/([.G124]-[.G12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1178.1753861713" calcext:value-type="float">
            <text:p>1178.1753861713</text:p>
          </table:table-cell>
          <table:table-cell table:number-columns-repeated="3" office:value-type="float" office:value="589.08769308566" calcext:value-type="float">
            <text:p>589.08769308566</text:p>
          </table:table-cell>
          <table:table-cell office:value-type="float" office:value="0.00096742559089681" calcext:value-type="float">
            <text:p>0.000967425590897</text:p>
          </table:table-cell>
          <table:table-cell/>
          <table:table-cell table:formula="of:=([.F125]-[.F124])/([.G125]-[.G124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1187.8325614678" calcext:value-type="float">
            <text:p>1187.8325614678</text:p>
          </table:table-cell>
          <table:table-cell table:number-columns-repeated="3" office:value-type="float" office:value="593.9162807339" calcext:value-type="float">
            <text:p>593.9162807339</text:p>
          </table:table-cell>
          <table:table-cell office:value-type="float" office:value="0.00097535530885498" calcext:value-type="float">
            <text:p>0.000975355308855</text:p>
          </table:table-cell>
          <table:table-cell/>
          <table:table-cell table:formula="of:=([.F126]-[.F125])/([.G126]-[.G125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1197.4897367643" calcext:value-type="float">
            <text:p>1197.4897367643</text:p>
          </table:table-cell>
          <table:table-cell table:number-columns-repeated="3" office:value-type="float" office:value="598.74486838215" calcext:value-type="float">
            <text:p>598.74486838215</text:p>
          </table:table-cell>
          <table:table-cell office:value-type="float" office:value="0.00098328502681315" calcext:value-type="float">
            <text:p>0.000983285026813</text:p>
          </table:table-cell>
          <table:table-cell/>
          <table:table-cell table:formula="of:=([.F127]-[.F126])/([.G127]-[.G126])" office:value-type="float" office:value="608922.999999645" calcext:value-type="float">
            <text:p>608922.999999645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207.1469120608" calcext:value-type="float">
            <text:p>1207.1469120608</text:p>
          </table:table-cell>
          <table:table-cell table:number-columns-repeated="3" office:value-type="float" office:value="603.57345603039" calcext:value-type="float">
            <text:p>603.57345603039</text:p>
          </table:table-cell>
          <table:table-cell office:value-type="float" office:value="0.00099121474477132" calcext:value-type="float">
            <text:p>0.000991214744771</text:p>
          </table:table-cell>
          <table:table-cell/>
          <table:table-cell table:formula="of:=([.F128]-[.F127])/([.G128]-[.G127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1216.8040873573" calcext:value-type="float">
            <text:p>1216.8040873573</text:p>
          </table:table-cell>
          <table:table-cell table:number-columns-repeated="3" office:value-type="float" office:value="608.40204367863" calcext:value-type="float">
            <text:p>608.40204367863</text:p>
          </table:table-cell>
          <table:table-cell office:value-type="float" office:value="0.00099914446272949" calcext:value-type="float">
            <text:p>0.000999144462729</text:p>
          </table:table-cell>
          <table:table-cell/>
          <table:table-cell table:formula="of:=([.F129]-[.F128])/([.G129]-[.G128])" office:value-type="float" office:value="608922.999996598" calcext:value-type="float">
            <text:p>608922.999996598</text:p>
          </table:table-cell>
          <table:table-cell table:number-columns-repeated="2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1226.4612626537" calcext:value-type="float">
            <text:p>1226.4612626537</text:p>
          </table:table-cell>
          <table:table-cell table:number-columns-repeated="3" office:value-type="float" office:value="613.23063132687" calcext:value-type="float">
            <text:p>613.23063132687</text:p>
          </table:table-cell>
          <table:table-cell office:value-type="float" office:value="0.0010070741806877" calcext:value-type="float">
            <text:p>0.001007074180688</text:p>
          </table:table-cell>
          <table:table-cell/>
          <table:table-cell table:formula="of:=([.F130]-[.F129])/([.G130]-[.G129])" office:value-type="float" office:value="608923.000006287" calcext:value-type="float">
            <text:p>608923.000006287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1236.1184379502" calcext:value-type="float">
            <text:p>1236.1184379502</text:p>
          </table:table-cell>
          <table:table-cell table:number-columns-repeated="3" office:value-type="float" office:value="618.05921897512" calcext:value-type="float">
            <text:p>618.05921897512</text:p>
          </table:table-cell>
          <table:table-cell office:value-type="float" office:value="0.0010150038986458" calcext:value-type="float">
            <text:p>0.001015003898646</text:p>
          </table:table-cell>
          <table:table-cell/>
          <table:table-cell table:formula="of:=([.F131]-[.F130])/([.G131]-[.G130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1245.7756132467" calcext:value-type="float">
            <text:p>1245.7756132467</text:p>
          </table:table-cell>
          <table:table-cell table:number-columns-repeated="3" office:value-type="float" office:value="622.88780662336" calcext:value-type="float">
            <text:p>622.88780662336</text:p>
          </table:table-cell>
          <table:table-cell office:value-type="float" office:value="0.001022933616604" calcext:value-type="float">
            <text:p>0.001022933616604</text:p>
          </table:table-cell>
          <table:table-cell/>
          <table:table-cell table:formula="of:=([.F132]-[.F131])/([.G132]-[.G131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255.4327885432" calcext:value-type="float">
            <text:p>1255.4327885432</text:p>
          </table:table-cell>
          <table:table-cell table:number-columns-repeated="3" office:value-type="float" office:value="627.7163942716" calcext:value-type="float">
            <text:p>627.7163942716</text:p>
          </table:table-cell>
          <table:table-cell office:value-type="float" office:value="0.0010308633345622" calcext:value-type="float">
            <text:p>0.001030863334562</text:p>
          </table:table-cell>
          <table:table-cell/>
          <table:table-cell table:formula="of:=([.F133]-[.F132])/([.G133]-[.G132])" office:value-type="float" office:value="608923.000006271" calcext:value-type="float">
            <text:p>608923.000006271</text:p>
          </table:table-cell>
          <table:table-cell table:number-columns-repeated="2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1265.0899638397" calcext:value-type="float">
            <text:p>1265.0899638397</text:p>
          </table:table-cell>
          <table:table-cell table:number-columns-repeated="3" office:value-type="float" office:value="632.54498191985" calcext:value-type="float">
            <text:p>632.54498191985</text:p>
          </table:table-cell>
          <table:table-cell office:value-type="float" office:value="0.0010387930525203" calcext:value-type="float">
            <text:p>0.00103879305252</text:p>
          </table:table-cell>
          <table:table-cell/>
          <table:table-cell table:formula="of:=([.F134]-[.F133])/([.G134]-[.G133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1274.7471391362" calcext:value-type="float">
            <text:p>1274.7471391362</text:p>
          </table:table-cell>
          <table:table-cell table:number-columns-repeated="3" office:value-type="float" office:value="637.37356956809" calcext:value-type="float">
            <text:p>637.37356956809</text:p>
          </table:table-cell>
          <table:table-cell office:value-type="float" office:value="0.0010467227704785" calcext:value-type="float">
            <text:p>0.001046722770479</text:p>
          </table:table-cell>
          <table:table-cell/>
          <table:table-cell table:formula="of:=([.F135]-[.F134])/([.G135]-[.G134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1284.4043144327" calcext:value-type="float">
            <text:p>1284.4043144327</text:p>
          </table:table-cell>
          <table:table-cell table:number-columns-repeated="3" office:value-type="float" office:value="642.20215721633" calcext:value-type="float">
            <text:p>642.20215721633</text:p>
          </table:table-cell>
          <table:table-cell office:value-type="float" office:value="0.0010546524884367" calcext:value-type="float">
            <text:p>0.001054652488437</text:p>
          </table:table-cell>
          <table:table-cell/>
          <table:table-cell table:formula="of:=([.F136]-[.F135])/([.G136]-[.G135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294.0614897292" calcext:value-type="float">
            <text:p>1294.0614897292</text:p>
          </table:table-cell>
          <table:table-cell table:number-columns-repeated="3" office:value-type="float" office:value="647.03074486458" calcext:value-type="float">
            <text:p>647.03074486458</text:p>
          </table:table-cell>
          <table:table-cell office:value-type="float" office:value="0.0010625822063949" calcext:value-type="float">
            <text:p>0.001062582206395</text:p>
          </table:table-cell>
          <table:table-cell/>
          <table:table-cell table:formula="of:=([.F137]-[.F136])/([.G137]-[.G136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1303.7186650256" calcext:value-type="float">
            <text:p>1303.7186650256</text:p>
          </table:table-cell>
          <table:table-cell table:number-columns-repeated="3" office:value-type="float" office:value="651.85933251282" calcext:value-type="float">
            <text:p>651.85933251282</text:p>
          </table:table-cell>
          <table:table-cell office:value-type="float" office:value="0.001070511924353" calcext:value-type="float">
            <text:p>0.001070511924353</text:p>
          </table:table-cell>
          <table:table-cell/>
          <table:table-cell table:formula="of:=([.F138]-[.F137])/([.G138]-[.G137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1313.3758403221" calcext:value-type="float">
            <text:p>1313.3758403221</text:p>
          </table:table-cell>
          <table:table-cell table:number-columns-repeated="3" office:value-type="float" office:value="656.68792016106" calcext:value-type="float">
            <text:p>656.68792016106</text:p>
          </table:table-cell>
          <table:table-cell office:value-type="float" office:value="0.0010784416423112" calcext:value-type="float">
            <text:p>0.001078441642311</text:p>
          </table:table-cell>
          <table:table-cell/>
          <table:table-cell table:formula="of:=([.F139]-[.F138])/([.G139]-[.G138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1323.0330156186" calcext:value-type="float">
            <text:p>1323.0330156186</text:p>
          </table:table-cell>
          <table:table-cell table:number-columns-repeated="3" office:value-type="float" office:value="661.51650780931" calcext:value-type="float">
            <text:p>661.51650780931</text:p>
          </table:table-cell>
          <table:table-cell office:value-type="float" office:value="0.0010863713602694" calcext:value-type="float">
            <text:p>0.001086371360269</text:p>
          </table:table-cell>
          <table:table-cell/>
          <table:table-cell table:formula="of:=([.F140]-[.F139])/([.G140]-[.G139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1332.6901909151" calcext:value-type="float">
            <text:p>1332.6901909151</text:p>
          </table:table-cell>
          <table:table-cell table:number-columns-repeated="3" office:value-type="float" office:value="666.34509545755" calcext:value-type="float">
            <text:p>666.34509545755</text:p>
          </table:table-cell>
          <table:table-cell office:value-type="float" office:value="0.0010943010782275" calcext:value-type="float">
            <text:p>0.001094301078228</text:p>
          </table:table-cell>
          <table:table-cell/>
          <table:table-cell table:formula="of:=([.F141]-[.F140])/([.G141]-[.G14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1342.3473662116" calcext:value-type="float">
            <text:p>1342.3473662116</text:p>
          </table:table-cell>
          <table:table-cell table:number-columns-repeated="3" office:value-type="float" office:value="671.17368310579" calcext:value-type="float">
            <text:p>671.17368310579</text:p>
          </table:table-cell>
          <table:table-cell office:value-type="float" office:value="0.0011022307961857" calcext:value-type="float">
            <text:p>0.001102230796186</text:p>
          </table:table-cell>
          <table:table-cell/>
          <table:table-cell table:formula="of:=([.F142]-[.F141])/([.G142]-[.G141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1352.0045415081" calcext:value-type="float">
            <text:p>1352.0045415081</text:p>
          </table:table-cell>
          <table:table-cell table:number-columns-repeated="3" office:value-type="float" office:value="676.00227075403" calcext:value-type="float">
            <text:p>676.00227075403</text:p>
          </table:table-cell>
          <table:table-cell office:value-type="float" office:value="0.0011101605141439" calcext:value-type="float">
            <text:p>0.001110160514144</text:p>
          </table:table-cell>
          <table:table-cell/>
          <table:table-cell table:formula="of:=([.F143]-[.F142])/([.G143]-[.G142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1361.6617168046" calcext:value-type="float">
            <text:p>1361.6617168046</text:p>
          </table:table-cell>
          <table:table-cell table:number-columns-repeated="3" office:value-type="float" office:value="680.83085840228" calcext:value-type="float">
            <text:p>680.83085840228</text:p>
          </table:table-cell>
          <table:table-cell office:value-type="float" office:value="0.0011180902321021" calcext:value-type="float">
            <text:p>0.001118090232102</text:p>
          </table:table-cell>
          <table:table-cell/>
          <table:table-cell table:formula="of:=([.F144]-[.F143])/([.G144]-[.G143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1371.318892101" calcext:value-type="float">
            <text:p>1371.318892101</text:p>
          </table:table-cell>
          <table:table-cell table:number-columns-repeated="3" office:value-type="float" office:value="685.65944605052" calcext:value-type="float">
            <text:p>685.65944605052</text:p>
          </table:table-cell>
          <table:table-cell office:value-type="float" office:value="0.0011260199500602" calcext:value-type="float">
            <text:p>0.00112601995006</text:p>
          </table:table-cell>
          <table:table-cell/>
          <table:table-cell table:formula="of:=([.F145]-[.F144])/([.G145]-[.G144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1380.9760673975" calcext:value-type="float">
            <text:p>1380.9760673975</text:p>
          </table:table-cell>
          <table:table-cell table:number-columns-repeated="3" office:value-type="float" office:value="690.48803369876" calcext:value-type="float">
            <text:p>690.48803369876</text:p>
          </table:table-cell>
          <table:table-cell office:value-type="float" office:value="0.0011339496680184" calcext:value-type="float">
            <text:p>0.001133949668018</text:p>
          </table:table-cell>
          <table:table-cell/>
          <table:table-cell table:formula="of:=([.F146]-[.F145])/([.G146]-[.G145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1390.633242694" calcext:value-type="float">
            <text:p>1390.633242694</text:p>
          </table:table-cell>
          <table:table-cell table:number-columns-repeated="3" office:value-type="float" office:value="695.31662134701" calcext:value-type="float">
            <text:p>695.31662134701</text:p>
          </table:table-cell>
          <table:table-cell office:value-type="float" office:value="0.0011418793859766" calcext:value-type="float">
            <text:p>0.001141879385977</text:p>
          </table:table-cell>
          <table:table-cell/>
          <table:table-cell table:formula="of:=([.F147]-[.F146])/([.G147]-[.G146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400.2904179905" calcext:value-type="float">
            <text:p>1400.2904179905</text:p>
          </table:table-cell>
          <table:table-cell table:number-columns-repeated="3" office:value-type="float" office:value="700.14520899525" calcext:value-type="float">
            <text:p>700.14520899525</text:p>
          </table:table-cell>
          <table:table-cell office:value-type="float" office:value="0.0011498091039347" calcext:value-type="float">
            <text:p>0.001149809103935</text:p>
          </table:table-cell>
          <table:table-cell/>
          <table:table-cell table:formula="of:=([.F148]-[.F147])/([.G148]-[.G147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1409.947593287" calcext:value-type="float">
            <text:p>1409.947593287</text:p>
          </table:table-cell>
          <table:table-cell table:number-columns-repeated="3" office:value-type="float" office:value="704.97379664349" calcext:value-type="float">
            <text:p>704.97379664349</text:p>
          </table:table-cell>
          <table:table-cell office:value-type="float" office:value="0.0011577388218929" calcext:value-type="float">
            <text:p>0.001157738821893</text:p>
          </table:table-cell>
          <table:table-cell/>
          <table:table-cell table:formula="of:=([.F149]-[.F148])/([.G149]-[.G148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1419.6047685835" calcext:value-type="float">
            <text:p>1419.6047685835</text:p>
          </table:table-cell>
          <table:table-cell table:number-columns-repeated="3" office:value-type="float" office:value="709.80238429174" calcext:value-type="float">
            <text:p>709.80238429174</text:p>
          </table:table-cell>
          <table:table-cell office:value-type="float" office:value="0.0011656685398511" calcext:value-type="float">
            <text:p>0.001165668539851</text:p>
          </table:table-cell>
          <table:table-cell/>
          <table:table-cell table:formula="of:=([.F150]-[.F149])/([.G150]-[.G149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1429.26194388" calcext:value-type="float">
            <text:p>1429.26194388</text:p>
          </table:table-cell>
          <table:table-cell table:number-columns-repeated="3" office:value-type="float" office:value="714.63097193998" calcext:value-type="float">
            <text:p>714.63097193998</text:p>
          </table:table-cell>
          <table:table-cell office:value-type="float" office:value="0.0011735982578092" calcext:value-type="float">
            <text:p>0.001173598257809</text:p>
          </table:table-cell>
          <table:table-cell/>
          <table:table-cell table:formula="of:=([.F151]-[.F150])/([.G151]-[.G15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1438.9191191764" calcext:value-type="float">
            <text:p>1438.9191191764</text:p>
          </table:table-cell>
          <table:table-cell table:number-columns-repeated="3" office:value-type="float" office:value="719.45955958822" calcext:value-type="float">
            <text:p>719.45955958822</text:p>
          </table:table-cell>
          <table:table-cell office:value-type="float" office:value="0.0011815279757674" calcext:value-type="float">
            <text:p>0.001181527975767</text:p>
          </table:table-cell>
          <table:table-cell/>
          <table:table-cell table:formula="of:=([.F152]-[.F151])/([.G152]-[.G151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6" calcext:value-type="float">
            <text:p>0.0006</text:p>
          </table:table-cell>
          <table:table-cell office:value-type="float" office:value="1448.5762944729" calcext:value-type="float">
            <text:p>1448.5762944729</text:p>
          </table:table-cell>
          <table:table-cell table:number-columns-repeated="3" office:value-type="float" office:value="724.28814723647" calcext:value-type="float">
            <text:p>724.28814723647</text:p>
          </table:table-cell>
          <table:table-cell office:value-type="float" office:value="0.0011894576937256" calcext:value-type="float">
            <text:p>0.001189457693726</text:p>
          </table:table-cell>
          <table:table-cell/>
          <table:table-cell table:formula="of:=([.F153]-[.F152])/([.G153]-[.G152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1458.2334697694" calcext:value-type="float">
            <text:p>1458.2334697694</text:p>
          </table:table-cell>
          <table:table-cell table:number-columns-repeated="3" office:value-type="float" office:value="729.11673488471" calcext:value-type="float">
            <text:p>729.11673488471</text:p>
          </table:table-cell>
          <table:table-cell office:value-type="float" office:value="0.0011973874116838" calcext:value-type="float">
            <text:p>0.001197387411684</text:p>
          </table:table-cell>
          <table:table-cell/>
          <table:table-cell table:formula="of:=([.F154]-[.F153])/([.G154]-[.G153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1467.8906450659" calcext:value-type="float">
            <text:p>1467.8906450659</text:p>
          </table:table-cell>
          <table:table-cell table:number-columns-repeated="3" office:value-type="float" office:value="733.94532253295" calcext:value-type="float">
            <text:p>733.94532253295</text:p>
          </table:table-cell>
          <table:table-cell office:value-type="float" office:value="0.0012053171296419" calcext:value-type="float">
            <text:p>0.001205317129642</text:p>
          </table:table-cell>
          <table:table-cell/>
          <table:table-cell table:formula="of:=([.F155]-[.F154])/([.G155]-[.G154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1477.5478203624" calcext:value-type="float">
            <text:p>1477.5478203624</text:p>
          </table:table-cell>
          <table:table-cell table:number-columns-repeated="3" office:value-type="float" office:value="738.7739101812" calcext:value-type="float">
            <text:p>738.7739101812</text:p>
          </table:table-cell>
          <table:table-cell office:value-type="float" office:value="0.0012132468476001" calcext:value-type="float">
            <text:p>0.0012132468476</text:p>
          </table:table-cell>
          <table:table-cell/>
          <table:table-cell table:formula="of:=([.F156]-[.F155])/([.G156]-[.G155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1487.2049956589" calcext:value-type="float">
            <text:p>1487.2049956589</text:p>
          </table:table-cell>
          <table:table-cell table:number-columns-repeated="3" office:value-type="float" office:value="743.60249782944" calcext:value-type="float">
            <text:p>743.60249782944</text:p>
          </table:table-cell>
          <table:table-cell office:value-type="float" office:value="0.0012211765655583" calcext:value-type="float">
            <text:p>0.001221176565558</text:p>
          </table:table-cell>
          <table:table-cell/>
          <table:table-cell table:formula="of:=([.F157]-[.F156])/([.G157]-[.G156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1496.8621709553" calcext:value-type="float">
            <text:p>1496.8621709553</text:p>
          </table:table-cell>
          <table:table-cell table:number-columns-repeated="3" office:value-type="float" office:value="748.43108547768" calcext:value-type="float">
            <text:p>748.43108547768</text:p>
          </table:table-cell>
          <table:table-cell office:value-type="float" office:value="0.0012291062835164" calcext:value-type="float">
            <text:p>0.001229106283516</text:p>
          </table:table-cell>
          <table:table-cell/>
          <table:table-cell table:formula="of:=([.F158]-[.F157])/([.G158]-[.G157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1506.5193462519" calcext:value-type="float">
            <text:p>1506.5193462519</text:p>
          </table:table-cell>
          <table:table-cell table:number-columns-repeated="3" office:value-type="float" office:value="753.25967312592" calcext:value-type="float">
            <text:p>753.25967312592</text:p>
          </table:table-cell>
          <table:table-cell office:value-type="float" office:value="0.0012370360014746" calcext:value-type="float">
            <text:p>0.001237036001475</text:p>
          </table:table-cell>
          <table:table-cell/>
          <table:table-cell table:formula="of:=([.F159]-[.F158])/([.G159]-[.G158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1516.1765215483" calcext:value-type="float">
            <text:p>1516.1765215483</text:p>
          </table:table-cell>
          <table:table-cell table:number-columns-repeated="3" office:value-type="float" office:value="758.08826077417" calcext:value-type="float">
            <text:p>758.08826077417</text:p>
          </table:table-cell>
          <table:table-cell office:value-type="float" office:value="0.0012449657194328" calcext:value-type="float">
            <text:p>0.001244965719433</text:p>
          </table:table-cell>
          <table:table-cell/>
          <table:table-cell table:formula="of:=([.F160]-[.F159])/([.G160]-[.G15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1525.8336968448" calcext:value-type="float">
            <text:p>1525.8336968448</text:p>
          </table:table-cell>
          <table:table-cell table:number-columns-repeated="3" office:value-type="float" office:value="762.91684842241" calcext:value-type="float">
            <text:p>762.91684842241</text:p>
          </table:table-cell>
          <table:table-cell office:value-type="float" office:value="0.001252895437391" calcext:value-type="float">
            <text:p>0.001252895437391</text:p>
          </table:table-cell>
          <table:table-cell/>
          <table:table-cell table:formula="of:=([.F161]-[.F160])/([.G161]-[.G160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1535.4908721413" calcext:value-type="float">
            <text:p>1535.4908721413</text:p>
          </table:table-cell>
          <table:table-cell table:number-columns-repeated="3" office:value-type="float" office:value="767.74543607065" calcext:value-type="float">
            <text:p>767.74543607065</text:p>
          </table:table-cell>
          <table:table-cell office:value-type="float" office:value="0.0012608251553491" calcext:value-type="float">
            <text:p>0.001260825155349</text:p>
          </table:table-cell>
          <table:table-cell/>
          <table:table-cell table:formula="of:=([.F162]-[.F161])/([.G162]-[.G161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1545.1480474378" calcext:value-type="float">
            <text:p>1545.1480474378</text:p>
          </table:table-cell>
          <table:table-cell table:number-columns-repeated="3" office:value-type="float" office:value="772.5740237189" calcext:value-type="float">
            <text:p>772.5740237189</text:p>
          </table:table-cell>
          <table:table-cell office:value-type="float" office:value="0.0012687548733073" calcext:value-type="float">
            <text:p>0.001268754873307</text:p>
          </table:table-cell>
          <table:table-cell/>
          <table:table-cell table:formula="of:=([.F163]-[.F162])/([.G163]-[.G162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1554.8052227343" calcext:value-type="float">
            <text:p>1554.8052227343</text:p>
          </table:table-cell>
          <table:table-cell table:number-columns-repeated="3" office:value-type="float" office:value="777.40261136714" calcext:value-type="float">
            <text:p>777.40261136714</text:p>
          </table:table-cell>
          <table:table-cell office:value-type="float" office:value="0.0012766845912655" calcext:value-type="float">
            <text:p>0.001276684591266</text:p>
          </table:table-cell>
          <table:table-cell/>
          <table:table-cell table:formula="of:=([.F164]-[.F163])/([.G164]-[.G163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1564.4623980308" calcext:value-type="float">
            <text:p>1564.4623980308</text:p>
          </table:table-cell>
          <table:table-cell table:number-columns-repeated="3" office:value-type="float" office:value="782.23119901538" calcext:value-type="float">
            <text:p>782.23119901538</text:p>
          </table:table-cell>
          <table:table-cell office:value-type="float" office:value="0.0012846143092236" calcext:value-type="float">
            <text:p>0.001284614309224</text:p>
          </table:table-cell>
          <table:table-cell/>
          <table:table-cell table:formula="of:=([.F165]-[.F164])/([.G165]-[.G164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1574.1195733273" calcext:value-type="float">
            <text:p>1574.1195733273</text:p>
          </table:table-cell>
          <table:table-cell table:number-columns-repeated="3" office:value-type="float" office:value="787.05978666363" calcext:value-type="float">
            <text:p>787.05978666363</text:p>
          </table:table-cell>
          <table:table-cell office:value-type="float" office:value="0.0012925440271818" calcext:value-type="float">
            <text:p>0.001292544027182</text:p>
          </table:table-cell>
          <table:table-cell/>
          <table:table-cell table:formula="of:=([.F166]-[.F165])/([.G166]-[.G165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1583.7767486237" calcext:value-type="float">
            <text:p>1583.7767486237</text:p>
          </table:table-cell>
          <table:table-cell table:number-columns-repeated="3" office:value-type="float" office:value="791.88837431187" calcext:value-type="float">
            <text:p>791.88837431187</text:p>
          </table:table-cell>
          <table:table-cell office:value-type="float" office:value="0.00130047374514" calcext:value-type="float">
            <text:p>0.00130047374514</text:p>
          </table:table-cell>
          <table:table-cell/>
          <table:table-cell table:formula="of:=([.F167]-[.F166])/([.G167]-[.G166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1593.4339239202" calcext:value-type="float">
            <text:p>1593.4339239202</text:p>
          </table:table-cell>
          <table:table-cell table:number-columns-repeated="3" office:value-type="float" office:value="796.71696196011" calcext:value-type="float">
            <text:p>796.71696196011</text:p>
          </table:table-cell>
          <table:table-cell office:value-type="float" office:value="0.0013084034630981" calcext:value-type="float">
            <text:p>0.001308403463098</text:p>
          </table:table-cell>
          <table:table-cell/>
          <table:table-cell table:formula="of:=([.F168]-[.F167])/([.G168]-[.G167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1603.0910992167" calcext:value-type="float">
            <text:p>1603.0910992167</text:p>
          </table:table-cell>
          <table:table-cell table:number-columns-repeated="3" office:value-type="float" office:value="801.54554960836" calcext:value-type="float">
            <text:p>801.54554960836</text:p>
          </table:table-cell>
          <table:table-cell office:value-type="float" office:value="0.0013163331810563" calcext:value-type="float">
            <text:p>0.001316333181056</text:p>
          </table:table-cell>
          <table:table-cell/>
          <table:table-cell table:formula="of:=([.F169]-[.F168])/([.G169]-[.G168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1612.7482745132" calcext:value-type="float">
            <text:p>1612.7482745132</text:p>
          </table:table-cell>
          <table:table-cell table:number-columns-repeated="3" office:value-type="float" office:value="806.3741372566" calcext:value-type="float">
            <text:p>806.3741372566</text:p>
          </table:table-cell>
          <table:table-cell office:value-type="float" office:value="0.0013242628990145" calcext:value-type="float">
            <text:p>0.001324262899015</text:p>
          </table:table-cell>
          <table:table-cell/>
          <table:table-cell table:formula="of:=([.F170]-[.F169])/([.G170]-[.G16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1622.4054498097" calcext:value-type="float">
            <text:p>1622.4054498097</text:p>
          </table:table-cell>
          <table:table-cell table:number-columns-repeated="3" office:value-type="float" office:value="811.20272490484" calcext:value-type="float">
            <text:p>811.20272490484</text:p>
          </table:table-cell>
          <table:table-cell office:value-type="float" office:value="0.0013321926169727" calcext:value-type="float">
            <text:p>0.001332192616973</text:p>
          </table:table-cell>
          <table:table-cell/>
          <table:table-cell table:formula="of:=([.F171]-[.F170])/([.G171]-[.G170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1632.0626251062" calcext:value-type="float">
            <text:p>1632.0626251062</text:p>
          </table:table-cell>
          <table:table-cell table:number-columns-repeated="3" office:value-type="float" office:value="816.03131255308" calcext:value-type="float">
            <text:p>816.03131255308</text:p>
          </table:table-cell>
          <table:table-cell office:value-type="float" office:value="0.0013401223349308" calcext:value-type="float">
            <text:p>0.001340122334931</text:p>
          </table:table-cell>
          <table:table-cell/>
          <table:table-cell table:formula="of:=([.F172]-[.F171])/([.G172]-[.G171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1641.7198004026" calcext:value-type="float">
            <text:p>1641.7198004026</text:p>
          </table:table-cell>
          <table:table-cell table:number-columns-repeated="3" office:value-type="float" office:value="820.85990020133" calcext:value-type="float">
            <text:p>820.85990020133</text:p>
          </table:table-cell>
          <table:table-cell office:value-type="float" office:value="0.001348052052889" calcext:value-type="float">
            <text:p>0.001348052052889</text:p>
          </table:table-cell>
          <table:table-cell/>
          <table:table-cell table:formula="of:=([.F173]-[.F172])/([.G173]-[.G172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1651.3769756991" calcext:value-type="float">
            <text:p>1651.3769756991</text:p>
          </table:table-cell>
          <table:table-cell table:number-columns-repeated="3" office:value-type="float" office:value="825.68848784957" calcext:value-type="float">
            <text:p>825.68848784957</text:p>
          </table:table-cell>
          <table:table-cell office:value-type="float" office:value="0.0013559817708472" calcext:value-type="float">
            <text:p>0.001355981770847</text:p>
          </table:table-cell>
          <table:table-cell/>
          <table:table-cell table:formula="of:=([.F174]-[.F173])/([.G174]-[.G173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1661.0341509956" calcext:value-type="float">
            <text:p>1661.0341509956</text:p>
          </table:table-cell>
          <table:table-cell table:number-columns-repeated="3" office:value-type="float" office:value="830.51707549781" calcext:value-type="float">
            <text:p>830.51707549781</text:p>
          </table:table-cell>
          <table:table-cell office:value-type="float" office:value="0.0013639114888053" calcext:value-type="float">
            <text:p>0.001363911488805</text:p>
          </table:table-cell>
          <table:table-cell/>
          <table:table-cell table:formula="of:=([.F175]-[.F174])/([.G175]-[.G174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1670.6913262921" calcext:value-type="float">
            <text:p>1670.6913262921</text:p>
          </table:table-cell>
          <table:table-cell table:number-columns-repeated="3" office:value-type="float" office:value="835.34566314606" calcext:value-type="float">
            <text:p>835.34566314606</text:p>
          </table:table-cell>
          <table:table-cell office:value-type="float" office:value="0.0013718412067635" calcext:value-type="float">
            <text:p>0.001371841206764</text:p>
          </table:table-cell>
          <table:table-cell/>
          <table:table-cell table:formula="of:=([.F176]-[.F175])/([.G176]-[.G175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1680.3485015886" calcext:value-type="float">
            <text:p>1680.3485015886</text:p>
          </table:table-cell>
          <table:table-cell table:number-columns-repeated="3" office:value-type="float" office:value="840.1742507943" calcext:value-type="float">
            <text:p>840.1742507943</text:p>
          </table:table-cell>
          <table:table-cell office:value-type="float" office:value="0.0013797709247217" calcext:value-type="float">
            <text:p>0.001379770924722</text:p>
          </table:table-cell>
          <table:table-cell/>
          <table:table-cell table:formula="of:=([.F177]-[.F176])/([.G177]-[.G176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1690.0056768851" calcext:value-type="float">
            <text:p>1690.0056768851</text:p>
          </table:table-cell>
          <table:table-cell table:number-columns-repeated="3" office:value-type="float" office:value="845.00283844254" calcext:value-type="float">
            <text:p>845.00283844254</text:p>
          </table:table-cell>
          <table:table-cell office:value-type="float" office:value="0.0013877006426799" calcext:value-type="float">
            <text:p>0.00138770064268</text:p>
          </table:table-cell>
          <table:table-cell/>
          <table:table-cell table:formula="of:=([.F178]-[.F177])/([.G178]-[.G177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1699.6628521816" calcext:value-type="float">
            <text:p>1699.6628521816</text:p>
          </table:table-cell>
          <table:table-cell table:number-columns-repeated="3" office:value-type="float" office:value="849.83142609079" calcext:value-type="float">
            <text:p>849.83142609079</text:p>
          </table:table-cell>
          <table:table-cell office:value-type="float" office:value="0.001395630360638" calcext:value-type="float">
            <text:p>0.001395630360638</text:p>
          </table:table-cell>
          <table:table-cell/>
          <table:table-cell table:formula="of:=([.F179]-[.F178])/([.G179]-[.G178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1709.320027478" calcext:value-type="float">
            <text:p>1709.320027478</text:p>
          </table:table-cell>
          <table:table-cell table:number-columns-repeated="3" office:value-type="float" office:value="854.66001373903" calcext:value-type="float">
            <text:p>854.66001373903</text:p>
          </table:table-cell>
          <table:table-cell office:value-type="float" office:value="0.0014035600785962" calcext:value-type="float">
            <text:p>0.001403560078596</text:p>
          </table:table-cell>
          <table:table-cell/>
          <table:table-cell table:formula="of:=([.F180]-[.F179])/([.G180]-[.G17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1718.9772027746" calcext:value-type="float">
            <text:p>1718.9772027746</text:p>
          </table:table-cell>
          <table:table-cell table:number-columns-repeated="3" office:value-type="float" office:value="859.48860138727" calcext:value-type="float">
            <text:p>859.48860138727</text:p>
          </table:table-cell>
          <table:table-cell office:value-type="float" office:value="0.0014114897965544" calcext:value-type="float">
            <text:p>0.001411489796554</text:p>
          </table:table-cell>
          <table:table-cell/>
          <table:table-cell table:formula="of:=([.F181]-[.F180])/([.G181]-[.G180])" office:value-type="float" office:value="608923.000006287" calcext:value-type="float">
            <text:p>608923.000006287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1728.634378071" calcext:value-type="float">
            <text:p>1728.634378071</text:p>
          </table:table-cell>
          <table:table-cell table:number-columns-repeated="3" office:value-type="float" office:value="864.31718903552" calcext:value-type="float">
            <text:p>864.31718903552</text:p>
          </table:table-cell>
          <table:table-cell office:value-type="float" office:value="0.0014194195145125" calcext:value-type="float">
            <text:p>0.001419419514513</text:p>
          </table:table-cell>
          <table:table-cell/>
          <table:table-cell table:formula="of:=([.F182]-[.F181])/([.G182]-[.G181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1738.2915533675" calcext:value-type="float">
            <text:p>1738.2915533675</text:p>
          </table:table-cell>
          <table:table-cell table:number-columns-repeated="3" office:value-type="float" office:value="869.14577668376" calcext:value-type="float">
            <text:p>869.14577668376</text:p>
          </table:table-cell>
          <table:table-cell office:value-type="float" office:value="0.0014273492324707" calcext:value-type="float">
            <text:p>0.001427349232471</text:p>
          </table:table-cell>
          <table:table-cell/>
          <table:table-cell table:formula="of:=([.F183]-[.F182])/([.G183]-[.G182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1747.948728664" calcext:value-type="float">
            <text:p>1747.948728664</text:p>
          </table:table-cell>
          <table:table-cell table:number-columns-repeated="3" office:value-type="float" office:value="873.974364332" calcext:value-type="float">
            <text:p>873.974364332</text:p>
          </table:table-cell>
          <table:table-cell office:value-type="float" office:value="0.0014352789504289" calcext:value-type="float">
            <text:p>0.001435278950429</text:p>
          </table:table-cell>
          <table:table-cell/>
          <table:table-cell table:formula="of:=([.F184]-[.F183])/([.G184]-[.G183])" office:value-type="float" office:value="608923.000006271" calcext:value-type="float">
            <text:p>608923.000006271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1757.6059039605" calcext:value-type="float">
            <text:p>1757.6059039605</text:p>
          </table:table-cell>
          <table:table-cell table:number-columns-repeated="3" office:value-type="float" office:value="878.80295198025" calcext:value-type="float">
            <text:p>878.80295198025</text:p>
          </table:table-cell>
          <table:table-cell office:value-type="float" office:value="0.001443208668387" calcext:value-type="float">
            <text:p>0.001443208668387</text:p>
          </table:table-cell>
          <table:table-cell/>
          <table:table-cell table:formula="of:=([.F185]-[.F184])/([.G185]-[.G184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1767.263079257" calcext:value-type="float">
            <text:p>1767.263079257</text:p>
          </table:table-cell>
          <table:table-cell table:number-columns-repeated="3" office:value-type="float" office:value="883.63153962849" calcext:value-type="float">
            <text:p>883.63153962849</text:p>
          </table:table-cell>
          <table:table-cell office:value-type="float" office:value="0.0014511383863452" calcext:value-type="float">
            <text:p>0.001451138386345</text:p>
          </table:table-cell>
          <table:table-cell/>
          <table:table-cell table:formula="of:=([.F186]-[.F185])/([.G186]-[.G185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1776.9202545535" calcext:value-type="float">
            <text:p>1776.9202545535</text:p>
          </table:table-cell>
          <table:table-cell table:number-columns-repeated="3" office:value-type="float" office:value="888.46012727673" calcext:value-type="float">
            <text:p>888.46012727673</text:p>
          </table:table-cell>
          <table:table-cell office:value-type="float" office:value="0.0014590681043034" calcext:value-type="float">
            <text:p>0.001459068104303</text:p>
          </table:table-cell>
          <table:table-cell/>
          <table:table-cell table:formula="of:=([.F187]-[.F186])/([.G187]-[.G186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786.5774298499" calcext:value-type="float">
            <text:p>1786.5774298499</text:p>
          </table:table-cell>
          <table:table-cell table:number-columns-repeated="3" office:value-type="float" office:value="893.28871492497" calcext:value-type="float">
            <text:p>893.28871492497</text:p>
          </table:table-cell>
          <table:table-cell office:value-type="float" office:value="0.0014669978222616" calcext:value-type="float">
            <text:p>0.001466997822262</text:p>
          </table:table-cell>
          <table:table-cell/>
          <table:table-cell table:formula="of:=([.F188]-[.F187])/([.G188]-[.G187])" office:value-type="float" office:value="608923.000006287" calcext:value-type="float">
            <text:p>608923.000006287</text:p>
          </table:table-cell>
          <table:table-cell table:number-columns-repeated="2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1796.2346051464" calcext:value-type="float">
            <text:p>1796.2346051464</text:p>
          </table:table-cell>
          <table:table-cell table:number-columns-repeated="3" office:value-type="float" office:value="898.11730257322" calcext:value-type="float">
            <text:p>898.11730257322</text:p>
          </table:table-cell>
          <table:table-cell office:value-type="float" office:value="0.0014749275402197" calcext:value-type="float">
            <text:p>0.00147492754022</text:p>
          </table:table-cell>
          <table:table-cell/>
          <table:table-cell table:formula="of:=([.F189]-[.F188])/([.G189]-[.G188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1805.8917804429" calcext:value-type="float">
            <text:p>1805.8917804429</text:p>
          </table:table-cell>
          <table:table-cell table:number-columns-repeated="3" office:value-type="float" office:value="902.94589022146" calcext:value-type="float">
            <text:p>902.94589022146</text:p>
          </table:table-cell>
          <table:table-cell office:value-type="float" office:value="0.0014828572581779" calcext:value-type="float">
            <text:p>0.001482857258178</text:p>
          </table:table-cell>
          <table:table-cell/>
          <table:table-cell table:formula="of:=([.F190]-[.F189])/([.G190]-[.G189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1815.5489557394" calcext:value-type="float">
            <text:p>1815.5489557394</text:p>
          </table:table-cell>
          <table:table-cell table:number-columns-repeated="3" office:value-type="float" office:value="907.7744778697" calcext:value-type="float">
            <text:p>907.7744778697</text:p>
          </table:table-cell>
          <table:table-cell office:value-type="float" office:value="0.0014907869761361" calcext:value-type="float">
            <text:p>0.001490786976136</text:p>
          </table:table-cell>
          <table:table-cell/>
          <table:table-cell table:formula="of:=([.F191]-[.F190])/([.G191]-[.G190])" office:value-type="float" office:value="608923.000006271" calcext:value-type="float">
            <text:p>608923.000006271</text:p>
          </table:table-cell>
          <table:table-cell table:number-columns-repeated="2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1825.2061310359" calcext:value-type="float">
            <text:p>1825.2061310359</text:p>
          </table:table-cell>
          <table:table-cell table:number-columns-repeated="3" office:value-type="float" office:value="912.60306551795" calcext:value-type="float">
            <text:p>912.60306551795</text:p>
          </table:table-cell>
          <table:table-cell office:value-type="float" office:value="0.0014987166940942" calcext:value-type="float">
            <text:p>0.001498716694094</text:p>
          </table:table-cell>
          <table:table-cell/>
          <table:table-cell table:formula="of:=([.F192]-[.F191])/([.G192]-[.G191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1834.8633063324" calcext:value-type="float">
            <text:p>1834.8633063324</text:p>
          </table:table-cell>
          <table:table-cell table:number-columns-repeated="3" office:value-type="float" office:value="917.43165316619" calcext:value-type="float">
            <text:p>917.43165316619</text:p>
          </table:table-cell>
          <table:table-cell office:value-type="float" office:value="0.0015066464120524" calcext:value-type="float">
            <text:p>0.001506646412052</text:p>
          </table:table-cell>
          <table:table-cell/>
          <table:table-cell table:formula="of:=([.F193]-[.F192])/([.G193]-[.G192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1844.5204816289" calcext:value-type="float">
            <text:p>1844.5204816289</text:p>
          </table:table-cell>
          <table:table-cell table:number-columns-repeated="3" office:value-type="float" office:value="922.26024081443" calcext:value-type="float">
            <text:p>922.26024081443</text:p>
          </table:table-cell>
          <table:table-cell office:value-type="float" office:value="0.0015145761300106" calcext:value-type="float">
            <text:p>0.001514576130011</text:p>
          </table:table-cell>
          <table:table-cell/>
          <table:table-cell table:formula="of:=([.F194]-[.F193])/([.G194]-[.G193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1854.1776569253" calcext:value-type="float">
            <text:p>1854.1776569253</text:p>
          </table:table-cell>
          <table:table-cell table:number-columns-repeated="3" office:value-type="float" office:value="927.08882846268" calcext:value-type="float">
            <text:p>927.08882846268</text:p>
          </table:table-cell>
          <table:table-cell office:value-type="float" office:value="0.0015225058479688" calcext:value-type="float">
            <text:p>0.001522505847969</text:p>
          </table:table-cell>
          <table:table-cell/>
          <table:table-cell table:formula="of:=([.F195]-[.F194])/([.G195]-[.G19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1863.8348322219" calcext:value-type="float">
            <text:p>1863.8348322219</text:p>
          </table:table-cell>
          <table:table-cell table:number-columns-repeated="3" office:value-type="float" office:value="931.91741611092" calcext:value-type="float">
            <text:p>931.91741611092</text:p>
          </table:table-cell>
          <table:table-cell office:value-type="float" office:value="0.0015304355659269" calcext:value-type="float">
            <text:p>0.001530435565927</text:p>
          </table:table-cell>
          <table:table-cell/>
          <table:table-cell table:formula="of:=([.F196]-[.F195])/([.G196]-[.G195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1873.4920075183" calcext:value-type="float">
            <text:p>1873.4920075183</text:p>
          </table:table-cell>
          <table:table-cell table:number-columns-repeated="3" office:value-type="float" office:value="936.74600375916" calcext:value-type="float">
            <text:p>936.74600375916</text:p>
          </table:table-cell>
          <table:table-cell office:value-type="float" office:value="0.0015383652838851" calcext:value-type="float">
            <text:p>0.001538365283885</text:p>
          </table:table-cell>
          <table:table-cell/>
          <table:table-cell table:formula="of:=([.F197]-[.F196])/([.G197]-[.G196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1883.1491828148" calcext:value-type="float">
            <text:p>1883.1491828148</text:p>
          </table:table-cell>
          <table:table-cell table:number-columns-repeated="3" office:value-type="float" office:value="941.57459140741" calcext:value-type="float">
            <text:p>941.57459140741</text:p>
          </table:table-cell>
          <table:table-cell office:value-type="float" office:value="0.0015462950018433" calcext:value-type="float">
            <text:p>0.001546295001843</text:p>
          </table:table-cell>
          <table:table-cell/>
          <table:table-cell table:formula="of:=([.F198]-[.F197])/([.G198]-[.G197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1892.8063581113" calcext:value-type="float">
            <text:p>1892.8063581113</text:p>
          </table:table-cell>
          <table:table-cell table:number-columns-repeated="3" office:value-type="float" office:value="946.40317905565" calcext:value-type="float">
            <text:p>946.40317905565</text:p>
          </table:table-cell>
          <table:table-cell office:value-type="float" office:value="0.0015542247198014" calcext:value-type="float">
            <text:p>0.001554224719801</text:p>
          </table:table-cell>
          <table:table-cell/>
          <table:table-cell table:formula="of:=([.F199]-[.F198])/([.G199]-[.G198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1902.4635334078" calcext:value-type="float">
            <text:p>1902.4635334078</text:p>
          </table:table-cell>
          <table:table-cell table:number-columns-repeated="3" office:value-type="float" office:value="951.23176670389" calcext:value-type="float">
            <text:p>951.23176670389</text:p>
          </table:table-cell>
          <table:table-cell office:value-type="float" office:value="0.0015621544377596" calcext:value-type="float">
            <text:p>0.00156215443776</text:p>
          </table:table-cell>
          <table:table-cell/>
          <table:table-cell table:formula="of:=([.F200]-[.F199])/([.G200]-[.G19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1912.1207087043" calcext:value-type="float">
            <text:p>1912.1207087043</text:p>
          </table:table-cell>
          <table:table-cell table:number-columns-repeated="3" office:value-type="float" office:value="956.06035435213" calcext:value-type="float">
            <text:p>956.06035435213</text:p>
          </table:table-cell>
          <table:table-cell office:value-type="float" office:value="0.0015700841557178" calcext:value-type="float">
            <text:p>0.001570084155718</text:p>
          </table:table-cell>
          <table:table-cell/>
          <table:table-cell table:formula="of:=([.F201]-[.F200])/([.G201]-[.G200])" office:value-type="float" office:value="608923.000006287" calcext:value-type="float">
            <text:p>608923.000006287</text:p>
          </table:table-cell>
          <table:table-cell table:number-columns-repeated="2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1921.7778840007" calcext:value-type="float">
            <text:p>1921.7778840007</text:p>
          </table:table-cell>
          <table:table-cell table:number-columns-repeated="3" office:value-type="float" office:value="960.88894200038" calcext:value-type="float">
            <text:p>960.88894200038</text:p>
          </table:table-cell>
          <table:table-cell office:value-type="float" office:value="0.0015780138736759" calcext:value-type="float">
            <text:p>0.001578013873676</text:p>
          </table:table-cell>
          <table:table-cell/>
          <table:table-cell table:formula="of:=([.F202]-[.F201])/([.G202]-[.G201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office:value-type="float" office:value="1931.4350592972" calcext:value-type="float">
            <text:p>1931.4350592972</text:p>
          </table:table-cell>
          <table:table-cell table:number-columns-repeated="3" office:value-type="float" office:value="965.71752964862" calcext:value-type="float">
            <text:p>965.71752964862</text:p>
          </table:table-cell>
          <table:table-cell office:value-type="float" office:value="0.0015859435916341" calcext:value-type="float">
            <text:p>0.001585943591634</text:p>
          </table:table-cell>
          <table:table-cell/>
          <table:table-cell table:formula="of:=([.F203]-[.F202])/([.G203]-[.G202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1941.0922345937" calcext:value-type="float">
            <text:p>1941.0922345937</text:p>
          </table:table-cell>
          <table:table-cell table:number-columns-repeated="3" office:value-type="float" office:value="970.54611729686" calcext:value-type="float">
            <text:p>970.54611729686</text:p>
          </table:table-cell>
          <table:table-cell office:value-type="float" office:value="0.0015938733095923" calcext:value-type="float">
            <text:p>0.001593873309592</text:p>
          </table:table-cell>
          <table:table-cell/>
          <table:table-cell table:formula="of:=([.F204]-[.F203])/([.G204]-[.G203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1950.7494098902" calcext:value-type="float">
            <text:p>1950.7494098902</text:p>
          </table:table-cell>
          <table:table-cell table:number-columns-repeated="3" office:value-type="float" office:value="975.37470494511" calcext:value-type="float">
            <text:p>975.37470494511</text:p>
          </table:table-cell>
          <table:table-cell office:value-type="float" office:value="0.0016018030275505" calcext:value-type="float">
            <text:p>0.001601803027551</text:p>
          </table:table-cell>
          <table:table-cell/>
          <table:table-cell table:formula="of:=([.F205]-[.F204])/([.G205]-[.G20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1960.4065851867" calcext:value-type="float">
            <text:p>1960.4065851867</text:p>
          </table:table-cell>
          <table:table-cell table:number-columns-repeated="3" office:value-type="float" office:value="980.20329259335" calcext:value-type="float">
            <text:p>980.20329259335</text:p>
          </table:table-cell>
          <table:table-cell office:value-type="float" office:value="0.0016097327455086" calcext:value-type="float">
            <text:p>0.001609732745509</text:p>
          </table:table-cell>
          <table:table-cell/>
          <table:table-cell table:formula="of:=([.F206]-[.F205])/([.G206]-[.G205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1970.0637604832" calcext:value-type="float">
            <text:p>1970.0637604832</text:p>
          </table:table-cell>
          <table:table-cell table:number-columns-repeated="3" office:value-type="float" office:value="985.03188024159" calcext:value-type="float">
            <text:p>985.03188024159</text:p>
          </table:table-cell>
          <table:table-cell office:value-type="float" office:value="0.0016176624634668" calcext:value-type="float">
            <text:p>0.001617662463467</text:p>
          </table:table-cell>
          <table:table-cell/>
          <table:table-cell table:formula="of:=([.F207]-[.F206])/([.G207]-[.G206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1979.7209357797" calcext:value-type="float">
            <text:p>1979.7209357797</text:p>
          </table:table-cell>
          <table:table-cell table:number-columns-repeated="3" office:value-type="float" office:value="989.86046788984" calcext:value-type="float">
            <text:p>989.86046788984</text:p>
          </table:table-cell>
          <table:table-cell office:value-type="float" office:value="0.001625592181425" calcext:value-type="float">
            <text:p>0.001625592181425</text:p>
          </table:table-cell>
          <table:table-cell/>
          <table:table-cell table:formula="of:=([.F208]-[.F207])/([.G208]-[.G207])" office:value-type="float" office:value="608923.000005042" calcext:value-type="float">
            <text:p>608923.000005042</text:p>
          </table:table-cell>
          <table:table-cell table:number-columns-repeated="2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1989.3781110762" calcext:value-type="float">
            <text:p>1989.3781110762</text:p>
          </table:table-cell>
          <table:table-cell table:number-columns-repeated="3" office:value-type="float" office:value="994.68905553808" calcext:value-type="float">
            <text:p>994.68905553808</text:p>
          </table:table-cell>
          <table:table-cell office:value-type="float" office:value="0.0016335218993831" calcext:value-type="float">
            <text:p>0.001633521899383</text:p>
          </table:table-cell>
          <table:table-cell/>
          <table:table-cell table:formula="of:=([.F209]-[.F208])/([.G209]-[.G208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1999.0352863726" calcext:value-type="float">
            <text:p>1999.0352863726</text:p>
          </table:table-cell>
          <table:table-cell table:number-columns-repeated="3" office:value-type="float" office:value="999.51764318632" calcext:value-type="float">
            <text:p>999.51764318632</text:p>
          </table:table-cell>
          <table:table-cell office:value-type="float" office:value="0.0016414516173413" calcext:value-type="float">
            <text:p>0.001641451617341</text:p>
          </table:table-cell>
          <table:table-cell/>
          <table:table-cell table:formula="of:=([.F210]-[.F209])/([.G210]-[.G209])" office:value-type="float" office:value="608923.000002396" calcext:value-type="float">
            <text:p>608923.000002396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2008.6924616691" calcext:value-type="float">
            <text:p>2008.6924616691</text:p>
          </table:table-cell>
          <table:table-cell table:number-columns-repeated="3" office:value-type="float" office:value="1004.3462308346" calcext:value-type="float">
            <text:p>1004.3462308346</text:p>
          </table:table-cell>
          <table:table-cell office:value-type="float" office:value="0.0016493813352995" calcext:value-type="float">
            <text:p>0.0016493813353</text:p>
          </table:table-cell>
          <table:table-cell/>
          <table:table-cell table:formula="of:=([.F211]-[.F210])/([.G211]-[.G210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2018.3496369656" calcext:value-type="float">
            <text:p>2018.3496369656</text:p>
          </table:table-cell>
          <table:table-cell table:number-columns-repeated="3" office:value-type="float" office:value="1009.1748184828" calcext:value-type="float">
            <text:p>1009.1748184828</text:p>
          </table:table-cell>
          <table:table-cell office:value-type="float" office:value="0.0016573110532577" calcext:value-type="float">
            <text:p>0.001657311053258</text:p>
          </table:table-cell>
          <table:table-cell/>
          <table:table-cell table:formula="of:=([.F212]-[.F211])/([.G212]-[.G211])" office:value-type="float" office:value="608923.000012595" calcext:value-type="float">
            <text:p>608923.000012595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2028.0068122621" calcext:value-type="float">
            <text:p>2028.0068122621</text:p>
          </table:table-cell>
          <table:table-cell table:number-columns-repeated="3" office:value-type="float" office:value="1014.0034061311" calcext:value-type="float">
            <text:p>1014.0034061311</text:p>
          </table:table-cell>
          <table:table-cell office:value-type="float" office:value="0.0016652407712158" calcext:value-type="float">
            <text:p>0.001665240771216</text:p>
          </table:table-cell>
          <table:table-cell/>
          <table:table-cell table:formula="of:=([.F213]-[.F212])/([.G213]-[.G212])" office:value-type="float" office:value="608922.999992284" calcext:value-type="float">
            <text:p>608922.999992284</text:p>
          </table:table-cell>
          <table:table-cell table:number-columns-repeated="2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2037.6639875586" calcext:value-type="float">
            <text:p>2037.6639875586</text:p>
          </table:table-cell>
          <table:table-cell table:number-columns-repeated="3" office:value-type="float" office:value="1018.8319937793" calcext:value-type="float">
            <text:p>1018.8319937793</text:p>
          </table:table-cell>
          <table:table-cell office:value-type="float" office:value="0.001673170489174" calcext:value-type="float">
            <text:p>0.001673170489174</text:p>
          </table:table-cell>
          <table:table-cell/>
          <table:table-cell table:formula="of:=([.F214]-[.F213])/([.G214]-[.G213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2047.3211628551" calcext:value-type="float">
            <text:p>2047.3211628551</text:p>
          </table:table-cell>
          <table:table-cell table:number-columns-repeated="3" office:value-type="float" office:value="1023.6605814275" calcext:value-type="float">
            <text:p>1023.6605814275</text:p>
          </table:table-cell>
          <table:table-cell office:value-type="float" office:value="0.0016811002071322" calcext:value-type="float">
            <text:p>0.001681100207132</text:p>
          </table:table-cell>
          <table:table-cell/>
          <table:table-cell table:formula="of:=([.F215]-[.F214])/([.G215]-[.G214])" office:value-type="float" office:value="608923.000012579" calcext:value-type="float">
            <text:p>608923.000012579</text:p>
          </table:table-cell>
          <table:table-cell table:number-columns-repeated="2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2056.9783381516" calcext:value-type="float">
            <text:p>2056.9783381516</text:p>
          </table:table-cell>
          <table:table-cell table:number-columns-repeated="3" office:value-type="float" office:value="1028.4891690758" calcext:value-type="float">
            <text:p>1028.4891690758</text:p>
          </table:table-cell>
          <table:table-cell office:value-type="float" office:value="0.0016890299250903" calcext:value-type="float">
            <text:p>0.00168902992509</text:p>
          </table:table-cell>
          <table:table-cell/>
          <table:table-cell table:formula="of:=([.F216]-[.F215])/([.G216]-[.G215])" office:value-type="float" office:value="608922.999992317" calcext:value-type="float">
            <text:p>608922.999992317</text:p>
          </table:table-cell>
          <table:table-cell table:number-columns-repeated="2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2066.635513448" calcext:value-type="float">
            <text:p>2066.635513448</text:p>
          </table:table-cell>
          <table:table-cell table:number-columns-repeated="3" office:value-type="float" office:value="1033.317756724" calcext:value-type="float">
            <text:p>1033.317756724</text:p>
          </table:table-cell>
          <table:table-cell office:value-type="float" office:value="0.0016969596430485" calcext:value-type="float">
            <text:p>0.001696959643049</text:p>
          </table:table-cell>
          <table:table-cell/>
          <table:table-cell table:formula="of:=([.F217]-[.F216])/([.G217]-[.G216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2076.2926887445" calcext:value-type="float">
            <text:p>2076.2926887445</text:p>
          </table:table-cell>
          <table:table-cell table:number-columns-repeated="3" office:value-type="float" office:value="1038.1463443723" calcext:value-type="float">
            <text:p>1038.1463443723</text:p>
          </table:table-cell>
          <table:table-cell office:value-type="float" office:value="0.0017048893610067" calcext:value-type="float">
            <text:p>0.001704889361007</text:p>
          </table:table-cell>
          <table:table-cell/>
          <table:table-cell table:formula="of:=([.F218]-[.F217])/([.G218]-[.G217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2085.949864041" calcext:value-type="float">
            <text:p>2085.949864041</text:p>
          </table:table-cell>
          <table:table-cell table:number-columns-repeated="3" office:value-type="float" office:value="1042.9749320205" calcext:value-type="float">
            <text:p>1042.9749320205</text:p>
          </table:table-cell>
          <table:table-cell office:value-type="float" office:value="0.0017128190789648" calcext:value-type="float">
            <text:p>0.001712819078965</text:p>
          </table:table-cell>
          <table:table-cell/>
          <table:table-cell table:formula="of:=([.F219]-[.F218])/([.G219]-[.G218])" office:value-type="float" office:value="608923.000004888" calcext:value-type="float">
            <text:p>608923.000004888</text:p>
          </table:table-cell>
          <table:table-cell table:number-columns-repeated="2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2095.6070393375" calcext:value-type="float">
            <text:p>2095.6070393375</text:p>
          </table:table-cell>
          <table:table-cell table:number-columns-repeated="3" office:value-type="float" office:value="1047.8035196688" calcext:value-type="float">
            <text:p>1047.8035196688</text:p>
          </table:table-cell>
          <table:table-cell office:value-type="float" office:value="0.001720748796923" calcext:value-type="float">
            <text:p>0.001720748796923</text:p>
          </table:table-cell>
          <table:table-cell/>
          <table:table-cell table:formula="of:=([.F220]-[.F219])/([.G220]-[.G219])" office:value-type="float" office:value="608922.999992317" calcext:value-type="float">
            <text:p>608922.999992317</text:p>
          </table:table-cell>
          <table:table-cell table:number-columns-repeated="2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2105.264214634" calcext:value-type="float">
            <text:p>2105.264214634</text:p>
          </table:table-cell>
          <table:table-cell table:number-columns-repeated="3" office:value-type="float" office:value="1052.632107317" calcext:value-type="float">
            <text:p>1052.632107317</text:p>
          </table:table-cell>
          <table:table-cell office:value-type="float" office:value="0.0017286785148812" calcext:value-type="float">
            <text:p>0.001728678514881</text:p>
          </table:table-cell>
          <table:table-cell/>
          <table:table-cell table:formula="of:=([.F221]-[.F220])/([.G221]-[.G220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2114.9213899305" calcext:value-type="float">
            <text:p>2114.9213899305</text:p>
          </table:table-cell>
          <table:table-cell table:number-columns-repeated="3" office:value-type="float" office:value="1057.4606949652" calcext:value-type="float">
            <text:p>1057.4606949652</text:p>
          </table:table-cell>
          <table:table-cell office:value-type="float" office:value="0.0017366082328394" calcext:value-type="float">
            <text:p>0.001736608232839</text:p>
          </table:table-cell>
          <table:table-cell/>
          <table:table-cell table:formula="of:=([.F222]-[.F221])/([.G222]-[.G221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2124.578565227" calcext:value-type="float">
            <text:p>2124.578565227</text:p>
          </table:table-cell>
          <table:table-cell table:number-columns-repeated="3" office:value-type="float" office:value="1062.2892826135" calcext:value-type="float">
            <text:p>1062.2892826135</text:p>
          </table:table-cell>
          <table:table-cell office:value-type="float" office:value="0.0017445379507975" calcext:value-type="float">
            <text:p>0.001744537950798</text:p>
          </table:table-cell>
          <table:table-cell/>
          <table:table-cell table:formula="of:=([.F223]-[.F222])/([.G223]-[.G222])" office:value-type="float" office:value="608922.999992317" calcext:value-type="float">
            <text:p>608922.999992317</text:p>
          </table:table-cell>
          <table:table-cell table:number-columns-repeated="2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2134.2357405234" calcext:value-type="float">
            <text:p>2134.2357405234</text:p>
          </table:table-cell>
          <table:table-cell table:number-columns-repeated="3" office:value-type="float" office:value="1067.1178702617" calcext:value-type="float">
            <text:p>1067.1178702617</text:p>
          </table:table-cell>
          <table:table-cell office:value-type="float" office:value="0.0017524676687557" calcext:value-type="float">
            <text:p>0.001752467668756</text:p>
          </table:table-cell>
          <table:table-cell/>
          <table:table-cell table:formula="of:=([.F224]-[.F223])/([.G224]-[.G223])" office:value-type="float" office:value="608923.000004888" calcext:value-type="float">
            <text:p>608923.000004888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2143.8929158199" calcext:value-type="float">
            <text:p>2143.8929158199</text:p>
          </table:table-cell>
          <table:table-cell table:number-columns-repeated="3" office:value-type="float" office:value="1071.94645791" calcext:value-type="float">
            <text:p>1071.94645791</text:p>
          </table:table-cell>
          <table:table-cell office:value-type="float" office:value="0.0017603973867139" calcext:value-type="float">
            <text:p>0.001760397386714</text:p>
          </table:table-cell>
          <table:table-cell/>
          <table:table-cell table:formula="of:=([.F225]-[.F224])/([.G225]-[.G224])" office:value-type="float" office:value="608922.999999977" calcext:value-type="float">
            <text:p>608922.999999977</text:p>
          </table:table-cell>
          <table:table-cell table:number-columns-repeated="2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2153.5500911164" calcext:value-type="float">
            <text:p>2153.5500911164</text:p>
          </table:table-cell>
          <table:table-cell table:number-columns-repeated="3" office:value-type="float" office:value="1076.7750455582" calcext:value-type="float">
            <text:p>1076.7750455582</text:p>
          </table:table-cell>
          <table:table-cell office:value-type="float" office:value="0.001768327104672" calcext:value-type="float">
            <text:p>0.001768327104672</text:p>
          </table:table-cell>
          <table:table-cell/>
          <table:table-cell table:formula="of:=([.F226]-[.F225])/([.G226]-[.G225])" office:value-type="float" office:value="608923.000004933" calcext:value-type="float">
            <text:p>608923.000004933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2163.2072664129" calcext:value-type="float">
            <text:p>2163.2072664129</text:p>
          </table:table-cell>
          <table:table-cell table:number-columns-repeated="3" office:value-type="float" office:value="1081.6036332065" calcext:value-type="float">
            <text:p>1081.6036332065</text:p>
          </table:table-cell>
          <table:table-cell office:value-type="float" office:value="0.0017762568226302" calcext:value-type="float">
            <text:p>0.00177625682263</text:p>
          </table:table-cell>
          <table:table-cell/>
          <table:table-cell table:formula="of:=([.F227]-[.F226])/([.G227]-[.G226])" office:value-type="float" office:value="608922.999992317" calcext:value-type="float">
            <text:p>608922.999992317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2172.8644417094" calcext:value-type="float">
            <text:p>2172.8644417094</text:p>
          </table:table-cell>
          <table:table-cell table:number-columns-repeated="3" office:value-type="float" office:value="1086.4322208547" calcext:value-type="float">
            <text:p>1086.4322208547</text:p>
          </table:table-cell>
          <table:table-cell office:value-type="float" office:value="0.0017841865405884" calcext:value-type="float">
            <text:p>0.001784186540588</text:p>
          </table:table-cell>
          <table:table-cell/>
          <table:table-cell table:formula="of:=([.F228]-[.F227])/([.G228]-[.G227])" office:value-type="float" office:value="608922.999999977" calcext:value-type="float">
            <text:p>608922.999999977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2182.5216170059" calcext:value-type="float">
            <text:p>2182.5216170059</text:p>
          </table:table-cell>
          <table:table-cell table:number-columns-repeated="3" office:value-type="float" office:value="1091.2608085029" calcext:value-type="float">
            <text:p>1091.2608085029</text:p>
          </table:table-cell>
          <table:table-cell office:value-type="float" office:value="0.0017921162585465" calcext:value-type="float">
            <text:p>0.001792116258547</text:p>
          </table:table-cell>
          <table:table-cell/>
          <table:table-cell table:formula="of:=([.F229]-[.F228])/([.G229]-[.G228])" office:value-type="float" office:value="608923.000004905" calcext:value-type="float">
            <text:p>608923.000004905</text:p>
          </table:table-cell>
          <table:table-cell table:number-columns-repeated="2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2192.1787923024" calcext:value-type="float">
            <text:p>2192.1787923024</text:p>
          </table:table-cell>
          <table:table-cell table:number-columns-repeated="3" office:value-type="float" office:value="1096.0893961512" calcext:value-type="float">
            <text:p>1096.0893961512</text:p>
          </table:table-cell>
          <table:table-cell office:value-type="float" office:value="0.0018000459765047" calcext:value-type="float">
            <text:p>0.001800045976505</text:p>
          </table:table-cell>
          <table:table-cell/>
          <table:table-cell table:formula="of:=([.F230]-[.F229])/([.G230]-[.G229])" office:value-type="float" office:value="550833.856553998" calcext:value-type="float">
            <text:p>550833.856553998</text:p>
          </table:table-cell>
          <table:table-cell table:number-columns-repeated="2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2200.9220341896" calcext:value-type="float">
            <text:p>2200.9220341896</text:p>
          </table:table-cell>
          <table:table-cell table:number-columns-repeated="3" office:value-type="float" office:value="1100.4610170559" calcext:value-type="float">
            <text:p>1100.4610170559</text:p>
          </table:table-cell>
          <table:table-cell office:value-type="float" office:value="0.0018079823457977" calcext:value-type="float">
            <text:p>0.001807982345798</text:p>
          </table:table-cell>
          <table:table-cell/>
          <table:table-cell table:formula="of:=([.F231]-[.F230])/([.G231]-[.G230])" office:value-type="float" office:value="304461.493093802" calcext:value-type="float">
            <text:p>304461.493093802</text:p>
          </table:table-cell>
          <table:table-cell table:number-columns-repeated="2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2205.7719258251" calcext:value-type="float">
            <text:p>2205.7719258251</text:p>
          </table:table-cell>
          <table:table-cell table:number-columns-repeated="3" office:value-type="float" office:value="1102.885962708" calcext:value-type="float">
            <text:p>1102.885962708</text:p>
          </table:table-cell>
          <table:table-cell office:value-type="float" office:value="0.0018159470497327" calcext:value-type="float">
            <text:p>0.001815947049733</text:p>
          </table:table-cell>
          <table:table-cell/>
          <table:table-cell table:formula="of:=([.F232]-[.F231])/([.G232]-[.G23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2210.6218172403" calcext:value-type="float">
            <text:p>2210.6218172403</text:p>
          </table:table-cell>
          <table:table-cell table:number-columns-repeated="3" office:value-type="float" office:value="1105.3109084155" calcext:value-type="float">
            <text:p>1105.3109084155</text:p>
          </table:table-cell>
          <table:table-cell office:value-type="float" office:value="0.0018239117536693" calcext:value-type="float">
            <text:p>0.001823911753669</text:p>
          </table:table-cell>
          <table:table-cell/>
          <table:table-cell table:formula="of:=([.F233]-[.F232])/([.G233]-[.G232])" office:value-type="float" office:value="304461.499997015" calcext:value-type="float">
            <text:p>304461.499997015</text:p>
          </table:table-cell>
          <table:table-cell table:number-columns-repeated="2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2215.4717086554" calcext:value-type="float">
            <text:p>2215.4717086554</text:p>
          </table:table-cell>
          <table:table-cell table:number-columns-repeated="3" office:value-type="float" office:value="1107.7358541231" calcext:value-type="float">
            <text:p>1107.7358541231</text:p>
          </table:table-cell>
          <table:table-cell office:value-type="float" office:value="0.001831876457606" calcext:value-type="float">
            <text:p>0.001831876457606</text:p>
          </table:table-cell>
          <table:table-cell/>
          <table:table-cell table:formula="of:=([.F234]-[.F233])/([.G234]-[.G233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2220.3216000705" calcext:value-type="float">
            <text:p>2220.3216000705</text:p>
          </table:table-cell>
          <table:table-cell table:number-columns-repeated="3" office:value-type="float" office:value="1110.1607998306" calcext:value-type="float">
            <text:p>1110.1607998306</text:p>
          </table:table-cell>
          <table:table-cell office:value-type="float" office:value="0.0018398411615426" calcext:value-type="float">
            <text:p>0.001839841161543</text:p>
          </table:table-cell>
          <table:table-cell/>
          <table:table-cell table:formula="of:=([.F235]-[.F234])/([.G235]-[.G23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2225.1714914856" calcext:value-type="float">
            <text:p>2225.1714914856</text:p>
          </table:table-cell>
          <table:table-cell table:number-columns-repeated="3" office:value-type="float" office:value="1112.5857455382" calcext:value-type="float">
            <text:p>1112.5857455382</text:p>
          </table:table-cell>
          <table:table-cell office:value-type="float" office:value="0.0018478058654792" calcext:value-type="float">
            <text:p>0.001847805865479</text:p>
          </table:table-cell>
          <table:table-cell/>
          <table:table-cell table:formula="of:=([.F236]-[.F235])/([.G236]-[.G23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2230.0213829007" calcext:value-type="float">
            <text:p>2230.0213829007</text:p>
          </table:table-cell>
          <table:table-cell table:number-columns-repeated="3" office:value-type="float" office:value="1115.0106912457" calcext:value-type="float">
            <text:p>1115.0106912457</text:p>
          </table:table-cell>
          <table:table-cell office:value-type="float" office:value="0.0018557705694158" calcext:value-type="float">
            <text:p>0.001855770569416</text:p>
          </table:table-cell>
          <table:table-cell/>
          <table:table-cell table:formula="of:=([.F237]-[.F236])/([.G237]-[.G23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2234.8712743158" calcext:value-type="float">
            <text:p>2234.8712743158</text:p>
          </table:table-cell>
          <table:table-cell table:number-columns-repeated="3" office:value-type="float" office:value="1117.4356369533" calcext:value-type="float">
            <text:p>1117.4356369533</text:p>
          </table:table-cell>
          <table:table-cell office:value-type="float" office:value="0.0018637352733524" calcext:value-type="float">
            <text:p>0.001863735273352</text:p>
          </table:table-cell>
          <table:table-cell/>
          <table:table-cell table:formula="of:=([.F238]-[.F237])/([.G238]-[.G237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2239.721165731" calcext:value-type="float">
            <text:p>2239.721165731</text:p>
          </table:table-cell>
          <table:table-cell table:number-columns-repeated="3" office:value-type="float" office:value="1119.8605826609" calcext:value-type="float">
            <text:p>1119.8605826609</text:p>
          </table:table-cell>
          <table:table-cell office:value-type="float" office:value="0.0018716999772891" calcext:value-type="float">
            <text:p>0.001871699977289</text:p>
          </table:table-cell>
          <table:table-cell/>
          <table:table-cell table:formula="of:=([.F239]-[.F238])/([.G239]-[.G238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2244.5710571461" calcext:value-type="float">
            <text:p>2244.5710571461</text:p>
          </table:table-cell>
          <table:table-cell table:number-columns-repeated="3" office:value-type="float" office:value="1122.2855283684" calcext:value-type="float">
            <text:p>1122.2855283684</text:p>
          </table:table-cell>
          <table:table-cell office:value-type="float" office:value="0.0018796646812257" calcext:value-type="float">
            <text:p>0.001879664681226</text:p>
          </table:table-cell>
          <table:table-cell/>
          <table:table-cell table:formula="of:=([.F240]-[.F239])/([.G240]-[.G239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2249.4209485612" calcext:value-type="float">
            <text:p>2249.4209485612</text:p>
          </table:table-cell>
          <table:table-cell table:number-columns-repeated="3" office:value-type="float" office:value="1124.710474076" calcext:value-type="float">
            <text:p>1124.710474076</text:p>
          </table:table-cell>
          <table:table-cell office:value-type="float" office:value="0.0018876293851623" calcext:value-type="float">
            <text:p>0.001887629385162</text:p>
          </table:table-cell>
          <table:table-cell/>
          <table:table-cell table:formula="of:=([.F241]-[.F240])/([.G241]-[.G24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2254.2708399763" calcext:value-type="float">
            <text:p>2254.2708399763</text:p>
          </table:table-cell>
          <table:table-cell table:number-columns-repeated="3" office:value-type="float" office:value="1127.1354197835" calcext:value-type="float">
            <text:p>1127.1354197835</text:p>
          </table:table-cell>
          <table:table-cell office:value-type="float" office:value="0.0018955940890989" calcext:value-type="float">
            <text:p>0.001895594089099</text:p>
          </table:table-cell>
          <table:table-cell/>
          <table:table-cell table:formula="of:=([.F242]-[.F241])/([.G242]-[.G241])" office:value-type="float" office:value="304461.499997015" calcext:value-type="float">
            <text:p>304461.499997015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2259.1207313914" calcext:value-type="float">
            <text:p>2259.1207313914</text:p>
          </table:table-cell>
          <table:table-cell table:number-columns-repeated="3" office:value-type="float" office:value="1129.5603654911" calcext:value-type="float">
            <text:p>1129.5603654911</text:p>
          </table:table-cell>
          <table:table-cell office:value-type="float" office:value="0.0019035587930356" calcext:value-type="float">
            <text:p>0.001903558793036</text:p>
          </table:table-cell>
          <table:table-cell/>
          <table:table-cell table:formula="of:=([.F243]-[.F242])/([.G243]-[.G24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2263.9706228065" calcext:value-type="float">
            <text:p>2263.9706228065</text:p>
          </table:table-cell>
          <table:table-cell table:number-columns-repeated="3" office:value-type="float" office:value="1131.9853111986" calcext:value-type="float">
            <text:p>1131.9853111986</text:p>
          </table:table-cell>
          <table:table-cell office:value-type="float" office:value="0.0019115234969722" calcext:value-type="float">
            <text:p>0.001911523496972</text:p>
          </table:table-cell>
          <table:table-cell/>
          <table:table-cell table:formula="of:=([.F244]-[.F243])/([.G244]-[.G24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2268.8205142216" calcext:value-type="float">
            <text:p>2268.8205142216</text:p>
          </table:table-cell>
          <table:table-cell table:number-columns-repeated="3" office:value-type="float" office:value="1134.4102569062" calcext:value-type="float">
            <text:p>1134.4102569062</text:p>
          </table:table-cell>
          <table:table-cell office:value-type="float" office:value="0.0019194882009088" calcext:value-type="float">
            <text:p>0.001919488200909</text:p>
          </table:table-cell>
          <table:table-cell/>
          <table:table-cell table:formula="of:=([.F245]-[.F244])/([.G245]-[.G24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2273.6704056368" calcext:value-type="float">
            <text:p>2273.6704056368</text:p>
          </table:table-cell>
          <table:table-cell table:number-columns-repeated="3" office:value-type="float" office:value="1136.8352026138" calcext:value-type="float">
            <text:p>1136.8352026138</text:p>
          </table:table-cell>
          <table:table-cell office:value-type="float" office:value="0.0019274529048454" calcext:value-type="float">
            <text:p>0.001927452904845</text:p>
          </table:table-cell>
          <table:table-cell/>
          <table:table-cell table:formula="of:=([.F246]-[.F245])/([.G246]-[.G245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2278.5202970519" calcext:value-type="float">
            <text:p>2278.5202970519</text:p>
          </table:table-cell>
          <table:table-cell table:number-columns-repeated="3" office:value-type="float" office:value="1139.2601483213" calcext:value-type="float">
            <text:p>1139.2601483213</text:p>
          </table:table-cell>
          <table:table-cell office:value-type="float" office:value="0.0019354176087821" calcext:value-type="float">
            <text:p>0.001935417608782</text:p>
          </table:table-cell>
          <table:table-cell/>
          <table:table-cell table:formula="of:=([.F247]-[.F246])/([.G247]-[.G24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2283.370188467" calcext:value-type="float">
            <text:p>2283.370188467</text:p>
          </table:table-cell>
          <table:table-cell table:number-columns-repeated="3" office:value-type="float" office:value="1141.6850940289" calcext:value-type="float">
            <text:p>1141.6850940289</text:p>
          </table:table-cell>
          <table:table-cell office:value-type="float" office:value="0.0019433823127187" calcext:value-type="float">
            <text:p>0.001943382312719</text:p>
          </table:table-cell>
          <table:table-cell/>
          <table:table-cell table:formula="of:=([.F248]-[.F247])/([.G248]-[.G247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2288.2200798821" calcext:value-type="float">
            <text:p>2288.2200798821</text:p>
          </table:table-cell>
          <table:table-cell table:number-columns-repeated="3" office:value-type="float" office:value="1144.1100397364" calcext:value-type="float">
            <text:p>1144.1100397364</text:p>
          </table:table-cell>
          <table:table-cell office:value-type="float" office:value="0.0019513470166553" calcext:value-type="float">
            <text:p>0.001951347016655</text:p>
          </table:table-cell>
          <table:table-cell/>
          <table:table-cell table:formula="of:=([.F249]-[.F248])/([.G249]-[.G24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2293.0699712973" calcext:value-type="float">
            <text:p>2293.0699712973</text:p>
          </table:table-cell>
          <table:table-cell table:number-columns-repeated="3" office:value-type="float" office:value="1146.534985444" calcext:value-type="float">
            <text:p>1146.534985444</text:p>
          </table:table-cell>
          <table:table-cell office:value-type="float" office:value="0.0019593117205919" calcext:value-type="float">
            <text:p>0.001959311720592</text:p>
          </table:table-cell>
          <table:table-cell/>
          <table:table-cell table:formula="of:=([.F250]-[.F249])/([.G250]-[.G24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2297.9198627124" calcext:value-type="float">
            <text:p>2297.9198627124</text:p>
          </table:table-cell>
          <table:table-cell table:number-columns-repeated="3" office:value-type="float" office:value="1148.9599311515" calcext:value-type="float">
            <text:p>1148.9599311515</text:p>
          </table:table-cell>
          <table:table-cell office:value-type="float" office:value="0.0019672764245285" calcext:value-type="float">
            <text:p>0.001967276424529</text:p>
          </table:table-cell>
          <table:table-cell/>
          <table:table-cell table:formula="of:=([.F251]-[.F250])/([.G251]-[.G250])" office:value-type="float" office:value="304461.499997024" calcext:value-type="float">
            <text:p>304461.499997024</text:p>
          </table:table-cell>
          <table:table-cell table:number-columns-repeated="2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2302.7697541275" calcext:value-type="float">
            <text:p>2302.7697541275</text:p>
          </table:table-cell>
          <table:table-cell table:number-columns-repeated="3" office:value-type="float" office:value="1151.3848768591" calcext:value-type="float">
            <text:p>1151.3848768591</text:p>
          </table:table-cell>
          <table:table-cell office:value-type="float" office:value="0.0019752411284652" calcext:value-type="float">
            <text:p>0.001975241128465</text:p>
          </table:table-cell>
          <table:table-cell/>
          <table:table-cell table:formula="of:=([.F252]-[.F251])/([.G252]-[.G25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2307.6196455426" calcext:value-type="float">
            <text:p>2307.6196455426</text:p>
          </table:table-cell>
          <table:table-cell table:number-columns-repeated="3" office:value-type="float" office:value="1153.8098225667" calcext:value-type="float">
            <text:p>1153.8098225667</text:p>
          </table:table-cell>
          <table:table-cell office:value-type="float" office:value="0.0019832058324018" calcext:value-type="float">
            <text:p>0.001983205832402</text:p>
          </table:table-cell>
          <table:table-cell/>
          <table:table-cell table:formula="of:=([.F253]-[.F252])/([.G253]-[.G25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2312.4695369577" calcext:value-type="float">
            <text:p>2312.4695369577</text:p>
          </table:table-cell>
          <table:table-cell table:number-columns-repeated="3" office:value-type="float" office:value="1156.2347682742" calcext:value-type="float">
            <text:p>1156.2347682742</text:p>
          </table:table-cell>
          <table:table-cell office:value-type="float" office:value="0.0019911705363384" calcext:value-type="float">
            <text:p>0.001991170536338</text:p>
          </table:table-cell>
          <table:table-cell/>
          <table:table-cell table:formula="of:=([.F254]-[.F253])/([.G254]-[.G25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2317.3194283728" calcext:value-type="float">
            <text:p>2317.3194283728</text:p>
          </table:table-cell>
          <table:table-cell table:number-columns-repeated="3" office:value-type="float" office:value="1158.6597139818" calcext:value-type="float">
            <text:p>1158.6597139818</text:p>
          </table:table-cell>
          <table:table-cell office:value-type="float" office:value="0.001999135240275" calcext:value-type="float">
            <text:p>0.001999135240275</text:p>
          </table:table-cell>
          <table:table-cell/>
          <table:table-cell table:formula="of:=([.F255]-[.F254])/([.G255]-[.G254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2322.1693197879" calcext:value-type="float">
            <text:p>2322.1693197879</text:p>
          </table:table-cell>
          <table:table-cell table:number-columns-repeated="3" office:value-type="float" office:value="1161.0846596893" calcext:value-type="float">
            <text:p>1161.0846596893</text:p>
          </table:table-cell>
          <table:table-cell office:value-type="float" office:value="0.0020070999442117" calcext:value-type="float">
            <text:p>0.002007099944212</text:p>
          </table:table-cell>
          <table:table-cell/>
          <table:table-cell table:formula="of:=([.F256]-[.F255])/([.G256]-[.G255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2327.019211203" calcext:value-type="float">
            <text:p>2327.019211203</text:p>
          </table:table-cell>
          <table:table-cell table:number-columns-repeated="3" office:value-type="float" office:value="1163.5096053969" calcext:value-type="float">
            <text:p>1163.5096053969</text:p>
          </table:table-cell>
          <table:table-cell office:value-type="float" office:value="0.0020150646481483" calcext:value-type="float">
            <text:p>0.002015064648148</text:p>
          </table:table-cell>
          <table:table-cell/>
          <table:table-cell table:formula="of:=([.F257]-[.F256])/([.G257]-[.G25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2331.8691026181" calcext:value-type="float">
            <text:p>2331.8691026181</text:p>
          </table:table-cell>
          <table:table-cell table:number-columns-repeated="3" office:value-type="float" office:value="1165.9345511045" calcext:value-type="float">
            <text:p>1165.9345511045</text:p>
          </table:table-cell>
          <table:table-cell office:value-type="float" office:value="0.0020230293520849" calcext:value-type="float">
            <text:p>0.002023029352085</text:p>
          </table:table-cell>
          <table:table-cell/>
          <table:table-cell table:formula="of:=([.F258]-[.F257])/([.G258]-[.G257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2336.7189940333" calcext:value-type="float">
            <text:p>2336.7189940333</text:p>
          </table:table-cell>
          <table:table-cell table:number-columns-repeated="3" office:value-type="float" office:value="1168.359496812" calcext:value-type="float">
            <text:p>1168.359496812</text:p>
          </table:table-cell>
          <table:table-cell office:value-type="float" office:value="0.0020309940560215" calcext:value-type="float">
            <text:p>0.002030994056022</text:p>
          </table:table-cell>
          <table:table-cell/>
          <table:table-cell table:formula="of:=([.F259]-[.F258])/([.G259]-[.G258])" office:value-type="float" office:value="304461.499997007" calcext:value-type="float">
            <text:p>304461.499997007</text:p>
          </table:table-cell>
          <table:table-cell table:number-columns-repeated="2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2341.5688854484" calcext:value-type="float">
            <text:p>2341.5688854484</text:p>
          </table:table-cell>
          <table:table-cell table:number-columns-repeated="3" office:value-type="float" office:value="1170.7844425196" calcext:value-type="float">
            <text:p>1170.7844425196</text:p>
          </table:table-cell>
          <table:table-cell office:value-type="float" office:value="0.0020389587599582" calcext:value-type="float">
            <text:p>0.002038958759958</text:p>
          </table:table-cell>
          <table:table-cell/>
          <table:table-cell table:formula="of:=([.F260]-[.F259])/([.G260]-[.G25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2346.4187768635" calcext:value-type="float">
            <text:p>2346.4187768635</text:p>
          </table:table-cell>
          <table:table-cell table:number-columns-repeated="3" office:value-type="float" office:value="1173.2093882271" calcext:value-type="float">
            <text:p>1173.2093882271</text:p>
          </table:table-cell>
          <table:table-cell office:value-type="float" office:value="0.0020469234638948" calcext:value-type="float">
            <text:p>0.002046923463895</text:p>
          </table:table-cell>
          <table:table-cell/>
          <table:table-cell table:formula="of:=([.F261]-[.F260])/([.G261]-[.G260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2351.2686682787" calcext:value-type="float">
            <text:p>2351.2686682787</text:p>
          </table:table-cell>
          <table:table-cell table:number-columns-repeated="3" office:value-type="float" office:value="1175.6343339347" calcext:value-type="float">
            <text:p>1175.6343339347</text:p>
          </table:table-cell>
          <table:table-cell office:value-type="float" office:value="0.0020548881678314" calcext:value-type="float">
            <text:p>0.002054888167831</text:p>
          </table:table-cell>
          <table:table-cell/>
          <table:table-cell table:formula="of:=([.F262]-[.F261])/([.G262]-[.G261])" office:value-type="float" office:value="304461.499988288" calcext:value-type="float">
            <text:p>304461.499988288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2356.1185596938" calcext:value-type="float">
            <text:p>2356.1185596938</text:p>
          </table:table-cell>
          <table:table-cell table:number-columns-repeated="3" office:value-type="float" office:value="1178.0592796422" calcext:value-type="float">
            <text:p>1178.0592796422</text:p>
          </table:table-cell>
          <table:table-cell office:value-type="float" office:value="0.002062852871768" calcext:value-type="float">
            <text:p>0.002062852871768</text:p>
          </table:table-cell>
          <table:table-cell/>
          <table:table-cell table:formula="of:=([.F263]-[.F262])/([.G263]-[.G262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2360.9684511089" calcext:value-type="float">
            <text:p>2360.9684511089</text:p>
          </table:table-cell>
          <table:table-cell table:number-columns-repeated="3" office:value-type="float" office:value="1180.4842253498" calcext:value-type="float">
            <text:p>1180.4842253498</text:p>
          </table:table-cell>
          <table:table-cell office:value-type="float" office:value="0.0020708175757046" calcext:value-type="float">
            <text:p>0.002070817575705</text:p>
          </table:table-cell>
          <table:table-cell/>
          <table:table-cell table:formula="of:=([.F264]-[.F263])/([.G264]-[.G263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2365.818342524" calcext:value-type="float">
            <text:p>2365.818342524</text:p>
          </table:table-cell>
          <table:table-cell table:number-columns-repeated="3" office:value-type="float" office:value="1182.9091710574" calcext:value-type="float">
            <text:p>1182.9091710574</text:p>
          </table:table-cell>
          <table:table-cell office:value-type="float" office:value="0.0020787822796413" calcext:value-type="float">
            <text:p>0.002078782279641</text:p>
          </table:table-cell>
          <table:table-cell/>
          <table:table-cell table:formula="of:=([.F265]-[.F264])/([.G265]-[.G264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2370.6682339391" calcext:value-type="float">
            <text:p>2370.6682339391</text:p>
          </table:table-cell>
          <table:table-cell table:number-columns-repeated="3" office:value-type="float" office:value="1185.3341167649" calcext:value-type="float">
            <text:p>1185.3341167649</text:p>
          </table:table-cell>
          <table:table-cell office:value-type="float" office:value="0.0020867469835779" calcext:value-type="float">
            <text:p>0.002086746983578</text:p>
          </table:table-cell>
          <table:table-cell/>
          <table:table-cell table:formula="of:=([.F266]-[.F265])/([.G266]-[.G265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2375.5181253542" calcext:value-type="float">
            <text:p>2375.5181253542</text:p>
          </table:table-cell>
          <table:table-cell table:number-columns-repeated="3" office:value-type="float" office:value="1187.7590624725" calcext:value-type="float">
            <text:p>1187.7590624725</text:p>
          </table:table-cell>
          <table:table-cell office:value-type="float" office:value="0.0020947116875145" calcext:value-type="float">
            <text:p>0.002094711687515</text:p>
          </table:table-cell>
          <table:table-cell/>
          <table:table-cell table:formula="of:=([.F267]-[.F266])/([.G267]-[.G266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2380.3680167693" calcext:value-type="float">
            <text:p>2380.3680167693</text:p>
          </table:table-cell>
          <table:table-cell table:number-columns-repeated="3" office:value-type="float" office:value="1190.18400818" calcext:value-type="float">
            <text:p>1190.18400818</text:p>
          </table:table-cell>
          <table:table-cell office:value-type="float" office:value="0.0021026763914511" calcext:value-type="float">
            <text:p>0.002102676391451</text:p>
          </table:table-cell>
          <table:table-cell/>
          <table:table-cell table:formula="of:=([.F268]-[.F267])/([.G268]-[.G267])" office:value-type="float" office:value="304461.499997007" calcext:value-type="float">
            <text:p>304461.499997007</text:p>
          </table:table-cell>
          <table:table-cell table:number-columns-repeated="2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2385.2179081844" calcext:value-type="float">
            <text:p>2385.2179081844</text:p>
          </table:table-cell>
          <table:table-cell table:number-columns-repeated="3" office:value-type="float" office:value="1192.6089538876" calcext:value-type="float">
            <text:p>1192.6089538876</text:p>
          </table:table-cell>
          <table:table-cell office:value-type="float" office:value="0.0021106410953878" calcext:value-type="float">
            <text:p>0.002110641095388</text:p>
          </table:table-cell>
          <table:table-cell/>
          <table:table-cell table:formula="of:=([.F269]-[.F268])/([.G269]-[.G268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2390.0677995995" calcext:value-type="float">
            <text:p>2390.0677995995</text:p>
          </table:table-cell>
          <table:table-cell table:number-columns-repeated="3" office:value-type="float" office:value="1195.0338995951" calcext:value-type="float">
            <text:p>1195.0338995951</text:p>
          </table:table-cell>
          <table:table-cell office:value-type="float" office:value="0.0021186057993244" calcext:value-type="float">
            <text:p>0.002118605799324</text:p>
          </table:table-cell>
          <table:table-cell/>
          <table:table-cell table:formula="of:=([.F270]-[.F269])/([.G270]-[.G26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2394.9176910146" calcext:value-type="float">
            <text:p>2394.9176910146</text:p>
          </table:table-cell>
          <table:table-cell table:number-columns-repeated="3" office:value-type="float" office:value="1197.4588453027" calcext:value-type="float">
            <text:p>1197.4588453027</text:p>
          </table:table-cell>
          <table:table-cell office:value-type="float" office:value="0.002126570503261" calcext:value-type="float">
            <text:p>0.002126570503261</text:p>
          </table:table-cell>
          <table:table-cell/>
          <table:table-cell table:formula="of:=([.F271]-[.F270])/([.G271]-[.G27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2399.7675824298" calcext:value-type="float">
            <text:p>2399.7675824298</text:p>
          </table:table-cell>
          <table:table-cell table:number-columns-repeated="3" office:value-type="float" office:value="1199.8837910103" calcext:value-type="float">
            <text:p>1199.8837910103</text:p>
          </table:table-cell>
          <table:table-cell office:value-type="float" office:value="0.0021345352071976" calcext:value-type="float">
            <text:p>0.002134535207198</text:p>
          </table:table-cell>
          <table:table-cell/>
          <table:table-cell table:formula="of:=([.F272]-[.F271])/([.G272]-[.G271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2404.6174738449" calcext:value-type="float">
            <text:p>2404.6174738449</text:p>
          </table:table-cell>
          <table:table-cell table:number-columns-repeated="3" office:value-type="float" office:value="1202.3087367178" calcext:value-type="float">
            <text:p>1202.3087367178</text:p>
          </table:table-cell>
          <table:table-cell office:value-type="float" office:value="0.0021424999111343" calcext:value-type="float">
            <text:p>0.002142499911134</text:p>
          </table:table-cell>
          <table:table-cell/>
          <table:table-cell table:formula="of:=([.F273]-[.F272])/([.G273]-[.G27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2409.46736526" calcext:value-type="float">
            <text:p>2409.46736526</text:p>
          </table:table-cell>
          <table:table-cell table:number-columns-repeated="3" office:value-type="float" office:value="1204.7336824254" calcext:value-type="float">
            <text:p>1204.7336824254</text:p>
          </table:table-cell>
          <table:table-cell office:value-type="float" office:value="0.0021504646150709" calcext:value-type="float">
            <text:p>0.002150464615071</text:p>
          </table:table-cell>
          <table:table-cell/>
          <table:table-cell table:formula="of:=([.F274]-[.F273])/([.G274]-[.G273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2414.3172566752" calcext:value-type="float">
            <text:p>2414.3172566752</text:p>
          </table:table-cell>
          <table:table-cell table:number-columns-repeated="3" office:value-type="float" office:value="1207.1586281329" calcext:value-type="float">
            <text:p>1207.1586281329</text:p>
          </table:table-cell>
          <table:table-cell office:value-type="float" office:value="0.0021584293190075" calcext:value-type="float">
            <text:p>0.002158429319008</text:p>
          </table:table-cell>
          <table:table-cell/>
          <table:table-cell table:formula="of:=([.F275]-[.F274])/([.G275]-[.G27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2419.1671480903" calcext:value-type="float">
            <text:p>2419.1671480903</text:p>
          </table:table-cell>
          <table:table-cell table:number-columns-repeated="3" office:value-type="float" office:value="1209.5835738405" calcext:value-type="float">
            <text:p>1209.5835738405</text:p>
          </table:table-cell>
          <table:table-cell office:value-type="float" office:value="0.0021663940229441" calcext:value-type="float">
            <text:p>0.002166394022944</text:p>
          </table:table-cell>
          <table:table-cell/>
          <table:table-cell table:formula="of:=([.F276]-[.F275])/([.G276]-[.G275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2424.0170395054" calcext:value-type="float">
            <text:p>2424.0170395054</text:p>
          </table:table-cell>
          <table:table-cell table:number-columns-repeated="3" office:value-type="float" office:value="1212.0085195481" calcext:value-type="float">
            <text:p>1212.0085195481</text:p>
          </table:table-cell>
          <table:table-cell office:value-type="float" office:value="0.0021743587268807" calcext:value-type="float">
            <text:p>0.002174358726881</text:p>
          </table:table-cell>
          <table:table-cell/>
          <table:table-cell table:formula="of:=([.F277]-[.F276])/([.G277]-[.G276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428.8669309205" calcext:value-type="float">
            <text:p>2428.8669309205</text:p>
          </table:table-cell>
          <table:table-cell table:number-columns-repeated="3" office:value-type="float" office:value="1214.4334652556" calcext:value-type="float">
            <text:p>1214.4334652556</text:p>
          </table:table-cell>
          <table:table-cell office:value-type="float" office:value="0.0021823234308174" calcext:value-type="float">
            <text:p>0.002182323430817</text:p>
          </table:table-cell>
          <table:table-cell/>
          <table:table-cell table:formula="of:=([.F278]-[.F277])/([.G278]-[.G277])" office:value-type="float" office:value="304461.500000849" calcext:value-type="float">
            <text:p>304461.500000849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2433.7168223356" calcext:value-type="float">
            <text:p>2433.7168223356</text:p>
          </table:table-cell>
          <table:table-cell table:number-columns-repeated="3" office:value-type="float" office:value="1216.8584109632" calcext:value-type="float">
            <text:p>1216.8584109632</text:p>
          </table:table-cell>
          <table:table-cell office:value-type="float" office:value="0.002190288134754" calcext:value-type="float">
            <text:p>0.002190288134754</text:p>
          </table:table-cell>
          <table:table-cell/>
          <table:table-cell table:formula="of:=([.F279]-[.F278])/([.G279]-[.G278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2438.5667137507" calcext:value-type="float">
            <text:p>2438.5667137507</text:p>
          </table:table-cell>
          <table:table-cell table:number-columns-repeated="3" office:value-type="float" office:value="1219.2833566707" calcext:value-type="float">
            <text:p>1219.2833566707</text:p>
          </table:table-cell>
          <table:table-cell office:value-type="float" office:value="0.0021982528386906" calcext:value-type="float">
            <text:p>0.002198252838691</text:p>
          </table:table-cell>
          <table:table-cell/>
          <table:table-cell table:formula="of:=([.F280]-[.F279])/([.G280]-[.G27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2443.4166051658" calcext:value-type="float">
            <text:p>2443.4166051658</text:p>
          </table:table-cell>
          <table:table-cell table:number-columns-repeated="3" office:value-type="float" office:value="1221.7083023783" calcext:value-type="float">
            <text:p>1221.7083023783</text:p>
          </table:table-cell>
          <table:table-cell office:value-type="float" office:value="0.0022062175426272" calcext:value-type="float">
            <text:p>0.002206217542627</text:p>
          </table:table-cell>
          <table:table-cell/>
          <table:table-cell table:formula="of:=([.F281]-[.F280])/([.G281]-[.G280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2448.2664965809" calcext:value-type="float">
            <text:p>2448.2664965809</text:p>
          </table:table-cell>
          <table:table-cell table:number-columns-repeated="3" office:value-type="float" office:value="1224.1332480858" calcext:value-type="float">
            <text:p>1224.1332480858</text:p>
          </table:table-cell>
          <table:table-cell office:value-type="float" office:value="0.0022141822465639" calcext:value-type="float">
            <text:p>0.002214182246564</text:p>
          </table:table-cell>
          <table:table-cell/>
          <table:table-cell table:formula="of:=([.F282]-[.F281])/([.G282]-[.G28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2453.116387996" calcext:value-type="float">
            <text:p>2453.116387996</text:p>
          </table:table-cell>
          <table:table-cell table:number-columns-repeated="3" office:value-type="float" office:value="1226.5581937934" calcext:value-type="float">
            <text:p>1226.5581937934</text:p>
          </table:table-cell>
          <table:table-cell office:value-type="float" office:value="0.0022221469505005" calcext:value-type="float">
            <text:p>0.002222146950501</text:p>
          </table:table-cell>
          <table:table-cell/>
          <table:table-cell table:formula="of:=([.F283]-[.F282])/([.G283]-[.G28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2457.9662794112" calcext:value-type="float">
            <text:p>2457.9662794112</text:p>
          </table:table-cell>
          <table:table-cell table:number-columns-repeated="3" office:value-type="float" office:value="1228.983139501" calcext:value-type="float">
            <text:p>1228.983139501</text:p>
          </table:table-cell>
          <table:table-cell office:value-type="float" office:value="0.0022301116544371" calcext:value-type="float">
            <text:p>0.002230111654437</text:p>
          </table:table-cell>
          <table:table-cell/>
          <table:table-cell table:formula="of:=([.F284]-[.F283])/([.G284]-[.G283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2462.8161708263" calcext:value-type="float">
            <text:p>2462.8161708263</text:p>
          </table:table-cell>
          <table:table-cell table:number-columns-repeated="3" office:value-type="float" office:value="1231.4080852085" calcext:value-type="float">
            <text:p>1231.4080852085</text:p>
          </table:table-cell>
          <table:table-cell office:value-type="float" office:value="0.0022380763583737" calcext:value-type="float">
            <text:p>0.002238076358374</text:p>
          </table:table-cell>
          <table:table-cell/>
          <table:table-cell table:formula="of:=([.F285]-[.F284])/([.G285]-[.G284])" office:value-type="float" office:value="304461.499997007" calcext:value-type="float">
            <text:p>304461.499997007</text:p>
          </table:table-cell>
          <table:table-cell table:number-columns-repeated="2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2467.6660622414" calcext:value-type="float">
            <text:p>2467.6660622414</text:p>
          </table:table-cell>
          <table:table-cell table:number-columns-repeated="3" office:value-type="float" office:value="1233.8330309161" calcext:value-type="float">
            <text:p>1233.8330309161</text:p>
          </table:table-cell>
          <table:table-cell office:value-type="float" office:value="0.0022460410623104" calcext:value-type="float">
            <text:p>0.00224604106231</text:p>
          </table:table-cell>
          <table:table-cell/>
          <table:table-cell table:formula="of:=([.F286]-[.F285])/([.G286]-[.G28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2472.5159536565" calcext:value-type="float">
            <text:p>2472.5159536565</text:p>
          </table:table-cell>
          <table:table-cell table:number-columns-repeated="3" office:value-type="float" office:value="1236.2579766236" calcext:value-type="float">
            <text:p>1236.2579766236</text:p>
          </table:table-cell>
          <table:table-cell office:value-type="float" office:value="0.002254005766247" calcext:value-type="float">
            <text:p>0.002254005766247</text:p>
          </table:table-cell>
          <table:table-cell/>
          <table:table-cell table:formula="of:=([.F287]-[.F286])/([.G287]-[.G286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2477.3658450717" calcext:value-type="float">
            <text:p>2477.3658450717</text:p>
          </table:table-cell>
          <table:table-cell table:number-columns-repeated="3" office:value-type="float" office:value="1238.6829223312" calcext:value-type="float">
            <text:p>1238.6829223312</text:p>
          </table:table-cell>
          <table:table-cell office:value-type="float" office:value="0.0022619704701836" calcext:value-type="float">
            <text:p>0.002261970470184</text:p>
          </table:table-cell>
          <table:table-cell/>
          <table:table-cell table:formula="of:=([.F288]-[.F287])/([.G288]-[.G287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2482.2157364868" calcext:value-type="float">
            <text:p>2482.2157364868</text:p>
          </table:table-cell>
          <table:table-cell table:number-columns-repeated="3" office:value-type="float" office:value="1241.1078680387" calcext:value-type="float">
            <text:p>1241.1078680387</text:p>
          </table:table-cell>
          <table:table-cell office:value-type="float" office:value="0.0022699351741202" calcext:value-type="float">
            <text:p>0.00226993517412</text:p>
          </table:table-cell>
          <table:table-cell/>
          <table:table-cell table:formula="of:=([.F289]-[.F288])/([.G289]-[.G28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2487.0656279019" calcext:value-type="float">
            <text:p>2487.0656279019</text:p>
          </table:table-cell>
          <table:table-cell table:number-columns-repeated="3" office:value-type="float" office:value="1243.5328137463" calcext:value-type="float">
            <text:p>1243.5328137463</text:p>
          </table:table-cell>
          <table:table-cell office:value-type="float" office:value="0.0022778998780568" calcext:value-type="float">
            <text:p>0.002277899878057</text:p>
          </table:table-cell>
          <table:table-cell/>
          <table:table-cell table:formula="of:=([.F290]-[.F289])/([.G290]-[.G289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2491.915519317" calcext:value-type="float">
            <text:p>2491.915519317</text:p>
          </table:table-cell>
          <table:table-cell table:number-columns-repeated="3" office:value-type="float" office:value="1245.9577594539" calcext:value-type="float">
            <text:p>1245.9577594539</text:p>
          </table:table-cell>
          <table:table-cell office:value-type="float" office:value="0.0022858645819935" calcext:value-type="float">
            <text:p>0.002285864581994</text:p>
          </table:table-cell>
          <table:table-cell/>
          <table:table-cell table:formula="of:=([.F291]-[.F290])/([.G291]-[.G290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2496.7654107321" calcext:value-type="float">
            <text:p>2496.7654107321</text:p>
          </table:table-cell>
          <table:table-cell table:number-columns-repeated="3" office:value-type="float" office:value="1248.3827051614" calcext:value-type="float">
            <text:p>1248.3827051614</text:p>
          </table:table-cell>
          <table:table-cell office:value-type="float" office:value="0.0022938292859301" calcext:value-type="float">
            <text:p>0.00229382928593</text:p>
          </table:table-cell>
          <table:table-cell/>
          <table:table-cell table:formula="of:=([.F292]-[.F291])/([.G292]-[.G29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2501.6153021472" calcext:value-type="float">
            <text:p>2501.6153021472</text:p>
          </table:table-cell>
          <table:table-cell table:number-columns-repeated="3" office:value-type="float" office:value="1250.807650869" calcext:value-type="float">
            <text:p>1250.807650869</text:p>
          </table:table-cell>
          <table:table-cell office:value-type="float" office:value="0.0023017939898667" calcext:value-type="float">
            <text:p>0.002301793989867</text:p>
          </table:table-cell>
          <table:table-cell/>
          <table:table-cell table:formula="of:=([.F293]-[.F292])/([.G293]-[.G29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2506.4651935623" calcext:value-type="float">
            <text:p>2506.4651935623</text:p>
          </table:table-cell>
          <table:table-cell table:number-columns-repeated="3" office:value-type="float" office:value="1253.2325965765" calcext:value-type="float">
            <text:p>1253.2325965765</text:p>
          </table:table-cell>
          <table:table-cell office:value-type="float" office:value="0.0023097586938033" calcext:value-type="float">
            <text:p>0.002309758693803</text:p>
          </table:table-cell>
          <table:table-cell/>
          <table:table-cell table:formula="of:=([.F294]-[.F293])/([.G294]-[.G293])" office:value-type="float" office:value="304461.499997007" calcext:value-type="float">
            <text:p>304461.499997007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2511.3150849774" calcext:value-type="float">
            <text:p>2511.3150849774</text:p>
          </table:table-cell>
          <table:table-cell table:number-columns-repeated="3" office:value-type="float" office:value="1255.6575422841" calcext:value-type="float">
            <text:p>1255.6575422841</text:p>
          </table:table-cell>
          <table:table-cell office:value-type="float" office:value="0.00231772339774" calcext:value-type="float">
            <text:p>0.00231772339774</text:p>
          </table:table-cell>
          <table:table-cell/>
          <table:table-cell table:formula="of:=([.F295]-[.F294])/([.G295]-[.G294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2516.1649763925" calcext:value-type="float">
            <text:p>2516.1649763925</text:p>
          </table:table-cell>
          <table:table-cell table:number-columns-repeated="3" office:value-type="float" office:value="1258.0824879916" calcext:value-type="float">
            <text:p>1258.0824879916</text:p>
          </table:table-cell>
          <table:table-cell office:value-type="float" office:value="0.0023256881016766" calcext:value-type="float">
            <text:p>0.002325688101677</text:p>
          </table:table-cell>
          <table:table-cell/>
          <table:table-cell table:formula="of:=([.F296]-[.F295])/([.G296]-[.G295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2521.0148678077" calcext:value-type="float">
            <text:p>2521.0148678077</text:p>
          </table:table-cell>
          <table:table-cell table:number-columns-repeated="3" office:value-type="float" office:value="1260.5074336992" calcext:value-type="float">
            <text:p>1260.5074336992</text:p>
          </table:table-cell>
          <table:table-cell office:value-type="float" office:value="0.0023336528056132" calcext:value-type="float">
            <text:p>0.002333652805613</text:p>
          </table:table-cell>
          <table:table-cell/>
          <table:table-cell table:formula="of:=([.F297]-[.F296])/([.G297]-[.G296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525.8647592228" calcext:value-type="float">
            <text:p>2525.8647592228</text:p>
          </table:table-cell>
          <table:table-cell table:number-columns-repeated="3" office:value-type="float" office:value="1262.9323794068" calcext:value-type="float">
            <text:p>1262.9323794068</text:p>
          </table:table-cell>
          <table:table-cell office:value-type="float" office:value="0.0023416175095498" calcext:value-type="float">
            <text:p>0.00234161750955</text:p>
          </table:table-cell>
          <table:table-cell/>
          <table:table-cell table:formula="of:=([.F298]-[.F297])/([.G298]-[.G297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2530.7146506379" calcext:value-type="float">
            <text:p>2530.7146506379</text:p>
          </table:table-cell>
          <table:table-cell table:number-columns-repeated="3" office:value-type="float" office:value="1265.3573251143" calcext:value-type="float">
            <text:p>1265.3573251143</text:p>
          </table:table-cell>
          <table:table-cell office:value-type="float" office:value="0.0023495822134865" calcext:value-type="float">
            <text:p>0.002349582213487</text:p>
          </table:table-cell>
          <table:table-cell/>
          <table:table-cell table:formula="of:=([.F299]-[.F298])/([.G299]-[.G29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2535.564542053" calcext:value-type="float">
            <text:p>2535.564542053</text:p>
          </table:table-cell>
          <table:table-cell table:number-columns-repeated="3" office:value-type="float" office:value="1267.7822708219" calcext:value-type="float">
            <text:p>1267.7822708219</text:p>
          </table:table-cell>
          <table:table-cell office:value-type="float" office:value="0.0023575469174231" calcext:value-type="float">
            <text:p>0.002357546917423</text:p>
          </table:table-cell>
          <table:table-cell/>
          <table:table-cell table:formula="of:=([.F300]-[.F299])/([.G300]-[.G29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2540.4144334682" calcext:value-type="float">
            <text:p>2540.4144334682</text:p>
          </table:table-cell>
          <table:table-cell table:number-columns-repeated="3" office:value-type="float" office:value="1270.2072165294" calcext:value-type="float">
            <text:p>1270.2072165294</text:p>
          </table:table-cell>
          <table:table-cell office:value-type="float" office:value="0.0023655116213597" calcext:value-type="float">
            <text:p>0.00236551162136</text:p>
          </table:table-cell>
          <table:table-cell/>
          <table:table-cell table:formula="of:=([.F301]-[.F300])/([.G301]-[.G30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2545.2643248833" calcext:value-type="float">
            <text:p>2545.2643248833</text:p>
          </table:table-cell>
          <table:table-cell table:number-columns-repeated="3" office:value-type="float" office:value="1272.632162237" calcext:value-type="float">
            <text:p>1272.632162237</text:p>
          </table:table-cell>
          <table:table-cell office:value-type="float" office:value="0.0023734763252963" calcext:value-type="float">
            <text:p>0.002373476325296</text:p>
          </table:table-cell>
          <table:table-cell/>
          <table:table-cell table:formula="of:=([.F302]-[.F301])/([.G302]-[.G301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.0012</text:p>
          </table:table-cell>
          <table:table-cell office:value-type="float" office:value="2550.1142162984" calcext:value-type="float">
            <text:p>2550.1142162984</text:p>
          </table:table-cell>
          <table:table-cell table:number-columns-repeated="3" office:value-type="float" office:value="1275.0571079446" calcext:value-type="float">
            <text:p>1275.0571079446</text:p>
          </table:table-cell>
          <table:table-cell office:value-type="float" office:value="0.0023814410292329" calcext:value-type="float">
            <text:p>0.002381441029233</text:p>
          </table:table-cell>
          <table:table-cell/>
          <table:table-cell table:formula="of:=([.F303]-[.F302])/([.G303]-[.G302])" office:value-type="float" office:value="608923.000015953" calcext:value-type="float">
            <text:p>608923.000015953</text:p>
          </table:table-cell>
          <table:table-cell table:number-columns-repeated="2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2540.4570405962" calcext:value-type="float">
            <text:p>2540.4570405962</text:p>
          </table:table-cell>
          <table:table-cell table:number-columns-repeated="3" office:value-type="float" office:value="1270.2285202981" calcext:value-type="float">
            <text:p>1270.2285202981</text:p>
          </table:table-cell>
          <table:table-cell office:value-type="float" office:value="0.0023735113112778" calcext:value-type="float">
            <text:p>0.002373511311278</text:p>
          </table:table-cell>
          <table:table-cell/>
          <table:table-cell table:formula="of:=([.F304]-[.F303])/([.G304]-[.G303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2530.7998652998" calcext:value-type="float">
            <text:p>2530.7998652998</text:p>
          </table:table-cell>
          <table:table-cell table:number-columns-repeated="3" office:value-type="float" office:value="1265.3999326499" calcext:value-type="float">
            <text:p>1265.3999326499</text:p>
          </table:table-cell>
          <table:table-cell office:value-type="float" office:value="0.0023655815933196" calcext:value-type="float">
            <text:p>0.00236558159332</text:p>
          </table:table-cell>
          <table:table-cell/>
          <table:table-cell table:formula="of:=([.F305]-[.F304])/([.G305]-[.G304])" office:value-type="float" office:value="608923.000004888" calcext:value-type="float">
            <text:p>608923.000004888</text:p>
          </table:table-cell>
          <table:table-cell table:number-columns-repeated="2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2521.1426900033" calcext:value-type="float">
            <text:p>2521.1426900033</text:p>
          </table:table-cell>
          <table:table-cell table:number-columns-repeated="3" office:value-type="float" office:value="1260.5713450016" calcext:value-type="float">
            <text:p>1260.5713450016</text:p>
          </table:table-cell>
          <table:table-cell office:value-type="float" office:value="0.0023576518753614" calcext:value-type="float">
            <text:p>0.002357651875361</text:p>
          </table:table-cell>
          <table:table-cell/>
          <table:table-cell table:formula="of:=([.F306]-[.F305])/([.G306]-[.G305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2511.4855147068" calcext:value-type="float">
            <text:p>2511.4855147068</text:p>
          </table:table-cell>
          <table:table-cell table:number-columns-repeated="3" office:value-type="float" office:value="1255.7427573534" calcext:value-type="float">
            <text:p>1255.7427573534</text:p>
          </table:table-cell>
          <table:table-cell office:value-type="float" office:value="0.0023497221574032" calcext:value-type="float">
            <text:p>0.002349722157403</text:p>
          </table:table-cell>
          <table:table-cell/>
          <table:table-cell table:formula="of:=([.F307]-[.F306])/([.G307]-[.G306])" office:value-type="float" office:value="608922.99999996" calcext:value-type="float">
            <text:p>608922.99999996</text:p>
          </table:table-cell>
          <table:table-cell table:number-columns-repeated="2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501.8283394103" calcext:value-type="float">
            <text:p>2501.8283394103</text:p>
          </table:table-cell>
          <table:table-cell table:number-columns-repeated="3" office:value-type="float" office:value="1250.9141697052" calcext:value-type="float">
            <text:p>1250.9141697052</text:p>
          </table:table-cell>
          <table:table-cell office:value-type="float" office:value="0.0023417924394451" calcext:value-type="float">
            <text:p>0.002341792439445</text:p>
          </table:table-cell>
          <table:table-cell/>
          <table:table-cell table:formula="of:=([.F308]-[.F307])/([.G308]-[.G307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2492.1711641138" calcext:value-type="float">
            <text:p>2492.1711641138</text:p>
          </table:table-cell>
          <table:table-cell table:number-columns-repeated="3" office:value-type="float" office:value="1246.0855820569" calcext:value-type="float">
            <text:p>1246.0855820569</text:p>
          </table:table-cell>
          <table:table-cell office:value-type="float" office:value="0.0023338627214869" calcext:value-type="float">
            <text:p>0.002333862721487</text:p>
          </table:table-cell>
          <table:table-cell/>
          <table:table-cell table:formula="of:=([.F309]-[.F308])/([.G309]-[.G308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2482.5139888173" calcext:value-type="float">
            <text:p>2482.5139888173</text:p>
          </table:table-cell>
          <table:table-cell table:number-columns-repeated="3" office:value-type="float" office:value="1241.2569944087" calcext:value-type="float">
            <text:p>1241.2569944087</text:p>
          </table:table-cell>
          <table:table-cell office:value-type="float" office:value="0.0023259330035287" calcext:value-type="float">
            <text:p>0.002325933003529</text:p>
          </table:table-cell>
          <table:table-cell/>
          <table:table-cell table:formula="of:=([.F310]-[.F309])/([.G310]-[.G309])" office:value-type="float" office:value="608923.000012581" calcext:value-type="float">
            <text:p>608923.000012581</text:p>
          </table:table-cell>
          <table:table-cell table:number-columns-repeated="2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2472.8568135209" calcext:value-type="float">
            <text:p>2472.8568135209</text:p>
          </table:table-cell>
          <table:table-cell table:number-columns-repeated="3" office:value-type="float" office:value="1236.4284067604" calcext:value-type="float">
            <text:p>1236.4284067604</text:p>
          </table:table-cell>
          <table:table-cell office:value-type="float" office:value="0.0023180032855706" calcext:value-type="float">
            <text:p>0.002318003285571</text:p>
          </table:table-cell>
          <table:table-cell/>
          <table:table-cell table:formula="of:=([.F311]-[.F310])/([.G311]-[.G310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2463.1996382244" calcext:value-type="float">
            <text:p>2463.1996382244</text:p>
          </table:table-cell>
          <table:table-cell table:number-columns-repeated="3" office:value-type="float" office:value="1231.5998191122" calcext:value-type="float">
            <text:p>1231.5998191122</text:p>
          </table:table-cell>
          <table:table-cell office:value-type="float" office:value="0.0023100735676124" calcext:value-type="float">
            <text:p>0.002310073567612</text:p>
          </table:table-cell>
          <table:table-cell/>
          <table:table-cell table:formula="of:=([.F312]-[.F311])/([.G312]-[.G311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2453.5424629279" calcext:value-type="float">
            <text:p>2453.5424629279</text:p>
          </table:table-cell>
          <table:table-cell table:number-columns-repeated="3" office:value-type="float" office:value="1226.7712314639" calcext:value-type="float">
            <text:p>1226.7712314639</text:p>
          </table:table-cell>
          <table:table-cell office:value-type="float" office:value="0.0023021438496542" calcext:value-type="float">
            <text:p>0.002302143849654</text:p>
          </table:table-cell>
          <table:table-cell/>
          <table:table-cell table:formula="of:=([.F313]-[.F312])/([.G313]-[.G312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2443.8852876314" calcext:value-type="float">
            <text:p>2443.8852876314</text:p>
          </table:table-cell>
          <table:table-cell table:number-columns-repeated="3" office:value-type="float" office:value="1221.9426438157" calcext:value-type="float">
            <text:p>1221.9426438157</text:p>
          </table:table-cell>
          <table:table-cell office:value-type="float" office:value="0.0022942141316961" calcext:value-type="float">
            <text:p>0.002294214131696</text:p>
          </table:table-cell>
          <table:table-cell/>
          <table:table-cell table:formula="of:=([.F314]-[.F313])/([.G314]-[.G313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2434.2281123349" calcext:value-type="float">
            <text:p>2434.2281123349</text:p>
          </table:table-cell>
          <table:table-cell table:number-columns-repeated="3" office:value-type="float" office:value="1217.1140561675" calcext:value-type="float">
            <text:p>1217.1140561675</text:p>
          </table:table-cell>
          <table:table-cell office:value-type="float" office:value="0.0022862844137379" calcext:value-type="float">
            <text:p>0.002286284413738</text:p>
          </table:table-cell>
          <table:table-cell/>
          <table:table-cell table:formula="of:=([.F315]-[.F314])/([.G315]-[.G314])" office:value-type="float" office:value="608923.000004921" calcext:value-type="float">
            <text:p>608923.000004921</text:p>
          </table:table-cell>
          <table:table-cell table:number-columns-repeated="2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2424.5709370384" calcext:value-type="float">
            <text:p>2424.5709370384</text:p>
          </table:table-cell>
          <table:table-cell table:number-columns-repeated="3" office:value-type="float" office:value="1212.2854685192" calcext:value-type="float">
            <text:p>1212.2854685192</text:p>
          </table:table-cell>
          <table:table-cell office:value-type="float" office:value="0.0022783546957797" calcext:value-type="float">
            <text:p>0.00227835469578</text:p>
          </table:table-cell>
          <table:table-cell/>
          <table:table-cell table:formula="of:=([.F316]-[.F315])/([.G316]-[.G315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2414.9137617419" calcext:value-type="float">
            <text:p>2414.9137617419</text:p>
          </table:table-cell>
          <table:table-cell table:number-columns-repeated="3" office:value-type="float" office:value="1207.456880871" calcext:value-type="float">
            <text:p>1207.456880871</text:p>
          </table:table-cell>
          <table:table-cell office:value-type="float" office:value="0.0022704249778215" calcext:value-type="float">
            <text:p>0.002270424977822</text:p>
          </table:table-cell>
          <table:table-cell/>
          <table:table-cell table:formula="of:=([.F317]-[.F316])/([.G317]-[.G316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2405.2565864454" calcext:value-type="float">
            <text:p>2405.2565864454</text:p>
          </table:table-cell>
          <table:table-cell table:number-columns-repeated="3" office:value-type="float" office:value="1202.6282932227" calcext:value-type="float">
            <text:p>1202.6282932227</text:p>
          </table:table-cell>
          <table:table-cell office:value-type="float" office:value="0.0022624952598634" calcext:value-type="float">
            <text:p>0.002262495259863</text:p>
          </table:table-cell>
          <table:table-cell/>
          <table:table-cell table:formula="of:=([.F318]-[.F317])/([.G318]-[.G317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2395.599411149" calcext:value-type="float">
            <text:p>2395.599411149</text:p>
          </table:table-cell>
          <table:table-cell table:number-columns-repeated="3" office:value-type="float" office:value="1197.7997055745" calcext:value-type="float">
            <text:p>1197.7997055745</text:p>
          </table:table-cell>
          <table:table-cell office:value-type="float" office:value="0.0022545655419052" calcext:value-type="float">
            <text:p>0.002254565541905</text:p>
          </table:table-cell>
          <table:table-cell/>
          <table:table-cell table:formula="of:=([.F319]-[.F318])/([.G319]-[.G318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2385.9422358525" calcext:value-type="float">
            <text:p>2385.9422358525</text:p>
          </table:table-cell>
          <table:table-cell table:number-columns-repeated="3" office:value-type="float" office:value="1192.9711179262" calcext:value-type="float">
            <text:p>1192.9711179262</text:p>
          </table:table-cell>
          <table:table-cell office:value-type="float" office:value="0.002246635823947" calcext:value-type="float">
            <text:p>0.002246635823947</text:p>
          </table:table-cell>
          <table:table-cell/>
          <table:table-cell table:formula="of:=([.F320]-[.F319])/([.G320]-[.G319])" office:value-type="float" office:value="608922.999999931" calcext:value-type="float">
            <text:p>608922.999999931</text:p>
          </table:table-cell>
          <table:table-cell table:number-columns-repeated="2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2376.285060556" calcext:value-type="float">
            <text:p>2376.285060556</text:p>
          </table:table-cell>
          <table:table-cell table:number-columns-repeated="3" office:value-type="float" office:value="1188.142530278" calcext:value-type="float">
            <text:p>1188.142530278</text:p>
          </table:table-cell>
          <table:table-cell office:value-type="float" office:value="0.0022387061059889" calcext:value-type="float">
            <text:p>0.002238706105989</text:p>
          </table:table-cell>
          <table:table-cell/>
          <table:table-cell table:formula="of:=([.F321]-[.F320])/([.G321]-[.G320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2366.6278852595" calcext:value-type="float">
            <text:p>2366.6278852595</text:p>
          </table:table-cell>
          <table:table-cell table:number-columns-repeated="3" office:value-type="float" office:value="1183.3139426298" calcext:value-type="float">
            <text:p>1183.3139426298</text:p>
          </table:table-cell>
          <table:table-cell office:value-type="float" office:value="0.0022307763880307" calcext:value-type="float">
            <text:p>0.002230776388031</text:p>
          </table:table-cell>
          <table:table-cell/>
          <table:table-cell table:formula="of:=([.F322]-[.F321])/([.G322]-[.G321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2356.970709963" calcext:value-type="float">
            <text:p>2356.970709963</text:p>
          </table:table-cell>
          <table:table-cell table:number-columns-repeated="3" office:value-type="float" office:value="1178.4853549815" calcext:value-type="float">
            <text:p>1178.4853549815</text:p>
          </table:table-cell>
          <table:table-cell office:value-type="float" office:value="0.0022228466700725" calcext:value-type="float">
            <text:p>0.002222846670073</text:p>
          </table:table-cell>
          <table:table-cell/>
          <table:table-cell table:formula="of:=([.F323]-[.F322])/([.G323]-[.G322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2347.3135346666" calcext:value-type="float">
            <text:p>2347.3135346666</text:p>
          </table:table-cell>
          <table:table-cell table:number-columns-repeated="3" office:value-type="float" office:value="1173.6567673333" calcext:value-type="float">
            <text:p>1173.6567673333</text:p>
          </table:table-cell>
          <table:table-cell office:value-type="float" office:value="0.0022149169521143" calcext:value-type="float">
            <text:p>0.002214916952114</text:p>
          </table:table-cell>
          <table:table-cell/>
          <table:table-cell table:formula="of:=([.F324]-[.F323])/([.G324]-[.G323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2337.6563593701" calcext:value-type="float">
            <text:p>2337.6563593701</text:p>
          </table:table-cell>
          <table:table-cell table:number-columns-repeated="3" office:value-type="float" office:value="1168.828179685" calcext:value-type="float">
            <text:p>1168.828179685</text:p>
          </table:table-cell>
          <table:table-cell office:value-type="float" office:value="0.0022069872341562" calcext:value-type="float">
            <text:p>0.002206987234156</text:p>
          </table:table-cell>
          <table:table-cell/>
          <table:table-cell table:formula="of:=([.F325]-[.F324])/([.G325]-[.G324])" office:value-type="float" office:value="608922.999992272" calcext:value-type="float">
            <text:p>608922.999992272</text:p>
          </table:table-cell>
          <table:table-cell table:number-columns-repeated="2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2327.9991840735" calcext:value-type="float">
            <text:p>2327.9991840735</text:p>
          </table:table-cell>
          <table:table-cell table:number-columns-repeated="3" office:value-type="float" office:value="1163.9995920368" calcext:value-type="float">
            <text:p>1163.9995920368</text:p>
          </table:table-cell>
          <table:table-cell office:value-type="float" office:value="0.002199057516198" calcext:value-type="float">
            <text:p>0.002199057516198</text:p>
          </table:table-cell>
          <table:table-cell/>
          <table:table-cell table:formula="of:=([.F326]-[.F325])/([.G326]-[.G325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2318.3420087771" calcext:value-type="float">
            <text:p>2318.3420087771</text:p>
          </table:table-cell>
          <table:table-cell table:number-columns-repeated="3" office:value-type="float" office:value="1159.1710043885" calcext:value-type="float">
            <text:p>1159.1710043885</text:p>
          </table:table-cell>
          <table:table-cell office:value-type="float" office:value="0.0021911277982398" calcext:value-type="float">
            <text:p>0.00219112779824</text:p>
          </table:table-cell>
          <table:table-cell/>
          <table:table-cell table:formula="of:=([.F327]-[.F326])/([.G327]-[.G326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308.6848334806" calcext:value-type="float">
            <text:p>2308.6848334806</text:p>
          </table:table-cell>
          <table:table-cell table:number-columns-repeated="3" office:value-type="float" office:value="1154.3424167403" calcext:value-type="float">
            <text:p>1154.3424167403</text:p>
          </table:table-cell>
          <table:table-cell office:value-type="float" office:value="0.0021831980802817" calcext:value-type="float">
            <text:p>0.002183198080282</text:p>
          </table:table-cell>
          <table:table-cell/>
          <table:table-cell table:formula="of:=([.F328]-[.F327])/([.G328]-[.G327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2299.0276581841" calcext:value-type="float">
            <text:p>2299.0276581841</text:p>
          </table:table-cell>
          <table:table-cell table:number-columns-repeated="3" office:value-type="float" office:value="1149.5138290921" calcext:value-type="float">
            <text:p>1149.5138290921</text:p>
          </table:table-cell>
          <table:table-cell office:value-type="float" office:value="0.0021752683623235" calcext:value-type="float">
            <text:p>0.002175268362324</text:p>
          </table:table-cell>
          <table:table-cell/>
          <table:table-cell table:formula="of:=([.F329]-[.F328])/([.G329]-[.G328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2289.3704828876" calcext:value-type="float">
            <text:p>2289.3704828876</text:p>
          </table:table-cell>
          <table:table-cell table:number-columns-repeated="3" office:value-type="float" office:value="1144.6852414438" calcext:value-type="float">
            <text:p>1144.6852414438</text:p>
          </table:table-cell>
          <table:table-cell office:value-type="float" office:value="0.0021673386443653" calcext:value-type="float">
            <text:p>0.002167338644365</text:p>
          </table:table-cell>
          <table:table-cell/>
          <table:table-cell table:formula="of:=([.F330]-[.F329])/([.G330]-[.G329])" office:value-type="float" office:value="608922.999999965" calcext:value-type="float">
            <text:p>608922.999999965</text:p>
          </table:table-cell>
          <table:table-cell table:number-columns-repeated="2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2279.7133075911" calcext:value-type="float">
            <text:p>2279.7133075911</text:p>
          </table:table-cell>
          <table:table-cell table:number-columns-repeated="3" office:value-type="float" office:value="1139.8566537956" calcext:value-type="float">
            <text:p>1139.8566537956</text:p>
          </table:table-cell>
          <table:table-cell office:value-type="float" office:value="0.0021594089264072" calcext:value-type="float">
            <text:p>0.002159408926407</text:p>
          </table:table-cell>
          <table:table-cell/>
          <table:table-cell table:formula="of:=([.F331]-[.F330])/([.G331]-[.G330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2270.0561322946" calcext:value-type="float">
            <text:p>2270.0561322946</text:p>
          </table:table-cell>
          <table:table-cell table:number-columns-repeated="3" office:value-type="float" office:value="1135.0280661473" calcext:value-type="float">
            <text:p>1135.0280661473</text:p>
          </table:table-cell>
          <table:table-cell office:value-type="float" office:value="0.002151479208449" calcext:value-type="float">
            <text:p>0.002151479208449</text:p>
          </table:table-cell>
          <table:table-cell/>
          <table:table-cell table:formula="of:=([.F332]-[.F331])/([.G332]-[.G331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2260.3989569982" calcext:value-type="float">
            <text:p>2260.3989569982</text:p>
          </table:table-cell>
          <table:table-cell table:number-columns-repeated="3" office:value-type="float" office:value="1130.1994784991" calcext:value-type="float">
            <text:p>1130.1994784991</text:p>
          </table:table-cell>
          <table:table-cell office:value-type="float" office:value="0.0021435494904908" calcext:value-type="float">
            <text:p>0.002143549490491</text:p>
          </table:table-cell>
          <table:table-cell/>
          <table:table-cell table:formula="of:=([.F333]-[.F332])/([.G333]-[.G332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2250.7417817017" calcext:value-type="float">
            <text:p>2250.7417817017</text:p>
          </table:table-cell>
          <table:table-cell table:number-columns-repeated="3" office:value-type="float" office:value="1125.3708908508" calcext:value-type="float">
            <text:p>1125.3708908508</text:p>
          </table:table-cell>
          <table:table-cell office:value-type="float" office:value="0.0021356197725326" calcext:value-type="float">
            <text:p>0.002135619772533</text:p>
          </table:table-cell>
          <table:table-cell/>
          <table:table-cell table:formula="of:=([.F334]-[.F333])/([.G334]-[.G333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2241.0846064052" calcext:value-type="float">
            <text:p>2241.0846064052</text:p>
          </table:table-cell>
          <table:table-cell table:number-columns-repeated="3" office:value-type="float" office:value="1120.5423032026" calcext:value-type="float">
            <text:p>1120.5423032026</text:p>
          </table:table-cell>
          <table:table-cell office:value-type="float" office:value="0.0021276900545745" calcext:value-type="float">
            <text:p>0.002127690054575</text:p>
          </table:table-cell>
          <table:table-cell/>
          <table:table-cell table:formula="of:=([.F335]-[.F334])/([.G335]-[.G334])" office:value-type="float" office:value="608922.999992272" calcext:value-type="float">
            <text:p>608922.999992272</text:p>
          </table:table-cell>
          <table:table-cell table:number-columns-repeated="2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2231.4274311087" calcext:value-type="float">
            <text:p>2231.4274311087</text:p>
          </table:table-cell>
          <table:table-cell table:number-columns-repeated="3" office:value-type="float" office:value="1115.7137155544" calcext:value-type="float">
            <text:p>1115.7137155544</text:p>
          </table:table-cell>
          <table:table-cell office:value-type="float" office:value="0.0021197603366163" calcext:value-type="float">
            <text:p>0.002119760336616</text:p>
          </table:table-cell>
          <table:table-cell/>
          <table:table-cell table:formula="of:=([.F336]-[.F335])/([.G336]-[.G335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2221.7702558122" calcext:value-type="float">
            <text:p>2221.7702558122</text:p>
          </table:table-cell>
          <table:table-cell table:number-columns-repeated="3" office:value-type="float" office:value="1110.8851279061" calcext:value-type="float">
            <text:p>1110.8851279061</text:p>
          </table:table-cell>
          <table:table-cell office:value-type="float" office:value="0.0021118306186581" calcext:value-type="float">
            <text:p>0.002111830618658</text:p>
          </table:table-cell>
          <table:table-cell/>
          <table:table-cell table:formula="of:=([.F337]-[.F336])/([.G337]-[.G336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2212.1130805157" calcext:value-type="float">
            <text:p>2212.1130805157</text:p>
          </table:table-cell>
          <table:table-cell table:number-columns-repeated="3" office:value-type="float" office:value="1106.0565402579" calcext:value-type="float">
            <text:p>1106.0565402579</text:p>
          </table:table-cell>
          <table:table-cell office:value-type="float" office:value="0.0021039009007" calcext:value-type="float">
            <text:p>0.0021039009007</text:p>
          </table:table-cell>
          <table:table-cell/>
          <table:table-cell table:formula="of:=([.F338]-[.F337])/([.G338]-[.G337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2202.4559052192" calcext:value-type="float">
            <text:p>2202.4559052192</text:p>
          </table:table-cell>
          <table:table-cell table:number-columns-repeated="3" office:value-type="float" office:value="1101.2279526096" calcext:value-type="float">
            <text:p>1101.2279526096</text:p>
          </table:table-cell>
          <table:table-cell office:value-type="float" office:value="0.0020959711827418" calcext:value-type="float">
            <text:p>0.002095971182742</text:p>
          </table:table-cell>
          <table:table-cell/>
          <table:table-cell table:formula="of:=([.F339]-[.F338])/([.G339]-[.G338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2192.7987299227" calcext:value-type="float">
            <text:p>2192.7987299227</text:p>
          </table:table-cell>
          <table:table-cell table:number-columns-repeated="3" office:value-type="float" office:value="1096.3993649614" calcext:value-type="float">
            <text:p>1096.3993649614</text:p>
          </table:table-cell>
          <table:table-cell office:value-type="float" office:value="0.0020880414647836" calcext:value-type="float">
            <text:p>0.002088041464784</text:p>
          </table:table-cell>
          <table:table-cell/>
          <table:table-cell table:formula="of:=([.F340]-[.F339])/([.G340]-[.G339])" office:value-type="float" office:value="608923.000012581" calcext:value-type="float">
            <text:p>608923.000012581</text:p>
          </table:table-cell>
          <table:table-cell table:number-columns-repeated="2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2183.1415546263" calcext:value-type="float">
            <text:p>2183.1415546263</text:p>
          </table:table-cell>
          <table:table-cell table:number-columns-repeated="3" office:value-type="float" office:value="1091.5707773131" calcext:value-type="float">
            <text:p>1091.5707773131</text:p>
          </table:table-cell>
          <table:table-cell office:value-type="float" office:value="0.0020801117468255" calcext:value-type="float">
            <text:p>0.002080111746826</text:p>
          </table:table-cell>
          <table:table-cell/>
          <table:table-cell table:formula="of:=([.F341]-[.F340])/([.G341]-[.G340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2173.4843793298" calcext:value-type="float">
            <text:p>2173.4843793298</text:p>
          </table:table-cell>
          <table:table-cell table:number-columns-repeated="3" office:value-type="float" office:value="1086.7421896649" calcext:value-type="float">
            <text:p>1086.7421896649</text:p>
          </table:table-cell>
          <table:table-cell office:value-type="float" office:value="0.0020721820288673" calcext:value-type="float">
            <text:p>0.002072182028867</text:p>
          </table:table-cell>
          <table:table-cell/>
          <table:table-cell table:formula="of:=([.F342]-[.F341])/([.G342]-[.G341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2163.8272040333" calcext:value-type="float">
            <text:p>2163.8272040333</text:p>
          </table:table-cell>
          <table:table-cell table:number-columns-repeated="3" office:value-type="float" office:value="1081.9136020166" calcext:value-type="float">
            <text:p>1081.9136020166</text:p>
          </table:table-cell>
          <table:table-cell office:value-type="float" office:value="0.0020642523109091" calcext:value-type="float">
            <text:p>0.002064252310909</text:p>
          </table:table-cell>
          <table:table-cell/>
          <table:table-cell table:formula="of:=([.F343]-[.F342])/([.G343]-[.G342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2154.1700287368" calcext:value-type="float">
            <text:p>2154.1700287368</text:p>
          </table:table-cell>
          <table:table-cell table:number-columns-repeated="3" office:value-type="float" office:value="1077.0850143684" calcext:value-type="float">
            <text:p>1077.0850143684</text:p>
          </table:table-cell>
          <table:table-cell office:value-type="float" office:value="0.0020563225929509" calcext:value-type="float">
            <text:p>0.002056322592951</text:p>
          </table:table-cell>
          <table:table-cell/>
          <table:table-cell table:formula="of:=([.F344]-[.F343])/([.G344]-[.G343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2144.5128534403" calcext:value-type="float">
            <text:p>2144.5128534403</text:p>
          </table:table-cell>
          <table:table-cell table:number-columns-repeated="3" office:value-type="float" office:value="1072.2564267202" calcext:value-type="float">
            <text:p>1072.2564267202</text:p>
          </table:table-cell>
          <table:table-cell office:value-type="float" office:value="0.0020483928749928" calcext:value-type="float">
            <text:p>0.002048392874993</text:p>
          </table:table-cell>
          <table:table-cell/>
          <table:table-cell table:formula="of:=([.F345]-[.F344])/([.G345]-[.G344])" office:value-type="float" office:value="608923.000004888" calcext:value-type="float">
            <text:p>608923.000004888</text:p>
          </table:table-cell>
          <table:table-cell table:number-columns-repeated="2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2134.8556781439" calcext:value-type="float">
            <text:p>2134.8556781439</text:p>
          </table:table-cell>
          <table:table-cell table:number-columns-repeated="3" office:value-type="float" office:value="1067.4278390719" calcext:value-type="float">
            <text:p>1067.4278390719</text:p>
          </table:table-cell>
          <table:table-cell office:value-type="float" office:value="0.0020404631570346" calcext:value-type="float">
            <text:p>0.002040463157035</text:p>
          </table:table-cell>
          <table:table-cell/>
          <table:table-cell table:formula="of:=([.F346]-[.F345])/([.G346]-[.G345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2125.1985028474" calcext:value-type="float">
            <text:p>2125.1985028474</text:p>
          </table:table-cell>
          <table:table-cell table:number-columns-repeated="3" office:value-type="float" office:value="1062.5992514237" calcext:value-type="float">
            <text:p>1062.5992514237</text:p>
          </table:table-cell>
          <table:table-cell office:value-type="float" office:value="0.0020325334390764" calcext:value-type="float">
            <text:p>0.002032533439076</text:p>
          </table:table-cell>
          <table:table-cell/>
          <table:table-cell table:formula="of:=([.F347]-[.F346])/([.G347]-[.G346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2115.5413275508" calcext:value-type="float">
            <text:p>2115.5413275508</text:p>
          </table:table-cell>
          <table:table-cell table:number-columns-repeated="3" office:value-type="float" office:value="1057.7706637754" calcext:value-type="float">
            <text:p>1057.7706637754</text:p>
          </table:table-cell>
          <table:table-cell office:value-type="float" office:value="0.0020246037211183" calcext:value-type="float">
            <text:p>0.002024603721118</text:p>
          </table:table-cell>
          <table:table-cell/>
          <table:table-cell table:formula="of:=([.F348]-[.F347])/([.G348]-[.G347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2105.8841522544" calcext:value-type="float">
            <text:p>2105.8841522544</text:p>
          </table:table-cell>
          <table:table-cell table:number-columns-repeated="3" office:value-type="float" office:value="1052.9420761272" calcext:value-type="float">
            <text:p>1052.9420761272</text:p>
          </table:table-cell>
          <table:table-cell office:value-type="float" office:value="0.0020166740031601" calcext:value-type="float">
            <text:p>0.00201667400316</text:p>
          </table:table-cell>
          <table:table-cell/>
          <table:table-cell table:formula="of:=([.F349]-[.F348])/([.G349]-[.G348])" office:value-type="float" office:value="608923.000004921" calcext:value-type="float">
            <text:p>608923.000004921</text:p>
          </table:table-cell>
          <table:table-cell table:number-columns-repeated="2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2096.2269769579" calcext:value-type="float">
            <text:p>2096.2269769579</text:p>
          </table:table-cell>
          <table:table-cell table:number-columns-repeated="3" office:value-type="float" office:value="1048.1134884789" calcext:value-type="float">
            <text:p>1048.1134884789</text:p>
          </table:table-cell>
          <table:table-cell office:value-type="float" office:value="0.0020087442852019" calcext:value-type="float">
            <text:p>0.002008744285202</text:p>
          </table:table-cell>
          <table:table-cell/>
          <table:table-cell table:formula="of:=([.F350]-[.F349])/([.G350]-[.G349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2086.5698016614" calcext:value-type="float">
            <text:p>2086.5698016614</text:p>
          </table:table-cell>
          <table:table-cell table:number-columns-repeated="3" office:value-type="float" office:value="1043.2849008307" calcext:value-type="float">
            <text:p>1043.2849008307</text:p>
          </table:table-cell>
          <table:table-cell office:value-type="float" office:value="0.0020008145672437" calcext:value-type="float">
            <text:p>0.002000814567244</text:p>
          </table:table-cell>
          <table:table-cell/>
          <table:table-cell table:formula="of:=([.F351]-[.F350])/([.G351]-[.G350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2076.9126263649" calcext:value-type="float">
            <text:p>2076.9126263649</text:p>
          </table:table-cell>
          <table:table-cell table:number-columns-repeated="3" office:value-type="float" office:value="1038.4563131825" calcext:value-type="float">
            <text:p>1038.4563131825</text:p>
          </table:table-cell>
          <table:table-cell office:value-type="float" office:value="0.0019928848492856" calcext:value-type="float">
            <text:p>0.001992884849286</text:p>
          </table:table-cell>
          <table:table-cell/>
          <table:table-cell table:formula="of:=([.F352]-[.F351])/([.G352]-[.G351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067.2554510684" calcext:value-type="float">
            <text:p>2067.2554510684</text:p>
          </table:table-cell>
          <table:table-cell table:number-columns-repeated="3" office:value-type="float" office:value="1033.6277255342" calcext:value-type="float">
            <text:p>1033.6277255342</text:p>
          </table:table-cell>
          <table:table-cell office:value-type="float" office:value="0.0019849551313274" calcext:value-type="float">
            <text:p>0.001984955131327</text:p>
          </table:table-cell>
          <table:table-cell/>
          <table:table-cell table:formula="of:=([.F353]-[.F352])/([.G353]-[.G352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00099600000000001" calcext:value-type="float">
            <text:p>0.000996</text:p>
          </table:table-cell>
          <table:table-cell office:value-type="float" office:value="2057.598275772" calcext:value-type="float">
            <text:p>2057.598275772</text:p>
          </table:table-cell>
          <table:table-cell table:number-columns-repeated="3" office:value-type="float" office:value="1028.799137886" calcext:value-type="float">
            <text:p>1028.799137886</text:p>
          </table:table-cell>
          <table:table-cell office:value-type="float" office:value="0.0019770254133692" calcext:value-type="float">
            <text:p>0.001977025413369</text:p>
          </table:table-cell>
          <table:table-cell/>
          <table:table-cell table:formula="of:=([.F354]-[.F353])/([.G354]-[.G353])" office:value-type="float" office:value="608923.000012595" calcext:value-type="float">
            <text:p>608923.000012595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00099200000000001" calcext:value-type="float">
            <text:p>0.000992</text:p>
          </table:table-cell>
          <table:table-cell office:value-type="float" office:value="2047.9411004755" calcext:value-type="float">
            <text:p>2047.9411004755</text:p>
          </table:table-cell>
          <table:table-cell table:number-columns-repeated="3" office:value-type="float" office:value="1023.9705502377" calcext:value-type="float">
            <text:p>1023.9705502377</text:p>
          </table:table-cell>
          <table:table-cell office:value-type="float" office:value="0.0019690956954111" calcext:value-type="float">
            <text:p>0.001969095695411</text:p>
          </table:table-cell>
          <table:table-cell/>
          <table:table-cell table:formula="of:=([.F355]-[.F354])/([.G355]-[.G354])" office:value-type="float" office:value="608922.999992286" calcext:value-type="float">
            <text:p>608922.999992286</text:p>
          </table:table-cell>
          <table:table-cell table:number-columns-repeated="2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00098800000000001" calcext:value-type="float">
            <text:p>0.000988</text:p>
          </table:table-cell>
          <table:table-cell office:value-type="float" office:value="2038.283925179" calcext:value-type="float">
            <text:p>2038.283925179</text:p>
          </table:table-cell>
          <table:table-cell table:number-columns-repeated="3" office:value-type="float" office:value="1019.1419625895" calcext:value-type="float">
            <text:p>1019.1419625895</text:p>
          </table:table-cell>
          <table:table-cell office:value-type="float" office:value="0.0019611659774529" calcext:value-type="float">
            <text:p>0.001961165977453</text:p>
          </table:table-cell>
          <table:table-cell/>
          <table:table-cell table:formula="of:=([.F356]-[.F355])/([.G356]-[.G355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00098400000000001" calcext:value-type="float">
            <text:p>0.000984</text:p>
          </table:table-cell>
          <table:table-cell office:value-type="float" office:value="2028.6267498825" calcext:value-type="float">
            <text:p>2028.6267498825</text:p>
          </table:table-cell>
          <table:table-cell table:number-columns-repeated="3" office:value-type="float" office:value="1014.3133749412" calcext:value-type="float">
            <text:p>1014.3133749412</text:p>
          </table:table-cell>
          <table:table-cell office:value-type="float" office:value="0.0019532362594947" calcext:value-type="float">
            <text:p>0.001953236259495</text:p>
          </table:table-cell>
          <table:table-cell/>
          <table:table-cell table:formula="of:=([.F357]-[.F356])/([.G357]-[.G356])" office:value-type="float" office:value="608922.999999977" calcext:value-type="float">
            <text:p>608922.999999977</text:p>
          </table:table-cell>
          <table:table-cell table:number-columns-repeated="2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0098000000000001" calcext:value-type="float">
            <text:p>0.00098</text:p>
          </table:table-cell>
          <table:table-cell office:value-type="float" office:value="2018.969574586" calcext:value-type="float">
            <text:p>2018.969574586</text:p>
          </table:table-cell>
          <table:table-cell table:number-columns-repeated="3" office:value-type="float" office:value="1009.484787293" calcext:value-type="float">
            <text:p>1009.484787293</text:p>
          </table:table-cell>
          <table:table-cell office:value-type="float" office:value="0.0019453065415366" calcext:value-type="float">
            <text:p>0.001945306541537</text:p>
          </table:table-cell>
          <table:table-cell/>
          <table:table-cell table:formula="of:=([.F358]-[.F357])/([.G358]-[.G357])" office:value-type="float" office:value="608922.999992286" calcext:value-type="float">
            <text:p>608922.999992286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00097600000000001" calcext:value-type="float">
            <text:p>0.000976</text:p>
          </table:table-cell>
          <table:table-cell office:value-type="float" office:value="2009.3123992895" calcext:value-type="float">
            <text:p>2009.3123992895</text:p>
          </table:table-cell>
          <table:table-cell table:number-columns-repeated="3" office:value-type="float" office:value="1004.6561996448" calcext:value-type="float">
            <text:p>1004.6561996448</text:p>
          </table:table-cell>
          <table:table-cell office:value-type="float" office:value="0.0019373768235784" calcext:value-type="float">
            <text:p>0.001937376823578</text:p>
          </table:table-cell>
          <table:table-cell/>
          <table:table-cell table:formula="of:=([.F359]-[.F358])/([.G359]-[.G358])" office:value-type="float" office:value="608923.00000241" calcext:value-type="float">
            <text:p>608923.00000241</text:p>
          </table:table-cell>
          <table:table-cell table:number-columns-repeated="2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00097200000000001" calcext:value-type="float">
            <text:p>0.000972</text:p>
          </table:table-cell>
          <table:table-cell office:value-type="float" office:value="1999.6552239931" calcext:value-type="float">
            <text:p>1999.6552239931</text:p>
          </table:table-cell>
          <table:table-cell table:number-columns-repeated="3" office:value-type="float" office:value="999.82761199652" calcext:value-type="float">
            <text:p>999.82761199652</text:p>
          </table:table-cell>
          <table:table-cell office:value-type="float" office:value="0.0019294471056202" calcext:value-type="float">
            <text:p>0.00192944710562</text:p>
          </table:table-cell>
          <table:table-cell/>
          <table:table-cell table:formula="of:=([.F360]-[.F359])/([.G360]-[.G359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00096800000000001" calcext:value-type="float">
            <text:p>0.000968</text:p>
          </table:table-cell>
          <table:table-cell office:value-type="float" office:value="1989.9980486965" calcext:value-type="float">
            <text:p>1989.9980486965</text:p>
          </table:table-cell>
          <table:table-cell table:number-columns-repeated="3" office:value-type="float" office:value="994.99902434828" calcext:value-type="float">
            <text:p>994.99902434828</text:p>
          </table:table-cell>
          <table:table-cell office:value-type="float" office:value="0.001921517387662" calcext:value-type="float">
            <text:p>0.001921517387662</text:p>
          </table:table-cell>
          <table:table-cell/>
          <table:table-cell table:formula="of:=([.F361]-[.F360])/([.G361]-[.G360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00096400000000001" calcext:value-type="float">
            <text:p>0.000964</text:p>
          </table:table-cell>
          <table:table-cell office:value-type="float" office:value="1980.3408734001" calcext:value-type="float">
            <text:p>1980.3408734001</text:p>
          </table:table-cell>
          <table:table-cell table:number-columns-repeated="3" office:value-type="float" office:value="990.17043670003" calcext:value-type="float">
            <text:p>990.17043670003</text:p>
          </table:table-cell>
          <table:table-cell office:value-type="float" office:value="0.0019135876697039" calcext:value-type="float">
            <text:p>0.001913587669704</text:p>
          </table:table-cell>
          <table:table-cell/>
          <table:table-cell table:formula="of:=([.F362]-[.F361])/([.G362]-[.G361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96000000000001" calcext:value-type="float">
            <text:p>0.00096</text:p>
          </table:table-cell>
          <table:table-cell office:value-type="float" office:value="1970.6836981036" calcext:value-type="float">
            <text:p>1970.6836981036</text:p>
          </table:table-cell>
          <table:table-cell table:number-columns-repeated="3" office:value-type="float" office:value="985.34184905179" calcext:value-type="float">
            <text:p>985.34184905179</text:p>
          </table:table-cell>
          <table:table-cell office:value-type="float" office:value="0.0019056579517457" calcext:value-type="float">
            <text:p>0.001905657951746</text:p>
          </table:table-cell>
          <table:table-cell/>
          <table:table-cell table:formula="of:=([.F363]-[.F362])/([.G363]-[.G362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00095600000000001" calcext:value-type="float">
            <text:p>0.000956</text:p>
          </table:table-cell>
          <table:table-cell office:value-type="float" office:value="1961.0265228071" calcext:value-type="float">
            <text:p>1961.0265228071</text:p>
          </table:table-cell>
          <table:table-cell table:number-columns-repeated="3" office:value-type="float" office:value="980.51326140355" calcext:value-type="float">
            <text:p>980.51326140355</text:p>
          </table:table-cell>
          <table:table-cell office:value-type="float" office:value="0.0018977282337875" calcext:value-type="float">
            <text:p>0.001897728233788</text:p>
          </table:table-cell>
          <table:table-cell/>
          <table:table-cell table:formula="of:=([.F364]-[.F363])/([.G364]-[.G363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00095200000000001" calcext:value-type="float">
            <text:p>0.000952</text:p>
          </table:table-cell>
          <table:table-cell office:value-type="float" office:value="1951.3693475106" calcext:value-type="float">
            <text:p>1951.3693475106</text:p>
          </table:table-cell>
          <table:table-cell table:number-columns-repeated="3" office:value-type="float" office:value="975.6846737553" calcext:value-type="float">
            <text:p>975.6846737553</text:p>
          </table:table-cell>
          <table:table-cell office:value-type="float" office:value="0.0018897985158294" calcext:value-type="float">
            <text:p>0.001889798515829</text:p>
          </table:table-cell>
          <table:table-cell/>
          <table:table-cell table:formula="of:=([.F365]-[.F364])/([.G365]-[.G364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00094800000000001" calcext:value-type="float">
            <text:p>0.000948</text:p>
          </table:table-cell>
          <table:table-cell office:value-type="float" office:value="1941.7121722141" calcext:value-type="float">
            <text:p>1941.7121722141</text:p>
          </table:table-cell>
          <table:table-cell table:number-columns-repeated="3" office:value-type="float" office:value="970.85608610706" calcext:value-type="float">
            <text:p>970.85608610706</text:p>
          </table:table-cell>
          <table:table-cell office:value-type="float" office:value="0.0018818687978712" calcext:value-type="float">
            <text:p>0.001881868797871</text:p>
          </table:table-cell>
          <table:table-cell/>
          <table:table-cell table:formula="of:=([.F366]-[.F365])/([.G366]-[.G365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00094400000000001" calcext:value-type="float">
            <text:p>0.000944</text:p>
          </table:table-cell>
          <table:table-cell office:value-type="float" office:value="1932.0549969176" calcext:value-type="float">
            <text:p>1932.0549969176</text:p>
          </table:table-cell>
          <table:table-cell table:number-columns-repeated="3" office:value-type="float" office:value="966.02749845882" calcext:value-type="float">
            <text:p>966.02749845882</text:p>
          </table:table-cell>
          <table:table-cell office:value-type="float" office:value="0.001873939079913" calcext:value-type="float">
            <text:p>0.001873939079913</text:p>
          </table:table-cell>
          <table:table-cell/>
          <table:table-cell table:formula="of:=([.F367]-[.F366])/([.G367]-[.G366])" office:value-type="float" office:value="608923.000006271" calcext:value-type="float">
            <text:p>608923.000006271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00094000000000001" calcext:value-type="float">
            <text:p>0.00094</text:p>
          </table:table-cell>
          <table:table-cell office:value-type="float" office:value="1922.3978216211" calcext:value-type="float">
            <text:p>1922.3978216211</text:p>
          </table:table-cell>
          <table:table-cell table:number-columns-repeated="3" office:value-type="float" office:value="961.19891081057" calcext:value-type="float">
            <text:p>961.19891081057</text:p>
          </table:table-cell>
          <table:table-cell office:value-type="float" office:value="0.0018660093619549" calcext:value-type="float">
            <text:p>0.001866009361955</text:p>
          </table:table-cell>
          <table:table-cell/>
          <table:table-cell table:formula="of:=([.F368]-[.F367])/([.G368]-[.G367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00093600000000001" calcext:value-type="float">
            <text:p>0.000936</text:p>
          </table:table-cell>
          <table:table-cell office:value-type="float" office:value="1912.7406463247" calcext:value-type="float">
            <text:p>1912.7406463247</text:p>
          </table:table-cell>
          <table:table-cell table:number-columns-repeated="3" office:value-type="float" office:value="956.37032316233" calcext:value-type="float">
            <text:p>956.37032316233</text:p>
          </table:table-cell>
          <table:table-cell office:value-type="float" office:value="0.0018580796439967" calcext:value-type="float">
            <text:p>0.001858079643997</text:p>
          </table:table-cell>
          <table:table-cell/>
          <table:table-cell table:formula="of:=([.F369]-[.F368])/([.G369]-[.G368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00093200000000001" calcext:value-type="float">
            <text:p>0.000932</text:p>
          </table:table-cell>
          <table:table-cell office:value-type="float" office:value="1903.0834710282" calcext:value-type="float">
            <text:p>1903.0834710282</text:p>
          </table:table-cell>
          <table:table-cell table:number-columns-repeated="3" office:value-type="float" office:value="951.54173551409" calcext:value-type="float">
            <text:p>951.54173551409</text:p>
          </table:table-cell>
          <table:table-cell office:value-type="float" office:value="0.0018501499260385" calcext:value-type="float">
            <text:p>0.001850149926039</text:p>
          </table:table-cell>
          <table:table-cell/>
          <table:table-cell table:formula="of:=([.F370]-[.F369])/([.G370]-[.G369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00092800000000001" calcext:value-type="float">
            <text:p>0.000928</text:p>
          </table:table-cell>
          <table:table-cell office:value-type="float" office:value="1893.4262957317" calcext:value-type="float">
            <text:p>1893.4262957317</text:p>
          </table:table-cell>
          <table:table-cell table:number-columns-repeated="3" office:value-type="float" office:value="946.71314786585" calcext:value-type="float">
            <text:p>946.71314786585</text:p>
          </table:table-cell>
          <table:table-cell office:value-type="float" office:value="0.0018422202080803" calcext:value-type="float">
            <text:p>0.00184222020808</text:p>
          </table:table-cell>
          <table:table-cell/>
          <table:table-cell table:formula="of:=([.F371]-[.F370])/([.G371]-[.G370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00092400000000001" calcext:value-type="float">
            <text:p>0.000924</text:p>
          </table:table-cell>
          <table:table-cell office:value-type="float" office:value="1883.7691204352" calcext:value-type="float">
            <text:p>1883.7691204352</text:p>
          </table:table-cell>
          <table:table-cell table:number-columns-repeated="3" office:value-type="float" office:value="941.8845602176" calcext:value-type="float">
            <text:p>941.8845602176</text:p>
          </table:table-cell>
          <table:table-cell office:value-type="float" office:value="0.0018342904901222" calcext:value-type="float">
            <text:p>0.001834290490122</text:p>
          </table:table-cell>
          <table:table-cell/>
          <table:table-cell table:formula="of:=([.F372]-[.F371])/([.G372]-[.G371])" office:value-type="float" office:value="608922.999997366" calcext:value-type="float">
            <text:p>608922.999997366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92000000000001" calcext:value-type="float">
            <text:p>0.00092</text:p>
          </table:table-cell>
          <table:table-cell office:value-type="float" office:value="1874.1119451387" calcext:value-type="float">
            <text:p>1874.1119451387</text:p>
          </table:table-cell>
          <table:table-cell table:number-columns-repeated="3" office:value-type="float" office:value="937.05597256936" calcext:value-type="float">
            <text:p>937.05597256936</text:p>
          </table:table-cell>
          <table:table-cell office:value-type="float" office:value="0.001826360772164" calcext:value-type="float">
            <text:p>0.001826360772164</text:p>
          </table:table-cell>
          <table:table-cell/>
          <table:table-cell table:formula="of:=([.F373]-[.F372])/([.G373]-[.G372])" office:value-type="float" office:value="608922.99999733" calcext:value-type="float">
            <text:p>608922.99999733</text:p>
          </table:table-cell>
          <table:table-cell table:number-columns-repeated="2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00091600000000001" calcext:value-type="float">
            <text:p>0.000916</text:p>
          </table:table-cell>
          <table:table-cell office:value-type="float" office:value="1864.4547698422" calcext:value-type="float">
            <text:p>1864.4547698422</text:p>
          </table:table-cell>
          <table:table-cell table:number-columns-repeated="3" office:value-type="float" office:value="932.22738492112" calcext:value-type="float">
            <text:p>932.22738492112</text:p>
          </table:table-cell>
          <table:table-cell office:value-type="float" office:value="0.0018184310542058" calcext:value-type="float">
            <text:p>0.001818431054206</text:p>
          </table:table-cell>
          <table:table-cell/>
          <table:table-cell table:formula="of:=([.F374]-[.F373])/([.G374]-[.G373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00091200000000001" calcext:value-type="float">
            <text:p>0.000912</text:p>
          </table:table-cell>
          <table:table-cell office:value-type="float" office:value="1854.7975945458" calcext:value-type="float">
            <text:p>1854.7975945458</text:p>
          </table:table-cell>
          <table:table-cell table:number-columns-repeated="3" office:value-type="float" office:value="927.39879727287" calcext:value-type="float">
            <text:p>927.39879727287</text:p>
          </table:table-cell>
          <table:table-cell office:value-type="float" office:value="0.0018105013362477" calcext:value-type="float">
            <text:p>0.001810501336248</text:p>
          </table:table-cell>
          <table:table-cell/>
          <table:table-cell table:formula="of:=([.F375]-[.F374])/([.G375]-[.G374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00090800000000001" calcext:value-type="float">
            <text:p>0.000908</text:p>
          </table:table-cell>
          <table:table-cell office:value-type="float" office:value="1845.1404192493" calcext:value-type="float">
            <text:p>1845.1404192493</text:p>
          </table:table-cell>
          <table:table-cell table:number-columns-repeated="3" office:value-type="float" office:value="922.57020962463" calcext:value-type="float">
            <text:p>922.57020962463</text:p>
          </table:table-cell>
          <table:table-cell office:value-type="float" office:value="0.0018025716182895" calcext:value-type="float">
            <text:p>0.00180257161829</text:p>
          </table:table-cell>
          <table:table-cell/>
          <table:table-cell table:formula="of:=([.F376]-[.F375])/([.G376]-[.G375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00090400000000001" calcext:value-type="float">
            <text:p>0.000904</text:p>
          </table:table-cell>
          <table:table-cell office:value-type="float" office:value="1835.4832439528" calcext:value-type="float">
            <text:p>1835.4832439528</text:p>
          </table:table-cell>
          <table:table-cell table:number-columns-repeated="3" office:value-type="float" office:value="917.74162197639" calcext:value-type="float">
            <text:p>917.74162197639</text:p>
          </table:table-cell>
          <table:table-cell office:value-type="float" office:value="0.0017946419003313" calcext:value-type="float">
            <text:p>0.001794641900331</text:p>
          </table:table-cell>
          <table:table-cell/>
          <table:table-cell table:formula="of:=([.F377]-[.F376])/([.G377]-[.G376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0090000000000001" calcext:value-type="float">
            <text:p>0.0009</text:p>
          </table:table-cell>
          <table:table-cell office:value-type="float" office:value="1825.8260686563" calcext:value-type="float">
            <text:p>1825.8260686563</text:p>
          </table:table-cell>
          <table:table-cell table:number-columns-repeated="3" office:value-type="float" office:value="912.91303432814" calcext:value-type="float">
            <text:p>912.91303432814</text:p>
          </table:table-cell>
          <table:table-cell office:value-type="float" office:value="0.0017867121823731" calcext:value-type="float">
            <text:p>0.001786712182373</text:p>
          </table:table-cell>
          <table:table-cell/>
          <table:table-cell table:formula="of:=([.F378]-[.F377])/([.G378]-[.G377])" office:value-type="float" office:value="608923.000005056" calcext:value-type="float">
            <text:p>608923.000005056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00089600000000001" calcext:value-type="float">
            <text:p>0.000896</text:p>
          </table:table-cell>
          <table:table-cell office:value-type="float" office:value="1816.1688933598" calcext:value-type="float">
            <text:p>1816.1688933598</text:p>
          </table:table-cell>
          <table:table-cell table:number-columns-repeated="3" office:value-type="float" office:value="908.0844466799" calcext:value-type="float">
            <text:p>908.0844466799</text:p>
          </table:table-cell>
          <table:table-cell office:value-type="float" office:value="0.001778782464415" calcext:value-type="float">
            <text:p>0.001778782464415</text:p>
          </table:table-cell>
          <table:table-cell/>
          <table:table-cell table:formula="of:=([.F379]-[.F378])/([.G379]-[.G378])" office:value-type="float" office:value="608922.99999733" calcext:value-type="float">
            <text:p>608922.99999733</text:p>
          </table:table-cell>
          <table:table-cell table:number-columns-repeated="2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00089200000000001" calcext:value-type="float">
            <text:p>0.000892</text:p>
          </table:table-cell>
          <table:table-cell office:value-type="float" office:value="1806.5117180633" calcext:value-type="float">
            <text:p>1806.5117180633</text:p>
          </table:table-cell>
          <table:table-cell table:number-columns-repeated="3" office:value-type="float" office:value="903.25585903166" calcext:value-type="float">
            <text:p>903.25585903166</text:p>
          </table:table-cell>
          <table:table-cell office:value-type="float" office:value="0.0017708527464568" calcext:value-type="float">
            <text:p>0.001770852746457</text:p>
          </table:table-cell>
          <table:table-cell/>
          <table:table-cell table:formula="of:=([.F380]-[.F379])/([.G380]-[.G379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00088800000000001" calcext:value-type="float">
            <text:p>0.000888</text:p>
          </table:table-cell>
          <table:table-cell office:value-type="float" office:value="1796.8545427668" calcext:value-type="float">
            <text:p>1796.8545427668</text:p>
          </table:table-cell>
          <table:table-cell table:number-columns-repeated="3" office:value-type="float" office:value="898.42727138342" calcext:value-type="float">
            <text:p>898.42727138342</text:p>
          </table:table-cell>
          <table:table-cell office:value-type="float" office:value="0.0017629230284986" calcext:value-type="float">
            <text:p>0.001762923028499</text:p>
          </table:table-cell>
          <table:table-cell/>
          <table:table-cell table:formula="of:=([.F381]-[.F380])/([.G381]-[.G380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00088400000000001" calcext:value-type="float">
            <text:p>0.000884</text:p>
          </table:table-cell>
          <table:table-cell office:value-type="float" office:value="1787.1973674704" calcext:value-type="float">
            <text:p>1787.1973674704</text:p>
          </table:table-cell>
          <table:table-cell table:number-columns-repeated="3" office:value-type="float" office:value="893.59868373517" calcext:value-type="float">
            <text:p>893.59868373517</text:p>
          </table:table-cell>
          <table:table-cell office:value-type="float" office:value="0.0017549933105405" calcext:value-type="float">
            <text:p>0.001754993310541</text:p>
          </table:table-cell>
          <table:table-cell/>
          <table:table-cell table:formula="of:=([.F382]-[.F381])/([.G382]-[.G381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88000000000001" calcext:value-type="float">
            <text:p>0.00088</text:p>
          </table:table-cell>
          <table:table-cell office:value-type="float" office:value="1777.5401921738" calcext:value-type="float">
            <text:p>1777.5401921738</text:p>
          </table:table-cell>
          <table:table-cell table:number-columns-repeated="3" office:value-type="float" office:value="888.77009608693" calcext:value-type="float">
            <text:p>888.77009608693</text:p>
          </table:table-cell>
          <table:table-cell office:value-type="float" office:value="0.0017470635925823" calcext:value-type="float">
            <text:p>0.001747063592582</text:p>
          </table:table-cell>
          <table:table-cell/>
          <table:table-cell table:formula="of:=([.F383]-[.F382])/([.G383]-[.G382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00087600000000001" calcext:value-type="float">
            <text:p>0.000876</text:p>
          </table:table-cell>
          <table:table-cell office:value-type="float" office:value="1767.8830168774" calcext:value-type="float">
            <text:p>1767.8830168774</text:p>
          </table:table-cell>
          <table:table-cell table:number-columns-repeated="3" office:value-type="float" office:value="883.94150843869" calcext:value-type="float">
            <text:p>883.94150843869</text:p>
          </table:table-cell>
          <table:table-cell office:value-type="float" office:value="0.0017391338746241" calcext:value-type="float">
            <text:p>0.001739133874624</text:p>
          </table:table-cell>
          <table:table-cell/>
          <table:table-cell table:formula="of:=([.F384]-[.F383])/([.G384]-[.G383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00087200000000002" calcext:value-type="float">
            <text:p>0.000872</text:p>
          </table:table-cell>
          <table:table-cell office:value-type="float" office:value="1758.2258415809" calcext:value-type="float">
            <text:p>1758.2258415809</text:p>
          </table:table-cell>
          <table:table-cell table:number-columns-repeated="3" office:value-type="float" office:value="879.11292079044" calcext:value-type="float">
            <text:p>879.11292079044</text:p>
          </table:table-cell>
          <table:table-cell office:value-type="float" office:value="0.001731204156666" calcext:value-type="float">
            <text:p>0.001731204156666</text:p>
          </table:table-cell>
          <table:table-cell/>
          <table:table-cell table:formula="of:=([.F385]-[.F384])/([.G385]-[.G384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00086800000000002" calcext:value-type="float">
            <text:p>0.000868</text:p>
          </table:table-cell>
          <table:table-cell office:value-type="float" office:value="1748.5686662844" calcext:value-type="float">
            <text:p>1748.5686662844</text:p>
          </table:table-cell>
          <table:table-cell table:number-columns-repeated="3" office:value-type="float" office:value="874.2843331422" calcext:value-type="float">
            <text:p>874.2843331422</text:p>
          </table:table-cell>
          <table:table-cell office:value-type="float" office:value="0.0017232744387078" calcext:value-type="float">
            <text:p>0.001723274438708</text:p>
          </table:table-cell>
          <table:table-cell/>
          <table:table-cell table:formula="of:=([.F386]-[.F385])/([.G386]-[.G385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00086400000000002" calcext:value-type="float">
            <text:p>0.000864</text:p>
          </table:table-cell>
          <table:table-cell office:value-type="float" office:value="1738.9114909879" calcext:value-type="float">
            <text:p>1738.9114909879</text:p>
          </table:table-cell>
          <table:table-cell table:number-columns-repeated="3" office:value-type="float" office:value="869.45574549396" calcext:value-type="float">
            <text:p>869.45574549396</text:p>
          </table:table-cell>
          <table:table-cell office:value-type="float" office:value="0.0017153447207496" calcext:value-type="float">
            <text:p>0.00171534472075</text:p>
          </table:table-cell>
          <table:table-cell/>
          <table:table-cell table:formula="of:=([.F387]-[.F386])/([.G387]-[.G386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00086000000000002" calcext:value-type="float">
            <text:p>0.00086</text:p>
          </table:table-cell>
          <table:table-cell office:value-type="float" office:value="1729.2543156914" calcext:value-type="float">
            <text:p>1729.2543156914</text:p>
          </table:table-cell>
          <table:table-cell table:number-columns-repeated="3" office:value-type="float" office:value="864.62715784571" calcext:value-type="float">
            <text:p>864.62715784571</text:p>
          </table:table-cell>
          <table:table-cell office:value-type="float" office:value="0.0017074150027914" calcext:value-type="float">
            <text:p>0.001707415002791</text:p>
          </table:table-cell>
          <table:table-cell/>
          <table:table-cell table:formula="of:=([.F388]-[.F387])/([.G388]-[.G387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00085600000000002" calcext:value-type="float">
            <text:p>0.000856</text:p>
          </table:table-cell>
          <table:table-cell office:value-type="float" office:value="1719.5971403949" calcext:value-type="float">
            <text:p>1719.5971403949</text:p>
          </table:table-cell>
          <table:table-cell table:number-columns-repeated="3" office:value-type="float" office:value="859.79857019747" calcext:value-type="float">
            <text:p>859.79857019747</text:p>
          </table:table-cell>
          <table:table-cell office:value-type="float" office:value="0.0016994852848333" calcext:value-type="float">
            <text:p>0.001699485284833</text:p>
          </table:table-cell>
          <table:table-cell/>
          <table:table-cell table:formula="of:=([.F389]-[.F388])/([.G389]-[.G388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00085200000000002" calcext:value-type="float">
            <text:p>0.000852</text:p>
          </table:table-cell>
          <table:table-cell office:value-type="float" office:value="1709.9399650985" calcext:value-type="float">
            <text:p>1709.9399650985</text:p>
          </table:table-cell>
          <table:table-cell table:number-columns-repeated="3" office:value-type="float" office:value="854.96998254923" calcext:value-type="float">
            <text:p>854.96998254923</text:p>
          </table:table-cell>
          <table:table-cell office:value-type="float" office:value="0.0016915555668751" calcext:value-type="float">
            <text:p>0.001691555566875</text:p>
          </table:table-cell>
          <table:table-cell/>
          <table:table-cell table:formula="of:=([.F390]-[.F389])/([.G390]-[.G38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00084800000000002" calcext:value-type="float">
            <text:p>0.000848</text:p>
          </table:table-cell>
          <table:table-cell office:value-type="float" office:value="1700.282789802" calcext:value-type="float">
            <text:p>1700.282789802</text:p>
          </table:table-cell>
          <table:table-cell table:number-columns-repeated="3" office:value-type="float" office:value="850.14139490099" calcext:value-type="float">
            <text:p>850.14139490099</text:p>
          </table:table-cell>
          <table:table-cell office:value-type="float" office:value="0.0016836258489169" calcext:value-type="float">
            <text:p>0.001683625848917</text:p>
          </table:table-cell>
          <table:table-cell/>
          <table:table-cell table:formula="of:=([.F391]-[.F390])/([.G391]-[.G390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0.00084400000000002" calcext:value-type="float">
            <text:p>0.000844</text:p>
          </table:table-cell>
          <table:table-cell office:value-type="float" office:value="1690.6256145055" calcext:value-type="float">
            <text:p>1690.6256145055</text:p>
          </table:table-cell>
          <table:table-cell table:number-columns-repeated="3" office:value-type="float" office:value="845.31280725274" calcext:value-type="float">
            <text:p>845.31280725274</text:p>
          </table:table-cell>
          <table:table-cell office:value-type="float" office:value="0.0016756961309588" calcext:value-type="float">
            <text:p>0.001675696130959</text:p>
          </table:table-cell>
          <table:table-cell/>
          <table:table-cell table:formula="of:=([.F392]-[.F391])/([.G392]-[.G391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84000000000002" calcext:value-type="float">
            <text:p>0.00084</text:p>
          </table:table-cell>
          <table:table-cell office:value-type="float" office:value="1680.968439209" calcext:value-type="float">
            <text:p>1680.968439209</text:p>
          </table:table-cell>
          <table:table-cell table:number-columns-repeated="3" office:value-type="float" office:value="840.4842196045" calcext:value-type="float">
            <text:p>840.4842196045</text:p>
          </table:table-cell>
          <table:table-cell office:value-type="float" office:value="0.0016677664130006" calcext:value-type="float">
            <text:p>0.001667766413001</text:p>
          </table:table-cell>
          <table:table-cell/>
          <table:table-cell table:formula="of:=([.F393]-[.F392])/([.G393]-[.G392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00083600000000002" calcext:value-type="float">
            <text:p>0.000836</text:p>
          </table:table-cell>
          <table:table-cell office:value-type="float" office:value="1671.3112639125" calcext:value-type="float">
            <text:p>1671.3112639125</text:p>
          </table:table-cell>
          <table:table-cell table:number-columns-repeated="3" office:value-type="float" office:value="835.65563195626" calcext:value-type="float">
            <text:p>835.65563195626</text:p>
          </table:table-cell>
          <table:table-cell office:value-type="float" office:value="0.0016598366950424" calcext:value-type="float">
            <text:p>0.001659836695042</text:p>
          </table:table-cell>
          <table:table-cell/>
          <table:table-cell table:formula="of:=([.F394]-[.F393])/([.G394]-[.G393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00083200000000002" calcext:value-type="float">
            <text:p>0.000832</text:p>
          </table:table-cell>
          <table:table-cell office:value-type="float" office:value="1661.654088616" calcext:value-type="float">
            <text:p>1661.654088616</text:p>
          </table:table-cell>
          <table:table-cell table:number-columns-repeated="3" office:value-type="float" office:value="830.82704430801" calcext:value-type="float">
            <text:p>830.82704430801</text:p>
          </table:table-cell>
          <table:table-cell office:value-type="float" office:value="0.0016519069770842" calcext:value-type="float">
            <text:p>0.001651906977084</text:p>
          </table:table-cell>
          <table:table-cell/>
          <table:table-cell table:formula="of:=([.F395]-[.F394])/([.G395]-[.G39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00082800000000002" calcext:value-type="float">
            <text:p>0.000828</text:p>
          </table:table-cell>
          <table:table-cell office:value-type="float" office:value="1651.9969133195" calcext:value-type="float">
            <text:p>1651.9969133195</text:p>
          </table:table-cell>
          <table:table-cell table:number-columns-repeated="3" office:value-type="float" office:value="825.99845665977" calcext:value-type="float">
            <text:p>825.99845665977</text:p>
          </table:table-cell>
          <table:table-cell office:value-type="float" office:value="0.0016439772591261" calcext:value-type="float">
            <text:p>0.001643977259126</text:p>
          </table:table-cell>
          <table:table-cell/>
          <table:table-cell table:formula="of:=([.F396]-[.F395])/([.G396]-[.G395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00082400000000002" calcext:value-type="float">
            <text:p>0.000824</text:p>
          </table:table-cell>
          <table:table-cell office:value-type="float" office:value="1642.3397380231" calcext:value-type="float">
            <text:p>1642.3397380231</text:p>
          </table:table-cell>
          <table:table-cell table:number-columns-repeated="3" office:value-type="float" office:value="821.16986901153" calcext:value-type="float">
            <text:p>821.16986901153</text:p>
          </table:table-cell>
          <table:table-cell office:value-type="float" office:value="0.0016360475411679" calcext:value-type="float">
            <text:p>0.001636047541168</text:p>
          </table:table-cell>
          <table:table-cell/>
          <table:table-cell table:formula="of:=([.F397]-[.F396])/([.G397]-[.G396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00082000000000002" calcext:value-type="float">
            <text:p>0.00082</text:p>
          </table:table-cell>
          <table:table-cell office:value-type="float" office:value="1632.6825627266" calcext:value-type="float">
            <text:p>1632.6825627266</text:p>
          </table:table-cell>
          <table:table-cell table:number-columns-repeated="3" office:value-type="float" office:value="816.34128136328" calcext:value-type="float">
            <text:p>816.34128136328</text:p>
          </table:table-cell>
          <table:table-cell office:value-type="float" office:value="0.0016281178232097" calcext:value-type="float">
            <text:p>0.00162811782321</text:p>
          </table:table-cell>
          <table:table-cell/>
          <table:table-cell table:formula="of:=([.F398]-[.F397])/([.G398]-[.G397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00081600000000002" calcext:value-type="float">
            <text:p>0.000816</text:p>
          </table:table-cell>
          <table:table-cell office:value-type="float" office:value="1623.0253874301" calcext:value-type="float">
            <text:p>1623.0253874301</text:p>
          </table:table-cell>
          <table:table-cell table:number-columns-repeated="3" office:value-type="float" office:value="811.51269371504" calcext:value-type="float">
            <text:p>811.51269371504</text:p>
          </table:table-cell>
          <table:table-cell office:value-type="float" office:value="0.0016201881052516" calcext:value-type="float">
            <text:p>0.001620188105252</text:p>
          </table:table-cell>
          <table:table-cell/>
          <table:table-cell table:formula="of:=([.F399]-[.F398])/([.G399]-[.G398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00081200000000002" calcext:value-type="float">
            <text:p>0.000812</text:p>
          </table:table-cell>
          <table:table-cell office:value-type="float" office:value="1613.3682121336" calcext:value-type="float">
            <text:p>1613.3682121336</text:p>
          </table:table-cell>
          <table:table-cell table:number-columns-repeated="3" office:value-type="float" office:value="806.6841060668" calcext:value-type="float">
            <text:p>806.6841060668</text:p>
          </table:table-cell>
          <table:table-cell office:value-type="float" office:value="0.0016122583872934" calcext:value-type="float">
            <text:p>0.001612258387293</text:p>
          </table:table-cell>
          <table:table-cell/>
          <table:table-cell table:formula="of:=([.F400]-[.F399])/([.G400]-[.G399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00080800000000002" calcext:value-type="float">
            <text:p>0.000808</text:p>
          </table:table-cell>
          <table:table-cell office:value-type="float" office:value="1603.7110368371" calcext:value-type="float">
            <text:p>1603.7110368371</text:p>
          </table:table-cell>
          <table:table-cell table:number-columns-repeated="3" office:value-type="float" office:value="801.85551841856" calcext:value-type="float">
            <text:p>801.85551841856</text:p>
          </table:table-cell>
          <table:table-cell office:value-type="float" office:value="0.0016043286693352" calcext:value-type="float">
            <text:p>0.001604328669335</text:p>
          </table:table-cell>
          <table:table-cell/>
          <table:table-cell table:formula="of:=([.F401]-[.F400])/([.G401]-[.G400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0.00080400000000002" calcext:value-type="float">
            <text:p>0.000804</text:p>
          </table:table-cell>
          <table:table-cell office:value-type="float" office:value="1594.0538615406" calcext:value-type="float">
            <text:p>1594.0538615406</text:p>
          </table:table-cell>
          <table:table-cell table:number-columns-repeated="3" office:value-type="float" office:value="797.02693077031" calcext:value-type="float">
            <text:p>797.02693077031</text:p>
          </table:table-cell>
          <table:table-cell office:value-type="float" office:value="0.0015963989513771" calcext:value-type="float">
            <text:p>0.001596398951377</text:p>
          </table:table-cell>
          <table:table-cell/>
          <table:table-cell table:formula="of:=([.F402]-[.F401])/([.G402]-[.G401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0000000000002" calcext:value-type="float">
            <text:p>0.0008</text:p>
          </table:table-cell>
          <table:table-cell office:value-type="float" office:value="1584.3966862441" calcext:value-type="float">
            <text:p>1584.3966862441</text:p>
          </table:table-cell>
          <table:table-cell table:number-columns-repeated="3" office:value-type="float" office:value="792.19834312207" calcext:value-type="float">
            <text:p>792.19834312207</text:p>
          </table:table-cell>
          <table:table-cell office:value-type="float" office:value="0.0015884692334189" calcext:value-type="float">
            <text:p>0.001588469233419</text:p>
          </table:table-cell>
          <table:table-cell/>
          <table:table-cell table:formula="of:=([.F403]-[.F402])/([.G403]-[.G402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00079600000000002" calcext:value-type="float">
            <text:p>0.000796</text:p>
          </table:table-cell>
          <table:table-cell office:value-type="float" office:value="1574.7395109477" calcext:value-type="float">
            <text:p>1574.7395109477</text:p>
          </table:table-cell>
          <table:table-cell table:number-columns-repeated="3" office:value-type="float" office:value="787.36975547383" calcext:value-type="float">
            <text:p>787.36975547383</text:p>
          </table:table-cell>
          <table:table-cell office:value-type="float" office:value="0.0015805395154607" calcext:value-type="float">
            <text:p>0.001580539515461</text:p>
          </table:table-cell>
          <table:table-cell/>
          <table:table-cell table:formula="of:=([.F404]-[.F403])/([.G404]-[.G403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00079200000000002" calcext:value-type="float">
            <text:p>0.000792</text:p>
          </table:table-cell>
          <table:table-cell office:value-type="float" office:value="1565.0823356512" calcext:value-type="float">
            <text:p>1565.0823356512</text:p>
          </table:table-cell>
          <table:table-cell table:number-columns-repeated="3" office:value-type="float" office:value="782.54116782558" calcext:value-type="float">
            <text:p>782.54116782558</text:p>
          </table:table-cell>
          <table:table-cell office:value-type="float" office:value="0.0015726097975025" calcext:value-type="float">
            <text:p>0.001572609797503</text:p>
          </table:table-cell>
          <table:table-cell/>
          <table:table-cell table:formula="of:=([.F405]-[.F404])/([.G405]-[.G404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00078800000000002" calcext:value-type="float">
            <text:p>0.000788</text:p>
          </table:table-cell>
          <table:table-cell office:value-type="float" office:value="1555.4251603547" calcext:value-type="float">
            <text:p>1555.4251603547</text:p>
          </table:table-cell>
          <table:table-cell table:number-columns-repeated="3" office:value-type="float" office:value="777.71258017734" calcext:value-type="float">
            <text:p>777.71258017734</text:p>
          </table:table-cell>
          <table:table-cell office:value-type="float" office:value="0.0015646800795444" calcext:value-type="float">
            <text:p>0.001564680079544</text:p>
          </table:table-cell>
          <table:table-cell/>
          <table:table-cell table:formula="of:=([.F406]-[.F405])/([.G406]-[.G405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00078400000000002" calcext:value-type="float">
            <text:p>0.000784</text:p>
          </table:table-cell>
          <table:table-cell office:value-type="float" office:value="1545.7679850582" calcext:value-type="float">
            <text:p>1545.7679850582</text:p>
          </table:table-cell>
          <table:table-cell table:number-columns-repeated="3" office:value-type="float" office:value="772.8839925291" calcext:value-type="float">
            <text:p>772.8839925291</text:p>
          </table:table-cell>
          <table:table-cell office:value-type="float" office:value="0.0015567503615862" calcext:value-type="float">
            <text:p>0.001556750361586</text:p>
          </table:table-cell>
          <table:table-cell/>
          <table:table-cell table:formula="of:=([.F407]-[.F406])/([.G407]-[.G406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00078000000000002" calcext:value-type="float">
            <text:p>0.00078</text:p>
          </table:table-cell>
          <table:table-cell office:value-type="float" office:value="1536.1108097617" calcext:value-type="float">
            <text:p>1536.1108097617</text:p>
          </table:table-cell>
          <table:table-cell table:number-columns-repeated="3" office:value-type="float" office:value="768.05540488085" calcext:value-type="float">
            <text:p>768.05540488085</text:p>
          </table:table-cell>
          <table:table-cell office:value-type="float" office:value="0.001548820643628" calcext:value-type="float">
            <text:p>0.001548820643628</text:p>
          </table:table-cell>
          <table:table-cell/>
          <table:table-cell table:formula="of:=([.F408]-[.F407])/([.G408]-[.G407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00077600000000002" calcext:value-type="float">
            <text:p>0.000776</text:p>
          </table:table-cell>
          <table:table-cell office:value-type="float" office:value="1526.4536344652" calcext:value-type="float">
            <text:p>1526.4536344652</text:p>
          </table:table-cell>
          <table:table-cell table:number-columns-repeated="3" office:value-type="float" office:value="763.22681723261" calcext:value-type="float">
            <text:p>763.22681723261</text:p>
          </table:table-cell>
          <table:table-cell office:value-type="float" office:value="0.0015408909256699" calcext:value-type="float">
            <text:p>0.00154089092567</text:p>
          </table:table-cell>
          <table:table-cell/>
          <table:table-cell table:formula="of:=([.F409]-[.F408])/([.G409]-[.G408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00077200000000002" calcext:value-type="float">
            <text:p>0.000772</text:p>
          </table:table-cell>
          <table:table-cell office:value-type="float" office:value="1516.7964591687" calcext:value-type="float">
            <text:p>1516.7964591687</text:p>
          </table:table-cell>
          <table:table-cell table:number-columns-repeated="3" office:value-type="float" office:value="758.39822958437" calcext:value-type="float">
            <text:p>758.39822958437</text:p>
          </table:table-cell>
          <table:table-cell office:value-type="float" office:value="0.0015329612077117" calcext:value-type="float">
            <text:p>0.001532961207712</text:p>
          </table:table-cell>
          <table:table-cell/>
          <table:table-cell table:formula="of:=([.F410]-[.F409])/([.G410]-[.G409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00076800000000002" calcext:value-type="float">
            <text:p>0.000768</text:p>
          </table:table-cell>
          <table:table-cell office:value-type="float" office:value="1507.1392838722" calcext:value-type="float">
            <text:p>1507.1392838722</text:p>
          </table:table-cell>
          <table:table-cell table:number-columns-repeated="3" office:value-type="float" office:value="753.56964193612" calcext:value-type="float">
            <text:p>753.56964193612</text:p>
          </table:table-cell>
          <table:table-cell office:value-type="float" office:value="0.0015250314897535" calcext:value-type="float">
            <text:p>0.001525031489754</text:p>
          </table:table-cell>
          <table:table-cell/>
          <table:table-cell table:formula="of:=([.F411]-[.F410])/([.G411]-[.G410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0.00076400000000002" calcext:value-type="float">
            <text:p>0.000764</text:p>
          </table:table-cell>
          <table:table-cell office:value-type="float" office:value="1497.4821085758" calcext:value-type="float">
            <text:p>1497.4821085758</text:p>
          </table:table-cell>
          <table:table-cell table:number-columns-repeated="3" office:value-type="float" office:value="748.74105428788" calcext:value-type="float">
            <text:p>748.74105428788</text:p>
          </table:table-cell>
          <table:table-cell office:value-type="float" office:value="0.0015171017717954" calcext:value-type="float">
            <text:p>0.001517101771795</text:p>
          </table:table-cell>
          <table:table-cell/>
          <table:table-cell table:formula="of:=([.F412]-[.F411])/([.G412]-[.G411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76000000000002" calcext:value-type="float">
            <text:p>0.00076</text:p>
          </table:table-cell>
          <table:table-cell office:value-type="float" office:value="1487.8249332793" calcext:value-type="float">
            <text:p>1487.8249332793</text:p>
          </table:table-cell>
          <table:table-cell table:number-columns-repeated="3" office:value-type="float" office:value="743.91246663964" calcext:value-type="float">
            <text:p>743.91246663964</text:p>
          </table:table-cell>
          <table:table-cell office:value-type="float" office:value="0.0015091720538372" calcext:value-type="float">
            <text:p>0.001509172053837</text:p>
          </table:table-cell>
          <table:table-cell/>
          <table:table-cell table:formula="of:=([.F413]-[.F412])/([.G413]-[.G412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00075600000000002" calcext:value-type="float">
            <text:p>0.000756</text:p>
          </table:table-cell>
          <table:table-cell office:value-type="float" office:value="1478.1677579828" calcext:value-type="float">
            <text:p>1478.1677579828</text:p>
          </table:table-cell>
          <table:table-cell table:number-columns-repeated="3" office:value-type="float" office:value="739.0838789914" calcext:value-type="float">
            <text:p>739.0838789914</text:p>
          </table:table-cell>
          <table:table-cell office:value-type="float" office:value="0.001501242335879" calcext:value-type="float">
            <text:p>0.001501242335879</text:p>
          </table:table-cell>
          <table:table-cell/>
          <table:table-cell table:formula="of:=([.F414]-[.F413])/([.G414]-[.G413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00075200000000002" calcext:value-type="float">
            <text:p>0.000752</text:p>
          </table:table-cell>
          <table:table-cell office:value-type="float" office:value="1468.5105826863" calcext:value-type="float">
            <text:p>1468.5105826863</text:p>
          </table:table-cell>
          <table:table-cell table:number-columns-repeated="3" office:value-type="float" office:value="734.25529134315" calcext:value-type="float">
            <text:p>734.25529134315</text:p>
          </table:table-cell>
          <table:table-cell office:value-type="float" office:value="0.0014933126179208" calcext:value-type="float">
            <text:p>0.001493312617921</text:p>
          </table:table-cell>
          <table:table-cell/>
          <table:table-cell table:formula="of:=([.F415]-[.F414])/([.G415]-[.G41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00074800000000002" calcext:value-type="float">
            <text:p>0.000748</text:p>
          </table:table-cell>
          <table:table-cell office:value-type="float" office:value="1458.8534073898" calcext:value-type="float">
            <text:p>1458.8534073898</text:p>
          </table:table-cell>
          <table:table-cell table:number-columns-repeated="3" office:value-type="float" office:value="729.42670369491" calcext:value-type="float">
            <text:p>729.42670369491</text:p>
          </table:table-cell>
          <table:table-cell office:value-type="float" office:value="0.0014853828999627" calcext:value-type="float">
            <text:p>0.001485382899963</text:p>
          </table:table-cell>
          <table:table-cell/>
          <table:table-cell table:formula="of:=([.F416]-[.F415])/([.G416]-[.G415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00074400000000002" calcext:value-type="float">
            <text:p>0.000744</text:p>
          </table:table-cell>
          <table:table-cell office:value-type="float" office:value="1449.1962320933" calcext:value-type="float">
            <text:p>1449.1962320933</text:p>
          </table:table-cell>
          <table:table-cell table:number-columns-repeated="3" office:value-type="float" office:value="724.59811604667" calcext:value-type="float">
            <text:p>724.59811604667</text:p>
          </table:table-cell>
          <table:table-cell office:value-type="float" office:value="0.0014774531820045" calcext:value-type="float">
            <text:p>0.001477453182005</text:p>
          </table:table-cell>
          <table:table-cell/>
          <table:table-cell table:formula="of:=([.F417]-[.F416])/([.G417]-[.G416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00074000000000002" calcext:value-type="float">
            <text:p>0.00074</text:p>
          </table:table-cell>
          <table:table-cell office:value-type="float" office:value="1439.5390567968" calcext:value-type="float">
            <text:p>1439.5390567968</text:p>
          </table:table-cell>
          <table:table-cell table:number-columns-repeated="3" office:value-type="float" office:value="719.76952839842" calcext:value-type="float">
            <text:p>719.76952839842</text:p>
          </table:table-cell>
          <table:table-cell office:value-type="float" office:value="0.0014695234640463" calcext:value-type="float">
            <text:p>0.001469523464046</text:p>
          </table:table-cell>
          <table:table-cell/>
          <table:table-cell table:formula="of:=([.F418]-[.F417])/([.G418]-[.G417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00073600000000002" calcext:value-type="float">
            <text:p>0.000736</text:p>
          </table:table-cell>
          <table:table-cell office:value-type="float" office:value="1429.8818815004" calcext:value-type="float">
            <text:p>1429.8818815004</text:p>
          </table:table-cell>
          <table:table-cell table:number-columns-repeated="3" office:value-type="float" office:value="714.94094075018" calcext:value-type="float">
            <text:p>714.94094075018</text:p>
          </table:table-cell>
          <table:table-cell office:value-type="float" office:value="0.0014615937460882" calcext:value-type="float">
            <text:p>0.001461593746088</text:p>
          </table:table-cell>
          <table:table-cell/>
          <table:table-cell table:formula="of:=([.F419]-[.F418])/([.G419]-[.G418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00073200000000002" calcext:value-type="float">
            <text:p>0.000732</text:p>
          </table:table-cell>
          <table:table-cell office:value-type="float" office:value="1420.2247062039" calcext:value-type="float">
            <text:p>1420.2247062039</text:p>
          </table:table-cell>
          <table:table-cell table:number-columns-repeated="3" office:value-type="float" office:value="710.11235310194" calcext:value-type="float">
            <text:p>710.11235310194</text:p>
          </table:table-cell>
          <table:table-cell office:value-type="float" office:value="0.00145366402813" calcext:value-type="float">
            <text:p>0.00145366402813</text:p>
          </table:table-cell>
          <table:table-cell/>
          <table:table-cell table:formula="of:=([.F420]-[.F419])/([.G420]-[.G419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00072800000000002" calcext:value-type="float">
            <text:p>0.000728</text:p>
          </table:table-cell>
          <table:table-cell office:value-type="float" office:value="1410.5675309074" calcext:value-type="float">
            <text:p>1410.5675309074</text:p>
          </table:table-cell>
          <table:table-cell table:number-columns-repeated="3" office:value-type="float" office:value="705.28376545369" calcext:value-type="float">
            <text:p>705.28376545369</text:p>
          </table:table-cell>
          <table:table-cell office:value-type="float" office:value="0.0014457343101718" calcext:value-type="float">
            <text:p>0.001445734310172</text:p>
          </table:table-cell>
          <table:table-cell/>
          <table:table-cell table:formula="of:=([.F421]-[.F420])/([.G421]-[.G420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00072400000000002" calcext:value-type="float">
            <text:p>0.000724</text:p>
          </table:table-cell>
          <table:table-cell office:value-type="float" office:value="1400.9103556109" calcext:value-type="float">
            <text:p>1400.9103556109</text:p>
          </table:table-cell>
          <table:table-cell table:number-columns-repeated="3" office:value-type="float" office:value="700.45517780545" calcext:value-type="float">
            <text:p>700.45517780545</text:p>
          </table:table-cell>
          <table:table-cell office:value-type="float" office:value="0.0014378045922136" calcext:value-type="float">
            <text:p>0.001437804592214</text:p>
          </table:table-cell>
          <table:table-cell/>
          <table:table-cell table:formula="of:=([.F422]-[.F421])/([.G422]-[.G421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72000000000002" calcext:value-type="float">
            <text:p>0.00072</text:p>
          </table:table-cell>
          <table:table-cell office:value-type="float" office:value="1391.2531803144" calcext:value-type="float">
            <text:p>1391.2531803144</text:p>
          </table:table-cell>
          <table:table-cell table:number-columns-repeated="3" office:value-type="float" office:value="695.62659015721" calcext:value-type="float">
            <text:p>695.62659015721</text:p>
          </table:table-cell>
          <table:table-cell office:value-type="float" office:value="0.0014298748742555" calcext:value-type="float">
            <text:p>0.001429874874256</text:p>
          </table:table-cell>
          <table:table-cell/>
          <table:table-cell table:formula="of:=([.F423]-[.F422])/([.G423]-[.G422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0071600000000002" calcext:value-type="float">
            <text:p>0.000716</text:p>
          </table:table-cell>
          <table:table-cell office:value-type="float" office:value="1381.5960050179" calcext:value-type="float">
            <text:p>1381.5960050179</text:p>
          </table:table-cell>
          <table:table-cell table:number-columns-repeated="3" office:value-type="float" office:value="690.79800250897" calcext:value-type="float">
            <text:p>690.79800250897</text:p>
          </table:table-cell>
          <table:table-cell office:value-type="float" office:value="0.0014219451562973" calcext:value-type="float">
            <text:p>0.001421945156297</text:p>
          </table:table-cell>
          <table:table-cell/>
          <table:table-cell table:formula="of:=([.F424]-[.F423])/([.G424]-[.G423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00071200000000002" calcext:value-type="float">
            <text:p>0.000712</text:p>
          </table:table-cell>
          <table:table-cell office:value-type="float" office:value="1371.9388297215" calcext:value-type="float">
            <text:p>1371.9388297215</text:p>
          </table:table-cell>
          <table:table-cell table:number-columns-repeated="3" office:value-type="float" office:value="685.96941486072" calcext:value-type="float">
            <text:p>685.96941486072</text:p>
          </table:table-cell>
          <table:table-cell office:value-type="float" office:value="0.0014140154383391" calcext:value-type="float">
            <text:p>0.001414015438339</text:p>
          </table:table-cell>
          <table:table-cell/>
          <table:table-cell table:formula="of:=([.F425]-[.F424])/([.G425]-[.G42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0.00070800000000002" calcext:value-type="float">
            <text:p>0.000708</text:p>
          </table:table-cell>
          <table:table-cell office:value-type="float" office:value="1362.281654425" calcext:value-type="float">
            <text:p>1362.281654425</text:p>
          </table:table-cell>
          <table:table-cell table:number-columns-repeated="3" office:value-type="float" office:value="681.14082721248" calcext:value-type="float">
            <text:p>681.14082721248</text:p>
          </table:table-cell>
          <table:table-cell office:value-type="float" office:value="0.001406085720381" calcext:value-type="float">
            <text:p>0.001406085720381</text:p>
          </table:table-cell>
          <table:table-cell/>
          <table:table-cell table:formula="of:=([.F426]-[.F425])/([.G426]-[.G425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00070400000000002" calcext:value-type="float">
            <text:p>0.000704</text:p>
          </table:table-cell>
          <table:table-cell office:value-type="float" office:value="1352.6244791285" calcext:value-type="float">
            <text:p>1352.6244791285</text:p>
          </table:table-cell>
          <table:table-cell table:number-columns-repeated="3" office:value-type="float" office:value="676.31223956424" calcext:value-type="float">
            <text:p>676.31223956424</text:p>
          </table:table-cell>
          <table:table-cell office:value-type="float" office:value="0.0013981560024228" calcext:value-type="float">
            <text:p>0.001398156002423</text:p>
          </table:table-cell>
          <table:table-cell/>
          <table:table-cell table:formula="of:=([.F427]-[.F426])/([.G427]-[.G426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00070000000000002" calcext:value-type="float">
            <text:p>0.0007</text:p>
          </table:table-cell>
          <table:table-cell office:value-type="float" office:value="1342.967303832" calcext:value-type="float">
            <text:p>1342.967303832</text:p>
          </table:table-cell>
          <table:table-cell table:number-columns-repeated="3" office:value-type="float" office:value="671.48365191599" calcext:value-type="float">
            <text:p>671.48365191599</text:p>
          </table:table-cell>
          <table:table-cell office:value-type="float" office:value="0.0013902262844646" calcext:value-type="float">
            <text:p>0.001390226284465</text:p>
          </table:table-cell>
          <table:table-cell/>
          <table:table-cell table:formula="of:=([.F428]-[.F427])/([.G428]-[.G427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00069600000000002" calcext:value-type="float">
            <text:p>0.000696</text:p>
          </table:table-cell>
          <table:table-cell office:value-type="float" office:value="1333.3101285355" calcext:value-type="float">
            <text:p>1333.3101285355</text:p>
          </table:table-cell>
          <table:table-cell table:number-columns-repeated="3" office:value-type="float" office:value="666.65506426775" calcext:value-type="float">
            <text:p>666.65506426775</text:p>
          </table:table-cell>
          <table:table-cell office:value-type="float" office:value="0.0013822965665065" calcext:value-type="float">
            <text:p>0.001382296566507</text:p>
          </table:table-cell>
          <table:table-cell/>
          <table:table-cell table:formula="of:=([.F429]-[.F428])/([.G429]-[.G428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00069200000000002" calcext:value-type="float">
            <text:p>0.000692</text:p>
          </table:table-cell>
          <table:table-cell office:value-type="float" office:value="1323.652953239" calcext:value-type="float">
            <text:p>1323.652953239</text:p>
          </table:table-cell>
          <table:table-cell table:number-columns-repeated="3" office:value-type="float" office:value="661.82647661951" calcext:value-type="float">
            <text:p>661.82647661951</text:p>
          </table:table-cell>
          <table:table-cell office:value-type="float" office:value="0.0013743668485483" calcext:value-type="float">
            <text:p>0.001374366848548</text:p>
          </table:table-cell>
          <table:table-cell/>
          <table:table-cell table:formula="of:=([.F430]-[.F429])/([.G430]-[.G429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00068800000000002" calcext:value-type="float">
            <text:p>0.000688</text:p>
          </table:table-cell>
          <table:table-cell office:value-type="float" office:value="1313.9957779425" calcext:value-type="float">
            <text:p>1313.9957779425</text:p>
          </table:table-cell>
          <table:table-cell table:number-columns-repeated="3" office:value-type="float" office:value="656.99788897126" calcext:value-type="float">
            <text:p>656.99788897126</text:p>
          </table:table-cell>
          <table:table-cell office:value-type="float" office:value="0.0013664371305901" calcext:value-type="float">
            <text:p>0.00136643713059</text:p>
          </table:table-cell>
          <table:table-cell/>
          <table:table-cell table:formula="of:=([.F431]-[.F430])/([.G431]-[.G430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00068400000000002" calcext:value-type="float">
            <text:p>0.000684</text:p>
          </table:table-cell>
          <table:table-cell office:value-type="float" office:value="1304.3386026461" calcext:value-type="float">
            <text:p>1304.3386026461</text:p>
          </table:table-cell>
          <table:table-cell table:number-columns-repeated="3" office:value-type="float" office:value="652.16930132302" calcext:value-type="float">
            <text:p>652.16930132302</text:p>
          </table:table-cell>
          <table:table-cell office:value-type="float" office:value="0.0013585074126319" calcext:value-type="float">
            <text:p>0.001358507412632</text:p>
          </table:table-cell>
          <table:table-cell/>
          <table:table-cell table:formula="of:=([.F432]-[.F431])/([.G432]-[.G431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68000000000002" calcext:value-type="float">
            <text:p>0.00068</text:p>
          </table:table-cell>
          <table:table-cell office:value-type="float" office:value="1294.6814273495" calcext:value-type="float">
            <text:p>1294.6814273495</text:p>
          </table:table-cell>
          <table:table-cell table:number-columns-repeated="3" office:value-type="float" office:value="647.34071367478" calcext:value-type="float">
            <text:p>647.34071367478</text:p>
          </table:table-cell>
          <table:table-cell office:value-type="float" office:value="0.0013505776946738" calcext:value-type="float">
            <text:p>0.001350577694674</text:p>
          </table:table-cell>
          <table:table-cell/>
          <table:table-cell table:formula="of:=([.F433]-[.F432])/([.G433]-[.G432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00067600000000002" calcext:value-type="float">
            <text:p>0.000676</text:p>
          </table:table-cell>
          <table:table-cell office:value-type="float" office:value="1285.0242520531" calcext:value-type="float">
            <text:p>1285.0242520531</text:p>
          </table:table-cell>
          <table:table-cell table:number-columns-repeated="3" office:value-type="float" office:value="642.51212602654" calcext:value-type="float">
            <text:p>642.51212602654</text:p>
          </table:table-cell>
          <table:table-cell office:value-type="float" office:value="0.0013426479767156" calcext:value-type="float">
            <text:p>0.001342647976716</text:p>
          </table:table-cell>
          <table:table-cell/>
          <table:table-cell table:formula="of:=([.F434]-[.F433])/([.G434]-[.G433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00067200000000002" calcext:value-type="float">
            <text:p>0.000672</text:p>
          </table:table-cell>
          <table:table-cell office:value-type="float" office:value="1275.3670767566" calcext:value-type="float">
            <text:p>1275.3670767566</text:p>
          </table:table-cell>
          <table:table-cell table:number-columns-repeated="3" office:value-type="float" office:value="637.68353837829" calcext:value-type="float">
            <text:p>637.68353837829</text:p>
          </table:table-cell>
          <table:table-cell office:value-type="float" office:value="0.0013347182587574" calcext:value-type="float">
            <text:p>0.001334718258757</text:p>
          </table:table-cell>
          <table:table-cell/>
          <table:table-cell table:formula="of:=([.F435]-[.F434])/([.G435]-[.G43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00066800000000002" calcext:value-type="float">
            <text:p>0.000668</text:p>
          </table:table-cell>
          <table:table-cell office:value-type="float" office:value="1265.7099014601" calcext:value-type="float">
            <text:p>1265.7099014601</text:p>
          </table:table-cell>
          <table:table-cell table:number-columns-repeated="3" office:value-type="float" office:value="632.85495073005" calcext:value-type="float">
            <text:p>632.85495073005</text:p>
          </table:table-cell>
          <table:table-cell office:value-type="float" office:value="0.0013267885407993" calcext:value-type="float">
            <text:p>0.001326788540799</text:p>
          </table:table-cell>
          <table:table-cell/>
          <table:table-cell table:formula="of:=([.F436]-[.F435])/([.G436]-[.G435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00066400000000002" calcext:value-type="float">
            <text:p>0.000664</text:p>
          </table:table-cell>
          <table:table-cell office:value-type="float" office:value="1256.0527261636" calcext:value-type="float">
            <text:p>1256.0527261636</text:p>
          </table:table-cell>
          <table:table-cell table:number-columns-repeated="3" office:value-type="float" office:value="628.02636308181" calcext:value-type="float">
            <text:p>628.02636308181</text:p>
          </table:table-cell>
          <table:table-cell office:value-type="float" office:value="0.0013188588228411" calcext:value-type="float">
            <text:p>0.001318858822841</text:p>
          </table:table-cell>
          <table:table-cell/>
          <table:table-cell table:formula="of:=([.F437]-[.F436])/([.G437]-[.G436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00066000000000002" calcext:value-type="float">
            <text:p>0.00066</text:p>
          </table:table-cell>
          <table:table-cell office:value-type="float" office:value="1246.3955508671" calcext:value-type="float">
            <text:p>1246.3955508671</text:p>
          </table:table-cell>
          <table:table-cell table:number-columns-repeated="3" office:value-type="float" office:value="623.19777543356" calcext:value-type="float">
            <text:p>623.19777543356</text:p>
          </table:table-cell>
          <table:table-cell office:value-type="float" office:value="0.0013109291048829" calcext:value-type="float">
            <text:p>0.001310929104883</text:p>
          </table:table-cell>
          <table:table-cell/>
          <table:table-cell table:formula="of:=([.F438]-[.F437])/([.G438]-[.G437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00065600000000002" calcext:value-type="float">
            <text:p>0.000656</text:p>
          </table:table-cell>
          <table:table-cell office:value-type="float" office:value="1236.7383755706" calcext:value-type="float">
            <text:p>1236.7383755706</text:p>
          </table:table-cell>
          <table:table-cell table:number-columns-repeated="3" office:value-type="float" office:value="618.36918778532" calcext:value-type="float">
            <text:p>618.36918778532</text:p>
          </table:table-cell>
          <table:table-cell office:value-type="float" office:value="0.0013029993869248" calcext:value-type="float">
            <text:p>0.001302999386925</text:p>
          </table:table-cell>
          <table:table-cell/>
          <table:table-cell table:formula="of:=([.F439]-[.F438])/([.G439]-[.G438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00065200000000002" calcext:value-type="float">
            <text:p>0.000652</text:p>
          </table:table-cell>
          <table:table-cell office:value-type="float" office:value="1227.0812002742" calcext:value-type="float">
            <text:p>1227.0812002742</text:p>
          </table:table-cell>
          <table:table-cell table:number-columns-repeated="3" office:value-type="float" office:value="613.54060013708" calcext:value-type="float">
            <text:p>613.54060013708</text:p>
          </table:table-cell>
          <table:table-cell office:value-type="float" office:value="0.0012950696689666" calcext:value-type="float">
            <text:p>0.001295069668967</text:p>
          </table:table-cell>
          <table:table-cell/>
          <table:table-cell table:formula="of:=([.F440]-[.F439])/([.G440]-[.G439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00064800000000002" calcext:value-type="float">
            <text:p>0.000648</text:p>
          </table:table-cell>
          <table:table-cell office:value-type="float" office:value="1217.4240249777" calcext:value-type="float">
            <text:p>1217.4240249777</text:p>
          </table:table-cell>
          <table:table-cell table:number-columns-repeated="3" office:value-type="float" office:value="608.71201248883" calcext:value-type="float">
            <text:p>608.71201248883</text:p>
          </table:table-cell>
          <table:table-cell office:value-type="float" office:value="0.0012871399510084" calcext:value-type="float">
            <text:p>0.001287139951008</text:p>
          </table:table-cell>
          <table:table-cell/>
          <table:table-cell table:formula="of:=([.F441]-[.F440])/([.G441]-[.G44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00064400000000002" calcext:value-type="float">
            <text:p>0.000644</text:p>
          </table:table-cell>
          <table:table-cell office:value-type="float" office:value="1207.7668496812" calcext:value-type="float">
            <text:p>1207.7668496812</text:p>
          </table:table-cell>
          <table:table-cell table:number-columns-repeated="3" office:value-type="float" office:value="603.88342484059" calcext:value-type="float">
            <text:p>603.88342484059</text:p>
          </table:table-cell>
          <table:table-cell office:value-type="float" office:value="0.0012792102330502" calcext:value-type="float">
            <text:p>0.00127921023305</text:p>
          </table:table-cell>
          <table:table-cell/>
          <table:table-cell table:formula="of:=([.F442]-[.F441])/([.G442]-[.G441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64000000000002" calcext:value-type="float">
            <text:p>0.00064</text:p>
          </table:table-cell>
          <table:table-cell office:value-type="float" office:value="1198.1096743847" calcext:value-type="float">
            <text:p>1198.1096743847</text:p>
          </table:table-cell>
          <table:table-cell table:number-columns-repeated="3" office:value-type="float" office:value="599.05483719235" calcext:value-type="float">
            <text:p>599.05483719235</text:p>
          </table:table-cell>
          <table:table-cell office:value-type="float" office:value="0.0012712805150921" calcext:value-type="float">
            <text:p>0.001271280515092</text:p>
          </table:table-cell>
          <table:table-cell/>
          <table:table-cell table:formula="of:=([.F443]-[.F442])/([.G443]-[.G442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00063600000000002" calcext:value-type="float">
            <text:p>0.000636</text:p>
          </table:table-cell>
          <table:table-cell office:value-type="float" office:value="1188.4524990882" calcext:value-type="float">
            <text:p>1188.4524990882</text:p>
          </table:table-cell>
          <table:table-cell table:number-columns-repeated="3" office:value-type="float" office:value="594.22624954411" calcext:value-type="float">
            <text:p>594.22624954411</text:p>
          </table:table-cell>
          <table:table-cell office:value-type="float" office:value="0.0012633507971339" calcext:value-type="float">
            <text:p>0.001263350797134</text:p>
          </table:table-cell>
          <table:table-cell/>
          <table:table-cell table:formula="of:=([.F444]-[.F443])/([.G444]-[.G443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00063200000000002" calcext:value-type="float">
            <text:p>0.000632</text:p>
          </table:table-cell>
          <table:table-cell office:value-type="float" office:value="1178.7953237917" calcext:value-type="float">
            <text:p>1178.7953237917</text:p>
          </table:table-cell>
          <table:table-cell table:number-columns-repeated="3" office:value-type="float" office:value="589.39766189586" calcext:value-type="float">
            <text:p>589.39766189586</text:p>
          </table:table-cell>
          <table:table-cell office:value-type="float" office:value="0.0012554210791757" calcext:value-type="float">
            <text:p>0.001255421079176</text:p>
          </table:table-cell>
          <table:table-cell/>
          <table:table-cell table:formula="of:=([.F445]-[.F444])/([.G445]-[.G444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4.4299999999999" calcext:value-type="float">
            <text:p>4.4299999999999</text:p>
          </table:table-cell>
          <table:table-cell office:value-type="float" office:value="0.00062800000000002" calcext:value-type="float">
            <text:p>0.000628</text:p>
          </table:table-cell>
          <table:table-cell office:value-type="float" office:value="1169.1381484952" calcext:value-type="float">
            <text:p>1169.1381484952</text:p>
          </table:table-cell>
          <table:table-cell table:number-columns-repeated="3" office:value-type="float" office:value="584.56907424762" calcext:value-type="float">
            <text:p>584.56907424762</text:p>
          </table:table-cell>
          <table:table-cell office:value-type="float" office:value="0.0012474913612176" calcext:value-type="float">
            <text:p>0.001247491361218</text:p>
          </table:table-cell>
          <table:table-cell/>
          <table:table-cell table:formula="of:=([.F446]-[.F445])/([.G446]-[.G445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4399999999999" calcext:value-type="float">
            <text:p>4.4399999999999</text:p>
          </table:table-cell>
          <table:table-cell office:value-type="float" office:value="0.00062400000000002" calcext:value-type="float">
            <text:p>0.000624</text:p>
          </table:table-cell>
          <table:table-cell office:value-type="float" office:value="1159.4809731988" calcext:value-type="float">
            <text:p>1159.4809731988</text:p>
          </table:table-cell>
          <table:table-cell table:number-columns-repeated="3" office:value-type="float" office:value="579.74048659938" calcext:value-type="float">
            <text:p>579.74048659938</text:p>
          </table:table-cell>
          <table:table-cell office:value-type="float" office:value="0.0012395616432594" calcext:value-type="float">
            <text:p>0.001239561643259</text:p>
          </table:table-cell>
          <table:table-cell/>
          <table:table-cell table:formula="of:=([.F447]-[.F446])/([.G447]-[.G446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4499999999999" calcext:value-type="float">
            <text:p>4.4499999999999</text:p>
          </table:table-cell>
          <table:table-cell office:value-type="float" office:value="0.00062000000000002" calcext:value-type="float">
            <text:p>0.00062</text:p>
          </table:table-cell>
          <table:table-cell office:value-type="float" office:value="1149.8237979023" calcext:value-type="float">
            <text:p>1149.8237979023</text:p>
          </table:table-cell>
          <table:table-cell table:number-columns-repeated="3" office:value-type="float" office:value="574.91189895113" calcext:value-type="float">
            <text:p>574.91189895113</text:p>
          </table:table-cell>
          <table:table-cell office:value-type="float" office:value="0.0012316319253012" calcext:value-type="float">
            <text:p>0.001231631925301</text:p>
          </table:table-cell>
          <table:table-cell/>
          <table:table-cell table:formula="of:=([.F448]-[.F447])/([.G448]-[.G447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4599999999999" calcext:value-type="float">
            <text:p>4.4599999999999</text:p>
          </table:table-cell>
          <table:table-cell office:value-type="float" office:value="0.00061600000000002" calcext:value-type="float">
            <text:p>0.000616</text:p>
          </table:table-cell>
          <table:table-cell office:value-type="float" office:value="1140.1666226058" calcext:value-type="float">
            <text:p>1140.1666226058</text:p>
          </table:table-cell>
          <table:table-cell table:number-columns-repeated="3" office:value-type="float" office:value="570.08331130289" calcext:value-type="float">
            <text:p>570.08331130289</text:p>
          </table:table-cell>
          <table:table-cell office:value-type="float" office:value="0.001223702207343" calcext:value-type="float">
            <text:p>0.001223702207343</text:p>
          </table:table-cell>
          <table:table-cell/>
          <table:table-cell table:formula="of:=([.F449]-[.F448])/([.G449]-[.G448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4.4699999999999" calcext:value-type="float">
            <text:p>4.4699999999999</text:p>
          </table:table-cell>
          <table:table-cell office:value-type="float" office:value="0.00061200000000002" calcext:value-type="float">
            <text:p>0.000612</text:p>
          </table:table-cell>
          <table:table-cell office:value-type="float" office:value="1130.5094473093" calcext:value-type="float">
            <text:p>1130.5094473093</text:p>
          </table:table-cell>
          <table:table-cell table:number-columns-repeated="3" office:value-type="float" office:value="565.25472365465" calcext:value-type="float">
            <text:p>565.25472365465</text:p>
          </table:table-cell>
          <table:table-cell office:value-type="float" office:value="0.0012157724893849" calcext:value-type="float">
            <text:p>0.001215772489385</text:p>
          </table:table-cell>
          <table:table-cell/>
          <table:table-cell table:formula="of:=([.F450]-[.F449])/([.G450]-[.G449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4.4799999999999" calcext:value-type="float">
            <text:p>4.4799999999999</text:p>
          </table:table-cell>
          <table:table-cell office:value-type="float" office:value="0.00060800000000002" calcext:value-type="float">
            <text:p>0.000608</text:p>
          </table:table-cell>
          <table:table-cell office:value-type="float" office:value="1120.8522720128" calcext:value-type="float">
            <text:p>1120.8522720128</text:p>
          </table:table-cell>
          <table:table-cell table:number-columns-repeated="3" office:value-type="float" office:value="560.4261360064" calcext:value-type="float">
            <text:p>560.4261360064</text:p>
          </table:table-cell>
          <table:table-cell office:value-type="float" office:value="0.0012078427714267" calcext:value-type="float">
            <text:p>0.001207842771427</text:p>
          </table:table-cell>
          <table:table-cell/>
          <table:table-cell table:formula="of:=([.F451]-[.F450])/([.G451]-[.G450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4899999999999" calcext:value-type="float">
            <text:p>4.4899999999999</text:p>
          </table:table-cell>
          <table:table-cell office:value-type="float" office:value="0.00060400000000002" calcext:value-type="float">
            <text:p>0.000604</text:p>
          </table:table-cell>
          <table:table-cell office:value-type="float" office:value="1111.1950967163" calcext:value-type="float">
            <text:p>1111.1950967163</text:p>
          </table:table-cell>
          <table:table-cell table:number-columns-repeated="3" office:value-type="float" office:value="555.59754835816" calcext:value-type="float">
            <text:p>555.59754835816</text:p>
          </table:table-cell>
          <table:table-cell office:value-type="float" office:value="0.0011999130534685" calcext:value-type="float">
            <text:p>0.001199913053469</text:p>
          </table:table-cell>
          <table:table-cell/>
          <table:table-cell table:formula="of:=([.F452]-[.F451])/([.G452]-[.G451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4999999999999" calcext:value-type="float">
            <text:p>4.4999999999999</text:p>
          </table:table-cell>
          <table:table-cell office:value-type="float" office:value="0.00060000000000002" calcext:value-type="float">
            <text:p>0.0006</text:p>
          </table:table-cell>
          <table:table-cell office:value-type="float" office:value="1101.5379214198" calcext:value-type="float">
            <text:p>1101.5379214198</text:p>
          </table:table-cell>
          <table:table-cell table:number-columns-repeated="3" office:value-type="float" office:value="550.76896070992" calcext:value-type="float">
            <text:p>550.76896070992</text:p>
          </table:table-cell>
          <table:table-cell office:value-type="float" office:value="0.0011919833355104" calcext:value-type="float">
            <text:p>0.00119198333551</text:p>
          </table:table-cell>
          <table:table-cell/>
          <table:table-cell table:formula="of:=([.F453]-[.F452])/([.G453]-[.G452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4.5099999999999" calcext:value-type="float">
            <text:p>4.5099999999999</text:p>
          </table:table-cell>
          <table:table-cell office:value-type="float" office:value="0.00059600000000002" calcext:value-type="float">
            <text:p>0.000596</text:p>
          </table:table-cell>
          <table:table-cell office:value-type="float" office:value="1091.8807461234" calcext:value-type="float">
            <text:p>1091.8807461234</text:p>
          </table:table-cell>
          <table:table-cell table:number-columns-repeated="3" office:value-type="float" office:value="545.94037306168" calcext:value-type="float">
            <text:p>545.94037306168</text:p>
          </table:table-cell>
          <table:table-cell office:value-type="float" office:value="0.0011840536175522" calcext:value-type="float">
            <text:p>0.001184053617552</text:p>
          </table:table-cell>
          <table:table-cell/>
          <table:table-cell table:formula="of:=([.F454]-[.F453])/([.G454]-[.G453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4.5199999999999" calcext:value-type="float">
            <text:p>4.5199999999999</text:p>
          </table:table-cell>
          <table:table-cell office:value-type="float" office:value="0.00059200000000002" calcext:value-type="float">
            <text:p>0.000592</text:p>
          </table:table-cell>
          <table:table-cell office:value-type="float" office:value="1082.2235708269" calcext:value-type="float">
            <text:p>1082.2235708269</text:p>
          </table:table-cell>
          <table:table-cell table:number-columns-repeated="3" office:value-type="float" office:value="541.11178541343" calcext:value-type="float">
            <text:p>541.11178541343</text:p>
          </table:table-cell>
          <table:table-cell office:value-type="float" office:value="0.001176123899594" calcext:value-type="float">
            <text:p>0.001176123899594</text:p>
          </table:table-cell>
          <table:table-cell/>
          <table:table-cell table:formula="of:=([.F455]-[.F454])/([.G455]-[.G454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4.5299999999999" calcext:value-type="float">
            <text:p>4.5299999999999</text:p>
          </table:table-cell>
          <table:table-cell office:value-type="float" office:value="0.00058800000000002" calcext:value-type="float">
            <text:p>0.000588</text:p>
          </table:table-cell>
          <table:table-cell office:value-type="float" office:value="1072.5663955304" calcext:value-type="float">
            <text:p>1072.5663955304</text:p>
          </table:table-cell>
          <table:table-cell table:number-columns-repeated="3" office:value-type="float" office:value="536.28319776519" calcext:value-type="float">
            <text:p>536.28319776519</text:p>
          </table:table-cell>
          <table:table-cell office:value-type="float" office:value="0.0011681941816359" calcext:value-type="float">
            <text:p>0.001168194181636</text:p>
          </table:table-cell>
          <table:table-cell/>
          <table:table-cell table:formula="of:=([.F456]-[.F455])/([.G456]-[.G455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4.5399999999999" calcext:value-type="float">
            <text:p>4.5399999999999</text:p>
          </table:table-cell>
          <table:table-cell office:value-type="float" office:value="0.00058400000000002" calcext:value-type="float">
            <text:p>0.000584</text:p>
          </table:table-cell>
          <table:table-cell office:value-type="float" office:value="1062.9092202339" calcext:value-type="float">
            <text:p>1062.9092202339</text:p>
          </table:table-cell>
          <table:table-cell table:number-columns-repeated="3" office:value-type="float" office:value="531.45461011695" calcext:value-type="float">
            <text:p>531.45461011695</text:p>
          </table:table-cell>
          <table:table-cell office:value-type="float" office:value="0.0011602644636777" calcext:value-type="float">
            <text:p>0.001160264463678</text:p>
          </table:table-cell>
          <table:table-cell/>
          <table:table-cell table:formula="of:=([.F457]-[.F456])/([.G457]-[.G456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4.5499999999999" calcext:value-type="float">
            <text:p>4.5499999999999</text:p>
          </table:table-cell>
          <table:table-cell office:value-type="float" office:value="0.00058000000000002" calcext:value-type="float">
            <text:p>0.00058</text:p>
          </table:table-cell>
          <table:table-cell office:value-type="float" office:value="1053.2520449374" calcext:value-type="float">
            <text:p>1053.2520449374</text:p>
          </table:table-cell>
          <table:table-cell table:number-columns-repeated="3" office:value-type="float" office:value="526.6260224687" calcext:value-type="float">
            <text:p>526.6260224687</text:p>
          </table:table-cell>
          <table:table-cell office:value-type="float" office:value="0.0011523347457195" calcext:value-type="float">
            <text:p>0.00115233474572</text:p>
          </table:table-cell>
          <table:table-cell/>
          <table:table-cell table:formula="of:=([.F458]-[.F457])/([.G458]-[.G457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4.5599999999999" calcext:value-type="float">
            <text:p>4.5599999999999</text:p>
          </table:table-cell>
          <table:table-cell office:value-type="float" office:value="0.00057600000000002" calcext:value-type="float">
            <text:p>0.000576</text:p>
          </table:table-cell>
          <table:table-cell office:value-type="float" office:value="1043.5948696409" calcext:value-type="float">
            <text:p>1043.5948696409</text:p>
          </table:table-cell>
          <table:table-cell table:number-columns-repeated="3" office:value-type="float" office:value="521.79743482046" calcext:value-type="float">
            <text:p>521.79743482046</text:p>
          </table:table-cell>
          <table:table-cell office:value-type="float" office:value="0.0011444050277613" calcext:value-type="float">
            <text:p>0.001144405027761</text:p>
          </table:table-cell>
          <table:table-cell/>
          <table:table-cell table:formula="of:=([.F459]-[.F458])/([.G459]-[.G458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4.5699999999999" calcext:value-type="float">
            <text:p>4.5699999999999</text:p>
          </table:table-cell>
          <table:table-cell office:value-type="float" office:value="0.00057200000000002" calcext:value-type="float">
            <text:p>0.000572</text:p>
          </table:table-cell>
          <table:table-cell office:value-type="float" office:value="1033.9376943444" calcext:value-type="float">
            <text:p>1033.9376943444</text:p>
          </table:table-cell>
          <table:table-cell table:number-columns-repeated="3" office:value-type="float" office:value="516.96884717222" calcext:value-type="float">
            <text:p>516.96884717222</text:p>
          </table:table-cell>
          <table:table-cell office:value-type="float" office:value="0.0011364753098032" calcext:value-type="float">
            <text:p>0.001136475309803</text:p>
          </table:table-cell>
          <table:table-cell/>
          <table:table-cell table:formula="of:=([.F460]-[.F459])/([.G460]-[.G459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4.5799999999999" calcext:value-type="float">
            <text:p>4.5799999999999</text:p>
          </table:table-cell>
          <table:table-cell office:value-type="float" office:value="0.00056800000000002" calcext:value-type="float">
            <text:p>0.000568</text:p>
          </table:table-cell>
          <table:table-cell office:value-type="float" office:value="1024.2805190479" calcext:value-type="float">
            <text:p>1024.2805190479</text:p>
          </table:table-cell>
          <table:table-cell table:number-columns-repeated="3" office:value-type="float" office:value="512.14025952397" calcext:value-type="float">
            <text:p>512.14025952397</text:p>
          </table:table-cell>
          <table:table-cell office:value-type="float" office:value="0.001128545591845" calcext:value-type="float">
            <text:p>0.001128545591845</text:p>
          </table:table-cell>
          <table:table-cell/>
          <table:table-cell table:formula="of:=([.F461]-[.F460])/([.G461]-[.G460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4.5899999999999" calcext:value-type="float">
            <text:p>4.5899999999999</text:p>
          </table:table-cell>
          <table:table-cell office:value-type="float" office:value="0.00056400000000002" calcext:value-type="float">
            <text:p>0.000564</text:p>
          </table:table-cell>
          <table:table-cell office:value-type="float" office:value="1014.6233437515" calcext:value-type="float">
            <text:p>1014.6233437515</text:p>
          </table:table-cell>
          <table:table-cell table:number-columns-repeated="3" office:value-type="float" office:value="507.31167187573" calcext:value-type="float">
            <text:p>507.31167187573</text:p>
          </table:table-cell>
          <table:table-cell office:value-type="float" office:value="0.0011206158738868" calcext:value-type="float">
            <text:p>0.001120615873887</text:p>
          </table:table-cell>
          <table:table-cell/>
          <table:table-cell table:formula="of:=([.F462]-[.F461])/([.G462]-[.G461])" office:value-type="float" office:value="608923.000005033" calcext:value-type="float">
            <text:p>608923.000005033</text:p>
          </table:table-cell>
          <table:table-cell table:number-columns-repeated="2"/>
        </table:table-row>
        <table:table-row table:style-name="ro1">
          <table:table-cell office:value-type="float" office:value="4.5999999999999" calcext:value-type="float">
            <text:p>4.5999999999999</text:p>
          </table:table-cell>
          <table:table-cell office:value-type="float" office:value="0.00056000000000002" calcext:value-type="float">
            <text:p>0.00056</text:p>
          </table:table-cell>
          <table:table-cell office:value-type="float" office:value="1004.966168455" calcext:value-type="float">
            <text:p>1004.966168455</text:p>
          </table:table-cell>
          <table:table-cell table:number-columns-repeated="3" office:value-type="float" office:value="502.48308422749" calcext:value-type="float">
            <text:p>502.48308422749</text:p>
          </table:table-cell>
          <table:table-cell office:value-type="float" office:value="0.0011126861559287" calcext:value-type="float">
            <text:p>0.001112686155929</text:p>
          </table:table-cell>
          <table:table-cell/>
          <table:table-cell table:formula="of:=([.F463]-[.F462])/([.G463]-[.G462])" office:value-type="float" office:value="608922.999997357" calcext:value-type="float">
            <text:p>608922.999997357</text:p>
          </table:table-cell>
          <table:table-cell table:number-columns-repeated="2"/>
        </table:table-row>
        <table:table-row table:style-name="ro1">
          <table:table-cell office:value-type="float" office:value="4.6099999999999" calcext:value-type="float">
            <text:p>4.6099999999999</text:p>
          </table:table-cell>
          <table:table-cell office:value-type="float" office:value="0.00055600000000002" calcext:value-type="float">
            <text:p>0.000556</text:p>
          </table:table-cell>
          <table:table-cell office:value-type="float" office:value="995.30899315848" calcext:value-type="float">
            <text:p>995.30899315848</text:p>
          </table:table-cell>
          <table:table-cell table:number-columns-repeated="3" office:value-type="float" office:value="497.65449657925" calcext:value-type="float">
            <text:p>497.65449657925</text:p>
          </table:table-cell>
          <table:table-cell office:value-type="float" office:value="0.0011047564379705" calcext:value-type="float">
            <text:p>0.001104756437971</text:p>
          </table:table-cell>
          <table:table-cell/>
          <table:table-cell table:formula="of:=([.F464]-[.F463])/([.G464]-[.G463])" office:value-type="float" office:value="608922.999998602" calcext:value-type="float">
            <text:p>608922.999998602</text:p>
          </table:table-cell>
          <table:table-cell table:number-columns-repeated="2"/>
        </table:table-row>
        <table:table-row table:style-name="ro1">
          <table:table-cell office:value-type="float" office:value="4.6199999999999" calcext:value-type="float">
            <text:p>4.6199999999999</text:p>
          </table:table-cell>
          <table:table-cell office:value-type="float" office:value="0.00055200000000002" calcext:value-type="float">
            <text:p>0.000552</text:p>
          </table:table-cell>
          <table:table-cell office:value-type="float" office:value="985.651817862" calcext:value-type="float">
            <text:p>985.651817862</text:p>
          </table:table-cell>
          <table:table-cell table:number-columns-repeated="3" office:value-type="float" office:value="492.825908931" calcext:value-type="float">
            <text:p>492.825908931</text:p>
          </table:table-cell>
          <table:table-cell office:value-type="float" office:value="0.0010968267200123" calcext:value-type="float">
            <text:p>0.001096826720012</text:p>
          </table:table-cell>
          <table:table-cell/>
          <table:table-cell table:formula="of:=([.F465]-[.F464])/([.G465]-[.G464])" office:value-type="float" office:value="608922.999997357" calcext:value-type="float">
            <text:p>608922.999997357</text:p>
          </table:table-cell>
          <table:table-cell table:number-columns-repeated="2"/>
        </table:table-row>
        <table:table-row table:style-name="ro1">
          <table:table-cell office:value-type="float" office:value="4.6299999999999" calcext:value-type="float">
            <text:p>4.6299999999999</text:p>
          </table:table-cell>
          <table:table-cell office:value-type="float" office:value="0.00054800000000002" calcext:value-type="float">
            <text:p>0.000548</text:p>
          </table:table-cell>
          <table:table-cell office:value-type="float" office:value="975.99464256553" calcext:value-type="float">
            <text:p>975.99464256553</text:p>
          </table:table-cell>
          <table:table-cell table:number-columns-repeated="3" office:value-type="float" office:value="487.99732128276" calcext:value-type="float">
            <text:p>487.99732128276</text:p>
          </table:table-cell>
          <table:table-cell office:value-type="float" office:value="0.0010888970020541" calcext:value-type="float">
            <text:p>0.001088897002054</text:p>
          </table:table-cell>
          <table:table-cell/>
          <table:table-cell table:formula="of:=([.F466]-[.F465])/([.G466]-[.G465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4.6399999999999" calcext:value-type="float">
            <text:p>4.6399999999999</text:p>
          </table:table-cell>
          <table:table-cell office:value-type="float" office:value="0.00054400000000002" calcext:value-type="float">
            <text:p>0.000544</text:p>
          </table:table-cell>
          <table:table-cell office:value-type="float" office:value="966.33746726905" calcext:value-type="float">
            <text:p>966.33746726905</text:p>
          </table:table-cell>
          <table:table-cell table:number-columns-repeated="3" office:value-type="float" office:value="483.16873363452" calcext:value-type="float">
            <text:p>483.16873363452</text:p>
          </table:table-cell>
          <table:table-cell office:value-type="float" office:value="0.001080967284096" calcext:value-type="float">
            <text:p>0.001080967284096</text:p>
          </table:table-cell>
          <table:table-cell/>
          <table:table-cell table:formula="of:=([.F467]-[.F466])/([.G467]-[.G466])" office:value-type="float" office:value="608922.999998602" calcext:value-type="float">
            <text:p>608922.999998602</text:p>
          </table:table-cell>
          <table:table-cell table:number-columns-repeated="2"/>
        </table:table-row>
        <table:table-row table:style-name="ro1">
          <table:table-cell office:value-type="float" office:value="4.6499999999999" calcext:value-type="float">
            <text:p>4.6499999999999</text:p>
          </table:table-cell>
          <table:table-cell office:value-type="float" office:value="0.00054000000000002" calcext:value-type="float">
            <text:p>0.00054</text:p>
          </table:table-cell>
          <table:table-cell office:value-type="float" office:value="956.68029197254" calcext:value-type="float">
            <text:p>956.68029197254</text:p>
          </table:table-cell>
          <table:table-cell table:number-columns-repeated="3" office:value-type="float" office:value="478.34014598627" calcext:value-type="float">
            <text:p>478.34014598627</text:p>
          </table:table-cell>
          <table:table-cell office:value-type="float" office:value="0.0010730375661378" calcext:value-type="float">
            <text:p>0.001073037566138</text:p>
          </table:table-cell>
          <table:table-cell/>
          <table:table-cell table:formula="of:=([.F468]-[.F467])/([.G468]-[.G467])" office:value-type="float" office:value="608922.99999734" calcext:value-type="float">
            <text:p>608922.99999734</text:p>
          </table:table-cell>
          <table:table-cell table:number-columns-repeated="2"/>
        </table:table-row>
        <table:table-row table:style-name="ro1">
          <table:table-cell office:value-type="float" office:value="4.6599999999999" calcext:value-type="float">
            <text:p>4.6599999999999</text:p>
          </table:table-cell>
          <table:table-cell office:value-type="float" office:value="0.00053600000000002" calcext:value-type="float">
            <text:p>0.000536</text:p>
          </table:table-cell>
          <table:table-cell office:value-type="float" office:value="947.02311667606" calcext:value-type="float">
            <text:p>947.02311667606</text:p>
          </table:table-cell>
          <table:table-cell table:number-columns-repeated="3" office:value-type="float" office:value="473.51155833803" calcext:value-type="float">
            <text:p>473.51155833803</text:p>
          </table:table-cell>
          <table:table-cell office:value-type="float" office:value="0.0010651078481796" calcext:value-type="float">
            <text:p>0.00106510784818</text:p>
          </table:table-cell>
          <table:table-cell/>
          <table:table-cell table:formula="of:=([.F469]-[.F468])/([.G469]-[.G468])" office:value-type="float" office:value="608923.000005033" calcext:value-type="float">
            <text:p>608923.000005033</text:p>
          </table:table-cell>
          <table:table-cell table:number-columns-repeated="2"/>
        </table:table-row>
        <table:table-row table:style-name="ro1">
          <table:table-cell office:value-type="float" office:value="4.6699999999999" calcext:value-type="float">
            <text:p>4.6699999999999</text:p>
          </table:table-cell>
          <table:table-cell office:value-type="float" office:value="0.00053200000000002" calcext:value-type="float">
            <text:p>0.000532</text:p>
          </table:table-cell>
          <table:table-cell office:value-type="float" office:value="937.36594137958" calcext:value-type="float">
            <text:p>937.36594137958</text:p>
          </table:table-cell>
          <table:table-cell table:number-columns-repeated="3" office:value-type="float" office:value="468.68297068979" calcext:value-type="float">
            <text:p>468.68297068979</text:p>
          </table:table-cell>
          <table:table-cell office:value-type="float" office:value="0.0010571781302215" calcext:value-type="float">
            <text:p>0.001057178130222</text:p>
          </table:table-cell>
          <table:table-cell/>
          <table:table-cell table:formula="of:=([.F470]-[.F469])/([.G470]-[.G469])" office:value-type="float" office:value="608922.999998602" calcext:value-type="float">
            <text:p>608922.999998602</text:p>
          </table:table-cell>
          <table:table-cell table:number-columns-repeated="2"/>
        </table:table-row>
        <table:table-row table:style-name="ro1">
          <table:table-cell office:value-type="float" office:value="4.6799999999999" calcext:value-type="float">
            <text:p>4.6799999999999</text:p>
          </table:table-cell>
          <table:table-cell office:value-type="float" office:value="0.00052800000000002" calcext:value-type="float">
            <text:p>0.000528</text:p>
          </table:table-cell>
          <table:table-cell office:value-type="float" office:value="927.70876608307" calcext:value-type="float">
            <text:p>927.70876608307</text:p>
          </table:table-cell>
          <table:table-cell table:number-columns-repeated="3" office:value-type="float" office:value="463.85438304154" calcext:value-type="float">
            <text:p>463.85438304154</text:p>
          </table:table-cell>
          <table:table-cell office:value-type="float" office:value="0.0010492484122633" calcext:value-type="float">
            <text:p>0.001049248412263</text:p>
          </table:table-cell>
          <table:table-cell/>
          <table:table-cell table:formula="of:=([.F471]-[.F470])/([.G471]-[.G47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4.6899999999999" calcext:value-type="float">
            <text:p>4.6899999999999</text:p>
          </table:table-cell>
          <table:table-cell office:value-type="float" office:value="0.00052400000000002" calcext:value-type="float">
            <text:p>0.000524</text:p>
          </table:table-cell>
          <table:table-cell office:value-type="float" office:value="918.0515907866" calcext:value-type="float">
            <text:p>918.0515907866</text:p>
          </table:table-cell>
          <table:table-cell table:number-columns-repeated="3" office:value-type="float" office:value="459.0257953933" calcext:value-type="float">
            <text:p>459.0257953933</text:p>
          </table:table-cell>
          <table:table-cell office:value-type="float" office:value="0.0010413186943051" calcext:value-type="float">
            <text:p>0.001041318694305</text:p>
          </table:table-cell>
          <table:table-cell/>
          <table:table-cell table:formula="of:=([.F472]-[.F471])/([.G472]-[.G471])" office:value-type="float" office:value="608923.000005033" calcext:value-type="float">
            <text:p>608923.000005033</text:p>
          </table:table-cell>
          <table:table-cell table:number-columns-repeated="2"/>
        </table:table-row>
        <table:table-row table:style-name="ro1">
          <table:table-cell office:value-type="float" office:value="4.6999999999999" calcext:value-type="float">
            <text:p>4.6999999999999</text:p>
          </table:table-cell>
          <table:table-cell office:value-type="float" office:value="0.00052000000000002" calcext:value-type="float">
            <text:p>0.00052</text:p>
          </table:table-cell>
          <table:table-cell office:value-type="float" office:value="908.39441549012" calcext:value-type="float">
            <text:p>908.39441549012</text:p>
          </table:table-cell>
          <table:table-cell table:number-columns-repeated="3" office:value-type="float" office:value="454.19720774506" calcext:value-type="float">
            <text:p>454.19720774506</text:p>
          </table:table-cell>
          <table:table-cell office:value-type="float" office:value="0.001033388976347" calcext:value-type="float">
            <text:p>0.001033388976347</text:p>
          </table:table-cell>
          <table:table-cell/>
          <table:table-cell table:formula="of:=([.F473]-[.F472])/([.G473]-[.G472])" office:value-type="float" office:value="608922.99999734" calcext:value-type="float">
            <text:p>608922.99999734</text:p>
          </table:table-cell>
          <table:table-cell table:number-columns-repeated="2"/>
        </table:table-row>
        <table:table-row table:style-name="ro1">
          <table:table-cell office:value-type="float" office:value="4.7099999999999" calcext:value-type="float">
            <text:p>4.7099999999999</text:p>
          </table:table-cell>
          <table:table-cell office:value-type="float" office:value="0.00051600000000002" calcext:value-type="float">
            <text:p>0.000516</text:p>
          </table:table-cell>
          <table:table-cell office:value-type="float" office:value="898.73724019364" calcext:value-type="float">
            <text:p>898.73724019364</text:p>
          </table:table-cell>
          <table:table-cell table:number-columns-repeated="3" office:value-type="float" office:value="449.36862009682" calcext:value-type="float">
            <text:p>449.36862009682</text:p>
          </table:table-cell>
          <table:table-cell office:value-type="float" office:value="0.0010254592583888" calcext:value-type="float">
            <text:p>0.001025459258389</text:p>
          </table:table-cell>
          <table:table-cell/>
          <table:table-cell table:formula="of:=([.F474]-[.F473])/([.G474]-[.G473])" office:value-type="float" office:value="608922.999998602" calcext:value-type="float">
            <text:p>608922.999998602</text:p>
          </table:table-cell>
          <table:table-cell table:number-columns-repeated="2"/>
        </table:table-row>
        <table:table-row table:style-name="ro1">
          <table:table-cell office:value-type="float" office:value="4.7199999999999" calcext:value-type="float">
            <text:p>4.7199999999999</text:p>
          </table:table-cell>
          <table:table-cell office:value-type="float" office:value="0.00051200000000002" calcext:value-type="float">
            <text:p>0.000512</text:p>
          </table:table-cell>
          <table:table-cell office:value-type="float" office:value="889.08006489713" calcext:value-type="float">
            <text:p>889.08006489713</text:p>
          </table:table-cell>
          <table:table-cell table:number-columns-repeated="3" office:value-type="float" office:value="444.54003244857" calcext:value-type="float">
            <text:p>444.54003244857</text:p>
          </table:table-cell>
          <table:table-cell office:value-type="float" office:value="0.0010175295404306" calcext:value-type="float">
            <text:p>0.001017529540431</text:p>
          </table:table-cell>
          <table:table-cell/>
          <table:table-cell table:formula="of:=([.F475]-[.F474])/([.G475]-[.G474])" office:value-type="float" office:value="608922.999997357" calcext:value-type="float">
            <text:p>608922.999997357</text:p>
          </table:table-cell>
          <table:table-cell table:number-columns-repeated="2"/>
        </table:table-row>
        <table:table-row table:style-name="ro1">
          <table:table-cell office:value-type="float" office:value="4.7299999999999" calcext:value-type="float">
            <text:p>4.7299999999999</text:p>
          </table:table-cell>
          <table:table-cell office:value-type="float" office:value="0.00050800000000002" calcext:value-type="float">
            <text:p>0.000508</text:p>
          </table:table-cell>
          <table:table-cell office:value-type="float" office:value="879.42288960065" calcext:value-type="float">
            <text:p>879.42288960065</text:p>
          </table:table-cell>
          <table:table-cell table:number-columns-repeated="3" office:value-type="float" office:value="439.71144480033" calcext:value-type="float">
            <text:p>439.71144480033</text:p>
          </table:table-cell>
          <table:table-cell office:value-type="float" office:value="0.0010095998224724" calcext:value-type="float">
            <text:p>0.001009599822472</text:p>
          </table:table-cell>
          <table:table-cell/>
          <table:table-cell table:formula="of:=([.F476]-[.F475])/([.G476]-[.G475])" office:value-type="float" office:value="608923.000005033" calcext:value-type="float">
            <text:p>608923.000005033</text:p>
          </table:table-cell>
          <table:table-cell table:number-columns-repeated="2"/>
        </table:table-row>
        <table:table-row table:style-name="ro1">
          <table:table-cell office:value-type="float" office:value="4.7399999999999" calcext:value-type="float">
            <text:p>4.7399999999999</text:p>
          </table:table-cell>
          <table:table-cell office:value-type="float" office:value="0.00050400000000002" calcext:value-type="float">
            <text:p>0.000504</text:p>
          </table:table-cell>
          <table:table-cell office:value-type="float" office:value="869.76571430418" calcext:value-type="float">
            <text:p>869.76571430418</text:p>
          </table:table-cell>
          <table:table-cell table:number-columns-repeated="3" office:value-type="float" office:value="434.88285715209" calcext:value-type="float">
            <text:p>434.88285715209</text:p>
          </table:table-cell>
          <table:table-cell office:value-type="float" office:value="0.0010016701045143" calcext:value-type="float">
            <text:p>0.001001670104514</text:p>
          </table:table-cell>
          <table:table-cell/>
          <table:table-cell table:formula="of:=([.F477]-[.F476])/([.G477]-[.G476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4.7499999999999" calcext:value-type="float">
            <text:p>4.7499999999999</text:p>
          </table:table-cell>
          <table:table-cell office:value-type="float" office:value="0.00050000000000002" calcext:value-type="float">
            <text:p>0.0005</text:p>
          </table:table-cell>
          <table:table-cell office:value-type="float" office:value="860.1085390077" calcext:value-type="float">
            <text:p>860.1085390077</text:p>
          </table:table-cell>
          <table:table-cell table:number-columns-repeated="3" office:value-type="float" office:value="430.05426950384" calcext:value-type="float">
            <text:p>430.05426950384</text:p>
          </table:table-cell>
          <table:table-cell office:value-type="float" office:value="0.0009937403865561" calcext:value-type="float">
            <text:p>0.000993740386556</text:p>
          </table:table-cell>
          <table:table-cell/>
          <table:table-cell table:formula="of:=([.F478]-[.F477])/([.G478]-[.G47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7599999999999" calcext:value-type="float">
            <text:p>4.7599999999999</text:p>
          </table:table-cell>
          <table:table-cell office:value-type="float" office:value="0.00049600000000002" calcext:value-type="float">
            <text:p>0.000496</text:p>
          </table:table-cell>
          <table:table-cell office:value-type="float" office:value="850.45136371119" calcext:value-type="float">
            <text:p>850.45136371119</text:p>
          </table:table-cell>
          <table:table-cell table:number-columns-repeated="3" office:value-type="float" office:value="425.2256818556" calcext:value-type="float">
            <text:p>425.2256818556</text:p>
          </table:table-cell>
          <table:table-cell office:value-type="float" office:value="0.00098581066859793" calcext:value-type="float">
            <text:p>0.000985810668598</text:p>
          </table:table-cell>
          <table:table-cell/>
          <table:table-cell table:formula="of:=([.F479]-[.F478])/([.G479]-[.G47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7699999999999" calcext:value-type="float">
            <text:p>4.7699999999999</text:p>
          </table:table-cell>
          <table:table-cell office:value-type="float" office:value="0.00049200000000002" calcext:value-type="float">
            <text:p>0.000492</text:p>
          </table:table-cell>
          <table:table-cell office:value-type="float" office:value="840.79418841471" calcext:value-type="float">
            <text:p>840.79418841471</text:p>
          </table:table-cell>
          <table:table-cell table:number-columns-repeated="3" office:value-type="float" office:value="420.39709420736" calcext:value-type="float">
            <text:p>420.39709420736</text:p>
          </table:table-cell>
          <table:table-cell office:value-type="float" office:value="0.00097788095063976" calcext:value-type="float">
            <text:p>0.00097788095064</text:p>
          </table:table-cell>
          <table:table-cell/>
          <table:table-cell table:formula="of:=([.F480]-[.F479])/([.G480]-[.G47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4.7799999999999" calcext:value-type="float">
            <text:p>4.7799999999999</text:p>
          </table:table-cell>
          <table:table-cell office:value-type="float" office:value="0.00048800000000002" calcext:value-type="float">
            <text:p>0.000488</text:p>
          </table:table-cell>
          <table:table-cell office:value-type="float" office:value="831.13701311823" calcext:value-type="float">
            <text:p>831.13701311823</text:p>
          </table:table-cell>
          <table:table-cell table:number-columns-repeated="3" office:value-type="float" office:value="415.56850655911" calcext:value-type="float">
            <text:p>415.56850655911</text:p>
          </table:table-cell>
          <table:table-cell office:value-type="float" office:value="0.00096995123268159" calcext:value-type="float">
            <text:p>0.000969951232682</text:p>
          </table:table-cell>
          <table:table-cell/>
          <table:table-cell table:formula="of:=([.F481]-[.F480])/([.G481]-[.G480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7899999999999" calcext:value-type="float">
            <text:p>4.7899999999999</text:p>
          </table:table-cell>
          <table:table-cell office:value-type="float" office:value="0.00048400000000002" calcext:value-type="float">
            <text:p>0.000484</text:p>
          </table:table-cell>
          <table:table-cell office:value-type="float" office:value="821.47983782174" calcext:value-type="float">
            <text:p>821.47983782174</text:p>
          </table:table-cell>
          <table:table-cell table:number-columns-repeated="3" office:value-type="float" office:value="410.73991891087" calcext:value-type="float">
            <text:p>410.73991891087</text:p>
          </table:table-cell>
          <table:table-cell office:value-type="float" office:value="0.00096202151472342" calcext:value-type="float">
            <text:p>0.000962021514723</text:p>
          </table:table-cell>
          <table:table-cell/>
          <table:table-cell table:formula="of:=([.F482]-[.F481])/([.G482]-[.G481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4.7999999999999" calcext:value-type="float">
            <text:p>4.7999999999999</text:p>
          </table:table-cell>
          <table:table-cell office:value-type="float" office:value="0.00048000000000002" calcext:value-type="float">
            <text:p>0.00048</text:p>
          </table:table-cell>
          <table:table-cell office:value-type="float" office:value="811.82266252526" calcext:value-type="float">
            <text:p>811.82266252526</text:p>
          </table:table-cell>
          <table:table-cell table:number-columns-repeated="3" office:value-type="float" office:value="405.91133126263" calcext:value-type="float">
            <text:p>405.91133126263</text:p>
          </table:table-cell>
          <table:table-cell office:value-type="float" office:value="0.00095409179676525" calcext:value-type="float">
            <text:p>0.000954091796765</text:p>
          </table:table-cell>
          <table:table-cell/>
          <table:table-cell table:formula="of:=([.F483]-[.F482])/([.G483]-[.G48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8099999999999" calcext:value-type="float">
            <text:p>4.8099999999999</text:p>
          </table:table-cell>
          <table:table-cell office:value-type="float" office:value="0.00047600000000002" calcext:value-type="float">
            <text:p>0.000476</text:p>
          </table:table-cell>
          <table:table-cell office:value-type="float" office:value="802.16548722877" calcext:value-type="float">
            <text:p>802.16548722877</text:p>
          </table:table-cell>
          <table:table-cell table:number-columns-repeated="3" office:value-type="float" office:value="401.08274361439" calcext:value-type="float">
            <text:p>401.08274361439</text:p>
          </table:table-cell>
          <table:table-cell office:value-type="float" office:value="0.00094616207880708" calcext:value-type="float">
            <text:p>0.000946162078807</text:p>
          </table:table-cell>
          <table:table-cell/>
          <table:table-cell table:formula="of:=([.F484]-[.F483])/([.G484]-[.G483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4.8199999999999" calcext:value-type="float">
            <text:p>4.8199999999999</text:p>
          </table:table-cell>
          <table:table-cell office:value-type="float" office:value="0.00047200000000002" calcext:value-type="float">
            <text:p>0.000472</text:p>
          </table:table-cell>
          <table:table-cell office:value-type="float" office:value="792.50831193229" calcext:value-type="float">
            <text:p>792.50831193229</text:p>
          </table:table-cell>
          <table:table-cell table:number-columns-repeated="3" office:value-type="float" office:value="396.25415596614" calcext:value-type="float">
            <text:p>396.25415596614</text:p>
          </table:table-cell>
          <table:table-cell office:value-type="float" office:value="0.00093823236084891" calcext:value-type="float">
            <text:p>0.000938232360849</text:p>
          </table:table-cell>
          <table:table-cell/>
          <table:table-cell table:formula="of:=([.F485]-[.F484])/([.G485]-[.G484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4.8299999999999" calcext:value-type="float">
            <text:p>4.8299999999999</text:p>
          </table:table-cell>
          <table:table-cell office:value-type="float" office:value="0.00046800000000002" calcext:value-type="float">
            <text:p>0.000468</text:p>
          </table:table-cell>
          <table:table-cell office:value-type="float" office:value="782.8511366358" calcext:value-type="float">
            <text:p>782.8511366358</text:p>
          </table:table-cell>
          <table:table-cell table:number-columns-repeated="3" office:value-type="float" office:value="391.4255683179" calcext:value-type="float">
            <text:p>391.4255683179</text:p>
          </table:table-cell>
          <table:table-cell office:value-type="float" office:value="0.00093030264289074" calcext:value-type="float">
            <text:p>0.000930302642891</text:p>
          </table:table-cell>
          <table:table-cell/>
          <table:table-cell table:formula="of:=([.F486]-[.F485])/([.G486]-[.G48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8399999999999" calcext:value-type="float">
            <text:p>4.8399999999999</text:p>
          </table:table-cell>
          <table:table-cell office:value-type="float" office:value="0.00046400000000002" calcext:value-type="float">
            <text:p>0.000464</text:p>
          </table:table-cell>
          <table:table-cell office:value-type="float" office:value="773.19396133932" calcext:value-type="float">
            <text:p>773.19396133932</text:p>
          </table:table-cell>
          <table:table-cell table:number-columns-repeated="3" office:value-type="float" office:value="386.59698066966" calcext:value-type="float">
            <text:p>386.59698066966</text:p>
          </table:table-cell>
          <table:table-cell office:value-type="float" office:value="0.00092237292493257" calcext:value-type="float">
            <text:p>0.000922372924933</text:p>
          </table:table-cell>
          <table:table-cell/>
          <table:table-cell table:formula="of:=([.F487]-[.F486])/([.G487]-[.G486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4.8499999999999" calcext:value-type="float">
            <text:p>4.8499999999999</text:p>
          </table:table-cell>
          <table:table-cell office:value-type="float" office:value="0.00046000000000002" calcext:value-type="float">
            <text:p>0.00046</text:p>
          </table:table-cell>
          <table:table-cell office:value-type="float" office:value="763.53678604283" calcext:value-type="float">
            <text:p>763.53678604283</text:p>
          </table:table-cell>
          <table:table-cell table:number-columns-repeated="3" office:value-type="float" office:value="381.76839302141" calcext:value-type="float">
            <text:p>381.76839302141</text:p>
          </table:table-cell>
          <table:table-cell office:value-type="float" office:value="0.0009144432069744" calcext:value-type="float">
            <text:p>0.000914443206974</text:p>
          </table:table-cell>
          <table:table-cell/>
          <table:table-cell table:formula="of:=([.F488]-[.F487])/([.G488]-[.G487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4.8599999999999" calcext:value-type="float">
            <text:p>4.8599999999999</text:p>
          </table:table-cell>
          <table:table-cell office:value-type="float" office:value="0.00045600000000002" calcext:value-type="float">
            <text:p>0.000456</text:p>
          </table:table-cell>
          <table:table-cell office:value-type="float" office:value="753.87961074635" calcext:value-type="float">
            <text:p>753.87961074635</text:p>
          </table:table-cell>
          <table:table-cell table:number-columns-repeated="3" office:value-type="float" office:value="376.93980537317" calcext:value-type="float">
            <text:p>376.93980537317</text:p>
          </table:table-cell>
          <table:table-cell office:value-type="float" office:value="0.00090651348901623" calcext:value-type="float">
            <text:p>0.000906513489016</text:p>
          </table:table-cell>
          <table:table-cell/>
          <table:table-cell table:formula="of:=([.F489]-[.F488])/([.G489]-[.G48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8699999999999" calcext:value-type="float">
            <text:p>4.8699999999999</text:p>
          </table:table-cell>
          <table:table-cell office:value-type="float" office:value="0.00045200000000002" calcext:value-type="float">
            <text:p>0.000452</text:p>
          </table:table-cell>
          <table:table-cell office:value-type="float" office:value="744.22243544985" calcext:value-type="float">
            <text:p>744.22243544985</text:p>
          </table:table-cell>
          <table:table-cell table:number-columns-repeated="3" office:value-type="float" office:value="372.11121772493" calcext:value-type="float">
            <text:p>372.11121772493</text:p>
          </table:table-cell>
          <table:table-cell office:value-type="float" office:value="0.00089858377105806" calcext:value-type="float">
            <text:p>0.000898583771058</text:p>
          </table:table-cell>
          <table:table-cell/>
          <table:table-cell table:formula="of:=([.F490]-[.F489])/([.G490]-[.G48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4.8799999999999" calcext:value-type="float">
            <text:p>4.8799999999999</text:p>
          </table:table-cell>
          <table:table-cell office:value-type="float" office:value="0.00044800000000002" calcext:value-type="float">
            <text:p>0.000448</text:p>
          </table:table-cell>
          <table:table-cell office:value-type="float" office:value="734.56526015336" calcext:value-type="float">
            <text:p>734.56526015336</text:p>
          </table:table-cell>
          <table:table-cell table:number-columns-repeated="3" office:value-type="float" office:value="367.28263007668" calcext:value-type="float">
            <text:p>367.28263007668</text:p>
          </table:table-cell>
          <table:table-cell office:value-type="float" office:value="0.00089065405309989" calcext:value-type="float">
            <text:p>0.0008906540531</text:p>
          </table:table-cell>
          <table:table-cell/>
          <table:table-cell table:formula="of:=([.F491]-[.F490])/([.G491]-[.G490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4.8899999999999" calcext:value-type="float">
            <text:p>4.8899999999999</text:p>
          </table:table-cell>
          <table:table-cell office:value-type="float" office:value="0.00044400000000002" calcext:value-type="float">
            <text:p>0.000444</text:p>
          </table:table-cell>
          <table:table-cell office:value-type="float" office:value="724.90808485688" calcext:value-type="float">
            <text:p>724.90808485688</text:p>
          </table:table-cell>
          <table:table-cell table:number-columns-repeated="3" office:value-type="float" office:value="362.45404242844" calcext:value-type="float">
            <text:p>362.45404242844</text:p>
          </table:table-cell>
          <table:table-cell office:value-type="float" office:value="0.00088272433514172" calcext:value-type="float">
            <text:p>0.000882724335142</text:p>
          </table:table-cell>
          <table:table-cell/>
          <table:table-cell table:formula="of:=([.F492]-[.F491])/([.G492]-[.G49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8999999999999" calcext:value-type="float">
            <text:p>4.8999999999999</text:p>
          </table:table-cell>
          <table:table-cell office:value-type="float" office:value="0.00044000000000002" calcext:value-type="float">
            <text:p>0.00044</text:p>
          </table:table-cell>
          <table:table-cell office:value-type="float" office:value="715.25090956039" calcext:value-type="float">
            <text:p>715.25090956039</text:p>
          </table:table-cell>
          <table:table-cell table:number-columns-repeated="3" office:value-type="float" office:value="357.6254547802" calcext:value-type="float">
            <text:p>357.6254547802</text:p>
          </table:table-cell>
          <table:table-cell office:value-type="float" office:value="0.00087479461718355" calcext:value-type="float">
            <text:p>0.000874794617184</text:p>
          </table:table-cell>
          <table:table-cell/>
          <table:table-cell table:formula="of:=([.F493]-[.F492])/([.G493]-[.G49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9099999999999" calcext:value-type="float">
            <text:p>4.9099999999999</text:p>
          </table:table-cell>
          <table:table-cell office:value-type="float" office:value="0.00043600000000002" calcext:value-type="float">
            <text:p>0.000436</text:p>
          </table:table-cell>
          <table:table-cell office:value-type="float" office:value="705.59373426391" calcext:value-type="float">
            <text:p>705.59373426391</text:p>
          </table:table-cell>
          <table:table-cell table:number-columns-repeated="3" office:value-type="float" office:value="352.79686713196" calcext:value-type="float">
            <text:p>352.79686713196</text:p>
          </table:table-cell>
          <table:table-cell office:value-type="float" office:value="0.00086686489922538" calcext:value-type="float">
            <text:p>0.000866864899225</text:p>
          </table:table-cell>
          <table:table-cell/>
          <table:table-cell table:formula="of:=([.F494]-[.F493])/([.G494]-[.G493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4.9199999999999" calcext:value-type="float">
            <text:p>4.9199999999999</text:p>
          </table:table-cell>
          <table:table-cell office:value-type="float" office:value="0.00043200000000002" calcext:value-type="float">
            <text:p>0.000432</text:p>
          </table:table-cell>
          <table:table-cell office:value-type="float" office:value="695.93655896742" calcext:value-type="float">
            <text:p>695.93655896742</text:p>
          </table:table-cell>
          <table:table-cell table:number-columns-repeated="3" office:value-type="float" office:value="347.96827948371" calcext:value-type="float">
            <text:p>347.96827948371</text:p>
          </table:table-cell>
          <table:table-cell office:value-type="float" office:value="0.00085893518126721" calcext:value-type="float">
            <text:p>0.000858935181267</text:p>
          </table:table-cell>
          <table:table-cell/>
          <table:table-cell table:formula="of:=([.F495]-[.F494])/([.G495]-[.G49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9299999999999" calcext:value-type="float">
            <text:p>4.9299999999999</text:p>
          </table:table-cell>
          <table:table-cell office:value-type="float" office:value="0.00042800000000002" calcext:value-type="float">
            <text:p>0.000428</text:p>
          </table:table-cell>
          <table:table-cell office:value-type="float" office:value="686.27938367094" calcext:value-type="float">
            <text:p>686.27938367094</text:p>
          </table:table-cell>
          <table:table-cell table:number-columns-repeated="3" office:value-type="float" office:value="343.13969183547" calcext:value-type="float">
            <text:p>343.13969183547</text:p>
          </table:table-cell>
          <table:table-cell office:value-type="float" office:value="0.00085100546330904" calcext:value-type="float">
            <text:p>0.000851005463309</text:p>
          </table:table-cell>
          <table:table-cell/>
          <table:table-cell table:formula="of:=([.F496]-[.F495])/([.G496]-[.G49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9399999999999" calcext:value-type="float">
            <text:p>4.9399999999999</text:p>
          </table:table-cell>
          <table:table-cell office:value-type="float" office:value="0.00042400000000002" calcext:value-type="float">
            <text:p>0.000424</text:p>
          </table:table-cell>
          <table:table-cell office:value-type="float" office:value="676.62220837445" calcext:value-type="float">
            <text:p>676.62220837445</text:p>
          </table:table-cell>
          <table:table-cell table:number-columns-repeated="3" office:value-type="float" office:value="338.31110418723" calcext:value-type="float">
            <text:p>338.31110418723</text:p>
          </table:table-cell>
          <table:table-cell office:value-type="float" office:value="0.00084307574535087" calcext:value-type="float">
            <text:p>0.000843075745351</text:p>
          </table:table-cell>
          <table:table-cell/>
          <table:table-cell table:formula="of:=([.F497]-[.F496])/([.G497]-[.G496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4.9499999999999" calcext:value-type="float">
            <text:p>4.9499999999999</text:p>
          </table:table-cell>
          <table:table-cell office:value-type="float" office:value="0.00042000000000002" calcext:value-type="float">
            <text:p>0.00042</text:p>
          </table:table-cell>
          <table:table-cell office:value-type="float" office:value="666.96503307797" calcext:value-type="float">
            <text:p>666.96503307797</text:p>
          </table:table-cell>
          <table:table-cell table:number-columns-repeated="3" office:value-type="float" office:value="333.48251653898" calcext:value-type="float">
            <text:p>333.48251653898</text:p>
          </table:table-cell>
          <table:table-cell office:value-type="float" office:value="0.0008351460273927" calcext:value-type="float">
            <text:p>0.000835146027393</text:p>
          </table:table-cell>
          <table:table-cell/>
          <table:table-cell table:formula="of:=([.F498]-[.F497])/([.G498]-[.G49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4.9599999999999" calcext:value-type="float">
            <text:p>4.9599999999999</text:p>
          </table:table-cell>
          <table:table-cell office:value-type="float" office:value="0.00041600000000002" calcext:value-type="float">
            <text:p>0.000416</text:p>
          </table:table-cell>
          <table:table-cell office:value-type="float" office:value="657.30785778148" calcext:value-type="float">
            <text:p>657.30785778148</text:p>
          </table:table-cell>
          <table:table-cell table:number-columns-repeated="3" office:value-type="float" office:value="328.65392889074" calcext:value-type="float">
            <text:p>328.65392889074</text:p>
          </table:table-cell>
          <table:table-cell office:value-type="float" office:value="0.00082721630943453" calcext:value-type="float">
            <text:p>0.000827216309435</text:p>
          </table:table-cell>
          <table:table-cell/>
          <table:table-cell table:formula="of:=([.F499]-[.F498])/([.G499]-[.G498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4.9699999999999" calcext:value-type="float">
            <text:p>4.9699999999999</text:p>
          </table:table-cell>
          <table:table-cell office:value-type="float" office:value="0.00041200000000002" calcext:value-type="float">
            <text:p>0.000412</text:p>
          </table:table-cell>
          <table:table-cell office:value-type="float" office:value="647.650682485" calcext:value-type="float">
            <text:p>647.650682485</text:p>
          </table:table-cell>
          <table:table-cell table:number-columns-repeated="3" office:value-type="float" office:value="323.8253412425" calcext:value-type="float">
            <text:p>323.8253412425</text:p>
          </table:table-cell>
          <table:table-cell office:value-type="float" office:value="0.00081928659147636" calcext:value-type="float">
            <text:p>0.000819286591476</text:p>
          </table:table-cell>
          <table:table-cell/>
          <table:table-cell table:formula="of:=([.F500]-[.F499])/([.G500]-[.G499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4.9799999999999" calcext:value-type="float">
            <text:p>4.9799999999999</text:p>
          </table:table-cell>
          <table:table-cell office:value-type="float" office:value="0.00040800000000002" calcext:value-type="float">
            <text:p>0.000408</text:p>
          </table:table-cell>
          <table:table-cell office:value-type="float" office:value="637.9935071885" calcext:value-type="float">
            <text:p>637.9935071885</text:p>
          </table:table-cell>
          <table:table-cell table:number-columns-repeated="3" office:value-type="float" office:value="318.99675359425" calcext:value-type="float">
            <text:p>318.99675359425</text:p>
          </table:table-cell>
          <table:table-cell office:value-type="float" office:value="0.00081135687351819" calcext:value-type="float">
            <text:p>0.000811356873518</text:p>
          </table:table-cell>
          <table:table-cell/>
          <table:table-cell table:formula="of:=([.F501]-[.F500])/([.G501]-[.G500])" office:value-type="float" office:value="608922.999998889" calcext:value-type="float">
            <text:p>608922.999998889</text:p>
          </table:table-cell>
          <table:table-cell table:number-columns-repeated="2"/>
        </table:table-row>
        <table:table-row table:style-name="ro1">
          <table:table-cell office:value-type="float" office:value="4.9899999999999" calcext:value-type="float">
            <text:p>4.9899999999999</text:p>
          </table:table-cell>
          <table:table-cell office:value-type="float" office:value="0.00040400000000002" calcext:value-type="float">
            <text:p>0.000404</text:p>
          </table:table-cell>
          <table:table-cell office:value-type="float" office:value="628.33633189203" calcext:value-type="float">
            <text:p>628.33633189203</text:p>
          </table:table-cell>
          <table:table-cell table:number-columns-repeated="3" office:value-type="float" office:value="314.16816594601" calcext:value-type="float">
            <text:p>314.16816594601</text:p>
          </table:table-cell>
          <table:table-cell office:value-type="float" office:value="0.00080342715556001" calcext:value-type="float">
            <text:p>0.00080342715556</text:p>
          </table:table-cell>
          <table:table-cell/>
          <table:table-cell table:formula="of:=([.F502]-[.F501])/([.G502]-[.G501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4.9999999999999" calcext:value-type="float">
            <text:p>4.9999999999999</text:p>
          </table:table-cell>
          <table:table-cell office:value-type="float" office:value="0.00040000000000002" calcext:value-type="float">
            <text:p>0.0004</text:p>
          </table:table-cell>
          <table:table-cell office:value-type="float" office:value="618.67915659553" calcext:value-type="float">
            <text:p>618.67915659553</text:p>
          </table:table-cell>
          <table:table-cell table:number-columns-repeated="3" office:value-type="float" office:value="309.33957829777" calcext:value-type="float">
            <text:p>309.33957829777</text:p>
          </table:table-cell>
          <table:table-cell office:value-type="float" office:value="0.00079549743760184" calcext:value-type="float">
            <text:p>0.000795497437602</text:p>
          </table:table-cell>
          <table:table-cell/>
          <table:table-cell table:formula="of:=([.F503]-[.F502])/([.G503]-[.G50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0099999999999" calcext:value-type="float">
            <text:p>5.0099999999999</text:p>
          </table:table-cell>
          <table:table-cell office:value-type="float" office:value="0.00039600000000002" calcext:value-type="float">
            <text:p>0.000396</text:p>
          </table:table-cell>
          <table:table-cell office:value-type="float" office:value="609.02198129905" calcext:value-type="float">
            <text:p>609.02198129905</text:p>
          </table:table-cell>
          <table:table-cell table:number-columns-repeated="3" office:value-type="float" office:value="304.51099064953" calcext:value-type="float">
            <text:p>304.51099064953</text:p>
          </table:table-cell>
          <table:table-cell office:value-type="float" office:value="0.00078756771964367" calcext:value-type="float">
            <text:p>0.000787567719644</text:p>
          </table:table-cell>
          <table:table-cell/>
          <table:table-cell table:formula="of:=([.F504]-[.F503])/([.G504]-[.G503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5.0199999999999" calcext:value-type="float">
            <text:p>5.0199999999999</text:p>
          </table:table-cell>
          <table:table-cell office:value-type="float" office:value="0.00039200000000003" calcext:value-type="float">
            <text:p>0.000392</text:p>
          </table:table-cell>
          <table:table-cell office:value-type="float" office:value="599.36480600256" calcext:value-type="float">
            <text:p>599.36480600256</text:p>
          </table:table-cell>
          <table:table-cell table:number-columns-repeated="3" office:value-type="float" office:value="299.68240300128" calcext:value-type="float">
            <text:p>299.68240300128</text:p>
          </table:table-cell>
          <table:table-cell office:value-type="float" office:value="0.0007796380016855" calcext:value-type="float">
            <text:p>0.000779638001686</text:p>
          </table:table-cell>
          <table:table-cell/>
          <table:table-cell table:formula="of:=([.F505]-[.F504])/([.G505]-[.G50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5.0299999999999" calcext:value-type="float">
            <text:p>5.0299999999999</text:p>
          </table:table-cell>
          <table:table-cell office:value-type="float" office:value="0.00038800000000003" calcext:value-type="float">
            <text:p>0.000388</text:p>
          </table:table-cell>
          <table:table-cell office:value-type="float" office:value="589.70763070608" calcext:value-type="float">
            <text:p>589.70763070608</text:p>
          </table:table-cell>
          <table:table-cell table:number-columns-repeated="3" office:value-type="float" office:value="294.85381535304" calcext:value-type="float">
            <text:p>294.85381535304</text:p>
          </table:table-cell>
          <table:table-cell office:value-type="float" office:value="0.00077170828372733" calcext:value-type="float">
            <text:p>0.000771708283727</text:p>
          </table:table-cell>
          <table:table-cell/>
          <table:table-cell table:formula="of:=([.F506]-[.F505])/([.G506]-[.G50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0399999999999" calcext:value-type="float">
            <text:p>5.0399999999999</text:p>
          </table:table-cell>
          <table:table-cell office:value-type="float" office:value="0.00038400000000003" calcext:value-type="float">
            <text:p>0.000384</text:p>
          </table:table-cell>
          <table:table-cell office:value-type="float" office:value="580.05045540959" calcext:value-type="float">
            <text:p>580.05045540959</text:p>
          </table:table-cell>
          <table:table-cell table:number-columns-repeated="3" office:value-type="float" office:value="290.0252277048" calcext:value-type="float">
            <text:p>290.0252277048</text:p>
          </table:table-cell>
          <table:table-cell office:value-type="float" office:value="0.00076377856576916" calcext:value-type="float">
            <text:p>0.000763778565769</text:p>
          </table:table-cell>
          <table:table-cell/>
          <table:table-cell table:formula="of:=([.F507]-[.F506])/([.G507]-[.G506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5.0499999999999" calcext:value-type="float">
            <text:p>5.0499999999999</text:p>
          </table:table-cell>
          <table:table-cell office:value-type="float" office:value="0.00038000000000003" calcext:value-type="float">
            <text:p>0.00038</text:p>
          </table:table-cell>
          <table:table-cell office:value-type="float" office:value="570.39328011311" calcext:value-type="float">
            <text:p>570.39328011311</text:p>
          </table:table-cell>
          <table:table-cell table:number-columns-repeated="3" office:value-type="float" office:value="285.19664005655" calcext:value-type="float">
            <text:p>285.19664005655</text:p>
          </table:table-cell>
          <table:table-cell office:value-type="float" office:value="0.00075584884781099" calcext:value-type="float">
            <text:p>0.000755848847811</text:p>
          </table:table-cell>
          <table:table-cell/>
          <table:table-cell table:formula="of:=([.F508]-[.F507])/([.G508]-[.G507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5.0599999999999" calcext:value-type="float">
            <text:p>5.0599999999999</text:p>
          </table:table-cell>
          <table:table-cell office:value-type="float" office:value="0.00037600000000003" calcext:value-type="float">
            <text:p>0.000376</text:p>
          </table:table-cell>
          <table:table-cell office:value-type="float" office:value="560.73610481662" calcext:value-type="float">
            <text:p>560.73610481662</text:p>
          </table:table-cell>
          <table:table-cell table:number-columns-repeated="3" office:value-type="float" office:value="280.36805240831" calcext:value-type="float">
            <text:p>280.36805240831</text:p>
          </table:table-cell>
          <table:table-cell office:value-type="float" office:value="0.00074791912985282" calcext:value-type="float">
            <text:p>0.000747919129853</text:p>
          </table:table-cell>
          <table:table-cell/>
          <table:table-cell table:formula="of:=([.F509]-[.F508])/([.G509]-[.G50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0699999999999" calcext:value-type="float">
            <text:p>5.0699999999999</text:p>
          </table:table-cell>
          <table:table-cell office:value-type="float" office:value="0.00037200000000003" calcext:value-type="float">
            <text:p>0.000372</text:p>
          </table:table-cell>
          <table:table-cell office:value-type="float" office:value="551.07892952014" calcext:value-type="float">
            <text:p>551.07892952014</text:p>
          </table:table-cell>
          <table:table-cell table:number-columns-repeated="3" office:value-type="float" office:value="275.53946476007" calcext:value-type="float">
            <text:p>275.53946476007</text:p>
          </table:table-cell>
          <table:table-cell office:value-type="float" office:value="0.00073998941189465" calcext:value-type="float">
            <text:p>0.000739989411895</text:p>
          </table:table-cell>
          <table:table-cell/>
          <table:table-cell table:formula="of:=([.F510]-[.F509])/([.G510]-[.G50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5.0799999999999" calcext:value-type="float">
            <text:p>5.0799999999999</text:p>
          </table:table-cell>
          <table:table-cell office:value-type="float" office:value="0.00036800000000003" calcext:value-type="float">
            <text:p>0.000368</text:p>
          </table:table-cell>
          <table:table-cell office:value-type="float" office:value="541.42175422365" calcext:value-type="float">
            <text:p>541.42175422365</text:p>
          </table:table-cell>
          <table:table-cell table:number-columns-repeated="3" office:value-type="float" office:value="270.71087711182" calcext:value-type="float">
            <text:p>270.71087711182</text:p>
          </table:table-cell>
          <table:table-cell office:value-type="float" office:value="0.00073205969393648" calcext:value-type="float">
            <text:p>0.000732059693936</text:p>
          </table:table-cell>
          <table:table-cell/>
          <table:table-cell table:formula="of:=([.F511]-[.F510])/([.G511]-[.G510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5.0899999999999" calcext:value-type="float">
            <text:p>5.0899999999999</text:p>
          </table:table-cell>
          <table:table-cell office:value-type="float" office:value="0.00036400000000003" calcext:value-type="float">
            <text:p>0.000364</text:p>
          </table:table-cell>
          <table:table-cell office:value-type="float" office:value="531.76457892717" calcext:value-type="float">
            <text:p>531.76457892717</text:p>
          </table:table-cell>
          <table:table-cell table:number-columns-repeated="3" office:value-type="float" office:value="265.88228946358" calcext:value-type="float">
            <text:p>265.88228946358</text:p>
          </table:table-cell>
          <table:table-cell office:value-type="float" office:value="0.00072412997597831" calcext:value-type="float">
            <text:p>0.000724129975978</text:p>
          </table:table-cell>
          <table:table-cell/>
          <table:table-cell table:formula="of:=([.F512]-[.F511])/([.G512]-[.G51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0999999999999" calcext:value-type="float">
            <text:p>5.0999999999999</text:p>
          </table:table-cell>
          <table:table-cell office:value-type="float" office:value="0.00036000000000003" calcext:value-type="float">
            <text:p>0.00036</text:p>
          </table:table-cell>
          <table:table-cell office:value-type="float" office:value="522.10740363068" calcext:value-type="float">
            <text:p>522.10740363068</text:p>
          </table:table-cell>
          <table:table-cell table:number-columns-repeated="3" office:value-type="float" office:value="261.05370181534" calcext:value-type="float">
            <text:p>261.05370181534</text:p>
          </table:table-cell>
          <table:table-cell office:value-type="float" office:value="0.00071620025802014" calcext:value-type="float">
            <text:p>0.00071620025802</text:p>
          </table:table-cell>
          <table:table-cell/>
          <table:table-cell table:formula="of:=([.F513]-[.F512])/([.G513]-[.G51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1099999999999" calcext:value-type="float">
            <text:p>5.1099999999999</text:p>
          </table:table-cell>
          <table:table-cell office:value-type="float" office:value="0.00035600000000003" calcext:value-type="float">
            <text:p>0.000356</text:p>
          </table:table-cell>
          <table:table-cell office:value-type="float" office:value="512.4502283342" calcext:value-type="float">
            <text:p>512.4502283342</text:p>
          </table:table-cell>
          <table:table-cell table:number-columns-repeated="3" office:value-type="float" office:value="256.2251141671" calcext:value-type="float">
            <text:p>256.2251141671</text:p>
          </table:table-cell>
          <table:table-cell office:value-type="float" office:value="0.00070827054006197" calcext:value-type="float">
            <text:p>0.000708270540062</text:p>
          </table:table-cell>
          <table:table-cell/>
          <table:table-cell table:formula="of:=([.F514]-[.F513])/([.G514]-[.G513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5.1199999999999" calcext:value-type="float">
            <text:p>5.1199999999999</text:p>
          </table:table-cell>
          <table:table-cell office:value-type="float" office:value="0.00035200000000003" calcext:value-type="float">
            <text:p>0.000352</text:p>
          </table:table-cell>
          <table:table-cell office:value-type="float" office:value="502.7930530377" calcext:value-type="float">
            <text:p>502.7930530377</text:p>
          </table:table-cell>
          <table:table-cell table:number-columns-repeated="3" office:value-type="float" office:value="251.39652651885" calcext:value-type="float">
            <text:p>251.39652651885</text:p>
          </table:table-cell>
          <table:table-cell office:value-type="float" office:value="0.0007003408221038" calcext:value-type="float">
            <text:p>0.000700340822104</text:p>
          </table:table-cell>
          <table:table-cell/>
          <table:table-cell table:formula="of:=([.F515]-[.F514])/([.G515]-[.G514])" office:value-type="float" office:value="608922.999999658" calcext:value-type="float">
            <text:p>608922.999999658</text:p>
          </table:table-cell>
          <table:table-cell table:number-columns-repeated="2"/>
        </table:table-row>
        <table:table-row table:style-name="ro1">
          <table:table-cell office:value-type="float" office:value="5.1299999999999" calcext:value-type="float">
            <text:p>5.1299999999999</text:p>
          </table:table-cell>
          <table:table-cell office:value-type="float" office:value="0.00034800000000003" calcext:value-type="float">
            <text:p>0.000348</text:p>
          </table:table-cell>
          <table:table-cell office:value-type="float" office:value="493.13587774123" calcext:value-type="float">
            <text:p>493.13587774123</text:p>
          </table:table-cell>
          <table:table-cell table:number-columns-repeated="3" office:value-type="float" office:value="246.56793887061" calcext:value-type="float">
            <text:p>246.56793887061</text:p>
          </table:table-cell>
          <table:table-cell office:value-type="float" office:value="0.00069241110414563" calcext:value-type="float">
            <text:p>0.000692411104146</text:p>
          </table:table-cell>
          <table:table-cell/>
          <table:table-cell table:formula="of:=([.F516]-[.F515])/([.G516]-[.G51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1399999999999" calcext:value-type="float">
            <text:p>5.1399999999999</text:p>
          </table:table-cell>
          <table:table-cell office:value-type="float" office:value="0.00034400000000003" calcext:value-type="float">
            <text:p>0.000344</text:p>
          </table:table-cell>
          <table:table-cell office:value-type="float" office:value="483.47870244473" calcext:value-type="float">
            <text:p>483.47870244473</text:p>
          </table:table-cell>
          <table:table-cell table:number-columns-repeated="3" office:value-type="float" office:value="241.73935122237" calcext:value-type="float">
            <text:p>241.73935122237</text:p>
          </table:table-cell>
          <table:table-cell office:value-type="float" office:value="0.00068448138618746" calcext:value-type="float">
            <text:p>0.000684481386187</text:p>
          </table:table-cell>
          <table:table-cell/>
          <table:table-cell table:formula="of:=([.F517]-[.F516])/([.G517]-[.G516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5.1499999999999" calcext:value-type="float">
            <text:p>5.1499999999999</text:p>
          </table:table-cell>
          <table:table-cell office:value-type="float" office:value="0.00034000000000003" calcext:value-type="float">
            <text:p>0.00034</text:p>
          </table:table-cell>
          <table:table-cell office:value-type="float" office:value="473.82152714824" calcext:value-type="float">
            <text:p>473.82152714824</text:p>
          </table:table-cell>
          <table:table-cell table:number-columns-repeated="3" office:value-type="float" office:value="236.91076357412" calcext:value-type="float">
            <text:p>236.91076357412</text:p>
          </table:table-cell>
          <table:table-cell office:value-type="float" office:value="0.00067655166822929" calcext:value-type="float">
            <text:p>0.000676551668229</text:p>
          </table:table-cell>
          <table:table-cell/>
          <table:table-cell table:formula="of:=([.F518]-[.F517])/([.G518]-[.G517])" office:value-type="float" office:value="608922.999999658" calcext:value-type="float">
            <text:p>608922.999999658</text:p>
          </table:table-cell>
          <table:table-cell table:number-columns-repeated="2"/>
        </table:table-row>
        <table:table-row table:style-name="ro1">
          <table:table-cell office:value-type="float" office:value="5.1599999999999" calcext:value-type="float">
            <text:p>5.1599999999999</text:p>
          </table:table-cell>
          <table:table-cell office:value-type="float" office:value="0.00033600000000003" calcext:value-type="float">
            <text:p>0.000336</text:p>
          </table:table-cell>
          <table:table-cell office:value-type="float" office:value="464.16435185176" calcext:value-type="float">
            <text:p>464.16435185176</text:p>
          </table:table-cell>
          <table:table-cell table:number-columns-repeated="3" office:value-type="float" office:value="232.08217592588" calcext:value-type="float">
            <text:p>232.08217592588</text:p>
          </table:table-cell>
          <table:table-cell office:value-type="float" office:value="0.00066862195027112" calcext:value-type="float">
            <text:p>0.000668621950271</text:p>
          </table:table-cell>
          <table:table-cell/>
          <table:table-cell table:formula="of:=([.F519]-[.F518])/([.G519]-[.G51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1699999999999" calcext:value-type="float">
            <text:p>5.1699999999999</text:p>
          </table:table-cell>
          <table:table-cell office:value-type="float" office:value="0.00033200000000003" calcext:value-type="float">
            <text:p>0.000332</text:p>
          </table:table-cell>
          <table:table-cell office:value-type="float" office:value="454.50717655527" calcext:value-type="float">
            <text:p>454.50717655527</text:p>
          </table:table-cell>
          <table:table-cell table:number-columns-repeated="3" office:value-type="float" office:value="227.25358827764" calcext:value-type="float">
            <text:p>227.25358827764</text:p>
          </table:table-cell>
          <table:table-cell office:value-type="float" office:value="0.00066069223231295" calcext:value-type="float">
            <text:p>0.000660692232313</text:p>
          </table:table-cell>
          <table:table-cell/>
          <table:table-cell table:formula="of:=([.F520]-[.F519])/([.G520]-[.G519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5.1799999999999" calcext:value-type="float">
            <text:p>5.1799999999999</text:p>
          </table:table-cell>
          <table:table-cell office:value-type="float" office:value="0.00032800000000003" calcext:value-type="float">
            <text:p>0.000328</text:p>
          </table:table-cell>
          <table:table-cell office:value-type="float" office:value="444.85000125879" calcext:value-type="float">
            <text:p>444.85000125879</text:p>
          </table:table-cell>
          <table:table-cell table:number-columns-repeated="3" office:value-type="float" office:value="222.42500062939" calcext:value-type="float">
            <text:p>222.42500062939</text:p>
          </table:table-cell>
          <table:table-cell office:value-type="float" office:value="0.00065276251435478" calcext:value-type="float">
            <text:p>0.000652762514355</text:p>
          </table:table-cell>
          <table:table-cell/>
          <table:table-cell table:formula="of:=([.F521]-[.F520])/([.G521]-[.G520])" office:value-type="float" office:value="608922.999999658" calcext:value-type="float">
            <text:p>608922.999999658</text:p>
          </table:table-cell>
          <table:table-cell table:number-columns-repeated="2"/>
        </table:table-row>
        <table:table-row table:style-name="ro1">
          <table:table-cell office:value-type="float" office:value="5.1899999999999" calcext:value-type="float">
            <text:p>5.1899999999999</text:p>
          </table:table-cell>
          <table:table-cell office:value-type="float" office:value="0.00032400000000003" calcext:value-type="float">
            <text:p>0.000324</text:p>
          </table:table-cell>
          <table:table-cell office:value-type="float" office:value="435.1928259623" calcext:value-type="float">
            <text:p>435.1928259623</text:p>
          </table:table-cell>
          <table:table-cell table:number-columns-repeated="3" office:value-type="float" office:value="217.59641298115" calcext:value-type="float">
            <text:p>217.59641298115</text:p>
          </table:table-cell>
          <table:table-cell office:value-type="float" office:value="0.00064483279639661" calcext:value-type="float">
            <text:p>0.000644832796397</text:p>
          </table:table-cell>
          <table:table-cell/>
          <table:table-cell table:formula="of:=([.F522]-[.F521])/([.G522]-[.G52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1999999999999" calcext:value-type="float">
            <text:p>5.1999999999999</text:p>
          </table:table-cell>
          <table:table-cell office:value-type="float" office:value="0.00032000000000003" calcext:value-type="float">
            <text:p>0.00032</text:p>
          </table:table-cell>
          <table:table-cell office:value-type="float" office:value="425.53565066582" calcext:value-type="float">
            <text:p>425.53565066582</text:p>
          </table:table-cell>
          <table:table-cell table:number-columns-repeated="3" office:value-type="float" office:value="212.76782533291" calcext:value-type="float">
            <text:p>212.76782533291</text:p>
          </table:table-cell>
          <table:table-cell office:value-type="float" office:value="0.00063690307843844" calcext:value-type="float">
            <text:p>0.000636903078438</text:p>
          </table:table-cell>
          <table:table-cell/>
          <table:table-cell table:formula="of:=([.F523]-[.F522])/([.G523]-[.G522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5.2099999999999" calcext:value-type="float">
            <text:p>5.2099999999999</text:p>
          </table:table-cell>
          <table:table-cell office:value-type="float" office:value="0.00031600000000003" calcext:value-type="float">
            <text:p>0.000316</text:p>
          </table:table-cell>
          <table:table-cell office:value-type="float" office:value="415.87847536932" calcext:value-type="float">
            <text:p>415.87847536932</text:p>
          </table:table-cell>
          <table:table-cell table:number-columns-repeated="3" office:value-type="float" office:value="207.93923768467" calcext:value-type="float">
            <text:p>207.93923768467</text:p>
          </table:table-cell>
          <table:table-cell office:value-type="float" office:value="0.00062897336048027" calcext:value-type="float">
            <text:p>0.00062897336048</text:p>
          </table:table-cell>
          <table:table-cell/>
          <table:table-cell table:formula="of:=([.F524]-[.F523])/([.G524]-[.G523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5.2199999999999" calcext:value-type="float">
            <text:p>5.2199999999999</text:p>
          </table:table-cell>
          <table:table-cell office:value-type="float" office:value="0.00031200000000003" calcext:value-type="float">
            <text:p>0.000312</text:p>
          </table:table-cell>
          <table:table-cell office:value-type="float" office:value="406.22130007285" calcext:value-type="float">
            <text:p>406.22130007285</text:p>
          </table:table-cell>
          <table:table-cell table:number-columns-repeated="3" office:value-type="float" office:value="203.11065003642" calcext:value-type="float">
            <text:p>203.11065003642</text:p>
          </table:table-cell>
          <table:table-cell office:value-type="float" office:value="0.0006210436425221" calcext:value-type="float">
            <text:p>0.000621043642522</text:p>
          </table:table-cell>
          <table:table-cell/>
          <table:table-cell table:formula="of:=([.F525]-[.F524])/([.G525]-[.G524])" office:value-type="float" office:value="608922.999998889" calcext:value-type="float">
            <text:p>608922.999998889</text:p>
          </table:table-cell>
          <table:table-cell table:number-columns-repeated="2"/>
        </table:table-row>
        <table:table-row table:style-name="ro1">
          <table:table-cell office:value-type="float" office:value="5.2299999999999" calcext:value-type="float">
            <text:p>5.2299999999999</text:p>
          </table:table-cell>
          <table:table-cell office:value-type="float" office:value="0.00030800000000003" calcext:value-type="float">
            <text:p>0.000308</text:p>
          </table:table-cell>
          <table:table-cell office:value-type="float" office:value="396.56412477635" calcext:value-type="float">
            <text:p>396.56412477635</text:p>
          </table:table-cell>
          <table:table-cell table:number-columns-repeated="3" office:value-type="float" office:value="198.28206238818" calcext:value-type="float">
            <text:p>198.28206238818</text:p>
          </table:table-cell>
          <table:table-cell office:value-type="float" office:value="0.00061311392456392" calcext:value-type="float">
            <text:p>0.000613113924564</text:p>
          </table:table-cell>
          <table:table-cell/>
          <table:table-cell table:formula="of:=([.F526]-[.F525])/([.G526]-[.G525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5.2399999999999" calcext:value-type="float">
            <text:p>5.2399999999999</text:p>
          </table:table-cell>
          <table:table-cell office:value-type="float" office:value="0.00030400000000003" calcext:value-type="float">
            <text:p>0.000304</text:p>
          </table:table-cell>
          <table:table-cell office:value-type="float" office:value="386.90694947988" calcext:value-type="float">
            <text:p>386.90694947988</text:p>
          </table:table-cell>
          <table:table-cell table:number-columns-repeated="3" office:value-type="float" office:value="193.45347473994" calcext:value-type="float">
            <text:p>193.45347473994</text:p>
          </table:table-cell>
          <table:table-cell office:value-type="float" office:value="0.00060518420660575" calcext:value-type="float">
            <text:p>0.000605184206606</text:p>
          </table:table-cell>
          <table:table-cell/>
          <table:table-cell table:formula="of:=([.F527]-[.F526])/([.G527]-[.G526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5.2499999999999" calcext:value-type="float">
            <text:p>5.2499999999999</text:p>
          </table:table-cell>
          <table:table-cell office:value-type="float" office:value="0.00030000000000003" calcext:value-type="float">
            <text:p>0.0003</text:p>
          </table:table-cell>
          <table:table-cell office:value-type="float" office:value="377.24977418338" calcext:value-type="float">
            <text:p>377.24977418338</text:p>
          </table:table-cell>
          <table:table-cell table:number-columns-repeated="3" office:value-type="float" office:value="188.62488709169" calcext:value-type="float">
            <text:p>188.62488709169</text:p>
          </table:table-cell>
          <table:table-cell office:value-type="float" office:value="0.00059725448864758" calcext:value-type="float">
            <text:p>0.000597254488648</text:p>
          </table:table-cell>
          <table:table-cell/>
          <table:table-cell table:formula="of:=([.F528]-[.F527])/([.G528]-[.G52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2599999999999" calcext:value-type="float">
            <text:p>5.2599999999999</text:p>
          </table:table-cell>
          <table:table-cell office:value-type="float" office:value="0.00029600000000003" calcext:value-type="float">
            <text:p>0.000296</text:p>
          </table:table-cell>
          <table:table-cell office:value-type="float" office:value="367.5925988869" calcext:value-type="float">
            <text:p>367.5925988869</text:p>
          </table:table-cell>
          <table:table-cell table:number-columns-repeated="3" office:value-type="float" office:value="183.79629944345" calcext:value-type="float">
            <text:p>183.79629944345</text:p>
          </table:table-cell>
          <table:table-cell office:value-type="float" office:value="0.00058932477068941" calcext:value-type="float">
            <text:p>0.000589324770689</text:p>
          </table:table-cell>
          <table:table-cell/>
          <table:table-cell table:formula="of:=([.F529]-[.F528])/([.G529]-[.G528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5.2699999999999" calcext:value-type="float">
            <text:p>5.2699999999999</text:p>
          </table:table-cell>
          <table:table-cell office:value-type="float" office:value="0.00029200000000003" calcext:value-type="float">
            <text:p>0.000292</text:p>
          </table:table-cell>
          <table:table-cell office:value-type="float" office:value="357.93542359041" calcext:value-type="float">
            <text:p>357.93542359041</text:p>
          </table:table-cell>
          <table:table-cell table:number-columns-repeated="3" office:value-type="float" office:value="178.96771179521" calcext:value-type="float">
            <text:p>178.96771179521</text:p>
          </table:table-cell>
          <table:table-cell office:value-type="float" office:value="0.00058139505273124" calcext:value-type="float">
            <text:p>0.000581395052731</text:p>
          </table:table-cell>
          <table:table-cell/>
          <table:table-cell table:formula="of:=([.F530]-[.F529])/([.G530]-[.G52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5.2799999999999" calcext:value-type="float">
            <text:p>5.2799999999999</text:p>
          </table:table-cell>
          <table:table-cell office:value-type="float" office:value="0.00028800000000003" calcext:value-type="float">
            <text:p>0.000288</text:p>
          </table:table-cell>
          <table:table-cell office:value-type="float" office:value="348.27824829393" calcext:value-type="float">
            <text:p>348.27824829393</text:p>
          </table:table-cell>
          <table:table-cell table:number-columns-repeated="3" office:value-type="float" office:value="174.13912414696" calcext:value-type="float">
            <text:p>174.13912414696</text:p>
          </table:table-cell>
          <table:table-cell office:value-type="float" office:value="0.00057346533477307" calcext:value-type="float">
            <text:p>0.000573465334773</text:p>
          </table:table-cell>
          <table:table-cell/>
          <table:table-cell table:formula="of:=([.F531]-[.F530])/([.G531]-[.G530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5.2899999999999" calcext:value-type="float">
            <text:p>5.2899999999999</text:p>
          </table:table-cell>
          <table:table-cell office:value-type="float" office:value="0.00028400000000003" calcext:value-type="float">
            <text:p>0.000284</text:p>
          </table:table-cell>
          <table:table-cell office:value-type="float" office:value="338.62107299744" calcext:value-type="float">
            <text:p>338.62107299744</text:p>
          </table:table-cell>
          <table:table-cell table:number-columns-repeated="3" office:value-type="float" office:value="169.31053649872" calcext:value-type="float">
            <text:p>169.31053649872</text:p>
          </table:table-cell>
          <table:table-cell office:value-type="float" office:value="0.0005655356168149" calcext:value-type="float">
            <text:p>0.000565535616815</text:p>
          </table:table-cell>
          <table:table-cell/>
          <table:table-cell table:formula="of:=([.F532]-[.F531])/([.G532]-[.G531])" office:value-type="float" office:value="608922.999999658" calcext:value-type="float">
            <text:p>608922.999999658</text:p>
          </table:table-cell>
          <table:table-cell table:number-columns-repeated="2"/>
        </table:table-row>
        <table:table-row table:style-name="ro1">
          <table:table-cell office:value-type="float" office:value="5.2999999999999" calcext:value-type="float">
            <text:p>5.2999999999999</text:p>
          </table:table-cell>
          <table:table-cell office:value-type="float" office:value="0.00028000000000003" calcext:value-type="float">
            <text:p>0.00028</text:p>
          </table:table-cell>
          <table:table-cell office:value-type="float" office:value="328.96389770096" calcext:value-type="float">
            <text:p>328.96389770096</text:p>
          </table:table-cell>
          <table:table-cell table:number-columns-repeated="3" office:value-type="float" office:value="164.48194885048" calcext:value-type="float">
            <text:p>164.48194885048</text:p>
          </table:table-cell>
          <table:table-cell office:value-type="float" office:value="0.00055760589885673" calcext:value-type="float">
            <text:p>0.000557605898857</text:p>
          </table:table-cell>
          <table:table-cell/>
          <table:table-cell table:formula="of:=([.F533]-[.F532])/([.G533]-[.G532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5.3099999999999" calcext:value-type="float">
            <text:p>5.3099999999999</text:p>
          </table:table-cell>
          <table:table-cell office:value-type="float" office:value="0.00027600000000003" calcext:value-type="float">
            <text:p>0.000276</text:p>
          </table:table-cell>
          <table:table-cell office:value-type="float" office:value="319.30672240447" calcext:value-type="float">
            <text:p>319.30672240447</text:p>
          </table:table-cell>
          <table:table-cell table:number-columns-repeated="3" office:value-type="float" office:value="159.65336120223" calcext:value-type="float">
            <text:p>159.65336120223</text:p>
          </table:table-cell>
          <table:table-cell office:value-type="float" office:value="0.00054967618089856" calcext:value-type="float">
            <text:p>0.000549676180899</text:p>
          </table:table-cell>
          <table:table-cell/>
          <table:table-cell table:formula="of:=([.F534]-[.F533])/([.G534]-[.G53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3199999999999" calcext:value-type="float">
            <text:p>5.3199999999999</text:p>
          </table:table-cell>
          <table:table-cell office:value-type="float" office:value="0.00027200000000003" calcext:value-type="float">
            <text:p>0.000272</text:p>
          </table:table-cell>
          <table:table-cell office:value-type="float" office:value="309.64954710799" calcext:value-type="float">
            <text:p>309.64954710799</text:p>
          </table:table-cell>
          <table:table-cell table:number-columns-repeated="3" office:value-type="float" office:value="154.82477355399" calcext:value-type="float">
            <text:p>154.82477355399</text:p>
          </table:table-cell>
          <table:table-cell office:value-type="float" office:value="0.00054174646294039" calcext:value-type="float">
            <text:p>0.00054174646294</text:p>
          </table:table-cell>
          <table:table-cell/>
          <table:table-cell table:formula="of:=([.F535]-[.F534])/([.G535]-[.G534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5.3299999999999" calcext:value-type="float">
            <text:p>5.3299999999999</text:p>
          </table:table-cell>
          <table:table-cell office:value-type="float" office:value="0.00026800000000003" calcext:value-type="float">
            <text:p>0.000268</text:p>
          </table:table-cell>
          <table:table-cell office:value-type="float" office:value="299.9923718115" calcext:value-type="float">
            <text:p>299.9923718115</text:p>
          </table:table-cell>
          <table:table-cell table:number-columns-repeated="3" office:value-type="float" office:value="149.99618590575" calcext:value-type="float">
            <text:p>149.99618590575</text:p>
          </table:table-cell>
          <table:table-cell office:value-type="float" office:value="0.00053381674498222" calcext:value-type="float">
            <text:p>0.000533816744982</text:p>
          </table:table-cell>
          <table:table-cell/>
          <table:table-cell table:formula="of:=([.F536]-[.F535])/([.G536]-[.G53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3399999999999" calcext:value-type="float">
            <text:p>5.3399999999999</text:p>
          </table:table-cell>
          <table:table-cell office:value-type="float" office:value="0.00026400000000003" calcext:value-type="float">
            <text:p>0.000264</text:p>
          </table:table-cell>
          <table:table-cell office:value-type="float" office:value="290.33519651502" calcext:value-type="float">
            <text:p>290.33519651502</text:p>
          </table:table-cell>
          <table:table-cell table:number-columns-repeated="3" office:value-type="float" office:value="145.16759825751" calcext:value-type="float">
            <text:p>145.16759825751</text:p>
          </table:table-cell>
          <table:table-cell office:value-type="float" office:value="0.00052588702702405" calcext:value-type="float">
            <text:p>0.000525887027024</text:p>
          </table:table-cell>
          <table:table-cell/>
          <table:table-cell table:formula="of:=([.F537]-[.F536])/([.G537]-[.G536])" office:value-type="float" office:value="608923.00000092" calcext:value-type="float">
            <text:p>608923.00000092</text:p>
          </table:table-cell>
          <table:table-cell table:number-columns-repeated="2"/>
        </table:table-row>
        <table:table-row table:style-name="ro1">
          <table:table-cell office:value-type="float" office:value="5.3499999999999" calcext:value-type="float">
            <text:p>5.3499999999999</text:p>
          </table:table-cell>
          <table:table-cell office:value-type="float" office:value="0.00026000000000003" calcext:value-type="float">
            <text:p>0.00026</text:p>
          </table:table-cell>
          <table:table-cell office:value-type="float" office:value="280.67802121853" calcext:value-type="float">
            <text:p>280.67802121853</text:p>
          </table:table-cell>
          <table:table-cell table:number-columns-repeated="3" office:value-type="float" office:value="140.33901060926" calcext:value-type="float">
            <text:p>140.33901060926</text:p>
          </table:table-cell>
          <table:table-cell office:value-type="float" office:value="0.00051795730906588" calcext:value-type="float">
            <text:p>0.000517957309066</text:p>
          </table:table-cell>
          <table:table-cell/>
          <table:table-cell table:formula="of:=([.F538]-[.F537])/([.G538]-[.G537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5.3599999999999" calcext:value-type="float">
            <text:p>5.3599999999999</text:p>
          </table:table-cell>
          <table:table-cell office:value-type="float" office:value="0.00025600000000003" calcext:value-type="float">
            <text:p>0.000256</text:p>
          </table:table-cell>
          <table:table-cell office:value-type="float" office:value="271.02084592203" calcext:value-type="float">
            <text:p>271.02084592203</text:p>
          </table:table-cell>
          <table:table-cell table:number-columns-repeated="3" office:value-type="float" office:value="135.51042296102" calcext:value-type="float">
            <text:p>135.51042296102</text:p>
          </table:table-cell>
          <table:table-cell office:value-type="float" office:value="0.00051002759110771" calcext:value-type="float">
            <text:p>0.000510027591108</text:p>
          </table:table-cell>
          <table:table-cell/>
          <table:table-cell table:formula="of:=([.F539]-[.F538])/([.G539]-[.G53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5.3699999999999" calcext:value-type="float">
            <text:p>5.3699999999999</text:p>
          </table:table-cell>
          <table:table-cell office:value-type="float" office:value="0.00025200000000003" calcext:value-type="float">
            <text:p>0.000252</text:p>
          </table:table-cell>
          <table:table-cell office:value-type="float" office:value="261.36367062555" calcext:value-type="float">
            <text:p>261.36367062555</text:p>
          </table:table-cell>
          <table:table-cell table:number-columns-repeated="3" office:value-type="float" office:value="130.68183531278" calcext:value-type="float">
            <text:p>130.68183531278</text:p>
          </table:table-cell>
          <table:table-cell office:value-type="float" office:value="0.00050209787314954" calcext:value-type="float">
            <text:p>0.00050209787315</text:p>
          </table:table-cell>
          <table:table-cell/>
          <table:table-cell table:formula="of:=([.F540]-[.F539])/([.G540]-[.G539])" office:value-type="float" office:value="608923.000000918" calcext:value-type="float">
            <text:p>608923.000000918</text:p>
          </table:table-cell>
          <table:table-cell table:number-columns-repeated="2"/>
        </table:table-row>
        <table:table-row table:style-name="ro1">
          <table:table-cell office:value-type="float" office:value="5.3799999999999" calcext:value-type="float">
            <text:p>5.3799999999999</text:p>
          </table:table-cell>
          <table:table-cell office:value-type="float" office:value="0.00024800000000003" calcext:value-type="float">
            <text:p>0.000248</text:p>
          </table:table-cell>
          <table:table-cell office:value-type="float" office:value="251.70649532906" calcext:value-type="float">
            <text:p>251.70649532906</text:p>
          </table:table-cell>
          <table:table-cell table:number-columns-repeated="3" office:value-type="float" office:value="125.85324766453" calcext:value-type="float">
            <text:p>125.85324766453</text:p>
          </table:table-cell>
          <table:table-cell office:value-type="float" office:value="0.00049416815519137" calcext:value-type="float">
            <text:p>0.000494168155191</text:p>
          </table:table-cell>
          <table:table-cell/>
          <table:table-cell table:formula="of:=([.F541]-[.F540])/([.G541]-[.G540])" office:value-type="float" office:value="608922.999999648" calcext:value-type="float">
            <text:p>608922.999999648</text:p>
          </table:table-cell>
          <table:table-cell table:number-columns-repeated="2"/>
        </table:table-row>
        <table:table-row table:style-name="ro1">
          <table:table-cell office:value-type="float" office:value="5.3899999999999" calcext:value-type="float">
            <text:p>5.3899999999999</text:p>
          </table:table-cell>
          <table:table-cell office:value-type="float" office:value="0.00024400000000003" calcext:value-type="float">
            <text:p>0.000244</text:p>
          </table:table-cell>
          <table:table-cell office:value-type="float" office:value="242.04932003258" calcext:value-type="float">
            <text:p>242.04932003258</text:p>
          </table:table-cell>
          <table:table-cell table:number-columns-repeated="3" office:value-type="float" office:value="121.02466001629" calcext:value-type="float">
            <text:p>121.02466001629</text:p>
          </table:table-cell>
          <table:table-cell office:value-type="float" office:value="0.0004862384372332" calcext:value-type="float">
            <text:p>0.000486238437233</text:p>
          </table:table-cell>
          <table:table-cell/>
          <table:table-cell table:formula="of:=([.F542]-[.F541])/([.G542]-[.G541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5.3999999999999" calcext:value-type="float">
            <text:p>5.3999999999999</text:p>
          </table:table-cell>
          <table:table-cell office:value-type="float" office:value="0.00024000000000003" calcext:value-type="float">
            <text:p>0.00024</text:p>
          </table:table-cell>
          <table:table-cell office:value-type="float" office:value="232.3921447361" calcext:value-type="float">
            <text:p>232.3921447361</text:p>
          </table:table-cell>
          <table:table-cell table:number-columns-repeated="3" office:value-type="float" office:value="116.19607236805" calcext:value-type="float">
            <text:p>116.19607236805</text:p>
          </table:table-cell>
          <table:table-cell office:value-type="float" office:value="0.00047830871927503" calcext:value-type="float">
            <text:p>0.000478308719275</text:p>
          </table:table-cell>
          <table:table-cell/>
          <table:table-cell table:formula="of:=([.F543]-[.F542])/([.G543]-[.G542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5.4099999999999" calcext:value-type="float">
            <text:p>5.4099999999999</text:p>
          </table:table-cell>
          <table:table-cell office:value-type="float" office:value="0.00023600000000003" calcext:value-type="float">
            <text:p>0.000236</text:p>
          </table:table-cell>
          <table:table-cell office:value-type="float" office:value="222.73496943961" calcext:value-type="float">
            <text:p>222.73496943961</text:p>
          </table:table-cell>
          <table:table-cell table:number-columns-repeated="3" office:value-type="float" office:value="111.3674847198" calcext:value-type="float">
            <text:p>111.3674847198</text:p>
          </table:table-cell>
          <table:table-cell office:value-type="float" office:value="0.00047037900131686" calcext:value-type="float">
            <text:p>0.000470379001317</text:p>
          </table:table-cell>
          <table:table-cell/>
          <table:table-cell table:formula="of:=([.F544]-[.F543])/([.G544]-[.G543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5.4199999999999" calcext:value-type="float">
            <text:p>5.4199999999999</text:p>
          </table:table-cell>
          <table:table-cell office:value-type="float" office:value="0.00023200000000003" calcext:value-type="float">
            <text:p>0.000232</text:p>
          </table:table-cell>
          <table:table-cell office:value-type="float" office:value="213.07779414313" calcext:value-type="float">
            <text:p>213.07779414313</text:p>
          </table:table-cell>
          <table:table-cell table:number-columns-repeated="3" office:value-type="float" office:value="106.53889707156" calcext:value-type="float">
            <text:p>106.53889707156</text:p>
          </table:table-cell>
          <table:table-cell office:value-type="float" office:value="0.00046244928335869" calcext:value-type="float">
            <text:p>0.000462449283359</text:p>
          </table:table-cell>
          <table:table-cell/>
          <table:table-cell table:formula="of:=([.F545]-[.F544])/([.G545]-[.G544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5.4299999999999" calcext:value-type="float">
            <text:p>5.4299999999999</text:p>
          </table:table-cell>
          <table:table-cell office:value-type="float" office:value="0.00022800000000003" calcext:value-type="float">
            <text:p>0.000228</text:p>
          </table:table-cell>
          <table:table-cell office:value-type="float" office:value="203.42061884664" calcext:value-type="float">
            <text:p>203.42061884664</text:p>
          </table:table-cell>
          <table:table-cell table:number-columns-repeated="3" office:value-type="float" office:value="101.71030942332" calcext:value-type="float">
            <text:p>101.71030942332</text:p>
          </table:table-cell>
          <table:table-cell office:value-type="float" office:value="0.00045451956540052" calcext:value-type="float">
            <text:p>0.000454519565401</text:p>
          </table:table-cell>
          <table:table-cell/>
          <table:table-cell table:formula="of:=([.F546]-[.F545])/([.G546]-[.G545])" office:value-type="float" office:value="608923.000000156" calcext:value-type="float">
            <text:p>608923.000000156</text:p>
          </table:table-cell>
          <table:table-cell table:number-columns-repeated="2"/>
        </table:table-row>
        <table:table-row table:style-name="ro1">
          <table:table-cell office:value-type="float" office:value="5.4399999999999" calcext:value-type="float">
            <text:p>5.4399999999999</text:p>
          </table:table-cell>
          <table:table-cell office:value-type="float" office:value="0.00022400000000003" calcext:value-type="float">
            <text:p>0.000224</text:p>
          </table:table-cell>
          <table:table-cell office:value-type="float" office:value="193.76344355015" calcext:value-type="float">
            <text:p>193.76344355015</text:p>
          </table:table-cell>
          <table:table-cell table:number-columns-repeated="3" office:value-type="float" office:value="96.881721775076" calcext:value-type="float">
            <text:p>96.881721775076</text:p>
          </table:table-cell>
          <table:table-cell office:value-type="float" office:value="0.00044658984744235" calcext:value-type="float">
            <text:p>0.000446589847442</text:p>
          </table:table-cell>
          <table:table-cell/>
          <table:table-cell table:formula="of:=([.F547]-[.F546])/([.G547]-[.G546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4499999999999" calcext:value-type="float">
            <text:p>5.4499999999999</text:p>
          </table:table-cell>
          <table:table-cell office:value-type="float" office:value="0.00022000000000003" calcext:value-type="float">
            <text:p>0.00022</text:p>
          </table:table-cell>
          <table:table-cell office:value-type="float" office:value="184.10626825367" calcext:value-type="float">
            <text:p>184.10626825367</text:p>
          </table:table-cell>
          <table:table-cell table:number-columns-repeated="3" office:value-type="float" office:value="92.053134126833" calcext:value-type="float">
            <text:p>92.053134126833</text:p>
          </table:table-cell>
          <table:table-cell office:value-type="float" office:value="0.00043866012948418" calcext:value-type="float">
            <text:p>0.000438660129484</text:p>
          </table:table-cell>
          <table:table-cell/>
          <table:table-cell table:formula="of:=([.F548]-[.F547])/([.G548]-[.G547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4599999999999" calcext:value-type="float">
            <text:p>5.4599999999999</text:p>
          </table:table-cell>
          <table:table-cell office:value-type="float" office:value="0.00021600000000003" calcext:value-type="float">
            <text:p>0.000216</text:p>
          </table:table-cell>
          <table:table-cell office:value-type="float" office:value="174.44909295718" calcext:value-type="float">
            <text:p>174.44909295718</text:p>
          </table:table-cell>
          <table:table-cell table:number-columns-repeated="3" office:value-type="float" office:value="87.22454647859" calcext:value-type="float">
            <text:p>87.22454647859</text:p>
          </table:table-cell>
          <table:table-cell office:value-type="float" office:value="0.00043073041152601" calcext:value-type="float">
            <text:p>0.000430730411526</text:p>
          </table:table-cell>
          <table:table-cell/>
          <table:table-cell table:formula="of:=([.F549]-[.F548])/([.G549]-[.G548])" office:value-type="float" office:value="608922.999999264" calcext:value-type="float">
            <text:p>608922.999999264</text:p>
          </table:table-cell>
          <table:table-cell table:number-columns-repeated="2"/>
        </table:table-row>
        <table:table-row table:style-name="ro1">
          <table:table-cell office:value-type="float" office:value="5.4699999999999" calcext:value-type="float">
            <text:p>5.4699999999999</text:p>
          </table:table-cell>
          <table:table-cell office:value-type="float" office:value="0.00021200000000003" calcext:value-type="float">
            <text:p>0.000212</text:p>
          </table:table-cell>
          <table:table-cell office:value-type="float" office:value="164.7919176607" calcext:value-type="float">
            <text:p>164.7919176607</text:p>
          </table:table-cell>
          <table:table-cell table:number-columns-repeated="3" office:value-type="float" office:value="82.395958830347" calcext:value-type="float">
            <text:p>82.395958830347</text:p>
          </table:table-cell>
          <table:table-cell office:value-type="float" office:value="0.00042280069356783" calcext:value-type="float">
            <text:p>0.000422800693568</text:p>
          </table:table-cell>
          <table:table-cell/>
          <table:table-cell table:formula="of:=([.F550]-[.F549])/([.G550]-[.G549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4799999999999" calcext:value-type="float">
            <text:p>5.4799999999999</text:p>
          </table:table-cell>
          <table:table-cell office:value-type="float" office:value="0.00020800000000003" calcext:value-type="float">
            <text:p>0.000208</text:p>
          </table:table-cell>
          <table:table-cell office:value-type="float" office:value="155.1347423642" calcext:value-type="float">
            <text:p>155.1347423642</text:p>
          </table:table-cell>
          <table:table-cell table:number-columns-repeated="3" office:value-type="float" office:value="77.567371182104" calcext:value-type="float">
            <text:p>77.567371182104</text:p>
          </table:table-cell>
          <table:table-cell office:value-type="float" office:value="0.00041487097560966" calcext:value-type="float">
            <text:p>0.00041487097561</text:p>
          </table:table-cell>
          <table:table-cell/>
          <table:table-cell table:formula="of:=([.F551]-[.F550])/([.G551]-[.G550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4899999999999" calcext:value-type="float">
            <text:p>5.4899999999999</text:p>
          </table:table-cell>
          <table:table-cell office:value-type="float" office:value="0.00020400000000003" calcext:value-type="float">
            <text:p>0.000204</text:p>
          </table:table-cell>
          <table:table-cell office:value-type="float" office:value="145.47756706772" calcext:value-type="float">
            <text:p>145.47756706772</text:p>
          </table:table-cell>
          <table:table-cell table:number-columns-repeated="3" office:value-type="float" office:value="72.738783533861" calcext:value-type="float">
            <text:p>72.738783533861</text:p>
          </table:table-cell>
          <table:table-cell office:value-type="float" office:value="0.00040694125765149" calcext:value-type="float">
            <text:p>0.000406941257651</text:p>
          </table:table-cell>
          <table:table-cell/>
          <table:table-cell table:formula="of:=([.F552]-[.F551])/([.G552]-[.G551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4999999999999" calcext:value-type="float">
            <text:p>5.4999999999999</text:p>
          </table:table-cell>
          <table:table-cell office:value-type="float" office:value="0.00020000000000003" calcext:value-type="float">
            <text:p>0.0002</text:p>
          </table:table-cell>
          <table:table-cell office:value-type="float" office:value="135.82039177123" calcext:value-type="float">
            <text:p>135.82039177123</text:p>
          </table:table-cell>
          <table:table-cell table:number-columns-repeated="3" office:value-type="float" office:value="67.910195885618" calcext:value-type="float">
            <text:p>67.910195885618</text:p>
          </table:table-cell>
          <table:table-cell office:value-type="float" office:value="0.00039901153969332" calcext:value-type="float">
            <text:p>0.000399011539693</text:p>
          </table:table-cell>
          <table:table-cell/>
          <table:table-cell table:formula="of:=([.F553]-[.F552])/([.G553]-[.G552])" office:value-type="float" office:value="608923.000000029" calcext:value-type="float">
            <text:p>608923.000000029</text:p>
          </table:table-cell>
          <table:table-cell table:number-columns-repeated="2"/>
        </table:table-row>
        <table:table-row table:style-name="ro1">
          <table:table-cell office:value-type="float" office:value="5.5099999999999" calcext:value-type="float">
            <text:p>5.5099999999999</text:p>
          </table:table-cell>
          <table:table-cell office:value-type="float" office:value="0.00019600000000003" calcext:value-type="float">
            <text:p>0.000196</text:p>
          </table:table-cell>
          <table:table-cell office:value-type="float" office:value="126.16321647475" calcext:value-type="float">
            <text:p>126.16321647475</text:p>
          </table:table-cell>
          <table:table-cell table:number-columns-repeated="3" office:value-type="float" office:value="63.081608237375" calcext:value-type="float">
            <text:p>63.081608237375</text:p>
          </table:table-cell>
          <table:table-cell office:value-type="float" office:value="0.00039108182173515" calcext:value-type="float">
            <text:p>0.000391081821735</text:p>
          </table:table-cell>
          <table:table-cell/>
          <table:table-cell table:formula="of:=([.F554]-[.F553])/([.G554]-[.G553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5199999999999" calcext:value-type="float">
            <text:p>5.5199999999999</text:p>
          </table:table-cell>
          <table:table-cell office:value-type="float" office:value="0.00019200000000003" calcext:value-type="float">
            <text:p>0.000192</text:p>
          </table:table-cell>
          <table:table-cell office:value-type="float" office:value="116.50604117826" calcext:value-type="float">
            <text:p>116.50604117826</text:p>
          </table:table-cell>
          <table:table-cell table:number-columns-repeated="3" office:value-type="float" office:value="58.253020589132" calcext:value-type="float">
            <text:p>58.253020589132</text:p>
          </table:table-cell>
          <table:table-cell office:value-type="float" office:value="0.00038315210377698" calcext:value-type="float">
            <text:p>0.000383152103777</text:p>
          </table:table-cell>
          <table:table-cell/>
          <table:table-cell table:formula="of:=([.F555]-[.F554])/([.G555]-[.G554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5299999999999" calcext:value-type="float">
            <text:p>5.5299999999999</text:p>
          </table:table-cell>
          <table:table-cell office:value-type="float" office:value="0.00018800000000003" calcext:value-type="float">
            <text:p>0.000188</text:p>
          </table:table-cell>
          <table:table-cell office:value-type="float" office:value="106.84886588178" calcext:value-type="float">
            <text:p>106.84886588178</text:p>
          </table:table-cell>
          <table:table-cell table:number-columns-repeated="3" office:value-type="float" office:value="53.424432940889" calcext:value-type="float">
            <text:p>53.424432940889</text:p>
          </table:table-cell>
          <table:table-cell office:value-type="float" office:value="0.00037522238581881" calcext:value-type="float">
            <text:p>0.000375222385819</text:p>
          </table:table-cell>
          <table:table-cell/>
          <table:table-cell table:formula="of:=([.F556]-[.F555])/([.G556]-[.G555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5399999999999" calcext:value-type="float">
            <text:p>5.5399999999999</text:p>
          </table:table-cell>
          <table:table-cell office:value-type="float" office:value="0.00018400000000003" calcext:value-type="float">
            <text:p>0.000184</text:p>
          </table:table-cell>
          <table:table-cell office:value-type="float" office:value="97.19169058529" calcext:value-type="float">
            <text:p>97.19169058529</text:p>
          </table:table-cell>
          <table:table-cell table:number-columns-repeated="3" office:value-type="float" office:value="48.595845292646" calcext:value-type="float">
            <text:p>48.595845292646</text:p>
          </table:table-cell>
          <table:table-cell office:value-type="float" office:value="0.00036729266786064" calcext:value-type="float">
            <text:p>0.000367292667861</text:p>
          </table:table-cell>
          <table:table-cell/>
          <table:table-cell table:formula="of:=([.F557]-[.F556])/([.G557]-[.G556])" office:value-type="float" office:value="608923.000000029" calcext:value-type="float">
            <text:p>608923.000000029</text:p>
          </table:table-cell>
          <table:table-cell table:number-columns-repeated="2"/>
        </table:table-row>
        <table:table-row table:style-name="ro1">
          <table:table-cell office:value-type="float" office:value="5.5499999999999" calcext:value-type="float">
            <text:p>5.5499999999999</text:p>
          </table:table-cell>
          <table:table-cell office:value-type="float" office:value="0.00018000000000003" calcext:value-type="float">
            <text:p>0.00018</text:p>
          </table:table-cell>
          <table:table-cell office:value-type="float" office:value="87.534515288804" calcext:value-type="float">
            <text:p>87.534515288804</text:p>
          </table:table-cell>
          <table:table-cell table:number-columns-repeated="3" office:value-type="float" office:value="43.767257644403" calcext:value-type="float">
            <text:p>43.767257644403</text:p>
          </table:table-cell>
          <table:table-cell office:value-type="float" office:value="0.00035936294990247" calcext:value-type="float">
            <text:p>0.000359362949902</text:p>
          </table:table-cell>
          <table:table-cell/>
          <table:table-cell table:formula="of:=([.F558]-[.F557])/([.G558]-[.G557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5599999999999" calcext:value-type="float">
            <text:p>5.5599999999999</text:p>
          </table:table-cell>
          <table:table-cell office:value-type="float" office:value="0.00017600000000003" calcext:value-type="float">
            <text:p>0.000176</text:p>
          </table:table-cell>
          <table:table-cell office:value-type="float" office:value="77.877339992318" calcext:value-type="float">
            <text:p>77.877339992318</text:p>
          </table:table-cell>
          <table:table-cell table:number-columns-repeated="3" office:value-type="float" office:value="38.93866999616" calcext:value-type="float">
            <text:p>38.93866999616</text:p>
          </table:table-cell>
          <table:table-cell office:value-type="float" office:value="0.0003514332319443" calcext:value-type="float">
            <text:p>0.000351433231944</text:p>
          </table:table-cell>
          <table:table-cell/>
          <table:table-cell table:formula="of:=([.F559]-[.F558])/([.G559]-[.G558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5699999999999" calcext:value-type="float">
            <text:p>5.5699999999999</text:p>
          </table:table-cell>
          <table:table-cell office:value-type="float" office:value="0.00017200000000003" calcext:value-type="float">
            <text:p>0.000172</text:p>
          </table:table-cell>
          <table:table-cell office:value-type="float" office:value="68.220164695833" calcext:value-type="float">
            <text:p>68.220164695833</text:p>
          </table:table-cell>
          <table:table-cell table:number-columns-repeated="3" office:value-type="float" office:value="34.110082347917" calcext:value-type="float">
            <text:p>34.110082347917</text:p>
          </table:table-cell>
          <table:table-cell office:value-type="float" office:value="0.00034350351398613" calcext:value-type="float">
            <text:p>0.000343503513986</text:p>
          </table:table-cell>
          <table:table-cell/>
          <table:table-cell table:formula="of:=([.F560]-[.F559])/([.G560]-[.G559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5799999999999" calcext:value-type="float">
            <text:p>5.5799999999999</text:p>
          </table:table-cell>
          <table:table-cell office:value-type="float" office:value="0.00016800000000003" calcext:value-type="float">
            <text:p>0.000168</text:p>
          </table:table-cell>
          <table:table-cell office:value-type="float" office:value="58.562989399347" calcext:value-type="float">
            <text:p>58.562989399347</text:p>
          </table:table-cell>
          <table:table-cell table:number-columns-repeated="3" office:value-type="float" office:value="29.281494699674" calcext:value-type="float">
            <text:p>29.281494699674</text:p>
          </table:table-cell>
          <table:table-cell office:value-type="float" office:value="0.00033557379602796" calcext:value-type="float">
            <text:p>0.000335573796028</text:p>
          </table:table-cell>
          <table:table-cell/>
          <table:table-cell table:formula="of:=([.F561]-[.F560])/([.G561]-[.G560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5899999999999" calcext:value-type="float">
            <text:p>5.5899999999999</text:p>
          </table:table-cell>
          <table:table-cell office:value-type="float" office:value="0.00016400000000003" calcext:value-type="float">
            <text:p>0.000164</text:p>
          </table:table-cell>
          <table:table-cell office:value-type="float" office:value="48.905814102861" calcext:value-type="float">
            <text:p>48.905814102861</text:p>
          </table:table-cell>
          <table:table-cell table:number-columns-repeated="3" office:value-type="float" office:value="24.452907051431" calcext:value-type="float">
            <text:p>24.452907051431</text:p>
          </table:table-cell>
          <table:table-cell office:value-type="float" office:value="0.00032764407806979" calcext:value-type="float">
            <text:p>0.00032764407807</text:p>
          </table:table-cell>
          <table:table-cell/>
          <table:table-cell table:formula="of:=([.F562]-[.F561])/([.G562]-[.G561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5999999999999" calcext:value-type="float">
            <text:p>5.5999999999999</text:p>
          </table:table-cell>
          <table:table-cell office:value-type="float" office:value="0.00016000000000003" calcext:value-type="float">
            <text:p>0.00016</text:p>
          </table:table-cell>
          <table:table-cell office:value-type="float" office:value="39.248638806376" calcext:value-type="float">
            <text:p>39.248638806376</text:p>
          </table:table-cell>
          <table:table-cell table:number-columns-repeated="3" office:value-type="float" office:value="19.624319403188" calcext:value-type="float">
            <text:p>19.624319403188</text:p>
          </table:table-cell>
          <table:table-cell office:value-type="float" office:value="0.00031971436011162" calcext:value-type="float">
            <text:p>0.000319714360112</text:p>
          </table:table-cell>
          <table:table-cell/>
          <table:table-cell table:formula="of:=([.F563]-[.F562])/([.G563]-[.G562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6099999999999" calcext:value-type="float">
            <text:p>5.6099999999999</text:p>
          </table:table-cell>
          <table:table-cell office:value-type="float" office:value="0.00015600000000003" calcext:value-type="float">
            <text:p>0.000156</text:p>
          </table:table-cell>
          <table:table-cell office:value-type="float" office:value="29.59146350989" calcext:value-type="float">
            <text:p>29.59146350989</text:p>
          </table:table-cell>
          <table:table-cell table:number-columns-repeated="3" office:value-type="float" office:value="14.795731754945" calcext:value-type="float">
            <text:p>14.795731754945</text:p>
          </table:table-cell>
          <table:table-cell office:value-type="float" office:value="0.00031178464215345" calcext:value-type="float">
            <text:p>0.000311784642153</text:p>
          </table:table-cell>
          <table:table-cell/>
          <table:table-cell table:formula="of:=([.F564]-[.F563])/([.G564]-[.G563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6199999999999" calcext:value-type="float">
            <text:p>5.6199999999999</text:p>
          </table:table-cell>
          <table:table-cell office:value-type="float" office:value="0.00015200000000003" calcext:value-type="float">
            <text:p>0.000152</text:p>
          </table:table-cell>
          <table:table-cell office:value-type="float" office:value="19.934288213404" calcext:value-type="float">
            <text:p>19.934288213404</text:p>
          </table:table-cell>
          <table:table-cell table:number-columns-repeated="3" office:value-type="float" office:value="9.967144106702" calcext:value-type="float">
            <text:p>9.967144106702</text:p>
          </table:table-cell>
          <table:table-cell office:value-type="float" office:value="0.00030385492419528" calcext:value-type="float">
            <text:p>0.000303854924195</text:p>
          </table:table-cell>
          <table:table-cell/>
          <table:table-cell table:formula="of:=([.F565]-[.F564])/([.G565]-[.G564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6299999999999" calcext:value-type="float">
            <text:p>5.6299999999999</text:p>
          </table:table-cell>
          <table:table-cell office:value-type="float" office:value="0.00014800000000003" calcext:value-type="float">
            <text:p>0.000148</text:p>
          </table:table-cell>
          <table:table-cell office:value-type="float" office:value="10.277112916919" calcext:value-type="float">
            <text:p>10.277112916919</text:p>
          </table:table-cell>
          <table:table-cell table:number-columns-repeated="3" office:value-type="float" office:value="5.138556458459" calcext:value-type="float">
            <text:p>5.138556458459</text:p>
          </table:table-cell>
          <table:table-cell office:value-type="float" office:value="0.00029592520623711" calcext:value-type="float">
            <text:p>0.000295925206237</text:p>
          </table:table-cell>
          <table:table-cell/>
          <table:table-cell table:formula="of:=([.F566]-[.F565])/([.G566]-[.G565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6399999999999" calcext:value-type="float">
            <text:p>5.6399999999999</text:p>
          </table:table-cell>
          <table:table-cell office:value-type="float" office:value="0.00014400000000003" calcext:value-type="float">
            <text:p>0.000144</text:p>
          </table:table-cell>
          <table:table-cell office:value-type="float" office:value="0.61993762043305" calcext:value-type="float">
            <text:p>0.61993762043305</text:p>
          </table:table-cell>
          <table:table-cell table:number-columns-repeated="3" office:value-type="float" office:value="0.30996881021597" calcext:value-type="float">
            <text:p>0.30996881021597</text:p>
          </table:table-cell>
          <table:table-cell office:value-type="float" office:value="0.00028799548827894" calcext:value-type="float">
            <text:p>0.000287995488279</text:p>
          </table:table-cell>
          <table:table-cell/>
          <table:table-cell table:formula="of:=([.F567]-[.F566])/([.G567]-[.G566])" office:value-type="float" office:value="608923.000000043" calcext:value-type="float">
            <text:p>608923.000000043</text:p>
          </table:table-cell>
          <table:table-cell table:number-columns-repeated="2"/>
        </table:table-row>
        <table:table-row table:style-name="ro1">
          <table:table-cell office:value-type="float" office:value="5.6499999999999" calcext:value-type="float">
            <text:p>5.6499999999999</text:p>
          </table:table-cell>
          <table:table-cell office:value-type="float" office:value="0.00014000000000003" calcext:value-type="float">
            <text:p>0.00014</text:p>
          </table:table-cell>
          <table:table-cell office:value-type="float" office:value="-9.0372376760526" calcext:value-type="float">
            <text:p>-9.0372376760526</text:p>
          </table:table-cell>
          <table:table-cell table:number-columns-repeated="3" office:value-type="float" office:value="-4.5186188380271" calcext:value-type="float">
            <text:p>-4.5186188380271</text:p>
          </table:table-cell>
          <table:table-cell office:value-type="float" office:value="0.00028006577032077" calcext:value-type="float">
            <text:p>0.000280065770321</text:p>
          </table:table-cell>
          <table:table-cell/>
          <table:table-cell table:formula="of:=([.F568]-[.F567])/([.G568]-[.G567])" office:value-type="float" office:value="608923.000000017" calcext:value-type="float">
            <text:p>608923.000000017</text:p>
          </table:table-cell>
          <table:table-cell table:number-columns-repeated="2"/>
        </table:table-row>
        <table:table-row table:style-name="ro1">
          <table:table-cell office:value-type="float" office:value="5.6599999999999" calcext:value-type="float">
            <text:p>5.6599999999999</text:p>
          </table:table-cell>
          <table:table-cell office:value-type="float" office:value="0.00013600000000003" calcext:value-type="float">
            <text:p>0.000136</text:p>
          </table:table-cell>
          <table:table-cell office:value-type="float" office:value="-18.694412972538" calcext:value-type="float">
            <text:p>-18.694412972538</text:p>
          </table:table-cell>
          <table:table-cell table:number-columns-repeated="3" office:value-type="float" office:value="-9.34720648627" calcext:value-type="float">
            <text:p>-9.34720648627</text:p>
          </table:table-cell>
          <table:table-cell office:value-type="float" office:value="0.0002721360523626" calcext:value-type="float">
            <text:p>0.000272136052363</text:p>
          </table:table-cell>
          <table:table-cell/>
          <table:table-cell table:formula="of:=([.F569]-[.F568])/([.G569]-[.G568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6699999999999" calcext:value-type="float">
            <text:p>5.6699999999999</text:p>
          </table:table-cell>
          <table:table-cell office:value-type="float" office:value="0.00013200000000003" calcext:value-type="float">
            <text:p>0.000132</text:p>
          </table:table-cell>
          <table:table-cell office:value-type="float" office:value="-28.351588269024" calcext:value-type="float">
            <text:p>-28.351588269024</text:p>
          </table:table-cell>
          <table:table-cell table:number-columns-repeated="3" office:value-type="float" office:value="-14.175794134513" calcext:value-type="float">
            <text:p>-14.175794134513</text:p>
          </table:table-cell>
          <table:table-cell office:value-type="float" office:value="0.00026420633440443" calcext:value-type="float">
            <text:p>0.000264206334404</text:p>
          </table:table-cell>
          <table:table-cell/>
          <table:table-cell table:formula="of:=([.F570]-[.F569])/([.G570]-[.G569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6799999999999" calcext:value-type="float">
            <text:p>5.6799999999999</text:p>
          </table:table-cell>
          <table:table-cell office:value-type="float" office:value="0.00012800000000003" calcext:value-type="float">
            <text:p>0.000128</text:p>
          </table:table-cell>
          <table:table-cell office:value-type="float" office:value="-38.00876356551" calcext:value-type="float">
            <text:p>-38.00876356551</text:p>
          </table:table-cell>
          <table:table-cell table:number-columns-repeated="3" office:value-type="float" office:value="-19.004381782756" calcext:value-type="float">
            <text:p>-19.004381782756</text:p>
          </table:table-cell>
          <table:table-cell office:value-type="float" office:value="0.00025627661644626" calcext:value-type="float">
            <text:p>0.000256276616446</text:p>
          </table:table-cell>
          <table:table-cell/>
          <table:table-cell table:formula="of:=([.F571]-[.F570])/([.G571]-[.G570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6899999999999" calcext:value-type="float">
            <text:p>5.6899999999999</text:p>
          </table:table-cell>
          <table:table-cell office:value-type="float" office:value="0.00012400000000003" calcext:value-type="float">
            <text:p>0.000124</text:p>
          </table:table-cell>
          <table:table-cell office:value-type="float" office:value="-47.665938861995" calcext:value-type="float">
            <text:p>-47.665938861995</text:p>
          </table:table-cell>
          <table:table-cell table:number-columns-repeated="3" office:value-type="float" office:value="-23.832969430999" calcext:value-type="float">
            <text:p>-23.832969430999</text:p>
          </table:table-cell>
          <table:table-cell office:value-type="float" office:value="0.00024834689848809" calcext:value-type="float">
            <text:p>0.000248346898488</text:p>
          </table:table-cell>
          <table:table-cell/>
          <table:table-cell table:formula="of:=([.F572]-[.F571])/([.G572]-[.G571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6999999999999" calcext:value-type="float">
            <text:p>5.6999999999999</text:p>
          </table:table-cell>
          <table:table-cell office:value-type="float" office:value="0.00012000000000003" calcext:value-type="float">
            <text:p>0.00012</text:p>
          </table:table-cell>
          <table:table-cell office:value-type="float" office:value="-57.323114158485" calcext:value-type="float">
            <text:p>-57.323114158485</text:p>
          </table:table-cell>
          <table:table-cell table:number-columns-repeated="3" office:value-type="float" office:value="-28.661557079242" calcext:value-type="float">
            <text:p>-28.661557079242</text:p>
          </table:table-cell>
          <table:table-cell office:value-type="float" office:value="0.00024041718052992" calcext:value-type="float">
            <text:p>0.00024041718053</text:p>
          </table:table-cell>
          <table:table-cell/>
          <table:table-cell table:formula="of:=([.F573]-[.F572])/([.G573]-[.G572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7099999999999" calcext:value-type="float">
            <text:p>5.7099999999999</text:p>
          </table:table-cell>
          <table:table-cell office:value-type="float" office:value="0.00011600000000003" calcext:value-type="float">
            <text:p>0.000116</text:p>
          </table:table-cell>
          <table:table-cell office:value-type="float" office:value="-66.98028945497" calcext:value-type="float">
            <text:p>-66.98028945497</text:p>
          </table:table-cell>
          <table:table-cell table:number-columns-repeated="3" office:value-type="float" office:value="-33.490144727485" calcext:value-type="float">
            <text:p>-33.490144727485</text:p>
          </table:table-cell>
          <table:table-cell office:value-type="float" office:value="0.00023248746257175" calcext:value-type="float">
            <text:p>0.000232487462572</text:p>
          </table:table-cell>
          <table:table-cell/>
          <table:table-cell table:formula="of:=([.F574]-[.F573])/([.G574]-[.G573])" office:value-type="float" office:value="608922.999999261" calcext:value-type="float">
            <text:p>608922.999999261</text:p>
          </table:table-cell>
          <table:table-cell table:number-columns-repeated="2"/>
        </table:table-row>
        <table:table-row table:style-name="ro1">
          <table:table-cell office:value-type="float" office:value="5.7199999999999" calcext:value-type="float">
            <text:p>5.7199999999999</text:p>
          </table:table-cell>
          <table:table-cell office:value-type="float" office:value="0.00011200000000003" calcext:value-type="float">
            <text:p>0.000112</text:p>
          </table:table-cell>
          <table:table-cell office:value-type="float" office:value="-76.637464751456" calcext:value-type="float">
            <text:p>-76.637464751456</text:p>
          </table:table-cell>
          <table:table-cell table:number-columns-repeated="3" office:value-type="float" office:value="-38.318732375728" calcext:value-type="float">
            <text:p>-38.318732375728</text:p>
          </table:table-cell>
          <table:table-cell office:value-type="float" office:value="0.00022455774461357" calcext:value-type="float">
            <text:p>0.000224557744614</text:p>
          </table:table-cell>
          <table:table-cell/>
          <table:table-cell table:formula="of:=([.F575]-[.F574])/([.G575]-[.G574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7299999999999" calcext:value-type="float">
            <text:p>5.7299999999999</text:p>
          </table:table-cell>
          <table:table-cell office:value-type="float" office:value="0.00010800000000003" calcext:value-type="float">
            <text:p>0.000108</text:p>
          </table:table-cell>
          <table:table-cell office:value-type="float" office:value="-86.294640047942" calcext:value-type="float">
            <text:p>-86.294640047942</text:p>
          </table:table-cell>
          <table:table-cell table:number-columns-repeated="3" office:value-type="float" office:value="-43.147320023971" calcext:value-type="float">
            <text:p>-43.147320023971</text:p>
          </table:table-cell>
          <table:table-cell office:value-type="float" office:value="0.0002166280266554" calcext:value-type="float">
            <text:p>0.000216628026655</text:p>
          </table:table-cell>
          <table:table-cell/>
          <table:table-cell table:formula="of:=([.F576]-[.F575])/([.G576]-[.G575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5.7399999999999" calcext:value-type="float">
            <text:p>5.7399999999999</text:p>
          </table:table-cell>
          <table:table-cell office:value-type="float" office:value="0.00010400000000003" calcext:value-type="float">
            <text:p>0.000104</text:p>
          </table:table-cell>
          <table:table-cell office:value-type="float" office:value="-95.951815344427" calcext:value-type="float">
            <text:p>-95.951815344427</text:p>
          </table:table-cell>
          <table:table-cell table:number-columns-repeated="3" office:value-type="float" office:value="-47.975907672214" calcext:value-type="float">
            <text:p>-47.975907672214</text:p>
          </table:table-cell>
          <table:table-cell office:value-type="float" office:value="0.00020869830869723" calcext:value-type="float">
            <text:p>0.000208698308697</text:p>
          </table:table-cell>
          <table:table-cell/>
          <table:table-cell table:formula="of:=([.F577]-[.F576])/([.G577]-[.G576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7499999999999" calcext:value-type="float">
            <text:p>5.7499999999999</text:p>
          </table:table-cell>
          <table:table-cell office:value-type="float" office:value="0.00010000000000003" calcext:value-type="float">
            <text:p>0.0001</text:p>
          </table:table-cell>
          <table:table-cell office:value-type="float" office:value="-105.60899064091" calcext:value-type="float">
            <text:p>-105.60899064091</text:p>
          </table:table-cell>
          <table:table-cell table:number-columns-repeated="3" office:value-type="float" office:value="-52.804495320457" calcext:value-type="float">
            <text:p>-52.804495320457</text:p>
          </table:table-cell>
          <table:table-cell office:value-type="float" office:value="0.00020076859073906" calcext:value-type="float">
            <text:p>0.000200768590739</text:p>
          </table:table-cell>
          <table:table-cell/>
          <table:table-cell table:formula="of:=([.F578]-[.F577])/([.G578]-[.G577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7599999999999" calcext:value-type="float">
            <text:p>5.7599999999999</text:p>
          </table:table-cell>
          <table:table-cell office:value-type="float" office:value="0.000096000000000031" calcext:value-type="float">
            <text:p>9.6000000000031E-05</text:p>
          </table:table-cell>
          <table:table-cell office:value-type="float" office:value="-115.2661659374" calcext:value-type="float">
            <text:p>-115.2661659374</text:p>
          </table:table-cell>
          <table:table-cell table:number-columns-repeated="3" office:value-type="float" office:value="-57.6330829687" calcext:value-type="float">
            <text:p>-57.6330829687</text:p>
          </table:table-cell>
          <table:table-cell office:value-type="float" office:value="0.00019283887278089" calcext:value-type="float">
            <text:p>0.000192838872781</text:p>
          </table:table-cell>
          <table:table-cell/>
          <table:table-cell table:formula="of:=([.F579]-[.F578])/([.G579]-[.G578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7699999999999" calcext:value-type="float">
            <text:p>5.7699999999999</text:p>
          </table:table-cell>
          <table:table-cell office:value-type="float" office:value="0.000092000000000031" calcext:value-type="float">
            <text:p>9.2000000000031E-05</text:p>
          </table:table-cell>
          <table:table-cell office:value-type="float" office:value="-124.92334123389" calcext:value-type="float">
            <text:p>-124.92334123389</text:p>
          </table:table-cell>
          <table:table-cell table:number-columns-repeated="3" office:value-type="float" office:value="-62.461670616943" calcext:value-type="float">
            <text:p>-62.461670616943</text:p>
          </table:table-cell>
          <table:table-cell office:value-type="float" office:value="0.00018490915482272" calcext:value-type="float">
            <text:p>0.000184909154823</text:p>
          </table:table-cell>
          <table:table-cell/>
          <table:table-cell table:formula="of:=([.F580]-[.F579])/([.G580]-[.G579])" office:value-type="float" office:value="608923.000000029" calcext:value-type="float">
            <text:p>608923.000000029</text:p>
          </table:table-cell>
          <table:table-cell table:number-columns-repeated="2"/>
        </table:table-row>
        <table:table-row table:style-name="ro1">
          <table:table-cell office:value-type="float" office:value="5.7799999999999" calcext:value-type="float">
            <text:p>5.7799999999999</text:p>
          </table:table-cell>
          <table:table-cell office:value-type="float" office:value="0.000088000000000032" calcext:value-type="float">
            <text:p>8.8000000000032E-05</text:p>
          </table:table-cell>
          <table:table-cell office:value-type="float" office:value="-134.58051653037" calcext:value-type="float">
            <text:p>-134.58051653037</text:p>
          </table:table-cell>
          <table:table-cell table:number-columns-repeated="3" office:value-type="float" office:value="-67.290258265186" calcext:value-type="float">
            <text:p>-67.290258265186</text:p>
          </table:table-cell>
          <table:table-cell office:value-type="float" office:value="0.00017697943686455" calcext:value-type="float">
            <text:p>0.000176979436865</text:p>
          </table:table-cell>
          <table:table-cell/>
          <table:table-cell table:formula="of:=([.F581]-[.F580])/([.G581]-[.G580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7899999999999" calcext:value-type="float">
            <text:p>5.7899999999999</text:p>
          </table:table-cell>
          <table:table-cell office:value-type="float" office:value="0.000084000000000032" calcext:value-type="float">
            <text:p>8.4000000000032E-05</text:p>
          </table:table-cell>
          <table:table-cell office:value-type="float" office:value="-144.23769182686" calcext:value-type="float">
            <text:p>-144.23769182686</text:p>
          </table:table-cell>
          <table:table-cell table:number-columns-repeated="3" office:value-type="float" office:value="-72.118845913429" calcext:value-type="float">
            <text:p>-72.118845913429</text:p>
          </table:table-cell>
          <table:table-cell office:value-type="float" office:value="0.00016904971890638" calcext:value-type="float">
            <text:p>0.000169049718906</text:p>
          </table:table-cell>
          <table:table-cell/>
          <table:table-cell table:formula="of:=([.F582]-[.F581])/([.G582]-[.G581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7999999999999" calcext:value-type="float">
            <text:p>5.7999999999999</text:p>
          </table:table-cell>
          <table:table-cell office:value-type="float" office:value="0.000080000000000032" calcext:value-type="float">
            <text:p>8.0000000000032E-05</text:p>
          </table:table-cell>
          <table:table-cell office:value-type="float" office:value="-153.89486712335" calcext:value-type="float">
            <text:p>-153.89486712335</text:p>
          </table:table-cell>
          <table:table-cell table:number-columns-repeated="3" office:value-type="float" office:value="-76.947433561672" calcext:value-type="float">
            <text:p>-76.947433561672</text:p>
          </table:table-cell>
          <table:table-cell office:value-type="float" office:value="0.00016112000094821" calcext:value-type="float">
            <text:p>0.000161120000948</text:p>
          </table:table-cell>
          <table:table-cell/>
          <table:table-cell table:formula="of:=([.F583]-[.F582])/([.G583]-[.G582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8099999999999" calcext:value-type="float">
            <text:p>5.8099999999999</text:p>
          </table:table-cell>
          <table:table-cell office:value-type="float" office:value="0.000076000000000032" calcext:value-type="float">
            <text:p>7.6000000000032E-05</text:p>
          </table:table-cell>
          <table:table-cell office:value-type="float" office:value="-163.55204241983" calcext:value-type="float">
            <text:p>-163.55204241983</text:p>
          </table:table-cell>
          <table:table-cell table:number-columns-repeated="3" office:value-type="float" office:value="-81.776021209915" calcext:value-type="float">
            <text:p>-81.776021209915</text:p>
          </table:table-cell>
          <table:table-cell office:value-type="float" office:value="0.00015319028299004" calcext:value-type="float">
            <text:p>0.00015319028299</text:p>
          </table:table-cell>
          <table:table-cell/>
          <table:table-cell table:formula="of:=([.F584]-[.F583])/([.G584]-[.G583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8199999999999" calcext:value-type="float">
            <text:p>5.8199999999999</text:p>
          </table:table-cell>
          <table:table-cell office:value-type="float" office:value="0.000072000000000032" calcext:value-type="float">
            <text:p>7.2000000000032E-05</text:p>
          </table:table-cell>
          <table:table-cell office:value-type="float" office:value="-173.20921771632" calcext:value-type="float">
            <text:p>-173.20921771632</text:p>
          </table:table-cell>
          <table:table-cell table:number-columns-repeated="3" office:value-type="float" office:value="-86.604608858158" calcext:value-type="float">
            <text:p>-86.604608858158</text:p>
          </table:table-cell>
          <table:table-cell office:value-type="float" office:value="0.00014526056503187" calcext:value-type="float">
            <text:p>0.000145260565032</text:p>
          </table:table-cell>
          <table:table-cell/>
          <table:table-cell table:formula="of:=([.F585]-[.F584])/([.G585]-[.G584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5.8299999999999" calcext:value-type="float">
            <text:p>5.8299999999999</text:p>
          </table:table-cell>
          <table:table-cell office:value-type="float" office:value="0.000068000000000032" calcext:value-type="float">
            <text:p>6.8000000000032E-05</text:p>
          </table:table-cell>
          <table:table-cell office:value-type="float" office:value="-182.8663930128" calcext:value-type="float">
            <text:p>-182.8663930128</text:p>
          </table:table-cell>
          <table:table-cell table:number-columns-repeated="3" office:value-type="float" office:value="-91.433196506401" calcext:value-type="float">
            <text:p>-91.433196506401</text:p>
          </table:table-cell>
          <table:table-cell office:value-type="float" office:value="0.0001373308470737" calcext:value-type="float">
            <text:p>0.000137330847074</text:p>
          </table:table-cell>
          <table:table-cell/>
          <table:table-cell table:formula="of:=([.F586]-[.F585])/([.G586]-[.G585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5.8399999999999" calcext:value-type="float">
            <text:p>5.8399999999999</text:p>
          </table:table-cell>
          <table:table-cell office:value-type="float" office:value="0.000064000000000032" calcext:value-type="float">
            <text:p>6.4000000000032E-05</text:p>
          </table:table-cell>
          <table:table-cell office:value-type="float" office:value="-192.52356830929" calcext:value-type="float">
            <text:p>-192.52356830929</text:p>
          </table:table-cell>
          <table:table-cell table:number-columns-repeated="3" office:value-type="float" office:value="-96.261784154644" calcext:value-type="float">
            <text:p>-96.261784154644</text:p>
          </table:table-cell>
          <table:table-cell office:value-type="float" office:value="0.00012940112911553" calcext:value-type="float">
            <text:p>0.000129401129116</text:p>
          </table:table-cell>
          <table:table-cell/>
          <table:table-cell table:formula="of:=([.F587]-[.F586])/([.G587]-[.G586])" office:value-type="float" office:value="608923.00000041" calcext:value-type="float">
            <text:p>608923.00000041</text:p>
          </table:table-cell>
          <table:table-cell table:number-columns-repeated="2"/>
        </table:table-row>
        <table:table-row table:style-name="ro1">
          <table:table-cell office:value-type="float" office:value="5.8499999999999" calcext:value-type="float">
            <text:p>5.8499999999999</text:p>
          </table:table-cell>
          <table:table-cell office:value-type="float" office:value="0.000060000000000032" calcext:value-type="float">
            <text:p>6.0000000000032E-05</text:p>
          </table:table-cell>
          <table:table-cell office:value-type="float" office:value="-202.18074360577" calcext:value-type="float">
            <text:p>-202.18074360577</text:p>
          </table:table-cell>
          <table:table-cell table:number-columns-repeated="3" office:value-type="float" office:value="-101.09037180289" calcext:value-type="float">
            <text:p>-101.09037180289</text:p>
          </table:table-cell>
          <table:table-cell office:value-type="float" office:value="0.00012147141115736" calcext:value-type="float">
            <text:p>0.000121471411157</text:p>
          </table:table-cell>
          <table:table-cell/>
          <table:table-cell table:formula="of:=([.F588]-[.F587])/([.G588]-[.G587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5.8599999999999" calcext:value-type="float">
            <text:p>5.8599999999999</text:p>
          </table:table-cell>
          <table:table-cell office:value-type="float" office:value="0.000056000000000032" calcext:value-type="float">
            <text:p>5.6000000000032E-05</text:p>
          </table:table-cell>
          <table:table-cell office:value-type="float" office:value="-211.83791890226" calcext:value-type="float">
            <text:p>-211.83791890226</text:p>
          </table:table-cell>
          <table:table-cell table:number-columns-repeated="3" office:value-type="float" office:value="-105.91895945113" calcext:value-type="float">
            <text:p>-105.91895945113</text:p>
          </table:table-cell>
          <table:table-cell office:value-type="float" office:value="0.00011354169319919" calcext:value-type="float">
            <text:p>0.000113541693199</text:p>
          </table:table-cell>
          <table:table-cell/>
          <table:table-cell table:formula="of:=([.F589]-[.F588])/([.G589]-[.G588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5.8699999999999" calcext:value-type="float">
            <text:p>5.8699999999999</text:p>
          </table:table-cell>
          <table:table-cell office:value-type="float" office:value="0.000052000000000032" calcext:value-type="float">
            <text:p>5.2000000000032E-05</text:p>
          </table:table-cell>
          <table:table-cell office:value-type="float" office:value="-221.49509419875" calcext:value-type="float">
            <text:p>-221.49509419875</text:p>
          </table:table-cell>
          <table:table-cell table:number-columns-repeated="3" office:value-type="float" office:value="-110.74754709937" calcext:value-type="float">
            <text:p>-110.74754709937</text:p>
          </table:table-cell>
          <table:table-cell office:value-type="float" office:value="0.00010561197524102" calcext:value-type="float">
            <text:p>0.000105611975241</text:p>
          </table:table-cell>
          <table:table-cell/>
          <table:table-cell table:formula="of:=([.F590]-[.F589])/([.G590]-[.G589])" office:value-type="float" office:value="608923.000000762" calcext:value-type="float">
            <text:p>608923.000000762</text:p>
          </table:table-cell>
          <table:table-cell table:number-columns-repeated="2"/>
        </table:table-row>
        <table:table-row table:style-name="ro1">
          <table:table-cell office:value-type="float" office:value="5.8799999999999" calcext:value-type="float">
            <text:p>5.8799999999999</text:p>
          </table:table-cell>
          <table:table-cell office:value-type="float" office:value="0.000048000000000032" calcext:value-type="float">
            <text:p>4.8000000000032E-05</text:p>
          </table:table-cell>
          <table:table-cell office:value-type="float" office:value="-231.15226949523" calcext:value-type="float">
            <text:p>-231.15226949523</text:p>
          </table:table-cell>
          <table:table-cell table:number-columns-repeated="3" office:value-type="float" office:value="-115.57613474762" calcext:value-type="float">
            <text:p>-115.57613474762</text:p>
          </table:table-cell>
          <table:table-cell office:value-type="float" office:value="0.000097682257282848" calcext:value-type="float">
            <text:p>9.7682257282848E-05</text:p>
          </table:table-cell>
          <table:table-cell/>
          <table:table-cell table:formula="of:=([.F591]-[.F590])/([.G591]-[.G590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5.8899999999999" calcext:value-type="float">
            <text:p>5.8899999999999</text:p>
          </table:table-cell>
          <table:table-cell office:value-type="float" office:value="0.000044000000000032" calcext:value-type="float">
            <text:p>4.4000000000032E-05</text:p>
          </table:table-cell>
          <table:table-cell office:value-type="float" office:value="-240.80944479172" calcext:value-type="float">
            <text:p>-240.80944479172</text:p>
          </table:table-cell>
          <table:table-cell table:number-columns-repeated="3" office:value-type="float" office:value="-120.40472239586" calcext:value-type="float">
            <text:p>-120.40472239586</text:p>
          </table:table-cell>
          <table:table-cell office:value-type="float" office:value="0.000089752539324678" calcext:value-type="float">
            <text:p>8.9752539324678E-05</text:p>
          </table:table-cell>
          <table:table-cell/>
          <table:table-cell table:formula="of:=([.F592]-[.F591])/([.G592]-[.G591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5.8999999999999" calcext:value-type="float">
            <text:p>5.8999999999999</text:p>
          </table:table-cell>
          <table:table-cell office:value-type="float" office:value="0.000040000000000033" calcext:value-type="float">
            <text:p>4.0000000000033E-05</text:p>
          </table:table-cell>
          <table:table-cell office:value-type="float" office:value="-250.4666200882" calcext:value-type="float">
            <text:p>-250.4666200882</text:p>
          </table:table-cell>
          <table:table-cell table:number-columns-repeated="3" office:value-type="float" office:value="-125.2333100441" calcext:value-type="float">
            <text:p>-125.2333100441</text:p>
          </table:table-cell>
          <table:table-cell office:value-type="float" office:value="0.000081822821366507" calcext:value-type="float">
            <text:p>8.1822821366507E-05</text:p>
          </table:table-cell>
          <table:table-cell/>
          <table:table-cell table:formula="of:=([.F593]-[.F592])/([.G593]-[.G592])" office:value-type="float" office:value="608923.000000913" calcext:value-type="float">
            <text:p>608923.000000913</text:p>
          </table:table-cell>
          <table:table-cell table:number-columns-repeated="2"/>
        </table:table-row>
        <table:table-row table:style-name="ro1">
          <table:table-cell office:value-type="float" office:value="5.9099999999999" calcext:value-type="float">
            <text:p>5.9099999999999</text:p>
          </table:table-cell>
          <table:table-cell office:value-type="float" office:value="0.000036000000000033" calcext:value-type="float">
            <text:p>3.6000000000033E-05</text:p>
          </table:table-cell>
          <table:table-cell office:value-type="float" office:value="-260.12379538469" calcext:value-type="float">
            <text:p>-260.12379538469</text:p>
          </table:table-cell>
          <table:table-cell table:number-columns-repeated="3" office:value-type="float" office:value="-130.06189769235" calcext:value-type="float">
            <text:p>-130.06189769235</text:p>
          </table:table-cell>
          <table:table-cell office:value-type="float" office:value="0.000073893103408337" calcext:value-type="float">
            <text:p>7.3893103408337E-05</text:p>
          </table:table-cell>
          <table:table-cell/>
          <table:table-cell table:formula="of:=([.F594]-[.F593])/([.G594]-[.G593])" office:value-type="float" office:value="608922.999999579" calcext:value-type="float">
            <text:p>608922.999999579</text:p>
          </table:table-cell>
          <table:table-cell table:number-columns-repeated="2"/>
        </table:table-row>
        <table:table-row table:style-name="ro1">
          <table:table-cell office:value-type="float" office:value="5.9199999999999" calcext:value-type="float">
            <text:p>5.9199999999999</text:p>
          </table:table-cell>
          <table:table-cell office:value-type="float" office:value="0.000032000000000033" calcext:value-type="float">
            <text:p>3.2000000000033E-05</text:p>
          </table:table-cell>
          <table:table-cell office:value-type="float" office:value="-269.78097068118" calcext:value-type="float">
            <text:p>-269.78097068118</text:p>
          </table:table-cell>
          <table:table-cell table:number-columns-repeated="3" office:value-type="float" office:value="-134.89048534059" calcext:value-type="float">
            <text:p>-134.89048534059</text:p>
          </table:table-cell>
          <table:table-cell office:value-type="float" office:value="0.000065963385450166" calcext:value-type="float">
            <text:p>6.5963385450166E-05</text:p>
          </table:table-cell>
          <table:table-cell/>
          <table:table-cell table:formula="of:=([.F595]-[.F594])/([.G595]-[.G594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5.9299999999999" calcext:value-type="float">
            <text:p>5.9299999999999</text:p>
          </table:table-cell>
          <table:table-cell office:value-type="float" office:value="0.000028000000000033" calcext:value-type="float">
            <text:p>2.8000000000033E-05</text:p>
          </table:table-cell>
          <table:table-cell office:value-type="float" office:value="-279.43814597766" calcext:value-type="float">
            <text:p>-279.43814597766</text:p>
          </table:table-cell>
          <table:table-cell table:number-columns-repeated="3" office:value-type="float" office:value="-139.71907298883" calcext:value-type="float">
            <text:p>-139.71907298883</text:p>
          </table:table-cell>
          <table:table-cell office:value-type="float" office:value="0.000058033667491996" calcext:value-type="float">
            <text:p>5.8033667491996E-05</text:p>
          </table:table-cell>
          <table:table-cell/>
          <table:table-cell table:formula="of:=([.F596]-[.F595])/([.G596]-[.G595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5.9399999999999" calcext:value-type="float">
            <text:p>5.9399999999999</text:p>
          </table:table-cell>
          <table:table-cell office:value-type="float" office:value="0.000024000000000033" calcext:value-type="float">
            <text:p>2.4000000000033E-05</text:p>
          </table:table-cell>
          <table:table-cell office:value-type="float" office:value="-289.09532127415" calcext:value-type="float">
            <text:p>-289.09532127415</text:p>
          </table:table-cell>
          <table:table-cell table:number-columns-repeated="3" office:value-type="float" office:value="-144.54766063707" calcext:value-type="float">
            <text:p>-144.54766063707</text:p>
          </table:table-cell>
          <table:table-cell office:value-type="float" office:value="0.000050103949533826" calcext:value-type="float">
            <text:p>5.0103949533826E-05</text:p>
          </table:table-cell>
          <table:table-cell/>
          <table:table-cell table:formula="of:=([.F597]-[.F596])/([.G597]-[.G596])" office:value-type="float" office:value="608923.000000836" calcext:value-type="float">
            <text:p>608923.000000836</text:p>
          </table:table-cell>
          <table:table-cell table:number-columns-repeated="2"/>
        </table:table-row>
        <table:table-row table:style-name="ro1">
          <table:table-cell office:value-type="float" office:value="5.9499999999999" calcext:value-type="float">
            <text:p>5.9499999999999</text:p>
          </table:table-cell>
          <table:table-cell office:value-type="float" office:value="0.000020000000000033" calcext:value-type="float">
            <text:p>2.0000000000033E-05</text:p>
          </table:table-cell>
          <table:table-cell office:value-type="float" office:value="-298.75249657063" calcext:value-type="float">
            <text:p>-298.75249657063</text:p>
          </table:table-cell>
          <table:table-cell table:number-columns-repeated="3" office:value-type="float" office:value="-149.37624828532" calcext:value-type="float">
            <text:p>-149.37624828532</text:p>
          </table:table-cell>
          <table:table-cell office:value-type="float" office:value="0.000042174231575655" calcext:value-type="float">
            <text:p>4.2174231575655E-05</text:p>
          </table:table-cell>
          <table:table-cell/>
          <table:table-cell table:formula="of:=([.F598]-[.F597])/([.G598]-[.G597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5.9599999999999" calcext:value-type="float">
            <text:p>5.9599999999999</text:p>
          </table:table-cell>
          <table:table-cell office:value-type="float" office:value="0.000016000000000033" calcext:value-type="float">
            <text:p>1.6000000000033E-05</text:p>
          </table:table-cell>
          <table:table-cell office:value-type="float" office:value="-308.40967186712" calcext:value-type="float">
            <text:p>-308.40967186712</text:p>
          </table:table-cell>
          <table:table-cell table:number-columns-repeated="3" office:value-type="float" office:value="-154.20483593356" calcext:value-type="float">
            <text:p>-154.20483593356</text:p>
          </table:table-cell>
          <table:table-cell office:value-type="float" office:value="0.000034244513617485" calcext:value-type="float">
            <text:p>3.4244513617485E-05</text:p>
          </table:table-cell>
          <table:table-cell/>
          <table:table-cell table:formula="of:=([.F599]-[.F598])/([.G599]-[.G598])" office:value-type="float" office:value="608922.999999579" calcext:value-type="float">
            <text:p>608922.999999579</text:p>
          </table:table-cell>
          <table:table-cell table:number-columns-repeated="2"/>
        </table:table-row>
        <table:table-row table:style-name="ro1">
          <table:table-cell office:value-type="float" office:value="5.9699999999999" calcext:value-type="float">
            <text:p>5.9699999999999</text:p>
          </table:table-cell>
          <table:table-cell office:value-type="float" office:value="0.000012000000000033" calcext:value-type="float">
            <text:p>1.2000000000033E-05</text:p>
          </table:table-cell>
          <table:table-cell office:value-type="float" office:value="-318.06684716361" calcext:value-type="float">
            <text:p>-318.06684716361</text:p>
          </table:table-cell>
          <table:table-cell table:number-columns-repeated="3" office:value-type="float" office:value="-159.0334235818" calcext:value-type="float">
            <text:p>-159.0334235818</text:p>
          </table:table-cell>
          <table:table-cell office:value-type="float" office:value="0.000026314795659314" calcext:value-type="float">
            <text:p>2.6314795659314E-05</text:p>
          </table:table-cell>
          <table:table-cell/>
          <table:table-cell table:formula="of:=([.F600]-[.F599])/([.G600]-[.G599])" office:value-type="float" office:value="608923.000000913" calcext:value-type="float">
            <text:p>608923.000000913</text:p>
          </table:table-cell>
          <table:table-cell table:number-columns-repeated="2"/>
        </table:table-row>
        <table:table-row table:style-name="ro1">
          <table:table-cell office:value-type="float" office:value="5.9799999999999" calcext:value-type="float">
            <text:p>5.9799999999999</text:p>
          </table:table-cell>
          <table:table-cell office:value-type="float" office:value="0.0000080000000000332" calcext:value-type="float">
            <text:p>8.0000000000332E-06</text:p>
          </table:table-cell>
          <table:table-cell office:value-type="float" office:value="-327.72402246009" calcext:value-type="float">
            <text:p>-327.72402246009</text:p>
          </table:table-cell>
          <table:table-cell table:number-columns-repeated="3" office:value-type="float" office:value="-163.86201123005" calcext:value-type="float">
            <text:p>-163.86201123005</text:p>
          </table:table-cell>
          <table:table-cell office:value-type="float" office:value="0.000018385077701144" calcext:value-type="float">
            <text:p>1.8385077701144E-05</text:p>
          </table:table-cell>
          <table:table-cell/>
          <table:table-cell table:formula="of:=([.F601]-[.F600])/([.G601]-[.G600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5.9899999999999" calcext:value-type="float">
            <text:p>5.9899999999999</text:p>
          </table:table-cell>
          <table:table-cell office:value-type="float" office:value="0.0000040000000000333" calcext:value-type="float">
            <text:p>4.0000000000333E-06</text:p>
          </table:table-cell>
          <table:table-cell office:value-type="float" office:value="-337.38119775658" calcext:value-type="float">
            <text:p>-337.38119775658</text:p>
          </table:table-cell>
          <table:table-cell table:number-columns-repeated="3" office:value-type="float" office:value="-168.69059887829" calcext:value-type="float">
            <text:p>-168.69059887829</text:p>
          </table:table-cell>
          <table:table-cell office:value-type="float" office:value="0.000010455359742974" calcext:value-type="float">
            <text:p>1.0455359742974E-05</text:p>
          </table:table-cell>
          <table:table-cell/>
          <table:table-cell table:formula="of:=([.F602]-[.F601])/([.G602]-[.G601])" office:value-type="float" office:value="608922.999999594" calcext:value-type="float">
            <text:p>608922.999999594</text:p>
          </table:table-cell>
          <table:table-cell table:number-columns-repeated="2"/>
        </table:table-row>
        <table:table-row table:style-name="ro1">
          <table:table-cell office:value-type="float" office:value="5.9999999999999" calcext:value-type="float">
            <text:p>5.9999999999999</text:p>
          </table:table-cell>
          <table:table-cell office:value-type="float" office:value="3.3393426912554E-017" calcext:value-type="float">
            <text:p>3.3393426912554E-17</text:p>
          </table:table-cell>
          <table:table-cell office:value-type="float" office:value="-347.03837305306" calcext:value-type="float">
            <text:p>-347.03837305306</text:p>
          </table:table-cell>
          <table:table-cell table:number-columns-repeated="3" office:value-type="float" office:value="-173.51918652653" calcext:value-type="float">
            <text:p>-173.51918652653</text:p>
          </table:table-cell>
          <table:table-cell office:value-type="float" office:value="0.0000025256417848032" calcext:value-type="float">
            <text:p>2.5256417848032E-06</text:p>
          </table:table-cell>
          <table:table-cell/>
          <table:table-cell table:formula="of:=([.F603]-[.F602])/([.G603]-[.G602])" office:value-type="float" office:value="608923.000000883" calcext:value-type="float">
            <text:p>608923.000000883</text:p>
          </table:table-cell>
          <table:table-cell table:number-columns-repeated="2"/>
        </table:table-row>
        <table:table-row table:style-name="ro1">
          <table:table-cell office:value-type="float" office:value="6.0099999999999" calcext:value-type="float">
            <text:p>6.0099999999999</text:p>
          </table:table-cell>
          <table:table-cell office:value-type="float" office:value="-0.0000039999999999665" calcext:value-type="float">
            <text:p>-3.9999999999665E-06</text:p>
          </table:table-cell>
          <table:table-cell office:value-type="float" office:value="-356.69554834955" calcext:value-type="float">
            <text:p>-356.69554834955</text:p>
          </table:table-cell>
          <table:table-cell table:number-columns-repeated="3" office:value-type="float" office:value="-178.34777417478" calcext:value-type="float">
            <text:p>-178.34777417478</text:p>
          </table:table-cell>
          <table:table-cell office:value-type="float" office:value="-0.0000054040761733672" calcext:value-type="float">
            <text:p>-5.4040761733672E-06</text:p>
          </table:table-cell>
          <table:table-cell/>
          <table:table-cell table:formula="of:=([.F604]-[.F603])/([.G604]-[.G603])" office:value-type="float" office:value="608922.99999959" calcext:value-type="float">
            <text:p>608922.99999959</text:p>
          </table:table-cell>
          <table:table-cell table:number-columns-repeated="2"/>
        </table:table-row>
        <table:table-row table:style-name="ro1">
          <table:table-cell office:value-type="float" office:value="6.0199999999999" calcext:value-type="float">
            <text:p>6.0199999999999</text:p>
          </table:table-cell>
          <table:table-cell office:value-type="float" office:value="-0.0000079999999999664" calcext:value-type="float">
            <text:p>-7.9999999999664E-06</text:p>
          </table:table-cell>
          <table:table-cell office:value-type="float" office:value="-366.35272364604" calcext:value-type="float">
            <text:p>-366.35272364604</text:p>
          </table:table-cell>
          <table:table-cell table:number-columns-repeated="3" office:value-type="float" office:value="-183.17636182302" calcext:value-type="float">
            <text:p>-183.17636182302</text:p>
          </table:table-cell>
          <table:table-cell office:value-type="float" office:value="-0.000013333794131538" calcext:value-type="float">
            <text:p>-1.3333794131538E-05</text:p>
          </table:table-cell>
          <table:table-cell/>
          <table:table-cell table:formula="of:=([.F605]-[.F604])/([.G605]-[.G604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6.0299999999999" calcext:value-type="float">
            <text:p>6.0299999999999</text:p>
          </table:table-cell>
          <table:table-cell office:value-type="float" office:value="-0.000011999999999966" calcext:value-type="float">
            <text:p>-1.1999999999966E-05</text:p>
          </table:table-cell>
          <table:table-cell office:value-type="float" office:value="-376.00989894252" calcext:value-type="float">
            <text:p>-376.00989894252</text:p>
          </table:table-cell>
          <table:table-cell table:number-columns-repeated="3" office:value-type="float" office:value="-188.00494947126" calcext:value-type="float">
            <text:p>-188.00494947126</text:p>
          </table:table-cell>
          <table:table-cell office:value-type="float" office:value="-0.000021263512089708" calcext:value-type="float">
            <text:p>-2.1263512089708E-05</text:p>
          </table:table-cell>
          <table:table-cell/>
          <table:table-cell table:formula="of:=([.F606]-[.F605])/([.G606]-[.G605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6.0399999999999" calcext:value-type="float">
            <text:p>6.0399999999999</text:p>
          </table:table-cell>
          <table:table-cell office:value-type="float" office:value="-0.000015999999999966" calcext:value-type="float">
            <text:p>-1.5999999999966E-05</text:p>
          </table:table-cell>
          <table:table-cell office:value-type="float" office:value="-385.66707423901" calcext:value-type="float">
            <text:p>-385.66707423901</text:p>
          </table:table-cell>
          <table:table-cell table:number-columns-repeated="3" office:value-type="float" office:value="-192.8335371195" calcext:value-type="float">
            <text:p>-192.8335371195</text:p>
          </table:table-cell>
          <table:table-cell office:value-type="float" office:value="-0.000029193230047878" calcext:value-type="float">
            <text:p>-2.9193230047878E-05</text:p>
          </table:table-cell>
          <table:table-cell/>
          <table:table-cell table:formula="of:=([.F607]-[.F606])/([.G607]-[.G606])" office:value-type="float" office:value="608923.000000836" calcext:value-type="float">
            <text:p>608923.000000836</text:p>
          </table:table-cell>
          <table:table-cell table:number-columns-repeated="2"/>
        </table:table-row>
        <table:table-row table:style-name="ro1">
          <table:table-cell office:value-type="float" office:value="6.0499999999999" calcext:value-type="float">
            <text:p>6.0499999999999</text:p>
          </table:table-cell>
          <table:table-cell office:value-type="float" office:value="-0.000019999999999966" calcext:value-type="float">
            <text:p>-1.9999999999966E-05</text:p>
          </table:table-cell>
          <table:table-cell office:value-type="float" office:value="-395.32424953549" calcext:value-type="float">
            <text:p>-395.32424953549</text:p>
          </table:table-cell>
          <table:table-cell table:number-columns-repeated="3" office:value-type="float" office:value="-197.66212476775" calcext:value-type="float">
            <text:p>-197.66212476775</text:p>
          </table:table-cell>
          <table:table-cell office:value-type="float" office:value="-0.000037122948006049" calcext:value-type="float">
            <text:p>-3.7122948006049E-05</text:p>
          </table:table-cell>
          <table:table-cell/>
          <table:table-cell table:formula="of:=([.F608]-[.F607])/([.G608]-[.G607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6.0599999999999" calcext:value-type="float">
            <text:p>6.0599999999999</text:p>
          </table:table-cell>
          <table:table-cell office:value-type="float" office:value="-0.000023999999999966" calcext:value-type="float">
            <text:p>-2.3999999999966E-05</text:p>
          </table:table-cell>
          <table:table-cell office:value-type="float" office:value="-404.98142483198" calcext:value-type="float">
            <text:p>-404.98142483198</text:p>
          </table:table-cell>
          <table:table-cell table:number-columns-repeated="3" office:value-type="float" office:value="-202.49071241599" calcext:value-type="float">
            <text:p>-202.49071241599</text:p>
          </table:table-cell>
          <table:table-cell office:value-type="float" office:value="-0.000045052665964219" calcext:value-type="float">
            <text:p>-4.5052665964219E-05</text:p>
          </table:table-cell>
          <table:table-cell/>
          <table:table-cell table:formula="of:=([.F609]-[.F608])/([.G609]-[.G608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6.0699999999999" calcext:value-type="float">
            <text:p>6.0699999999999</text:p>
          </table:table-cell>
          <table:table-cell office:value-type="float" office:value="-0.000027999999999966" calcext:value-type="float">
            <text:p>-2.7999999999966E-05</text:p>
          </table:table-cell>
          <table:table-cell office:value-type="float" office:value="-414.63860012847" calcext:value-type="float">
            <text:p>-414.63860012847</text:p>
          </table:table-cell>
          <table:table-cell table:number-columns-repeated="3" office:value-type="float" office:value="-207.31930006423" calcext:value-type="float">
            <text:p>-207.31930006423</text:p>
          </table:table-cell>
          <table:table-cell office:value-type="float" office:value="-0.00005298238392239" calcext:value-type="float">
            <text:p>-5.298238392239E-05</text:p>
          </table:table-cell>
          <table:table-cell/>
          <table:table-cell table:formula="of:=([.F610]-[.F609])/([.G610]-[.G60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6.0799999999999" calcext:value-type="float">
            <text:p>6.0799999999999</text:p>
          </table:table-cell>
          <table:table-cell office:value-type="float" office:value="-0.000031999999999966" calcext:value-type="float">
            <text:p>-3.1999999999966E-05</text:p>
          </table:table-cell>
          <table:table-cell office:value-type="float" office:value="-424.29577542495" calcext:value-type="float">
            <text:p>-424.29577542495</text:p>
          </table:table-cell>
          <table:table-cell table:number-columns-repeated="3" office:value-type="float" office:value="-212.14788771248" calcext:value-type="float">
            <text:p>-212.14788771248</text:p>
          </table:table-cell>
          <table:table-cell office:value-type="float" office:value="-0.00006091210188056" calcext:value-type="float">
            <text:p>-6.091210188056E-05</text:p>
          </table:table-cell>
          <table:table-cell/>
          <table:table-cell table:formula="of:=([.F611]-[.F610])/([.G611]-[.G610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0899999999999" calcext:value-type="float">
            <text:p>6.0899999999999</text:p>
          </table:table-cell>
          <table:table-cell office:value-type="float" office:value="-0.000035999999999966" calcext:value-type="float">
            <text:p>-3.5999999999966E-05</text:p>
          </table:table-cell>
          <table:table-cell office:value-type="float" office:value="-433.95295072144" calcext:value-type="float">
            <text:p>-433.95295072144</text:p>
          </table:table-cell>
          <table:table-cell table:number-columns-repeated="3" office:value-type="float" office:value="-216.97647536072" calcext:value-type="float">
            <text:p>-216.97647536072</text:p>
          </table:table-cell>
          <table:table-cell office:value-type="float" office:value="-0.00006884181983873" calcext:value-type="float">
            <text:p>-6.884181983873E-05</text:p>
          </table:table-cell>
          <table:table-cell/>
          <table:table-cell table:formula="of:=([.F612]-[.F611])/([.G612]-[.G611])" office:value-type="float" office:value="608922.999999574" calcext:value-type="float">
            <text:p>608922.999999574</text:p>
          </table:table-cell>
          <table:table-cell table:number-columns-repeated="2"/>
        </table:table-row>
        <table:table-row table:style-name="ro1">
          <table:table-cell office:value-type="float" office:value="6.0999999999999" calcext:value-type="float">
            <text:p>6.0999999999999</text:p>
          </table:table-cell>
          <table:table-cell office:value-type="float" office:value="-0.000039999999999966" calcext:value-type="float">
            <text:p>-3.9999999999966E-05</text:p>
          </table:table-cell>
          <table:table-cell office:value-type="float" office:value="-443.61012601793" calcext:value-type="float">
            <text:p>-443.61012601793</text:p>
          </table:table-cell>
          <table:table-cell table:number-columns-repeated="3" office:value-type="float" office:value="-221.80506300896" calcext:value-type="float">
            <text:p>-221.80506300896</text:p>
          </table:table-cell>
          <table:table-cell office:value-type="float" office:value="-0.000076771537796901" calcext:value-type="float">
            <text:p>-7.6771537796901E-05</text:p>
          </table:table-cell>
          <table:table-cell/>
          <table:table-cell table:formula="of:=([.F613]-[.F612])/([.G613]-[.G612])" office:value-type="float" office:value="608923.000000917" calcext:value-type="float">
            <text:p>608923.000000917</text:p>
          </table:table-cell>
          <table:table-cell table:number-columns-repeated="2"/>
        </table:table-row>
        <table:table-row table:style-name="ro1">
          <table:table-cell office:value-type="float" office:value="6.1099999999999" calcext:value-type="float">
            <text:p>6.1099999999999</text:p>
          </table:table-cell>
          <table:table-cell office:value-type="float" office:value="-0.000043999999999966" calcext:value-type="float">
            <text:p>-4.3999999999966E-05</text:p>
          </table:table-cell>
          <table:table-cell office:value-type="float" office:value="-453.26730131441" calcext:value-type="float">
            <text:p>-453.26730131441</text:p>
          </table:table-cell>
          <table:table-cell table:number-columns-repeated="3" office:value-type="float" office:value="-226.63365065721" calcext:value-type="float">
            <text:p>-226.63365065721</text:p>
          </table:table-cell>
          <table:table-cell office:value-type="float" office:value="-0.000084701255755071" calcext:value-type="float">
            <text:p>-8.4701255755071E-05</text:p>
          </table:table-cell>
          <table:table-cell/>
          <table:table-cell table:formula="of:=([.F614]-[.F613])/([.G614]-[.G613])" office:value-type="float" office:value="608922.999999574" calcext:value-type="float">
            <text:p>608922.999999574</text:p>
          </table:table-cell>
          <table:table-cell table:number-columns-repeated="2"/>
        </table:table-row>
        <table:table-row table:style-name="ro1">
          <table:table-cell office:value-type="float" office:value="6.1199999999999" calcext:value-type="float">
            <text:p>6.1199999999999</text:p>
          </table:table-cell>
          <table:table-cell office:value-type="float" office:value="-0.000047999999999966" calcext:value-type="float">
            <text:p>-4.7999999999966E-05</text:p>
          </table:table-cell>
          <table:table-cell office:value-type="float" office:value="-462.9244766109" calcext:value-type="float">
            <text:p>-462.9244766109</text:p>
          </table:table-cell>
          <table:table-cell table:number-columns-repeated="3" office:value-type="float" office:value="-231.46223830545" calcext:value-type="float">
            <text:p>-231.46223830545</text:p>
          </table:table-cell>
          <table:table-cell office:value-type="float" office:value="-0.000092630973713242" calcext:value-type="float">
            <text:p>-9.2630973713242E-05</text:p>
          </table:table-cell>
          <table:table-cell/>
          <table:table-cell table:formula="of:=([.F615]-[.F614])/([.G615]-[.G614])" office:value-type="float" office:value="608922.999999805" calcext:value-type="float">
            <text:p>608922.999999805</text:p>
          </table:table-cell>
          <table:table-cell table:number-columns-repeated="2"/>
        </table:table-row>
        <table:table-row table:style-name="ro1">
          <table:table-cell office:value-type="float" office:value="6.1299999999999" calcext:value-type="float">
            <text:p>6.1299999999999</text:p>
          </table:table-cell>
          <table:table-cell office:value-type="float" office:value="-0.000051999999999965" calcext:value-type="float">
            <text:p>-5.1999999999965E-05</text:p>
          </table:table-cell>
          <table:table-cell office:value-type="float" office:value="-472.58165190738" calcext:value-type="float">
            <text:p>-472.58165190738</text:p>
          </table:table-cell>
          <table:table-cell table:number-columns-repeated="3" office:value-type="float" office:value="-236.29082595369" calcext:value-type="float">
            <text:p>-236.29082595369</text:p>
          </table:table-cell>
          <table:table-cell office:value-type="float" office:value="-0.00010056069167141" calcext:value-type="float">
            <text:p>-0.000100560691671</text:p>
          </table:table-cell>
          <table:table-cell/>
          <table:table-cell table:formula="of:=([.F616]-[.F615])/([.G616]-[.G615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6.1399999999999" calcext:value-type="float">
            <text:p>6.1399999999999</text:p>
          </table:table-cell>
          <table:table-cell office:value-type="float" office:value="-0.000055999999999965" calcext:value-type="float">
            <text:p>-5.5999999999965E-05</text:p>
          </table:table-cell>
          <table:table-cell office:value-type="float" office:value="-482.23882720387" calcext:value-type="float">
            <text:p>-482.23882720387</text:p>
          </table:table-cell>
          <table:table-cell table:number-columns-repeated="3" office:value-type="float" office:value="-241.11941360193" calcext:value-type="float">
            <text:p>-241.11941360193</text:p>
          </table:table-cell>
          <table:table-cell office:value-type="float" office:value="-0.00010849040962958" calcext:value-type="float">
            <text:p>-0.00010849040963</text:p>
          </table:table-cell>
          <table:table-cell/>
          <table:table-cell table:formula="of:=([.F617]-[.F616])/([.G617]-[.G616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6.1499999999999" calcext:value-type="float">
            <text:p>6.1499999999999</text:p>
          </table:table-cell>
          <table:table-cell office:value-type="float" office:value="-0.000059999999999965" calcext:value-type="float">
            <text:p>-5.9999999999965E-05</text:p>
          </table:table-cell>
          <table:table-cell office:value-type="float" office:value="-491.89600250035" calcext:value-type="float">
            <text:p>-491.89600250035</text:p>
          </table:table-cell>
          <table:table-cell table:number-columns-repeated="3" office:value-type="float" office:value="-245.94800125018" calcext:value-type="float">
            <text:p>-245.94800125018</text:p>
          </table:table-cell>
          <table:table-cell office:value-type="float" office:value="-0.00011642012758775" calcext:value-type="float">
            <text:p>-0.000116420127588</text:p>
          </table:table-cell>
          <table:table-cell/>
          <table:table-cell table:formula="of:=([.F618]-[.F617])/([.G618]-[.G617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6.1599999999999" calcext:value-type="float">
            <text:p>6.1599999999999</text:p>
          </table:table-cell>
          <table:table-cell office:value-type="float" office:value="-0.000063999999999965" calcext:value-type="float">
            <text:p>-6.3999999999965E-05</text:p>
          </table:table-cell>
          <table:table-cell office:value-type="float" office:value="-501.55317779684" calcext:value-type="float">
            <text:p>-501.55317779684</text:p>
          </table:table-cell>
          <table:table-cell table:number-columns-repeated="3" office:value-type="float" office:value="-250.77658889842" calcext:value-type="float">
            <text:p>-250.77658889842</text:p>
          </table:table-cell>
          <table:table-cell office:value-type="float" office:value="-0.00012434984554592" calcext:value-type="float">
            <text:p>-0.000124349845546</text:p>
          </table:table-cell>
          <table:table-cell/>
          <table:table-cell table:formula="of:=([.F619]-[.F618])/([.G619]-[.G618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6.1699999999999" calcext:value-type="float">
            <text:p>6.1699999999999</text:p>
          </table:table-cell>
          <table:table-cell office:value-type="float" office:value="-0.000067999999999965" calcext:value-type="float">
            <text:p>-6.7999999999965E-05</text:p>
          </table:table-cell>
          <table:table-cell office:value-type="float" office:value="-511.21035309333" calcext:value-type="float">
            <text:p>-511.21035309333</text:p>
          </table:table-cell>
          <table:table-cell table:number-columns-repeated="3" office:value-type="float" office:value="-255.60517654666" calcext:value-type="float">
            <text:p>-255.60517654666</text:p>
          </table:table-cell>
          <table:table-cell office:value-type="float" office:value="-0.00013227956350409" calcext:value-type="float">
            <text:p>-0.000132279563504</text:p>
          </table:table-cell>
          <table:table-cell/>
          <table:table-cell table:formula="of:=([.F620]-[.F619])/([.G620]-[.G619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6.1799999999999" calcext:value-type="float">
            <text:p>6.1799999999999</text:p>
          </table:table-cell>
          <table:table-cell office:value-type="float" office:value="-0.000071999999999965" calcext:value-type="float">
            <text:p>-7.1999999999965E-05</text:p>
          </table:table-cell>
          <table:table-cell office:value-type="float" office:value="-520.86752838981" calcext:value-type="float">
            <text:p>-520.86752838981</text:p>
          </table:table-cell>
          <table:table-cell table:number-columns-repeated="3" office:value-type="float" office:value="-260.43376419491" calcext:value-type="float">
            <text:p>-260.43376419491</text:p>
          </table:table-cell>
          <table:table-cell office:value-type="float" office:value="-0.00014020928146226" calcext:value-type="float">
            <text:p>-0.000140209281462</text:p>
          </table:table-cell>
          <table:table-cell/>
          <table:table-cell table:formula="of:=([.F621]-[.F620])/([.G621]-[.G620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1899999999999" calcext:value-type="float">
            <text:p>6.1899999999999</text:p>
          </table:table-cell>
          <table:table-cell office:value-type="float" office:value="-0.000075999999999965" calcext:value-type="float">
            <text:p>-7.5999999999965E-05</text:p>
          </table:table-cell>
          <table:table-cell office:value-type="float" office:value="-530.5247036863" calcext:value-type="float">
            <text:p>-530.5247036863</text:p>
          </table:table-cell>
          <table:table-cell table:number-columns-repeated="3" office:value-type="float" office:value="-265.26235184315" calcext:value-type="float">
            <text:p>-265.26235184315</text:p>
          </table:table-cell>
          <table:table-cell office:value-type="float" office:value="-0.00014813899942043" calcext:value-type="float">
            <text:p>-0.00014813899942</text:p>
          </table:table-cell>
          <table:table-cell/>
          <table:table-cell table:formula="of:=([.F622]-[.F621])/([.G622]-[.G621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1999999999999" calcext:value-type="float">
            <text:p>6.1999999999999</text:p>
          </table:table-cell>
          <table:table-cell office:value-type="float" office:value="-0.000079999999999965" calcext:value-type="float">
            <text:p>-7.9999999999965E-05</text:p>
          </table:table-cell>
          <table:table-cell office:value-type="float" office:value="-540.18187898278" calcext:value-type="float">
            <text:p>-540.18187898278</text:p>
          </table:table-cell>
          <table:table-cell table:number-columns-repeated="3" office:value-type="float" office:value="-270.09093949139" calcext:value-type="float">
            <text:p>-270.09093949139</text:p>
          </table:table-cell>
          <table:table-cell office:value-type="float" office:value="-0.0001560687173786" calcext:value-type="float">
            <text:p>-0.000156068717379</text:p>
          </table:table-cell>
          <table:table-cell/>
          <table:table-cell table:formula="of:=([.F623]-[.F622])/([.G623]-[.G622])" office:value-type="float" office:value="608923.000000151" calcext:value-type="float">
            <text:p>608923.000000151</text:p>
          </table:table-cell>
          <table:table-cell table:number-columns-repeated="2"/>
        </table:table-row>
        <table:table-row table:style-name="ro1">
          <table:table-cell office:value-type="float" office:value="6.2099999999999" calcext:value-type="float">
            <text:p>6.2099999999999</text:p>
          </table:table-cell>
          <table:table-cell office:value-type="float" office:value="-0.000083999999999965" calcext:value-type="float">
            <text:p>-8.3999999999965E-05</text:p>
          </table:table-cell>
          <table:table-cell office:value-type="float" office:value="-549.83905427927" calcext:value-type="float">
            <text:p>-549.83905427927</text:p>
          </table:table-cell>
          <table:table-cell table:number-columns-repeated="3" office:value-type="float" office:value="-274.91952713964" calcext:value-type="float">
            <text:p>-274.91952713964</text:p>
          </table:table-cell>
          <table:table-cell office:value-type="float" office:value="-0.00016399843533678" calcext:value-type="float">
            <text:p>-0.000163998435337</text:p>
          </table:table-cell>
          <table:table-cell/>
          <table:table-cell table:formula="of:=([.F624]-[.F623])/([.G624]-[.G623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2199999999999" calcext:value-type="float">
            <text:p>6.2199999999999</text:p>
          </table:table-cell>
          <table:table-cell office:value-type="float" office:value="-0.000087999999999965" calcext:value-type="float">
            <text:p>-8.7999999999965E-05</text:p>
          </table:table-cell>
          <table:table-cell office:value-type="float" office:value="-559.49622957576" calcext:value-type="float">
            <text:p>-559.49622957576</text:p>
          </table:table-cell>
          <table:table-cell table:number-columns-repeated="3" office:value-type="float" office:value="-279.74811478788" calcext:value-type="float">
            <text:p>-279.74811478788</text:p>
          </table:table-cell>
          <table:table-cell office:value-type="float" office:value="-0.00017192815329495" calcext:value-type="float">
            <text:p>-0.000171928153295</text:p>
          </table:table-cell>
          <table:table-cell/>
          <table:table-cell table:formula="of:=([.F625]-[.F624])/([.G625]-[.G624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2299999999999" calcext:value-type="float">
            <text:p>6.2299999999999</text:p>
          </table:table-cell>
          <table:table-cell office:value-type="float" office:value="-0.000091999999999965" calcext:value-type="float">
            <text:p>-9.1999999999965E-05</text:p>
          </table:table-cell>
          <table:table-cell office:value-type="float" office:value="-569.15340487224" calcext:value-type="float">
            <text:p>-569.15340487224</text:p>
          </table:table-cell>
          <table:table-cell table:number-columns-repeated="3" office:value-type="float" office:value="-284.57670243612" calcext:value-type="float">
            <text:p>-284.57670243612</text:p>
          </table:table-cell>
          <table:table-cell office:value-type="float" office:value="-0.00017985787125312" calcext:value-type="float">
            <text:p>-0.000179857871253</text:p>
          </table:table-cell>
          <table:table-cell/>
          <table:table-cell table:formula="of:=([.F626]-[.F625])/([.G626]-[.G625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2399999999999" calcext:value-type="float">
            <text:p>6.2399999999999</text:p>
          </table:table-cell>
          <table:table-cell office:value-type="float" office:value="-0.000095999999999965" calcext:value-type="float">
            <text:p>-9.5999999999965E-05</text:p>
          </table:table-cell>
          <table:table-cell office:value-type="float" office:value="-578.81058016873" calcext:value-type="float">
            <text:p>-578.81058016873</text:p>
          </table:table-cell>
          <table:table-cell table:number-columns-repeated="3" office:value-type="float" office:value="-289.40529008436" calcext:value-type="float">
            <text:p>-289.40529008436</text:p>
          </table:table-cell>
          <table:table-cell office:value-type="float" office:value="-0.00018778758921129" calcext:value-type="float">
            <text:p>-0.000187787589211</text:p>
          </table:table-cell>
          <table:table-cell/>
          <table:table-cell table:formula="of:=([.F627]-[.F626])/([.G627]-[.G626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6.2499999999999" calcext:value-type="float">
            <text:p>6.2499999999999</text:p>
          </table:table-cell>
          <table:table-cell office:value-type="float" office:value="-0.000099999999999964" calcext:value-type="float">
            <text:p>-9.9999999999964E-05</text:p>
          </table:table-cell>
          <table:table-cell office:value-type="float" office:value="-588.46775546521" calcext:value-type="float">
            <text:p>-588.46775546521</text:p>
          </table:table-cell>
          <table:table-cell table:number-columns-repeated="3" office:value-type="float" office:value="-294.23387773261" calcext:value-type="float">
            <text:p>-294.23387773261</text:p>
          </table:table-cell>
          <table:table-cell office:value-type="float" office:value="-0.00019571730716946" calcext:value-type="float">
            <text:p>-0.000195717307169</text:p>
          </table:table-cell>
          <table:table-cell/>
          <table:table-cell table:formula="of:=([.F628]-[.F627])/([.G628]-[.G627])" office:value-type="float" office:value="608922.999999659" calcext:value-type="float">
            <text:p>608922.999999659</text:p>
          </table:table-cell>
          <table:table-cell table:number-columns-repeated="2"/>
        </table:table-row>
        <table:table-row table:style-name="ro1">
          <table:table-cell office:value-type="float" office:value="6.2599999999999" calcext:value-type="float">
            <text:p>6.2599999999999</text:p>
          </table:table-cell>
          <table:table-cell office:value-type="float" office:value="-0.00010399999999996" calcext:value-type="float">
            <text:p>-0.000104</text:p>
          </table:table-cell>
          <table:table-cell office:value-type="float" office:value="-598.1249307617" calcext:value-type="float">
            <text:p>-598.1249307617</text:p>
          </table:table-cell>
          <table:table-cell table:number-columns-repeated="3" office:value-type="float" office:value="-299.06246538085" calcext:value-type="float">
            <text:p>-299.06246538085</text:p>
          </table:table-cell>
          <table:table-cell office:value-type="float" office:value="-0.00020364702512763" calcext:value-type="float">
            <text:p>-0.000203647025128</text:p>
          </table:table-cell>
          <table:table-cell/>
          <table:table-cell table:formula="of:=([.F629]-[.F628])/([.G629]-[.G628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2699999999999" calcext:value-type="float">
            <text:p>6.2699999999999</text:p>
          </table:table-cell>
          <table:table-cell office:value-type="float" office:value="-0.00010799999999996" calcext:value-type="float">
            <text:p>-0.000108</text:p>
          </table:table-cell>
          <table:table-cell office:value-type="float" office:value="-607.78210605819" calcext:value-type="float">
            <text:p>-607.78210605819</text:p>
          </table:table-cell>
          <table:table-cell table:number-columns-repeated="3" office:value-type="float" office:value="-303.89105302909" calcext:value-type="float">
            <text:p>-303.89105302909</text:p>
          </table:table-cell>
          <table:table-cell office:value-type="float" office:value="-0.0002115767430858" calcext:value-type="float">
            <text:p>-0.000211576743086</text:p>
          </table:table-cell>
          <table:table-cell/>
          <table:table-cell table:formula="of:=([.F630]-[.F629])/([.G630]-[.G629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6.2799999999999" calcext:value-type="float">
            <text:p>6.2799999999999</text:p>
          </table:table-cell>
          <table:table-cell office:value-type="float" office:value="-0.00011199999999996" calcext:value-type="float">
            <text:p>-0.000112</text:p>
          </table:table-cell>
          <table:table-cell office:value-type="float" office:value="-617.43928135467" calcext:value-type="float">
            <text:p>-617.43928135467</text:p>
          </table:table-cell>
          <table:table-cell table:number-columns-repeated="3" office:value-type="float" office:value="-308.71964067734" calcext:value-type="float">
            <text:p>-308.71964067734</text:p>
          </table:table-cell>
          <table:table-cell office:value-type="float" office:value="-0.00021950646104397" calcext:value-type="float">
            <text:p>-0.000219506461044</text:p>
          </table:table-cell>
          <table:table-cell/>
          <table:table-cell table:formula="of:=([.F631]-[.F630])/([.G631]-[.G630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6.2899999999999" calcext:value-type="float">
            <text:p>6.2899999999999</text:p>
          </table:table-cell>
          <table:table-cell office:value-type="float" office:value="-0.00011599999999996" calcext:value-type="float">
            <text:p>-0.000116</text:p>
          </table:table-cell>
          <table:table-cell office:value-type="float" office:value="-627.09645665116" calcext:value-type="float">
            <text:p>-627.09645665116</text:p>
          </table:table-cell>
          <table:table-cell table:number-columns-repeated="3" office:value-type="float" office:value="-313.54822832558" calcext:value-type="float">
            <text:p>-313.54822832558</text:p>
          </table:table-cell>
          <table:table-cell office:value-type="float" office:value="-0.00022743617900214" calcext:value-type="float">
            <text:p>-0.000227436179002</text:p>
          </table:table-cell>
          <table:table-cell/>
          <table:table-cell table:formula="of:=([.F632]-[.F631])/([.G632]-[.G631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2999999999999" calcext:value-type="float">
            <text:p>6.2999999999999</text:p>
          </table:table-cell>
          <table:table-cell office:value-type="float" office:value="-0.00011999999999996" calcext:value-type="float">
            <text:p>-0.00012</text:p>
          </table:table-cell>
          <table:table-cell office:value-type="float" office:value="-636.75363194765" calcext:value-type="float">
            <text:p>-636.75363194765</text:p>
          </table:table-cell>
          <table:table-cell table:number-columns-repeated="3" office:value-type="float" office:value="-318.37681597382" calcext:value-type="float">
            <text:p>-318.37681597382</text:p>
          </table:table-cell>
          <table:table-cell office:value-type="float" office:value="-0.00023536589696031" calcext:value-type="float">
            <text:p>-0.00023536589696</text:p>
          </table:table-cell>
          <table:table-cell/>
          <table:table-cell table:formula="of:=([.F633]-[.F632])/([.G633]-[.G632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6.3099999999999" calcext:value-type="float">
            <text:p>6.3099999999999</text:p>
          </table:table-cell>
          <table:table-cell office:value-type="float" office:value="-0.00012399999999996" calcext:value-type="float">
            <text:p>-0.000124</text:p>
          </table:table-cell>
          <table:table-cell office:value-type="float" office:value="-646.41080724413" calcext:value-type="float">
            <text:p>-646.41080724413</text:p>
          </table:table-cell>
          <table:table-cell table:number-columns-repeated="3" office:value-type="float" office:value="-323.20540362207" calcext:value-type="float">
            <text:p>-323.20540362207</text:p>
          </table:table-cell>
          <table:table-cell office:value-type="float" office:value="-0.00024329561491848" calcext:value-type="float">
            <text:p>-0.000243295614918</text:p>
          </table:table-cell>
          <table:table-cell/>
          <table:table-cell table:formula="of:=([.F634]-[.F633])/([.G634]-[.G633])" office:value-type="float" office:value="608922.999999659" calcext:value-type="float">
            <text:p>608922.999999659</text:p>
          </table:table-cell>
          <table:table-cell table:number-columns-repeated="2"/>
        </table:table-row>
        <table:table-row table:style-name="ro1">
          <table:table-cell office:value-type="float" office:value="6.3199999999999" calcext:value-type="float">
            <text:p>6.3199999999999</text:p>
          </table:table-cell>
          <table:table-cell office:value-type="float" office:value="-0.00012799999999996" calcext:value-type="float">
            <text:p>-0.000128</text:p>
          </table:table-cell>
          <table:table-cell office:value-type="float" office:value="-656.06798254062" calcext:value-type="float">
            <text:p>-656.06798254062</text:p>
          </table:table-cell>
          <table:table-cell table:number-columns-repeated="3" office:value-type="float" office:value="-328.03399127031" calcext:value-type="float">
            <text:p>-328.03399127031</text:p>
          </table:table-cell>
          <table:table-cell office:value-type="float" office:value="-0.00025122533287665" calcext:value-type="float">
            <text:p>-0.000251225332877</text:p>
          </table:table-cell>
          <table:table-cell/>
          <table:table-cell table:formula="of:=([.F635]-[.F634])/([.G635]-[.G634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3299999999999" calcext:value-type="float">
            <text:p>6.3299999999999</text:p>
          </table:table-cell>
          <table:table-cell office:value-type="float" office:value="-0.00013199999999996" calcext:value-type="float">
            <text:p>-0.000132</text:p>
          </table:table-cell>
          <table:table-cell office:value-type="float" office:value="-665.72515783711" calcext:value-type="float">
            <text:p>-665.72515783711</text:p>
          </table:table-cell>
          <table:table-cell table:number-columns-repeated="3" office:value-type="float" office:value="-332.86257891855" calcext:value-type="float">
            <text:p>-332.86257891855</text:p>
          </table:table-cell>
          <table:table-cell office:value-type="float" office:value="-0.00025915505083482" calcext:value-type="float">
            <text:p>-0.000259155050835</text:p>
          </table:table-cell>
          <table:table-cell/>
          <table:table-cell table:formula="of:=([.F636]-[.F635])/([.G636]-[.G63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3399999999999" calcext:value-type="float">
            <text:p>6.3399999999999</text:p>
          </table:table-cell>
          <table:table-cell office:value-type="float" office:value="-0.00013599999999996" calcext:value-type="float">
            <text:p>-0.000136</text:p>
          </table:table-cell>
          <table:table-cell office:value-type="float" office:value="-675.38233313359" calcext:value-type="float">
            <text:p>-675.38233313359</text:p>
          </table:table-cell>
          <table:table-cell table:number-columns-repeated="3" office:value-type="float" office:value="-337.69116656679" calcext:value-type="float">
            <text:p>-337.69116656679</text:p>
          </table:table-cell>
          <table:table-cell office:value-type="float" office:value="-0.00026708476879299" calcext:value-type="float">
            <text:p>-0.000267084768793</text:p>
          </table:table-cell>
          <table:table-cell/>
          <table:table-cell table:formula="of:=([.F637]-[.F636])/([.G637]-[.G636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6.3499999999999" calcext:value-type="float">
            <text:p>6.3499999999999</text:p>
          </table:table-cell>
          <table:table-cell office:value-type="float" office:value="-0.00013999999999996" calcext:value-type="float">
            <text:p>-0.00014</text:p>
          </table:table-cell>
          <table:table-cell office:value-type="float" office:value="-685.03950843008" calcext:value-type="float">
            <text:p>-685.03950843008</text:p>
          </table:table-cell>
          <table:table-cell table:number-columns-repeated="3" office:value-type="float" office:value="-342.51975421504" calcext:value-type="float">
            <text:p>-342.51975421504</text:p>
          </table:table-cell>
          <table:table-cell office:value-type="float" office:value="-0.00027501448675116" calcext:value-type="float">
            <text:p>-0.000275014486751</text:p>
          </table:table-cell>
          <table:table-cell/>
          <table:table-cell table:formula="of:=([.F638]-[.F637])/([.G638]-[.G63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3599999999999" calcext:value-type="float">
            <text:p>6.3599999999999</text:p>
          </table:table-cell>
          <table:table-cell office:value-type="float" office:value="-0.00014399999999996" calcext:value-type="float">
            <text:p>-0.000144</text:p>
          </table:table-cell>
          <table:table-cell office:value-type="float" office:value="-694.69668372656" calcext:value-type="float">
            <text:p>-694.69668372656</text:p>
          </table:table-cell>
          <table:table-cell table:number-columns-repeated="3" office:value-type="float" office:value="-347.34834186328" calcext:value-type="float">
            <text:p>-347.34834186328</text:p>
          </table:table-cell>
          <table:table-cell office:value-type="float" office:value="-0.00028294420470933" calcext:value-type="float">
            <text:p>-0.000282944204709</text:p>
          </table:table-cell>
          <table:table-cell/>
          <table:table-cell table:formula="of:=([.F639]-[.F638])/([.G639]-[.G63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3699999999999" calcext:value-type="float">
            <text:p>6.3699999999999</text:p>
          </table:table-cell>
          <table:table-cell office:value-type="float" office:value="-0.00014799999999996" calcext:value-type="float">
            <text:p>-0.000148</text:p>
          </table:table-cell>
          <table:table-cell office:value-type="float" office:value="-704.35385902305" calcext:value-type="float">
            <text:p>-704.35385902305</text:p>
          </table:table-cell>
          <table:table-cell table:number-columns-repeated="3" office:value-type="float" office:value="-352.17692951152" calcext:value-type="float">
            <text:p>-352.17692951152</text:p>
          </table:table-cell>
          <table:table-cell office:value-type="float" office:value="-0.0002908739226675" calcext:value-type="float">
            <text:p>-0.000290873922668</text:p>
          </table:table-cell>
          <table:table-cell/>
          <table:table-cell table:formula="of:=([.F640]-[.F639])/([.G640]-[.G639])" office:value-type="float" office:value="608923.000000919" calcext:value-type="float">
            <text:p>608923.000000919</text:p>
          </table:table-cell>
          <table:table-cell table:number-columns-repeated="2"/>
        </table:table-row>
        <table:table-row table:style-name="ro1">
          <table:table-cell office:value-type="float" office:value="6.3799999999999" calcext:value-type="float">
            <text:p>6.3799999999999</text:p>
          </table:table-cell>
          <table:table-cell office:value-type="float" office:value="-0.00015199999999996" calcext:value-type="float">
            <text:p>-0.000152</text:p>
          </table:table-cell>
          <table:table-cell office:value-type="float" office:value="-714.01103431953" calcext:value-type="float">
            <text:p>-714.01103431953</text:p>
          </table:table-cell>
          <table:table-cell table:number-columns-repeated="3" office:value-type="float" office:value="-357.00551715977" calcext:value-type="float">
            <text:p>-357.00551715977</text:p>
          </table:table-cell>
          <table:table-cell office:value-type="float" office:value="-0.00029880364062567" calcext:value-type="float">
            <text:p>-0.000298803640626</text:p>
          </table:table-cell>
          <table:table-cell/>
          <table:table-cell table:formula="of:=([.F641]-[.F640])/([.G641]-[.G64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3899999999999" calcext:value-type="float">
            <text:p>6.3899999999999</text:p>
          </table:table-cell>
          <table:table-cell office:value-type="float" office:value="-0.00015599999999996" calcext:value-type="float">
            <text:p>-0.000156</text:p>
          </table:table-cell>
          <table:table-cell office:value-type="float" office:value="-723.66820961602" calcext:value-type="float">
            <text:p>-723.66820961602</text:p>
          </table:table-cell>
          <table:table-cell table:number-columns-repeated="3" office:value-type="float" office:value="-361.83410480801" calcext:value-type="float">
            <text:p>-361.83410480801</text:p>
          </table:table-cell>
          <table:table-cell office:value-type="float" office:value="-0.00030673335858384" calcext:value-type="float">
            <text:p>-0.000306733358584</text:p>
          </table:table-cell>
          <table:table-cell/>
          <table:table-cell table:formula="of:=([.F642]-[.F641])/([.G642]-[.G64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3999999999999" calcext:value-type="float">
            <text:p>6.3999999999999</text:p>
          </table:table-cell>
          <table:table-cell office:value-type="float" office:value="-0.00015999999999996" calcext:value-type="float">
            <text:p>-0.00016</text:p>
          </table:table-cell>
          <table:table-cell office:value-type="float" office:value="-733.32538491251" calcext:value-type="float">
            <text:p>-733.32538491251</text:p>
          </table:table-cell>
          <table:table-cell table:number-columns-repeated="3" office:value-type="float" office:value="-366.66269245625" calcext:value-type="float">
            <text:p>-366.66269245625</text:p>
          </table:table-cell>
          <table:table-cell office:value-type="float" office:value="-0.00031466307654201" calcext:value-type="float">
            <text:p>-0.000314663076542</text:p>
          </table:table-cell>
          <table:table-cell/>
          <table:table-cell table:formula="of:=([.F643]-[.F642])/([.G643]-[.G642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6.4099999999999" calcext:value-type="float">
            <text:p>6.4099999999999</text:p>
          </table:table-cell>
          <table:table-cell office:value-type="float" office:value="-0.00016399999999996" calcext:value-type="float">
            <text:p>-0.000164</text:p>
          </table:table-cell>
          <table:table-cell office:value-type="float" office:value="-742.98256020899" calcext:value-type="float">
            <text:p>-742.98256020899</text:p>
          </table:table-cell>
          <table:table-cell table:number-columns-repeated="3" office:value-type="float" office:value="-371.4912801045" calcext:value-type="float">
            <text:p>-371.4912801045</text:p>
          </table:table-cell>
          <table:table-cell office:value-type="float" office:value="-0.00032259279450018" calcext:value-type="float">
            <text:p>-0.0003225927945</text:p>
          </table:table-cell>
          <table:table-cell/>
          <table:table-cell table:formula="of:=([.F644]-[.F643])/([.G644]-[.G64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4199999999999" calcext:value-type="float">
            <text:p>6.4199999999999</text:p>
          </table:table-cell>
          <table:table-cell office:value-type="float" office:value="-0.00016799999999996" calcext:value-type="float">
            <text:p>-0.000168</text:p>
          </table:table-cell>
          <table:table-cell office:value-type="float" office:value="-752.63973550548" calcext:value-type="float">
            <text:p>-752.63973550548</text:p>
          </table:table-cell>
          <table:table-cell table:number-columns-repeated="3" office:value-type="float" office:value="-376.31986775274" calcext:value-type="float">
            <text:p>-376.31986775274</text:p>
          </table:table-cell>
          <table:table-cell office:value-type="float" office:value="-0.00033052251245835" calcext:value-type="float">
            <text:p>-0.000330522512458</text:p>
          </table:table-cell>
          <table:table-cell/>
          <table:table-cell table:formula="of:=([.F645]-[.F644])/([.G645]-[.G64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4299999999999" calcext:value-type="float">
            <text:p>6.4299999999999</text:p>
          </table:table-cell>
          <table:table-cell office:value-type="float" office:value="-0.00017199999999996" calcext:value-type="float">
            <text:p>-0.000172</text:p>
          </table:table-cell>
          <table:table-cell office:value-type="float" office:value="-762.29691080196" calcext:value-type="float">
            <text:p>-762.29691080196</text:p>
          </table:table-cell>
          <table:table-cell table:number-columns-repeated="3" office:value-type="float" office:value="-381.14845540098" calcext:value-type="float">
            <text:p>-381.14845540098</text:p>
          </table:table-cell>
          <table:table-cell office:value-type="float" office:value="-0.00033845223041652" calcext:value-type="float">
            <text:p>-0.000338452230417</text:p>
          </table:table-cell>
          <table:table-cell/>
          <table:table-cell table:formula="of:=([.F646]-[.F645])/([.G646]-[.G645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4399999999999" calcext:value-type="float">
            <text:p>6.4399999999999</text:p>
          </table:table-cell>
          <table:table-cell office:value-type="float" office:value="-0.00017599999999996" calcext:value-type="float">
            <text:p>-0.000176</text:p>
          </table:table-cell>
          <table:table-cell office:value-type="float" office:value="-771.95408609845" calcext:value-type="float">
            <text:p>-771.95408609845</text:p>
          </table:table-cell>
          <table:table-cell table:number-columns-repeated="3" office:value-type="float" office:value="-385.97704304922" calcext:value-type="float">
            <text:p>-385.97704304922</text:p>
          </table:table-cell>
          <table:table-cell office:value-type="float" office:value="-0.00034638194837469" calcext:value-type="float">
            <text:p>-0.000346381948375</text:p>
          </table:table-cell>
          <table:table-cell/>
          <table:table-cell table:formula="of:=([.F647]-[.F646])/([.G647]-[.G646])" office:value-type="float" office:value="608923.000000146" calcext:value-type="float">
            <text:p>608923.000000146</text:p>
          </table:table-cell>
          <table:table-cell table:number-columns-repeated="2"/>
        </table:table-row>
        <table:table-row table:style-name="ro1">
          <table:table-cell office:value-type="float" office:value="6.4499999999999" calcext:value-type="float">
            <text:p>6.4499999999999</text:p>
          </table:table-cell>
          <table:table-cell office:value-type="float" office:value="-0.00017999999999996" calcext:value-type="float">
            <text:p>-0.00018</text:p>
          </table:table-cell>
          <table:table-cell office:value-type="float" office:value="-781.61126139493" calcext:value-type="float">
            <text:p>-781.61126139493</text:p>
          </table:table-cell>
          <table:table-cell table:number-columns-repeated="3" office:value-type="float" office:value="-390.80563069747" calcext:value-type="float">
            <text:p>-390.80563069747</text:p>
          </table:table-cell>
          <table:table-cell office:value-type="float" office:value="-0.00035431166633287" calcext:value-type="float">
            <text:p>-0.000354311666333</text:p>
          </table:table-cell>
          <table:table-cell/>
          <table:table-cell table:formula="of:=([.F648]-[.F647])/([.G648]-[.G64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4599999999999" calcext:value-type="float">
            <text:p>6.4599999999999</text:p>
          </table:table-cell>
          <table:table-cell office:value-type="float" office:value="-0.00018399999999996" calcext:value-type="float">
            <text:p>-0.000184</text:p>
          </table:table-cell>
          <table:table-cell office:value-type="float" office:value="-791.26843669142" calcext:value-type="float">
            <text:p>-791.26843669142</text:p>
          </table:table-cell>
          <table:table-cell table:number-columns-repeated="3" office:value-type="float" office:value="-395.63421834571" calcext:value-type="float">
            <text:p>-395.63421834571</text:p>
          </table:table-cell>
          <table:table-cell office:value-type="float" office:value="-0.00036224138429104" calcext:value-type="float">
            <text:p>-0.000362241384291</text:p>
          </table:table-cell>
          <table:table-cell/>
          <table:table-cell table:formula="of:=([.F649]-[.F648])/([.G649]-[.G648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4699999999999" calcext:value-type="float">
            <text:p>6.4699999999999</text:p>
          </table:table-cell>
          <table:table-cell office:value-type="float" office:value="-0.00018799999999996" calcext:value-type="float">
            <text:p>-0.000188</text:p>
          </table:table-cell>
          <table:table-cell office:value-type="float" office:value="-800.92561198791" calcext:value-type="float">
            <text:p>-800.92561198791</text:p>
          </table:table-cell>
          <table:table-cell table:number-columns-repeated="3" office:value-type="float" office:value="-400.46280599395" calcext:value-type="float">
            <text:p>-400.46280599395</text:p>
          </table:table-cell>
          <table:table-cell office:value-type="float" office:value="-0.00037017110224921" calcext:value-type="float">
            <text:p>-0.000370171102249</text:p>
          </table:table-cell>
          <table:table-cell/>
          <table:table-cell table:formula="of:=([.F650]-[.F649])/([.G650]-[.G649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6.4799999999999" calcext:value-type="float">
            <text:p>6.4799999999999</text:p>
          </table:table-cell>
          <table:table-cell office:value-type="float" office:value="-0.00019199999999996" calcext:value-type="float">
            <text:p>-0.000192</text:p>
          </table:table-cell>
          <table:table-cell office:value-type="float" office:value="-810.58278728439" calcext:value-type="float">
            <text:p>-810.58278728439</text:p>
          </table:table-cell>
          <table:table-cell table:number-columns-repeated="3" office:value-type="float" office:value="-405.2913936422" calcext:value-type="float">
            <text:p>-405.2913936422</text:p>
          </table:table-cell>
          <table:table-cell office:value-type="float" office:value="-0.00037810082020738" calcext:value-type="float">
            <text:p>-0.000378100820207</text:p>
          </table:table-cell>
          <table:table-cell/>
          <table:table-cell table:formula="of:=([.F651]-[.F650])/([.G651]-[.G650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6.4899999999999" calcext:value-type="float">
            <text:p>6.4899999999999</text:p>
          </table:table-cell>
          <table:table-cell office:value-type="float" office:value="-0.00019599999999996" calcext:value-type="float">
            <text:p>-0.000196</text:p>
          </table:table-cell>
          <table:table-cell office:value-type="float" office:value="-820.23996258088" calcext:value-type="float">
            <text:p>-820.23996258088</text:p>
          </table:table-cell>
          <table:table-cell table:number-columns-repeated="3" office:value-type="float" office:value="-410.11998129044" calcext:value-type="float">
            <text:p>-410.11998129044</text:p>
          </table:table-cell>
          <table:table-cell office:value-type="float" office:value="-0.00038603053816555" calcext:value-type="float">
            <text:p>-0.000386030538166</text:p>
          </table:table-cell>
          <table:table-cell/>
          <table:table-cell table:formula="of:=([.F652]-[.F651])/([.G652]-[.G651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4999999999999" calcext:value-type="float">
            <text:p>6.4999999999999</text:p>
          </table:table-cell>
          <table:table-cell office:value-type="float" office:value="-0.00019999999999996" calcext:value-type="float">
            <text:p>-0.0002</text:p>
          </table:table-cell>
          <table:table-cell office:value-type="float" office:value="-829.89713787736" calcext:value-type="float">
            <text:p>-829.89713787736</text:p>
          </table:table-cell>
          <table:table-cell table:number-columns-repeated="3" office:value-type="float" office:value="-414.94856893868" calcext:value-type="float">
            <text:p>-414.94856893868</text:p>
          </table:table-cell>
          <table:table-cell office:value-type="float" office:value="-0.00039396025612372" calcext:value-type="float">
            <text:p>-0.000393960256124</text:p>
          </table:table-cell>
          <table:table-cell/>
          <table:table-cell table:formula="of:=([.F653]-[.F652])/([.G653]-[.G652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6.5099999999999" calcext:value-type="float">
            <text:p>6.5099999999999</text:p>
          </table:table-cell>
          <table:table-cell office:value-type="float" office:value="-0.00020399999999996" calcext:value-type="float">
            <text:p>-0.000204</text:p>
          </table:table-cell>
          <table:table-cell office:value-type="float" office:value="-839.55431317385" calcext:value-type="float">
            <text:p>-839.55431317385</text:p>
          </table:table-cell>
          <table:table-cell table:number-columns-repeated="3" office:value-type="float" office:value="-419.77715658693" calcext:value-type="float">
            <text:p>-419.77715658693</text:p>
          </table:table-cell>
          <table:table-cell office:value-type="float" office:value="-0.00040188997408189" calcext:value-type="float">
            <text:p>-0.000401889974082</text:p>
          </table:table-cell>
          <table:table-cell/>
          <table:table-cell table:formula="of:=([.F654]-[.F653])/([.G654]-[.G65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5199999999999" calcext:value-type="float">
            <text:p>6.5199999999999</text:p>
          </table:table-cell>
          <table:table-cell office:value-type="float" office:value="-0.00020799999999996" calcext:value-type="float">
            <text:p>-0.000208</text:p>
          </table:table-cell>
          <table:table-cell office:value-type="float" office:value="-849.21148847033" calcext:value-type="float">
            <text:p>-849.21148847033</text:p>
          </table:table-cell>
          <table:table-cell table:number-columns-repeated="3" office:value-type="float" office:value="-424.60574423517" calcext:value-type="float">
            <text:p>-424.60574423517</text:p>
          </table:table-cell>
          <table:table-cell office:value-type="float" office:value="-0.00040981969204006" calcext:value-type="float">
            <text:p>-0.00040981969204</text:p>
          </table:table-cell>
          <table:table-cell/>
          <table:table-cell table:formula="of:=([.F655]-[.F654])/([.G655]-[.G654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5299999999999" calcext:value-type="float">
            <text:p>6.5299999999999</text:p>
          </table:table-cell>
          <table:table-cell office:value-type="float" office:value="-0.00021199999999996" calcext:value-type="float">
            <text:p>-0.000212</text:p>
          </table:table-cell>
          <table:table-cell office:value-type="float" office:value="-858.86866376682" calcext:value-type="float">
            <text:p>-858.86866376682</text:p>
          </table:table-cell>
          <table:table-cell table:number-columns-repeated="3" office:value-type="float" office:value="-429.43433188341" calcext:value-type="float">
            <text:p>-429.43433188341</text:p>
          </table:table-cell>
          <table:table-cell office:value-type="float" office:value="-0.00041774940999823" calcext:value-type="float">
            <text:p>-0.000417749409998</text:p>
          </table:table-cell>
          <table:table-cell/>
          <table:table-cell table:formula="of:=([.F656]-[.F655])/([.G656]-[.G655])" office:value-type="float" office:value="608922.999999666" calcext:value-type="float">
            <text:p>608922.999999666</text:p>
          </table:table-cell>
          <table:table-cell table:number-columns-repeated="2"/>
        </table:table-row>
        <table:table-row table:style-name="ro1">
          <table:table-cell office:value-type="float" office:value="6.5399999999999" calcext:value-type="float">
            <text:p>6.5399999999999</text:p>
          </table:table-cell>
          <table:table-cell office:value-type="float" office:value="-0.00021599999999996" calcext:value-type="float">
            <text:p>-0.000216</text:p>
          </table:table-cell>
          <table:table-cell office:value-type="float" office:value="-868.52583906331" calcext:value-type="float">
            <text:p>-868.52583906331</text:p>
          </table:table-cell>
          <table:table-cell table:number-columns-repeated="3" office:value-type="float" office:value="-434.26291953165" calcext:value-type="float">
            <text:p>-434.26291953165</text:p>
          </table:table-cell>
          <table:table-cell office:value-type="float" office:value="-0.0004256791279564" calcext:value-type="float">
            <text:p>-0.000425679127956</text:p>
          </table:table-cell>
          <table:table-cell/>
          <table:table-cell table:formula="of:=([.F657]-[.F656])/([.G657]-[.G656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6.5499999999999" calcext:value-type="float">
            <text:p>6.5499999999999</text:p>
          </table:table-cell>
          <table:table-cell office:value-type="float" office:value="-0.00021999999999996" calcext:value-type="float">
            <text:p>-0.00022</text:p>
          </table:table-cell>
          <table:table-cell office:value-type="float" office:value="-878.1830143598" calcext:value-type="float">
            <text:p>-878.1830143598</text:p>
          </table:table-cell>
          <table:table-cell table:number-columns-repeated="3" office:value-type="float" office:value="-439.0915071799" calcext:value-type="float">
            <text:p>-439.0915071799</text:p>
          </table:table-cell>
          <table:table-cell office:value-type="float" office:value="-0.00043360884591457" calcext:value-type="float">
            <text:p>-0.000433608845915</text:p>
          </table:table-cell>
          <table:table-cell/>
          <table:table-cell table:formula="of:=([.F658]-[.F657])/([.G658]-[.G65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5599999999999" calcext:value-type="float">
            <text:p>6.5599999999999</text:p>
          </table:table-cell>
          <table:table-cell office:value-type="float" office:value="-0.00022399999999996" calcext:value-type="float">
            <text:p>-0.000224</text:p>
          </table:table-cell>
          <table:table-cell office:value-type="float" office:value="-887.84018965628" calcext:value-type="float">
            <text:p>-887.84018965628</text:p>
          </table:table-cell>
          <table:table-cell table:number-columns-repeated="3" office:value-type="float" office:value="-443.92009482814" calcext:value-type="float">
            <text:p>-443.92009482814</text:p>
          </table:table-cell>
          <table:table-cell office:value-type="float" office:value="-0.00044153856387274" calcext:value-type="float">
            <text:p>-0.000441538563873</text:p>
          </table:table-cell>
          <table:table-cell/>
          <table:table-cell table:formula="of:=([.F659]-[.F658])/([.G659]-[.G65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5699999999999" calcext:value-type="float">
            <text:p>6.5699999999999</text:p>
          </table:table-cell>
          <table:table-cell office:value-type="float" office:value="-0.00022799999999996" calcext:value-type="float">
            <text:p>-0.000228</text:p>
          </table:table-cell>
          <table:table-cell office:value-type="float" office:value="-897.49736495277" calcext:value-type="float">
            <text:p>-897.49736495277</text:p>
          </table:table-cell>
          <table:table-cell table:number-columns-repeated="3" office:value-type="float" office:value="-448.74868247638" calcext:value-type="float">
            <text:p>-448.74868247638</text:p>
          </table:table-cell>
          <table:table-cell office:value-type="float" office:value="-0.00044946828183091" calcext:value-type="float">
            <text:p>-0.000449468281831</text:p>
          </table:table-cell>
          <table:table-cell/>
          <table:table-cell table:formula="of:=([.F660]-[.F659])/([.G660]-[.G659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6.5799999999999" calcext:value-type="float">
            <text:p>6.5799999999999</text:p>
          </table:table-cell>
          <table:table-cell office:value-type="float" office:value="-0.00023199999999996" calcext:value-type="float">
            <text:p>-0.000232</text:p>
          </table:table-cell>
          <table:table-cell office:value-type="float" office:value="-907.15454024925" calcext:value-type="float">
            <text:p>-907.15454024925</text:p>
          </table:table-cell>
          <table:table-cell table:number-columns-repeated="3" office:value-type="float" office:value="-453.57727012463" calcext:value-type="float">
            <text:p>-453.57727012463</text:p>
          </table:table-cell>
          <table:table-cell office:value-type="float" office:value="-0.00045739799978908" calcext:value-type="float">
            <text:p>-0.000457397999789</text:p>
          </table:table-cell>
          <table:table-cell/>
          <table:table-cell table:formula="of:=([.F661]-[.F660])/([.G661]-[.G660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5899999999999" calcext:value-type="float">
            <text:p>6.5899999999999</text:p>
          </table:table-cell>
          <table:table-cell office:value-type="float" office:value="-0.00023599999999996" calcext:value-type="float">
            <text:p>-0.000236</text:p>
          </table:table-cell>
          <table:table-cell office:value-type="float" office:value="-916.81171554574" calcext:value-type="float">
            <text:p>-916.81171554574</text:p>
          </table:table-cell>
          <table:table-cell table:number-columns-repeated="3" office:value-type="float" office:value="-458.40585777287" calcext:value-type="float">
            <text:p>-458.40585777287</text:p>
          </table:table-cell>
          <table:table-cell office:value-type="float" office:value="-0.00046532771774725" calcext:value-type="float">
            <text:p>-0.000465327717747</text:p>
          </table:table-cell>
          <table:table-cell/>
          <table:table-cell table:formula="of:=([.F662]-[.F661])/([.G662]-[.G661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6.5999999999999" calcext:value-type="float">
            <text:p>6.5999999999999</text:p>
          </table:table-cell>
          <table:table-cell office:value-type="float" office:value="-0.00023999999999996" calcext:value-type="float">
            <text:p>-0.00024</text:p>
          </table:table-cell>
          <table:table-cell office:value-type="float" office:value="-926.46889084223" calcext:value-type="float">
            <text:p>-926.46889084223</text:p>
          </table:table-cell>
          <table:table-cell table:number-columns-repeated="3" office:value-type="float" office:value="-463.23444542111" calcext:value-type="float">
            <text:p>-463.23444542111</text:p>
          </table:table-cell>
          <table:table-cell office:value-type="float" office:value="-0.00047325743570542" calcext:value-type="float">
            <text:p>-0.000473257435705</text:p>
          </table:table-cell>
          <table:table-cell/>
          <table:table-cell table:formula="of:=([.F663]-[.F662])/([.G663]-[.G662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6.6099999999999" calcext:value-type="float">
            <text:p>6.6099999999999</text:p>
          </table:table-cell>
          <table:table-cell office:value-type="float" office:value="-0.00024399999999996" calcext:value-type="float">
            <text:p>-0.000244</text:p>
          </table:table-cell>
          <table:table-cell office:value-type="float" office:value="-936.12606613871" calcext:value-type="float">
            <text:p>-936.12606613871</text:p>
          </table:table-cell>
          <table:table-cell table:number-columns-repeated="3" office:value-type="float" office:value="-468.06303306936" calcext:value-type="float">
            <text:p>-468.06303306936</text:p>
          </table:table-cell>
          <table:table-cell office:value-type="float" office:value="-0.00048118715366359" calcext:value-type="float">
            <text:p>-0.000481187153664</text:p>
          </table:table-cell>
          <table:table-cell/>
          <table:table-cell table:formula="of:=([.F664]-[.F663])/([.G664]-[.G66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6.6199999999999" calcext:value-type="float">
            <text:p>6.6199999999999</text:p>
          </table:table-cell>
          <table:table-cell office:value-type="float" office:value="-0.00024799999999996" calcext:value-type="float">
            <text:p>-0.000248</text:p>
          </table:table-cell>
          <table:table-cell office:value-type="float" office:value="-945.78324143519" calcext:value-type="float">
            <text:p>-945.78324143519</text:p>
          </table:table-cell>
          <table:table-cell table:number-columns-repeated="3" office:value-type="float" office:value="-472.8916207176" calcext:value-type="float">
            <text:p>-472.8916207176</text:p>
          </table:table-cell>
          <table:table-cell office:value-type="float" office:value="-0.00048911687162176" calcext:value-type="float">
            <text:p>-0.000489116871622</text:p>
          </table:table-cell>
          <table:table-cell/>
          <table:table-cell table:formula="of:=([.F665]-[.F664])/([.G665]-[.G66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6299999999999" calcext:value-type="float">
            <text:p>6.6299999999999</text:p>
          </table:table-cell>
          <table:table-cell office:value-type="float" office:value="-0.00025199999999996" calcext:value-type="float">
            <text:p>-0.000252</text:p>
          </table:table-cell>
          <table:table-cell office:value-type="float" office:value="-955.44041673168" calcext:value-type="float">
            <text:p>-955.44041673168</text:p>
          </table:table-cell>
          <table:table-cell table:number-columns-repeated="3" office:value-type="float" office:value="-477.72020836584" calcext:value-type="float">
            <text:p>-477.72020836584</text:p>
          </table:table-cell>
          <table:table-cell office:value-type="float" office:value="-0.00049704658957993" calcext:value-type="float">
            <text:p>-0.00049704658958</text:p>
          </table:table-cell>
          <table:table-cell/>
          <table:table-cell table:formula="of:=([.F666]-[.F665])/([.G666]-[.G665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6399999999999" calcext:value-type="float">
            <text:p>6.6399999999999</text:p>
          </table:table-cell>
          <table:table-cell office:value-type="float" office:value="-0.00025599999999996" calcext:value-type="float">
            <text:p>-0.000256</text:p>
          </table:table-cell>
          <table:table-cell office:value-type="float" office:value="-965.09759202816" calcext:value-type="float">
            <text:p>-965.09759202816</text:p>
          </table:table-cell>
          <table:table-cell table:number-columns-repeated="3" office:value-type="float" office:value="-482.54879601408" calcext:value-type="float">
            <text:p>-482.54879601408</text:p>
          </table:table-cell>
          <table:table-cell office:value-type="float" office:value="-0.0005049763075381" calcext:value-type="float">
            <text:p>-0.000504976307538</text:p>
          </table:table-cell>
          <table:table-cell/>
          <table:table-cell table:formula="of:=([.F667]-[.F666])/([.G667]-[.G666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6.6499999999999" calcext:value-type="float">
            <text:p>6.6499999999999</text:p>
          </table:table-cell>
          <table:table-cell office:value-type="float" office:value="-0.00025999999999996" calcext:value-type="float">
            <text:p>-0.00026</text:p>
          </table:table-cell>
          <table:table-cell office:value-type="float" office:value="-974.75476732465" calcext:value-type="float">
            <text:p>-974.75476732465</text:p>
          </table:table-cell>
          <table:table-cell table:number-columns-repeated="3" office:value-type="float" office:value="-487.37738366233" calcext:value-type="float">
            <text:p>-487.37738366233</text:p>
          </table:table-cell>
          <table:table-cell office:value-type="float" office:value="-0.00051290602549627" calcext:value-type="float">
            <text:p>-0.000512906025496</text:p>
          </table:table-cell>
          <table:table-cell/>
          <table:table-cell table:formula="of:=([.F668]-[.F667])/([.G668]-[.G667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6599999999999" calcext:value-type="float">
            <text:p>6.6599999999999</text:p>
          </table:table-cell>
          <table:table-cell office:value-type="float" office:value="-0.00026399999999996" calcext:value-type="float">
            <text:p>-0.000264</text:p>
          </table:table-cell>
          <table:table-cell office:value-type="float" office:value="-984.41194262115" calcext:value-type="float">
            <text:p>-984.41194262115</text:p>
          </table:table-cell>
          <table:table-cell table:number-columns-repeated="3" office:value-type="float" office:value="-492.20597131057" calcext:value-type="float">
            <text:p>-492.20597131057</text:p>
          </table:table-cell>
          <table:table-cell office:value-type="float" office:value="-0.00052083574345444" calcext:value-type="float">
            <text:p>-0.000520835743454</text:p>
          </table:table-cell>
          <table:table-cell/>
          <table:table-cell table:formula="of:=([.F669]-[.F668])/([.G669]-[.G668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6.6699999999999" calcext:value-type="float">
            <text:p>6.6699999999999</text:p>
          </table:table-cell>
          <table:table-cell office:value-type="float" office:value="-0.00026799999999996" calcext:value-type="float">
            <text:p>-0.000268</text:p>
          </table:table-cell>
          <table:table-cell office:value-type="float" office:value="-994.06911791763" calcext:value-type="float">
            <text:p>-994.06911791763</text:p>
          </table:table-cell>
          <table:table-cell table:number-columns-repeated="3" office:value-type="float" office:value="-497.03455895881" calcext:value-type="float">
            <text:p>-497.03455895881</text:p>
          </table:table-cell>
          <table:table-cell office:value-type="float" office:value="-0.00052876546141261" calcext:value-type="float">
            <text:p>-0.000528765461413</text:p>
          </table:table-cell>
          <table:table-cell/>
          <table:table-cell table:formula="of:=([.F670]-[.F669])/([.G670]-[.G669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6.6799999999999" calcext:value-type="float">
            <text:p>6.6799999999999</text:p>
          </table:table-cell>
          <table:table-cell office:value-type="float" office:value="-0.00027199999999996" calcext:value-type="float">
            <text:p>-0.000272</text:p>
          </table:table-cell>
          <table:table-cell office:value-type="float" office:value="-1003.7262932141" calcext:value-type="float">
            <text:p>-1003.7262932141</text:p>
          </table:table-cell>
          <table:table-cell table:number-columns-repeated="3" office:value-type="float" office:value="-501.86314660706" calcext:value-type="float">
            <text:p>-501.86314660706</text:p>
          </table:table-cell>
          <table:table-cell office:value-type="float" office:value="-0.00053669517937078" calcext:value-type="float">
            <text:p>-0.000536695179371</text:p>
          </table:table-cell>
          <table:table-cell/>
          <table:table-cell table:formula="of:=([.F671]-[.F670])/([.G671]-[.G670])" office:value-type="float" office:value="608922.999998889" calcext:value-type="float">
            <text:p>608922.999998889</text:p>
          </table:table-cell>
          <table:table-cell table:number-columns-repeated="2"/>
        </table:table-row>
        <table:table-row table:style-name="ro1">
          <table:table-cell office:value-type="float" office:value="6.6899999999999" calcext:value-type="float">
            <text:p>6.6899999999999</text:p>
          </table:table-cell>
          <table:table-cell office:value-type="float" office:value="-0.00027599999999996" calcext:value-type="float">
            <text:p>-0.000276</text:p>
          </table:table-cell>
          <table:table-cell office:value-type="float" office:value="-1013.3834685106" calcext:value-type="float">
            <text:p>-1013.3834685106</text:p>
          </table:table-cell>
          <table:table-cell table:number-columns-repeated="3" office:value-type="float" office:value="-506.6917342553" calcext:value-type="float">
            <text:p>-506.6917342553</text:p>
          </table:table-cell>
          <table:table-cell office:value-type="float" office:value="-0.00054462489732896" calcext:value-type="float">
            <text:p>-0.000544624897329</text:p>
          </table:table-cell>
          <table:table-cell/>
          <table:table-cell table:formula="of:=([.F672]-[.F671])/([.G672]-[.G671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6.6999999999999" calcext:value-type="float">
            <text:p>6.6999999999999</text:p>
          </table:table-cell>
          <table:table-cell office:value-type="float" office:value="-0.00027999999999996" calcext:value-type="float">
            <text:p>-0.00028</text:p>
          </table:table-cell>
          <table:table-cell office:value-type="float" office:value="-1023.0406438071" calcext:value-type="float">
            <text:p>-1023.0406438071</text:p>
          </table:table-cell>
          <table:table-cell table:number-columns-repeated="3" office:value-type="float" office:value="-511.52032190354" calcext:value-type="float">
            <text:p>-511.52032190354</text:p>
          </table:table-cell>
          <table:table-cell office:value-type="float" office:value="-0.00055255461528713" calcext:value-type="float">
            <text:p>-0.000552554615287</text:p>
          </table:table-cell>
          <table:table-cell/>
          <table:table-cell table:formula="of:=([.F673]-[.F672])/([.G673]-[.G672])" office:value-type="float" office:value="608923.000000931" calcext:value-type="float">
            <text:p>608923.000000931</text:p>
          </table:table-cell>
          <table:table-cell table:number-columns-repeated="2"/>
        </table:table-row>
        <table:table-row table:style-name="ro1">
          <table:table-cell office:value-type="float" office:value="6.7099999999999" calcext:value-type="float">
            <text:p>6.7099999999999</text:p>
          </table:table-cell>
          <table:table-cell office:value-type="float" office:value="-0.00028399999999996" calcext:value-type="float">
            <text:p>-0.000284</text:p>
          </table:table-cell>
          <table:table-cell office:value-type="float" office:value="-1032.6978191036" calcext:value-type="float">
            <text:p>-1032.6978191036</text:p>
          </table:table-cell>
          <table:table-cell table:number-columns-repeated="3" office:value-type="float" office:value="-516.34890955179" calcext:value-type="float">
            <text:p>-516.34890955179</text:p>
          </table:table-cell>
          <table:table-cell office:value-type="float" office:value="-0.0005604843332453" calcext:value-type="float">
            <text:p>-0.000560484333245</text:p>
          </table:table-cell>
          <table:table-cell/>
          <table:table-cell table:formula="of:=([.F674]-[.F673])/([.G674]-[.G673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6.7199999999999" calcext:value-type="float">
            <text:p>6.7199999999999</text:p>
          </table:table-cell>
          <table:table-cell office:value-type="float" office:value="-0.00028799999999996" calcext:value-type="float">
            <text:p>-0.000288</text:p>
          </table:table-cell>
          <table:table-cell office:value-type="float" office:value="-1042.3549944001" calcext:value-type="float">
            <text:p>-1042.3549944001</text:p>
          </table:table-cell>
          <table:table-cell table:number-columns-repeated="3" office:value-type="float" office:value="-521.17749720003" calcext:value-type="float">
            <text:p>-521.17749720003</text:p>
          </table:table-cell>
          <table:table-cell office:value-type="float" office:value="-0.00056841405120347" calcext:value-type="float">
            <text:p>-0.000568414051203</text:p>
          </table:table-cell>
          <table:table-cell/>
          <table:table-cell table:formula="of:=([.F675]-[.F674])/([.G675]-[.G674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6.7299999999999" calcext:value-type="float">
            <text:p>6.7299999999999</text:p>
          </table:table-cell>
          <table:table-cell office:value-type="float" office:value="-0.00029199999999996" calcext:value-type="float">
            <text:p>-0.000292</text:p>
          </table:table-cell>
          <table:table-cell office:value-type="float" office:value="-1052.0121696965" calcext:value-type="float">
            <text:p>-1052.0121696965</text:p>
          </table:table-cell>
          <table:table-cell table:number-columns-repeated="3" office:value-type="float" office:value="-526.00608484827" calcext:value-type="float">
            <text:p>-526.00608484827</text:p>
          </table:table-cell>
          <table:table-cell office:value-type="float" office:value="-0.00057634376916164" calcext:value-type="float">
            <text:p>-0.000576343769162</text:p>
          </table:table-cell>
          <table:table-cell/>
          <table:table-cell table:formula="of:=([.F676]-[.F675])/([.G676]-[.G675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7399999999999" calcext:value-type="float">
            <text:p>6.7399999999999</text:p>
          </table:table-cell>
          <table:table-cell office:value-type="float" office:value="-0.00029599999999996" calcext:value-type="float">
            <text:p>-0.000296</text:p>
          </table:table-cell>
          <table:table-cell office:value-type="float" office:value="-1061.669344993" calcext:value-type="float">
            <text:p>-1061.669344993</text:p>
          </table:table-cell>
          <table:table-cell table:number-columns-repeated="3" office:value-type="float" office:value="-530.83467249651" calcext:value-type="float">
            <text:p>-530.83467249651</text:p>
          </table:table-cell>
          <table:table-cell office:value-type="float" office:value="-0.00058427348711981" calcext:value-type="float">
            <text:p>-0.00058427348712</text:p>
          </table:table-cell>
          <table:table-cell/>
          <table:table-cell table:formula="of:=([.F677]-[.F676])/([.G677]-[.G676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6.7499999999999" calcext:value-type="float">
            <text:p>6.7499999999999</text:p>
          </table:table-cell>
          <table:table-cell office:value-type="float" office:value="-0.00029999999999996" calcext:value-type="float">
            <text:p>-0.0003</text:p>
          </table:table-cell>
          <table:table-cell office:value-type="float" office:value="-1071.3265202895" calcext:value-type="float">
            <text:p>-1071.3265202895</text:p>
          </table:table-cell>
          <table:table-cell table:number-columns-repeated="3" office:value-type="float" office:value="-535.66326014476" calcext:value-type="float">
            <text:p>-535.66326014476</text:p>
          </table:table-cell>
          <table:table-cell office:value-type="float" office:value="-0.00059220320507798" calcext:value-type="float">
            <text:p>-0.000592203205078</text:p>
          </table:table-cell>
          <table:table-cell/>
          <table:table-cell table:formula="of:=([.F678]-[.F677])/([.G678]-[.G677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6.7599999999999" calcext:value-type="float">
            <text:p>6.7599999999999</text:p>
          </table:table-cell>
          <table:table-cell office:value-type="float" office:value="-0.00030399999999996" calcext:value-type="float">
            <text:p>-0.000304</text:p>
          </table:table-cell>
          <table:table-cell office:value-type="float" office:value="-1080.983695586" calcext:value-type="float">
            <text:p>-1080.983695586</text:p>
          </table:table-cell>
          <table:table-cell table:number-columns-repeated="3" office:value-type="float" office:value="-540.491847793" calcext:value-type="float">
            <text:p>-540.491847793</text:p>
          </table:table-cell>
          <table:table-cell office:value-type="float" office:value="-0.00060013292303615" calcext:value-type="float">
            <text:p>-0.000600132923036</text:p>
          </table:table-cell>
          <table:table-cell/>
          <table:table-cell table:formula="of:=([.F679]-[.F678])/([.G679]-[.G678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6.7699999999999" calcext:value-type="float">
            <text:p>6.7699999999999</text:p>
          </table:table-cell>
          <table:table-cell office:value-type="float" office:value="-0.00030799999999996" calcext:value-type="float">
            <text:p>-0.000308</text:p>
          </table:table-cell>
          <table:table-cell office:value-type="float" office:value="-1090.6408708825" calcext:value-type="float">
            <text:p>-1090.6408708825</text:p>
          </table:table-cell>
          <table:table-cell table:number-columns-repeated="3" office:value-type="float" office:value="-545.32043544124" calcext:value-type="float">
            <text:p>-545.32043544124</text:p>
          </table:table-cell>
          <table:table-cell office:value-type="float" office:value="-0.00060806264099432" calcext:value-type="float">
            <text:p>-0.000608062640994</text:p>
          </table:table-cell>
          <table:table-cell/>
          <table:table-cell table:formula="of:=([.F680]-[.F679])/([.G680]-[.G679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6.7799999999999" calcext:value-type="float">
            <text:p>6.7799999999999</text:p>
          </table:table-cell>
          <table:table-cell office:value-type="float" office:value="-0.00031199999999996" calcext:value-type="float">
            <text:p>-0.000312</text:p>
          </table:table-cell>
          <table:table-cell office:value-type="float" office:value="-1100.298046179" calcext:value-type="float">
            <text:p>-1100.298046179</text:p>
          </table:table-cell>
          <table:table-cell table:number-columns-repeated="3" office:value-type="float" office:value="-550.14902308949" calcext:value-type="float">
            <text:p>-550.14902308949</text:p>
          </table:table-cell>
          <table:table-cell office:value-type="float" office:value="-0.00061599235895249" calcext:value-type="float">
            <text:p>-0.000615992358952</text:p>
          </table:table-cell>
          <table:table-cell/>
          <table:table-cell table:formula="of:=([.F681]-[.F680])/([.G681]-[.G680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6.7899999999999" calcext:value-type="float">
            <text:p>6.7899999999999</text:p>
          </table:table-cell>
          <table:table-cell office:value-type="float" office:value="-0.00031599999999996" calcext:value-type="float">
            <text:p>-0.000316</text:p>
          </table:table-cell>
          <table:table-cell office:value-type="float" office:value="-1109.9552214755" calcext:value-type="float">
            <text:p>-1109.9552214755</text:p>
          </table:table-cell>
          <table:table-cell table:number-columns-repeated="3" office:value-type="float" office:value="-554.97761073773" calcext:value-type="float">
            <text:p>-554.97761073773</text:p>
          </table:table-cell>
          <table:table-cell office:value-type="float" office:value="-0.00062392207691066" calcext:value-type="float">
            <text:p>-0.000623922076911</text:p>
          </table:table-cell>
          <table:table-cell/>
          <table:table-cell table:formula="of:=([.F682]-[.F681])/([.G682]-[.G681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7999999999999" calcext:value-type="float">
            <text:p>6.7999999999999</text:p>
          </table:table-cell>
          <table:table-cell office:value-type="float" office:value="-0.00031999999999996" calcext:value-type="float">
            <text:p>-0.00032</text:p>
          </table:table-cell>
          <table:table-cell office:value-type="float" office:value="-1119.6123967719" calcext:value-type="float">
            <text:p>-1119.6123967719</text:p>
          </table:table-cell>
          <table:table-cell table:number-columns-repeated="3" office:value-type="float" office:value="-559.80619838597" calcext:value-type="float">
            <text:p>-559.80619838597</text:p>
          </table:table-cell>
          <table:table-cell office:value-type="float" office:value="-0.00063185179486883" calcext:value-type="float">
            <text:p>-0.000631851794869</text:p>
          </table:table-cell>
          <table:table-cell/>
          <table:table-cell table:formula="of:=([.F683]-[.F682])/([.G683]-[.G682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6.8099999999999" calcext:value-type="float">
            <text:p>6.8099999999999</text:p>
          </table:table-cell>
          <table:table-cell office:value-type="float" office:value="-0.00032399999999996" calcext:value-type="float">
            <text:p>-0.000324</text:p>
          </table:table-cell>
          <table:table-cell office:value-type="float" office:value="-1129.2695720684" calcext:value-type="float">
            <text:p>-1129.2695720684</text:p>
          </table:table-cell>
          <table:table-cell table:number-columns-repeated="3" office:value-type="float" office:value="-564.63478603422" calcext:value-type="float">
            <text:p>-564.63478603422</text:p>
          </table:table-cell>
          <table:table-cell office:value-type="float" office:value="-0.000639781512827" calcext:value-type="float">
            <text:p>-0.000639781512827</text:p>
          </table:table-cell>
          <table:table-cell/>
          <table:table-cell table:formula="of:=([.F684]-[.F683])/([.G684]-[.G683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6.8199999999999" calcext:value-type="float">
            <text:p>6.8199999999999</text:p>
          </table:table-cell>
          <table:table-cell office:value-type="float" office:value="-0.00032799999999996" calcext:value-type="float">
            <text:p>-0.000328</text:p>
          </table:table-cell>
          <table:table-cell office:value-type="float" office:value="-1138.9267473649" calcext:value-type="float">
            <text:p>-1138.9267473649</text:p>
          </table:table-cell>
          <table:table-cell table:number-columns-repeated="3" office:value-type="float" office:value="-569.46337368246" calcext:value-type="float">
            <text:p>-569.46337368246</text:p>
          </table:table-cell>
          <table:table-cell office:value-type="float" office:value="-0.00064771123078517" calcext:value-type="float">
            <text:p>-0.000647711230785</text:p>
          </table:table-cell>
          <table:table-cell/>
          <table:table-cell table:formula="of:=([.F685]-[.F684])/([.G685]-[.G68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8299999999999" calcext:value-type="float">
            <text:p>6.8299999999999</text:p>
          </table:table-cell>
          <table:table-cell office:value-type="float" office:value="-0.00033199999999996" calcext:value-type="float">
            <text:p>-0.000332</text:p>
          </table:table-cell>
          <table:table-cell office:value-type="float" office:value="-1148.5839226614" calcext:value-type="float">
            <text:p>-1148.5839226614</text:p>
          </table:table-cell>
          <table:table-cell table:number-columns-repeated="3" office:value-type="float" office:value="-574.2919613307" calcext:value-type="float">
            <text:p>-574.2919613307</text:p>
          </table:table-cell>
          <table:table-cell office:value-type="float" office:value="-0.00065564094874334" calcext:value-type="float">
            <text:p>-0.000655640948743</text:p>
          </table:table-cell>
          <table:table-cell/>
          <table:table-cell table:formula="of:=([.F686]-[.F685])/([.G686]-[.G685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6.8399999999999" calcext:value-type="float">
            <text:p>6.8399999999999</text:p>
          </table:table-cell>
          <table:table-cell office:value-type="float" office:value="-0.00033599999999996" calcext:value-type="float">
            <text:p>-0.000336</text:p>
          </table:table-cell>
          <table:table-cell office:value-type="float" office:value="-1158.2410979579" calcext:value-type="float">
            <text:p>-1158.2410979579</text:p>
          </table:table-cell>
          <table:table-cell table:number-columns-repeated="3" office:value-type="float" office:value="-579.12054897894" calcext:value-type="float">
            <text:p>-579.12054897894</text:p>
          </table:table-cell>
          <table:table-cell office:value-type="float" office:value="-0.00066357066670151" calcext:value-type="float">
            <text:p>-0.000663570666702</text:p>
          </table:table-cell>
          <table:table-cell/>
          <table:table-cell table:formula="of:=([.F687]-[.F686])/([.G687]-[.G686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6.8499999999999" calcext:value-type="float">
            <text:p>6.8499999999999</text:p>
          </table:table-cell>
          <table:table-cell office:value-type="float" office:value="-0.00033999999999996" calcext:value-type="float">
            <text:p>-0.00034</text:p>
          </table:table-cell>
          <table:table-cell office:value-type="float" office:value="-1167.8982732544" calcext:value-type="float">
            <text:p>-1167.8982732544</text:p>
          </table:table-cell>
          <table:table-cell table:number-columns-repeated="3" office:value-type="float" office:value="-583.94913662719" calcext:value-type="float">
            <text:p>-583.94913662719</text:p>
          </table:table-cell>
          <table:table-cell office:value-type="float" office:value="-0.00067150038465968" calcext:value-type="float">
            <text:p>-0.00067150038466</text:p>
          </table:table-cell>
          <table:table-cell/>
          <table:table-cell table:formula="of:=([.F688]-[.F687])/([.G688]-[.G687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8599999999999" calcext:value-type="float">
            <text:p>6.8599999999999</text:p>
          </table:table-cell>
          <table:table-cell office:value-type="float" office:value="-0.00034399999999996" calcext:value-type="float">
            <text:p>-0.000344</text:p>
          </table:table-cell>
          <table:table-cell office:value-type="float" office:value="-1177.5554485509" calcext:value-type="float">
            <text:p>-1177.5554485509</text:p>
          </table:table-cell>
          <table:table-cell table:number-columns-repeated="3" office:value-type="float" office:value="-588.77772427543" calcext:value-type="float">
            <text:p>-588.77772427543</text:p>
          </table:table-cell>
          <table:table-cell office:value-type="float" office:value="-0.00067943010261785" calcext:value-type="float">
            <text:p>-0.000679430102618</text:p>
          </table:table-cell>
          <table:table-cell/>
          <table:table-cell table:formula="of:=([.F689]-[.F688])/([.G689]-[.G688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6.8699999999999" calcext:value-type="float">
            <text:p>6.8699999999999</text:p>
          </table:table-cell>
          <table:table-cell office:value-type="float" office:value="-0.00034799999999996" calcext:value-type="float">
            <text:p>-0.000348</text:p>
          </table:table-cell>
          <table:table-cell office:value-type="float" office:value="-1187.2126238474" calcext:value-type="float">
            <text:p>-1187.2126238474</text:p>
          </table:table-cell>
          <table:table-cell table:number-columns-repeated="3" office:value-type="float" office:value="-593.60631192367" calcext:value-type="float">
            <text:p>-593.60631192367</text:p>
          </table:table-cell>
          <table:table-cell office:value-type="float" office:value="-0.00068735982057602" calcext:value-type="float">
            <text:p>-0.000687359820576</text:p>
          </table:table-cell>
          <table:table-cell/>
          <table:table-cell table:formula="of:=([.F690]-[.F689])/([.G690]-[.G689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6.8799999999999" calcext:value-type="float">
            <text:p>6.8799999999999</text:p>
          </table:table-cell>
          <table:table-cell office:value-type="float" office:value="-0.00035199999999996" calcext:value-type="float">
            <text:p>-0.000352</text:p>
          </table:table-cell>
          <table:table-cell office:value-type="float" office:value="-1196.8697991438" calcext:value-type="float">
            <text:p>-1196.8697991438</text:p>
          </table:table-cell>
          <table:table-cell table:number-columns-repeated="3" office:value-type="float" office:value="-598.43489957192" calcext:value-type="float">
            <text:p>-598.43489957192</text:p>
          </table:table-cell>
          <table:table-cell office:value-type="float" office:value="-0.00069528953853419" calcext:value-type="float">
            <text:p>-0.000695289538534</text:p>
          </table:table-cell>
          <table:table-cell/>
          <table:table-cell table:formula="of:=([.F691]-[.F690])/([.G691]-[.G690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6.8899999999999" calcext:value-type="float">
            <text:p>6.8899999999999</text:p>
          </table:table-cell>
          <table:table-cell office:value-type="float" office:value="-0.00035599999999996" calcext:value-type="float">
            <text:p>-0.000356</text:p>
          </table:table-cell>
          <table:table-cell office:value-type="float" office:value="-1206.5269744403" calcext:value-type="float">
            <text:p>-1206.5269744403</text:p>
          </table:table-cell>
          <table:table-cell table:number-columns-repeated="3" office:value-type="float" office:value="-603.26348722016" calcext:value-type="float">
            <text:p>-603.26348722016</text:p>
          </table:table-cell>
          <table:table-cell office:value-type="float" office:value="-0.00070321925649236" calcext:value-type="float">
            <text:p>-0.000703219256492</text:p>
          </table:table-cell>
          <table:table-cell/>
          <table:table-cell table:formula="of:=([.F692]-[.F691])/([.G692]-[.G691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8999999999999" calcext:value-type="float">
            <text:p>6.8999999999999</text:p>
          </table:table-cell>
          <table:table-cell office:value-type="float" office:value="-0.00035999999999996" calcext:value-type="float">
            <text:p>-0.00036</text:p>
          </table:table-cell>
          <table:table-cell office:value-type="float" office:value="-1216.1841497368" calcext:value-type="float">
            <text:p>-1216.1841497368</text:p>
          </table:table-cell>
          <table:table-cell table:number-columns-repeated="3" office:value-type="float" office:value="-608.0920748684" calcext:value-type="float">
            <text:p>-608.0920748684</text:p>
          </table:table-cell>
          <table:table-cell office:value-type="float" office:value="-0.00071114897445053" calcext:value-type="float">
            <text:p>-0.000711148974451</text:p>
          </table:table-cell>
          <table:table-cell/>
          <table:table-cell table:formula="of:=([.F693]-[.F692])/([.G693]-[.G692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6.9099999999999" calcext:value-type="float">
            <text:p>6.9099999999999</text:p>
          </table:table-cell>
          <table:table-cell office:value-type="float" office:value="-0.00036399999999996" calcext:value-type="float">
            <text:p>-0.000364</text:p>
          </table:table-cell>
          <table:table-cell office:value-type="float" office:value="-1225.8413250333" calcext:value-type="float">
            <text:p>-1225.8413250333</text:p>
          </table:table-cell>
          <table:table-cell table:number-columns-repeated="3" office:value-type="float" office:value="-612.92066251665" calcext:value-type="float">
            <text:p>-612.92066251665</text:p>
          </table:table-cell>
          <table:table-cell office:value-type="float" office:value="-0.0007190786924087" calcext:value-type="float">
            <text:p>-0.000719078692409</text:p>
          </table:table-cell>
          <table:table-cell/>
          <table:table-cell table:formula="of:=([.F694]-[.F693])/([.G694]-[.G693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6.9199999999999" calcext:value-type="float">
            <text:p>6.9199999999999</text:p>
          </table:table-cell>
          <table:table-cell office:value-type="float" office:value="-0.00036799999999996" calcext:value-type="float">
            <text:p>-0.000368</text:p>
          </table:table-cell>
          <table:table-cell office:value-type="float" office:value="-1235.4985003298" calcext:value-type="float">
            <text:p>-1235.4985003298</text:p>
          </table:table-cell>
          <table:table-cell table:number-columns-repeated="3" office:value-type="float" office:value="-617.74925016489" calcext:value-type="float">
            <text:p>-617.74925016489</text:p>
          </table:table-cell>
          <table:table-cell office:value-type="float" office:value="-0.00072700841036687" calcext:value-type="float">
            <text:p>-0.000727008410367</text:p>
          </table:table-cell>
          <table:table-cell/>
          <table:table-cell table:formula="of:=([.F695]-[.F694])/([.G695]-[.G69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9299999999999" calcext:value-type="float">
            <text:p>6.9299999999999</text:p>
          </table:table-cell>
          <table:table-cell office:value-type="float" office:value="-0.00037199999999996" calcext:value-type="float">
            <text:p>-0.000372</text:p>
          </table:table-cell>
          <table:table-cell office:value-type="float" office:value="-1245.1556756263" calcext:value-type="float">
            <text:p>-1245.1556756263</text:p>
          </table:table-cell>
          <table:table-cell table:number-columns-repeated="3" office:value-type="float" office:value="-622.57783781313" calcext:value-type="float">
            <text:p>-622.57783781313</text:p>
          </table:table-cell>
          <table:table-cell office:value-type="float" office:value="-0.00073493812832504" calcext:value-type="float">
            <text:p>-0.000734938128325</text:p>
          </table:table-cell>
          <table:table-cell/>
          <table:table-cell table:formula="of:=([.F696]-[.F695])/([.G696]-[.G695])" office:value-type="float" office:value="608922.999998873" calcext:value-type="float">
            <text:p>608922.999998873</text:p>
          </table:table-cell>
          <table:table-cell table:number-columns-repeated="2"/>
        </table:table-row>
        <table:table-row table:style-name="ro1">
          <table:table-cell office:value-type="float" office:value="6.9399999999999" calcext:value-type="float">
            <text:p>6.9399999999999</text:p>
          </table:table-cell>
          <table:table-cell office:value-type="float" office:value="-0.00037599999999996" calcext:value-type="float">
            <text:p>-0.000376</text:p>
          </table:table-cell>
          <table:table-cell office:value-type="float" office:value="-1254.8128509227" calcext:value-type="float">
            <text:p>-1254.8128509227</text:p>
          </table:table-cell>
          <table:table-cell table:number-columns-repeated="3" office:value-type="float" office:value="-627.40642546137" calcext:value-type="float">
            <text:p>-627.40642546137</text:p>
          </table:table-cell>
          <table:table-cell office:value-type="float" office:value="-0.00074286784628322" calcext:value-type="float">
            <text:p>-0.000742867846283</text:p>
          </table:table-cell>
          <table:table-cell/>
          <table:table-cell table:formula="of:=([.F697]-[.F696])/([.G697]-[.G696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6.9499999999999" calcext:value-type="float">
            <text:p>6.9499999999999</text:p>
          </table:table-cell>
          <table:table-cell office:value-type="float" office:value="-0.00037999999999996" calcext:value-type="float">
            <text:p>-0.00038</text:p>
          </table:table-cell>
          <table:table-cell office:value-type="float" office:value="-1264.4700262192" calcext:value-type="float">
            <text:p>-1264.4700262192</text:p>
          </table:table-cell>
          <table:table-cell table:number-columns-repeated="3" office:value-type="float" office:value="-632.23501310962" calcext:value-type="float">
            <text:p>-632.23501310962</text:p>
          </table:table-cell>
          <table:table-cell office:value-type="float" office:value="-0.00075079756424139" calcext:value-type="float">
            <text:p>-0.000750797564241</text:p>
          </table:table-cell>
          <table:table-cell/>
          <table:table-cell table:formula="of:=([.F698]-[.F697])/([.G698]-[.G697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6.9599999999999" calcext:value-type="float">
            <text:p>6.9599999999999</text:p>
          </table:table-cell>
          <table:table-cell office:value-type="float" office:value="-0.00038399999999996" calcext:value-type="float">
            <text:p>-0.000384</text:p>
          </table:table-cell>
          <table:table-cell office:value-type="float" office:value="-1274.1272015157" calcext:value-type="float">
            <text:p>-1274.1272015157</text:p>
          </table:table-cell>
          <table:table-cell table:number-columns-repeated="3" office:value-type="float" office:value="-637.06360075786" calcext:value-type="float">
            <text:p>-637.06360075786</text:p>
          </table:table-cell>
          <table:table-cell office:value-type="float" office:value="-0.00075872728219956" calcext:value-type="float">
            <text:p>-0.0007587272822</text:p>
          </table:table-cell>
          <table:table-cell/>
          <table:table-cell table:formula="of:=([.F699]-[.F698])/([.G699]-[.G698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6.9699999999999" calcext:value-type="float">
            <text:p>6.9699999999999</text:p>
          </table:table-cell>
          <table:table-cell office:value-type="float" office:value="-0.00038799999999996" calcext:value-type="float">
            <text:p>-0.000388</text:p>
          </table:table-cell>
          <table:table-cell office:value-type="float" office:value="-1283.7843768122" calcext:value-type="float">
            <text:p>-1283.7843768122</text:p>
          </table:table-cell>
          <table:table-cell table:number-columns-repeated="3" office:value-type="float" office:value="-641.8921884061" calcext:value-type="float">
            <text:p>-641.8921884061</text:p>
          </table:table-cell>
          <table:table-cell office:value-type="float" office:value="-0.00076665700015773" calcext:value-type="float">
            <text:p>-0.000766657000158</text:p>
          </table:table-cell>
          <table:table-cell/>
          <table:table-cell table:formula="of:=([.F700]-[.F699])/([.G700]-[.G699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6.9799999999999" calcext:value-type="float">
            <text:p>6.9799999999999</text:p>
          </table:table-cell>
          <table:table-cell office:value-type="float" office:value="-0.00039199999999996" calcext:value-type="float">
            <text:p>-0.000392</text:p>
          </table:table-cell>
          <table:table-cell office:value-type="float" office:value="-1293.4415521087" calcext:value-type="float">
            <text:p>-1293.4415521087</text:p>
          </table:table-cell>
          <table:table-cell table:number-columns-repeated="3" office:value-type="float" office:value="-646.72077605435" calcext:value-type="float">
            <text:p>-646.72077605435</text:p>
          </table:table-cell>
          <table:table-cell office:value-type="float" office:value="-0.0007745867181159" calcext:value-type="float">
            <text:p>-0.000774586718116</text:p>
          </table:table-cell>
          <table:table-cell/>
          <table:table-cell table:formula="of:=([.F701]-[.F700])/([.G701]-[.G700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6.9899999999999" calcext:value-type="float">
            <text:p>6.9899999999999</text:p>
          </table:table-cell>
          <table:table-cell office:value-type="float" office:value="-0.00039599999999996" calcext:value-type="float">
            <text:p>-0.000396</text:p>
          </table:table-cell>
          <table:table-cell office:value-type="float" office:value="-1303.0987274052" calcext:value-type="float">
            <text:p>-1303.0987274052</text:p>
          </table:table-cell>
          <table:table-cell table:number-columns-repeated="3" office:value-type="float" office:value="-651.54936370259" calcext:value-type="float">
            <text:p>-651.54936370259</text:p>
          </table:table-cell>
          <table:table-cell office:value-type="float" office:value="-0.00078251643607407" calcext:value-type="float">
            <text:p>-0.000782516436074</text:p>
          </table:table-cell>
          <table:table-cell/>
          <table:table-cell table:formula="of:=([.F702]-[.F701])/([.G702]-[.G701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6.9999999999999" calcext:value-type="float">
            <text:p>6.9999999999999</text:p>
          </table:table-cell>
          <table:table-cell office:value-type="float" office:value="-0.00039999999999996" calcext:value-type="float">
            <text:p>-0.0004</text:p>
          </table:table-cell>
          <table:table-cell office:value-type="float" office:value="-1312.7559027017" calcext:value-type="float">
            <text:p>-1312.7559027017</text:p>
          </table:table-cell>
          <table:table-cell table:number-columns-repeated="3" office:value-type="float" office:value="-656.37795135083" calcext:value-type="float">
            <text:p>-656.37795135083</text:p>
          </table:table-cell>
          <table:table-cell office:value-type="float" office:value="-0.00079044615403224" calcext:value-type="float">
            <text:p>-0.000790446154032</text:p>
          </table:table-cell>
          <table:table-cell/>
          <table:table-cell table:formula="of:=([.F703]-[.F702])/([.G703]-[.G702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7.0099999999999" calcext:value-type="float">
            <text:p>7.0099999999999</text:p>
          </table:table-cell>
          <table:table-cell office:value-type="float" office:value="-0.00040399999999996" calcext:value-type="float">
            <text:p>-0.000404</text:p>
          </table:table-cell>
          <table:table-cell office:value-type="float" office:value="-1322.4130779982" calcext:value-type="float">
            <text:p>-1322.4130779982</text:p>
          </table:table-cell>
          <table:table-cell table:number-columns-repeated="3" office:value-type="float" office:value="-661.20653899908" calcext:value-type="float">
            <text:p>-661.20653899908</text:p>
          </table:table-cell>
          <table:table-cell office:value-type="float" office:value="-0.00079837587199041" calcext:value-type="float">
            <text:p>-0.00079837587199</text:p>
          </table:table-cell>
          <table:table-cell/>
          <table:table-cell table:formula="of:=([.F704]-[.F703])/([.G704]-[.G70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0199999999999" calcext:value-type="float">
            <text:p>7.0199999999999</text:p>
          </table:table-cell>
          <table:table-cell office:value-type="float" office:value="-0.00040799999999996" calcext:value-type="float">
            <text:p>-0.000408</text:p>
          </table:table-cell>
          <table:table-cell office:value-type="float" office:value="-1332.0702532946" calcext:value-type="float">
            <text:p>-1332.0702532946</text:p>
          </table:table-cell>
          <table:table-cell table:number-columns-repeated="3" office:value-type="float" office:value="-666.03512664732" calcext:value-type="float">
            <text:p>-666.03512664732</text:p>
          </table:table-cell>
          <table:table-cell office:value-type="float" office:value="-0.00080630558994858" calcext:value-type="float">
            <text:p>-0.000806305589949</text:p>
          </table:table-cell>
          <table:table-cell/>
          <table:table-cell table:formula="of:=([.F705]-[.F704])/([.G705]-[.G704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7.0299999999999" calcext:value-type="float">
            <text:p>7.0299999999999</text:p>
          </table:table-cell>
          <table:table-cell office:value-type="float" office:value="-0.00041199999999996" calcext:value-type="float">
            <text:p>-0.000412</text:p>
          </table:table-cell>
          <table:table-cell office:value-type="float" office:value="-1341.7274285911" calcext:value-type="float">
            <text:p>-1341.7274285911</text:p>
          </table:table-cell>
          <table:table-cell table:number-columns-repeated="3" office:value-type="float" office:value="-670.86371429556" calcext:value-type="float">
            <text:p>-670.86371429556</text:p>
          </table:table-cell>
          <table:table-cell office:value-type="float" office:value="-0.00081423530790675" calcext:value-type="float">
            <text:p>-0.000814235307907</text:p>
          </table:table-cell>
          <table:table-cell/>
          <table:table-cell table:formula="of:=([.F706]-[.F705])/([.G706]-[.G705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7.0399999999999" calcext:value-type="float">
            <text:p>7.0399999999999</text:p>
          </table:table-cell>
          <table:table-cell office:value-type="float" office:value="-0.00041599999999996" calcext:value-type="float">
            <text:p>-0.000416</text:p>
          </table:table-cell>
          <table:table-cell office:value-type="float" office:value="-1351.3846038876" calcext:value-type="float">
            <text:p>-1351.3846038876</text:p>
          </table:table-cell>
          <table:table-cell table:number-columns-repeated="3" office:value-type="float" office:value="-675.6923019438" calcext:value-type="float">
            <text:p>-675.6923019438</text:p>
          </table:table-cell>
          <table:table-cell office:value-type="float" office:value="-0.00082216502586492" calcext:value-type="float">
            <text:p>-0.000822165025865</text:p>
          </table:table-cell>
          <table:table-cell/>
          <table:table-cell table:formula="of:=([.F707]-[.F706])/([.G707]-[.G706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7.0499999999999" calcext:value-type="float">
            <text:p>7.0499999999999</text:p>
          </table:table-cell>
          <table:table-cell office:value-type="float" office:value="-0.00041999999999996" calcext:value-type="float">
            <text:p>-0.00042</text:p>
          </table:table-cell>
          <table:table-cell office:value-type="float" office:value="-1361.0417791841" calcext:value-type="float">
            <text:p>-1361.0417791841</text:p>
          </table:table-cell>
          <table:table-cell table:number-columns-repeated="3" office:value-type="float" office:value="-680.52088959205" calcext:value-type="float">
            <text:p>-680.52088959205</text:p>
          </table:table-cell>
          <table:table-cell office:value-type="float" office:value="-0.00083009474382309" calcext:value-type="float">
            <text:p>-0.000830094743823</text:p>
          </table:table-cell>
          <table:table-cell/>
          <table:table-cell table:formula="of:=([.F708]-[.F707])/([.G708]-[.G707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7.0599999999999" calcext:value-type="float">
            <text:p>7.0599999999999</text:p>
          </table:table-cell>
          <table:table-cell office:value-type="float" office:value="-0.00042399999999996" calcext:value-type="float">
            <text:p>-0.000424</text:p>
          </table:table-cell>
          <table:table-cell office:value-type="float" office:value="-1370.6989544806" calcext:value-type="float">
            <text:p>-1370.6989544806</text:p>
          </table:table-cell>
          <table:table-cell table:number-columns-repeated="3" office:value-type="float" office:value="-685.34947724029" calcext:value-type="float">
            <text:p>-685.34947724029</text:p>
          </table:table-cell>
          <table:table-cell office:value-type="float" office:value="-0.00083802446178126" calcext:value-type="float">
            <text:p>-0.000838024461781</text:p>
          </table:table-cell>
          <table:table-cell/>
          <table:table-cell table:formula="of:=([.F709]-[.F708])/([.G709]-[.G708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0699999999999" calcext:value-type="float">
            <text:p>7.0699999999999</text:p>
          </table:table-cell>
          <table:table-cell office:value-type="float" office:value="-0.00042799999999996" calcext:value-type="float">
            <text:p>-0.000428</text:p>
          </table:table-cell>
          <table:table-cell office:value-type="float" office:value="-1380.3561297771" calcext:value-type="float">
            <text:p>-1380.3561297771</text:p>
          </table:table-cell>
          <table:table-cell table:number-columns-repeated="3" office:value-type="float" office:value="-690.17806488853" calcext:value-type="float">
            <text:p>-690.17806488853</text:p>
          </table:table-cell>
          <table:table-cell office:value-type="float" office:value="-0.00084595417973943" calcext:value-type="float">
            <text:p>-0.000845954179739</text:p>
          </table:table-cell>
          <table:table-cell/>
          <table:table-cell table:formula="of:=([.F710]-[.F709])/([.G710]-[.G709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7.0799999999999" calcext:value-type="float">
            <text:p>7.0799999999999</text:p>
          </table:table-cell>
          <table:table-cell office:value-type="float" office:value="-0.00043199999999996" calcext:value-type="float">
            <text:p>-0.000432</text:p>
          </table:table-cell>
          <table:table-cell office:value-type="float" office:value="-1390.0133050736" calcext:value-type="float">
            <text:p>-1390.0133050736</text:p>
          </table:table-cell>
          <table:table-cell table:number-columns-repeated="3" office:value-type="float" office:value="-695.00665253678" calcext:value-type="float">
            <text:p>-695.00665253678</text:p>
          </table:table-cell>
          <table:table-cell office:value-type="float" office:value="-0.0008538838976976" calcext:value-type="float">
            <text:p>-0.000853883897698</text:p>
          </table:table-cell>
          <table:table-cell/>
          <table:table-cell table:formula="of:=([.F711]-[.F710])/([.G711]-[.G710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7.0899999999999" calcext:value-type="float">
            <text:p>7.0899999999999</text:p>
          </table:table-cell>
          <table:table-cell office:value-type="float" office:value="-0.00043599999999996" calcext:value-type="float">
            <text:p>-0.000436</text:p>
          </table:table-cell>
          <table:table-cell office:value-type="float" office:value="-1399.67048037" calcext:value-type="float">
            <text:p>-1399.67048037</text:p>
          </table:table-cell>
          <table:table-cell table:number-columns-repeated="3" office:value-type="float" office:value="-699.83524018502" calcext:value-type="float">
            <text:p>-699.83524018502</text:p>
          </table:table-cell>
          <table:table-cell office:value-type="float" office:value="-0.00086181361565577" calcext:value-type="float">
            <text:p>-0.000861813615656</text:p>
          </table:table-cell>
          <table:table-cell/>
          <table:table-cell table:formula="of:=([.F712]-[.F711])/([.G712]-[.G711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0999999999999" calcext:value-type="float">
            <text:p>7.0999999999999</text:p>
          </table:table-cell>
          <table:table-cell office:value-type="float" office:value="-0.00043999999999996" calcext:value-type="float">
            <text:p>-0.00044</text:p>
          </table:table-cell>
          <table:table-cell office:value-type="float" office:value="-1409.3276556665" calcext:value-type="float">
            <text:p>-1409.3276556665</text:p>
          </table:table-cell>
          <table:table-cell table:number-columns-repeated="3" office:value-type="float" office:value="-704.66382783326" calcext:value-type="float">
            <text:p>-704.66382783326</text:p>
          </table:table-cell>
          <table:table-cell office:value-type="float" office:value="-0.00086974333361394" calcext:value-type="float">
            <text:p>-0.000869743333614</text:p>
          </table:table-cell>
          <table:table-cell/>
          <table:table-cell table:formula="of:=([.F713]-[.F712])/([.G713]-[.G712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7.1099999999999" calcext:value-type="float">
            <text:p>7.1099999999999</text:p>
          </table:table-cell>
          <table:table-cell office:value-type="float" office:value="-0.00044399999999996" calcext:value-type="float">
            <text:p>-0.000444</text:p>
          </table:table-cell>
          <table:table-cell office:value-type="float" office:value="-1418.984830963" calcext:value-type="float">
            <text:p>-1418.984830963</text:p>
          </table:table-cell>
          <table:table-cell table:number-columns-repeated="3" office:value-type="float" office:value="-709.49241548151" calcext:value-type="float">
            <text:p>-709.49241548151</text:p>
          </table:table-cell>
          <table:table-cell office:value-type="float" office:value="-0.00087767305157211" calcext:value-type="float">
            <text:p>-0.000877673051572</text:p>
          </table:table-cell>
          <table:table-cell/>
          <table:table-cell table:formula="of:=([.F714]-[.F713])/([.G714]-[.G713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7.1199999999999" calcext:value-type="float">
            <text:p>7.1199999999999</text:p>
          </table:table-cell>
          <table:table-cell office:value-type="float" office:value="-0.00044799999999996" calcext:value-type="float">
            <text:p>-0.000448</text:p>
          </table:table-cell>
          <table:table-cell office:value-type="float" office:value="-1428.6420062595" calcext:value-type="float">
            <text:p>-1428.6420062595</text:p>
          </table:table-cell>
          <table:table-cell table:number-columns-repeated="3" office:value-type="float" office:value="-714.32100312975" calcext:value-type="float">
            <text:p>-714.32100312975</text:p>
          </table:table-cell>
          <table:table-cell office:value-type="float" office:value="-0.00088560276953028" calcext:value-type="float">
            <text:p>-0.00088560276953</text:p>
          </table:table-cell>
          <table:table-cell/>
          <table:table-cell table:formula="of:=([.F715]-[.F714])/([.G715]-[.G71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1299999999999" calcext:value-type="float">
            <text:p>7.1299999999999</text:p>
          </table:table-cell>
          <table:table-cell office:value-type="float" office:value="-0.00045199999999996" calcext:value-type="float">
            <text:p>-0.000452</text:p>
          </table:table-cell>
          <table:table-cell office:value-type="float" office:value="-1438.299181556" calcext:value-type="float">
            <text:p>-1438.299181556</text:p>
          </table:table-cell>
          <table:table-cell table:number-columns-repeated="3" office:value-type="float" office:value="-719.14959077799" calcext:value-type="float">
            <text:p>-719.14959077799</text:p>
          </table:table-cell>
          <table:table-cell office:value-type="float" office:value="-0.00089353248748845" calcext:value-type="float">
            <text:p>-0.000893532487488</text:p>
          </table:table-cell>
          <table:table-cell/>
          <table:table-cell table:formula="of:=([.F716]-[.F715])/([.G716]-[.G715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7.1399999999999" calcext:value-type="float">
            <text:p>7.1399999999999</text:p>
          </table:table-cell>
          <table:table-cell office:value-type="float" office:value="-0.00045599999999996" calcext:value-type="float">
            <text:p>-0.000456</text:p>
          </table:table-cell>
          <table:table-cell office:value-type="float" office:value="-1447.9563568525" calcext:value-type="float">
            <text:p>-1447.9563568525</text:p>
          </table:table-cell>
          <table:table-cell table:number-columns-repeated="3" office:value-type="float" office:value="-723.97817842623" calcext:value-type="float">
            <text:p>-723.97817842623</text:p>
          </table:table-cell>
          <table:table-cell office:value-type="float" office:value="-0.00090146220544662" calcext:value-type="float">
            <text:p>-0.000901462205447</text:p>
          </table:table-cell>
          <table:table-cell/>
          <table:table-cell table:formula="of:=([.F717]-[.F716])/([.G717]-[.G716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7.1499999999999" calcext:value-type="float">
            <text:p>7.1499999999999</text:p>
          </table:table-cell>
          <table:table-cell office:value-type="float" office:value="-0.00045999999999996" calcext:value-type="float">
            <text:p>-0.00046</text:p>
          </table:table-cell>
          <table:table-cell office:value-type="float" office:value="-1457.613532149" calcext:value-type="float">
            <text:p>-1457.613532149</text:p>
          </table:table-cell>
          <table:table-cell table:number-columns-repeated="3" office:value-type="float" office:value="-728.80676607448" calcext:value-type="float">
            <text:p>-728.80676607448</text:p>
          </table:table-cell>
          <table:table-cell office:value-type="float" office:value="-0.00090939192340479" calcext:value-type="float">
            <text:p>-0.000909391923405</text:p>
          </table:table-cell>
          <table:table-cell/>
          <table:table-cell table:formula="of:=([.F718]-[.F717])/([.G718]-[.G717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7.1599999999999" calcext:value-type="float">
            <text:p>7.1599999999999</text:p>
          </table:table-cell>
          <table:table-cell office:value-type="float" office:value="-0.00046399999999996" calcext:value-type="float">
            <text:p>-0.000464</text:p>
          </table:table-cell>
          <table:table-cell office:value-type="float" office:value="-1467.2707074454" calcext:value-type="float">
            <text:p>-1467.2707074454</text:p>
          </table:table-cell>
          <table:table-cell table:number-columns-repeated="3" office:value-type="float" office:value="-733.63535372272" calcext:value-type="float">
            <text:p>-733.63535372272</text:p>
          </table:table-cell>
          <table:table-cell office:value-type="float" office:value="-0.00091732164136296" calcext:value-type="float">
            <text:p>-0.000917321641363</text:p>
          </table:table-cell>
          <table:table-cell/>
          <table:table-cell table:formula="of:=([.F719]-[.F718])/([.G719]-[.G718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1699999999999" calcext:value-type="float">
            <text:p>7.1699999999999</text:p>
          </table:table-cell>
          <table:table-cell office:value-type="float" office:value="-0.00046799999999996" calcext:value-type="float">
            <text:p>-0.000468</text:p>
          </table:table-cell>
          <table:table-cell office:value-type="float" office:value="-1476.9278827419" calcext:value-type="float">
            <text:p>-1476.9278827419</text:p>
          </table:table-cell>
          <table:table-cell table:number-columns-repeated="3" office:value-type="float" office:value="-738.46394137096" calcext:value-type="float">
            <text:p>-738.46394137096</text:p>
          </table:table-cell>
          <table:table-cell office:value-type="float" office:value="-0.00092525135932113" calcext:value-type="float">
            <text:p>-0.000925251359321</text:p>
          </table:table-cell>
          <table:table-cell/>
          <table:table-cell table:formula="of:=([.F720]-[.F719])/([.G720]-[.G719])" office:value-type="float" office:value="608923.000000135" calcext:value-type="float">
            <text:p>608923.000000135</text:p>
          </table:table-cell>
          <table:table-cell table:number-columns-repeated="2"/>
        </table:table-row>
        <table:table-row table:style-name="ro1">
          <table:table-cell office:value-type="float" office:value="7.1799999999999" calcext:value-type="float">
            <text:p>7.1799999999999</text:p>
          </table:table-cell>
          <table:table-cell office:value-type="float" office:value="-0.00047199999999996" calcext:value-type="float">
            <text:p>-0.000472</text:p>
          </table:table-cell>
          <table:table-cell office:value-type="float" office:value="-1486.5850580384" calcext:value-type="float">
            <text:p>-1486.5850580384</text:p>
          </table:table-cell>
          <table:table-cell table:number-columns-repeated="3" office:value-type="float" office:value="-743.29252901921" calcext:value-type="float">
            <text:p>-743.29252901921</text:p>
          </table:table-cell>
          <table:table-cell office:value-type="float" office:value="-0.00093318107727931" calcext:value-type="float">
            <text:p>-0.000933181077279</text:p>
          </table:table-cell>
          <table:table-cell/>
          <table:table-cell table:formula="of:=([.F721]-[.F720])/([.G721]-[.G720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1899999999999" calcext:value-type="float">
            <text:p>7.1899999999999</text:p>
          </table:table-cell>
          <table:table-cell office:value-type="float" office:value="-0.00047599999999996" calcext:value-type="float">
            <text:p>-0.000476</text:p>
          </table:table-cell>
          <table:table-cell office:value-type="float" office:value="-1496.2422333349" calcext:value-type="float">
            <text:p>-1496.2422333349</text:p>
          </table:table-cell>
          <table:table-cell table:number-columns-repeated="3" office:value-type="float" office:value="-748.12111666745" calcext:value-type="float">
            <text:p>-748.12111666745</text:p>
          </table:table-cell>
          <table:table-cell office:value-type="float" office:value="-0.00094111079523748" calcext:value-type="float">
            <text:p>-0.000941110795237</text:p>
          </table:table-cell>
          <table:table-cell/>
          <table:table-cell table:formula="of:=([.F722]-[.F721])/([.G722]-[.G721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7.1999999999999" calcext:value-type="float">
            <text:p>7.1999999999999</text:p>
          </table:table-cell>
          <table:table-cell office:value-type="float" office:value="-0.00047999999999996" calcext:value-type="float">
            <text:p>-0.00048</text:p>
          </table:table-cell>
          <table:table-cell office:value-type="float" office:value="-1505.8994086314" calcext:value-type="float">
            <text:p>-1505.8994086314</text:p>
          </table:table-cell>
          <table:table-cell table:number-columns-repeated="3" office:value-type="float" office:value="-752.94970431569" calcext:value-type="float">
            <text:p>-752.94970431569</text:p>
          </table:table-cell>
          <table:table-cell office:value-type="float" office:value="-0.00094904051319565" calcext:value-type="float">
            <text:p>-0.000949040513196</text:p>
          </table:table-cell>
          <table:table-cell/>
          <table:table-cell table:formula="of:=([.F723]-[.F722])/([.G723]-[.G722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7.2099999999999" calcext:value-type="float">
            <text:p>7.2099999999999</text:p>
          </table:table-cell>
          <table:table-cell office:value-type="float" office:value="-0.00048399999999996" calcext:value-type="float">
            <text:p>-0.000484</text:p>
          </table:table-cell>
          <table:table-cell office:value-type="float" office:value="-1515.5565839279" calcext:value-type="float">
            <text:p>-1515.5565839279</text:p>
          </table:table-cell>
          <table:table-cell table:number-columns-repeated="3" office:value-type="float" office:value="-757.77829196394" calcext:value-type="float">
            <text:p>-757.77829196394</text:p>
          </table:table-cell>
          <table:table-cell office:value-type="float" office:value="-0.00095697023115382" calcext:value-type="float">
            <text:p>-0.000956970231154</text:p>
          </table:table-cell>
          <table:table-cell/>
          <table:table-cell table:formula="of:=([.F724]-[.F723])/([.G724]-[.G72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2199999999999" calcext:value-type="float">
            <text:p>7.2199999999999</text:p>
          </table:table-cell>
          <table:table-cell office:value-type="float" office:value="-0.00048799999999996" calcext:value-type="float">
            <text:p>-0.000488</text:p>
          </table:table-cell>
          <table:table-cell office:value-type="float" office:value="-1525.2137592244" calcext:value-type="float">
            <text:p>-1525.2137592244</text:p>
          </table:table-cell>
          <table:table-cell table:number-columns-repeated="3" office:value-type="float" office:value="-762.60687961218" calcext:value-type="float">
            <text:p>-762.60687961218</text:p>
          </table:table-cell>
          <table:table-cell office:value-type="float" office:value="-0.00096489994911199" calcext:value-type="float">
            <text:p>-0.000964899949112</text:p>
          </table:table-cell>
          <table:table-cell/>
          <table:table-cell table:formula="of:=([.F725]-[.F724])/([.G725]-[.G724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7.2299999999999" calcext:value-type="float">
            <text:p>7.2299999999999</text:p>
          </table:table-cell>
          <table:table-cell office:value-type="float" office:value="-0.00049199999999996" calcext:value-type="float">
            <text:p>-0.000492</text:p>
          </table:table-cell>
          <table:table-cell office:value-type="float" office:value="-1534.8709345208" calcext:value-type="float">
            <text:p>-1534.8709345208</text:p>
          </table:table-cell>
          <table:table-cell table:number-columns-repeated="3" office:value-type="float" office:value="-767.43546726042" calcext:value-type="float">
            <text:p>-767.43546726042</text:p>
          </table:table-cell>
          <table:table-cell office:value-type="float" office:value="-0.00097282966707016" calcext:value-type="float">
            <text:p>-0.00097282966707</text:p>
          </table:table-cell>
          <table:table-cell/>
          <table:table-cell table:formula="of:=([.F726]-[.F725])/([.G726]-[.G725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7.2399999999999" calcext:value-type="float">
            <text:p>7.2399999999999</text:p>
          </table:table-cell>
          <table:table-cell office:value-type="float" office:value="-0.00049599999999996" calcext:value-type="float">
            <text:p>-0.000496</text:p>
          </table:table-cell>
          <table:table-cell office:value-type="float" office:value="-1544.5281098173" calcext:value-type="float">
            <text:p>-1544.5281098173</text:p>
          </table:table-cell>
          <table:table-cell table:number-columns-repeated="3" office:value-type="float" office:value="-772.26405490867" calcext:value-type="float">
            <text:p>-772.26405490867</text:p>
          </table:table-cell>
          <table:table-cell office:value-type="float" office:value="-0.00098075938502833" calcext:value-type="float">
            <text:p>-0.000980759385028</text:p>
          </table:table-cell>
          <table:table-cell/>
          <table:table-cell table:formula="of:=([.F727]-[.F726])/([.G727]-[.G726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7.2499999999999" calcext:value-type="float">
            <text:p>7.2499999999999</text:p>
          </table:table-cell>
          <table:table-cell office:value-type="float" office:value="-0.00049999999999996" calcext:value-type="float">
            <text:p>-0.0005</text:p>
          </table:table-cell>
          <table:table-cell office:value-type="float" office:value="-1554.1852851138" calcext:value-type="float">
            <text:p>-1554.1852851138</text:p>
          </table:table-cell>
          <table:table-cell table:number-columns-repeated="3" office:value-type="float" office:value="-777.09264255691" calcext:value-type="float">
            <text:p>-777.09264255691</text:p>
          </table:table-cell>
          <table:table-cell office:value-type="float" office:value="-0.0009886891029865" calcext:value-type="float">
            <text:p>-0.000988689102987</text:p>
          </table:table-cell>
          <table:table-cell/>
          <table:table-cell table:formula="of:=([.F728]-[.F727])/([.G728]-[.G727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7.2599999999999" calcext:value-type="float">
            <text:p>7.2599999999999</text:p>
          </table:table-cell>
          <table:table-cell office:value-type="float" office:value="-0.00050399999999996" calcext:value-type="float">
            <text:p>-0.000504</text:p>
          </table:table-cell>
          <table:table-cell office:value-type="float" office:value="-1563.8424604103" calcext:value-type="float">
            <text:p>-1563.8424604103</text:p>
          </table:table-cell>
          <table:table-cell table:number-columns-repeated="3" office:value-type="float" office:value="-781.92123020515" calcext:value-type="float">
            <text:p>-781.92123020515</text:p>
          </table:table-cell>
          <table:table-cell office:value-type="float" office:value="-0.00099661882094467" calcext:value-type="float">
            <text:p>-0.000996618820945</text:p>
          </table:table-cell>
          <table:table-cell/>
          <table:table-cell table:formula="of:=([.F729]-[.F728])/([.G729]-[.G728])" office:value-type="float" office:value="608923.000002725" calcext:value-type="float">
            <text:p>608923.000002725</text:p>
          </table:table-cell>
          <table:table-cell table:number-columns-repeated="2"/>
        </table:table-row>
        <table:table-row table:style-name="ro1">
          <table:table-cell office:value-type="float" office:value="7.2699999999999" calcext:value-type="float">
            <text:p>7.2699999999999</text:p>
          </table:table-cell>
          <table:table-cell office:value-type="float" office:value="-0.00050799999999996" calcext:value-type="float">
            <text:p>-0.000508</text:p>
          </table:table-cell>
          <table:table-cell office:value-type="float" office:value="-1573.4996357068" calcext:value-type="float">
            <text:p>-1573.4996357068</text:p>
          </table:table-cell>
          <table:table-cell table:number-columns-repeated="3" office:value-type="float" office:value="-786.74981785339" calcext:value-type="float">
            <text:p>-786.74981785339</text:p>
          </table:table-cell>
          <table:table-cell office:value-type="float" office:value="-0.0010045485389028" calcext:value-type="float">
            <text:p>-0.001004548538903</text:p>
          </table:table-cell>
          <table:table-cell/>
          <table:table-cell table:formula="of:=([.F730]-[.F729])/([.G730]-[.G729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7.2799999999999" calcext:value-type="float">
            <text:p>7.2799999999999</text:p>
          </table:table-cell>
          <table:table-cell office:value-type="float" office:value="-0.00051199999999996" calcext:value-type="float">
            <text:p>-0.000512</text:p>
          </table:table-cell>
          <table:table-cell office:value-type="float" office:value="-1583.1568110033" calcext:value-type="float">
            <text:p>-1583.1568110033</text:p>
          </table:table-cell>
          <table:table-cell table:number-columns-repeated="3" office:value-type="float" office:value="-791.57840550164" calcext:value-type="float">
            <text:p>-791.57840550164</text:p>
          </table:table-cell>
          <table:table-cell office:value-type="float" office:value="-0.001012478256861" calcext:value-type="float">
            <text:p>-0.001012478256861</text:p>
          </table:table-cell>
          <table:table-cell/>
          <table:table-cell table:formula="of:=([.F731]-[.F730])/([.G731]-[.G73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7.2899999999999" calcext:value-type="float">
            <text:p>7.2899999999999</text:p>
          </table:table-cell>
          <table:table-cell office:value-type="float" office:value="-0.00051599999999996" calcext:value-type="float">
            <text:p>-0.000516</text:p>
          </table:table-cell>
          <table:table-cell office:value-type="float" office:value="-1592.8139862998" calcext:value-type="float">
            <text:p>-1592.8139862998</text:p>
          </table:table-cell>
          <table:table-cell table:number-columns-repeated="3" office:value-type="float" office:value="-796.40699314988" calcext:value-type="float">
            <text:p>-796.40699314988</text:p>
          </table:table-cell>
          <table:table-cell office:value-type="float" office:value="-0.0010204079748192" calcext:value-type="float">
            <text:p>-0.001020407974819</text:p>
          </table:table-cell>
          <table:table-cell/>
          <table:table-cell table:formula="of:=([.F732]-[.F731])/([.G732]-[.G731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7.2999999999999" calcext:value-type="float">
            <text:p>7.2999999999999</text:p>
          </table:table-cell>
          <table:table-cell office:value-type="float" office:value="-0.00051999999999996" calcext:value-type="float">
            <text:p>-0.00052</text:p>
          </table:table-cell>
          <table:table-cell office:value-type="float" office:value="-1602.4711615962" calcext:value-type="float">
            <text:p>-1602.4711615962</text:p>
          </table:table-cell>
          <table:table-cell table:number-columns-repeated="3" office:value-type="float" office:value="-801.23558079812" calcext:value-type="float">
            <text:p>-801.23558079812</text:p>
          </table:table-cell>
          <table:table-cell office:value-type="float" office:value="-0.0010283376927774" calcext:value-type="float">
            <text:p>-0.001028337692777</text:p>
          </table:table-cell>
          <table:table-cell/>
          <table:table-cell table:formula="of:=([.F733]-[.F732])/([.G733]-[.G732])" office:value-type="float" office:value="608923.000006271" calcext:value-type="float">
            <text:p>608923.000006271</text:p>
          </table:table-cell>
          <table:table-cell table:number-columns-repeated="2"/>
        </table:table-row>
        <table:table-row table:style-name="ro1">
          <table:table-cell office:value-type="float" office:value="7.3099999999999" calcext:value-type="float">
            <text:p>7.3099999999999</text:p>
          </table:table-cell>
          <table:table-cell office:value-type="float" office:value="-0.00052399999999996" calcext:value-type="float">
            <text:p>-0.000524</text:p>
          </table:table-cell>
          <table:table-cell office:value-type="float" office:value="-1612.1283368927" calcext:value-type="float">
            <text:p>-1612.1283368927</text:p>
          </table:table-cell>
          <table:table-cell table:number-columns-repeated="3" office:value-type="float" office:value="-806.06416844637" calcext:value-type="float">
            <text:p>-806.06416844637</text:p>
          </table:table-cell>
          <table:table-cell office:value-type="float" office:value="-0.0010362674107355" calcext:value-type="float">
            <text:p>-0.001036267410736</text:p>
          </table:table-cell>
          <table:table-cell/>
          <table:table-cell table:formula="of:=([.F734]-[.F733])/([.G734]-[.G733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7.3199999999999" calcext:value-type="float">
            <text:p>7.3199999999999</text:p>
          </table:table-cell>
          <table:table-cell office:value-type="float" office:value="-0.00052799999999996" calcext:value-type="float">
            <text:p>-0.000528</text:p>
          </table:table-cell>
          <table:table-cell office:value-type="float" office:value="-1621.7855121892" calcext:value-type="float">
            <text:p>-1621.7855121892</text:p>
          </table:table-cell>
          <table:table-cell table:number-columns-repeated="3" office:value-type="float" office:value="-810.89275609461" calcext:value-type="float">
            <text:p>-810.89275609461</text:p>
          </table:table-cell>
          <table:table-cell office:value-type="float" office:value="-0.0010441971286937" calcext:value-type="float">
            <text:p>-0.001044197128694</text:p>
          </table:table-cell>
          <table:table-cell/>
          <table:table-cell table:formula="of:=([.F735]-[.F734])/([.G735]-[.G734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7.3299999999999" calcext:value-type="float">
            <text:p>7.3299999999999</text:p>
          </table:table-cell>
          <table:table-cell office:value-type="float" office:value="-0.00053199999999996" calcext:value-type="float">
            <text:p>-0.000532</text:p>
          </table:table-cell>
          <table:table-cell office:value-type="float" office:value="-1631.4426874857" calcext:value-type="float">
            <text:p>-1631.4426874857</text:p>
          </table:table-cell>
          <table:table-cell table:number-columns-repeated="3" office:value-type="float" office:value="-815.72134374285" calcext:value-type="float">
            <text:p>-815.72134374285</text:p>
          </table:table-cell>
          <table:table-cell office:value-type="float" office:value="-0.0010521268466519" calcext:value-type="float">
            <text:p>-0.001052126846652</text:p>
          </table:table-cell>
          <table:table-cell/>
          <table:table-cell table:formula="of:=([.F736]-[.F735])/([.G736]-[.G735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7.3399999999999" calcext:value-type="float">
            <text:p>7.3399999999999</text:p>
          </table:table-cell>
          <table:table-cell office:value-type="float" office:value="-0.00053599999999996" calcext:value-type="float">
            <text:p>-0.000536</text:p>
          </table:table-cell>
          <table:table-cell office:value-type="float" office:value="-1641.0998627822" calcext:value-type="float">
            <text:p>-1641.0998627822</text:p>
          </table:table-cell>
          <table:table-cell table:number-columns-repeated="3" office:value-type="float" office:value="-820.5499313911" calcext:value-type="float">
            <text:p>-820.5499313911</text:p>
          </table:table-cell>
          <table:table-cell office:value-type="float" office:value="-0.00106005656461" calcext:value-type="float">
            <text:p>-0.00106005656461</text:p>
          </table:table-cell>
          <table:table-cell/>
          <table:table-cell table:formula="of:=([.F737]-[.F736])/([.G737]-[.G736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7.3499999999999" calcext:value-type="float">
            <text:p>7.3499999999999</text:p>
          </table:table-cell>
          <table:table-cell office:value-type="float" office:value="-0.00053999999999996" calcext:value-type="float">
            <text:p>-0.00054</text:p>
          </table:table-cell>
          <table:table-cell office:value-type="float" office:value="-1650.7570380787" calcext:value-type="float">
            <text:p>-1650.7570380787</text:p>
          </table:table-cell>
          <table:table-cell table:number-columns-repeated="3" office:value-type="float" office:value="-825.37851903934" calcext:value-type="float">
            <text:p>-825.37851903934</text:p>
          </table:table-cell>
          <table:table-cell office:value-type="float" office:value="-0.0010679862825682" calcext:value-type="float">
            <text:p>-0.001067986282568</text:p>
          </table:table-cell>
          <table:table-cell/>
          <table:table-cell table:formula="of:=([.F738]-[.F737])/([.G738]-[.G737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7.3599999999999" calcext:value-type="float">
            <text:p>7.3599999999999</text:p>
          </table:table-cell>
          <table:table-cell office:value-type="float" office:value="-0.00054399999999996" calcext:value-type="float">
            <text:p>-0.000544</text:p>
          </table:table-cell>
          <table:table-cell office:value-type="float" office:value="-1660.4142133752" calcext:value-type="float">
            <text:p>-1660.4142133752</text:p>
          </table:table-cell>
          <table:table-cell table:number-columns-repeated="3" office:value-type="float" office:value="-830.20710668758" calcext:value-type="float">
            <text:p>-830.20710668758</text:p>
          </table:table-cell>
          <table:table-cell office:value-type="float" office:value="-0.0010759160005264" calcext:value-type="float">
            <text:p>-0.001075916000526</text:p>
          </table:table-cell>
          <table:table-cell/>
          <table:table-cell table:formula="of:=([.F739]-[.F738])/([.G739]-[.G738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7.3699999999999" calcext:value-type="float">
            <text:p>7.3699999999999</text:p>
          </table:table-cell>
          <table:table-cell office:value-type="float" office:value="-0.00054799999999995" calcext:value-type="float">
            <text:p>-0.000548</text:p>
          </table:table-cell>
          <table:table-cell office:value-type="float" office:value="-1670.0713886717" calcext:value-type="float">
            <text:p>-1670.0713886717</text:p>
          </table:table-cell>
          <table:table-cell table:number-columns-repeated="3" office:value-type="float" office:value="-835.03569433582" calcext:value-type="float">
            <text:p>-835.03569433582</text:p>
          </table:table-cell>
          <table:table-cell office:value-type="float" office:value="-0.0010838457184845" calcext:value-type="float">
            <text:p>-0.001083845718485</text:p>
          </table:table-cell>
          <table:table-cell/>
          <table:table-cell table:formula="of:=([.F740]-[.F739])/([.G740]-[.G739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7.3799999999999" calcext:value-type="float">
            <text:p>7.3799999999999</text:p>
          </table:table-cell>
          <table:table-cell office:value-type="float" office:value="-0.00055199999999995" calcext:value-type="float">
            <text:p>-0.000552</text:p>
          </table:table-cell>
          <table:table-cell office:value-type="float" office:value="-1679.7285639681" calcext:value-type="float">
            <text:p>-1679.7285639681</text:p>
          </table:table-cell>
          <table:table-cell table:number-columns-repeated="3" office:value-type="float" office:value="-839.86428198407" calcext:value-type="float">
            <text:p>-839.86428198407</text:p>
          </table:table-cell>
          <table:table-cell office:value-type="float" office:value="-0.0010917754364427" calcext:value-type="float">
            <text:p>-0.001091775436443</text:p>
          </table:table-cell>
          <table:table-cell/>
          <table:table-cell table:formula="of:=([.F741]-[.F740])/([.G741]-[.G74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7.3899999999999" calcext:value-type="float">
            <text:p>7.3899999999999</text:p>
          </table:table-cell>
          <table:table-cell office:value-type="float" office:value="-0.00055599999999995" calcext:value-type="float">
            <text:p>-0.000556</text:p>
          </table:table-cell>
          <table:table-cell office:value-type="float" office:value="-1689.3857392646" calcext:value-type="float">
            <text:p>-1689.3857392646</text:p>
          </table:table-cell>
          <table:table-cell table:number-columns-repeated="3" office:value-type="float" office:value="-844.69286963231" calcext:value-type="float">
            <text:p>-844.69286963231</text:p>
          </table:table-cell>
          <table:table-cell office:value-type="float" office:value="-0.0010997051544009" calcext:value-type="float">
            <text:p>-0.001099705154401</text:p>
          </table:table-cell>
          <table:table-cell/>
          <table:table-cell table:formula="of:=([.F742]-[.F741])/([.G742]-[.G741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7.3999999999999" calcext:value-type="float">
            <text:p>7.3999999999999</text:p>
          </table:table-cell>
          <table:table-cell office:value-type="float" office:value="-0.00055999999999995" calcext:value-type="float">
            <text:p>-0.00056</text:p>
          </table:table-cell>
          <table:table-cell office:value-type="float" office:value="-1699.0429145611" calcext:value-type="float">
            <text:p>-1699.0429145611</text:p>
          </table:table-cell>
          <table:table-cell table:number-columns-repeated="3" office:value-type="float" office:value="-849.52145728055" calcext:value-type="float">
            <text:p>-849.52145728055</text:p>
          </table:table-cell>
          <table:table-cell office:value-type="float" office:value="-0.0011076348723591" calcext:value-type="float">
            <text:p>-0.001107634872359</text:p>
          </table:table-cell>
          <table:table-cell/>
          <table:table-cell table:formula="of:=([.F743]-[.F742])/([.G743]-[.G742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7.4099999999999" calcext:value-type="float">
            <text:p>7.4099999999999</text:p>
          </table:table-cell>
          <table:table-cell office:value-type="float" office:value="-0.00056399999999995" calcext:value-type="float">
            <text:p>-0.000564</text:p>
          </table:table-cell>
          <table:table-cell office:value-type="float" office:value="-1708.7000898576" calcext:value-type="float">
            <text:p>-1708.7000898576</text:p>
          </table:table-cell>
          <table:table-cell table:number-columns-repeated="3" office:value-type="float" office:value="-854.3500449288" calcext:value-type="float">
            <text:p>-854.3500449288</text:p>
          </table:table-cell>
          <table:table-cell office:value-type="float" office:value="-0.0011155645903172" calcext:value-type="float">
            <text:p>-0.001115564590317</text:p>
          </table:table-cell>
          <table:table-cell/>
          <table:table-cell table:formula="of:=([.F744]-[.F743])/([.G744]-[.G743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7.4199999999999" calcext:value-type="float">
            <text:p>7.4199999999999</text:p>
          </table:table-cell>
          <table:table-cell office:value-type="float" office:value="-0.00056799999999995" calcext:value-type="float">
            <text:p>-0.000568</text:p>
          </table:table-cell>
          <table:table-cell office:value-type="float" office:value="-1718.3572651541" calcext:value-type="float">
            <text:p>-1718.3572651541</text:p>
          </table:table-cell>
          <table:table-cell table:number-columns-repeated="3" office:value-type="float" office:value="-859.17863257704" calcext:value-type="float">
            <text:p>-859.17863257704</text:p>
          </table:table-cell>
          <table:table-cell office:value-type="float" office:value="-0.0011234943082754" calcext:value-type="float">
            <text:p>-0.001123494308275</text:p>
          </table:table-cell>
          <table:table-cell/>
          <table:table-cell table:formula="of:=([.F745]-[.F744])/([.G745]-[.G744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7.4299999999999" calcext:value-type="float">
            <text:p>7.4299999999999</text:p>
          </table:table-cell>
          <table:table-cell office:value-type="float" office:value="-0.00057199999999995" calcext:value-type="float">
            <text:p>-0.000572</text:p>
          </table:table-cell>
          <table:table-cell office:value-type="float" office:value="-1728.0144404506" calcext:value-type="float">
            <text:p>-1728.0144404506</text:p>
          </table:table-cell>
          <table:table-cell table:number-columns-repeated="3" office:value-type="float" office:value="-864.00722022528" calcext:value-type="float">
            <text:p>-864.00722022528</text:p>
          </table:table-cell>
          <table:table-cell office:value-type="float" office:value="-0.0011314240262336" calcext:value-type="float">
            <text:p>-0.001131424026234</text:p>
          </table:table-cell>
          <table:table-cell/>
          <table:table-cell table:formula="of:=([.F746]-[.F745])/([.G746]-[.G745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7.4399999999999" calcext:value-type="float">
            <text:p>7.4399999999999</text:p>
          </table:table-cell>
          <table:table-cell office:value-type="float" office:value="-0.00057599999999995" calcext:value-type="float">
            <text:p>-0.000576</text:p>
          </table:table-cell>
          <table:table-cell office:value-type="float" office:value="-1737.6716157471" calcext:value-type="float">
            <text:p>-1737.6716157471</text:p>
          </table:table-cell>
          <table:table-cell table:number-columns-repeated="3" office:value-type="float" office:value="-868.83580787353" calcext:value-type="float">
            <text:p>-868.83580787353</text:p>
          </table:table-cell>
          <table:table-cell office:value-type="float" office:value="-0.0011393537441917" calcext:value-type="float">
            <text:p>-0.001139353744192</text:p>
          </table:table-cell>
          <table:table-cell/>
          <table:table-cell table:formula="of:=([.F747]-[.F746])/([.G747]-[.G746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7.4499999999999" calcext:value-type="float">
            <text:p>7.4499999999999</text:p>
          </table:table-cell>
          <table:table-cell office:value-type="float" office:value="-0.00057999999999995" calcext:value-type="float">
            <text:p>-0.00058</text:p>
          </table:table-cell>
          <table:table-cell office:value-type="float" office:value="-1747.3287910435" calcext:value-type="float">
            <text:p>-1747.3287910435</text:p>
          </table:table-cell>
          <table:table-cell table:number-columns-repeated="3" office:value-type="float" office:value="-873.66439552177" calcext:value-type="float">
            <text:p>-873.66439552177</text:p>
          </table:table-cell>
          <table:table-cell office:value-type="float" office:value="-0.0011472834621499" calcext:value-type="float">
            <text:p>-0.00114728346215</text:p>
          </table:table-cell>
          <table:table-cell/>
          <table:table-cell table:formula="of:=([.F748]-[.F747])/([.G748]-[.G747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7.4599999999999" calcext:value-type="float">
            <text:p>7.4599999999999</text:p>
          </table:table-cell>
          <table:table-cell office:value-type="float" office:value="-0.00058399999999995" calcext:value-type="float">
            <text:p>-0.000584</text:p>
          </table:table-cell>
          <table:table-cell office:value-type="float" office:value="-1756.98596634" calcext:value-type="float">
            <text:p>-1756.98596634</text:p>
          </table:table-cell>
          <table:table-cell table:number-columns-repeated="3" office:value-type="float" office:value="-878.49298317001" calcext:value-type="float">
            <text:p>-878.49298317001</text:p>
          </table:table-cell>
          <table:table-cell office:value-type="float" office:value="-0.0011552131801081" calcext:value-type="float">
            <text:p>-0.001155213180108</text:p>
          </table:table-cell>
          <table:table-cell/>
          <table:table-cell table:formula="of:=([.F749]-[.F748])/([.G749]-[.G748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7.4699999999999" calcext:value-type="float">
            <text:p>7.4699999999999</text:p>
          </table:table-cell>
          <table:table-cell office:value-type="float" office:value="-0.00058799999999995" calcext:value-type="float">
            <text:p>-0.000588</text:p>
          </table:table-cell>
          <table:table-cell office:value-type="float" office:value="-1766.6431416365" calcext:value-type="float">
            <text:p>-1766.6431416365</text:p>
          </table:table-cell>
          <table:table-cell table:number-columns-repeated="3" office:value-type="float" office:value="-883.32157081825" calcext:value-type="float">
            <text:p>-883.32157081825</text:p>
          </table:table-cell>
          <table:table-cell office:value-type="float" office:value="-0.0011631428980662" calcext:value-type="float">
            <text:p>-0.001163142898066</text:p>
          </table:table-cell>
          <table:table-cell/>
          <table:table-cell table:formula="of:=([.F750]-[.F749])/([.G750]-[.G749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7.4799999999999" calcext:value-type="float">
            <text:p>7.4799999999999</text:p>
          </table:table-cell>
          <table:table-cell office:value-type="float" office:value="-0.00059199999999995" calcext:value-type="float">
            <text:p>-0.000592</text:p>
          </table:table-cell>
          <table:table-cell office:value-type="float" office:value="-1776.300316933" calcext:value-type="float">
            <text:p>-1776.300316933</text:p>
          </table:table-cell>
          <table:table-cell table:number-columns-repeated="3" office:value-type="float" office:value="-888.1501584665" calcext:value-type="float">
            <text:p>-888.1501584665</text:p>
          </table:table-cell>
          <table:table-cell office:value-type="float" office:value="-0.0011710726160244" calcext:value-type="float">
            <text:p>-0.001171072616024</text:p>
          </table:table-cell>
          <table:table-cell/>
          <table:table-cell table:formula="of:=([.F751]-[.F750])/([.G751]-[.G750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7.4899999999999" calcext:value-type="float">
            <text:p>7.4899999999999</text:p>
          </table:table-cell>
          <table:table-cell office:value-type="float" office:value="-0.00059599999999995" calcext:value-type="float">
            <text:p>-0.000596</text:p>
          </table:table-cell>
          <table:table-cell office:value-type="float" office:value="-1785.9574922295" calcext:value-type="float">
            <text:p>-1785.9574922295</text:p>
          </table:table-cell>
          <table:table-cell table:number-columns-repeated="3" office:value-type="float" office:value="-892.97874611474" calcext:value-type="float">
            <text:p>-892.97874611474</text:p>
          </table:table-cell>
          <table:table-cell office:value-type="float" office:value="-0.0011790023339826" calcext:value-type="float">
            <text:p>-0.001179002333983</text:p>
          </table:table-cell>
          <table:table-cell/>
          <table:table-cell table:formula="of:=([.F752]-[.F751])/([.G752]-[.G751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7.4999999999999" calcext:value-type="float">
            <text:p>7.4999999999999</text:p>
          </table:table-cell>
          <table:table-cell office:value-type="float" office:value="-0.00059999999999995" calcext:value-type="float">
            <text:p>-0.0006</text:p>
          </table:table-cell>
          <table:table-cell office:value-type="float" office:value="-1795.614667526" calcext:value-type="float">
            <text:p>-1795.614667526</text:p>
          </table:table-cell>
          <table:table-cell table:number-columns-repeated="3" office:value-type="float" office:value="-897.80733376298" calcext:value-type="float">
            <text:p>-897.80733376298</text:p>
          </table:table-cell>
          <table:table-cell office:value-type="float" office:value="-0.0011869320519408" calcext:value-type="float">
            <text:p>-0.001186932051941</text:p>
          </table:table-cell>
          <table:table-cell/>
          <table:table-cell table:formula="of:=([.F753]-[.F752])/([.G753]-[.G752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7.5099999999999" calcext:value-type="float">
            <text:p>7.5099999999999</text:p>
          </table:table-cell>
          <table:table-cell office:value-type="float" office:value="-0.00060399999999995" calcext:value-type="float">
            <text:p>-0.000604</text:p>
          </table:table-cell>
          <table:table-cell office:value-type="float" office:value="-1805.2718428225" calcext:value-type="float">
            <text:p>-1805.2718428225</text:p>
          </table:table-cell>
          <table:table-cell table:number-columns-repeated="3" office:value-type="float" office:value="-902.63592141123" calcext:value-type="float">
            <text:p>-902.63592141123</text:p>
          </table:table-cell>
          <table:table-cell office:value-type="float" office:value="-0.0011948617698989" calcext:value-type="float">
            <text:p>-0.001194861769899</text:p>
          </table:table-cell>
          <table:table-cell/>
          <table:table-cell table:formula="of:=([.F754]-[.F753])/([.G754]-[.G753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7.5199999999999" calcext:value-type="float">
            <text:p>7.5199999999999</text:p>
          </table:table-cell>
          <table:table-cell office:value-type="float" office:value="-0.00060799999999995" calcext:value-type="float">
            <text:p>-0.000608</text:p>
          </table:table-cell>
          <table:table-cell office:value-type="float" office:value="-1814.9290181189" calcext:value-type="float">
            <text:p>-1814.9290181189</text:p>
          </table:table-cell>
          <table:table-cell table:number-columns-repeated="3" office:value-type="float" office:value="-907.46450905947" calcext:value-type="float">
            <text:p>-907.46450905947</text:p>
          </table:table-cell>
          <table:table-cell office:value-type="float" office:value="-0.0012027914878571" calcext:value-type="float">
            <text:p>-0.001202791487857</text:p>
          </table:table-cell>
          <table:table-cell/>
          <table:table-cell table:formula="of:=([.F755]-[.F754])/([.G755]-[.G754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7.5299999999999" calcext:value-type="float">
            <text:p>7.5299999999999</text:p>
          </table:table-cell>
          <table:table-cell office:value-type="float" office:value="-0.00061199999999995" calcext:value-type="float">
            <text:p>-0.000612</text:p>
          </table:table-cell>
          <table:table-cell office:value-type="float" office:value="-1824.5861934154" calcext:value-type="float">
            <text:p>-1824.5861934154</text:p>
          </table:table-cell>
          <table:table-cell table:number-columns-repeated="3" office:value-type="float" office:value="-912.29309670771" calcext:value-type="float">
            <text:p>-912.29309670771</text:p>
          </table:table-cell>
          <table:table-cell office:value-type="float" office:value="-0.0012107212058153" calcext:value-type="float">
            <text:p>-0.001210721205815</text:p>
          </table:table-cell>
          <table:table-cell/>
          <table:table-cell table:formula="of:=([.F756]-[.F755])/([.G756]-[.G755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7.5399999999999" calcext:value-type="float">
            <text:p>7.5399999999999</text:p>
          </table:table-cell>
          <table:table-cell office:value-type="float" office:value="-0.00061599999999995" calcext:value-type="float">
            <text:p>-0.000616</text:p>
          </table:table-cell>
          <table:table-cell office:value-type="float" office:value="-1834.2433687119" calcext:value-type="float">
            <text:p>-1834.2433687119</text:p>
          </table:table-cell>
          <table:table-cell table:number-columns-repeated="3" office:value-type="float" office:value="-917.12168435596" calcext:value-type="float">
            <text:p>-917.12168435596</text:p>
          </table:table-cell>
          <table:table-cell office:value-type="float" office:value="-0.0012186509237734" calcext:value-type="float">
            <text:p>-0.001218650923773</text:p>
          </table:table-cell>
          <table:table-cell/>
          <table:table-cell table:formula="of:=([.F757]-[.F756])/([.G757]-[.G756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7.5499999999999" calcext:value-type="float">
            <text:p>7.5499999999999</text:p>
          </table:table-cell>
          <table:table-cell office:value-type="float" office:value="-0.00061999999999995" calcext:value-type="float">
            <text:p>-0.00062</text:p>
          </table:table-cell>
          <table:table-cell office:value-type="float" office:value="-1843.9005440084" calcext:value-type="float">
            <text:p>-1843.9005440084</text:p>
          </table:table-cell>
          <table:table-cell table:number-columns-repeated="3" office:value-type="float" office:value="-921.9502720042" calcext:value-type="float">
            <text:p>-921.9502720042</text:p>
          </table:table-cell>
          <table:table-cell office:value-type="float" office:value="-0.0012265806417316" calcext:value-type="float">
            <text:p>-0.001226580641732</text:p>
          </table:table-cell>
          <table:table-cell/>
          <table:table-cell table:formula="of:=([.F758]-[.F757])/([.G758]-[.G757])" office:value-type="float" office:value="492842.063069315" calcext:value-type="float">
            <text:p>492842.063069315</text:p>
          </table:table-cell>
          <table:table-cell table:number-columns-repeated="2"/>
        </table:table-row>
        <table:table-row table:style-name="ro1">
          <table:table-cell office:value-type="float" office:value="7.5599999999999" calcext:value-type="float">
            <text:p>7.5599999999999</text:p>
          </table:table-cell>
          <table:table-cell office:value-type="float" office:value="-0.00062399999999995" calcext:value-type="float">
            <text:p>-0.000624</text:p>
          </table:table-cell>
          <table:table-cell office:value-type="float" office:value="-1851.7298535031" calcext:value-type="float">
            <text:p>-1851.7298535031</text:p>
          </table:table-cell>
          <table:table-cell table:number-columns-repeated="3" office:value-type="float" office:value="-925.86492667376" calcext:value-type="float">
            <text:p>-925.86492667376</text:p>
          </table:table-cell>
          <table:table-cell office:value-type="float" office:value="-0.001234523662352" calcext:value-type="float">
            <text:p>-0.001234523662352</text:p>
          </table:table-cell>
          <table:table-cell/>
          <table:table-cell table:formula="of:=([.F759]-[.F758])/([.G759]-[.G758])" office:value-type="float" office:value="304461.422173525" calcext:value-type="float">
            <text:p>304461.422173525</text:p>
          </table:table-cell>
          <table:table-cell table:number-columns-repeated="2"/>
        </table:table-row>
        <table:table-row table:style-name="ro1">
          <table:table-cell office:value-type="float" office:value="7.5699999999999" calcext:value-type="float">
            <text:p>7.5699999999999</text:p>
          </table:table-cell>
          <table:table-cell office:value-type="float" office:value="-0.00062799999999995" calcext:value-type="float">
            <text:p>-0.000628</text:p>
          </table:table-cell>
          <table:table-cell office:value-type="float" office:value="-1856.5797439365" calcext:value-type="float">
            <text:p>-1856.5797439365</text:p>
          </table:table-cell>
          <table:table-cell table:number-columns-repeated="3" office:value-type="float" office:value="-928.28987176365" calcext:value-type="float">
            <text:p>-928.28987176365</text:p>
          </table:table-cell>
          <table:table-cell office:value-type="float" office:value="-0.0012424883662957" calcext:value-type="float">
            <text:p>-0.001242488366296</text:p>
          </table:table-cell>
          <table:table-cell/>
          <table:table-cell table:formula="of:=([.F760]-[.F759])/([.G760]-[.G759])" office:value-type="float" office:value="304461.499990772" calcext:value-type="float">
            <text:p>304461.499990772</text:p>
          </table:table-cell>
          <table:table-cell table:number-columns-repeated="2"/>
        </table:table-row>
        <table:table-row table:style-name="ro1">
          <table:table-cell office:value-type="float" office:value="7.5799999999999" calcext:value-type="float">
            <text:p>7.5799999999999</text:p>
          </table:table-cell>
          <table:table-cell office:value-type="float" office:value="-0.00063199999999995" calcext:value-type="float">
            <text:p>-0.000632</text:p>
          </table:table-cell>
          <table:table-cell office:value-type="float" office:value="-1861.4296353516" calcext:value-type="float">
            <text:p>-1861.4296353516</text:p>
          </table:table-cell>
          <table:table-cell table:number-columns-repeated="3" office:value-type="float" office:value="-930.7148174712" calcext:value-type="float">
            <text:p>-930.7148174712</text:p>
          </table:table-cell>
          <table:table-cell office:value-type="float" office:value="-0.0012504530702324" calcext:value-type="float">
            <text:p>-0.001250453070232</text:p>
          </table:table-cell>
          <table:table-cell/>
          <table:table-cell table:formula="of:=([.F761]-[.F760])/([.G761]-[.G760])" office:value-type="float" office:value="304461.499995818" calcext:value-type="float">
            <text:p>304461.499995818</text:p>
          </table:table-cell>
          <table:table-cell table:number-columns-repeated="2"/>
        </table:table-row>
        <table:table-row table:style-name="ro1">
          <table:table-cell office:value-type="float" office:value="7.5899999999999" calcext:value-type="float">
            <text:p>7.5899999999999</text:p>
          </table:table-cell>
          <table:table-cell office:value-type="float" office:value="-0.00063599999999995" calcext:value-type="float">
            <text:p>-0.000636</text:p>
          </table:table-cell>
          <table:table-cell office:value-type="float" office:value="-1866.2795267668" calcext:value-type="float">
            <text:p>-1866.2795267668</text:p>
          </table:table-cell>
          <table:table-cell table:number-columns-repeated="3" office:value-type="float" office:value="-933.13976317876" calcext:value-type="float">
            <text:p>-933.13976317876</text:p>
          </table:table-cell>
          <table:table-cell office:value-type="float" office:value="-0.001258417774169" calcext:value-type="float">
            <text:p>-0.001258417774169</text:p>
          </table:table-cell>
          <table:table-cell/>
          <table:table-cell table:formula="of:=([.F762]-[.F761])/([.G762]-[.G761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7.5999999999999" calcext:value-type="float">
            <text:p>7.5999999999999</text:p>
          </table:table-cell>
          <table:table-cell office:value-type="float" office:value="-0.00063999999999995" calcext:value-type="float">
            <text:p>-0.00064</text:p>
          </table:table-cell>
          <table:table-cell office:value-type="float" office:value="-1871.1294181819" calcext:value-type="float">
            <text:p>-1871.1294181819</text:p>
          </table:table-cell>
          <table:table-cell table:number-columns-repeated="3" office:value-type="float" office:value="-935.56470888632" calcext:value-type="float">
            <text:p>-935.56470888632</text:p>
          </table:table-cell>
          <table:table-cell office:value-type="float" office:value="-0.0012663824781056" calcext:value-type="float">
            <text:p>-0.001266382478106</text:p>
          </table:table-cell>
          <table:table-cell/>
          <table:table-cell table:formula="of:=([.F763]-[.F762])/([.G763]-[.G762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6099999999999" calcext:value-type="float">
            <text:p>7.6099999999999</text:p>
          </table:table-cell>
          <table:table-cell office:value-type="float" office:value="-0.00064399999999995" calcext:value-type="float">
            <text:p>-0.000644</text:p>
          </table:table-cell>
          <table:table-cell office:value-type="float" office:value="-1875.979309597" calcext:value-type="float">
            <text:p>-1875.979309597</text:p>
          </table:table-cell>
          <table:table-cell table:number-columns-repeated="3" office:value-type="float" office:value="-937.98965459388" calcext:value-type="float">
            <text:p>-937.98965459388</text:p>
          </table:table-cell>
          <table:table-cell office:value-type="float" office:value="-0.0012743471820422" calcext:value-type="float">
            <text:p>-0.001274347182042</text:p>
          </table:table-cell>
          <table:table-cell/>
          <table:table-cell table:formula="of:=([.F764]-[.F763])/([.G764]-[.G763])" office:value-type="float" office:value="304461.499990763" calcext:value-type="float">
            <text:p>304461.499990763</text:p>
          </table:table-cell>
          <table:table-cell table:number-columns-repeated="2"/>
        </table:table-row>
        <table:table-row table:style-name="ro1">
          <table:table-cell office:value-type="float" office:value="7.6199999999999" calcext:value-type="float">
            <text:p>7.6199999999999</text:p>
          </table:table-cell>
          <table:table-cell office:value-type="float" office:value="-0.00064799999999995" calcext:value-type="float">
            <text:p>-0.000648</text:p>
          </table:table-cell>
          <table:table-cell office:value-type="float" office:value="-1880.8292010121" calcext:value-type="float">
            <text:p>-1880.8292010121</text:p>
          </table:table-cell>
          <table:table-cell table:number-columns-repeated="3" office:value-type="float" office:value="-940.41460030143" calcext:value-type="float">
            <text:p>-940.41460030143</text:p>
          </table:table-cell>
          <table:table-cell office:value-type="float" office:value="-0.0012823118859789" calcext:value-type="float">
            <text:p>-0.001282311885979</text:p>
          </table:table-cell>
          <table:table-cell/>
          <table:table-cell table:formula="of:=([.F765]-[.F764])/([.G765]-[.G764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6299999999999" calcext:value-type="float">
            <text:p>7.6299999999999</text:p>
          </table:table-cell>
          <table:table-cell office:value-type="float" office:value="-0.00065199999999995" calcext:value-type="float">
            <text:p>-0.000652</text:p>
          </table:table-cell>
          <table:table-cell office:value-type="float" office:value="-1885.6790924272" calcext:value-type="float">
            <text:p>-1885.6790924272</text:p>
          </table:table-cell>
          <table:table-cell table:number-columns-repeated="3" office:value-type="float" office:value="-942.83954600899" calcext:value-type="float">
            <text:p>-942.83954600899</text:p>
          </table:table-cell>
          <table:table-cell office:value-type="float" office:value="-0.0012902765899155" calcext:value-type="float">
            <text:p>-0.001290276589916</text:p>
          </table:table-cell>
          <table:table-cell/>
          <table:table-cell table:formula="of:=([.F766]-[.F765])/([.G766]-[.G765])" office:value-type="float" office:value="304461.499995835" calcext:value-type="float">
            <text:p>304461.499995835</text:p>
          </table:table-cell>
          <table:table-cell table:number-columns-repeated="2"/>
        </table:table-row>
        <table:table-row table:style-name="ro1">
          <table:table-cell office:value-type="float" office:value="7.6399999999999" calcext:value-type="float">
            <text:p>7.6399999999999</text:p>
          </table:table-cell>
          <table:table-cell office:value-type="float" office:value="-0.00065599999999995" calcext:value-type="float">
            <text:p>-0.000656</text:p>
          </table:table-cell>
          <table:table-cell office:value-type="float" office:value="-1890.5289838423" calcext:value-type="float">
            <text:p>-1890.5289838423</text:p>
          </table:table-cell>
          <table:table-cell table:number-columns-repeated="3" office:value-type="float" office:value="-945.26449171655" calcext:value-type="float">
            <text:p>-945.26449171655</text:p>
          </table:table-cell>
          <table:table-cell office:value-type="float" office:value="-0.0012982412938521" calcext:value-type="float">
            <text:p>-0.001298241293852</text:p>
          </table:table-cell>
          <table:table-cell/>
          <table:table-cell table:formula="of:=([.F767]-[.F766])/([.G767]-[.G766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6499999999999" calcext:value-type="float">
            <text:p>7.6499999999999</text:p>
          </table:table-cell>
          <table:table-cell office:value-type="float" office:value="-0.00065999999999995" calcext:value-type="float">
            <text:p>-0.00066</text:p>
          </table:table-cell>
          <table:table-cell office:value-type="float" office:value="-1895.3788752575" calcext:value-type="float">
            <text:p>-1895.3788752575</text:p>
          </table:table-cell>
          <table:table-cell table:number-columns-repeated="3" office:value-type="float" office:value="-947.68943742411" calcext:value-type="float">
            <text:p>-947.68943742411</text:p>
          </table:table-cell>
          <table:table-cell office:value-type="float" office:value="-0.0013062059977887" calcext:value-type="float">
            <text:p>-0.001306205997789</text:p>
          </table:table-cell>
          <table:table-cell/>
          <table:table-cell table:formula="of:=([.F768]-[.F767])/([.G768]-[.G767])" office:value-type="float" office:value="304461.499990763" calcext:value-type="float">
            <text:p>304461.499990763</text:p>
          </table:table-cell>
          <table:table-cell table:number-columns-repeated="2"/>
        </table:table-row>
        <table:table-row table:style-name="ro1">
          <table:table-cell office:value-type="float" office:value="7.6599999999999" calcext:value-type="float">
            <text:p>7.6599999999999</text:p>
          </table:table-cell>
          <table:table-cell office:value-type="float" office:value="-0.00066399999999995" calcext:value-type="float">
            <text:p>-0.000664</text:p>
          </table:table-cell>
          <table:table-cell office:value-type="float" office:value="-1900.2287666726" calcext:value-type="float">
            <text:p>-1900.2287666726</text:p>
          </table:table-cell>
          <table:table-cell table:number-columns-repeated="3" office:value-type="float" office:value="-950.11438313166" calcext:value-type="float">
            <text:p>-950.11438313166</text:p>
          </table:table-cell>
          <table:table-cell office:value-type="float" office:value="-0.0013141707017254" calcext:value-type="float">
            <text:p>-0.001314170701725</text:p>
          </table:table-cell>
          <table:table-cell/>
          <table:table-cell table:formula="of:=([.F769]-[.F768])/([.G769]-[.G768])" office:value-type="float" office:value="304461.499995833" calcext:value-type="float">
            <text:p>304461.499995833</text:p>
          </table:table-cell>
          <table:table-cell table:number-columns-repeated="2"/>
        </table:table-row>
        <table:table-row table:style-name="ro1">
          <table:table-cell office:value-type="float" office:value="7.6699999999999" calcext:value-type="float">
            <text:p>7.6699999999999</text:p>
          </table:table-cell>
          <table:table-cell office:value-type="float" office:value="-0.00066799999999995" calcext:value-type="float">
            <text:p>-0.000668</text:p>
          </table:table-cell>
          <table:table-cell office:value-type="float" office:value="-1905.0786580877" calcext:value-type="float">
            <text:p>-1905.0786580877</text:p>
          </table:table-cell>
          <table:table-cell table:number-columns-repeated="3" office:value-type="float" office:value="-952.53932883922" calcext:value-type="float">
            <text:p>-952.53932883922</text:p>
          </table:table-cell>
          <table:table-cell office:value-type="float" office:value="-0.001322135405662" calcext:value-type="float">
            <text:p>-0.001322135405662</text:p>
          </table:table-cell>
          <table:table-cell/>
          <table:table-cell table:formula="of:=([.F770]-[.F769])/([.G770]-[.G769])" office:value-type="float" office:value="304461.499995835" calcext:value-type="float">
            <text:p>304461.499995835</text:p>
          </table:table-cell>
          <table:table-cell table:number-columns-repeated="2"/>
        </table:table-row>
        <table:table-row table:style-name="ro1">
          <table:table-cell office:value-type="float" office:value="7.6799999999999" calcext:value-type="float">
            <text:p>7.6799999999999</text:p>
          </table:table-cell>
          <table:table-cell office:value-type="float" office:value="-0.00067199999999995" calcext:value-type="float">
            <text:p>-0.000672</text:p>
          </table:table-cell>
          <table:table-cell office:value-type="float" office:value="-1909.9285495028" calcext:value-type="float">
            <text:p>-1909.9285495028</text:p>
          </table:table-cell>
          <table:table-cell table:number-columns-repeated="3" office:value-type="float" office:value="-954.96427454678" calcext:value-type="float">
            <text:p>-954.96427454678</text:p>
          </table:table-cell>
          <table:table-cell office:value-type="float" office:value="-0.0013301001095986" calcext:value-type="float">
            <text:p>-0.001330100109599</text:p>
          </table:table-cell>
          <table:table-cell/>
          <table:table-cell table:formula="of:=([.F771]-[.F770])/([.G771]-[.G770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6899999999999" calcext:value-type="float">
            <text:p>7.6899999999999</text:p>
          </table:table-cell>
          <table:table-cell office:value-type="float" office:value="-0.00067599999999995" calcext:value-type="float">
            <text:p>-0.000676</text:p>
          </table:table-cell>
          <table:table-cell office:value-type="float" office:value="-1914.7784409179" calcext:value-type="float">
            <text:p>-1914.7784409179</text:p>
          </table:table-cell>
          <table:table-cell table:number-columns-repeated="3" office:value-type="float" office:value="-957.38922025434" calcext:value-type="float">
            <text:p>-957.38922025434</text:p>
          </table:table-cell>
          <table:table-cell office:value-type="float" office:value="-0.0013380648135352" calcext:value-type="float">
            <text:p>-0.001338064813535</text:p>
          </table:table-cell>
          <table:table-cell/>
          <table:table-cell table:formula="of:=([.F772]-[.F771])/([.G772]-[.G771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7.6999999999999" calcext:value-type="float">
            <text:p>7.6999999999999</text:p>
          </table:table-cell>
          <table:table-cell office:value-type="float" office:value="-0.00067999999999995" calcext:value-type="float">
            <text:p>-0.00068</text:p>
          </table:table-cell>
          <table:table-cell office:value-type="float" office:value="-1919.628332333" calcext:value-type="float">
            <text:p>-1919.628332333</text:p>
          </table:table-cell>
          <table:table-cell table:number-columns-repeated="3" office:value-type="float" office:value="-959.8141659619" calcext:value-type="float">
            <text:p>-959.8141659619</text:p>
          </table:table-cell>
          <table:table-cell office:value-type="float" office:value="-0.0013460295174718" calcext:value-type="float">
            <text:p>-0.001346029517472</text:p>
          </table:table-cell>
          <table:table-cell/>
          <table:table-cell table:formula="of:=([.F773]-[.F772])/([.G773]-[.G772])" office:value-type="float" office:value="304461.499990763" calcext:value-type="float">
            <text:p>304461.499990763</text:p>
          </table:table-cell>
          <table:table-cell table:number-columns-repeated="2"/>
        </table:table-row>
        <table:table-row table:style-name="ro1">
          <table:table-cell office:value-type="float" office:value="7.7099999999999" calcext:value-type="float">
            <text:p>7.7099999999999</text:p>
          </table:table-cell>
          <table:table-cell office:value-type="float" office:value="-0.00068399999999995" calcext:value-type="float">
            <text:p>-0.000684</text:p>
          </table:table-cell>
          <table:table-cell office:value-type="float" office:value="-1924.4782237482" calcext:value-type="float">
            <text:p>-1924.4782237482</text:p>
          </table:table-cell>
          <table:table-cell table:number-columns-repeated="3" office:value-type="float" office:value="-962.23911166945" calcext:value-type="float">
            <text:p>-962.23911166945</text:p>
          </table:table-cell>
          <table:table-cell office:value-type="float" office:value="-0.0013539942214085" calcext:value-type="float">
            <text:p>-0.001353994221409</text:p>
          </table:table-cell>
          <table:table-cell/>
          <table:table-cell table:formula="of:=([.F774]-[.F773])/([.G774]-[.G773])" office:value-type="float" office:value="304461.499995827" calcext:value-type="float">
            <text:p>304461.499995827</text:p>
          </table:table-cell>
          <table:table-cell table:number-columns-repeated="2"/>
        </table:table-row>
        <table:table-row table:style-name="ro1">
          <table:table-cell office:value-type="float" office:value="7.7199999999999" calcext:value-type="float">
            <text:p>7.7199999999999</text:p>
          </table:table-cell>
          <table:table-cell office:value-type="float" office:value="-0.00068799999999995" calcext:value-type="float">
            <text:p>-0.000688</text:p>
          </table:table-cell>
          <table:table-cell office:value-type="float" office:value="-1929.3281151633" calcext:value-type="float">
            <text:p>-1929.3281151633</text:p>
          </table:table-cell>
          <table:table-cell table:number-columns-repeated="3" office:value-type="float" office:value="-964.66405737701" calcext:value-type="float">
            <text:p>-964.66405737701</text:p>
          </table:table-cell>
          <table:table-cell office:value-type="float" office:value="-0.0013619589253451" calcext:value-type="float">
            <text:p>-0.001361958925345</text:p>
          </table:table-cell>
          <table:table-cell/>
          <table:table-cell table:formula="of:=([.F775]-[.F774])/([.G775]-[.G774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7299999999999" calcext:value-type="float">
            <text:p>7.7299999999999</text:p>
          </table:table-cell>
          <table:table-cell office:value-type="float" office:value="-0.00069199999999995" calcext:value-type="float">
            <text:p>-0.000692</text:p>
          </table:table-cell>
          <table:table-cell office:value-type="float" office:value="-1934.1780065784" calcext:value-type="float">
            <text:p>-1934.1780065784</text:p>
          </table:table-cell>
          <table:table-cell table:number-columns-repeated="3" office:value-type="float" office:value="-967.08900308457" calcext:value-type="float">
            <text:p>-967.08900308457</text:p>
          </table:table-cell>
          <table:table-cell office:value-type="float" office:value="-0.0013699236292817" calcext:value-type="float">
            <text:p>-0.001369923629282</text:p>
          </table:table-cell>
          <table:table-cell/>
          <table:table-cell table:formula="of:=([.F776]-[.F775])/([.G776]-[.G775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7399999999999" calcext:value-type="float">
            <text:p>7.7399999999999</text:p>
          </table:table-cell>
          <table:table-cell office:value-type="float" office:value="-0.00069599999999995" calcext:value-type="float">
            <text:p>-0.000696</text:p>
          </table:table-cell>
          <table:table-cell office:value-type="float" office:value="-1939.0278979935" calcext:value-type="float">
            <text:p>-1939.0278979935</text:p>
          </table:table-cell>
          <table:table-cell table:number-columns-repeated="3" office:value-type="float" office:value="-969.51394879213" calcext:value-type="float">
            <text:p>-969.51394879213</text:p>
          </table:table-cell>
          <table:table-cell office:value-type="float" office:value="-0.0013778883332183" calcext:value-type="float">
            <text:p>-0.001377888333218</text:p>
          </table:table-cell>
          <table:table-cell/>
          <table:table-cell table:formula="of:=([.F777]-[.F776])/([.G777]-[.G776])" office:value-type="float" office:value="304461.499990763" calcext:value-type="float">
            <text:p>304461.499990763</text:p>
          </table:table-cell>
          <table:table-cell table:number-columns-repeated="2"/>
        </table:table-row>
        <table:table-row table:style-name="ro1">
          <table:table-cell office:value-type="float" office:value="7.7499999999999" calcext:value-type="float">
            <text:p>7.7499999999999</text:p>
          </table:table-cell>
          <table:table-cell office:value-type="float" office:value="-0.00069999999999995" calcext:value-type="float">
            <text:p>-0.0007</text:p>
          </table:table-cell>
          <table:table-cell office:value-type="float" office:value="-1943.8777894086" calcext:value-type="float">
            <text:p>-1943.8777894086</text:p>
          </table:table-cell>
          <table:table-cell table:number-columns-repeated="3" office:value-type="float" office:value="-971.93889449968" calcext:value-type="float">
            <text:p>-971.93889449968</text:p>
          </table:table-cell>
          <table:table-cell office:value-type="float" office:value="-0.001385853037155" calcext:value-type="float">
            <text:p>-0.001385853037155</text:p>
          </table:table-cell>
          <table:table-cell/>
          <table:table-cell table:formula="of:=([.F778]-[.F777])/([.G778]-[.G777])" office:value-type="float" office:value="304461.499995835" calcext:value-type="float">
            <text:p>304461.499995835</text:p>
          </table:table-cell>
          <table:table-cell table:number-columns-repeated="2"/>
        </table:table-row>
        <table:table-row table:style-name="ro1">
          <table:table-cell office:value-type="float" office:value="7.7599999999999" calcext:value-type="float">
            <text:p>7.7599999999999</text:p>
          </table:table-cell>
          <table:table-cell office:value-type="float" office:value="-0.00070399999999995" calcext:value-type="float">
            <text:p>-0.000704</text:p>
          </table:table-cell>
          <table:table-cell office:value-type="float" office:value="-1948.7276808237" calcext:value-type="float">
            <text:p>-1948.7276808237</text:p>
          </table:table-cell>
          <table:table-cell table:number-columns-repeated="3" office:value-type="float" office:value="-974.36384020724" calcext:value-type="float">
            <text:p>-974.36384020724</text:p>
          </table:table-cell>
          <table:table-cell office:value-type="float" office:value="-0.0013938177410916" calcext:value-type="float">
            <text:p>-0.001393817741092</text:p>
          </table:table-cell>
          <table:table-cell/>
          <table:table-cell table:formula="of:=([.F779]-[.F778])/([.G779]-[.G778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7699999999999" calcext:value-type="float">
            <text:p>7.7699999999999</text:p>
          </table:table-cell>
          <table:table-cell office:value-type="float" office:value="-0.00070799999999995" calcext:value-type="float">
            <text:p>-0.000708</text:p>
          </table:table-cell>
          <table:table-cell office:value-type="float" office:value="-1953.5775722388" calcext:value-type="float">
            <text:p>-1953.5775722388</text:p>
          </table:table-cell>
          <table:table-cell table:number-columns-repeated="3" office:value-type="float" office:value="-976.7887859148" calcext:value-type="float">
            <text:p>-976.7887859148</text:p>
          </table:table-cell>
          <table:table-cell office:value-type="float" office:value="-0.0014017824450282" calcext:value-type="float">
            <text:p>-0.001401782445028</text:p>
          </table:table-cell>
          <table:table-cell/>
          <table:table-cell table:formula="of:=([.F780]-[.F779])/([.G780]-[.G779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7799999999999" calcext:value-type="float">
            <text:p>7.7799999999999</text:p>
          </table:table-cell>
          <table:table-cell office:value-type="float" office:value="-0.00071199999999995" calcext:value-type="float">
            <text:p>-0.000712</text:p>
          </table:table-cell>
          <table:table-cell office:value-type="float" office:value="-1958.427463654" calcext:value-type="float">
            <text:p>-1958.427463654</text:p>
          </table:table-cell>
          <table:table-cell table:number-columns-repeated="3" office:value-type="float" office:value="-979.21373162236" calcext:value-type="float">
            <text:p>-979.21373162236</text:p>
          </table:table-cell>
          <table:table-cell office:value-type="float" office:value="-0.0014097471489648" calcext:value-type="float">
            <text:p>-0.001409747148965</text:p>
          </table:table-cell>
          <table:table-cell/>
          <table:table-cell table:formula="of:=([.F781]-[.F780])/([.G781]-[.G780])" office:value-type="float" office:value="304461.49999202" calcext:value-type="float">
            <text:p>304461.49999202</text:p>
          </table:table-cell>
          <table:table-cell table:number-columns-repeated="2"/>
        </table:table-row>
        <table:table-row table:style-name="ro1">
          <table:table-cell office:value-type="float" office:value="7.7899999999999" calcext:value-type="float">
            <text:p>7.7899999999999</text:p>
          </table:table-cell>
          <table:table-cell office:value-type="float" office:value="-0.00071599999999995" calcext:value-type="float">
            <text:p>-0.000716</text:p>
          </table:table-cell>
          <table:table-cell office:value-type="float" office:value="-1963.2773550691" calcext:value-type="float">
            <text:p>-1963.2773550691</text:p>
          </table:table-cell>
          <table:table-cell table:number-columns-repeated="3" office:value-type="float" office:value="-981.63867732992" calcext:value-type="float">
            <text:p>-981.63867732992</text:p>
          </table:table-cell>
          <table:table-cell office:value-type="float" office:value="-0.0014177118529015" calcext:value-type="float">
            <text:p>-0.001417711852902</text:p>
          </table:table-cell>
          <table:table-cell/>
          <table:table-cell table:formula="of:=([.F782]-[.F781])/([.G782]-[.G781])" office:value-type="float" office:value="304461.499994585" calcext:value-type="float">
            <text:p>304461.499994585</text:p>
          </table:table-cell>
          <table:table-cell table:number-columns-repeated="2"/>
        </table:table-row>
        <table:table-row table:style-name="ro1">
          <table:table-cell office:value-type="float" office:value="7.7999999999999" calcext:value-type="float">
            <text:p>7.7999999999999</text:p>
          </table:table-cell>
          <table:table-cell office:value-type="float" office:value="-0.00071999999999995" calcext:value-type="float">
            <text:p>-0.00072</text:p>
          </table:table-cell>
          <table:table-cell office:value-type="float" office:value="-1968.1272464842" calcext:value-type="float">
            <text:p>-1968.1272464842</text:p>
          </table:table-cell>
          <table:table-cell table:number-columns-repeated="3" office:value-type="float" office:value="-984.06362303747" calcext:value-type="float">
            <text:p>-984.06362303747</text:p>
          </table:table-cell>
          <table:table-cell office:value-type="float" office:value="-0.0014256765568381" calcext:value-type="float">
            <text:p>-0.001425676556838</text:p>
          </table:table-cell>
          <table:table-cell/>
          <table:table-cell table:formula="of:=([.F783]-[.F782])/([.G783]-[.G782])" office:value-type="float" office:value="304461.499995827" calcext:value-type="float">
            <text:p>304461.499995827</text:p>
          </table:table-cell>
          <table:table-cell table:number-columns-repeated="2"/>
        </table:table-row>
        <table:table-row table:style-name="ro1">
          <table:table-cell office:value-type="float" office:value="7.8099999999999" calcext:value-type="float">
            <text:p>7.8099999999999</text:p>
          </table:table-cell>
          <table:table-cell office:value-type="float" office:value="-0.00072399999999995" calcext:value-type="float">
            <text:p>-0.000724</text:p>
          </table:table-cell>
          <table:table-cell office:value-type="float" office:value="-1972.9771378993" calcext:value-type="float">
            <text:p>-1972.9771378993</text:p>
          </table:table-cell>
          <table:table-cell table:number-columns-repeated="3" office:value-type="float" office:value="-986.48856874503" calcext:value-type="float">
            <text:p>-986.48856874503</text:p>
          </table:table-cell>
          <table:table-cell office:value-type="float" office:value="-0.0014336412607747" calcext:value-type="float">
            <text:p>-0.001433641260775</text:p>
          </table:table-cell>
          <table:table-cell/>
          <table:table-cell table:formula="of:=([.F784]-[.F783])/([.G784]-[.G783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7.8199999999999" calcext:value-type="float">
            <text:p>7.8199999999999</text:p>
          </table:table-cell>
          <table:table-cell office:value-type="float" office:value="-0.00072799999999995" calcext:value-type="float">
            <text:p>-0.000728</text:p>
          </table:table-cell>
          <table:table-cell office:value-type="float" office:value="-1977.8270293144" calcext:value-type="float">
            <text:p>-1977.8270293144</text:p>
          </table:table-cell>
          <table:table-cell table:number-columns-repeated="3" office:value-type="float" office:value="-988.91351445259" calcext:value-type="float">
            <text:p>-988.91351445259</text:p>
          </table:table-cell>
          <table:table-cell office:value-type="float" office:value="-0.0014416059647113" calcext:value-type="float">
            <text:p>-0.001441605964711</text:p>
          </table:table-cell>
          <table:table-cell/>
          <table:table-cell table:formula="of:=([.F785]-[.F784])/([.G785]-[.G784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8299999999999" calcext:value-type="float">
            <text:p>7.8299999999999</text:p>
          </table:table-cell>
          <table:table-cell office:value-type="float" office:value="-0.00073199999999995" calcext:value-type="float">
            <text:p>-0.000732</text:p>
          </table:table-cell>
          <table:table-cell office:value-type="float" office:value="-1982.6769207295" calcext:value-type="float">
            <text:p>-1982.6769207295</text:p>
          </table:table-cell>
          <table:table-cell table:number-columns-repeated="3" office:value-type="float" office:value="-991.33846016015" calcext:value-type="float">
            <text:p>-991.33846016015</text:p>
          </table:table-cell>
          <table:table-cell office:value-type="float" office:value="-0.0014495706686479" calcext:value-type="float">
            <text:p>-0.001449570668648</text:p>
          </table:table-cell>
          <table:table-cell/>
          <table:table-cell table:formula="of:=([.F786]-[.F785])/([.G786]-[.G785])" office:value-type="float" office:value="304461.499990763" calcext:value-type="float">
            <text:p>304461.499990763</text:p>
          </table:table-cell>
          <table:table-cell table:number-columns-repeated="2"/>
        </table:table-row>
        <table:table-row table:style-name="ro1">
          <table:table-cell office:value-type="float" office:value="7.8399999999999" calcext:value-type="float">
            <text:p>7.8399999999999</text:p>
          </table:table-cell>
          <table:table-cell office:value-type="float" office:value="-0.00073599999999995" calcext:value-type="float">
            <text:p>-0.000736</text:p>
          </table:table-cell>
          <table:table-cell office:value-type="float" office:value="-1987.5268121447" calcext:value-type="float">
            <text:p>-1987.5268121447</text:p>
          </table:table-cell>
          <table:table-cell table:number-columns-repeated="3" office:value-type="float" office:value="-993.7634058677" calcext:value-type="float">
            <text:p>-993.7634058677</text:p>
          </table:table-cell>
          <table:table-cell office:value-type="float" office:value="-0.0014575353725846" calcext:value-type="float">
            <text:p>-0.001457535372585</text:p>
          </table:table-cell>
          <table:table-cell/>
          <table:table-cell table:formula="of:=([.F787]-[.F786])/([.G787]-[.G786])" office:value-type="float" office:value="304461.499995827" calcext:value-type="float">
            <text:p>304461.499995827</text:p>
          </table:table-cell>
          <table:table-cell table:number-columns-repeated="2"/>
        </table:table-row>
        <table:table-row table:style-name="ro1">
          <table:table-cell office:value-type="float" office:value="7.8499999999999" calcext:value-type="float">
            <text:p>7.8499999999999</text:p>
          </table:table-cell>
          <table:table-cell office:value-type="float" office:value="-0.00073999999999995" calcext:value-type="float">
            <text:p>-0.00074</text:p>
          </table:table-cell>
          <table:table-cell office:value-type="float" office:value="-1992.3767035598" calcext:value-type="float">
            <text:p>-1992.3767035598</text:p>
          </table:table-cell>
          <table:table-cell table:number-columns-repeated="3" office:value-type="float" office:value="-996.18835157526" calcext:value-type="float">
            <text:p>-996.18835157526</text:p>
          </table:table-cell>
          <table:table-cell office:value-type="float" office:value="-0.0014655000765212" calcext:value-type="float">
            <text:p>-0.001465500076521</text:p>
          </table:table-cell>
          <table:table-cell/>
          <table:table-cell table:formula="of:=([.F788]-[.F787])/([.G788]-[.G787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7.8599999999999" calcext:value-type="float">
            <text:p>7.8599999999999</text:p>
          </table:table-cell>
          <table:table-cell office:value-type="float" office:value="-0.00074399999999995" calcext:value-type="float">
            <text:p>-0.000744</text:p>
          </table:table-cell>
          <table:table-cell office:value-type="float" office:value="-1997.2265949749" calcext:value-type="float">
            <text:p>-1997.2265949749</text:p>
          </table:table-cell>
          <table:table-cell table:number-columns-repeated="3" office:value-type="float" office:value="-998.61329728282" calcext:value-type="float">
            <text:p>-998.61329728282</text:p>
          </table:table-cell>
          <table:table-cell office:value-type="float" office:value="-0.0014734647804578" calcext:value-type="float">
            <text:p>-0.001473464780458</text:p>
          </table:table-cell>
          <table:table-cell/>
          <table:table-cell table:formula="of:=([.F789]-[.F788])/([.G789]-[.G788])" office:value-type="float" office:value="304461.499998353" calcext:value-type="float">
            <text:p>304461.499998353</text:p>
          </table:table-cell>
          <table:table-cell table:number-columns-repeated="2"/>
        </table:table-row>
        <table:table-row table:style-name="ro1">
          <table:table-cell office:value-type="float" office:value="7.8699999999999" calcext:value-type="float">
            <text:p>7.8699999999999</text:p>
          </table:table-cell>
          <table:table-cell office:value-type="float" office:value="-0.00074799999999995" calcext:value-type="float">
            <text:p>-0.000748</text:p>
          </table:table-cell>
          <table:table-cell office:value-type="float" office:value="-2002.07648639" calcext:value-type="float">
            <text:p>-2002.07648639</text:p>
          </table:table-cell>
          <table:table-cell table:number-columns-repeated="3" office:value-type="float" office:value="-1001.0382429904" calcext:value-type="float">
            <text:p>-1001.0382429904</text:p>
          </table:table-cell>
          <table:table-cell office:value-type="float" office:value="-0.0014814294843944" calcext:value-type="float">
            <text:p>-0.001481429484394</text:p>
          </table:table-cell>
          <table:table-cell/>
          <table:table-cell table:formula="of:=([.F790]-[.F789])/([.G790]-[.G789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7.8799999999999" calcext:value-type="float">
            <text:p>7.8799999999999</text:p>
          </table:table-cell>
          <table:table-cell office:value-type="float" office:value="-0.00075199999999995" calcext:value-type="float">
            <text:p>-0.000752</text:p>
          </table:table-cell>
          <table:table-cell office:value-type="float" office:value="-2006.9263778051" calcext:value-type="float">
            <text:p>-2006.9263778051</text:p>
          </table:table-cell>
          <table:table-cell table:number-columns-repeated="3" office:value-type="float" office:value="-1003.4631886979" calcext:value-type="float">
            <text:p>-1003.4631886979</text:p>
          </table:table-cell>
          <table:table-cell office:value-type="float" office:value="-0.0014893941883311" calcext:value-type="float">
            <text:p>-0.001489394188331</text:p>
          </table:table-cell>
          <table:table-cell/>
          <table:table-cell table:formula="of:=([.F791]-[.F790])/([.G791]-[.G790])" office:value-type="float" office:value="304461.500000859" calcext:value-type="float">
            <text:p>304461.500000859</text:p>
          </table:table-cell>
          <table:table-cell table:number-columns-repeated="2"/>
        </table:table-row>
        <table:table-row table:style-name="ro1">
          <table:table-cell office:value-type="float" office:value="7.8899999999999" calcext:value-type="float">
            <text:p>7.8899999999999</text:p>
          </table:table-cell>
          <table:table-cell office:value-type="float" office:value="-0.00075599999999995" calcext:value-type="float">
            <text:p>-0.000756</text:p>
          </table:table-cell>
          <table:table-cell office:value-type="float" office:value="-2011.7762692202" calcext:value-type="float">
            <text:p>-2011.7762692202</text:p>
          </table:table-cell>
          <table:table-cell table:number-columns-repeated="3" office:value-type="float" office:value="-1005.8881344055" calcext:value-type="float">
            <text:p>-1005.8881344055</text:p>
          </table:table-cell>
          <table:table-cell office:value-type="float" office:value="-0.0014973588922677" calcext:value-type="float">
            <text:p>-0.001497358892268</text:p>
          </table:table-cell>
          <table:table-cell/>
          <table:table-cell table:formula="of:=([.F792]-[.F791])/([.G792]-[.G79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7.8999999999999" calcext:value-type="float">
            <text:p>7.8999999999999</text:p>
          </table:table-cell>
          <table:table-cell office:value-type="float" office:value="-0.00075999999999995" calcext:value-type="float">
            <text:p>-0.00076</text:p>
          </table:table-cell>
          <table:table-cell office:value-type="float" office:value="-2016.6261606353" calcext:value-type="float">
            <text:p>-2016.6261606353</text:p>
          </table:table-cell>
          <table:table-cell table:number-columns-repeated="3" office:value-type="float" office:value="-1008.3130801131" calcext:value-type="float">
            <text:p>-1008.3130801131</text:p>
          </table:table-cell>
          <table:table-cell office:value-type="float" office:value="-0.0015053235962043" calcext:value-type="float">
            <text:p>-0.001505323596204</text:p>
          </table:table-cell>
          <table:table-cell/>
          <table:table-cell table:formula="of:=([.F793]-[.F792])/([.G793]-[.G79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7.9099999999999" calcext:value-type="float">
            <text:p>7.9099999999999</text:p>
          </table:table-cell>
          <table:table-cell office:value-type="float" office:value="-0.00076399999999995" calcext:value-type="float">
            <text:p>-0.000764</text:p>
          </table:table-cell>
          <table:table-cell office:value-type="float" office:value="-2021.4760520505" calcext:value-type="float">
            <text:p>-2021.4760520505</text:p>
          </table:table-cell>
          <table:table-cell table:number-columns-repeated="3" office:value-type="float" office:value="-1010.7380258206" calcext:value-type="float">
            <text:p>-1010.7380258206</text:p>
          </table:table-cell>
          <table:table-cell office:value-type="float" office:value="-0.0015132883001409" calcext:value-type="float">
            <text:p>-0.001513288300141</text:p>
          </table:table-cell>
          <table:table-cell/>
          <table:table-cell table:formula="of:=([.F794]-[.F793])/([.G794]-[.G793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7.9199999999999" calcext:value-type="float">
            <text:p>7.9199999999999</text:p>
          </table:table-cell>
          <table:table-cell office:value-type="float" office:value="-0.00076799999999995" calcext:value-type="float">
            <text:p>-0.000768</text:p>
          </table:table-cell>
          <table:table-cell office:value-type="float" office:value="-2026.3259434656" calcext:value-type="float">
            <text:p>-2026.3259434656</text:p>
          </table:table-cell>
          <table:table-cell table:number-columns-repeated="3" office:value-type="float" office:value="-1013.1629715282" calcext:value-type="float">
            <text:p>-1013.1629715282</text:p>
          </table:table-cell>
          <table:table-cell office:value-type="float" office:value="-0.0015212530040776" calcext:value-type="float">
            <text:p>-0.001521253004078</text:p>
          </table:table-cell>
          <table:table-cell/>
          <table:table-cell table:formula="of:=([.F795]-[.F794])/([.G795]-[.G794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7.9299999999999" calcext:value-type="float">
            <text:p>7.9299999999999</text:p>
          </table:table-cell>
          <table:table-cell office:value-type="float" office:value="-0.00077199999999995" calcext:value-type="float">
            <text:p>-0.000772</text:p>
          </table:table-cell>
          <table:table-cell office:value-type="float" office:value="-2031.1758348807" calcext:value-type="float">
            <text:p>-2031.1758348807</text:p>
          </table:table-cell>
          <table:table-cell table:number-columns-repeated="3" office:value-type="float" office:value="-1015.5879172357" calcext:value-type="float">
            <text:p>-1015.5879172357</text:p>
          </table:table-cell>
          <table:table-cell office:value-type="float" office:value="-0.0015292177080142" calcext:value-type="float">
            <text:p>-0.001529217708014</text:p>
          </table:table-cell>
          <table:table-cell/>
          <table:table-cell table:formula="of:=([.F796]-[.F795])/([.G796]-[.G795])" office:value-type="float" office:value="304461.500000859" calcext:value-type="float">
            <text:p>304461.500000859</text:p>
          </table:table-cell>
          <table:table-cell table:number-columns-repeated="2"/>
        </table:table-row>
        <table:table-row table:style-name="ro1">
          <table:table-cell office:value-type="float" office:value="7.9399999999999" calcext:value-type="float">
            <text:p>7.9399999999999</text:p>
          </table:table-cell>
          <table:table-cell office:value-type="float" office:value="-0.00077599999999995" calcext:value-type="float">
            <text:p>-0.000776</text:p>
          </table:table-cell>
          <table:table-cell office:value-type="float" office:value="-2036.0257262958" calcext:value-type="float">
            <text:p>-2036.0257262958</text:p>
          </table:table-cell>
          <table:table-cell table:number-columns-repeated="3" office:value-type="float" office:value="-1018.0128629433" calcext:value-type="float">
            <text:p>-1018.0128629433</text:p>
          </table:table-cell>
          <table:table-cell office:value-type="float" office:value="-0.0015371824119508" calcext:value-type="float">
            <text:p>-0.001537182411951</text:p>
          </table:table-cell>
          <table:table-cell/>
          <table:table-cell table:formula="of:=([.F797]-[.F796])/([.G797]-[.G796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7.9499999999999" calcext:value-type="float">
            <text:p>7.9499999999999</text:p>
          </table:table-cell>
          <table:table-cell office:value-type="float" office:value="-0.00077999999999995" calcext:value-type="float">
            <text:p>-0.00078</text:p>
          </table:table-cell>
          <table:table-cell office:value-type="float" office:value="-2040.8756177109" calcext:value-type="float">
            <text:p>-2040.8756177109</text:p>
          </table:table-cell>
          <table:table-cell table:number-columns-repeated="3" office:value-type="float" office:value="-1020.4378086508" calcext:value-type="float">
            <text:p>-1020.4378086508</text:p>
          </table:table-cell>
          <table:table-cell office:value-type="float" office:value="-0.0015451471158874" calcext:value-type="float">
            <text:p>-0.001545147115887</text:p>
          </table:table-cell>
          <table:table-cell/>
          <table:table-cell table:formula="of:=([.F798]-[.F797])/([.G798]-[.G797])" office:value-type="float" office:value="304461.500000857" calcext:value-type="float">
            <text:p>304461.500000857</text:p>
          </table:table-cell>
          <table:table-cell table:number-columns-repeated="2"/>
        </table:table-row>
        <table:table-row table:style-name="ro1">
          <table:table-cell office:value-type="float" office:value="7.9599999999999" calcext:value-type="float">
            <text:p>7.9599999999999</text:p>
          </table:table-cell>
          <table:table-cell office:value-type="float" office:value="-0.00078399999999995" calcext:value-type="float">
            <text:p>-0.000784</text:p>
          </table:table-cell>
          <table:table-cell office:value-type="float" office:value="-2045.725509126" calcext:value-type="float">
            <text:p>-2045.725509126</text:p>
          </table:table-cell>
          <table:table-cell table:number-columns-repeated="3" office:value-type="float" office:value="-1022.8627543584" calcext:value-type="float">
            <text:p>-1022.8627543584</text:p>
          </table:table-cell>
          <table:table-cell office:value-type="float" office:value="-0.001553111819824" calcext:value-type="float">
            <text:p>-0.001553111819824</text:p>
          </table:table-cell>
          <table:table-cell/>
          <table:table-cell table:formula="of:=([.F799]-[.F798])/([.G799]-[.G798])" office:value-type="float" office:value="304461.499997052" calcext:value-type="float">
            <text:p>304461.499997052</text:p>
          </table:table-cell>
          <table:table-cell table:number-columns-repeated="2"/>
        </table:table-row>
        <table:table-row table:style-name="ro1">
          <table:table-cell office:value-type="float" office:value="7.9699999999999" calcext:value-type="float">
            <text:p>7.9699999999999</text:p>
          </table:table-cell>
          <table:table-cell office:value-type="float" office:value="-0.00078799999999995" calcext:value-type="float">
            <text:p>-0.000788</text:p>
          </table:table-cell>
          <table:table-cell office:value-type="float" office:value="-2050.5754005412" calcext:value-type="float">
            <text:p>-2050.5754005412</text:p>
          </table:table-cell>
          <table:table-cell table:number-columns-repeated="3" office:value-type="float" office:value="-1025.287700066" calcext:value-type="float">
            <text:p>-1025.287700066</text:p>
          </table:table-cell>
          <table:table-cell office:value-type="float" office:value="-0.0015610765237607" calcext:value-type="float">
            <text:p>-0.001561076523761</text:p>
          </table:table-cell>
          <table:table-cell/>
          <table:table-cell table:formula="of:=([.F800]-[.F799])/([.G800]-[.G79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7.9799999999999" calcext:value-type="float">
            <text:p>7.9799999999999</text:p>
          </table:table-cell>
          <table:table-cell office:value-type="float" office:value="-0.00079199999999995" calcext:value-type="float">
            <text:p>-0.000792</text:p>
          </table:table-cell>
          <table:table-cell office:value-type="float" office:value="-2055.4252919563" calcext:value-type="float">
            <text:p>-2055.4252919563</text:p>
          </table:table-cell>
          <table:table-cell table:number-columns-repeated="3" office:value-type="float" office:value="-1027.7126457735" calcext:value-type="float">
            <text:p>-1027.7126457735</text:p>
          </table:table-cell>
          <table:table-cell office:value-type="float" office:value="-0.0015690412276973" calcext:value-type="float">
            <text:p>-0.001569041227697</text:p>
          </table:table-cell>
          <table:table-cell/>
          <table:table-cell table:formula="of:=([.F801]-[.F800])/([.G801]-[.G800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7.9899999999999" calcext:value-type="float">
            <text:p>7.9899999999999</text:p>
          </table:table-cell>
          <table:table-cell office:value-type="float" office:value="-0.00079599999999995" calcext:value-type="float">
            <text:p>-0.000796</text:p>
          </table:table-cell>
          <table:table-cell office:value-type="float" office:value="-2060.2751833714" calcext:value-type="float">
            <text:p>-2060.2751833714</text:p>
          </table:table-cell>
          <table:table-cell table:number-columns-repeated="3" office:value-type="float" office:value="-1030.1375914811" calcext:value-type="float">
            <text:p>-1030.1375914811</text:p>
          </table:table-cell>
          <table:table-cell office:value-type="float" office:value="-0.0015770059316339" calcext:value-type="float">
            <text:p>-0.001577005931634</text:p>
          </table:table-cell>
          <table:table-cell/>
          <table:table-cell table:formula="of:=([.F802]-[.F801])/([.G802]-[.G801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7.9999999999999" calcext:value-type="float">
            <text:p>7.9999999999999</text:p>
          </table:table-cell>
          <table:table-cell office:value-type="float" office:value="-0.00079999999999995" calcext:value-type="float">
            <text:p>-0.0008</text:p>
          </table:table-cell>
          <table:table-cell office:value-type="float" office:value="-2065.1250747865" calcext:value-type="float">
            <text:p>-2065.1250747865</text:p>
          </table:table-cell>
          <table:table-cell table:number-columns-repeated="3" office:value-type="float" office:value="-1032.5625371886" calcext:value-type="float">
            <text:p>-1032.5625371886</text:p>
          </table:table-cell>
          <table:table-cell office:value-type="float" office:value="-0.0015849706355705" calcext:value-type="float">
            <text:p>-0.001584970635571</text:p>
          </table:table-cell>
          <table:table-cell/>
          <table:table-cell table:formula="of:=([.F803]-[.F802])/([.G803]-[.G802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8.0099999999999" calcext:value-type="float">
            <text:p>8.0099999999999</text:p>
          </table:table-cell>
          <table:table-cell office:value-type="float" office:value="-0.00080399999999995" calcext:value-type="float">
            <text:p>-0.000804</text:p>
          </table:table-cell>
          <table:table-cell office:value-type="float" office:value="-2069.9749662016" calcext:value-type="float">
            <text:p>-2069.9749662016</text:p>
          </table:table-cell>
          <table:table-cell table:number-columns-repeated="3" office:value-type="float" office:value="-1034.9874828962" calcext:value-type="float">
            <text:p>-1034.9874828962</text:p>
          </table:table-cell>
          <table:table-cell office:value-type="float" office:value="-0.0015929353395072" calcext:value-type="float">
            <text:p>-0.001592935339507</text:p>
          </table:table-cell>
          <table:table-cell/>
          <table:table-cell table:formula="of:=([.F804]-[.F803])/([.G804]-[.G803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0199999999999" calcext:value-type="float">
            <text:p>8.0199999999999</text:p>
          </table:table-cell>
          <table:table-cell office:value-type="float" office:value="-0.00080799999999995" calcext:value-type="float">
            <text:p>-0.000808</text:p>
          </table:table-cell>
          <table:table-cell office:value-type="float" office:value="-2074.8248576167" calcext:value-type="float">
            <text:p>-2074.8248576167</text:p>
          </table:table-cell>
          <table:table-cell table:number-columns-repeated="3" office:value-type="float" office:value="-1037.4124286037" calcext:value-type="float">
            <text:p>-1037.4124286037</text:p>
          </table:table-cell>
          <table:table-cell office:value-type="float" office:value="-0.0016009000434438" calcext:value-type="float">
            <text:p>-0.001600900043444</text:p>
          </table:table-cell>
          <table:table-cell/>
          <table:table-cell table:formula="of:=([.F805]-[.F804])/([.G805]-[.G80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0299999999999" calcext:value-type="float">
            <text:p>8.0299999999999</text:p>
          </table:table-cell>
          <table:table-cell office:value-type="float" office:value="-0.00081199999999995" calcext:value-type="float">
            <text:p>-0.000812</text:p>
          </table:table-cell>
          <table:table-cell office:value-type="float" office:value="-2079.6747490319" calcext:value-type="float">
            <text:p>-2079.6747490319</text:p>
          </table:table-cell>
          <table:table-cell table:number-columns-repeated="3" office:value-type="float" office:value="-1039.8373743113" calcext:value-type="float">
            <text:p>-1039.8373743113</text:p>
          </table:table-cell>
          <table:table-cell office:value-type="float" office:value="-0.0016088647473804" calcext:value-type="float">
            <text:p>-0.00160886474738</text:p>
          </table:table-cell>
          <table:table-cell/>
          <table:table-cell table:formula="of:=([.F806]-[.F805])/([.G806]-[.G805])" office:value-type="float" office:value="304461.500000857" calcext:value-type="float">
            <text:p>304461.500000857</text:p>
          </table:table-cell>
          <table:table-cell table:number-columns-repeated="2"/>
        </table:table-row>
        <table:table-row table:style-name="ro1">
          <table:table-cell office:value-type="float" office:value="8.0399999999999" calcext:value-type="float">
            <text:p>8.0399999999999</text:p>
          </table:table-cell>
          <table:table-cell office:value-type="float" office:value="-0.00081599999999995" calcext:value-type="float">
            <text:p>-0.000816</text:p>
          </table:table-cell>
          <table:table-cell office:value-type="float" office:value="-2084.524640447" calcext:value-type="float">
            <text:p>-2084.524640447</text:p>
          </table:table-cell>
          <table:table-cell table:number-columns-repeated="3" office:value-type="float" office:value="-1042.2623200189" calcext:value-type="float">
            <text:p>-1042.2623200189</text:p>
          </table:table-cell>
          <table:table-cell office:value-type="float" office:value="-0.001616829451317" calcext:value-type="float">
            <text:p>-0.001616829451317</text:p>
          </table:table-cell>
          <table:table-cell/>
          <table:table-cell table:formula="of:=([.F807]-[.F806])/([.G807]-[.G806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8.0499999999999" calcext:value-type="float">
            <text:p>8.0499999999999</text:p>
          </table:table-cell>
          <table:table-cell office:value-type="float" office:value="-0.00081999999999995" calcext:value-type="float">
            <text:p>-0.00082</text:p>
          </table:table-cell>
          <table:table-cell office:value-type="float" office:value="-2089.3745318621" calcext:value-type="float">
            <text:p>-2089.3745318621</text:p>
          </table:table-cell>
          <table:table-cell table:number-columns-repeated="3" office:value-type="float" office:value="-1044.6872657264" calcext:value-type="float">
            <text:p>-1044.6872657264</text:p>
          </table:table-cell>
          <table:table-cell office:value-type="float" office:value="-0.0016247941552537" calcext:value-type="float">
            <text:p>-0.001624794155254</text:p>
          </table:table-cell>
          <table:table-cell/>
          <table:table-cell table:formula="of:=([.F808]-[.F807])/([.G808]-[.G80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0599999999999" calcext:value-type="float">
            <text:p>8.0599999999999</text:p>
          </table:table-cell>
          <table:table-cell office:value-type="float" office:value="-0.00082399999999995" calcext:value-type="float">
            <text:p>-0.000824</text:p>
          </table:table-cell>
          <table:table-cell office:value-type="float" office:value="-2094.2244232772" calcext:value-type="float">
            <text:p>-2094.2244232772</text:p>
          </table:table-cell>
          <table:table-cell table:number-columns-repeated="3" office:value-type="float" office:value="-1047.112211434" calcext:value-type="float">
            <text:p>-1047.112211434</text:p>
          </table:table-cell>
          <table:table-cell office:value-type="float" office:value="-0.0016327588591903" calcext:value-type="float">
            <text:p>-0.00163275885919</text:p>
          </table:table-cell>
          <table:table-cell/>
          <table:table-cell table:formula="of:=([.F809]-[.F808])/([.G809]-[.G808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8.0699999999999" calcext:value-type="float">
            <text:p>8.0699999999999</text:p>
          </table:table-cell>
          <table:table-cell office:value-type="float" office:value="-0.00082799999999995" calcext:value-type="float">
            <text:p>-0.000828</text:p>
          </table:table-cell>
          <table:table-cell office:value-type="float" office:value="-2099.0743146923" calcext:value-type="float">
            <text:p>-2099.0743146923</text:p>
          </table:table-cell>
          <table:table-cell table:number-columns-repeated="3" office:value-type="float" office:value="-1049.5371571415" calcext:value-type="float">
            <text:p>-1049.5371571415</text:p>
          </table:table-cell>
          <table:table-cell office:value-type="float" office:value="-0.0016407235631269" calcext:value-type="float">
            <text:p>-0.001640723563127</text:p>
          </table:table-cell>
          <table:table-cell/>
          <table:table-cell table:formula="of:=([.F810]-[.F809])/([.G810]-[.G809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0799999999999" calcext:value-type="float">
            <text:p>8.0799999999999</text:p>
          </table:table-cell>
          <table:table-cell office:value-type="float" office:value="-0.00083199999999995" calcext:value-type="float">
            <text:p>-0.000832</text:p>
          </table:table-cell>
          <table:table-cell office:value-type="float" office:value="-2103.9242061074" calcext:value-type="float">
            <text:p>-2103.9242061074</text:p>
          </table:table-cell>
          <table:table-cell table:number-columns-repeated="3" office:value-type="float" office:value="-1051.9621028491" calcext:value-type="float">
            <text:p>-1051.9621028491</text:p>
          </table:table-cell>
          <table:table-cell office:value-type="float" office:value="-0.0016486882670635" calcext:value-type="float">
            <text:p>-0.001648688267064</text:p>
          </table:table-cell>
          <table:table-cell/>
          <table:table-cell table:formula="of:=([.F811]-[.F810])/([.G811]-[.G81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0899999999999" calcext:value-type="float">
            <text:p>8.0899999999999</text:p>
          </table:table-cell>
          <table:table-cell office:value-type="float" office:value="-0.00083599999999995" calcext:value-type="float">
            <text:p>-0.000836</text:p>
          </table:table-cell>
          <table:table-cell office:value-type="float" office:value="-2108.7740975225" calcext:value-type="float">
            <text:p>-2108.7740975225</text:p>
          </table:table-cell>
          <table:table-cell table:number-columns-repeated="3" office:value-type="float" office:value="-1054.3870485566" calcext:value-type="float">
            <text:p>-1054.3870485566</text:p>
          </table:table-cell>
          <table:table-cell office:value-type="float" office:value="-0.0016566529710001" calcext:value-type="float">
            <text:p>-0.001656652971</text:p>
          </table:table-cell>
          <table:table-cell/>
          <table:table-cell table:formula="of:=([.F812]-[.F811])/([.G812]-[.G811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8.0999999999999" calcext:value-type="float">
            <text:p>8.0999999999999</text:p>
          </table:table-cell>
          <table:table-cell office:value-type="float" office:value="-0.00083999999999995" calcext:value-type="float">
            <text:p>-0.00084</text:p>
          </table:table-cell>
          <table:table-cell office:value-type="float" office:value="-2113.6239889377" calcext:value-type="float">
            <text:p>-2113.6239889377</text:p>
          </table:table-cell>
          <table:table-cell table:number-columns-repeated="3" office:value-type="float" office:value="-1056.8119942642" calcext:value-type="float">
            <text:p>-1056.8119942642</text:p>
          </table:table-cell>
          <table:table-cell office:value-type="float" office:value="-0.0016646176749368" calcext:value-type="float">
            <text:p>-0.001664617674937</text:p>
          </table:table-cell>
          <table:table-cell/>
          <table:table-cell table:formula="of:=([.F813]-[.F812])/([.G813]-[.G81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1099999999999" calcext:value-type="float">
            <text:p>8.1099999999999</text:p>
          </table:table-cell>
          <table:table-cell office:value-type="float" office:value="-0.00084399999999995" calcext:value-type="float">
            <text:p>-0.000844</text:p>
          </table:table-cell>
          <table:table-cell office:value-type="float" office:value="-2118.4738803528" calcext:value-type="float">
            <text:p>-2118.4738803528</text:p>
          </table:table-cell>
          <table:table-cell table:number-columns-repeated="3" office:value-type="float" office:value="-1059.2369399718" calcext:value-type="float">
            <text:p>-1059.2369399718</text:p>
          </table:table-cell>
          <table:table-cell office:value-type="float" office:value="-0.0016725823788734" calcext:value-type="float">
            <text:p>-0.001672582378873</text:p>
          </table:table-cell>
          <table:table-cell/>
          <table:table-cell table:formula="of:=([.F814]-[.F813])/([.G814]-[.G813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1199999999999" calcext:value-type="float">
            <text:p>8.1199999999999</text:p>
          </table:table-cell>
          <table:table-cell office:value-type="float" office:value="-0.00084799999999995" calcext:value-type="float">
            <text:p>-0.000848</text:p>
          </table:table-cell>
          <table:table-cell office:value-type="float" office:value="-2123.3237717679" calcext:value-type="float">
            <text:p>-2123.3237717679</text:p>
          </table:table-cell>
          <table:table-cell table:number-columns-repeated="3" office:value-type="float" office:value="-1061.6618856793" calcext:value-type="float">
            <text:p>-1061.6618856793</text:p>
          </table:table-cell>
          <table:table-cell office:value-type="float" office:value="-0.00168054708281" calcext:value-type="float">
            <text:p>-0.00168054708281</text:p>
          </table:table-cell>
          <table:table-cell/>
          <table:table-cell table:formula="of:=([.F815]-[.F814])/([.G815]-[.G814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8.1299999999999" calcext:value-type="float">
            <text:p>8.1299999999999</text:p>
          </table:table-cell>
          <table:table-cell office:value-type="float" office:value="-0.00085199999999995" calcext:value-type="float">
            <text:p>-0.000852</text:p>
          </table:table-cell>
          <table:table-cell office:value-type="float" office:value="-2128.173663183" calcext:value-type="float">
            <text:p>-2128.173663183</text:p>
          </table:table-cell>
          <table:table-cell table:number-columns-repeated="3" office:value-type="float" office:value="-1064.0868313869" calcext:value-type="float">
            <text:p>-1064.0868313869</text:p>
          </table:table-cell>
          <table:table-cell office:value-type="float" office:value="-0.0016885117867466" calcext:value-type="float">
            <text:p>-0.001688511786747</text:p>
          </table:table-cell>
          <table:table-cell/>
          <table:table-cell table:formula="of:=([.F816]-[.F815])/([.G816]-[.G815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8.1399999999999" calcext:value-type="float">
            <text:p>8.1399999999999</text:p>
          </table:table-cell>
          <table:table-cell office:value-type="float" office:value="-0.00085599999999995" calcext:value-type="float">
            <text:p>-0.000856</text:p>
          </table:table-cell>
          <table:table-cell office:value-type="float" office:value="-2133.0235545981" calcext:value-type="float">
            <text:p>-2133.0235545981</text:p>
          </table:table-cell>
          <table:table-cell table:number-columns-repeated="3" office:value-type="float" office:value="-1066.5117770944" calcext:value-type="float">
            <text:p>-1066.5117770944</text:p>
          </table:table-cell>
          <table:table-cell office:value-type="float" office:value="-0.0016964764906833" calcext:value-type="float">
            <text:p>-0.001696476490683</text:p>
          </table:table-cell>
          <table:table-cell/>
          <table:table-cell table:formula="of:=([.F817]-[.F816])/([.G817]-[.G81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1499999999999" calcext:value-type="float">
            <text:p>8.1499999999999</text:p>
          </table:table-cell>
          <table:table-cell office:value-type="float" office:value="-0.00085999999999995" calcext:value-type="float">
            <text:p>-0.00086</text:p>
          </table:table-cell>
          <table:table-cell office:value-type="float" office:value="-2137.8734460132" calcext:value-type="float">
            <text:p>-2137.8734460132</text:p>
          </table:table-cell>
          <table:table-cell table:number-columns-repeated="3" office:value-type="float" office:value="-1068.936722802" calcext:value-type="float">
            <text:p>-1068.936722802</text:p>
          </table:table-cell>
          <table:table-cell office:value-type="float" office:value="-0.0017044411946199" calcext:value-type="float">
            <text:p>-0.00170444119462</text:p>
          </table:table-cell>
          <table:table-cell/>
          <table:table-cell table:formula="of:=([.F818]-[.F817])/([.G818]-[.G817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1599999999999" calcext:value-type="float">
            <text:p>8.1599999999999</text:p>
          </table:table-cell>
          <table:table-cell office:value-type="float" office:value="-0.00086399999999995" calcext:value-type="float">
            <text:p>-0.000864</text:p>
          </table:table-cell>
          <table:table-cell office:value-type="float" office:value="-2142.7233374284" calcext:value-type="float">
            <text:p>-2142.7233374284</text:p>
          </table:table-cell>
          <table:table-cell table:number-columns-repeated="3" office:value-type="float" office:value="-1071.3616685096" calcext:value-type="float">
            <text:p>-1071.3616685096</text:p>
          </table:table-cell>
          <table:table-cell office:value-type="float" office:value="-0.0017124058985565" calcext:value-type="float">
            <text:p>-0.001712405898557</text:p>
          </table:table-cell>
          <table:table-cell/>
          <table:table-cell table:formula="of:=([.F819]-[.F818])/([.G819]-[.G818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1699999999999" calcext:value-type="float">
            <text:p>8.1699999999999</text:p>
          </table:table-cell>
          <table:table-cell office:value-type="float" office:value="-0.00086799999999995" calcext:value-type="float">
            <text:p>-0.000868</text:p>
          </table:table-cell>
          <table:table-cell office:value-type="float" office:value="-2147.5732288435" calcext:value-type="float">
            <text:p>-2147.5732288435</text:p>
          </table:table-cell>
          <table:table-cell table:number-columns-repeated="3" office:value-type="float" office:value="-1073.7866142171" calcext:value-type="float">
            <text:p>-1073.7866142171</text:p>
          </table:table-cell>
          <table:table-cell office:value-type="float" office:value="-0.0017203706024931" calcext:value-type="float">
            <text:p>-0.001720370602493</text:p>
          </table:table-cell>
          <table:table-cell/>
          <table:table-cell table:formula="of:=([.F820]-[.F819])/([.G820]-[.G819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8.1799999999999" calcext:value-type="float">
            <text:p>8.1799999999999</text:p>
          </table:table-cell>
          <table:table-cell office:value-type="float" office:value="-0.00087199999999995" calcext:value-type="float">
            <text:p>-0.000872</text:p>
          </table:table-cell>
          <table:table-cell office:value-type="float" office:value="-2152.4231202586" calcext:value-type="float">
            <text:p>-2152.4231202586</text:p>
          </table:table-cell>
          <table:table-cell table:number-columns-repeated="3" office:value-type="float" office:value="-1076.2115599247" calcext:value-type="float">
            <text:p>-1076.2115599247</text:p>
          </table:table-cell>
          <table:table-cell office:value-type="float" office:value="-0.0017283353064298" calcext:value-type="float">
            <text:p>-0.00172833530643</text:p>
          </table:table-cell>
          <table:table-cell/>
          <table:table-cell table:formula="of:=([.F821]-[.F820])/([.G821]-[.G820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8.1899999999999" calcext:value-type="float">
            <text:p>8.1899999999999</text:p>
          </table:table-cell>
          <table:table-cell office:value-type="float" office:value="-0.00087599999999995" calcext:value-type="float">
            <text:p>-0.000876</text:p>
          </table:table-cell>
          <table:table-cell office:value-type="float" office:value="-2157.2730116737" calcext:value-type="float">
            <text:p>-2157.2730116737</text:p>
          </table:table-cell>
          <table:table-cell table:number-columns-repeated="3" office:value-type="float" office:value="-1078.6365056322" calcext:value-type="float">
            <text:p>-1078.6365056322</text:p>
          </table:table-cell>
          <table:table-cell office:value-type="float" office:value="-0.0017363000103664" calcext:value-type="float">
            <text:p>-0.001736300010366</text:p>
          </table:table-cell>
          <table:table-cell/>
          <table:table-cell table:formula="of:=([.F822]-[.F821])/([.G822]-[.G821])" office:value-type="float" office:value="304461.500000857" calcext:value-type="float">
            <text:p>304461.500000857</text:p>
          </table:table-cell>
          <table:table-cell table:number-columns-repeated="2"/>
        </table:table-row>
        <table:table-row table:style-name="ro1">
          <table:table-cell office:value-type="float" office:value="8.1999999999999" calcext:value-type="float">
            <text:p>8.1999999999999</text:p>
          </table:table-cell>
          <table:table-cell office:value-type="float" office:value="-0.00087999999999995" calcext:value-type="float">
            <text:p>-0.00088</text:p>
          </table:table-cell>
          <table:table-cell office:value-type="float" office:value="-2162.1229030888" calcext:value-type="float">
            <text:p>-2162.1229030888</text:p>
          </table:table-cell>
          <table:table-cell table:number-columns-repeated="3" office:value-type="float" office:value="-1081.0614513398" calcext:value-type="float">
            <text:p>-1081.0614513398</text:p>
          </table:table-cell>
          <table:table-cell office:value-type="float" office:value="-0.001744264714303" calcext:value-type="float">
            <text:p>-0.001744264714303</text:p>
          </table:table-cell>
          <table:table-cell/>
          <table:table-cell table:formula="of:=([.F823]-[.F822])/([.G823]-[.G822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8.2099999999999" calcext:value-type="float">
            <text:p>8.2099999999999</text:p>
          </table:table-cell>
          <table:table-cell office:value-type="float" office:value="-0.00088399999999995" calcext:value-type="float">
            <text:p>-0.000884</text:p>
          </table:table-cell>
          <table:table-cell office:value-type="float" office:value="-2166.9727945039" calcext:value-type="float">
            <text:p>-2166.9727945039</text:p>
          </table:table-cell>
          <table:table-cell table:number-columns-repeated="3" office:value-type="float" office:value="-1083.4863970473" calcext:value-type="float">
            <text:p>-1083.4863970473</text:p>
          </table:table-cell>
          <table:table-cell office:value-type="float" office:value="-0.0017522294182396" calcext:value-type="float">
            <text:p>-0.00175222941824</text:p>
          </table:table-cell>
          <table:table-cell/>
          <table:table-cell table:formula="of:=([.F824]-[.F823])/([.G824]-[.G82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2199999999999" calcext:value-type="float">
            <text:p>8.2199999999999</text:p>
          </table:table-cell>
          <table:table-cell office:value-type="float" office:value="-0.00088799999999995" calcext:value-type="float">
            <text:p>-0.000888</text:p>
          </table:table-cell>
          <table:table-cell office:value-type="float" office:value="-2171.822685919" calcext:value-type="float">
            <text:p>-2171.822685919</text:p>
          </table:table-cell>
          <table:table-cell table:number-columns-repeated="3" office:value-type="float" office:value="-1085.9113427549" calcext:value-type="float">
            <text:p>-1085.9113427549</text:p>
          </table:table-cell>
          <table:table-cell office:value-type="float" office:value="-0.0017601941221762" calcext:value-type="float">
            <text:p>-0.001760194122176</text:p>
          </table:table-cell>
          <table:table-cell/>
          <table:table-cell table:formula="of:=([.F825]-[.F824])/([.G825]-[.G824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8.2299999999999" calcext:value-type="float">
            <text:p>8.2299999999999</text:p>
          </table:table-cell>
          <table:table-cell office:value-type="float" office:value="-0.00089199999999995" calcext:value-type="float">
            <text:p>-0.000892</text:p>
          </table:table-cell>
          <table:table-cell office:value-type="float" office:value="-2176.6725773342" calcext:value-type="float">
            <text:p>-2176.6725773342</text:p>
          </table:table-cell>
          <table:table-cell table:number-columns-repeated="3" office:value-type="float" office:value="-1088.3362884625" calcext:value-type="float">
            <text:p>-1088.3362884625</text:p>
          </table:table-cell>
          <table:table-cell office:value-type="float" office:value="-0.0017681588261129" calcext:value-type="float">
            <text:p>-0.001768158826113</text:p>
          </table:table-cell>
          <table:table-cell/>
          <table:table-cell table:formula="of:=([.F826]-[.F825])/([.G826]-[.G82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2399999999999" calcext:value-type="float">
            <text:p>8.2399999999999</text:p>
          </table:table-cell>
          <table:table-cell office:value-type="float" office:value="-0.00089599999999995" calcext:value-type="float">
            <text:p>-0.000896</text:p>
          </table:table-cell>
          <table:table-cell office:value-type="float" office:value="-2181.5224687493" calcext:value-type="float">
            <text:p>-2181.5224687493</text:p>
          </table:table-cell>
          <table:table-cell table:number-columns-repeated="3" office:value-type="float" office:value="-1090.76123417" calcext:value-type="float">
            <text:p>-1090.76123417</text:p>
          </table:table-cell>
          <table:table-cell office:value-type="float" office:value="-0.0017761235300495" calcext:value-type="float">
            <text:p>-0.00177612353005</text:p>
          </table:table-cell>
          <table:table-cell/>
          <table:table-cell table:formula="of:=([.F827]-[.F826])/([.G827]-[.G826])" office:value-type="float" office:value="304461.500000845" calcext:value-type="float">
            <text:p>304461.500000845</text:p>
          </table:table-cell>
          <table:table-cell table:number-columns-repeated="2"/>
        </table:table-row>
        <table:table-row table:style-name="ro1">
          <table:table-cell office:value-type="float" office:value="8.2499999999999" calcext:value-type="float">
            <text:p>8.2499999999999</text:p>
          </table:table-cell>
          <table:table-cell office:value-type="float" office:value="-0.00089999999999995" calcext:value-type="float">
            <text:p>-0.0009</text:p>
          </table:table-cell>
          <table:table-cell office:value-type="float" office:value="-2186.3723601644" calcext:value-type="float">
            <text:p>-2186.3723601644</text:p>
          </table:table-cell>
          <table:table-cell table:number-columns-repeated="3" office:value-type="float" office:value="-1093.1861798776" calcext:value-type="float">
            <text:p>-1093.1861798776</text:p>
          </table:table-cell>
          <table:table-cell office:value-type="float" office:value="-0.0017840882339861" calcext:value-type="float">
            <text:p>-0.001784088233986</text:p>
          </table:table-cell>
          <table:table-cell/>
          <table:table-cell table:formula="of:=([.F828]-[.F827])/([.G828]-[.G827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2599999999999" calcext:value-type="float">
            <text:p>8.2599999999999</text:p>
          </table:table-cell>
          <table:table-cell office:value-type="float" office:value="-0.00090399999999995" calcext:value-type="float">
            <text:p>-0.000904</text:p>
          </table:table-cell>
          <table:table-cell office:value-type="float" office:value="-2191.2222515795" calcext:value-type="float">
            <text:p>-2191.2222515795</text:p>
          </table:table-cell>
          <table:table-cell table:number-columns-repeated="3" office:value-type="float" office:value="-1095.6111255851" calcext:value-type="float">
            <text:p>-1095.6111255851</text:p>
          </table:table-cell>
          <table:table-cell office:value-type="float" office:value="-0.0017920529379227" calcext:value-type="float">
            <text:p>-0.001792052937923</text:p>
          </table:table-cell>
          <table:table-cell/>
          <table:table-cell table:formula="of:=([.F829]-[.F828])/([.G829]-[.G828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8.2699999999999" calcext:value-type="float">
            <text:p>8.2699999999999</text:p>
          </table:table-cell>
          <table:table-cell office:value-type="float" office:value="-0.00090799999999995" calcext:value-type="float">
            <text:p>-0.000908</text:p>
          </table:table-cell>
          <table:table-cell office:value-type="float" office:value="-2196.0721429946" calcext:value-type="float">
            <text:p>-2196.0721429946</text:p>
          </table:table-cell>
          <table:table-cell table:number-columns-repeated="3" office:value-type="float" office:value="-1098.0360712927" calcext:value-type="float">
            <text:p>-1098.0360712927</text:p>
          </table:table-cell>
          <table:table-cell office:value-type="float" office:value="-0.0018000176418594" calcext:value-type="float">
            <text:p>-0.001800017641859</text:p>
          </table:table-cell>
          <table:table-cell/>
          <table:table-cell table:formula="of:=([.F830]-[.F829])/([.G830]-[.G829])" office:value-type="float" office:value="304461.499988296" calcext:value-type="float">
            <text:p>304461.499988296</text:p>
          </table:table-cell>
          <table:table-cell table:number-columns-repeated="2"/>
        </table:table-row>
        <table:table-row table:style-name="ro1">
          <table:table-cell office:value-type="float" office:value="8.2799999999999" calcext:value-type="float">
            <text:p>8.2799999999999</text:p>
          </table:table-cell>
          <table:table-cell office:value-type="float" office:value="-0.00091199999999995" calcext:value-type="float">
            <text:p>-0.000912</text:p>
          </table:table-cell>
          <table:table-cell office:value-type="float" office:value="-2200.9220344097" calcext:value-type="float">
            <text:p>-2200.9220344097</text:p>
          </table:table-cell>
          <table:table-cell table:number-columns-repeated="3" office:value-type="float" office:value="-1100.4610170002" calcext:value-type="float">
            <text:p>-1100.4610170002</text:p>
          </table:table-cell>
          <table:table-cell office:value-type="float" office:value="-0.001807982345796" calcext:value-type="float">
            <text:p>-0.001807982345796</text:p>
          </table:table-cell>
          <table:table-cell/>
          <table:table-cell table:formula="of:=([.F831]-[.F830])/([.G831]-[.G830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8.2899999999999" calcext:value-type="float">
            <text:p>8.2899999999999</text:p>
          </table:table-cell>
          <table:table-cell office:value-type="float" office:value="-0.00091599999999995" calcext:value-type="float">
            <text:p>-0.000916</text:p>
          </table:table-cell>
          <table:table-cell office:value-type="float" office:value="-2205.7719258249" calcext:value-type="float">
            <text:p>-2205.7719258249</text:p>
          </table:table-cell>
          <table:table-cell table:number-columns-repeated="3" office:value-type="float" office:value="-1102.8859627078" calcext:value-type="float">
            <text:p>-1102.8859627078</text:p>
          </table:table-cell>
          <table:table-cell office:value-type="float" office:value="-0.0018159470497326" calcext:value-type="float">
            <text:p>-0.001815947049733</text:p>
          </table:table-cell>
          <table:table-cell/>
          <table:table-cell table:formula="of:=([.F832]-[.F831])/([.G832]-[.G831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8.2999999999999" calcext:value-type="float">
            <text:p>8.2999999999999</text:p>
          </table:table-cell>
          <table:table-cell office:value-type="float" office:value="-0.00091999999999995" calcext:value-type="float">
            <text:p>-0.00092</text:p>
          </table:table-cell>
          <table:table-cell office:value-type="float" office:value="-2210.62181724" calcext:value-type="float">
            <text:p>-2210.62181724</text:p>
          </table:table-cell>
          <table:table-cell table:number-columns-repeated="3" office:value-type="float" office:value="-1105.3109084154" calcext:value-type="float">
            <text:p>-1105.3109084154</text:p>
          </table:table-cell>
          <table:table-cell office:value-type="float" office:value="-0.0018239117536692" calcext:value-type="float">
            <text:p>-0.001823911753669</text:p>
          </table:table-cell>
          <table:table-cell/>
          <table:table-cell table:formula="of:=([.F833]-[.F832])/([.G833]-[.G832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8.3099999999999" calcext:value-type="float">
            <text:p>8.3099999999999</text:p>
          </table:table-cell>
          <table:table-cell office:value-type="float" office:value="-0.00092399999999995" calcext:value-type="float">
            <text:p>-0.000924</text:p>
          </table:table-cell>
          <table:table-cell office:value-type="float" office:value="-2215.4717086551" calcext:value-type="float">
            <text:p>-2215.4717086551</text:p>
          </table:table-cell>
          <table:table-cell table:number-columns-repeated="3" office:value-type="float" office:value="-1107.7358541229" calcext:value-type="float">
            <text:p>-1107.7358541229</text:p>
          </table:table-cell>
          <table:table-cell office:value-type="float" office:value="-0.0018318764576059" calcext:value-type="float">
            <text:p>-0.001831876457606</text:p>
          </table:table-cell>
          <table:table-cell/>
          <table:table-cell table:formula="of:=([.F834]-[.F833])/([.G834]-[.G83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3199999999999" calcext:value-type="float">
            <text:p>8.3199999999999</text:p>
          </table:table-cell>
          <table:table-cell office:value-type="float" office:value="-0.00092799999999995" calcext:value-type="float">
            <text:p>-0.000928</text:p>
          </table:table-cell>
          <table:table-cell office:value-type="float" office:value="-2220.3216000702" calcext:value-type="float">
            <text:p>-2220.3216000702</text:p>
          </table:table-cell>
          <table:table-cell table:number-columns-repeated="3" office:value-type="float" office:value="-1110.1607998305" calcext:value-type="float">
            <text:p>-1110.1607998305</text:p>
          </table:table-cell>
          <table:table-cell office:value-type="float" office:value="-0.0018398411615425" calcext:value-type="float">
            <text:p>-0.001839841161543</text:p>
          </table:table-cell>
          <table:table-cell/>
          <table:table-cell table:formula="of:=([.F835]-[.F834])/([.G835]-[.G834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3299999999999" calcext:value-type="float">
            <text:p>8.3299999999999</text:p>
          </table:table-cell>
          <table:table-cell office:value-type="float" office:value="-0.00093199999999995" calcext:value-type="float">
            <text:p>-0.000932</text:p>
          </table:table-cell>
          <table:table-cell office:value-type="float" office:value="-2225.1714914853" calcext:value-type="float">
            <text:p>-2225.1714914853</text:p>
          </table:table-cell>
          <table:table-cell table:number-columns-repeated="3" office:value-type="float" office:value="-1112.585745538" calcext:value-type="float">
            <text:p>-1112.585745538</text:p>
          </table:table-cell>
          <table:table-cell office:value-type="float" office:value="-0.0018478058654791" calcext:value-type="float">
            <text:p>-0.001847805865479</text:p>
          </table:table-cell>
          <table:table-cell/>
          <table:table-cell table:formula="of:=([.F836]-[.F835])/([.G836]-[.G835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3399999999999" calcext:value-type="float">
            <text:p>8.3399999999999</text:p>
          </table:table-cell>
          <table:table-cell office:value-type="float" office:value="-0.00093599999999995" calcext:value-type="float">
            <text:p>-0.000936</text:p>
          </table:table-cell>
          <table:table-cell office:value-type="float" office:value="-2230.0213829004" calcext:value-type="float">
            <text:p>-2230.0213829004</text:p>
          </table:table-cell>
          <table:table-cell table:number-columns-repeated="3" office:value-type="float" office:value="-1115.0106912456" calcext:value-type="float">
            <text:p>-1115.0106912456</text:p>
          </table:table-cell>
          <table:table-cell office:value-type="float" office:value="-0.0018557705694157" calcext:value-type="float">
            <text:p>-0.001855770569416</text:p>
          </table:table-cell>
          <table:table-cell/>
          <table:table-cell table:formula="of:=([.F837]-[.F836])/([.G837]-[.G83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3499999999999" calcext:value-type="float">
            <text:p>8.3499999999999</text:p>
          </table:table-cell>
          <table:table-cell office:value-type="float" office:value="-0.00093999999999995" calcext:value-type="float">
            <text:p>-0.00094</text:p>
          </table:table-cell>
          <table:table-cell office:value-type="float" office:value="-2234.8712743156" calcext:value-type="float">
            <text:p>-2234.8712743156</text:p>
          </table:table-cell>
          <table:table-cell table:number-columns-repeated="3" office:value-type="float" office:value="-1117.4356369532" calcext:value-type="float">
            <text:p>-1117.4356369532</text:p>
          </table:table-cell>
          <table:table-cell office:value-type="float" office:value="-0.0018637352733523" calcext:value-type="float">
            <text:p>-0.001863735273352</text:p>
          </table:table-cell>
          <table:table-cell/>
          <table:table-cell table:formula="of:=([.F838]-[.F837])/([.G838]-[.G837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8.3599999999999" calcext:value-type="float">
            <text:p>8.3599999999999</text:p>
          </table:table-cell>
          <table:table-cell office:value-type="float" office:value="-0.00094399999999995" calcext:value-type="float">
            <text:p>-0.000944</text:p>
          </table:table-cell>
          <table:table-cell office:value-type="float" office:value="-2239.7211657307" calcext:value-type="float">
            <text:p>-2239.7211657307</text:p>
          </table:table-cell>
          <table:table-cell table:number-columns-repeated="3" office:value-type="float" office:value="-1119.8605826607" calcext:value-type="float">
            <text:p>-1119.8605826607</text:p>
          </table:table-cell>
          <table:table-cell office:value-type="float" office:value="-0.001871699977289" calcext:value-type="float">
            <text:p>-0.001871699977289</text:p>
          </table:table-cell>
          <table:table-cell/>
          <table:table-cell table:formula="of:=([.F839]-[.F838])/([.G839]-[.G838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8.3699999999999" calcext:value-type="float">
            <text:p>8.3699999999999</text:p>
          </table:table-cell>
          <table:table-cell office:value-type="float" office:value="-0.00094799999999995" calcext:value-type="float">
            <text:p>-0.000948</text:p>
          </table:table-cell>
          <table:table-cell office:value-type="float" office:value="-2244.5710571458" calcext:value-type="float">
            <text:p>-2244.5710571458</text:p>
          </table:table-cell>
          <table:table-cell table:number-columns-repeated="3" office:value-type="float" office:value="-1122.2855283683" calcext:value-type="float">
            <text:p>-1122.2855283683</text:p>
          </table:table-cell>
          <table:table-cell office:value-type="float" office:value="-0.0018796646812256" calcext:value-type="float">
            <text:p>-0.001879664681226</text:p>
          </table:table-cell>
          <table:table-cell/>
          <table:table-cell table:formula="of:=([.F840]-[.F839])/([.G840]-[.G83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3799999999999" calcext:value-type="float">
            <text:p>8.3799999999999</text:p>
          </table:table-cell>
          <table:table-cell office:value-type="float" office:value="-0.00095199999999995" calcext:value-type="float">
            <text:p>-0.000952</text:p>
          </table:table-cell>
          <table:table-cell office:value-type="float" office:value="-2249.4209485609" calcext:value-type="float">
            <text:p>-2249.4209485609</text:p>
          </table:table-cell>
          <table:table-cell table:number-columns-repeated="3" office:value-type="float" office:value="-1124.7104740758" calcext:value-type="float">
            <text:p>-1124.7104740758</text:p>
          </table:table-cell>
          <table:table-cell office:value-type="float" office:value="-0.0018876293851622" calcext:value-type="float">
            <text:p>-0.001887629385162</text:p>
          </table:table-cell>
          <table:table-cell/>
          <table:table-cell table:formula="of:=([.F841]-[.F840])/([.G841]-[.G84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3899999999999" calcext:value-type="float">
            <text:p>8.3899999999999</text:p>
          </table:table-cell>
          <table:table-cell office:value-type="float" office:value="-0.00095599999999995" calcext:value-type="float">
            <text:p>-0.000956</text:p>
          </table:table-cell>
          <table:table-cell office:value-type="float" office:value="-2254.270839976" calcext:value-type="float">
            <text:p>-2254.270839976</text:p>
          </table:table-cell>
          <table:table-cell table:number-columns-repeated="3" office:value-type="float" office:value="-1127.1354197834" calcext:value-type="float">
            <text:p>-1127.1354197834</text:p>
          </table:table-cell>
          <table:table-cell office:value-type="float" office:value="-0.0018955940890988" calcext:value-type="float">
            <text:p>-0.001895594089099</text:p>
          </table:table-cell>
          <table:table-cell/>
          <table:table-cell table:formula="of:=([.F842]-[.F841])/([.G842]-[.G841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8.3999999999999" calcext:value-type="float">
            <text:p>8.3999999999999</text:p>
          </table:table-cell>
          <table:table-cell office:value-type="float" office:value="-0.00095999999999995" calcext:value-type="float">
            <text:p>-0.00096</text:p>
          </table:table-cell>
          <table:table-cell office:value-type="float" office:value="-2259.1207313911" calcext:value-type="float">
            <text:p>-2259.1207313911</text:p>
          </table:table-cell>
          <table:table-cell table:number-columns-repeated="3" office:value-type="float" office:value="-1129.5603654909" calcext:value-type="float">
            <text:p>-1129.5603654909</text:p>
          </table:table-cell>
          <table:table-cell office:value-type="float" office:value="-0.0019035587930355" calcext:value-type="float">
            <text:p>-0.001903558793036</text:p>
          </table:table-cell>
          <table:table-cell/>
          <table:table-cell table:formula="of:=([.F843]-[.F842])/([.G843]-[.G84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4099999999999" calcext:value-type="float">
            <text:p>8.4099999999999</text:p>
          </table:table-cell>
          <table:table-cell office:value-type="float" office:value="-0.00096399999999995" calcext:value-type="float">
            <text:p>-0.000964</text:p>
          </table:table-cell>
          <table:table-cell office:value-type="float" office:value="-2263.9706228062" calcext:value-type="float">
            <text:p>-2263.9706228062</text:p>
          </table:table-cell>
          <table:table-cell table:number-columns-repeated="3" office:value-type="float" office:value="-1131.9853111985" calcext:value-type="float">
            <text:p>-1131.9853111985</text:p>
          </table:table-cell>
          <table:table-cell office:value-type="float" office:value="-0.0019115234969721" calcext:value-type="float">
            <text:p>-0.001911523496972</text:p>
          </table:table-cell>
          <table:table-cell/>
          <table:table-cell table:formula="of:=([.F844]-[.F843])/([.G844]-[.G843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4199999999999" calcext:value-type="float">
            <text:p>8.4199999999999</text:p>
          </table:table-cell>
          <table:table-cell office:value-type="float" office:value="-0.00096799999999995" calcext:value-type="float">
            <text:p>-0.000968</text:p>
          </table:table-cell>
          <table:table-cell office:value-type="float" office:value="-2268.8205142214" calcext:value-type="float">
            <text:p>-2268.8205142214</text:p>
          </table:table-cell>
          <table:table-cell table:number-columns-repeated="3" office:value-type="float" office:value="-1134.4102569061" calcext:value-type="float">
            <text:p>-1134.4102569061</text:p>
          </table:table-cell>
          <table:table-cell office:value-type="float" office:value="-0.0019194882009087" calcext:value-type="float">
            <text:p>-0.001919488200909</text:p>
          </table:table-cell>
          <table:table-cell/>
          <table:table-cell table:formula="of:=([.F845]-[.F844])/([.G845]-[.G844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8.4299999999999" calcext:value-type="float">
            <text:p>8.4299999999999</text:p>
          </table:table-cell>
          <table:table-cell office:value-type="float" office:value="-0.00097199999999995" calcext:value-type="float">
            <text:p>-0.000972</text:p>
          </table:table-cell>
          <table:table-cell office:value-type="float" office:value="-2273.6704056365" calcext:value-type="float">
            <text:p>-2273.6704056365</text:p>
          </table:table-cell>
          <table:table-cell table:number-columns-repeated="3" office:value-type="float" office:value="-1136.8352026136" calcext:value-type="float">
            <text:p>-1136.8352026136</text:p>
          </table:table-cell>
          <table:table-cell office:value-type="float" office:value="-0.0019274529048453" calcext:value-type="float">
            <text:p>-0.001927452904845</text:p>
          </table:table-cell>
          <table:table-cell/>
          <table:table-cell table:formula="of:=([.F846]-[.F845])/([.G846]-[.G845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8.4399999999999" calcext:value-type="float">
            <text:p>8.4399999999999</text:p>
          </table:table-cell>
          <table:table-cell office:value-type="float" office:value="-0.00097599999999995" calcext:value-type="float">
            <text:p>-0.000976</text:p>
          </table:table-cell>
          <table:table-cell office:value-type="float" office:value="-2278.5202970516" calcext:value-type="float">
            <text:p>-2278.5202970516</text:p>
          </table:table-cell>
          <table:table-cell table:number-columns-repeated="3" office:value-type="float" office:value="-1139.2601483212" calcext:value-type="float">
            <text:p>-1139.2601483212</text:p>
          </table:table-cell>
          <table:table-cell office:value-type="float" office:value="-0.001935417608782" calcext:value-type="float">
            <text:p>-0.001935417608782</text:p>
          </table:table-cell>
          <table:table-cell/>
          <table:table-cell table:formula="of:=([.F847]-[.F846])/([.G847]-[.G846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8.4499999999999" calcext:value-type="float">
            <text:p>8.4499999999999</text:p>
          </table:table-cell>
          <table:table-cell office:value-type="float" office:value="-0.00097999999999995" calcext:value-type="float">
            <text:p>-0.00098</text:p>
          </table:table-cell>
          <table:table-cell office:value-type="float" office:value="-2283.3701884667" calcext:value-type="float">
            <text:p>-2283.3701884667</text:p>
          </table:table-cell>
          <table:table-cell table:number-columns-repeated="3" office:value-type="float" office:value="-1141.6850940287" calcext:value-type="float">
            <text:p>-1141.6850940287</text:p>
          </table:table-cell>
          <table:table-cell office:value-type="float" office:value="-0.0019433823127186" calcext:value-type="float">
            <text:p>-0.001943382312719</text:p>
          </table:table-cell>
          <table:table-cell/>
          <table:table-cell table:formula="of:=([.F848]-[.F847])/([.G848]-[.G84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4599999999999" calcext:value-type="float">
            <text:p>8.4599999999999</text:p>
          </table:table-cell>
          <table:table-cell office:value-type="float" office:value="-0.00098399999999995" calcext:value-type="float">
            <text:p>-0.000984</text:p>
          </table:table-cell>
          <table:table-cell office:value-type="float" office:value="-2288.2200798818" calcext:value-type="float">
            <text:p>-2288.2200798818</text:p>
          </table:table-cell>
          <table:table-cell table:number-columns-repeated="3" office:value-type="float" office:value="-1144.1100397363" calcext:value-type="float">
            <text:p>-1144.1100397363</text:p>
          </table:table-cell>
          <table:table-cell office:value-type="float" office:value="-0.0019513470166552" calcext:value-type="float">
            <text:p>-0.001951347016655</text:p>
          </table:table-cell>
          <table:table-cell/>
          <table:table-cell table:formula="of:=([.F849]-[.F848])/([.G849]-[.G848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8.4699999999999" calcext:value-type="float">
            <text:p>8.4699999999999</text:p>
          </table:table-cell>
          <table:table-cell office:value-type="float" office:value="-0.00098799999999995" calcext:value-type="float">
            <text:p>-0.000988</text:p>
          </table:table-cell>
          <table:table-cell office:value-type="float" office:value="-2293.0699712969" calcext:value-type="float">
            <text:p>-2293.0699712969</text:p>
          </table:table-cell>
          <table:table-cell table:number-columns-repeated="3" office:value-type="float" office:value="-1146.5349854438" calcext:value-type="float">
            <text:p>-1146.5349854438</text:p>
          </table:table-cell>
          <table:table-cell office:value-type="float" office:value="-0.0019593117205918" calcext:value-type="float">
            <text:p>-0.001959311720592</text:p>
          </table:table-cell>
          <table:table-cell/>
          <table:table-cell table:formula="of:=([.F850]-[.F849])/([.G850]-[.G84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4799999999999" calcext:value-type="float">
            <text:p>8.4799999999999</text:p>
          </table:table-cell>
          <table:table-cell office:value-type="float" office:value="-0.00099199999999995" calcext:value-type="float">
            <text:p>-0.000992</text:p>
          </table:table-cell>
          <table:table-cell office:value-type="float" office:value="-2297.9198627121" calcext:value-type="float">
            <text:p>-2297.9198627121</text:p>
          </table:table-cell>
          <table:table-cell table:number-columns-repeated="3" office:value-type="float" office:value="-1148.9599311514" calcext:value-type="float">
            <text:p>-1148.9599311514</text:p>
          </table:table-cell>
          <table:table-cell office:value-type="float" office:value="-0.0019672764245284" calcext:value-type="float">
            <text:p>-0.001967276424528</text:p>
          </table:table-cell>
          <table:table-cell/>
          <table:table-cell table:formula="of:=([.F851]-[.F850])/([.G851]-[.G850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8.4899999999999" calcext:value-type="float">
            <text:p>8.4899999999999</text:p>
          </table:table-cell>
          <table:table-cell office:value-type="float" office:value="-0.00099599999999995" calcext:value-type="float">
            <text:p>-0.000996</text:p>
          </table:table-cell>
          <table:table-cell office:value-type="float" office:value="-2302.7697541272" calcext:value-type="float">
            <text:p>-2302.7697541272</text:p>
          </table:table-cell>
          <table:table-cell table:number-columns-repeated="3" office:value-type="float" office:value="-1151.384876859" calcext:value-type="float">
            <text:p>-1151.384876859</text:p>
          </table:table-cell>
          <table:table-cell office:value-type="float" office:value="-0.0019752411284651" calcext:value-type="float">
            <text:p>-0.001975241128465</text:p>
          </table:table-cell>
          <table:table-cell/>
          <table:table-cell table:formula="of:=([.F852]-[.F851])/([.G852]-[.G85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4999999999999" calcext:value-type="float">
            <text:p>8.4999999999999</text:p>
          </table:table-cell>
          <table:table-cell office:value-type="float" office:value="-0.00099999999999995" calcext:value-type="float">
            <text:p>-0.001</text:p>
          </table:table-cell>
          <table:table-cell office:value-type="float" office:value="-2307.6196455423" calcext:value-type="float">
            <text:p>-2307.6196455423</text:p>
          </table:table-cell>
          <table:table-cell table:number-columns-repeated="3" office:value-type="float" office:value="-1153.8098225665" calcext:value-type="float">
            <text:p>-1153.8098225665</text:p>
          </table:table-cell>
          <table:table-cell office:value-type="float" office:value="-0.0019832058324017" calcext:value-type="float">
            <text:p>-0.001983205832402</text:p>
          </table:table-cell>
          <table:table-cell/>
          <table:table-cell table:formula="of:=([.F853]-[.F852])/([.G853]-[.G852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5099999999999" calcext:value-type="float">
            <text:p>8.5099999999999</text:p>
          </table:table-cell>
          <table:table-cell office:value-type="float" office:value="-0.0010039999999999" calcext:value-type="float">
            <text:p>-0.001004</text:p>
          </table:table-cell>
          <table:table-cell office:value-type="float" office:value="-2312.4695369574" calcext:value-type="float">
            <text:p>-2312.4695369574</text:p>
          </table:table-cell>
          <table:table-cell table:number-columns-repeated="3" office:value-type="float" office:value="-1156.2347682741" calcext:value-type="float">
            <text:p>-1156.2347682741</text:p>
          </table:table-cell>
          <table:table-cell office:value-type="float" office:value="-0.0019911705363383" calcext:value-type="float">
            <text:p>-0.001991170536338</text:p>
          </table:table-cell>
          <table:table-cell/>
          <table:table-cell table:formula="of:=([.F854]-[.F853])/([.G854]-[.G853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8.5199999999999" calcext:value-type="float">
            <text:p>8.5199999999999</text:p>
          </table:table-cell>
          <table:table-cell office:value-type="float" office:value="-0.0010079999999999" calcext:value-type="float">
            <text:p>-0.001008</text:p>
          </table:table-cell>
          <table:table-cell office:value-type="float" office:value="-2317.3194283725" calcext:value-type="float">
            <text:p>-2317.3194283725</text:p>
          </table:table-cell>
          <table:table-cell table:number-columns-repeated="3" office:value-type="float" office:value="-1158.6597139816" calcext:value-type="float">
            <text:p>-1158.6597139816</text:p>
          </table:table-cell>
          <table:table-cell office:value-type="float" office:value="-0.0019991352402749" calcext:value-type="float">
            <text:p>-0.001999135240275</text:p>
          </table:table-cell>
          <table:table-cell/>
          <table:table-cell table:formula="of:=([.F855]-[.F854])/([.G855]-[.G854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8.5299999999999" calcext:value-type="float">
            <text:p>8.5299999999999</text:p>
          </table:table-cell>
          <table:table-cell office:value-type="float" office:value="-0.0010119999999999" calcext:value-type="float">
            <text:p>-0.001012</text:p>
          </table:table-cell>
          <table:table-cell office:value-type="float" office:value="-2322.1693197876" calcext:value-type="float">
            <text:p>-2322.1693197876</text:p>
          </table:table-cell>
          <table:table-cell table:number-columns-repeated="3" office:value-type="float" office:value="-1161.0846596892" calcext:value-type="float">
            <text:p>-1161.0846596892</text:p>
          </table:table-cell>
          <table:table-cell office:value-type="float" office:value="-0.0020070999442116" calcext:value-type="float">
            <text:p>-0.002007099944212</text:p>
          </table:table-cell>
          <table:table-cell/>
          <table:table-cell table:formula="of:=([.F856]-[.F855])/([.G856]-[.G85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5399999999999" calcext:value-type="float">
            <text:p>8.5399999999999</text:p>
          </table:table-cell>
          <table:table-cell office:value-type="float" office:value="-0.0010159999999999" calcext:value-type="float">
            <text:p>-0.001016</text:p>
          </table:table-cell>
          <table:table-cell office:value-type="float" office:value="-2327.0192112028" calcext:value-type="float">
            <text:p>-2327.0192112028</text:p>
          </table:table-cell>
          <table:table-cell table:number-columns-repeated="3" office:value-type="float" office:value="-1163.5096053967" calcext:value-type="float">
            <text:p>-1163.5096053967</text:p>
          </table:table-cell>
          <table:table-cell office:value-type="float" office:value="-0.0020150646481482" calcext:value-type="float">
            <text:p>-0.002015064648148</text:p>
          </table:table-cell>
          <table:table-cell/>
          <table:table-cell table:formula="of:=([.F857]-[.F856])/([.G857]-[.G85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5499999999999" calcext:value-type="float">
            <text:p>8.5499999999999</text:p>
          </table:table-cell>
          <table:table-cell office:value-type="float" office:value="-0.0010199999999999" calcext:value-type="float">
            <text:p>-0.00102</text:p>
          </table:table-cell>
          <table:table-cell office:value-type="float" office:value="-2331.8691026179" calcext:value-type="float">
            <text:p>-2331.8691026179</text:p>
          </table:table-cell>
          <table:table-cell table:number-columns-repeated="3" office:value-type="float" office:value="-1165.9345511043" calcext:value-type="float">
            <text:p>-1165.9345511043</text:p>
          </table:table-cell>
          <table:table-cell office:value-type="float" office:value="-0.0020230293520848" calcext:value-type="float">
            <text:p>-0.002023029352085</text:p>
          </table:table-cell>
          <table:table-cell/>
          <table:table-cell table:formula="of:=([.F858]-[.F857])/([.G858]-[.G85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5599999999999" calcext:value-type="float">
            <text:p>8.5599999999999</text:p>
          </table:table-cell>
          <table:table-cell office:value-type="float" office:value="-0.0010239999999999" calcext:value-type="float">
            <text:p>-0.001024</text:p>
          </table:table-cell>
          <table:table-cell office:value-type="float" office:value="-2336.718994033" calcext:value-type="float">
            <text:p>-2336.718994033</text:p>
          </table:table-cell>
          <table:table-cell table:number-columns-repeated="3" office:value-type="float" office:value="-1168.3594968119" calcext:value-type="float">
            <text:p>-1168.3594968119</text:p>
          </table:table-cell>
          <table:table-cell office:value-type="float" office:value="-0.0020309940560214" calcext:value-type="float">
            <text:p>-0.002030994056021</text:p>
          </table:table-cell>
          <table:table-cell/>
          <table:table-cell table:formula="of:=([.F859]-[.F858])/([.G859]-[.G858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8.5699999999999" calcext:value-type="float">
            <text:p>8.5699999999999</text:p>
          </table:table-cell>
          <table:table-cell office:value-type="float" office:value="-0.0010279999999999" calcext:value-type="float">
            <text:p>-0.001028</text:p>
          </table:table-cell>
          <table:table-cell office:value-type="float" office:value="-2341.5688854481" calcext:value-type="float">
            <text:p>-2341.5688854481</text:p>
          </table:table-cell>
          <table:table-cell table:number-columns-repeated="3" office:value-type="float" office:value="-1170.7844425194" calcext:value-type="float">
            <text:p>-1170.7844425194</text:p>
          </table:table-cell>
          <table:table-cell office:value-type="float" office:value="-0.0020389587599581" calcext:value-type="float">
            <text:p>-0.002038958759958</text:p>
          </table:table-cell>
          <table:table-cell/>
          <table:table-cell table:formula="of:=([.F860]-[.F859])/([.G860]-[.G85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5799999999999" calcext:value-type="float">
            <text:p>8.5799999999999</text:p>
          </table:table-cell>
          <table:table-cell office:value-type="float" office:value="-0.0010319999999999" calcext:value-type="float">
            <text:p>-0.001032</text:p>
          </table:table-cell>
          <table:table-cell office:value-type="float" office:value="-2346.4187768632" calcext:value-type="float">
            <text:p>-2346.4187768632</text:p>
          </table:table-cell>
          <table:table-cell table:number-columns-repeated="3" office:value-type="float" office:value="-1173.209388227" calcext:value-type="float">
            <text:p>-1173.209388227</text:p>
          </table:table-cell>
          <table:table-cell office:value-type="float" office:value="-0.0020469234638947" calcext:value-type="float">
            <text:p>-0.002046923463895</text:p>
          </table:table-cell>
          <table:table-cell/>
          <table:table-cell table:formula="of:=([.F861]-[.F860])/([.G861]-[.G86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5899999999999" calcext:value-type="float">
            <text:p>8.5899999999999</text:p>
          </table:table-cell>
          <table:table-cell office:value-type="float" office:value="-0.0010359999999999" calcext:value-type="float">
            <text:p>-0.001036</text:p>
          </table:table-cell>
          <table:table-cell office:value-type="float" office:value="-2351.2686682783" calcext:value-type="float">
            <text:p>-2351.2686682783</text:p>
          </table:table-cell>
          <table:table-cell table:number-columns-repeated="3" office:value-type="float" office:value="-1175.6343339345" calcext:value-type="float">
            <text:p>-1175.6343339345</text:p>
          </table:table-cell>
          <table:table-cell office:value-type="float" office:value="-0.0020548881678313" calcext:value-type="float">
            <text:p>-0.002054888167831</text:p>
          </table:table-cell>
          <table:table-cell/>
          <table:table-cell table:formula="of:=([.F862]-[.F861])/([.G862]-[.G861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5999999999999" calcext:value-type="float">
            <text:p>8.5999999999999</text:p>
          </table:table-cell>
          <table:table-cell office:value-type="float" office:value="-0.0010399999999999" calcext:value-type="float">
            <text:p>-0.00104</text:p>
          </table:table-cell>
          <table:table-cell office:value-type="float" office:value="-2356.1185596934" calcext:value-type="float">
            <text:p>-2356.1185596934</text:p>
          </table:table-cell>
          <table:table-cell table:number-columns-repeated="3" office:value-type="float" office:value="-1178.0592796421" calcext:value-type="float">
            <text:p>-1178.0592796421</text:p>
          </table:table-cell>
          <table:table-cell office:value-type="float" office:value="-0.0020628528717679" calcext:value-type="float">
            <text:p>-0.002062852871768</text:p>
          </table:table-cell>
          <table:table-cell/>
          <table:table-cell table:formula="of:=([.F863]-[.F862])/([.G863]-[.G86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6099999999999" calcext:value-type="float">
            <text:p>8.6099999999999</text:p>
          </table:table-cell>
          <table:table-cell office:value-type="float" office:value="-0.0010439999999999" calcext:value-type="float">
            <text:p>-0.001044</text:p>
          </table:table-cell>
          <table:table-cell office:value-type="float" office:value="-2360.9684511086" calcext:value-type="float">
            <text:p>-2360.9684511086</text:p>
          </table:table-cell>
          <table:table-cell table:number-columns-repeated="3" office:value-type="float" office:value="-1180.4842253497" calcext:value-type="float">
            <text:p>-1180.4842253497</text:p>
          </table:table-cell>
          <table:table-cell office:value-type="float" office:value="-0.0020708175757045" calcext:value-type="float">
            <text:p>-0.002070817575705</text:p>
          </table:table-cell>
          <table:table-cell/>
          <table:table-cell table:formula="of:=([.F864]-[.F863])/([.G864]-[.G863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8.6199999999999" calcext:value-type="float">
            <text:p>8.6199999999999</text:p>
          </table:table-cell>
          <table:table-cell office:value-type="float" office:value="-0.0010479999999999" calcext:value-type="float">
            <text:p>-0.001048</text:p>
          </table:table-cell>
          <table:table-cell office:value-type="float" office:value="-2365.8183425237" calcext:value-type="float">
            <text:p>-2365.8183425237</text:p>
          </table:table-cell>
          <table:table-cell table:number-columns-repeated="3" office:value-type="float" office:value="-1182.9091710572" calcext:value-type="float">
            <text:p>-1182.9091710572</text:p>
          </table:table-cell>
          <table:table-cell office:value-type="float" office:value="-0.0020787822796412" calcext:value-type="float">
            <text:p>-0.002078782279641</text:p>
          </table:table-cell>
          <table:table-cell/>
          <table:table-cell table:formula="of:=([.F865]-[.F864])/([.G865]-[.G86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6299999999999" calcext:value-type="float">
            <text:p>8.6299999999999</text:p>
          </table:table-cell>
          <table:table-cell office:value-type="float" office:value="-0.0010519999999999" calcext:value-type="float">
            <text:p>-0.001052</text:p>
          </table:table-cell>
          <table:table-cell office:value-type="float" office:value="-2370.6682339388" calcext:value-type="float">
            <text:p>-2370.6682339388</text:p>
          </table:table-cell>
          <table:table-cell table:number-columns-repeated="3" office:value-type="float" office:value="-1185.3341167648" calcext:value-type="float">
            <text:p>-1185.3341167648</text:p>
          </table:table-cell>
          <table:table-cell office:value-type="float" office:value="-0.0020867469835778" calcext:value-type="float">
            <text:p>-0.002086746983578</text:p>
          </table:table-cell>
          <table:table-cell/>
          <table:table-cell table:formula="of:=([.F866]-[.F865])/([.G866]-[.G86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6399999999999" calcext:value-type="float">
            <text:p>8.6399999999999</text:p>
          </table:table-cell>
          <table:table-cell office:value-type="float" office:value="-0.0010559999999999" calcext:value-type="float">
            <text:p>-0.001056</text:p>
          </table:table-cell>
          <table:table-cell office:value-type="float" office:value="-2375.5181253539" calcext:value-type="float">
            <text:p>-2375.5181253539</text:p>
          </table:table-cell>
          <table:table-cell table:number-columns-repeated="3" office:value-type="float" office:value="-1187.7590624723" calcext:value-type="float">
            <text:p>-1187.7590624723</text:p>
          </table:table-cell>
          <table:table-cell office:value-type="float" office:value="-0.0020947116875144" calcext:value-type="float">
            <text:p>-0.002094711687514</text:p>
          </table:table-cell>
          <table:table-cell/>
          <table:table-cell table:formula="of:=([.F867]-[.F866])/([.G867]-[.G86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6499999999999" calcext:value-type="float">
            <text:p>8.6499999999999</text:p>
          </table:table-cell>
          <table:table-cell office:value-type="float" office:value="-0.0010599999999999" calcext:value-type="float">
            <text:p>-0.00106</text:p>
          </table:table-cell>
          <table:table-cell office:value-type="float" office:value="-2380.368016769" calcext:value-type="float">
            <text:p>-2380.368016769</text:p>
          </table:table-cell>
          <table:table-cell table:number-columns-repeated="3" office:value-type="float" office:value="-1190.1840081799" calcext:value-type="float">
            <text:p>-1190.1840081799</text:p>
          </table:table-cell>
          <table:table-cell office:value-type="float" office:value="-0.002102676391451" calcext:value-type="float">
            <text:p>-0.002102676391451</text:p>
          </table:table-cell>
          <table:table-cell/>
          <table:table-cell table:formula="of:=([.F868]-[.F867])/([.G868]-[.G867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8.6599999999999" calcext:value-type="float">
            <text:p>8.6599999999999</text:p>
          </table:table-cell>
          <table:table-cell office:value-type="float" office:value="-0.0010639999999999" calcext:value-type="float">
            <text:p>-0.001064</text:p>
          </table:table-cell>
          <table:table-cell office:value-type="float" office:value="-2385.2179081841" calcext:value-type="float">
            <text:p>-2385.2179081841</text:p>
          </table:table-cell>
          <table:table-cell table:number-columns-repeated="3" office:value-type="float" office:value="-1192.6089538874" calcext:value-type="float">
            <text:p>-1192.6089538874</text:p>
          </table:table-cell>
          <table:table-cell office:value-type="float" office:value="-0.0021106410953877" calcext:value-type="float">
            <text:p>-0.002110641095388</text:p>
          </table:table-cell>
          <table:table-cell/>
          <table:table-cell table:formula="of:=([.F869]-[.F868])/([.G869]-[.G86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6699999999999" calcext:value-type="float">
            <text:p>8.6699999999999</text:p>
          </table:table-cell>
          <table:table-cell office:value-type="float" office:value="-0.0010679999999999" calcext:value-type="float">
            <text:p>-0.001068</text:p>
          </table:table-cell>
          <table:table-cell office:value-type="float" office:value="-2390.0677995993" calcext:value-type="float">
            <text:p>-2390.0677995993</text:p>
          </table:table-cell>
          <table:table-cell table:number-columns-repeated="3" office:value-type="float" office:value="-1195.033899595" calcext:value-type="float">
            <text:p>-1195.033899595</text:p>
          </table:table-cell>
          <table:table-cell office:value-type="float" office:value="-0.0021186057993243" calcext:value-type="float">
            <text:p>-0.002118605799324</text:p>
          </table:table-cell>
          <table:table-cell/>
          <table:table-cell table:formula="of:=([.F870]-[.F869])/([.G870]-[.G869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6799999999999" calcext:value-type="float">
            <text:p>8.6799999999999</text:p>
          </table:table-cell>
          <table:table-cell office:value-type="float" office:value="-0.0010719999999999" calcext:value-type="float">
            <text:p>-0.001072</text:p>
          </table:table-cell>
          <table:table-cell office:value-type="float" office:value="-2394.9176910144" calcext:value-type="float">
            <text:p>-2394.9176910144</text:p>
          </table:table-cell>
          <table:table-cell table:number-columns-repeated="3" office:value-type="float" office:value="-1197.4588453026" calcext:value-type="float">
            <text:p>-1197.4588453026</text:p>
          </table:table-cell>
          <table:table-cell office:value-type="float" office:value="-0.0021265705032609" calcext:value-type="float">
            <text:p>-0.002126570503261</text:p>
          </table:table-cell>
          <table:table-cell/>
          <table:table-cell table:formula="of:=([.F871]-[.F870])/([.G871]-[.G87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6899999999999" calcext:value-type="float">
            <text:p>8.6899999999999</text:p>
          </table:table-cell>
          <table:table-cell office:value-type="float" office:value="-0.0010759999999999" calcext:value-type="float">
            <text:p>-0.001076</text:p>
          </table:table-cell>
          <table:table-cell office:value-type="float" office:value="-2399.7675824295" calcext:value-type="float">
            <text:p>-2399.7675824295</text:p>
          </table:table-cell>
          <table:table-cell table:number-columns-repeated="3" office:value-type="float" office:value="-1199.8837910101" calcext:value-type="float">
            <text:p>-1199.8837910101</text:p>
          </table:table-cell>
          <table:table-cell office:value-type="float" office:value="-0.0021345352071975" calcext:value-type="float">
            <text:p>-0.002134535207198</text:p>
          </table:table-cell>
          <table:table-cell/>
          <table:table-cell table:formula="of:=([.F872]-[.F871])/([.G872]-[.G871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8.6999999999999" calcext:value-type="float">
            <text:p>8.6999999999999</text:p>
          </table:table-cell>
          <table:table-cell office:value-type="float" office:value="-0.0010799999999999" calcext:value-type="float">
            <text:p>-0.00108</text:p>
          </table:table-cell>
          <table:table-cell office:value-type="float" office:value="-2404.6174738446" calcext:value-type="float">
            <text:p>-2404.6174738446</text:p>
          </table:table-cell>
          <table:table-cell table:number-columns-repeated="3" office:value-type="float" office:value="-1202.3087367177" calcext:value-type="float">
            <text:p>-1202.3087367177</text:p>
          </table:table-cell>
          <table:table-cell office:value-type="float" office:value="-0.0021424999111342" calcext:value-type="float">
            <text:p>-0.002142499911134</text:p>
          </table:table-cell>
          <table:table-cell/>
          <table:table-cell table:formula="of:=([.F873]-[.F872])/([.G873]-[.G872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8.7099999999999" calcext:value-type="float">
            <text:p>8.7099999999999</text:p>
          </table:table-cell>
          <table:table-cell office:value-type="float" office:value="-0.0010839999999999" calcext:value-type="float">
            <text:p>-0.001084</text:p>
          </table:table-cell>
          <table:table-cell office:value-type="float" office:value="-2409.4673652597" calcext:value-type="float">
            <text:p>-2409.4673652597</text:p>
          </table:table-cell>
          <table:table-cell table:number-columns-repeated="3" office:value-type="float" office:value="-1204.7336824252" calcext:value-type="float">
            <text:p>-1204.7336824252</text:p>
          </table:table-cell>
          <table:table-cell office:value-type="float" office:value="-0.0021504646150708" calcext:value-type="float">
            <text:p>-0.002150464615071</text:p>
          </table:table-cell>
          <table:table-cell/>
          <table:table-cell table:formula="of:=([.F874]-[.F873])/([.G874]-[.G87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7199999999999" calcext:value-type="float">
            <text:p>8.7199999999999</text:p>
          </table:table-cell>
          <table:table-cell office:value-type="float" office:value="-0.0010879999999999" calcext:value-type="float">
            <text:p>-0.001088</text:p>
          </table:table-cell>
          <table:table-cell office:value-type="float" office:value="-2414.3172566748" calcext:value-type="float">
            <text:p>-2414.3172566748</text:p>
          </table:table-cell>
          <table:table-cell table:number-columns-repeated="3" office:value-type="float" office:value="-1207.1586281328" calcext:value-type="float">
            <text:p>-1207.1586281328</text:p>
          </table:table-cell>
          <table:table-cell office:value-type="float" office:value="-0.0021584293190074" calcext:value-type="float">
            <text:p>-0.002158429319007</text:p>
          </table:table-cell>
          <table:table-cell/>
          <table:table-cell table:formula="of:=([.F875]-[.F874])/([.G875]-[.G874])" office:value-type="float" office:value="304461.499988288" calcext:value-type="float">
            <text:p>304461.499988288</text:p>
          </table:table-cell>
          <table:table-cell table:number-columns-repeated="2"/>
        </table:table-row>
        <table:table-row table:style-name="ro1">
          <table:table-cell office:value-type="float" office:value="8.7299999999999" calcext:value-type="float">
            <text:p>8.7299999999999</text:p>
          </table:table-cell>
          <table:table-cell office:value-type="float" office:value="-0.0010919999999999" calcext:value-type="float">
            <text:p>-0.001092</text:p>
          </table:table-cell>
          <table:table-cell office:value-type="float" office:value="-2419.1671480899" calcext:value-type="float">
            <text:p>-2419.1671480899</text:p>
          </table:table-cell>
          <table:table-cell table:number-columns-repeated="3" office:value-type="float" office:value="-1209.5835738403" calcext:value-type="float">
            <text:p>-1209.5835738403</text:p>
          </table:table-cell>
          <table:table-cell office:value-type="float" office:value="-0.002166394022944" calcext:value-type="float">
            <text:p>-0.002166394022944</text:p>
          </table:table-cell>
          <table:table-cell/>
          <table:table-cell table:formula="of:=([.F876]-[.F875])/([.G876]-[.G875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8.7399999999999" calcext:value-type="float">
            <text:p>8.7399999999999</text:p>
          </table:table-cell>
          <table:table-cell office:value-type="float" office:value="-0.0010959999999999" calcext:value-type="float">
            <text:p>-0.001096</text:p>
          </table:table-cell>
          <table:table-cell office:value-type="float" office:value="-2424.0170395051" calcext:value-type="float">
            <text:p>-2424.0170395051</text:p>
          </table:table-cell>
          <table:table-cell table:number-columns-repeated="3" office:value-type="float" office:value="-1212.0085195479" calcext:value-type="float">
            <text:p>-1212.0085195479</text:p>
          </table:table-cell>
          <table:table-cell office:value-type="float" office:value="-0.0021743587268806" calcext:value-type="float">
            <text:p>-0.002174358726881</text:p>
          </table:table-cell>
          <table:table-cell/>
          <table:table-cell table:formula="of:=([.F877]-[.F876])/([.G877]-[.G876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8.7499999999999" calcext:value-type="float">
            <text:p>8.7499999999999</text:p>
          </table:table-cell>
          <table:table-cell office:value-type="float" office:value="-0.0010999999999999" calcext:value-type="float">
            <text:p>-0.0011</text:p>
          </table:table-cell>
          <table:table-cell office:value-type="float" office:value="-2428.8669309202" calcext:value-type="float">
            <text:p>-2428.8669309202</text:p>
          </table:table-cell>
          <table:table-cell table:number-columns-repeated="3" office:value-type="float" office:value="-1214.4334652555" calcext:value-type="float">
            <text:p>-1214.4334652555</text:p>
          </table:table-cell>
          <table:table-cell office:value-type="float" office:value="-0.0021823234308173" calcext:value-type="float">
            <text:p>-0.002182323430817</text:p>
          </table:table-cell>
          <table:table-cell/>
          <table:table-cell table:formula="of:=([.F878]-[.F877])/([.G878]-[.G877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8.7599999999999" calcext:value-type="float">
            <text:p>8.7599999999999</text:p>
          </table:table-cell>
          <table:table-cell office:value-type="float" office:value="-0.0011039999999999" calcext:value-type="float">
            <text:p>-0.001104</text:p>
          </table:table-cell>
          <table:table-cell office:value-type="float" office:value="-2433.7168223353" calcext:value-type="float">
            <text:p>-2433.7168223353</text:p>
          </table:table-cell>
          <table:table-cell table:number-columns-repeated="3" office:value-type="float" office:value="-1216.858410963" calcext:value-type="float">
            <text:p>-1216.858410963</text:p>
          </table:table-cell>
          <table:table-cell office:value-type="float" office:value="-0.0021902881347539" calcext:value-type="float">
            <text:p>-0.002190288134754</text:p>
          </table:table-cell>
          <table:table-cell/>
          <table:table-cell table:formula="of:=([.F879]-[.F878])/([.G879]-[.G878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7699999999999" calcext:value-type="float">
            <text:p>8.7699999999999</text:p>
          </table:table-cell>
          <table:table-cell office:value-type="float" office:value="-0.0011079999999999" calcext:value-type="float">
            <text:p>-0.001108</text:p>
          </table:table-cell>
          <table:table-cell office:value-type="float" office:value="-2438.5667137504" calcext:value-type="float">
            <text:p>-2438.5667137504</text:p>
          </table:table-cell>
          <table:table-cell table:number-columns-repeated="3" office:value-type="float" office:value="-1219.2833566706" calcext:value-type="float">
            <text:p>-1219.2833566706</text:p>
          </table:table-cell>
          <table:table-cell office:value-type="float" office:value="-0.0021982528386905" calcext:value-type="float">
            <text:p>-0.002198252838691</text:p>
          </table:table-cell>
          <table:table-cell/>
          <table:table-cell table:formula="of:=([.F880]-[.F879])/([.G880]-[.G87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7799999999999" calcext:value-type="float">
            <text:p>8.7799999999999</text:p>
          </table:table-cell>
          <table:table-cell office:value-type="float" office:value="-0.0011119999999999" calcext:value-type="float">
            <text:p>-0.001112</text:p>
          </table:table-cell>
          <table:table-cell office:value-type="float" office:value="-2443.4166051655" calcext:value-type="float">
            <text:p>-2443.4166051655</text:p>
          </table:table-cell>
          <table:table-cell table:number-columns-repeated="3" office:value-type="float" office:value="-1221.7083023781" calcext:value-type="float">
            <text:p>-1221.7083023781</text:p>
          </table:table-cell>
          <table:table-cell office:value-type="float" office:value="-0.0022062175426271" calcext:value-type="float">
            <text:p>-0.002206217542627</text:p>
          </table:table-cell>
          <table:table-cell/>
          <table:table-cell table:formula="of:=([.F881]-[.F880])/([.G881]-[.G880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8.7899999999999" calcext:value-type="float">
            <text:p>8.7899999999999</text:p>
          </table:table-cell>
          <table:table-cell office:value-type="float" office:value="-0.0011159999999999" calcext:value-type="float">
            <text:p>-0.001116</text:p>
          </table:table-cell>
          <table:table-cell office:value-type="float" office:value="-2448.2664965806" calcext:value-type="float">
            <text:p>-2448.2664965806</text:p>
          </table:table-cell>
          <table:table-cell table:number-columns-repeated="3" office:value-type="float" office:value="-1224.1332480857" calcext:value-type="float">
            <text:p>-1224.1332480857</text:p>
          </table:table-cell>
          <table:table-cell office:value-type="float" office:value="-0.0022141822465638" calcext:value-type="float">
            <text:p>-0.002214182246564</text:p>
          </table:table-cell>
          <table:table-cell/>
          <table:table-cell table:formula="of:=([.F882]-[.F881])/([.G882]-[.G88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7999999999999" calcext:value-type="float">
            <text:p>8.7999999999999</text:p>
          </table:table-cell>
          <table:table-cell office:value-type="float" office:value="-0.0011199999999999" calcext:value-type="float">
            <text:p>-0.00112</text:p>
          </table:table-cell>
          <table:table-cell office:value-type="float" office:value="-2453.1163879958" calcext:value-type="float">
            <text:p>-2453.1163879958</text:p>
          </table:table-cell>
          <table:table-cell table:number-columns-repeated="3" office:value-type="float" office:value="-1226.5581937933" calcext:value-type="float">
            <text:p>-1226.5581937933</text:p>
          </table:table-cell>
          <table:table-cell office:value-type="float" office:value="-0.0022221469505004" calcext:value-type="float">
            <text:p>-0.0022221469505</text:p>
          </table:table-cell>
          <table:table-cell/>
          <table:table-cell table:formula="of:=([.F883]-[.F882])/([.G883]-[.G88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8099999999999" calcext:value-type="float">
            <text:p>8.8099999999999</text:p>
          </table:table-cell>
          <table:table-cell office:value-type="float" office:value="-0.0011239999999999" calcext:value-type="float">
            <text:p>-0.001124</text:p>
          </table:table-cell>
          <table:table-cell office:value-type="float" office:value="-2457.9662794109" calcext:value-type="float">
            <text:p>-2457.9662794109</text:p>
          </table:table-cell>
          <table:table-cell table:number-columns-repeated="3" office:value-type="float" office:value="-1228.9831395008" calcext:value-type="float">
            <text:p>-1228.9831395008</text:p>
          </table:table-cell>
          <table:table-cell office:value-type="float" office:value="-0.002230111654437" calcext:value-type="float">
            <text:p>-0.002230111654437</text:p>
          </table:table-cell>
          <table:table-cell/>
          <table:table-cell table:formula="of:=([.F884]-[.F883])/([.G884]-[.G883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8.8199999999999" calcext:value-type="float">
            <text:p>8.8199999999999</text:p>
          </table:table-cell>
          <table:table-cell office:value-type="float" office:value="-0.0011279999999999" calcext:value-type="float">
            <text:p>-0.001128</text:p>
          </table:table-cell>
          <table:table-cell office:value-type="float" office:value="-2462.816170826" calcext:value-type="float">
            <text:p>-2462.816170826</text:p>
          </table:table-cell>
          <table:table-cell table:number-columns-repeated="3" office:value-type="float" office:value="-1231.4080852084" calcext:value-type="float">
            <text:p>-1231.4080852084</text:p>
          </table:table-cell>
          <table:table-cell office:value-type="float" office:value="-0.0022380763583736" calcext:value-type="float">
            <text:p>-0.002238076358374</text:p>
          </table:table-cell>
          <table:table-cell/>
          <table:table-cell table:formula="of:=([.F885]-[.F884])/([.G885]-[.G884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8.8299999999999" calcext:value-type="float">
            <text:p>8.8299999999999</text:p>
          </table:table-cell>
          <table:table-cell office:value-type="float" office:value="-0.0011319999999999" calcext:value-type="float">
            <text:p>-0.001132</text:p>
          </table:table-cell>
          <table:table-cell office:value-type="float" office:value="-2467.6660622411" calcext:value-type="float">
            <text:p>-2467.6660622411</text:p>
          </table:table-cell>
          <table:table-cell table:number-columns-repeated="3" office:value-type="float" office:value="-1233.8330309159" calcext:value-type="float">
            <text:p>-1233.8330309159</text:p>
          </table:table-cell>
          <table:table-cell office:value-type="float" office:value="-0.0022460410623103" calcext:value-type="float">
            <text:p>-0.00224604106231</text:p>
          </table:table-cell>
          <table:table-cell/>
          <table:table-cell table:formula="of:=([.F886]-[.F885])/([.G886]-[.G885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8399999999999" calcext:value-type="float">
            <text:p>8.8399999999999</text:p>
          </table:table-cell>
          <table:table-cell office:value-type="float" office:value="-0.0011359999999999" calcext:value-type="float">
            <text:p>-0.001136</text:p>
          </table:table-cell>
          <table:table-cell office:value-type="float" office:value="-2472.5159536562" calcext:value-type="float">
            <text:p>-2472.5159536562</text:p>
          </table:table-cell>
          <table:table-cell table:number-columns-repeated="3" office:value-type="float" office:value="-1236.2579766235" calcext:value-type="float">
            <text:p>-1236.2579766235</text:p>
          </table:table-cell>
          <table:table-cell office:value-type="float" office:value="-0.0022540057662469" calcext:value-type="float">
            <text:p>-0.002254005766247</text:p>
          </table:table-cell>
          <table:table-cell/>
          <table:table-cell table:formula="of:=([.F887]-[.F886])/([.G887]-[.G886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8499999999999" calcext:value-type="float">
            <text:p>8.8499999999999</text:p>
          </table:table-cell>
          <table:table-cell office:value-type="float" office:value="-0.0011399999999999" calcext:value-type="float">
            <text:p>-0.00114</text:p>
          </table:table-cell>
          <table:table-cell office:value-type="float" office:value="-2477.3658450713" calcext:value-type="float">
            <text:p>-2477.3658450713</text:p>
          </table:table-cell>
          <table:table-cell table:number-columns-repeated="3" office:value-type="float" office:value="-1238.682922331" calcext:value-type="float">
            <text:p>-1238.682922331</text:p>
          </table:table-cell>
          <table:table-cell office:value-type="float" office:value="-0.0022619704701835" calcext:value-type="float">
            <text:p>-0.002261970470184</text:p>
          </table:table-cell>
          <table:table-cell/>
          <table:table-cell table:formula="of:=([.F888]-[.F887])/([.G888]-[.G887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8599999999999" calcext:value-type="float">
            <text:p>8.8599999999999</text:p>
          </table:table-cell>
          <table:table-cell office:value-type="float" office:value="-0.0011439999999999" calcext:value-type="float">
            <text:p>-0.001144</text:p>
          </table:table-cell>
          <table:table-cell office:value-type="float" office:value="-2482.2157364865" calcext:value-type="float">
            <text:p>-2482.2157364865</text:p>
          </table:table-cell>
          <table:table-cell table:number-columns-repeated="3" office:value-type="float" office:value="-1241.1078680386" calcext:value-type="float">
            <text:p>-1241.1078680386</text:p>
          </table:table-cell>
          <table:table-cell office:value-type="float" office:value="-0.0022699351741201" calcext:value-type="float">
            <text:p>-0.00226993517412</text:p>
          </table:table-cell>
          <table:table-cell/>
          <table:table-cell table:formula="of:=([.F889]-[.F888])/([.G889]-[.G88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8699999999999" calcext:value-type="float">
            <text:p>8.8699999999999</text:p>
          </table:table-cell>
          <table:table-cell office:value-type="float" office:value="-0.0011479999999999" calcext:value-type="float">
            <text:p>-0.001148</text:p>
          </table:table-cell>
          <table:table-cell office:value-type="float" office:value="-2487.0656279016" calcext:value-type="float">
            <text:p>-2487.0656279016</text:p>
          </table:table-cell>
          <table:table-cell table:number-columns-repeated="3" office:value-type="float" office:value="-1243.5328137462" calcext:value-type="float">
            <text:p>-1243.5328137462</text:p>
          </table:table-cell>
          <table:table-cell office:value-type="float" office:value="-0.0022778998780567" calcext:value-type="float">
            <text:p>-0.002277899878057</text:p>
          </table:table-cell>
          <table:table-cell/>
          <table:table-cell table:formula="of:=([.F890]-[.F889])/([.G890]-[.G889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8.8799999999999" calcext:value-type="float">
            <text:p>8.8799999999999</text:p>
          </table:table-cell>
          <table:table-cell office:value-type="float" office:value="-0.0011519999999999" calcext:value-type="float">
            <text:p>-0.001152</text:p>
          </table:table-cell>
          <table:table-cell office:value-type="float" office:value="-2491.9155193167" calcext:value-type="float">
            <text:p>-2491.9155193167</text:p>
          </table:table-cell>
          <table:table-cell table:number-columns-repeated="3" office:value-type="float" office:value="-1245.9577594537" calcext:value-type="float">
            <text:p>-1245.9577594537</text:p>
          </table:table-cell>
          <table:table-cell office:value-type="float" office:value="-0.0022858645819934" calcext:value-type="float">
            <text:p>-0.002285864581993</text:p>
          </table:table-cell>
          <table:table-cell/>
          <table:table-cell table:formula="of:=([.F891]-[.F890])/([.G891]-[.G89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8899999999999" calcext:value-type="float">
            <text:p>8.8899999999999</text:p>
          </table:table-cell>
          <table:table-cell office:value-type="float" office:value="-0.0011559999999999" calcext:value-type="float">
            <text:p>-0.001156</text:p>
          </table:table-cell>
          <table:table-cell office:value-type="float" office:value="-2496.7654107318" calcext:value-type="float">
            <text:p>-2496.7654107318</text:p>
          </table:table-cell>
          <table:table-cell table:number-columns-repeated="3" office:value-type="float" office:value="-1248.3827051613" calcext:value-type="float">
            <text:p>-1248.3827051613</text:p>
          </table:table-cell>
          <table:table-cell office:value-type="float" office:value="-0.00229382928593" calcext:value-type="float">
            <text:p>-0.00229382928593</text:p>
          </table:table-cell>
          <table:table-cell/>
          <table:table-cell table:formula="of:=([.F892]-[.F891])/([.G892]-[.G89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8999999999999" calcext:value-type="float">
            <text:p>8.8999999999999</text:p>
          </table:table-cell>
          <table:table-cell office:value-type="float" office:value="-0.0011599999999999" calcext:value-type="float">
            <text:p>-0.00116</text:p>
          </table:table-cell>
          <table:table-cell office:value-type="float" office:value="-2501.6153021469" calcext:value-type="float">
            <text:p>-2501.6153021469</text:p>
          </table:table-cell>
          <table:table-cell table:number-columns-repeated="3" office:value-type="float" office:value="-1250.8076508688" calcext:value-type="float">
            <text:p>-1250.8076508688</text:p>
          </table:table-cell>
          <table:table-cell office:value-type="float" office:value="-0.0023017939898666" calcext:value-type="float">
            <text:p>-0.002301793989867</text:p>
          </table:table-cell>
          <table:table-cell/>
          <table:table-cell table:formula="of:=([.F893]-[.F892])/([.G893]-[.G89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9099999999999" calcext:value-type="float">
            <text:p>8.9099999999999</text:p>
          </table:table-cell>
          <table:table-cell office:value-type="float" office:value="-0.0011639999999999" calcext:value-type="float">
            <text:p>-0.001164</text:p>
          </table:table-cell>
          <table:table-cell office:value-type="float" office:value="-2506.465193562" calcext:value-type="float">
            <text:p>-2506.465193562</text:p>
          </table:table-cell>
          <table:table-cell table:number-columns-repeated="3" office:value-type="float" office:value="-1253.2325965764" calcext:value-type="float">
            <text:p>-1253.2325965764</text:p>
          </table:table-cell>
          <table:table-cell office:value-type="float" office:value="-0.0023097586938032" calcext:value-type="float">
            <text:p>-0.002309758693803</text:p>
          </table:table-cell>
          <table:table-cell/>
          <table:table-cell table:formula="of:=([.F894]-[.F893])/([.G894]-[.G893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8.9199999999999" calcext:value-type="float">
            <text:p>8.9199999999999</text:p>
          </table:table-cell>
          <table:table-cell office:value-type="float" office:value="-0.0011679999999999" calcext:value-type="float">
            <text:p>-0.001168</text:p>
          </table:table-cell>
          <table:table-cell office:value-type="float" office:value="-2511.3150849771" calcext:value-type="float">
            <text:p>-2511.3150849771</text:p>
          </table:table-cell>
          <table:table-cell table:number-columns-repeated="3" office:value-type="float" office:value="-1255.6575422839" calcext:value-type="float">
            <text:p>-1255.6575422839</text:p>
          </table:table-cell>
          <table:table-cell office:value-type="float" office:value="-0.0023177233977399" calcext:value-type="float">
            <text:p>-0.00231772339774</text:p>
          </table:table-cell>
          <table:table-cell/>
          <table:table-cell table:formula="of:=([.F895]-[.F894])/([.G895]-[.G89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9299999999999" calcext:value-type="float">
            <text:p>8.9299999999999</text:p>
          </table:table-cell>
          <table:table-cell office:value-type="float" office:value="-0.0011719999999999" calcext:value-type="float">
            <text:p>-0.001172</text:p>
          </table:table-cell>
          <table:table-cell office:value-type="float" office:value="-2516.1649763923" calcext:value-type="float">
            <text:p>-2516.1649763923</text:p>
          </table:table-cell>
          <table:table-cell table:number-columns-repeated="3" office:value-type="float" office:value="-1258.0824879915" calcext:value-type="float">
            <text:p>-1258.0824879915</text:p>
          </table:table-cell>
          <table:table-cell office:value-type="float" office:value="-0.0023256881016765" calcext:value-type="float">
            <text:p>-0.002325688101677</text:p>
          </table:table-cell>
          <table:table-cell/>
          <table:table-cell table:formula="of:=([.F896]-[.F895])/([.G896]-[.G895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8.9399999999999" calcext:value-type="float">
            <text:p>8.9399999999999</text:p>
          </table:table-cell>
          <table:table-cell office:value-type="float" office:value="-0.0011759999999999" calcext:value-type="float">
            <text:p>-0.001176</text:p>
          </table:table-cell>
          <table:table-cell office:value-type="float" office:value="-2521.0148678074" calcext:value-type="float">
            <text:p>-2521.0148678074</text:p>
          </table:table-cell>
          <table:table-cell table:number-columns-repeated="3" office:value-type="float" office:value="-1260.5074336991" calcext:value-type="float">
            <text:p>-1260.5074336991</text:p>
          </table:table-cell>
          <table:table-cell office:value-type="float" office:value="-0.0023336528056131" calcext:value-type="float">
            <text:p>-0.002333652805613</text:p>
          </table:table-cell>
          <table:table-cell/>
          <table:table-cell table:formula="of:=([.F897]-[.F896])/([.G897]-[.G896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9499999999999" calcext:value-type="float">
            <text:p>8.9499999999999</text:p>
          </table:table-cell>
          <table:table-cell office:value-type="float" office:value="-0.0011799999999999" calcext:value-type="float">
            <text:p>-0.00118</text:p>
          </table:table-cell>
          <table:table-cell office:value-type="float" office:value="-2525.8647592225" calcext:value-type="float">
            <text:p>-2525.8647592225</text:p>
          </table:table-cell>
          <table:table-cell table:number-columns-repeated="3" office:value-type="float" office:value="-1262.9323794066" calcext:value-type="float">
            <text:p>-1262.9323794066</text:p>
          </table:table-cell>
          <table:table-cell office:value-type="float" office:value="-0.0023416175095497" calcext:value-type="float">
            <text:p>-0.00234161750955</text:p>
          </table:table-cell>
          <table:table-cell/>
          <table:table-cell table:formula="of:=([.F898]-[.F897])/([.G898]-[.G89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9599999999999" calcext:value-type="float">
            <text:p>8.9599999999999</text:p>
          </table:table-cell>
          <table:table-cell office:value-type="float" office:value="-0.0011839999999999" calcext:value-type="float">
            <text:p>-0.001184</text:p>
          </table:table-cell>
          <table:table-cell office:value-type="float" office:value="-2530.7146506376" calcext:value-type="float">
            <text:p>-2530.7146506376</text:p>
          </table:table-cell>
          <table:table-cell table:number-columns-repeated="3" office:value-type="float" office:value="-1265.3573251142" calcext:value-type="float">
            <text:p>-1265.3573251142</text:p>
          </table:table-cell>
          <table:table-cell office:value-type="float" office:value="-0.0023495822134863" calcext:value-type="float">
            <text:p>-0.002349582213486</text:p>
          </table:table-cell>
          <table:table-cell/>
          <table:table-cell table:formula="of:=([.F899]-[.F898])/([.G899]-[.G898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8.9699999999999" calcext:value-type="float">
            <text:p>8.9699999999999</text:p>
          </table:table-cell>
          <table:table-cell office:value-type="float" office:value="-0.0011879999999999" calcext:value-type="float">
            <text:p>-0.001188</text:p>
          </table:table-cell>
          <table:table-cell office:value-type="float" office:value="-2535.5645420527" calcext:value-type="float">
            <text:p>-2535.5645420527</text:p>
          </table:table-cell>
          <table:table-cell table:number-columns-repeated="3" office:value-type="float" office:value="-1267.7822708217" calcext:value-type="float">
            <text:p>-1267.7822708217</text:p>
          </table:table-cell>
          <table:table-cell office:value-type="float" office:value="-0.002357546917423" calcext:value-type="float">
            <text:p>-0.002357546917423</text:p>
          </table:table-cell>
          <table:table-cell/>
          <table:table-cell table:formula="of:=([.F900]-[.F899])/([.G900]-[.G899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8.9799999999999" calcext:value-type="float">
            <text:p>8.9799999999999</text:p>
          </table:table-cell>
          <table:table-cell office:value-type="float" office:value="-0.0011919999999999" calcext:value-type="float">
            <text:p>-0.001192</text:p>
          </table:table-cell>
          <table:table-cell office:value-type="float" office:value="-2540.4144334678" calcext:value-type="float">
            <text:p>-2540.4144334678</text:p>
          </table:table-cell>
          <table:table-cell table:number-columns-repeated="3" office:value-type="float" office:value="-1270.2072165293" calcext:value-type="float">
            <text:p>-1270.2072165293</text:p>
          </table:table-cell>
          <table:table-cell office:value-type="float" office:value="-0.0023655116213596" calcext:value-type="float">
            <text:p>-0.00236551162136</text:p>
          </table:table-cell>
          <table:table-cell/>
          <table:table-cell table:formula="of:=([.F901]-[.F900])/([.G901]-[.G90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8.9899999999999" calcext:value-type="float">
            <text:p>8.9899999999999</text:p>
          </table:table-cell>
          <table:table-cell office:value-type="float" office:value="-0.0011959999999999" calcext:value-type="float">
            <text:p>-0.001196</text:p>
          </table:table-cell>
          <table:table-cell office:value-type="float" office:value="-2545.264324883" calcext:value-type="float">
            <text:p>-2545.264324883</text:p>
          </table:table-cell>
          <table:table-cell table:number-columns-repeated="3" office:value-type="float" office:value="-1272.6321622368" calcext:value-type="float">
            <text:p>-1272.6321622368</text:p>
          </table:table-cell>
          <table:table-cell office:value-type="float" office:value="-0.0023734763252962" calcext:value-type="float">
            <text:p>-0.002373476325296</text:p>
          </table:table-cell>
          <table:table-cell/>
          <table:table-cell table:formula="of:=([.F902]-[.F901])/([.G902]-[.G90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8.9999999999999" calcext:value-type="float">
            <text:p>8.9999999999999</text:p>
          </table:table-cell>
          <table:table-cell office:value-type="float" office:value="-0.0011999999999999" calcext:value-type="float">
            <text:p>-0.0012</text:p>
          </table:table-cell>
          <table:table-cell office:value-type="float" office:value="-2550.1142162981" calcext:value-type="float">
            <text:p>-2550.1142162981</text:p>
          </table:table-cell>
          <table:table-cell table:number-columns-repeated="3" office:value-type="float" office:value="-1275.0571079444" calcext:value-type="float">
            <text:p>-1275.0571079444</text:p>
          </table:table-cell>
          <table:table-cell office:value-type="float" office:value="-0.0023814410292328" calcext:value-type="float">
            <text:p>-0.002381441029233</text:p>
          </table:table-cell>
          <table:table-cell/>
          <table:table-cell table:formula="of:=([.F903]-[.F902])/([.G903]-[.G902])" office:value-type="float" office:value="608923.000006101" calcext:value-type="float">
            <text:p>608923.000006101</text:p>
          </table:table-cell>
          <table:table-cell table:number-columns-repeated="2"/>
        </table:table-row>
        <table:table-row table:style-name="ro1">
          <table:table-cell office:value-type="float" office:value="9.0099999999999" calcext:value-type="float">
            <text:p>9.0099999999999</text:p>
          </table:table-cell>
          <table:table-cell office:value-type="float" office:value="-0.0011960000000001" calcext:value-type="float">
            <text:p>-0.001196</text:p>
          </table:table-cell>
          <table:table-cell office:value-type="float" office:value="-2540.4570405962" calcext:value-type="float">
            <text:p>-2540.4570405962</text:p>
          </table:table-cell>
          <table:table-cell table:number-columns-repeated="3" office:value-type="float" office:value="-1270.2285202981" calcext:value-type="float">
            <text:p>-1270.2285202981</text:p>
          </table:table-cell>
          <table:table-cell office:value-type="float" office:value="-0.0023735113112779" calcext:value-type="float">
            <text:p>-0.002373511311278</text:p>
          </table:table-cell>
          <table:table-cell/>
          <table:table-cell table:formula="of:=([.F904]-[.F903])/([.G904]-[.G903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9.0199999999999" calcext:value-type="float">
            <text:p>9.0199999999999</text:p>
          </table:table-cell>
          <table:table-cell office:value-type="float" office:value="-0.0011920000000001" calcext:value-type="float">
            <text:p>-0.001192</text:p>
          </table:table-cell>
          <table:table-cell office:value-type="float" office:value="-2530.7998652997" calcext:value-type="float">
            <text:p>-2530.7998652997</text:p>
          </table:table-cell>
          <table:table-cell table:number-columns-repeated="3" office:value-type="float" office:value="-1265.3999326499" calcext:value-type="float">
            <text:p>-1265.3999326499</text:p>
          </table:table-cell>
          <table:table-cell office:value-type="float" office:value="-0.0023655815933197" calcext:value-type="float">
            <text:p>-0.00236558159332</text:p>
          </table:table-cell>
          <table:table-cell/>
          <table:table-cell table:formula="of:=([.F905]-[.F904])/([.G905]-[.G904])" office:value-type="float" office:value="608923.000004888" calcext:value-type="float">
            <text:p>608923.000004888</text:p>
          </table:table-cell>
          <table:table-cell table:number-columns-repeated="2"/>
        </table:table-row>
        <table:table-row table:style-name="ro1">
          <table:table-cell office:value-type="float" office:value="9.0299999999999" calcext:value-type="float">
            <text:p>9.0299999999999</text:p>
          </table:table-cell>
          <table:table-cell office:value-type="float" office:value="-0.0011880000000001" calcext:value-type="float">
            <text:p>-0.001188</text:p>
          </table:table-cell>
          <table:table-cell office:value-type="float" office:value="-2521.1426900032" calcext:value-type="float">
            <text:p>-2521.1426900032</text:p>
          </table:table-cell>
          <table:table-cell table:number-columns-repeated="3" office:value-type="float" office:value="-1260.5713450016" calcext:value-type="float">
            <text:p>-1260.5713450016</text:p>
          </table:table-cell>
          <table:table-cell office:value-type="float" office:value="-0.0023576518753615" calcext:value-type="float">
            <text:p>-0.002357651875362</text:p>
          </table:table-cell>
          <table:table-cell/>
          <table:table-cell table:formula="of:=([.F906]-[.F905])/([.G906]-[.G905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0399999999999" calcext:value-type="float">
            <text:p>9.0399999999999</text:p>
          </table:table-cell>
          <table:table-cell office:value-type="float" office:value="-0.0011840000000001" calcext:value-type="float">
            <text:p>-0.001184</text:p>
          </table:table-cell>
          <table:table-cell office:value-type="float" office:value="-2511.4855147068" calcext:value-type="float">
            <text:p>-2511.4855147068</text:p>
          </table:table-cell>
          <table:table-cell table:number-columns-repeated="3" office:value-type="float" office:value="-1255.7427573534" calcext:value-type="float">
            <text:p>-1255.7427573534</text:p>
          </table:table-cell>
          <table:table-cell office:value-type="float" office:value="-0.0023497221574033" calcext:value-type="float">
            <text:p>-0.002349722157403</text:p>
          </table:table-cell>
          <table:table-cell/>
          <table:table-cell table:formula="of:=([.F907]-[.F906])/([.G907]-[.G906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9.0499999999999" calcext:value-type="float">
            <text:p>9.0499999999999</text:p>
          </table:table-cell>
          <table:table-cell office:value-type="float" office:value="-0.0011800000000001" calcext:value-type="float">
            <text:p>-0.00118</text:p>
          </table:table-cell>
          <table:table-cell office:value-type="float" office:value="-2501.8283394103" calcext:value-type="float">
            <text:p>-2501.8283394103</text:p>
          </table:table-cell>
          <table:table-cell table:number-columns-repeated="3" office:value-type="float" office:value="-1250.9141697051" calcext:value-type="float">
            <text:p>-1250.9141697051</text:p>
          </table:table-cell>
          <table:table-cell office:value-type="float" office:value="-0.0023417924394452" calcext:value-type="float">
            <text:p>-0.002341792439445</text:p>
          </table:table-cell>
          <table:table-cell/>
          <table:table-cell table:formula="of:=([.F908]-[.F907])/([.G908]-[.G907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9.0599999999999" calcext:value-type="float">
            <text:p>9.0599999999999</text:p>
          </table:table-cell>
          <table:table-cell office:value-type="float" office:value="-0.0011760000000001" calcext:value-type="float">
            <text:p>-0.001176</text:p>
          </table:table-cell>
          <table:table-cell office:value-type="float" office:value="-2492.1711641138" calcext:value-type="float">
            <text:p>-2492.1711641138</text:p>
          </table:table-cell>
          <table:table-cell table:number-columns-repeated="3" office:value-type="float" office:value="-1246.0855820569" calcext:value-type="float">
            <text:p>-1246.0855820569</text:p>
          </table:table-cell>
          <table:table-cell office:value-type="float" office:value="-0.002333862721487" calcext:value-type="float">
            <text:p>-0.002333862721487</text:p>
          </table:table-cell>
          <table:table-cell/>
          <table:table-cell table:formula="of:=([.F909]-[.F908])/([.G909]-[.G908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0699999999999" calcext:value-type="float">
            <text:p>9.0699999999999</text:p>
          </table:table-cell>
          <table:table-cell office:value-type="float" office:value="-0.0011720000000001" calcext:value-type="float">
            <text:p>-0.001172</text:p>
          </table:table-cell>
          <table:table-cell office:value-type="float" office:value="-2482.5139888173" calcext:value-type="float">
            <text:p>-2482.5139888173</text:p>
          </table:table-cell>
          <table:table-cell table:number-columns-repeated="3" office:value-type="float" office:value="-1241.2569944086" calcext:value-type="float">
            <text:p>-1241.2569944086</text:p>
          </table:table-cell>
          <table:table-cell office:value-type="float" office:value="-0.0023259330035288" calcext:value-type="float">
            <text:p>-0.002325933003529</text:p>
          </table:table-cell>
          <table:table-cell/>
          <table:table-cell table:formula="of:=([.F910]-[.F909])/([.G910]-[.G909])" office:value-type="float" office:value="608922.999999931" calcext:value-type="float">
            <text:p>608922.999999931</text:p>
          </table:table-cell>
          <table:table-cell table:number-columns-repeated="2"/>
        </table:table-row>
        <table:table-row table:style-name="ro1">
          <table:table-cell office:value-type="float" office:value="9.0799999999999" calcext:value-type="float">
            <text:p>9.0799999999999</text:p>
          </table:table-cell>
          <table:table-cell office:value-type="float" office:value="-0.0011680000000001" calcext:value-type="float">
            <text:p>-0.001168</text:p>
          </table:table-cell>
          <table:table-cell office:value-type="float" office:value="-2472.8568135208" calcext:value-type="float">
            <text:p>-2472.8568135208</text:p>
          </table:table-cell>
          <table:table-cell table:number-columns-repeated="3" office:value-type="float" office:value="-1236.4284067604" calcext:value-type="float">
            <text:p>-1236.4284067604</text:p>
          </table:table-cell>
          <table:table-cell office:value-type="float" office:value="-0.0023180032855707" calcext:value-type="float">
            <text:p>-0.002318003285571</text:p>
          </table:table-cell>
          <table:table-cell/>
          <table:table-cell table:formula="of:=([.F911]-[.F910])/([.G911]-[.G910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9.0899999999999" calcext:value-type="float">
            <text:p>9.0899999999999</text:p>
          </table:table-cell>
          <table:table-cell office:value-type="float" office:value="-0.0011640000000001" calcext:value-type="float">
            <text:p>-0.001164</text:p>
          </table:table-cell>
          <table:table-cell office:value-type="float" office:value="-2463.1996382243" calcext:value-type="float">
            <text:p>-2463.1996382243</text:p>
          </table:table-cell>
          <table:table-cell table:number-columns-repeated="3" office:value-type="float" office:value="-1231.5998191122" calcext:value-type="float">
            <text:p>-1231.5998191122</text:p>
          </table:table-cell>
          <table:table-cell office:value-type="float" office:value="-0.0023100735676125" calcext:value-type="float">
            <text:p>-0.002310073567613</text:p>
          </table:table-cell>
          <table:table-cell/>
          <table:table-cell table:formula="of:=([.F912]-[.F911])/([.G912]-[.G911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0999999999999" calcext:value-type="float">
            <text:p>9.0999999999999</text:p>
          </table:table-cell>
          <table:table-cell office:value-type="float" office:value="-0.0011600000000001" calcext:value-type="float">
            <text:p>-0.00116</text:p>
          </table:table-cell>
          <table:table-cell office:value-type="float" office:value="-2453.5424629278" calcext:value-type="float">
            <text:p>-2453.5424629278</text:p>
          </table:table-cell>
          <table:table-cell table:number-columns-repeated="3" office:value-type="float" office:value="-1226.7712314639" calcext:value-type="float">
            <text:p>-1226.7712314639</text:p>
          </table:table-cell>
          <table:table-cell office:value-type="float" office:value="-0.0023021438496543" calcext:value-type="float">
            <text:p>-0.002302143849654</text:p>
          </table:table-cell>
          <table:table-cell/>
          <table:table-cell table:formula="of:=([.F913]-[.F912])/([.G913]-[.G912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9.1099999999999" calcext:value-type="float">
            <text:p>9.1099999999999</text:p>
          </table:table-cell>
          <table:table-cell office:value-type="float" office:value="-0.0011560000000001" calcext:value-type="float">
            <text:p>-0.001156</text:p>
          </table:table-cell>
          <table:table-cell office:value-type="float" office:value="-2443.8852876313" calcext:value-type="float">
            <text:p>-2443.8852876313</text:p>
          </table:table-cell>
          <table:table-cell table:number-columns-repeated="3" office:value-type="float" office:value="-1221.9426438157" calcext:value-type="float">
            <text:p>-1221.9426438157</text:p>
          </table:table-cell>
          <table:table-cell office:value-type="float" office:value="-0.0022942141316962" calcext:value-type="float">
            <text:p>-0.002294214131696</text:p>
          </table:table-cell>
          <table:table-cell/>
          <table:table-cell table:formula="of:=([.F914]-[.F913])/([.G914]-[.G913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1199999999999" calcext:value-type="float">
            <text:p>9.1199999999999</text:p>
          </table:table-cell>
          <table:table-cell office:value-type="float" office:value="-0.0011520000000001" calcext:value-type="float">
            <text:p>-0.001152</text:p>
          </table:table-cell>
          <table:table-cell office:value-type="float" office:value="-2434.2281123349" calcext:value-type="float">
            <text:p>-2434.2281123349</text:p>
          </table:table-cell>
          <table:table-cell table:number-columns-repeated="3" office:value-type="float" office:value="-1217.1140561674" calcext:value-type="float">
            <text:p>-1217.1140561674</text:p>
          </table:table-cell>
          <table:table-cell office:value-type="float" office:value="-0.002286284413738" calcext:value-type="float">
            <text:p>-0.002286284413738</text:p>
          </table:table-cell>
          <table:table-cell/>
          <table:table-cell table:formula="of:=([.F915]-[.F914])/([.G915]-[.G914])" office:value-type="float" office:value="608922.999992272" calcext:value-type="float">
            <text:p>608922.999992272</text:p>
          </table:table-cell>
          <table:table-cell table:number-columns-repeated="2"/>
        </table:table-row>
        <table:table-row table:style-name="ro1">
          <table:table-cell office:value-type="float" office:value="9.1299999999998" calcext:value-type="float">
            <text:p>9.1299999999998</text:p>
          </table:table-cell>
          <table:table-cell office:value-type="float" office:value="-0.0011480000000001" calcext:value-type="float">
            <text:p>-0.001148</text:p>
          </table:table-cell>
          <table:table-cell office:value-type="float" office:value="-2424.5709370384" calcext:value-type="float">
            <text:p>-2424.5709370384</text:p>
          </table:table-cell>
          <table:table-cell table:number-columns-repeated="3" office:value-type="float" office:value="-1212.2854685192" calcext:value-type="float">
            <text:p>-1212.2854685192</text:p>
          </table:table-cell>
          <table:table-cell office:value-type="float" office:value="-0.0022783546957798" calcext:value-type="float">
            <text:p>-0.00227835469578</text:p>
          </table:table-cell>
          <table:table-cell/>
          <table:table-cell table:formula="of:=([.F916]-[.F915])/([.G916]-[.G915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1399999999998" calcext:value-type="float">
            <text:p>9.1399999999998</text:p>
          </table:table-cell>
          <table:table-cell office:value-type="float" office:value="-0.0011440000000001" calcext:value-type="float">
            <text:p>-0.001144</text:p>
          </table:table-cell>
          <table:table-cell office:value-type="float" office:value="-2414.9137617419" calcext:value-type="float">
            <text:p>-2414.9137617419</text:p>
          </table:table-cell>
          <table:table-cell table:number-columns-repeated="3" office:value-type="float" office:value="-1207.4568808709" calcext:value-type="float">
            <text:p>-1207.4568808709</text:p>
          </table:table-cell>
          <table:table-cell office:value-type="float" office:value="-0.0022704249778216" calcext:value-type="float">
            <text:p>-0.002270424977822</text:p>
          </table:table-cell>
          <table:table-cell/>
          <table:table-cell table:formula="of:=([.F917]-[.F916])/([.G917]-[.G916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9.1499999999998" calcext:value-type="float">
            <text:p>9.1499999999998</text:p>
          </table:table-cell>
          <table:table-cell office:value-type="float" office:value="-0.0011400000000001" calcext:value-type="float">
            <text:p>-0.00114</text:p>
          </table:table-cell>
          <table:table-cell office:value-type="float" office:value="-2405.2565864454" calcext:value-type="float">
            <text:p>-2405.2565864454</text:p>
          </table:table-cell>
          <table:table-cell table:number-columns-repeated="3" office:value-type="float" office:value="-1202.6282932227" calcext:value-type="float">
            <text:p>-1202.6282932227</text:p>
          </table:table-cell>
          <table:table-cell office:value-type="float" office:value="-0.0022624952598635" calcext:value-type="float">
            <text:p>-0.002262495259864</text:p>
          </table:table-cell>
          <table:table-cell/>
          <table:table-cell table:formula="of:=([.F918]-[.F917])/([.G918]-[.G917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1599999999998" calcext:value-type="float">
            <text:p>9.1599999999998</text:p>
          </table:table-cell>
          <table:table-cell office:value-type="float" office:value="-0.0011360000000001" calcext:value-type="float">
            <text:p>-0.001136</text:p>
          </table:table-cell>
          <table:table-cell office:value-type="float" office:value="-2395.5994111489" calcext:value-type="float">
            <text:p>-2395.5994111489</text:p>
          </table:table-cell>
          <table:table-cell table:number-columns-repeated="3" office:value-type="float" office:value="-1197.7997055745" calcext:value-type="float">
            <text:p>-1197.7997055745</text:p>
          </table:table-cell>
          <table:table-cell office:value-type="float" office:value="-0.0022545655419053" calcext:value-type="float">
            <text:p>-0.002254565541905</text:p>
          </table:table-cell>
          <table:table-cell/>
          <table:table-cell table:formula="of:=([.F919]-[.F918])/([.G919]-[.G918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9.1699999999998" calcext:value-type="float">
            <text:p>9.1699999999998</text:p>
          </table:table-cell>
          <table:table-cell office:value-type="float" office:value="-0.0011320000000001" calcext:value-type="float">
            <text:p>-0.001132</text:p>
          </table:table-cell>
          <table:table-cell office:value-type="float" office:value="-2385.9422358525" calcext:value-type="float">
            <text:p>-2385.9422358525</text:p>
          </table:table-cell>
          <table:table-cell table:number-columns-repeated="3" office:value-type="float" office:value="-1192.9711179262" calcext:value-type="float">
            <text:p>-1192.9711179262</text:p>
          </table:table-cell>
          <table:table-cell office:value-type="float" office:value="-0.0022466358239471" calcext:value-type="float">
            <text:p>-0.002246635823947</text:p>
          </table:table-cell>
          <table:table-cell/>
          <table:table-cell table:formula="of:=([.F920]-[.F919])/([.G920]-[.G919])" office:value-type="float" office:value="608922.999999965" calcext:value-type="float">
            <text:p>608922.999999965</text:p>
          </table:table-cell>
          <table:table-cell table:number-columns-repeated="2"/>
        </table:table-row>
        <table:table-row table:style-name="ro1">
          <table:table-cell office:value-type="float" office:value="9.1799999999998" calcext:value-type="float">
            <text:p>9.1799999999998</text:p>
          </table:table-cell>
          <table:table-cell office:value-type="float" office:value="-0.0011280000000001" calcext:value-type="float">
            <text:p>-0.001128</text:p>
          </table:table-cell>
          <table:table-cell office:value-type="float" office:value="-2376.2850605559" calcext:value-type="float">
            <text:p>-2376.2850605559</text:p>
          </table:table-cell>
          <table:table-cell table:number-columns-repeated="3" office:value-type="float" office:value="-1188.142530278" calcext:value-type="float">
            <text:p>-1188.142530278</text:p>
          </table:table-cell>
          <table:table-cell office:value-type="float" office:value="-0.002238706105989" calcext:value-type="float">
            <text:p>-0.002238706105989</text:p>
          </table:table-cell>
          <table:table-cell/>
          <table:table-cell table:formula="of:=([.F921]-[.F920])/([.G921]-[.G920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1899999999998" calcext:value-type="float">
            <text:p>9.1899999999998</text:p>
          </table:table-cell>
          <table:table-cell office:value-type="float" office:value="-0.0011240000000001" calcext:value-type="float">
            <text:p>-0.001124</text:p>
          </table:table-cell>
          <table:table-cell office:value-type="float" office:value="-2366.6278852594" calcext:value-type="float">
            <text:p>-2366.6278852594</text:p>
          </table:table-cell>
          <table:table-cell table:number-columns-repeated="3" office:value-type="float" office:value="-1183.3139426297" calcext:value-type="float">
            <text:p>-1183.3139426297</text:p>
          </table:table-cell>
          <table:table-cell office:value-type="float" office:value="-0.0022307763880308" calcext:value-type="float">
            <text:p>-0.002230776388031</text:p>
          </table:table-cell>
          <table:table-cell/>
          <table:table-cell table:formula="of:=([.F922]-[.F921])/([.G922]-[.G921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1999999999998" calcext:value-type="float">
            <text:p>9.1999999999998</text:p>
          </table:table-cell>
          <table:table-cell office:value-type="float" office:value="-0.0011200000000001" calcext:value-type="float">
            <text:p>-0.00112</text:p>
          </table:table-cell>
          <table:table-cell office:value-type="float" office:value="-2356.970709963" calcext:value-type="float">
            <text:p>-2356.970709963</text:p>
          </table:table-cell>
          <table:table-cell table:number-columns-repeated="3" office:value-type="float" office:value="-1178.4853549815" calcext:value-type="float">
            <text:p>-1178.4853549815</text:p>
          </table:table-cell>
          <table:table-cell office:value-type="float" office:value="-0.0022228466700726" calcext:value-type="float">
            <text:p>-0.002222846670073</text:p>
          </table:table-cell>
          <table:table-cell/>
          <table:table-cell table:formula="of:=([.F923]-[.F922])/([.G923]-[.G922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9.2099999999998" calcext:value-type="float">
            <text:p>9.2099999999998</text:p>
          </table:table-cell>
          <table:table-cell office:value-type="float" office:value="-0.0011160000000001" calcext:value-type="float">
            <text:p>-0.001116</text:p>
          </table:table-cell>
          <table:table-cell office:value-type="float" office:value="-2347.3135346665" calcext:value-type="float">
            <text:p>-2347.3135346665</text:p>
          </table:table-cell>
          <table:table-cell table:number-columns-repeated="3" office:value-type="float" office:value="-1173.6567673332" calcext:value-type="float">
            <text:p>-1173.6567673332</text:p>
          </table:table-cell>
          <table:table-cell office:value-type="float" office:value="-0.0022149169521145" calcext:value-type="float">
            <text:p>-0.002214916952115</text:p>
          </table:table-cell>
          <table:table-cell/>
          <table:table-cell table:formula="of:=([.F924]-[.F923])/([.G924]-[.G923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2199999999998" calcext:value-type="float">
            <text:p>9.2199999999998</text:p>
          </table:table-cell>
          <table:table-cell office:value-type="float" office:value="-0.0011120000000001" calcext:value-type="float">
            <text:p>-0.001112</text:p>
          </table:table-cell>
          <table:table-cell office:value-type="float" office:value="-2337.65635937" calcext:value-type="float">
            <text:p>-2337.65635937</text:p>
          </table:table-cell>
          <table:table-cell table:number-columns-repeated="3" office:value-type="float" office:value="-1168.828179685" calcext:value-type="float">
            <text:p>-1168.828179685</text:p>
          </table:table-cell>
          <table:table-cell office:value-type="float" office:value="-0.0022069872341563" calcext:value-type="float">
            <text:p>-0.002206987234156</text:p>
          </table:table-cell>
          <table:table-cell/>
          <table:table-cell table:formula="of:=([.F925]-[.F924])/([.G925]-[.G924])" office:value-type="float" office:value="608922.999992272" calcext:value-type="float">
            <text:p>608922.999992272</text:p>
          </table:table-cell>
          <table:table-cell table:number-columns-repeated="2"/>
        </table:table-row>
        <table:table-row table:style-name="ro1">
          <table:table-cell office:value-type="float" office:value="9.2299999999998" calcext:value-type="float">
            <text:p>9.2299999999998</text:p>
          </table:table-cell>
          <table:table-cell office:value-type="float" office:value="-0.0011080000000001" calcext:value-type="float">
            <text:p>-0.001108</text:p>
          </table:table-cell>
          <table:table-cell office:value-type="float" office:value="-2327.9991840735" calcext:value-type="float">
            <text:p>-2327.9991840735</text:p>
          </table:table-cell>
          <table:table-cell table:number-columns-repeated="3" office:value-type="float" office:value="-1163.9995920368" calcext:value-type="float">
            <text:p>-1163.9995920368</text:p>
          </table:table-cell>
          <table:table-cell office:value-type="float" office:value="-0.0021990575161981" calcext:value-type="float">
            <text:p>-0.002199057516198</text:p>
          </table:table-cell>
          <table:table-cell/>
          <table:table-cell table:formula="of:=([.F926]-[.F925])/([.G926]-[.G925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9.2399999999998" calcext:value-type="float">
            <text:p>9.2399999999998</text:p>
          </table:table-cell>
          <table:table-cell office:value-type="float" office:value="-0.0011040000000001" calcext:value-type="float">
            <text:p>-0.001104</text:p>
          </table:table-cell>
          <table:table-cell office:value-type="float" office:value="-2318.342008777" calcext:value-type="float">
            <text:p>-2318.342008777</text:p>
          </table:table-cell>
          <table:table-cell table:number-columns-repeated="3" office:value-type="float" office:value="-1159.1710043885" calcext:value-type="float">
            <text:p>-1159.1710043885</text:p>
          </table:table-cell>
          <table:table-cell office:value-type="float" office:value="-0.0021911277982399" calcext:value-type="float">
            <text:p>-0.00219112779824</text:p>
          </table:table-cell>
          <table:table-cell/>
          <table:table-cell table:formula="of:=([.F927]-[.F926])/([.G927]-[.G926])" office:value-type="float" office:value="608922.99999996" calcext:value-type="float">
            <text:p>608922.99999996</text:p>
          </table:table-cell>
          <table:table-cell table:number-columns-repeated="2"/>
        </table:table-row>
        <table:table-row table:style-name="ro1">
          <table:table-cell office:value-type="float" office:value="9.2499999999998" calcext:value-type="float">
            <text:p>9.2499999999998</text:p>
          </table:table-cell>
          <table:table-cell office:value-type="float" office:value="-0.0011000000000001" calcext:value-type="float">
            <text:p>-0.0011</text:p>
          </table:table-cell>
          <table:table-cell office:value-type="float" office:value="-2308.6848334806" calcext:value-type="float">
            <text:p>-2308.6848334806</text:p>
          </table:table-cell>
          <table:table-cell table:number-columns-repeated="3" office:value-type="float" office:value="-1154.3424167403" calcext:value-type="float">
            <text:p>-1154.3424167403</text:p>
          </table:table-cell>
          <table:table-cell office:value-type="float" office:value="-0.0021831980802818" calcext:value-type="float">
            <text:p>-0.002183198080282</text:p>
          </table:table-cell>
          <table:table-cell/>
          <table:table-cell table:formula="of:=([.F928]-[.F927])/([.G928]-[.G927])" office:value-type="float" office:value="608923.00000495" calcext:value-type="float">
            <text:p>608923.00000495</text:p>
          </table:table-cell>
          <table:table-cell table:number-columns-repeated="2"/>
        </table:table-row>
        <table:table-row table:style-name="ro1">
          <table:table-cell office:value-type="float" office:value="9.2599999999998" calcext:value-type="float">
            <text:p>9.2599999999998</text:p>
          </table:table-cell>
          <table:table-cell office:value-type="float" office:value="-0.0010960000000001" calcext:value-type="float">
            <text:p>-0.001096</text:p>
          </table:table-cell>
          <table:table-cell office:value-type="float" office:value="-2299.0276581841" calcext:value-type="float">
            <text:p>-2299.0276581841</text:p>
          </table:table-cell>
          <table:table-cell table:number-columns-repeated="3" office:value-type="float" office:value="-1149.513829092" calcext:value-type="float">
            <text:p>-1149.513829092</text:p>
          </table:table-cell>
          <table:table-cell office:value-type="float" office:value="-0.0021752683623236" calcext:value-type="float">
            <text:p>-0.002175268362324</text:p>
          </table:table-cell>
          <table:table-cell/>
          <table:table-cell table:formula="of:=([.F929]-[.F928])/([.G929]-[.G928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2699999999998" calcext:value-type="float">
            <text:p>9.2699999999998</text:p>
          </table:table-cell>
          <table:table-cell office:value-type="float" office:value="-0.0010920000000001" calcext:value-type="float">
            <text:p>-0.001092</text:p>
          </table:table-cell>
          <table:table-cell office:value-type="float" office:value="-2289.3704828876" calcext:value-type="float">
            <text:p>-2289.3704828876</text:p>
          </table:table-cell>
          <table:table-cell table:number-columns-repeated="3" office:value-type="float" office:value="-1144.6852414438" calcext:value-type="float">
            <text:p>-1144.6852414438</text:p>
          </table:table-cell>
          <table:table-cell office:value-type="float" office:value="-0.0021673386443654" calcext:value-type="float">
            <text:p>-0.002167338644365</text:p>
          </table:table-cell>
          <table:table-cell/>
          <table:table-cell table:formula="of:=([.F930]-[.F929])/([.G930]-[.G929])" office:value-type="float" office:value="608923.000012581" calcext:value-type="float">
            <text:p>608923.000012581</text:p>
          </table:table-cell>
          <table:table-cell table:number-columns-repeated="2"/>
        </table:table-row>
        <table:table-row table:style-name="ro1">
          <table:table-cell office:value-type="float" office:value="9.2799999999998" calcext:value-type="float">
            <text:p>9.2799999999998</text:p>
          </table:table-cell>
          <table:table-cell office:value-type="float" office:value="-0.0010880000000001" calcext:value-type="float">
            <text:p>-0.001088</text:p>
          </table:table-cell>
          <table:table-cell office:value-type="float" office:value="-2279.7133075911" calcext:value-type="float">
            <text:p>-2279.7133075911</text:p>
          </table:table-cell>
          <table:table-cell table:number-columns-repeated="3" office:value-type="float" office:value="-1139.8566537955" calcext:value-type="float">
            <text:p>-1139.8566537955</text:p>
          </table:table-cell>
          <table:table-cell office:value-type="float" office:value="-0.0021594089264073" calcext:value-type="float">
            <text:p>-0.002159408926407</text:p>
          </table:table-cell>
          <table:table-cell/>
          <table:table-cell table:formula="of:=([.F931]-[.F930])/([.G931]-[.G930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2899999999998" calcext:value-type="float">
            <text:p>9.2899999999998</text:p>
          </table:table-cell>
          <table:table-cell office:value-type="float" office:value="-0.0010840000000001" calcext:value-type="float">
            <text:p>-0.001084</text:p>
          </table:table-cell>
          <table:table-cell office:value-type="float" office:value="-2270.0561322946" calcext:value-type="float">
            <text:p>-2270.0561322946</text:p>
          </table:table-cell>
          <table:table-cell table:number-columns-repeated="3" office:value-type="float" office:value="-1135.0280661473" calcext:value-type="float">
            <text:p>-1135.0280661473</text:p>
          </table:table-cell>
          <table:table-cell office:value-type="float" office:value="-0.0021514792084491" calcext:value-type="float">
            <text:p>-0.002151479208449</text:p>
          </table:table-cell>
          <table:table-cell/>
          <table:table-cell table:formula="of:=([.F932]-[.F931])/([.G932]-[.G931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2999999999998" calcext:value-type="float">
            <text:p>9.2999999999998</text:p>
          </table:table-cell>
          <table:table-cell office:value-type="float" office:value="-0.0010800000000001" calcext:value-type="float">
            <text:p>-0.00108</text:p>
          </table:table-cell>
          <table:table-cell office:value-type="float" office:value="-2260.3989569981" calcext:value-type="float">
            <text:p>-2260.3989569981</text:p>
          </table:table-cell>
          <table:table-cell table:number-columns-repeated="3" office:value-type="float" office:value="-1130.1994784991" calcext:value-type="float">
            <text:p>-1130.1994784991</text:p>
          </table:table-cell>
          <table:table-cell office:value-type="float" office:value="-0.0021435494904909" calcext:value-type="float">
            <text:p>-0.002143549490491</text:p>
          </table:table-cell>
          <table:table-cell/>
          <table:table-cell table:formula="of:=([.F933]-[.F932])/([.G933]-[.G932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3099999999998" calcext:value-type="float">
            <text:p>9.3099999999998</text:p>
          </table:table-cell>
          <table:table-cell office:value-type="float" office:value="-0.0010760000000001" calcext:value-type="float">
            <text:p>-0.001076</text:p>
          </table:table-cell>
          <table:table-cell office:value-type="float" office:value="-2250.7417817016" calcext:value-type="float">
            <text:p>-2250.7417817016</text:p>
          </table:table-cell>
          <table:table-cell table:number-columns-repeated="3" office:value-type="float" office:value="-1125.3708908508" calcext:value-type="float">
            <text:p>-1125.3708908508</text:p>
          </table:table-cell>
          <table:table-cell office:value-type="float" office:value="-0.0021356197725327" calcext:value-type="float">
            <text:p>-0.002135619772533</text:p>
          </table:table-cell>
          <table:table-cell/>
          <table:table-cell table:formula="of:=([.F934]-[.F933])/([.G934]-[.G933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9.3199999999998" calcext:value-type="float">
            <text:p>9.3199999999998</text:p>
          </table:table-cell>
          <table:table-cell office:value-type="float" office:value="-0.0010720000000001" calcext:value-type="float">
            <text:p>-0.001072</text:p>
          </table:table-cell>
          <table:table-cell office:value-type="float" office:value="-2241.0846064051" calcext:value-type="float">
            <text:p>-2241.0846064051</text:p>
          </table:table-cell>
          <table:table-cell table:number-columns-repeated="3" office:value-type="float" office:value="-1120.5423032026" calcext:value-type="float">
            <text:p>-1120.5423032026</text:p>
          </table:table-cell>
          <table:table-cell office:value-type="float" office:value="-0.0021276900545746" calcext:value-type="float">
            <text:p>-0.002127690054575</text:p>
          </table:table-cell>
          <table:table-cell/>
          <table:table-cell table:formula="of:=([.F935]-[.F934])/([.G935]-[.G934])" office:value-type="float" office:value="608923.000004921" calcext:value-type="float">
            <text:p>608923.000004921</text:p>
          </table:table-cell>
          <table:table-cell table:number-columns-repeated="2"/>
        </table:table-row>
        <table:table-row table:style-name="ro1">
          <table:table-cell office:value-type="float" office:value="9.3299999999998" calcext:value-type="float">
            <text:p>9.3299999999998</text:p>
          </table:table-cell>
          <table:table-cell office:value-type="float" office:value="-0.0010680000000001" calcext:value-type="float">
            <text:p>-0.001068</text:p>
          </table:table-cell>
          <table:table-cell office:value-type="float" office:value="-2231.4274311086" calcext:value-type="float">
            <text:p>-2231.4274311086</text:p>
          </table:table-cell>
          <table:table-cell table:number-columns-repeated="3" office:value-type="float" office:value="-1115.7137155543" calcext:value-type="float">
            <text:p>-1115.7137155543</text:p>
          </table:table-cell>
          <table:table-cell office:value-type="float" office:value="-0.0021197603366164" calcext:value-type="float">
            <text:p>-0.002119760336616</text:p>
          </table:table-cell>
          <table:table-cell/>
          <table:table-cell table:formula="of:=([.F936]-[.F935])/([.G936]-[.G935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3399999999998" calcext:value-type="float">
            <text:p>9.3399999999998</text:p>
          </table:table-cell>
          <table:table-cell office:value-type="float" office:value="-0.0010640000000001" calcext:value-type="float">
            <text:p>-0.001064</text:p>
          </table:table-cell>
          <table:table-cell office:value-type="float" office:value="-2221.7702558122" calcext:value-type="float">
            <text:p>-2221.7702558122</text:p>
          </table:table-cell>
          <table:table-cell table:number-columns-repeated="3" office:value-type="float" office:value="-1110.8851279061" calcext:value-type="float">
            <text:p>-1110.8851279061</text:p>
          </table:table-cell>
          <table:table-cell office:value-type="float" office:value="-0.0021118306186582" calcext:value-type="float">
            <text:p>-0.002111830618658</text:p>
          </table:table-cell>
          <table:table-cell/>
          <table:table-cell table:formula="of:=([.F937]-[.F936])/([.G937]-[.G936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9.3499999999998" calcext:value-type="float">
            <text:p>9.3499999999998</text:p>
          </table:table-cell>
          <table:table-cell office:value-type="float" office:value="-0.0010600000000001" calcext:value-type="float">
            <text:p>-0.00106</text:p>
          </table:table-cell>
          <table:table-cell office:value-type="float" office:value="-2212.1130805157" calcext:value-type="float">
            <text:p>-2212.1130805157</text:p>
          </table:table-cell>
          <table:table-cell table:number-columns-repeated="3" office:value-type="float" office:value="-1106.0565402578" calcext:value-type="float">
            <text:p>-1106.0565402578</text:p>
          </table:table-cell>
          <table:table-cell office:value-type="float" office:value="-0.0021039009007001" calcext:value-type="float">
            <text:p>-0.0021039009007</text:p>
          </table:table-cell>
          <table:table-cell/>
          <table:table-cell table:formula="of:=([.F938]-[.F937])/([.G938]-[.G937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3599999999998" calcext:value-type="float">
            <text:p>9.3599999999998</text:p>
          </table:table-cell>
          <table:table-cell office:value-type="float" office:value="-0.0010560000000001" calcext:value-type="float">
            <text:p>-0.001056</text:p>
          </table:table-cell>
          <table:table-cell office:value-type="float" office:value="-2202.4559052192" calcext:value-type="float">
            <text:p>-2202.4559052192</text:p>
          </table:table-cell>
          <table:table-cell table:number-columns-repeated="3" office:value-type="float" office:value="-1101.2279526096" calcext:value-type="float">
            <text:p>-1101.2279526096</text:p>
          </table:table-cell>
          <table:table-cell office:value-type="float" office:value="-0.0020959711827419" calcext:value-type="float">
            <text:p>-0.002095971182742</text:p>
          </table:table-cell>
          <table:table-cell/>
          <table:table-cell table:formula="of:=([.F939]-[.F938])/([.G939]-[.G938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3699999999998" calcext:value-type="float">
            <text:p>9.3699999999998</text:p>
          </table:table-cell>
          <table:table-cell office:value-type="float" office:value="-0.0010520000000001" calcext:value-type="float">
            <text:p>-0.001052</text:p>
          </table:table-cell>
          <table:table-cell office:value-type="float" office:value="-2192.7987299227" calcext:value-type="float">
            <text:p>-2192.7987299227</text:p>
          </table:table-cell>
          <table:table-cell table:number-columns-repeated="3" office:value-type="float" office:value="-1096.3993649614" calcext:value-type="float">
            <text:p>-1096.3993649614</text:p>
          </table:table-cell>
          <table:table-cell office:value-type="float" office:value="-0.0020880414647837" calcext:value-type="float">
            <text:p>-0.002088041464784</text:p>
          </table:table-cell>
          <table:table-cell/>
          <table:table-cell table:formula="of:=([.F940]-[.F939])/([.G940]-[.G939])" office:value-type="float" office:value="608923.000012581" calcext:value-type="float">
            <text:p>608923.000012581</text:p>
          </table:table-cell>
          <table:table-cell table:number-columns-repeated="2"/>
        </table:table-row>
        <table:table-row table:style-name="ro1">
          <table:table-cell office:value-type="float" office:value="9.3799999999998" calcext:value-type="float">
            <text:p>9.3799999999998</text:p>
          </table:table-cell>
          <table:table-cell office:value-type="float" office:value="-0.0010480000000001" calcext:value-type="float">
            <text:p>-0.001048</text:p>
          </table:table-cell>
          <table:table-cell office:value-type="float" office:value="-2183.1415546262" calcext:value-type="float">
            <text:p>-2183.1415546262</text:p>
          </table:table-cell>
          <table:table-cell table:number-columns-repeated="3" office:value-type="float" office:value="-1091.5707773131" calcext:value-type="float">
            <text:p>-1091.5707773131</text:p>
          </table:table-cell>
          <table:table-cell office:value-type="float" office:value="-0.0020801117468256" calcext:value-type="float">
            <text:p>-0.002080111746826</text:p>
          </table:table-cell>
          <table:table-cell/>
          <table:table-cell table:formula="of:=([.F941]-[.F940])/([.G941]-[.G940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3899999999998" calcext:value-type="float">
            <text:p>9.3899999999998</text:p>
          </table:table-cell>
          <table:table-cell office:value-type="float" office:value="-0.0010440000000001" calcext:value-type="float">
            <text:p>-0.001044</text:p>
          </table:table-cell>
          <table:table-cell office:value-type="float" office:value="-2173.4843793298" calcext:value-type="float">
            <text:p>-2173.4843793298</text:p>
          </table:table-cell>
          <table:table-cell table:number-columns-repeated="3" office:value-type="float" office:value="-1086.7421896649" calcext:value-type="float">
            <text:p>-1086.7421896649</text:p>
          </table:table-cell>
          <table:table-cell office:value-type="float" office:value="-0.0020721820288674" calcext:value-type="float">
            <text:p>-0.002072182028867</text:p>
          </table:table-cell>
          <table:table-cell/>
          <table:table-cell table:formula="of:=([.F942]-[.F941])/([.G942]-[.G941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3999999999998" calcext:value-type="float">
            <text:p>9.3999999999998</text:p>
          </table:table-cell>
          <table:table-cell office:value-type="float" office:value="-0.0010400000000001" calcext:value-type="float">
            <text:p>-0.00104</text:p>
          </table:table-cell>
          <table:table-cell office:value-type="float" office:value="-2163.8272040333" calcext:value-type="float">
            <text:p>-2163.8272040333</text:p>
          </table:table-cell>
          <table:table-cell table:number-columns-repeated="3" office:value-type="float" office:value="-1081.9136020166" calcext:value-type="float">
            <text:p>-1081.9136020166</text:p>
          </table:table-cell>
          <table:table-cell office:value-type="float" office:value="-0.0020642523109092" calcext:value-type="float">
            <text:p>-0.002064252310909</text:p>
          </table:table-cell>
          <table:table-cell/>
          <table:table-cell table:formula="of:=([.F943]-[.F942])/([.G943]-[.G942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9.4099999999998" calcext:value-type="float">
            <text:p>9.4099999999998</text:p>
          </table:table-cell>
          <table:table-cell office:value-type="float" office:value="-0.0010360000000001" calcext:value-type="float">
            <text:p>-0.001036</text:p>
          </table:table-cell>
          <table:table-cell office:value-type="float" office:value="-2154.1700287367" calcext:value-type="float">
            <text:p>-2154.1700287367</text:p>
          </table:table-cell>
          <table:table-cell table:number-columns-repeated="3" office:value-type="float" office:value="-1077.0850143684" calcext:value-type="float">
            <text:p>-1077.0850143684</text:p>
          </table:table-cell>
          <table:table-cell office:value-type="float" office:value="-0.002056322592951" calcext:value-type="float">
            <text:p>-0.002056322592951</text:p>
          </table:table-cell>
          <table:table-cell/>
          <table:table-cell table:formula="of:=([.F944]-[.F943])/([.G944]-[.G943])" office:value-type="float" office:value="608923.000012548" calcext:value-type="float">
            <text:p>608923.000012548</text:p>
          </table:table-cell>
          <table:table-cell table:number-columns-repeated="2"/>
        </table:table-row>
        <table:table-row table:style-name="ro1">
          <table:table-cell office:value-type="float" office:value="9.4199999999998" calcext:value-type="float">
            <text:p>9.4199999999998</text:p>
          </table:table-cell>
          <table:table-cell office:value-type="float" office:value="-0.0010320000000001" calcext:value-type="float">
            <text:p>-0.001032</text:p>
          </table:table-cell>
          <table:table-cell office:value-type="float" office:value="-2144.5128534403" calcext:value-type="float">
            <text:p>-2144.5128534403</text:p>
          </table:table-cell>
          <table:table-cell table:number-columns-repeated="3" office:value-type="float" office:value="-1072.2564267201" calcext:value-type="float">
            <text:p>-1072.2564267201</text:p>
          </table:table-cell>
          <table:table-cell office:value-type="float" office:value="-0.0020483928749929" calcext:value-type="float">
            <text:p>-0.002048392874993</text:p>
          </table:table-cell>
          <table:table-cell/>
          <table:table-cell table:formula="of:=([.F945]-[.F944])/([.G945]-[.G944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9.4299999999998" calcext:value-type="float">
            <text:p>9.4299999999998</text:p>
          </table:table-cell>
          <table:table-cell office:value-type="float" office:value="-0.0010280000000001" calcext:value-type="float">
            <text:p>-0.001028</text:p>
          </table:table-cell>
          <table:table-cell office:value-type="float" office:value="-2134.8556781438" calcext:value-type="float">
            <text:p>-2134.8556781438</text:p>
          </table:table-cell>
          <table:table-cell table:number-columns-repeated="3" office:value-type="float" office:value="-1067.4278390719" calcext:value-type="float">
            <text:p>-1067.4278390719</text:p>
          </table:table-cell>
          <table:table-cell office:value-type="float" office:value="-0.0020404631570347" calcext:value-type="float">
            <text:p>-0.002040463157035</text:p>
          </table:table-cell>
          <table:table-cell/>
          <table:table-cell table:formula="of:=([.F946]-[.F945])/([.G946]-[.G945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4399999999998" calcext:value-type="float">
            <text:p>9.4399999999998</text:p>
          </table:table-cell>
          <table:table-cell office:value-type="float" office:value="-0.0010240000000001" calcext:value-type="float">
            <text:p>-0.001024</text:p>
          </table:table-cell>
          <table:table-cell office:value-type="float" office:value="-2125.1985028473" calcext:value-type="float">
            <text:p>-2125.1985028473</text:p>
          </table:table-cell>
          <table:table-cell table:number-columns-repeated="3" office:value-type="float" office:value="-1062.5992514237" calcext:value-type="float">
            <text:p>-1062.5992514237</text:p>
          </table:table-cell>
          <table:table-cell office:value-type="float" office:value="-0.0020325334390765" calcext:value-type="float">
            <text:p>-0.002032533439077</text:p>
          </table:table-cell>
          <table:table-cell/>
          <table:table-cell table:formula="of:=([.F947]-[.F946])/([.G947]-[.G946])" office:value-type="float" office:value="608923.00001261" calcext:value-type="float">
            <text:p>608923.00001261</text:p>
          </table:table-cell>
          <table:table-cell table:number-columns-repeated="2"/>
        </table:table-row>
        <table:table-row table:style-name="ro1">
          <table:table-cell office:value-type="float" office:value="9.4499999999998" calcext:value-type="float">
            <text:p>9.4499999999998</text:p>
          </table:table-cell>
          <table:table-cell office:value-type="float" office:value="-0.0010200000000001" calcext:value-type="float">
            <text:p>-0.00102</text:p>
          </table:table-cell>
          <table:table-cell office:value-type="float" office:value="-2115.5413275508" calcext:value-type="float">
            <text:p>-2115.5413275508</text:p>
          </table:table-cell>
          <table:table-cell table:number-columns-repeated="3" office:value-type="float" office:value="-1057.7706637754" calcext:value-type="float">
            <text:p>-1057.7706637754</text:p>
          </table:table-cell>
          <table:table-cell office:value-type="float" office:value="-0.0020246037211184" calcext:value-type="float">
            <text:p>-0.002024603721118</text:p>
          </table:table-cell>
          <table:table-cell/>
          <table:table-cell table:formula="of:=([.F948]-[.F947])/([.G948]-[.G947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4599999999998" calcext:value-type="float">
            <text:p>9.4599999999998</text:p>
          </table:table-cell>
          <table:table-cell office:value-type="float" office:value="-0.0010160000000001" calcext:value-type="float">
            <text:p>-0.001016</text:p>
          </table:table-cell>
          <table:table-cell office:value-type="float" office:value="-2105.8841522543" calcext:value-type="float">
            <text:p>-2105.8841522543</text:p>
          </table:table-cell>
          <table:table-cell table:number-columns-repeated="3" office:value-type="float" office:value="-1052.9420761272" calcext:value-type="float">
            <text:p>-1052.9420761272</text:p>
          </table:table-cell>
          <table:table-cell office:value-type="float" office:value="-0.0020166740031602" calcext:value-type="float">
            <text:p>-0.00201667400316</text:p>
          </table:table-cell>
          <table:table-cell/>
          <table:table-cell table:formula="of:=([.F949]-[.F948])/([.G949]-[.G948])" office:value-type="float" office:value="608923.000004921" calcext:value-type="float">
            <text:p>608923.000004921</text:p>
          </table:table-cell>
          <table:table-cell table:number-columns-repeated="2"/>
        </table:table-row>
        <table:table-row table:style-name="ro1">
          <table:table-cell office:value-type="float" office:value="9.4699999999998" calcext:value-type="float">
            <text:p>9.4699999999998</text:p>
          </table:table-cell>
          <table:table-cell office:value-type="float" office:value="-0.0010120000000001" calcext:value-type="float">
            <text:p>-0.001012</text:p>
          </table:table-cell>
          <table:table-cell office:value-type="float" office:value="-2096.2269769579" calcext:value-type="float">
            <text:p>-2096.2269769579</text:p>
          </table:table-cell>
          <table:table-cell table:number-columns-repeated="3" office:value-type="float" office:value="-1048.1134884789" calcext:value-type="float">
            <text:p>-1048.1134884789</text:p>
          </table:table-cell>
          <table:table-cell office:value-type="float" office:value="-0.002008744285202" calcext:value-type="float">
            <text:p>-0.002008744285202</text:p>
          </table:table-cell>
          <table:table-cell/>
          <table:table-cell table:formula="of:=([.F950]-[.F949])/([.G950]-[.G949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4799999999998" calcext:value-type="float">
            <text:p>9.4799999999998</text:p>
          </table:table-cell>
          <table:table-cell office:value-type="float" office:value="-0.0010080000000001" calcext:value-type="float">
            <text:p>-0.001008</text:p>
          </table:table-cell>
          <table:table-cell office:value-type="float" office:value="-2086.5698016614" calcext:value-type="float">
            <text:p>-2086.5698016614</text:p>
          </table:table-cell>
          <table:table-cell table:number-columns-repeated="3" office:value-type="float" office:value="-1043.2849008307" calcext:value-type="float">
            <text:p>-1043.2849008307</text:p>
          </table:table-cell>
          <table:table-cell office:value-type="float" office:value="-0.0020008145672438" calcext:value-type="float">
            <text:p>-0.002000814567244</text:p>
          </table:table-cell>
          <table:table-cell/>
          <table:table-cell table:formula="of:=([.F951]-[.F950])/([.G951]-[.G950])" office:value-type="float" office:value="608923.000012576" calcext:value-type="float">
            <text:p>608923.000012576</text:p>
          </table:table-cell>
          <table:table-cell table:number-columns-repeated="2"/>
        </table:table-row>
        <table:table-row table:style-name="ro1">
          <table:table-cell office:value-type="float" office:value="9.4899999999998" calcext:value-type="float">
            <text:p>9.4899999999998</text:p>
          </table:table-cell>
          <table:table-cell office:value-type="float" office:value="-0.0010040000000001" calcext:value-type="float">
            <text:p>-0.001004</text:p>
          </table:table-cell>
          <table:table-cell office:value-type="float" office:value="-2076.9126263649" calcext:value-type="float">
            <text:p>-2076.9126263649</text:p>
          </table:table-cell>
          <table:table-cell table:number-columns-repeated="3" office:value-type="float" office:value="-1038.4563131824" calcext:value-type="float">
            <text:p>-1038.4563131824</text:p>
          </table:table-cell>
          <table:table-cell office:value-type="float" office:value="-0.0019928848492857" calcext:value-type="float">
            <text:p>-0.001992884849286</text:p>
          </table:table-cell>
          <table:table-cell/>
          <table:table-cell table:formula="of:=([.F952]-[.F951])/([.G952]-[.G951])" office:value-type="float" office:value="608922.999992334" calcext:value-type="float">
            <text:p>608922.999992334</text:p>
          </table:table-cell>
          <table:table-cell table:number-columns-repeated="2"/>
        </table:table-row>
        <table:table-row table:style-name="ro1">
          <table:table-cell office:value-type="float" office:value="9.4999999999998" calcext:value-type="float">
            <text:p>9.4999999999998</text:p>
          </table:table-cell>
          <table:table-cell office:value-type="float" office:value="-0.0010000000000001" calcext:value-type="float">
            <text:p>-0.001</text:p>
          </table:table-cell>
          <table:table-cell office:value-type="float" office:value="-2067.2554510684" calcext:value-type="float">
            <text:p>-2067.2554510684</text:p>
          </table:table-cell>
          <table:table-cell table:number-columns-repeated="3" office:value-type="float" office:value="-1033.6277255342" calcext:value-type="float">
            <text:p>-1033.6277255342</text:p>
          </table:table-cell>
          <table:table-cell office:value-type="float" office:value="-0.0019849551313275" calcext:value-type="float">
            <text:p>-0.001984955131328</text:p>
          </table:table-cell>
          <table:table-cell/>
          <table:table-cell table:formula="of:=([.F953]-[.F952])/([.G953]-[.G952])" office:value-type="float" office:value="608922.9999923" calcext:value-type="float">
            <text:p>608922.9999923</text:p>
          </table:table-cell>
          <table:table-cell table:number-columns-repeated="2"/>
        </table:table-row>
        <table:table-row table:style-name="ro1">
          <table:table-cell office:value-type="float" office:value="9.5099999999998" calcext:value-type="float">
            <text:p>9.5099999999998</text:p>
          </table:table-cell>
          <table:table-cell office:value-type="float" office:value="-0.00099600000000006" calcext:value-type="float">
            <text:p>-0.000996</text:p>
          </table:table-cell>
          <table:table-cell office:value-type="float" office:value="-2057.5982757719" calcext:value-type="float">
            <text:p>-2057.5982757719</text:p>
          </table:table-cell>
          <table:table-cell table:number-columns-repeated="3" office:value-type="float" office:value="-1028.799137886" calcext:value-type="float">
            <text:p>-1028.799137886</text:p>
          </table:table-cell>
          <table:table-cell office:value-type="float" office:value="-0.0019770254133693" calcext:value-type="float">
            <text:p>-0.001977025413369</text:p>
          </table:table-cell>
          <table:table-cell/>
          <table:table-cell table:formula="of:=([.F954]-[.F953])/([.G954]-[.G953])" office:value-type="float" office:value="608923.000012595" calcext:value-type="float">
            <text:p>608923.000012595</text:p>
          </table:table-cell>
          <table:table-cell table:number-columns-repeated="2"/>
        </table:table-row>
        <table:table-row table:style-name="ro1">
          <table:table-cell office:value-type="float" office:value="9.5199999999998" calcext:value-type="float">
            <text:p>9.5199999999998</text:p>
          </table:table-cell>
          <table:table-cell office:value-type="float" office:value="-0.00099200000000006" calcext:value-type="float">
            <text:p>-0.000992</text:p>
          </table:table-cell>
          <table:table-cell office:value-type="float" office:value="-2047.9411004754" calcext:value-type="float">
            <text:p>-2047.9411004754</text:p>
          </table:table-cell>
          <table:table-cell table:number-columns-repeated="3" office:value-type="float" office:value="-1023.9705502377" calcext:value-type="float">
            <text:p>-1023.9705502377</text:p>
          </table:table-cell>
          <table:table-cell office:value-type="float" office:value="-0.0019690956954112" calcext:value-type="float">
            <text:p>-0.001969095695411</text:p>
          </table:table-cell>
          <table:table-cell/>
          <table:table-cell table:formula="of:=([.F955]-[.F954])/([.G955]-[.G954])" office:value-type="float" office:value="608922.999992286" calcext:value-type="float">
            <text:p>608922.999992286</text:p>
          </table:table-cell>
          <table:table-cell table:number-columns-repeated="2"/>
        </table:table-row>
        <table:table-row table:style-name="ro1">
          <table:table-cell office:value-type="float" office:value="9.5299999999998" calcext:value-type="float">
            <text:p>9.5299999999998</text:p>
          </table:table-cell>
          <table:table-cell office:value-type="float" office:value="-0.00098800000000006" calcext:value-type="float">
            <text:p>-0.000988</text:p>
          </table:table-cell>
          <table:table-cell office:value-type="float" office:value="-2038.2839251789" calcext:value-type="float">
            <text:p>-2038.2839251789</text:p>
          </table:table-cell>
          <table:table-cell table:number-columns-repeated="3" office:value-type="float" office:value="-1019.1419625895" calcext:value-type="float">
            <text:p>-1019.1419625895</text:p>
          </table:table-cell>
          <table:table-cell office:value-type="float" office:value="-0.001961165977453" calcext:value-type="float">
            <text:p>-0.001961165977453</text:p>
          </table:table-cell>
          <table:table-cell/>
          <table:table-cell table:formula="of:=([.F956]-[.F955])/([.G956]-[.G955])" office:value-type="float" office:value="608923.000004917" calcext:value-type="float">
            <text:p>608923.000004917</text:p>
          </table:table-cell>
          <table:table-cell table:number-columns-repeated="2"/>
        </table:table-row>
        <table:table-row table:style-name="ro1">
          <table:table-cell office:value-type="float" office:value="9.5399999999998" calcext:value-type="float">
            <text:p>9.5399999999998</text:p>
          </table:table-cell>
          <table:table-cell office:value-type="float" office:value="-0.00098400000000006" calcext:value-type="float">
            <text:p>-0.000984</text:p>
          </table:table-cell>
          <table:table-cell office:value-type="float" office:value="-2028.6267498824" calcext:value-type="float">
            <text:p>-2028.6267498824</text:p>
          </table:table-cell>
          <table:table-cell table:number-columns-repeated="3" office:value-type="float" office:value="-1014.3133749412" calcext:value-type="float">
            <text:p>-1014.3133749412</text:p>
          </table:table-cell>
          <table:table-cell office:value-type="float" office:value="-0.0019532362594948" calcext:value-type="float">
            <text:p>-0.001953236259495</text:p>
          </table:table-cell>
          <table:table-cell/>
          <table:table-cell table:formula="of:=([.F957]-[.F956])/([.G957]-[.G956])" office:value-type="float" office:value="608922.999999993" calcext:value-type="float">
            <text:p>608922.999999993</text:p>
          </table:table-cell>
          <table:table-cell table:number-columns-repeated="2"/>
        </table:table-row>
        <table:table-row table:style-name="ro1">
          <table:table-cell office:value-type="float" office:value="9.5499999999998" calcext:value-type="float">
            <text:p>9.5499999999998</text:p>
          </table:table-cell>
          <table:table-cell office:value-type="float" office:value="-0.00098000000000006" calcext:value-type="float">
            <text:p>-0.00098</text:p>
          </table:table-cell>
          <table:table-cell office:value-type="float" office:value="-2018.969574586" calcext:value-type="float">
            <text:p>-2018.969574586</text:p>
          </table:table-cell>
          <table:table-cell table:number-columns-repeated="3" office:value-type="float" office:value="-1009.484787293" calcext:value-type="float">
            <text:p>-1009.484787293</text:p>
          </table:table-cell>
          <table:table-cell office:value-type="float" office:value="-0.0019453065415367" calcext:value-type="float">
            <text:p>-0.001945306541537</text:p>
          </table:table-cell>
          <table:table-cell/>
          <table:table-cell table:formula="of:=([.F958]-[.F957])/([.G958]-[.G957])" office:value-type="float" office:value="608923.000004902" calcext:value-type="float">
            <text:p>608923.000004902</text:p>
          </table:table-cell>
          <table:table-cell table:number-columns-repeated="2"/>
        </table:table-row>
        <table:table-row table:style-name="ro1">
          <table:table-cell office:value-type="float" office:value="9.5599999999998" calcext:value-type="float">
            <text:p>9.5599999999998</text:p>
          </table:table-cell>
          <table:table-cell office:value-type="float" office:value="-0.00097600000000006" calcext:value-type="float">
            <text:p>-0.000976</text:p>
          </table:table-cell>
          <table:table-cell office:value-type="float" office:value="-2009.3123992895" calcext:value-type="float">
            <text:p>-2009.3123992895</text:p>
          </table:table-cell>
          <table:table-cell table:number-columns-repeated="3" office:value-type="float" office:value="-1004.6561996447" calcext:value-type="float">
            <text:p>-1004.6561996447</text:p>
          </table:table-cell>
          <table:table-cell office:value-type="float" office:value="-0.0019373768235785" calcext:value-type="float">
            <text:p>-0.001937376823579</text:p>
          </table:table-cell>
          <table:table-cell/>
          <table:table-cell table:formula="of:=([.F959]-[.F958])/([.G959]-[.G958])" office:value-type="float" office:value="608922.999992317" calcext:value-type="float">
            <text:p>608922.999992317</text:p>
          </table:table-cell>
          <table:table-cell table:number-columns-repeated="2"/>
        </table:table-row>
        <table:table-row table:style-name="ro1">
          <table:table-cell office:value-type="float" office:value="9.5699999999998" calcext:value-type="float">
            <text:p>9.5699999999998</text:p>
          </table:table-cell>
          <table:table-cell office:value-type="float" office:value="-0.00097200000000006" calcext:value-type="float">
            <text:p>-0.000972</text:p>
          </table:table-cell>
          <table:table-cell office:value-type="float" office:value="-1999.655223993" calcext:value-type="float">
            <text:p>-1999.655223993</text:p>
          </table:table-cell>
          <table:table-cell table:number-columns-repeated="3" office:value-type="float" office:value="-999.8276119965" calcext:value-type="float">
            <text:p>-999.8276119965</text:p>
          </table:table-cell>
          <table:table-cell office:value-type="float" office:value="-0.0019294471056203" calcext:value-type="float">
            <text:p>-0.00192944710562</text:p>
          </table:table-cell>
          <table:table-cell/>
          <table:table-cell table:formula="of:=([.F960]-[.F959])/([.G960]-[.G959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9.5799999999998" calcext:value-type="float">
            <text:p>9.5799999999998</text:p>
          </table:table-cell>
          <table:table-cell office:value-type="float" office:value="-0.00096800000000006" calcext:value-type="float">
            <text:p>-0.000968</text:p>
          </table:table-cell>
          <table:table-cell office:value-type="float" office:value="-1989.9980486965" calcext:value-type="float">
            <text:p>-1989.9980486965</text:p>
          </table:table-cell>
          <table:table-cell table:number-columns-repeated="3" office:value-type="float" office:value="-994.99902434825" calcext:value-type="float">
            <text:p>-994.99902434825</text:p>
          </table:table-cell>
          <table:table-cell office:value-type="float" office:value="-0.0019215173876621" calcext:value-type="float">
            <text:p>-0.001921517387662</text:p>
          </table:table-cell>
          <table:table-cell/>
          <table:table-cell table:formula="of:=([.F961]-[.F960])/([.G961]-[.G960])" office:value-type="float" office:value="608923.000005056" calcext:value-type="float">
            <text:p>608923.000005056</text:p>
          </table:table-cell>
          <table:table-cell table:number-columns-repeated="2"/>
        </table:table-row>
        <table:table-row table:style-name="ro1">
          <table:table-cell office:value-type="float" office:value="9.5899999999998" calcext:value-type="float">
            <text:p>9.5899999999998</text:p>
          </table:table-cell>
          <table:table-cell office:value-type="float" office:value="-0.00096400000000006" calcext:value-type="float">
            <text:p>-0.000964</text:p>
          </table:table-cell>
          <table:table-cell office:value-type="float" office:value="-1980.3408734" calcext:value-type="float">
            <text:p>-1980.3408734</text:p>
          </table:table-cell>
          <table:table-cell table:number-columns-repeated="3" office:value-type="float" office:value="-990.17043670001" calcext:value-type="float">
            <text:p>-990.17043670001</text:p>
          </table:table-cell>
          <table:table-cell office:value-type="float" office:value="-0.001913587669704" calcext:value-type="float">
            <text:p>-0.001913587669704</text:p>
          </table:table-cell>
          <table:table-cell/>
          <table:table-cell table:formula="of:=([.F962]-[.F961])/([.G962]-[.G961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9.5999999999998" calcext:value-type="float">
            <text:p>9.5999999999998</text:p>
          </table:table-cell>
          <table:table-cell office:value-type="float" office:value="-0.00096000000000006" calcext:value-type="float">
            <text:p>-0.00096</text:p>
          </table:table-cell>
          <table:table-cell office:value-type="float" office:value="-1970.6836981035" calcext:value-type="float">
            <text:p>-1970.6836981035</text:p>
          </table:table-cell>
          <table:table-cell table:number-columns-repeated="3" office:value-type="float" office:value="-985.34184905177" calcext:value-type="float">
            <text:p>-985.34184905177</text:p>
          </table:table-cell>
          <table:table-cell office:value-type="float" office:value="-0.0019056579517458" calcext:value-type="float">
            <text:p>-0.001905657951746</text:p>
          </table:table-cell>
          <table:table-cell/>
          <table:table-cell table:formula="of:=([.F963]-[.F962])/([.G963]-[.G962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9.6099999999998" calcext:value-type="float">
            <text:p>9.6099999999998</text:p>
          </table:table-cell>
          <table:table-cell office:value-type="float" office:value="-0.00095600000000006" calcext:value-type="float">
            <text:p>-0.000956</text:p>
          </table:table-cell>
          <table:table-cell office:value-type="float" office:value="-1961.0265228071" calcext:value-type="float">
            <text:p>-1961.0265228071</text:p>
          </table:table-cell>
          <table:table-cell table:number-columns-repeated="3" office:value-type="float" office:value="-980.51326140352" calcext:value-type="float">
            <text:p>-980.51326140352</text:p>
          </table:table-cell>
          <table:table-cell office:value-type="float" office:value="-0.0018977282337876" calcext:value-type="float">
            <text:p>-0.001897728233788</text:p>
          </table:table-cell>
          <table:table-cell/>
          <table:table-cell table:formula="of:=([.F964]-[.F963])/([.G964]-[.G963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9.6199999999998" calcext:value-type="float">
            <text:p>9.6199999999998</text:p>
          </table:table-cell>
          <table:table-cell office:value-type="float" office:value="-0.00095200000000006" calcext:value-type="float">
            <text:p>-0.000952</text:p>
          </table:table-cell>
          <table:table-cell office:value-type="float" office:value="-1951.3693475106" calcext:value-type="float">
            <text:p>-1951.3693475106</text:p>
          </table:table-cell>
          <table:table-cell table:number-columns-repeated="3" office:value-type="float" office:value="-975.68467375528" calcext:value-type="float">
            <text:p>-975.68467375528</text:p>
          </table:table-cell>
          <table:table-cell office:value-type="float" office:value="-0.0018897985158295" calcext:value-type="float">
            <text:p>-0.00188979851583</text:p>
          </table:table-cell>
          <table:table-cell/>
          <table:table-cell table:formula="of:=([.F965]-[.F964])/([.G965]-[.G964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9.6299999999998" calcext:value-type="float">
            <text:p>9.6299999999998</text:p>
          </table:table-cell>
          <table:table-cell office:value-type="float" office:value="-0.00094800000000006" calcext:value-type="float">
            <text:p>-0.000948</text:p>
          </table:table-cell>
          <table:table-cell office:value-type="float" office:value="-1941.7121722141" calcext:value-type="float">
            <text:p>-1941.7121722141</text:p>
          </table:table-cell>
          <table:table-cell table:number-columns-repeated="3" office:value-type="float" office:value="-970.85608610704" calcext:value-type="float">
            <text:p>-970.85608610704</text:p>
          </table:table-cell>
          <table:table-cell office:value-type="float" office:value="-0.0018818687978713" calcext:value-type="float">
            <text:p>-0.001881868797871</text:p>
          </table:table-cell>
          <table:table-cell/>
          <table:table-cell table:formula="of:=([.F966]-[.F965])/([.G966]-[.G965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9.6399999999998" calcext:value-type="float">
            <text:p>9.6399999999998</text:p>
          </table:table-cell>
          <table:table-cell office:value-type="float" office:value="-0.00094400000000006" calcext:value-type="float">
            <text:p>-0.000944</text:p>
          </table:table-cell>
          <table:table-cell office:value-type="float" office:value="-1932.0549969176" calcext:value-type="float">
            <text:p>-1932.0549969176</text:p>
          </table:table-cell>
          <table:table-cell table:number-columns-repeated="3" office:value-type="float" office:value="-966.02749845879" calcext:value-type="float">
            <text:p>-966.02749845879</text:p>
          </table:table-cell>
          <table:table-cell office:value-type="float" office:value="-0.0018739390799131" calcext:value-type="float">
            <text:p>-0.001873939079913</text:p>
          </table:table-cell>
          <table:table-cell/>
          <table:table-cell table:formula="of:=([.F967]-[.F966])/([.G967]-[.G966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9.6499999999998" calcext:value-type="float">
            <text:p>9.6499999999998</text:p>
          </table:table-cell>
          <table:table-cell office:value-type="float" office:value="-0.00094000000000006" calcext:value-type="float">
            <text:p>-0.00094</text:p>
          </table:table-cell>
          <table:table-cell office:value-type="float" office:value="-1922.3978216211" calcext:value-type="float">
            <text:p>-1922.3978216211</text:p>
          </table:table-cell>
          <table:table-cell table:number-columns-repeated="3" office:value-type="float" office:value="-961.19891081055" calcext:value-type="float">
            <text:p>-961.19891081055</text:p>
          </table:table-cell>
          <table:table-cell office:value-type="float" office:value="-0.001866009361955" calcext:value-type="float">
            <text:p>-0.001866009361955</text:p>
          </table:table-cell>
          <table:table-cell/>
          <table:table-cell table:formula="of:=([.F968]-[.F967])/([.G968]-[.G967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9.6599999999998" calcext:value-type="float">
            <text:p>9.6599999999998</text:p>
          </table:table-cell>
          <table:table-cell office:value-type="float" office:value="-0.00093600000000006" calcext:value-type="float">
            <text:p>-0.000936</text:p>
          </table:table-cell>
          <table:table-cell office:value-type="float" office:value="-1912.7406463246" calcext:value-type="float">
            <text:p>-1912.7406463246</text:p>
          </table:table-cell>
          <table:table-cell table:number-columns-repeated="3" office:value-type="float" office:value="-956.37032316231" calcext:value-type="float">
            <text:p>-956.37032316231</text:p>
          </table:table-cell>
          <table:table-cell office:value-type="float" office:value="-0.0018580796439968" calcext:value-type="float">
            <text:p>-0.001858079643997</text:p>
          </table:table-cell>
          <table:table-cell/>
          <table:table-cell table:formula="of:=([.F969]-[.F968])/([.G969]-[.G968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9.6699999999998" calcext:value-type="float">
            <text:p>9.6699999999998</text:p>
          </table:table-cell>
          <table:table-cell office:value-type="float" office:value="-0.00093200000000006" calcext:value-type="float">
            <text:p>-0.000932</text:p>
          </table:table-cell>
          <table:table-cell office:value-type="float" office:value="-1903.0834710281" calcext:value-type="float">
            <text:p>-1903.0834710281</text:p>
          </table:table-cell>
          <table:table-cell table:number-columns-repeated="3" office:value-type="float" office:value="-951.54173551407" calcext:value-type="float">
            <text:p>-951.54173551407</text:p>
          </table:table-cell>
          <table:table-cell office:value-type="float" office:value="-0.0018501499260386" calcext:value-type="float">
            <text:p>-0.001850149926039</text:p>
          </table:table-cell>
          <table:table-cell/>
          <table:table-cell table:formula="of:=([.F970]-[.F969])/([.G970]-[.G969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9.6799999999998" calcext:value-type="float">
            <text:p>9.6799999999998</text:p>
          </table:table-cell>
          <table:table-cell office:value-type="float" office:value="-0.00092800000000006" calcext:value-type="float">
            <text:p>-0.000928</text:p>
          </table:table-cell>
          <table:table-cell office:value-type="float" office:value="-1893.4262957317" calcext:value-type="float">
            <text:p>-1893.4262957317</text:p>
          </table:table-cell>
          <table:table-cell table:number-columns-repeated="3" office:value-type="float" office:value="-946.71314786582" calcext:value-type="float">
            <text:p>-946.71314786582</text:p>
          </table:table-cell>
          <table:table-cell office:value-type="float" office:value="-0.0018422202080804" calcext:value-type="float">
            <text:p>-0.00184222020808</text:p>
          </table:table-cell>
          <table:table-cell/>
          <table:table-cell table:formula="of:=([.F971]-[.F970])/([.G971]-[.G970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9.6899999999998" calcext:value-type="float">
            <text:p>9.6899999999998</text:p>
          </table:table-cell>
          <table:table-cell office:value-type="float" office:value="-0.00092400000000006" calcext:value-type="float">
            <text:p>-0.000924</text:p>
          </table:table-cell>
          <table:table-cell office:value-type="float" office:value="-1883.7691204351" calcext:value-type="float">
            <text:p>-1883.7691204351</text:p>
          </table:table-cell>
          <table:table-cell table:number-columns-repeated="3" office:value-type="float" office:value="-941.88456021758" calcext:value-type="float">
            <text:p>-941.88456021758</text:p>
          </table:table-cell>
          <table:table-cell office:value-type="float" office:value="-0.0018342904901223" calcext:value-type="float">
            <text:p>-0.001834290490122</text:p>
          </table:table-cell>
          <table:table-cell/>
          <table:table-cell table:formula="of:=([.F972]-[.F971])/([.G972]-[.G971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9.6999999999998" calcext:value-type="float">
            <text:p>9.6999999999998</text:p>
          </table:table-cell>
          <table:table-cell office:value-type="float" office:value="-0.00092000000000006" calcext:value-type="float">
            <text:p>-0.00092</text:p>
          </table:table-cell>
          <table:table-cell office:value-type="float" office:value="-1874.1119451387" calcext:value-type="float">
            <text:p>-1874.1119451387</text:p>
          </table:table-cell>
          <table:table-cell table:number-columns-repeated="3" office:value-type="float" office:value="-937.05597256934" calcext:value-type="float">
            <text:p>-937.05597256934</text:p>
          </table:table-cell>
          <table:table-cell office:value-type="float" office:value="-0.0018263607721641" calcext:value-type="float">
            <text:p>-0.001826360772164</text:p>
          </table:table-cell>
          <table:table-cell/>
          <table:table-cell table:formula="of:=([.F973]-[.F972])/([.G973]-[.G972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9.7099999999998" calcext:value-type="float">
            <text:p>9.7099999999998</text:p>
          </table:table-cell>
          <table:table-cell office:value-type="float" office:value="-0.00091600000000006" calcext:value-type="float">
            <text:p>-0.000916</text:p>
          </table:table-cell>
          <table:table-cell office:value-type="float" office:value="-1864.4547698422" calcext:value-type="float">
            <text:p>-1864.4547698422</text:p>
          </table:table-cell>
          <table:table-cell table:number-columns-repeated="3" office:value-type="float" office:value="-932.22738492109" calcext:value-type="float">
            <text:p>-932.22738492109</text:p>
          </table:table-cell>
          <table:table-cell office:value-type="float" office:value="-0.0018184310542059" calcext:value-type="float">
            <text:p>-0.001818431054206</text:p>
          </table:table-cell>
          <table:table-cell/>
          <table:table-cell table:formula="of:=([.F974]-[.F973])/([.G974]-[.G973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9.7199999999998" calcext:value-type="float">
            <text:p>9.7199999999998</text:p>
          </table:table-cell>
          <table:table-cell office:value-type="float" office:value="-0.00091200000000007" calcext:value-type="float">
            <text:p>-0.000912</text:p>
          </table:table-cell>
          <table:table-cell office:value-type="float" office:value="-1854.7975945457" calcext:value-type="float">
            <text:p>-1854.7975945457</text:p>
          </table:table-cell>
          <table:table-cell table:number-columns-repeated="3" office:value-type="float" office:value="-927.39879727285" calcext:value-type="float">
            <text:p>-927.39879727285</text:p>
          </table:table-cell>
          <table:table-cell office:value-type="float" office:value="-0.0018105013362478" calcext:value-type="float">
            <text:p>-0.001810501336248</text:p>
          </table:table-cell>
          <table:table-cell/>
          <table:table-cell table:formula="of:=([.F975]-[.F974])/([.G975]-[.G974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9.7299999999998" calcext:value-type="float">
            <text:p>9.7299999999998</text:p>
          </table:table-cell>
          <table:table-cell office:value-type="float" office:value="-0.00090800000000007" calcext:value-type="float">
            <text:p>-0.000908</text:p>
          </table:table-cell>
          <table:table-cell office:value-type="float" office:value="-1845.1404192492" calcext:value-type="float">
            <text:p>-1845.1404192492</text:p>
          </table:table-cell>
          <table:table-cell table:number-columns-repeated="3" office:value-type="float" office:value="-922.57020962461" calcext:value-type="float">
            <text:p>-922.57020962461</text:p>
          </table:table-cell>
          <table:table-cell office:value-type="float" office:value="-0.0018025716182896" calcext:value-type="float">
            <text:p>-0.00180257161829</text:p>
          </table:table-cell>
          <table:table-cell/>
          <table:table-cell table:formula="of:=([.F976]-[.F975])/([.G976]-[.G975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9.7399999999998" calcext:value-type="float">
            <text:p>9.7399999999998</text:p>
          </table:table-cell>
          <table:table-cell office:value-type="float" office:value="-0.00090400000000007" calcext:value-type="float">
            <text:p>-0.000904</text:p>
          </table:table-cell>
          <table:table-cell office:value-type="float" office:value="-1835.4832439527" calcext:value-type="float">
            <text:p>-1835.4832439527</text:p>
          </table:table-cell>
          <table:table-cell table:number-columns-repeated="3" office:value-type="float" office:value="-917.74162197636" calcext:value-type="float">
            <text:p>-917.74162197636</text:p>
          </table:table-cell>
          <table:table-cell office:value-type="float" office:value="-0.0017946419003314" calcext:value-type="float">
            <text:p>-0.001794641900331</text:p>
          </table:table-cell>
          <table:table-cell/>
          <table:table-cell table:formula="of:=([.F977]-[.F976])/([.G977]-[.G976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9.7499999999998" calcext:value-type="float">
            <text:p>9.7499999999998</text:p>
          </table:table-cell>
          <table:table-cell office:value-type="float" office:value="-0.00090000000000007" calcext:value-type="float">
            <text:p>-0.0009</text:p>
          </table:table-cell>
          <table:table-cell office:value-type="float" office:value="-1825.8260686562" calcext:value-type="float">
            <text:p>-1825.8260686562</text:p>
          </table:table-cell>
          <table:table-cell table:number-columns-repeated="3" office:value-type="float" office:value="-912.91303432812" calcext:value-type="float">
            <text:p>-912.91303432812</text:p>
          </table:table-cell>
          <table:table-cell office:value-type="float" office:value="-0.0017867121823732" calcext:value-type="float">
            <text:p>-0.001786712182373</text:p>
          </table:table-cell>
          <table:table-cell/>
          <table:table-cell table:formula="of:=([.F978]-[.F977])/([.G978]-[.G977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9.7599999999998" calcext:value-type="float">
            <text:p>9.7599999999998</text:p>
          </table:table-cell>
          <table:table-cell office:value-type="float" office:value="-0.00089600000000007" calcext:value-type="float">
            <text:p>-0.000896</text:p>
          </table:table-cell>
          <table:table-cell office:value-type="float" office:value="-1816.1688933598" calcext:value-type="float">
            <text:p>-1816.1688933598</text:p>
          </table:table-cell>
          <table:table-cell table:number-columns-repeated="3" office:value-type="float" office:value="-908.08444667988" calcext:value-type="float">
            <text:p>-908.08444667988</text:p>
          </table:table-cell>
          <table:table-cell office:value-type="float" office:value="-0.0017787824644151" calcext:value-type="float">
            <text:p>-0.001778782464415</text:p>
          </table:table-cell>
          <table:table-cell/>
          <table:table-cell table:formula="of:=([.F979]-[.F978])/([.G979]-[.G978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9.7699999999998" calcext:value-type="float">
            <text:p>9.7699999999998</text:p>
          </table:table-cell>
          <table:table-cell office:value-type="float" office:value="-0.00089200000000007" calcext:value-type="float">
            <text:p>-0.000892</text:p>
          </table:table-cell>
          <table:table-cell office:value-type="float" office:value="-1806.5117180633" calcext:value-type="float">
            <text:p>-1806.5117180633</text:p>
          </table:table-cell>
          <table:table-cell table:number-columns-repeated="3" office:value-type="float" office:value="-903.25585903163" calcext:value-type="float">
            <text:p>-903.25585903163</text:p>
          </table:table-cell>
          <table:table-cell office:value-type="float" office:value="-0.0017708527464569" calcext:value-type="float">
            <text:p>-0.001770852746457</text:p>
          </table:table-cell>
          <table:table-cell/>
          <table:table-cell table:formula="of:=([.F980]-[.F979])/([.G980]-[.G97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9.7799999999998" calcext:value-type="float">
            <text:p>9.7799999999998</text:p>
          </table:table-cell>
          <table:table-cell office:value-type="float" office:value="-0.00088800000000007" calcext:value-type="float">
            <text:p>-0.000888</text:p>
          </table:table-cell>
          <table:table-cell office:value-type="float" office:value="-1796.8545427668" calcext:value-type="float">
            <text:p>-1796.8545427668</text:p>
          </table:table-cell>
          <table:table-cell table:number-columns-repeated="3" office:value-type="float" office:value="-898.42727138339" calcext:value-type="float">
            <text:p>-898.42727138339</text:p>
          </table:table-cell>
          <table:table-cell office:value-type="float" office:value="-0.0017629230284987" calcext:value-type="float">
            <text:p>-0.001762923028499</text:p>
          </table:table-cell>
          <table:table-cell/>
          <table:table-cell table:formula="of:=([.F981]-[.F980])/([.G981]-[.G980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9.7899999999998" calcext:value-type="float">
            <text:p>9.7899999999998</text:p>
          </table:table-cell>
          <table:table-cell office:value-type="float" office:value="-0.00088400000000007" calcext:value-type="float">
            <text:p>-0.000884</text:p>
          </table:table-cell>
          <table:table-cell office:value-type="float" office:value="-1787.1973674703" calcext:value-type="float">
            <text:p>-1787.1973674703</text:p>
          </table:table-cell>
          <table:table-cell table:number-columns-repeated="3" office:value-type="float" office:value="-893.59868373515" calcext:value-type="float">
            <text:p>-893.59868373515</text:p>
          </table:table-cell>
          <table:table-cell office:value-type="float" office:value="-0.0017549933105406" calcext:value-type="float">
            <text:p>-0.001754993310541</text:p>
          </table:table-cell>
          <table:table-cell/>
          <table:table-cell table:formula="of:=([.F982]-[.F981])/([.G982]-[.G981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9.7999999999998" calcext:value-type="float">
            <text:p>9.7999999999998</text:p>
          </table:table-cell>
          <table:table-cell office:value-type="float" office:value="-0.00088000000000007" calcext:value-type="float">
            <text:p>-0.00088</text:p>
          </table:table-cell>
          <table:table-cell office:value-type="float" office:value="-1777.5401921738" calcext:value-type="float">
            <text:p>-1777.5401921738</text:p>
          </table:table-cell>
          <table:table-cell table:number-columns-repeated="3" office:value-type="float" office:value="-888.77009608691" calcext:value-type="float">
            <text:p>-888.77009608691</text:p>
          </table:table-cell>
          <table:table-cell office:value-type="float" office:value="-0.0017470635925824" calcext:value-type="float">
            <text:p>-0.001747063592582</text:p>
          </table:table-cell>
          <table:table-cell/>
          <table:table-cell table:formula="of:=([.F983]-[.F982])/([.G983]-[.G982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9.8099999999998" calcext:value-type="float">
            <text:p>9.8099999999998</text:p>
          </table:table-cell>
          <table:table-cell office:value-type="float" office:value="-0.00087600000000007" calcext:value-type="float">
            <text:p>-0.000876</text:p>
          </table:table-cell>
          <table:table-cell office:value-type="float" office:value="-1767.8830168773" calcext:value-type="float">
            <text:p>-1767.8830168773</text:p>
          </table:table-cell>
          <table:table-cell table:number-columns-repeated="3" office:value-type="float" office:value="-883.94150843866" calcext:value-type="float">
            <text:p>-883.94150843866</text:p>
          </table:table-cell>
          <table:table-cell office:value-type="float" office:value="-0.0017391338746242" calcext:value-type="float">
            <text:p>-0.001739133874624</text:p>
          </table:table-cell>
          <table:table-cell/>
          <table:table-cell table:formula="of:=([.F984]-[.F983])/([.G984]-[.G983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9.8199999999998" calcext:value-type="float">
            <text:p>9.8199999999998</text:p>
          </table:table-cell>
          <table:table-cell office:value-type="float" office:value="-0.00087200000000007" calcext:value-type="float">
            <text:p>-0.000872</text:p>
          </table:table-cell>
          <table:table-cell office:value-type="float" office:value="-1758.2258415808" calcext:value-type="float">
            <text:p>-1758.2258415808</text:p>
          </table:table-cell>
          <table:table-cell table:number-columns-repeated="3" office:value-type="float" office:value="-879.11292079042" calcext:value-type="float">
            <text:p>-879.11292079042</text:p>
          </table:table-cell>
          <table:table-cell office:value-type="float" office:value="-0.0017312041566661" calcext:value-type="float">
            <text:p>-0.001731204156666</text:p>
          </table:table-cell>
          <table:table-cell/>
          <table:table-cell table:formula="of:=([.F985]-[.F984])/([.G985]-[.G984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9.8299999999998" calcext:value-type="float">
            <text:p>9.8299999999998</text:p>
          </table:table-cell>
          <table:table-cell office:value-type="float" office:value="-0.00086800000000007" calcext:value-type="float">
            <text:p>-0.000868</text:p>
          </table:table-cell>
          <table:table-cell office:value-type="float" office:value="-1748.5686662844" calcext:value-type="float">
            <text:p>-1748.5686662844</text:p>
          </table:table-cell>
          <table:table-cell table:number-columns-repeated="3" office:value-type="float" office:value="-874.28433314218" calcext:value-type="float">
            <text:p>-874.28433314218</text:p>
          </table:table-cell>
          <table:table-cell office:value-type="float" office:value="-0.0017232744387079" calcext:value-type="float">
            <text:p>-0.001723274438708</text:p>
          </table:table-cell>
          <table:table-cell/>
          <table:table-cell table:formula="of:=([.F986]-[.F985])/([.G986]-[.G985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9.8399999999998" calcext:value-type="float">
            <text:p>9.8399999999998</text:p>
          </table:table-cell>
          <table:table-cell office:value-type="float" office:value="-0.00086400000000007" calcext:value-type="float">
            <text:p>-0.000864</text:p>
          </table:table-cell>
          <table:table-cell office:value-type="float" office:value="-1738.9114909879" calcext:value-type="float">
            <text:p>-1738.9114909879</text:p>
          </table:table-cell>
          <table:table-cell table:number-columns-repeated="3" office:value-type="float" office:value="-869.45574549393" calcext:value-type="float">
            <text:p>-869.45574549393</text:p>
          </table:table-cell>
          <table:table-cell office:value-type="float" office:value="-0.0017153447207497" calcext:value-type="float">
            <text:p>-0.00171534472075</text:p>
          </table:table-cell>
          <table:table-cell/>
          <table:table-cell table:formula="of:=([.F987]-[.F986])/([.G987]-[.G986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9.8499999999998" calcext:value-type="float">
            <text:p>9.8499999999998</text:p>
          </table:table-cell>
          <table:table-cell office:value-type="float" office:value="-0.00086000000000007" calcext:value-type="float">
            <text:p>-0.00086</text:p>
          </table:table-cell>
          <table:table-cell office:value-type="float" office:value="-1729.2543156914" calcext:value-type="float">
            <text:p>-1729.2543156914</text:p>
          </table:table-cell>
          <table:table-cell table:number-columns-repeated="3" office:value-type="float" office:value="-864.62715784569" calcext:value-type="float">
            <text:p>-864.62715784569</text:p>
          </table:table-cell>
          <table:table-cell office:value-type="float" office:value="-0.0017074150027915" calcext:value-type="float">
            <text:p>-0.001707415002792</text:p>
          </table:table-cell>
          <table:table-cell/>
          <table:table-cell table:formula="of:=([.F988]-[.F987])/([.G988]-[.G987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9.8599999999998" calcext:value-type="float">
            <text:p>9.8599999999998</text:p>
          </table:table-cell>
          <table:table-cell office:value-type="float" office:value="-0.00085600000000007" calcext:value-type="float">
            <text:p>-0.000856</text:p>
          </table:table-cell>
          <table:table-cell office:value-type="float" office:value="-1719.5971403949" calcext:value-type="float">
            <text:p>-1719.5971403949</text:p>
          </table:table-cell>
          <table:table-cell table:number-columns-repeated="3" office:value-type="float" office:value="-859.79857019745" calcext:value-type="float">
            <text:p>-859.79857019745</text:p>
          </table:table-cell>
          <table:table-cell office:value-type="float" office:value="-0.0016994852848334" calcext:value-type="float">
            <text:p>-0.001699485284833</text:p>
          </table:table-cell>
          <table:table-cell/>
          <table:table-cell table:formula="of:=([.F989]-[.F988])/([.G989]-[.G988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9.8699999999998" calcext:value-type="float">
            <text:p>9.8699999999998</text:p>
          </table:table-cell>
          <table:table-cell office:value-type="float" office:value="-0.00085200000000007" calcext:value-type="float">
            <text:p>-0.000852</text:p>
          </table:table-cell>
          <table:table-cell office:value-type="float" office:value="-1709.9399650984" calcext:value-type="float">
            <text:p>-1709.9399650984</text:p>
          </table:table-cell>
          <table:table-cell table:number-columns-repeated="3" office:value-type="float" office:value="-854.9699825492" calcext:value-type="float">
            <text:p>-854.9699825492</text:p>
          </table:table-cell>
          <table:table-cell office:value-type="float" office:value="-0.0016915555668752" calcext:value-type="float">
            <text:p>-0.001691555566875</text:p>
          </table:table-cell>
          <table:table-cell/>
          <table:table-cell table:formula="of:=([.F990]-[.F989])/([.G990]-[.G989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9.8799999999998" calcext:value-type="float">
            <text:p>9.8799999999998</text:p>
          </table:table-cell>
          <table:table-cell office:value-type="float" office:value="-0.00084800000000007" calcext:value-type="float">
            <text:p>-0.000848</text:p>
          </table:table-cell>
          <table:table-cell office:value-type="float" office:value="-1700.2827898019" calcext:value-type="float">
            <text:p>-1700.2827898019</text:p>
          </table:table-cell>
          <table:table-cell table:number-columns-repeated="3" office:value-type="float" office:value="-850.14139490096" calcext:value-type="float">
            <text:p>-850.14139490096</text:p>
          </table:table-cell>
          <table:table-cell office:value-type="float" office:value="-0.001683625848917" calcext:value-type="float">
            <text:p>-0.001683625848917</text:p>
          </table:table-cell>
          <table:table-cell/>
          <table:table-cell table:formula="of:=([.F991]-[.F990])/([.G991]-[.G990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9.8899999999998" calcext:value-type="float">
            <text:p>9.8899999999998</text:p>
          </table:table-cell>
          <table:table-cell office:value-type="float" office:value="-0.00084400000000007" calcext:value-type="float">
            <text:p>-0.000844</text:p>
          </table:table-cell>
          <table:table-cell office:value-type="float" office:value="-1690.6256145054" calcext:value-type="float">
            <text:p>-1690.6256145054</text:p>
          </table:table-cell>
          <table:table-cell table:number-columns-repeated="3" office:value-type="float" office:value="-845.31280725272" calcext:value-type="float">
            <text:p>-845.31280725272</text:p>
          </table:table-cell>
          <table:table-cell office:value-type="float" office:value="-0.0016756961309589" calcext:value-type="float">
            <text:p>-0.001675696130959</text:p>
          </table:table-cell>
          <table:table-cell/>
          <table:table-cell table:formula="of:=([.F992]-[.F991])/([.G992]-[.G991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9.8999999999998" calcext:value-type="float">
            <text:p>9.8999999999998</text:p>
          </table:table-cell>
          <table:table-cell office:value-type="float" office:value="-0.00084000000000007" calcext:value-type="float">
            <text:p>-0.00084</text:p>
          </table:table-cell>
          <table:table-cell office:value-type="float" office:value="-1680.968439209" calcext:value-type="float">
            <text:p>-1680.968439209</text:p>
          </table:table-cell>
          <table:table-cell table:number-columns-repeated="3" office:value-type="float" office:value="-840.48421960448" calcext:value-type="float">
            <text:p>-840.48421960448</text:p>
          </table:table-cell>
          <table:table-cell office:value-type="float" office:value="-0.0016677664130007" calcext:value-type="float">
            <text:p>-0.001667766413001</text:p>
          </table:table-cell>
          <table:table-cell/>
          <table:table-cell table:formula="of:=([.F993]-[.F992])/([.G993]-[.G992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9.9099999999998" calcext:value-type="float">
            <text:p>9.9099999999998</text:p>
          </table:table-cell>
          <table:table-cell office:value-type="float" office:value="-0.00083600000000007" calcext:value-type="float">
            <text:p>-0.000836</text:p>
          </table:table-cell>
          <table:table-cell office:value-type="float" office:value="-1671.3112639125" calcext:value-type="float">
            <text:p>-1671.3112639125</text:p>
          </table:table-cell>
          <table:table-cell table:number-columns-repeated="3" office:value-type="float" office:value="-835.65563195623" calcext:value-type="float">
            <text:p>-835.65563195623</text:p>
          </table:table-cell>
          <table:table-cell office:value-type="float" office:value="-0.0016598366950425" calcext:value-type="float">
            <text:p>-0.001659836695043</text:p>
          </table:table-cell>
          <table:table-cell/>
          <table:table-cell table:formula="of:=([.F994]-[.F993])/([.G994]-[.G993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9.9199999999998" calcext:value-type="float">
            <text:p>9.9199999999998</text:p>
          </table:table-cell>
          <table:table-cell office:value-type="float" office:value="-0.00083200000000007" calcext:value-type="float">
            <text:p>-0.000832</text:p>
          </table:table-cell>
          <table:table-cell office:value-type="float" office:value="-1661.654088616" calcext:value-type="float">
            <text:p>-1661.654088616</text:p>
          </table:table-cell>
          <table:table-cell table:number-columns-repeated="3" office:value-type="float" office:value="-830.82704430799" calcext:value-type="float">
            <text:p>-830.82704430799</text:p>
          </table:table-cell>
          <table:table-cell office:value-type="float" office:value="-0.0016519069770844" calcext:value-type="float">
            <text:p>-0.001651906977084</text:p>
          </table:table-cell>
          <table:table-cell/>
          <table:table-cell table:formula="of:=([.F995]-[.F994])/([.G995]-[.G994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9.9299999999998" calcext:value-type="float">
            <text:p>9.9299999999998</text:p>
          </table:table-cell>
          <table:table-cell office:value-type="float" office:value="-0.00082800000000007" calcext:value-type="float">
            <text:p>-0.000828</text:p>
          </table:table-cell>
          <table:table-cell office:value-type="float" office:value="-1651.9969133195" calcext:value-type="float">
            <text:p>-1651.9969133195</text:p>
          </table:table-cell>
          <table:table-cell table:number-columns-repeated="3" office:value-type="float" office:value="-825.99845665975" calcext:value-type="float">
            <text:p>-825.99845665975</text:p>
          </table:table-cell>
          <table:table-cell office:value-type="float" office:value="-0.0016439772591262" calcext:value-type="float">
            <text:p>-0.001643977259126</text:p>
          </table:table-cell>
          <table:table-cell/>
          <table:table-cell table:formula="of:=([.F996]-[.F995])/([.G996]-[.G995])" office:value-type="float" office:value="608922.999998628" calcext:value-type="float">
            <text:p>608922.999998628</text:p>
          </table:table-cell>
          <table:table-cell table:number-columns-repeated="2"/>
        </table:table-row>
        <table:table-row table:style-name="ro1">
          <table:table-cell office:value-type="float" office:value="9.9399999999998" calcext:value-type="float">
            <text:p>9.9399999999998</text:p>
          </table:table-cell>
          <table:table-cell office:value-type="float" office:value="-0.00082400000000007" calcext:value-type="float">
            <text:p>-0.000824</text:p>
          </table:table-cell>
          <table:table-cell office:value-type="float" office:value="-1642.339738023" calcext:value-type="float">
            <text:p>-1642.339738023</text:p>
          </table:table-cell>
          <table:table-cell table:number-columns-repeated="3" office:value-type="float" office:value="-821.1698690115" calcext:value-type="float">
            <text:p>-821.1698690115</text:p>
          </table:table-cell>
          <table:table-cell office:value-type="float" office:value="-0.001636047541168" calcext:value-type="float">
            <text:p>-0.001636047541168</text:p>
          </table:table-cell>
          <table:table-cell/>
          <table:table-cell table:formula="of:=([.F997]-[.F996])/([.G997]-[.G996])" office:value-type="float" office:value="608922.99999733" calcext:value-type="float">
            <text:p>608922.99999733</text:p>
          </table:table-cell>
          <table:table-cell table:number-columns-repeated="2"/>
        </table:table-row>
        <table:table-row table:style-name="ro1">
          <table:table-cell office:value-type="float" office:value="9.9499999999998" calcext:value-type="float">
            <text:p>9.9499999999998</text:p>
          </table:table-cell>
          <table:table-cell office:value-type="float" office:value="-0.00082000000000007" calcext:value-type="float">
            <text:p>-0.00082</text:p>
          </table:table-cell>
          <table:table-cell office:value-type="float" office:value="-1632.6825627265" calcext:value-type="float">
            <text:p>-1632.6825627265</text:p>
          </table:table-cell>
          <table:table-cell table:number-columns-repeated="3" office:value-type="float" office:value="-816.34128136326" calcext:value-type="float">
            <text:p>-816.34128136326</text:p>
          </table:table-cell>
          <table:table-cell office:value-type="float" office:value="-0.0016281178232098" calcext:value-type="float">
            <text:p>-0.00162811782321</text:p>
          </table:table-cell>
          <table:table-cell/>
          <table:table-cell table:formula="of:=([.F998]-[.F997])/([.G998]-[.G997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9.9599999999998" calcext:value-type="float">
            <text:p>9.9599999999998</text:p>
          </table:table-cell>
          <table:table-cell office:value-type="float" office:value="-0.00081600000000007" calcext:value-type="float">
            <text:p>-0.000816</text:p>
          </table:table-cell>
          <table:table-cell office:value-type="float" office:value="-1623.02538743" calcext:value-type="float">
            <text:p>-1623.02538743</text:p>
          </table:table-cell>
          <table:table-cell table:number-columns-repeated="3" office:value-type="float" office:value="-811.51269371502" calcext:value-type="float">
            <text:p>-811.51269371502</text:p>
          </table:table-cell>
          <table:table-cell office:value-type="float" office:value="-0.0016201881052517" calcext:value-type="float">
            <text:p>-0.001620188105252</text:p>
          </table:table-cell>
          <table:table-cell/>
          <table:table-cell table:formula="of:=([.F999]-[.F998])/([.G999]-[.G998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9.9699999999998" calcext:value-type="float">
            <text:p>9.9699999999998</text:p>
          </table:table-cell>
          <table:table-cell office:value-type="float" office:value="-0.00081200000000007" calcext:value-type="float">
            <text:p>-0.000812</text:p>
          </table:table-cell>
          <table:table-cell office:value-type="float" office:value="-1613.3682121335" calcext:value-type="float">
            <text:p>-1613.3682121335</text:p>
          </table:table-cell>
          <table:table-cell table:number-columns-repeated="3" office:value-type="float" office:value="-806.68410606677" calcext:value-type="float">
            <text:p>-806.68410606677</text:p>
          </table:table-cell>
          <table:table-cell office:value-type="float" office:value="-0.0016122583872935" calcext:value-type="float">
            <text:p>-0.001612258387294</text:p>
          </table:table-cell>
          <table:table-cell/>
          <table:table-cell table:formula="of:=([.F1000]-[.F999])/([.G1000]-[.G999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9.9799999999998" calcext:value-type="float">
            <text:p>9.9799999999998</text:p>
          </table:table-cell>
          <table:table-cell office:value-type="float" office:value="-0.00080800000000007" calcext:value-type="float">
            <text:p>-0.000808</text:p>
          </table:table-cell>
          <table:table-cell office:value-type="float" office:value="-1603.7110368371" calcext:value-type="float">
            <text:p>-1603.7110368371</text:p>
          </table:table-cell>
          <table:table-cell table:number-columns-repeated="3" office:value-type="float" office:value="-801.85551841853" calcext:value-type="float">
            <text:p>-801.85551841853</text:p>
          </table:table-cell>
          <table:table-cell office:value-type="float" office:value="-0.0016043286693353" calcext:value-type="float">
            <text:p>-0.001604328669335</text:p>
          </table:table-cell>
          <table:table-cell/>
          <table:table-cell table:formula="of:=([.F1001]-[.F1000])/([.G1001]-[.G1000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9.9899999999998" calcext:value-type="float">
            <text:p>9.9899999999998</text:p>
          </table:table-cell>
          <table:table-cell office:value-type="float" office:value="-0.00080400000000007" calcext:value-type="float">
            <text:p>-0.000804</text:p>
          </table:table-cell>
          <table:table-cell office:value-type="float" office:value="-1594.0538615406" calcext:value-type="float">
            <text:p>-1594.0538615406</text:p>
          </table:table-cell>
          <table:table-cell table:number-columns-repeated="3" office:value-type="float" office:value="-797.02693077029" calcext:value-type="float">
            <text:p>-797.02693077029</text:p>
          </table:table-cell>
          <table:table-cell office:value-type="float" office:value="-0.0015963989513772" calcext:value-type="float">
            <text:p>-0.001596398951377</text:p>
          </table:table-cell>
          <table:table-cell/>
          <table:table-cell table:formula="of:=([.F1002]-[.F1001])/([.G1002]-[.G1001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9.9999999999998" calcext:value-type="float">
            <text:p>9.9999999999998</text:p>
          </table:table-cell>
          <table:table-cell office:value-type="float" office:value="-0.00080000000000007" calcext:value-type="float">
            <text:p>-0.0008</text:p>
          </table:table-cell>
          <table:table-cell office:value-type="float" office:value="-1584.3966862441" calcext:value-type="float">
            <text:p>-1584.3966862441</text:p>
          </table:table-cell>
          <table:table-cell table:number-columns-repeated="3" office:value-type="float" office:value="-792.19834312205" calcext:value-type="float">
            <text:p>-792.19834312205</text:p>
          </table:table-cell>
          <table:table-cell office:value-type="float" office:value="-0.001588469233419" calcext:value-type="float">
            <text:p>-0.001588469233419</text:p>
          </table:table-cell>
          <table:table-cell/>
          <table:table-cell table:formula="of:=([.F1003]-[.F1002])/([.G1003]-[.G1002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-0.00079600000000007" calcext:value-type="float">
            <text:p>-0.000796</text:p>
          </table:table-cell>
          <table:table-cell office:value-type="float" office:value="-1574.7395109476" calcext:value-type="float">
            <text:p>-1574.7395109476</text:p>
          </table:table-cell>
          <table:table-cell table:number-columns-repeated="3" office:value-type="float" office:value="-787.3697554738" calcext:value-type="float">
            <text:p>-787.3697554738</text:p>
          </table:table-cell>
          <table:table-cell office:value-type="float" office:value="-0.0015805395154608" calcext:value-type="float">
            <text:p>-0.001580539515461</text:p>
          </table:table-cell>
          <table:table-cell/>
          <table:table-cell table:formula="of:=([.F1004]-[.F1003])/([.G1004]-[.G1003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-0.00079200000000007" calcext:value-type="float">
            <text:p>-0.000792</text:p>
          </table:table-cell>
          <table:table-cell office:value-type="float" office:value="-1565.0823356511" calcext:value-type="float">
            <text:p>-1565.0823356511</text:p>
          </table:table-cell>
          <table:table-cell table:number-columns-repeated="3" office:value-type="float" office:value="-782.54116782556" calcext:value-type="float">
            <text:p>-782.54116782556</text:p>
          </table:table-cell>
          <table:table-cell office:value-type="float" office:value="-0.0015726097975026" calcext:value-type="float">
            <text:p>-0.001572609797503</text:p>
          </table:table-cell>
          <table:table-cell/>
          <table:table-cell table:formula="of:=([.F1005]-[.F1004])/([.G1005]-[.G100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-0.00078800000000007" calcext:value-type="float">
            <text:p>-0.000788</text:p>
          </table:table-cell>
          <table:table-cell office:value-type="float" office:value="-1555.4251603546" calcext:value-type="float">
            <text:p>-1555.4251603546</text:p>
          </table:table-cell>
          <table:table-cell table:number-columns-repeated="3" office:value-type="float" office:value="-777.71258017732" calcext:value-type="float">
            <text:p>-777.71258017732</text:p>
          </table:table-cell>
          <table:table-cell office:value-type="float" office:value="-0.0015646800795445" calcext:value-type="float">
            <text:p>-0.001564680079545</text:p>
          </table:table-cell>
          <table:table-cell/>
          <table:table-cell table:formula="of:=([.F1006]-[.F1005])/([.G1006]-[.G1005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-0.00078400000000007" calcext:value-type="float">
            <text:p>-0.000784</text:p>
          </table:table-cell>
          <table:table-cell office:value-type="float" office:value="-1545.7679850581" calcext:value-type="float">
            <text:p>-1545.7679850581</text:p>
          </table:table-cell>
          <table:table-cell table:number-columns-repeated="3" office:value-type="float" office:value="-772.88399252907" calcext:value-type="float">
            <text:p>-772.88399252907</text:p>
          </table:table-cell>
          <table:table-cell office:value-type="float" office:value="-0.0015567503615863" calcext:value-type="float">
            <text:p>-0.001556750361586</text:p>
          </table:table-cell>
          <table:table-cell/>
          <table:table-cell table:formula="of:=([.F1007]-[.F1006])/([.G1007]-[.G1006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-0.00078000000000007" calcext:value-type="float">
            <text:p>-0.00078</text:p>
          </table:table-cell>
          <table:table-cell office:value-type="float" office:value="-1536.1108097617" calcext:value-type="float">
            <text:p>-1536.1108097617</text:p>
          </table:table-cell>
          <table:table-cell table:number-columns-repeated="3" office:value-type="float" office:value="-768.05540488083" calcext:value-type="float">
            <text:p>-768.05540488083</text:p>
          </table:table-cell>
          <table:table-cell office:value-type="float" office:value="-0.0015488206436281" calcext:value-type="float">
            <text:p>-0.001548820643628</text:p>
          </table:table-cell>
          <table:table-cell/>
          <table:table-cell table:formula="of:=([.F1008]-[.F1007])/([.G1008]-[.G1007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-0.00077600000000007" calcext:value-type="float">
            <text:p>-0.000776</text:p>
          </table:table-cell>
          <table:table-cell office:value-type="float" office:value="-1526.4536344652" calcext:value-type="float">
            <text:p>-1526.4536344652</text:p>
          </table:table-cell>
          <table:table-cell table:number-columns-repeated="3" office:value-type="float" office:value="-763.22681723259" calcext:value-type="float">
            <text:p>-763.22681723259</text:p>
          </table:table-cell>
          <table:table-cell office:value-type="float" office:value="-0.00154089092567" calcext:value-type="float">
            <text:p>-0.00154089092567</text:p>
          </table:table-cell>
          <table:table-cell/>
          <table:table-cell table:formula="of:=([.F1009]-[.F1008])/([.G1009]-[.G1008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-0.00077200000000007" calcext:value-type="float">
            <text:p>-0.000772</text:p>
          </table:table-cell>
          <table:table-cell office:value-type="float" office:value="-1516.7964591687" calcext:value-type="float">
            <text:p>-1516.7964591687</text:p>
          </table:table-cell>
          <table:table-cell table:number-columns-repeated="3" office:value-type="float" office:value="-758.39822958434" calcext:value-type="float">
            <text:p>-758.39822958434</text:p>
          </table:table-cell>
          <table:table-cell office:value-type="float" office:value="-0.0015329612077118" calcext:value-type="float">
            <text:p>-0.001532961207712</text:p>
          </table:table-cell>
          <table:table-cell/>
          <table:table-cell table:formula="of:=([.F1010]-[.F1009])/([.G1010]-[.G100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00076800000000007" calcext:value-type="float">
            <text:p>-0.000768</text:p>
          </table:table-cell>
          <table:table-cell office:value-type="float" office:value="-1507.1392838722" calcext:value-type="float">
            <text:p>-1507.1392838722</text:p>
          </table:table-cell>
          <table:table-cell table:number-columns-repeated="3" office:value-type="float" office:value="-753.5696419361" calcext:value-type="float">
            <text:p>-753.5696419361</text:p>
          </table:table-cell>
          <table:table-cell office:value-type="float" office:value="-0.0015250314897536" calcext:value-type="float">
            <text:p>-0.001525031489754</text:p>
          </table:table-cell>
          <table:table-cell/>
          <table:table-cell table:formula="of:=([.F1011]-[.F1010])/([.G1011]-[.G1010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-0.00076400000000007" calcext:value-type="float">
            <text:p>-0.000764</text:p>
          </table:table-cell>
          <table:table-cell office:value-type="float" office:value="-1497.4821085757" calcext:value-type="float">
            <text:p>-1497.4821085757</text:p>
          </table:table-cell>
          <table:table-cell table:number-columns-repeated="3" office:value-type="float" office:value="-748.74105428786" calcext:value-type="float">
            <text:p>-748.74105428786</text:p>
          </table:table-cell>
          <table:table-cell office:value-type="float" office:value="-0.0015171017717955" calcext:value-type="float">
            <text:p>-0.001517101771796</text:p>
          </table:table-cell>
          <table:table-cell/>
          <table:table-cell table:formula="of:=([.F1012]-[.F1011])/([.G1012]-[.G1011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0.00076000000000007" calcext:value-type="float">
            <text:p>-0.00076</text:p>
          </table:table-cell>
          <table:table-cell office:value-type="float" office:value="-1487.8249332792" calcext:value-type="float">
            <text:p>-1487.8249332792</text:p>
          </table:table-cell>
          <table:table-cell table:number-columns-repeated="3" office:value-type="float" office:value="-743.91246663962" calcext:value-type="float">
            <text:p>-743.91246663962</text:p>
          </table:table-cell>
          <table:table-cell office:value-type="float" office:value="-0.0015091720538373" calcext:value-type="float">
            <text:p>-0.001509172053837</text:p>
          </table:table-cell>
          <table:table-cell/>
          <table:table-cell table:formula="of:=([.F1013]-[.F1012])/([.G1013]-[.G1012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-0.00075600000000007" calcext:value-type="float">
            <text:p>-0.000756</text:p>
          </table:table-cell>
          <table:table-cell office:value-type="float" office:value="-1478.1677579827" calcext:value-type="float">
            <text:p>-1478.1677579827</text:p>
          </table:table-cell>
          <table:table-cell table:number-columns-repeated="3" office:value-type="float" office:value="-739.08387899137" calcext:value-type="float">
            <text:p>-739.08387899137</text:p>
          </table:table-cell>
          <table:table-cell office:value-type="float" office:value="-0.0015012423358791" calcext:value-type="float">
            <text:p>-0.001501242335879</text:p>
          </table:table-cell>
          <table:table-cell/>
          <table:table-cell table:formula="of:=([.F1014]-[.F1013])/([.G1014]-[.G1013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-0.00075200000000007" calcext:value-type="float">
            <text:p>-0.000752</text:p>
          </table:table-cell>
          <table:table-cell office:value-type="float" office:value="-1468.5105826863" calcext:value-type="float">
            <text:p>-1468.5105826863</text:p>
          </table:table-cell>
          <table:table-cell table:number-columns-repeated="3" office:value-type="float" office:value="-734.25529134313" calcext:value-type="float">
            <text:p>-734.25529134313</text:p>
          </table:table-cell>
          <table:table-cell office:value-type="float" office:value="-0.0014933126179209" calcext:value-type="float">
            <text:p>-0.001493312617921</text:p>
          </table:table-cell>
          <table:table-cell/>
          <table:table-cell table:formula="of:=([.F1015]-[.F1014])/([.G1015]-[.G1014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0.00074800000000007" calcext:value-type="float">
            <text:p>-0.000748</text:p>
          </table:table-cell>
          <table:table-cell office:value-type="float" office:value="-1458.8534073898" calcext:value-type="float">
            <text:p>-1458.8534073898</text:p>
          </table:table-cell>
          <table:table-cell table:number-columns-repeated="3" office:value-type="float" office:value="-729.42670369489" calcext:value-type="float">
            <text:p>-729.42670369489</text:p>
          </table:table-cell>
          <table:table-cell office:value-type="float" office:value="-0.0014853828999628" calcext:value-type="float">
            <text:p>-0.001485382899963</text:p>
          </table:table-cell>
          <table:table-cell/>
          <table:table-cell table:formula="of:=([.F1016]-[.F1015])/([.G1016]-[.G1015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-0.00074400000000007" calcext:value-type="float">
            <text:p>-0.000744</text:p>
          </table:table-cell>
          <table:table-cell office:value-type="float" office:value="-1449.1962320933" calcext:value-type="float">
            <text:p>-1449.1962320933</text:p>
          </table:table-cell>
          <table:table-cell table:number-columns-repeated="3" office:value-type="float" office:value="-724.59811604664" calcext:value-type="float">
            <text:p>-724.59811604664</text:p>
          </table:table-cell>
          <table:table-cell office:value-type="float" office:value="-0.0014774531820046" calcext:value-type="float">
            <text:p>-0.001477453182005</text:p>
          </table:table-cell>
          <table:table-cell/>
          <table:table-cell table:formula="of:=([.F1017]-[.F1016])/([.G1017]-[.G1016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-0.00074000000000007" calcext:value-type="float">
            <text:p>-0.00074</text:p>
          </table:table-cell>
          <table:table-cell office:value-type="float" office:value="-1439.5390567968" calcext:value-type="float">
            <text:p>-1439.5390567968</text:p>
          </table:table-cell>
          <table:table-cell table:number-columns-repeated="3" office:value-type="float" office:value="-719.7695283984" calcext:value-type="float">
            <text:p>-719.7695283984</text:p>
          </table:table-cell>
          <table:table-cell office:value-type="float" office:value="-0.0014695234640464" calcext:value-type="float">
            <text:p>-0.001469523464046</text:p>
          </table:table-cell>
          <table:table-cell/>
          <table:table-cell table:formula="of:=([.F1018]-[.F1017])/([.G1018]-[.G1017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-0.00073600000000007" calcext:value-type="float">
            <text:p>-0.000736</text:p>
          </table:table-cell>
          <table:table-cell office:value-type="float" office:value="-1429.8818815003" calcext:value-type="float">
            <text:p>-1429.8818815003</text:p>
          </table:table-cell>
          <table:table-cell table:number-columns-repeated="3" office:value-type="float" office:value="-714.94094075016" calcext:value-type="float">
            <text:p>-714.94094075016</text:p>
          </table:table-cell>
          <table:table-cell office:value-type="float" office:value="-0.0014615937460883" calcext:value-type="float">
            <text:p>-0.001461593746088</text:p>
          </table:table-cell>
          <table:table-cell/>
          <table:table-cell table:formula="of:=([.F1019]-[.F1018])/([.G1019]-[.G1018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-0.00073200000000007" calcext:value-type="float">
            <text:p>-0.000732</text:p>
          </table:table-cell>
          <table:table-cell office:value-type="float" office:value="-1420.2247062038" calcext:value-type="float">
            <text:p>-1420.2247062038</text:p>
          </table:table-cell>
          <table:table-cell table:number-columns-repeated="3" office:value-type="float" office:value="-710.11235310191" calcext:value-type="float">
            <text:p>-710.11235310191</text:p>
          </table:table-cell>
          <table:table-cell office:value-type="float" office:value="-0.0014536640281301" calcext:value-type="float">
            <text:p>-0.00145366402813</text:p>
          </table:table-cell>
          <table:table-cell/>
          <table:table-cell table:formula="of:=([.F1020]-[.F1019])/([.G1020]-[.G1019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-0.00072800000000007" calcext:value-type="float">
            <text:p>-0.000728</text:p>
          </table:table-cell>
          <table:table-cell office:value-type="float" office:value="-1410.5675309074" calcext:value-type="float">
            <text:p>-1410.5675309074</text:p>
          </table:table-cell>
          <table:table-cell table:number-columns-repeated="3" office:value-type="float" office:value="-705.28376545367" calcext:value-type="float">
            <text:p>-705.28376545367</text:p>
          </table:table-cell>
          <table:table-cell office:value-type="float" office:value="-0.0014457343101719" calcext:value-type="float">
            <text:p>-0.001445734310172</text:p>
          </table:table-cell>
          <table:table-cell/>
          <table:table-cell table:formula="of:=([.F1021]-[.F1020])/([.G1021]-[.G1020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-0.00072400000000007" calcext:value-type="float">
            <text:p>-0.000724</text:p>
          </table:table-cell>
          <table:table-cell office:value-type="float" office:value="-1400.9103556108" calcext:value-type="float">
            <text:p>-1400.9103556108</text:p>
          </table:table-cell>
          <table:table-cell table:number-columns-repeated="3" office:value-type="float" office:value="-700.45517780543" calcext:value-type="float">
            <text:p>-700.45517780543</text:p>
          </table:table-cell>
          <table:table-cell office:value-type="float" office:value="-0.0014378045922138" calcext:value-type="float">
            <text:p>-0.001437804592214</text:p>
          </table:table-cell>
          <table:table-cell/>
          <table:table-cell table:formula="of:=([.F1022]-[.F1021])/([.G1022]-[.G1021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00072000000000007" calcext:value-type="float">
            <text:p>-0.00072</text:p>
          </table:table-cell>
          <table:table-cell office:value-type="float" office:value="-1391.2531803144" calcext:value-type="float">
            <text:p>-1391.2531803144</text:p>
          </table:table-cell>
          <table:table-cell table:number-columns-repeated="3" office:value-type="float" office:value="-695.62659015719" calcext:value-type="float">
            <text:p>-695.62659015719</text:p>
          </table:table-cell>
          <table:table-cell office:value-type="float" office:value="-0.0014298748742556" calcext:value-type="float">
            <text:p>-0.001429874874256</text:p>
          </table:table-cell>
          <table:table-cell/>
          <table:table-cell table:formula="of:=([.F1023]-[.F1022])/([.G1023]-[.G1022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-0.00071600000000007" calcext:value-type="float">
            <text:p>-0.000716</text:p>
          </table:table-cell>
          <table:table-cell office:value-type="float" office:value="-1381.5960050179" calcext:value-type="float">
            <text:p>-1381.5960050179</text:p>
          </table:table-cell>
          <table:table-cell table:number-columns-repeated="3" office:value-type="float" office:value="-690.79800250894" calcext:value-type="float">
            <text:p>-690.79800250894</text:p>
          </table:table-cell>
          <table:table-cell office:value-type="float" office:value="-0.0014219451562974" calcext:value-type="float">
            <text:p>-0.001421945156297</text:p>
          </table:table-cell>
          <table:table-cell/>
          <table:table-cell table:formula="of:=([.F1024]-[.F1023])/([.G1024]-[.G1023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-0.00071200000000007" calcext:value-type="float">
            <text:p>-0.000712</text:p>
          </table:table-cell>
          <table:table-cell office:value-type="float" office:value="-1371.9388297214" calcext:value-type="float">
            <text:p>-1371.9388297214</text:p>
          </table:table-cell>
          <table:table-cell table:number-columns-repeated="3" office:value-type="float" office:value="-685.9694148607" calcext:value-type="float">
            <text:p>-685.9694148607</text:p>
          </table:table-cell>
          <table:table-cell office:value-type="float" office:value="-0.0014140154383392" calcext:value-type="float">
            <text:p>-0.001414015438339</text:p>
          </table:table-cell>
          <table:table-cell/>
          <table:table-cell table:formula="of:=([.F1025]-[.F1024])/([.G1025]-[.G1024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00070800000000007" calcext:value-type="float">
            <text:p>-0.000708</text:p>
          </table:table-cell>
          <table:table-cell office:value-type="float" office:value="-1362.2816544249" calcext:value-type="float">
            <text:p>-1362.2816544249</text:p>
          </table:table-cell>
          <table:table-cell table:number-columns-repeated="3" office:value-type="float" office:value="-681.14082721246" calcext:value-type="float">
            <text:p>-681.14082721246</text:p>
          </table:table-cell>
          <table:table-cell office:value-type="float" office:value="-0.0014060857203811" calcext:value-type="float">
            <text:p>-0.001406085720381</text:p>
          </table:table-cell>
          <table:table-cell/>
          <table:table-cell table:formula="of:=([.F1026]-[.F1025])/([.G1026]-[.G1025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-0.00070400000000007" calcext:value-type="float">
            <text:p>-0.000704</text:p>
          </table:table-cell>
          <table:table-cell office:value-type="float" office:value="-1352.6244791284" calcext:value-type="float">
            <text:p>-1352.6244791284</text:p>
          </table:table-cell>
          <table:table-cell table:number-columns-repeated="3" office:value-type="float" office:value="-676.31223956421" calcext:value-type="float">
            <text:p>-676.31223956421</text:p>
          </table:table-cell>
          <table:table-cell office:value-type="float" office:value="-0.0013981560024229" calcext:value-type="float">
            <text:p>-0.001398156002423</text:p>
          </table:table-cell>
          <table:table-cell/>
          <table:table-cell table:formula="of:=([.F1027]-[.F1026])/([.G1027]-[.G1026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-0.00070000000000007" calcext:value-type="float">
            <text:p>-0.0007</text:p>
          </table:table-cell>
          <table:table-cell office:value-type="float" office:value="-1342.9673038319" calcext:value-type="float">
            <text:p>-1342.9673038319</text:p>
          </table:table-cell>
          <table:table-cell table:number-columns-repeated="3" office:value-type="float" office:value="-671.48365191597" calcext:value-type="float">
            <text:p>-671.48365191597</text:p>
          </table:table-cell>
          <table:table-cell office:value-type="float" office:value="-0.0013902262844647" calcext:value-type="float">
            <text:p>-0.001390226284465</text:p>
          </table:table-cell>
          <table:table-cell/>
          <table:table-cell table:formula="of:=([.F1028]-[.F1027])/([.G1028]-[.G1027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-0.00069600000000007" calcext:value-type="float">
            <text:p>-0.000696</text:p>
          </table:table-cell>
          <table:table-cell office:value-type="float" office:value="-1333.3101285355" calcext:value-type="float">
            <text:p>-1333.3101285355</text:p>
          </table:table-cell>
          <table:table-cell table:number-columns-repeated="3" office:value-type="float" office:value="-666.65506426773" calcext:value-type="float">
            <text:p>-666.65506426773</text:p>
          </table:table-cell>
          <table:table-cell office:value-type="float" office:value="-0.0013822965665066" calcext:value-type="float">
            <text:p>-0.001382296566507</text:p>
          </table:table-cell>
          <table:table-cell/>
          <table:table-cell table:formula="of:=([.F1029]-[.F1028])/([.G1029]-[.G1028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-0.00069200000000007" calcext:value-type="float">
            <text:p>-0.000692</text:p>
          </table:table-cell>
          <table:table-cell office:value-type="float" office:value="-1323.652953239" calcext:value-type="float">
            <text:p>-1323.652953239</text:p>
          </table:table-cell>
          <table:table-cell table:number-columns-repeated="3" office:value-type="float" office:value="-661.82647661948" calcext:value-type="float">
            <text:p>-661.82647661948</text:p>
          </table:table-cell>
          <table:table-cell office:value-type="float" office:value="-0.0013743668485484" calcext:value-type="float">
            <text:p>-0.001374366848548</text:p>
          </table:table-cell>
          <table:table-cell/>
          <table:table-cell table:formula="of:=([.F1030]-[.F1029])/([.G1030]-[.G1029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0.00068800000000007" calcext:value-type="float">
            <text:p>-0.000688</text:p>
          </table:table-cell>
          <table:table-cell office:value-type="float" office:value="-1313.9957779425" calcext:value-type="float">
            <text:p>-1313.9957779425</text:p>
          </table:table-cell>
          <table:table-cell table:number-columns-repeated="3" office:value-type="float" office:value="-656.99788897124" calcext:value-type="float">
            <text:p>-656.99788897124</text:p>
          </table:table-cell>
          <table:table-cell office:value-type="float" office:value="-0.0013664371305902" calcext:value-type="float">
            <text:p>-0.00136643713059</text:p>
          </table:table-cell>
          <table:table-cell/>
          <table:table-cell table:formula="of:=([.F1031]-[.F1030])/([.G1031]-[.G1030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-0.00068400000000007" calcext:value-type="float">
            <text:p>-0.000684</text:p>
          </table:table-cell>
          <table:table-cell office:value-type="float" office:value="-1304.338602646" calcext:value-type="float">
            <text:p>-1304.338602646</text:p>
          </table:table-cell>
          <table:table-cell table:number-columns-repeated="3" office:value-type="float" office:value="-652.169301323" calcext:value-type="float">
            <text:p>-652.169301323</text:p>
          </table:table-cell>
          <table:table-cell office:value-type="float" office:value="-0.001358507412632" calcext:value-type="float">
            <text:p>-0.001358507412632</text:p>
          </table:table-cell>
          <table:table-cell/>
          <table:table-cell table:formula="of:=([.F1032]-[.F1031])/([.G1032]-[.G1031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0.00068000000000007" calcext:value-type="float">
            <text:p>-0.00068</text:p>
          </table:table-cell>
          <table:table-cell office:value-type="float" office:value="-1294.6814273495" calcext:value-type="float">
            <text:p>-1294.6814273495</text:p>
          </table:table-cell>
          <table:table-cell table:number-columns-repeated="3" office:value-type="float" office:value="-647.34071367476" calcext:value-type="float">
            <text:p>-647.34071367476</text:p>
          </table:table-cell>
          <table:table-cell office:value-type="float" office:value="-0.0013505776946739" calcext:value-type="float">
            <text:p>-0.001350577694674</text:p>
          </table:table-cell>
          <table:table-cell/>
          <table:table-cell table:formula="of:=([.F1033]-[.F1032])/([.G1033]-[.G1032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-0.00067600000000007" calcext:value-type="float">
            <text:p>-0.000676</text:p>
          </table:table-cell>
          <table:table-cell office:value-type="float" office:value="-1285.024252053" calcext:value-type="float">
            <text:p>-1285.024252053</text:p>
          </table:table-cell>
          <table:table-cell table:number-columns-repeated="3" office:value-type="float" office:value="-642.51212602651" calcext:value-type="float">
            <text:p>-642.51212602651</text:p>
          </table:table-cell>
          <table:table-cell office:value-type="float" office:value="-0.0013426479767157" calcext:value-type="float">
            <text:p>-0.001342647976716</text:p>
          </table:table-cell>
          <table:table-cell/>
          <table:table-cell table:formula="of:=([.F1034]-[.F1033])/([.G1034]-[.G1033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-0.00067200000000007" calcext:value-type="float">
            <text:p>-0.000672</text:p>
          </table:table-cell>
          <table:table-cell office:value-type="float" office:value="-1275.3670767565" calcext:value-type="float">
            <text:p>-1275.3670767565</text:p>
          </table:table-cell>
          <table:table-cell table:number-columns-repeated="3" office:value-type="float" office:value="-637.68353837827" calcext:value-type="float">
            <text:p>-637.68353837827</text:p>
          </table:table-cell>
          <table:table-cell office:value-type="float" office:value="-0.0013347182587575" calcext:value-type="float">
            <text:p>-0.001334718258758</text:p>
          </table:table-cell>
          <table:table-cell/>
          <table:table-cell table:formula="of:=([.F1035]-[.F1034])/([.G1035]-[.G1034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-0.00066800000000007" calcext:value-type="float">
            <text:p>-0.000668</text:p>
          </table:table-cell>
          <table:table-cell office:value-type="float" office:value="-1265.7099014601" calcext:value-type="float">
            <text:p>-1265.7099014601</text:p>
          </table:table-cell>
          <table:table-cell table:number-columns-repeated="3" office:value-type="float" office:value="-632.85495073003" calcext:value-type="float">
            <text:p>-632.85495073003</text:p>
          </table:table-cell>
          <table:table-cell office:value-type="float" office:value="-0.0013267885407994" calcext:value-type="float">
            <text:p>-0.001326788540799</text:p>
          </table:table-cell>
          <table:table-cell/>
          <table:table-cell table:formula="of:=([.F1036]-[.F1035])/([.G1036]-[.G1035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-0.00066400000000007" calcext:value-type="float">
            <text:p>-0.000664</text:p>
          </table:table-cell>
          <table:table-cell office:value-type="float" office:value="-1256.0527261636" calcext:value-type="float">
            <text:p>-1256.0527261636</text:p>
          </table:table-cell>
          <table:table-cell table:number-columns-repeated="3" office:value-type="float" office:value="-628.02636308178" calcext:value-type="float">
            <text:p>-628.02636308178</text:p>
          </table:table-cell>
          <table:table-cell office:value-type="float" office:value="-0.0013188588228412" calcext:value-type="float">
            <text:p>-0.001318858822841</text:p>
          </table:table-cell>
          <table:table-cell/>
          <table:table-cell table:formula="of:=([.F1037]-[.F1036])/([.G1037]-[.G1036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0.00066000000000007" calcext:value-type="float">
            <text:p>-0.00066</text:p>
          </table:table-cell>
          <table:table-cell office:value-type="float" office:value="-1246.3955508671" calcext:value-type="float">
            <text:p>-1246.3955508671</text:p>
          </table:table-cell>
          <table:table-cell table:number-columns-repeated="3" office:value-type="float" office:value="-623.19777543354" calcext:value-type="float">
            <text:p>-623.19777543354</text:p>
          </table:table-cell>
          <table:table-cell office:value-type="float" office:value="-0.001310929104883" calcext:value-type="float">
            <text:p>-0.001310929104883</text:p>
          </table:table-cell>
          <table:table-cell/>
          <table:table-cell table:formula="of:=([.F1038]-[.F1037])/([.G1038]-[.G1037])" office:value-type="float" office:value="608923.000005009" calcext:value-type="float">
            <text:p>608923.000005009</text:p>
          </table:table-cell>
          <table:table-cell table:number-columns-repeated="2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-0.00065600000000007" calcext:value-type="float">
            <text:p>-0.000656</text:p>
          </table:table-cell>
          <table:table-cell office:value-type="float" office:value="-1236.7383755706" calcext:value-type="float">
            <text:p>-1236.7383755706</text:p>
          </table:table-cell>
          <table:table-cell table:number-columns-repeated="3" office:value-type="float" office:value="-618.3691877853" calcext:value-type="float">
            <text:p>-618.3691877853</text:p>
          </table:table-cell>
          <table:table-cell office:value-type="float" office:value="-0.0013029993869249" calcext:value-type="float">
            <text:p>-0.001302999386925</text:p>
          </table:table-cell>
          <table:table-cell/>
          <table:table-cell table:formula="of:=([.F1039]-[.F1038])/([.G1039]-[.G1038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-0.00065200000000007" calcext:value-type="float">
            <text:p>-0.000652</text:p>
          </table:table-cell>
          <table:table-cell office:value-type="float" office:value="-1227.0812002741" calcext:value-type="float">
            <text:p>-1227.0812002741</text:p>
          </table:table-cell>
          <table:table-cell table:number-columns-repeated="3" office:value-type="float" office:value="-613.54060013705" calcext:value-type="float">
            <text:p>-613.54060013705</text:p>
          </table:table-cell>
          <table:table-cell office:value-type="float" office:value="-0.0012950696689667" calcext:value-type="float">
            <text:p>-0.001295069668967</text:p>
          </table:table-cell>
          <table:table-cell/>
          <table:table-cell table:formula="of:=([.F1040]-[.F1039])/([.G1040]-[.G1039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0.00064800000000007" calcext:value-type="float">
            <text:p>-0.000648</text:p>
          </table:table-cell>
          <table:table-cell office:value-type="float" office:value="-1217.4240249776" calcext:value-type="float">
            <text:p>-1217.4240249776</text:p>
          </table:table-cell>
          <table:table-cell table:number-columns-repeated="3" office:value-type="float" office:value="-608.71201248881" calcext:value-type="float">
            <text:p>-608.71201248881</text:p>
          </table:table-cell>
          <table:table-cell office:value-type="float" office:value="-0.0012871399510085" calcext:value-type="float">
            <text:p>-0.001287139951009</text:p>
          </table:table-cell>
          <table:table-cell/>
          <table:table-cell table:formula="of:=([.F1041]-[.F1040])/([.G1041]-[.G104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-0.00064400000000007" calcext:value-type="float">
            <text:p>-0.000644</text:p>
          </table:table-cell>
          <table:table-cell office:value-type="float" office:value="-1207.7668496811" calcext:value-type="float">
            <text:p>-1207.7668496811</text:p>
          </table:table-cell>
          <table:table-cell table:number-columns-repeated="3" office:value-type="float" office:value="-603.88342484057" calcext:value-type="float">
            <text:p>-603.88342484057</text:p>
          </table:table-cell>
          <table:table-cell office:value-type="float" office:value="-0.0012792102330503" calcext:value-type="float">
            <text:p>-0.00127921023305</text:p>
          </table:table-cell>
          <table:table-cell/>
          <table:table-cell table:formula="of:=([.F1042]-[.F1041])/([.G1042]-[.G1041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0.00064000000000007" calcext:value-type="float">
            <text:p>-0.00064</text:p>
          </table:table-cell>
          <table:table-cell office:value-type="float" office:value="-1198.1096743847" calcext:value-type="float">
            <text:p>-1198.1096743847</text:p>
          </table:table-cell>
          <table:table-cell table:number-columns-repeated="3" office:value-type="float" office:value="-599.05483719233" calcext:value-type="float">
            <text:p>-599.05483719233</text:p>
          </table:table-cell>
          <table:table-cell office:value-type="float" office:value="-0.0012712805150922" calcext:value-type="float">
            <text:p>-0.001271280515092</text:p>
          </table:table-cell>
          <table:table-cell/>
          <table:table-cell table:formula="of:=([.F1043]-[.F1042])/([.G1043]-[.G1042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-0.00063600000000007" calcext:value-type="float">
            <text:p>-0.000636</text:p>
          </table:table-cell>
          <table:table-cell office:value-type="float" office:value="-1188.4524990882" calcext:value-type="float">
            <text:p>-1188.4524990882</text:p>
          </table:table-cell>
          <table:table-cell table:number-columns-repeated="3" office:value-type="float" office:value="-594.22624954408" calcext:value-type="float">
            <text:p>-594.22624954408</text:p>
          </table:table-cell>
          <table:table-cell office:value-type="float" office:value="-0.001263350797134" calcext:value-type="float">
            <text:p>-0.001263350797134</text:p>
          </table:table-cell>
          <table:table-cell/>
          <table:table-cell table:formula="of:=([.F1044]-[.F1043])/([.G1044]-[.G1043])" office:value-type="float" office:value="608922.99999733" calcext:value-type="float">
            <text:p>608922.99999733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-0.00063200000000007" calcext:value-type="float">
            <text:p>-0.000632</text:p>
          </table:table-cell>
          <table:table-cell office:value-type="float" office:value="-1178.7953237917" calcext:value-type="float">
            <text:p>-1178.7953237917</text:p>
          </table:table-cell>
          <table:table-cell table:number-columns-repeated="3" office:value-type="float" office:value="-589.39766189584" calcext:value-type="float">
            <text:p>-589.39766189584</text:p>
          </table:table-cell>
          <table:table-cell office:value-type="float" office:value="-0.0012554210791758" calcext:value-type="float">
            <text:p>-0.001255421079176</text:p>
          </table:table-cell>
          <table:table-cell/>
          <table:table-cell table:formula="of:=([.F1045]-[.F1044])/([.G1045]-[.G1044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0.00062800000000007" calcext:value-type="float">
            <text:p>-0.000628</text:p>
          </table:table-cell>
          <table:table-cell office:value-type="float" office:value="-1169.1381484952" calcext:value-type="float">
            <text:p>-1169.1381484952</text:p>
          </table:table-cell>
          <table:table-cell table:number-columns-repeated="3" office:value-type="float" office:value="-584.5690742476" calcext:value-type="float">
            <text:p>-584.5690742476</text:p>
          </table:table-cell>
          <table:table-cell office:value-type="float" office:value="-0.0012474913612177" calcext:value-type="float">
            <text:p>-0.001247491361218</text:p>
          </table:table-cell>
          <table:table-cell/>
          <table:table-cell table:formula="of:=([.F1046]-[.F1045])/([.G1046]-[.G1045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0.00062400000000007" calcext:value-type="float">
            <text:p>-0.000624</text:p>
          </table:table-cell>
          <table:table-cell office:value-type="float" office:value="-1159.4809731987" calcext:value-type="float">
            <text:p>-1159.4809731987</text:p>
          </table:table-cell>
          <table:table-cell table:number-columns-repeated="3" office:value-type="float" office:value="-579.74048659935" calcext:value-type="float">
            <text:p>-579.74048659935</text:p>
          </table:table-cell>
          <table:table-cell office:value-type="float" office:value="-0.0012395616432595" calcext:value-type="float">
            <text:p>-0.00123956164326</text:p>
          </table:table-cell>
          <table:table-cell/>
          <table:table-cell table:formula="of:=([.F1047]-[.F1046])/([.G1047]-[.G1046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-0.00062000000000007" calcext:value-type="float">
            <text:p>-0.00062</text:p>
          </table:table-cell>
          <table:table-cell office:value-type="float" office:value="-1149.8237979022" calcext:value-type="float">
            <text:p>-1149.8237979022</text:p>
          </table:table-cell>
          <table:table-cell table:number-columns-repeated="3" office:value-type="float" office:value="-574.91189895111" calcext:value-type="float">
            <text:p>-574.91189895111</text:p>
          </table:table-cell>
          <table:table-cell office:value-type="float" office:value="-0.0012316319253013" calcext:value-type="float">
            <text:p>-0.001231631925301</text:p>
          </table:table-cell>
          <table:table-cell/>
          <table:table-cell table:formula="of:=([.F1048]-[.F1047])/([.G1048]-[.G1047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-0.00061600000000007" calcext:value-type="float">
            <text:p>-0.000616</text:p>
          </table:table-cell>
          <table:table-cell office:value-type="float" office:value="-1140.1666226057" calcext:value-type="float">
            <text:p>-1140.1666226057</text:p>
          </table:table-cell>
          <table:table-cell table:number-columns-repeated="3" office:value-type="float" office:value="-570.08331130287" calcext:value-type="float">
            <text:p>-570.08331130287</text:p>
          </table:table-cell>
          <table:table-cell office:value-type="float" office:value="-0.0012237022073431" calcext:value-type="float">
            <text:p>-0.001223702207343</text:p>
          </table:table-cell>
          <table:table-cell/>
          <table:table-cell table:formula="of:=([.F1049]-[.F1048])/([.G1049]-[.G1048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-0.00061200000000007" calcext:value-type="float">
            <text:p>-0.000612</text:p>
          </table:table-cell>
          <table:table-cell office:value-type="float" office:value="-1130.5094473092" calcext:value-type="float">
            <text:p>-1130.5094473092</text:p>
          </table:table-cell>
          <table:table-cell table:number-columns-repeated="3" office:value-type="float" office:value="-565.25472365462" calcext:value-type="float">
            <text:p>-565.25472365462</text:p>
          </table:table-cell>
          <table:table-cell office:value-type="float" office:value="-0.001215772489385" calcext:value-type="float">
            <text:p>-0.001215772489385</text:p>
          </table:table-cell>
          <table:table-cell/>
          <table:table-cell table:formula="of:=([.F1050]-[.F1049])/([.G1050]-[.G1049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-0.00060800000000007" calcext:value-type="float">
            <text:p>-0.000608</text:p>
          </table:table-cell>
          <table:table-cell office:value-type="float" office:value="-1120.8522720128" calcext:value-type="float">
            <text:p>-1120.8522720128</text:p>
          </table:table-cell>
          <table:table-cell table:number-columns-repeated="3" office:value-type="float" office:value="-560.42613600638" calcext:value-type="float">
            <text:p>-560.42613600638</text:p>
          </table:table-cell>
          <table:table-cell office:value-type="float" office:value="-0.0012078427714268" calcext:value-type="float">
            <text:p>-0.001207842771427</text:p>
          </table:table-cell>
          <table:table-cell/>
          <table:table-cell table:formula="of:=([.F1051]-[.F1050])/([.G1051]-[.G1050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-0.00060400000000007" calcext:value-type="float">
            <text:p>-0.000604</text:p>
          </table:table-cell>
          <table:table-cell office:value-type="float" office:value="-1111.1950967163" calcext:value-type="float">
            <text:p>-1111.1950967163</text:p>
          </table:table-cell>
          <table:table-cell table:number-columns-repeated="3" office:value-type="float" office:value="-555.59754835814" calcext:value-type="float">
            <text:p>-555.59754835814</text:p>
          </table:table-cell>
          <table:table-cell office:value-type="float" office:value="-0.0011999130534686" calcext:value-type="float">
            <text:p>-0.001199913053469</text:p>
          </table:table-cell>
          <table:table-cell/>
          <table:table-cell table:formula="of:=([.F1052]-[.F1051])/([.G1052]-[.G1051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00060000000000007" calcext:value-type="float">
            <text:p>-0.0006</text:p>
          </table:table-cell>
          <table:table-cell office:value-type="float" office:value="-1101.5379214198" calcext:value-type="float">
            <text:p>-1101.5379214198</text:p>
          </table:table-cell>
          <table:table-cell table:number-columns-repeated="3" office:value-type="float" office:value="-550.7689607099" calcext:value-type="float">
            <text:p>-550.7689607099</text:p>
          </table:table-cell>
          <table:table-cell office:value-type="float" office:value="-0.0011919833355105" calcext:value-type="float">
            <text:p>-0.001191983335511</text:p>
          </table:table-cell>
          <table:table-cell/>
          <table:table-cell table:formula="of:=([.F1053]-[.F1052])/([.G1053]-[.G1052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-0.00059600000000007" calcext:value-type="float">
            <text:p>-0.000596</text:p>
          </table:table-cell>
          <table:table-cell office:value-type="float" office:value="-1091.8807461233" calcext:value-type="float">
            <text:p>-1091.8807461233</text:p>
          </table:table-cell>
          <table:table-cell table:number-columns-repeated="3" office:value-type="float" office:value="-545.94037306165" calcext:value-type="float">
            <text:p>-545.94037306165</text:p>
          </table:table-cell>
          <table:table-cell office:value-type="float" office:value="-0.0011840536175523" calcext:value-type="float">
            <text:p>-0.001184053617552</text:p>
          </table:table-cell>
          <table:table-cell/>
          <table:table-cell table:formula="of:=([.F1054]-[.F1053])/([.G1054]-[.G1053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-0.00059200000000007" calcext:value-type="float">
            <text:p>-0.000592</text:p>
          </table:table-cell>
          <table:table-cell office:value-type="float" office:value="-1082.2235708268" calcext:value-type="float">
            <text:p>-1082.2235708268</text:p>
          </table:table-cell>
          <table:table-cell table:number-columns-repeated="3" office:value-type="float" office:value="-541.11178541341" calcext:value-type="float">
            <text:p>-541.11178541341</text:p>
          </table:table-cell>
          <table:table-cell office:value-type="float" office:value="-0.0011761238995941" calcext:value-type="float">
            <text:p>-0.001176123899594</text:p>
          </table:table-cell>
          <table:table-cell/>
          <table:table-cell table:formula="of:=([.F1055]-[.F1054])/([.G1055]-[.G1054])" office:value-type="float" office:value="608923.000005026" calcext:value-type="float">
            <text:p>608923.000005026</text:p>
          </table:table-cell>
          <table:table-cell table:number-columns-repeated="2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0.00058800000000007" calcext:value-type="float">
            <text:p>-0.000588</text:p>
          </table:table-cell>
          <table:table-cell office:value-type="float" office:value="-1072.5663955303" calcext:value-type="float">
            <text:p>-1072.5663955303</text:p>
          </table:table-cell>
          <table:table-cell table:number-columns-repeated="3" office:value-type="float" office:value="-536.28319776517" calcext:value-type="float">
            <text:p>-536.28319776517</text:p>
          </table:table-cell>
          <table:table-cell office:value-type="float" office:value="-0.001168194181636" calcext:value-type="float">
            <text:p>-0.001168194181636</text:p>
          </table:table-cell>
          <table:table-cell/>
          <table:table-cell table:formula="of:=([.F1056]-[.F1055])/([.G1056]-[.G1055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-0.00058400000000007" calcext:value-type="float">
            <text:p>-0.000584</text:p>
          </table:table-cell>
          <table:table-cell office:value-type="float" office:value="-1062.9092202338" calcext:value-type="float">
            <text:p>-1062.9092202338</text:p>
          </table:table-cell>
          <table:table-cell table:number-columns-repeated="3" office:value-type="float" office:value="-531.45461011692" calcext:value-type="float">
            <text:p>-531.45461011692</text:p>
          </table:table-cell>
          <table:table-cell office:value-type="float" office:value="-0.0011602644636778" calcext:value-type="float">
            <text:p>-0.001160264463678</text:p>
          </table:table-cell>
          <table:table-cell/>
          <table:table-cell table:formula="of:=([.F1057]-[.F1056])/([.G1057]-[.G1056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0.00058000000000007" calcext:value-type="float">
            <text:p>-0.00058</text:p>
          </table:table-cell>
          <table:table-cell office:value-type="float" office:value="-1053.2520449374" calcext:value-type="float">
            <text:p>-1053.2520449374</text:p>
          </table:table-cell>
          <table:table-cell table:number-columns-repeated="3" office:value-type="float" office:value="-526.62602246868" calcext:value-type="float">
            <text:p>-526.62602246868</text:p>
          </table:table-cell>
          <table:table-cell office:value-type="float" office:value="-0.0011523347457196" calcext:value-type="float">
            <text:p>-0.00115233474572</text:p>
          </table:table-cell>
          <table:table-cell/>
          <table:table-cell table:formula="of:=([.F1058]-[.F1057])/([.G1058]-[.G1057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-0.00057600000000007" calcext:value-type="float">
            <text:p>-0.000576</text:p>
          </table:table-cell>
          <table:table-cell office:value-type="float" office:value="-1043.5948696409" calcext:value-type="float">
            <text:p>-1043.5948696409</text:p>
          </table:table-cell>
          <table:table-cell table:number-columns-repeated="3" office:value-type="float" office:value="-521.79743482044" calcext:value-type="float">
            <text:p>-521.79743482044</text:p>
          </table:table-cell>
          <table:table-cell office:value-type="float" office:value="-0.0011444050277614" calcext:value-type="float">
            <text:p>-0.001144405027761</text:p>
          </table:table-cell>
          <table:table-cell/>
          <table:table-cell table:formula="of:=([.F1059]-[.F1058])/([.G1059]-[.G1058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-0.00057200000000007" calcext:value-type="float">
            <text:p>-0.000572</text:p>
          </table:table-cell>
          <table:table-cell office:value-type="float" office:value="-1033.9376943444" calcext:value-type="float">
            <text:p>-1033.9376943444</text:p>
          </table:table-cell>
          <table:table-cell table:number-columns-repeated="3" office:value-type="float" office:value="-516.96884717219" calcext:value-type="float">
            <text:p>-516.96884717219</text:p>
          </table:table-cell>
          <table:table-cell office:value-type="float" office:value="-0.0011364753098033" calcext:value-type="float">
            <text:p>-0.001136475309803</text:p>
          </table:table-cell>
          <table:table-cell/>
          <table:table-cell table:formula="of:=([.F1060]-[.F1059])/([.G1060]-[.G1059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-0.00056800000000007" calcext:value-type="float">
            <text:p>-0.000568</text:p>
          </table:table-cell>
          <table:table-cell office:value-type="float" office:value="-1024.2805190479" calcext:value-type="float">
            <text:p>-1024.2805190479</text:p>
          </table:table-cell>
          <table:table-cell table:number-columns-repeated="3" office:value-type="float" office:value="-512.14025952395" calcext:value-type="float">
            <text:p>-512.14025952395</text:p>
          </table:table-cell>
          <table:table-cell office:value-type="float" office:value="-0.0011285455918451" calcext:value-type="float">
            <text:p>-0.001128545591845</text:p>
          </table:table-cell>
          <table:table-cell/>
          <table:table-cell table:formula="of:=([.F1061]-[.F1060])/([.G1061]-[.G106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0.00056400000000007" calcext:value-type="float">
            <text:p>-0.000564</text:p>
          </table:table-cell>
          <table:table-cell office:value-type="float" office:value="-1014.6233437514" calcext:value-type="float">
            <text:p>-1014.6233437514</text:p>
          </table:table-cell>
          <table:table-cell table:number-columns-repeated="3" office:value-type="float" office:value="-507.31167187571" calcext:value-type="float">
            <text:p>-507.31167187571</text:p>
          </table:table-cell>
          <table:table-cell office:value-type="float" office:value="-0.0011206158738869" calcext:value-type="float">
            <text:p>-0.001120615873887</text:p>
          </table:table-cell>
          <table:table-cell/>
          <table:table-cell table:formula="of:=([.F1062]-[.F1061])/([.G1062]-[.G1061])" office:value-type="float" office:value="608923.000005016" calcext:value-type="float">
            <text:p>608923.000005016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0.00056000000000007" calcext:value-type="float">
            <text:p>-0.00056</text:p>
          </table:table-cell>
          <table:table-cell office:value-type="float" office:value="-1004.9661684549" calcext:value-type="float">
            <text:p>-1004.9661684549</text:p>
          </table:table-cell>
          <table:table-cell table:number-columns-repeated="3" office:value-type="float" office:value="-502.48308422747" calcext:value-type="float">
            <text:p>-502.48308422747</text:p>
          </table:table-cell>
          <table:table-cell office:value-type="float" office:value="-0.0011126861559288" calcext:value-type="float">
            <text:p>-0.001112686155929</text:p>
          </table:table-cell>
          <table:table-cell/>
          <table:table-cell table:formula="of:=([.F1063]-[.F1062])/([.G1063]-[.G1062])" office:value-type="float" office:value="608922.999998618" calcext:value-type="float">
            <text:p>608922.999998618</text:p>
          </table:table-cell>
          <table:table-cell table:number-columns-repeated="2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-0.00055600000000007" calcext:value-type="float">
            <text:p>-0.000556</text:p>
          </table:table-cell>
          <table:table-cell office:value-type="float" office:value="-995.30899315843" calcext:value-type="float">
            <text:p>-995.30899315843</text:p>
          </table:table-cell>
          <table:table-cell table:number-columns-repeated="3" office:value-type="float" office:value="-497.65449657922" calcext:value-type="float">
            <text:p>-497.65449657922</text:p>
          </table:table-cell>
          <table:table-cell office:value-type="float" office:value="-0.0011047564379706" calcext:value-type="float">
            <text:p>-0.001104756437971</text:p>
          </table:table-cell>
          <table:table-cell/>
          <table:table-cell table:formula="of:=([.F1064]-[.F1063])/([.G1064]-[.G1063])" office:value-type="float" office:value="608922.99999734" calcext:value-type="float">
            <text:p>608922.99999734</text:p>
          </table:table-cell>
          <table:table-cell table:number-columns-repeated="2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-0.00055200000000007" calcext:value-type="float">
            <text:p>-0.000552</text:p>
          </table:table-cell>
          <table:table-cell office:value-type="float" office:value="-985.65181786196" calcext:value-type="float">
            <text:p>-985.65181786196</text:p>
          </table:table-cell>
          <table:table-cell table:number-columns-repeated="3" office:value-type="float" office:value="-492.82590893098" calcext:value-type="float">
            <text:p>-492.82590893098</text:p>
          </table:table-cell>
          <table:table-cell office:value-type="float" office:value="-0.0010968267200124" calcext:value-type="float">
            <text:p>-0.001096826720012</text:p>
          </table:table-cell>
          <table:table-cell/>
          <table:table-cell table:formula="of:=([.F1065]-[.F1064])/([.G1065]-[.G1064])" office:value-type="float" office:value="608923.000005033" calcext:value-type="float">
            <text:p>608923.000005033</text:p>
          </table:table-cell>
          <table:table-cell table:number-columns-repeated="2"/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0.00054800000000007" calcext:value-type="float">
            <text:p>-0.000548</text:p>
          </table:table-cell>
          <table:table-cell office:value-type="float" office:value="-975.99464256548" calcext:value-type="float">
            <text:p>-975.99464256548</text:p>
          </table:table-cell>
          <table:table-cell table:number-columns-repeated="3" office:value-type="float" office:value="-487.99732128274" calcext:value-type="float">
            <text:p>-487.99732128274</text:p>
          </table:table-cell>
          <table:table-cell office:value-type="float" office:value="-0.0010888970020543" calcext:value-type="float">
            <text:p>-0.001088897002054</text:p>
          </table:table-cell>
          <table:table-cell/>
          <table:table-cell table:formula="of:=([.F1066]-[.F1065])/([.G1066]-[.G1065])" office:value-type="float" office:value="608922.999998602" calcext:value-type="float">
            <text:p>608922.999998602</text:p>
          </table:table-cell>
          <table:table-cell table:number-columns-repeated="2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-0.00054400000000007" calcext:value-type="float">
            <text:p>-0.000544</text:p>
          </table:table-cell>
          <table:table-cell office:value-type="float" office:value="-966.337467269" calcext:value-type="float">
            <text:p>-966.337467269</text:p>
          </table:table-cell>
          <table:table-cell table:number-columns-repeated="3" office:value-type="float" office:value="-483.16873363449" calcext:value-type="float">
            <text:p>-483.16873363449</text:p>
          </table:table-cell>
          <table:table-cell office:value-type="float" office:value="-0.0010809672840961" calcext:value-type="float">
            <text:p>-0.001080967284096</text:p>
          </table:table-cell>
          <table:table-cell/>
          <table:table-cell table:formula="of:=([.F1067]-[.F1066])/([.G1067]-[.G1066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00054000000000007" calcext:value-type="float">
            <text:p>-0.00054</text:p>
          </table:table-cell>
          <table:table-cell office:value-type="float" office:value="-956.68029197249" calcext:value-type="float">
            <text:p>-956.68029197249</text:p>
          </table:table-cell>
          <table:table-cell table:number-columns-repeated="3" office:value-type="float" office:value="-478.34014598625" calcext:value-type="float">
            <text:p>-478.34014598625</text:p>
          </table:table-cell>
          <table:table-cell office:value-type="float" office:value="-0.0010730375661379" calcext:value-type="float">
            <text:p>-0.001073037566138</text:p>
          </table:table-cell>
          <table:table-cell/>
          <table:table-cell table:formula="of:=([.F1068]-[.F1067])/([.G1068]-[.G1067])" office:value-type="float" office:value="608922.99999734" calcext:value-type="float">
            <text:p>608922.99999734</text:p>
          </table:table-cell>
          <table:table-cell table:number-columns-repeated="2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-0.00053600000000007" calcext:value-type="float">
            <text:p>-0.000536</text:p>
          </table:table-cell>
          <table:table-cell office:value-type="float" office:value="-947.02311667601" calcext:value-type="float">
            <text:p>-947.02311667601</text:p>
          </table:table-cell>
          <table:table-cell table:number-columns-repeated="3" office:value-type="float" office:value="-473.51155833801" calcext:value-type="float">
            <text:p>-473.51155833801</text:p>
          </table:table-cell>
          <table:table-cell office:value-type="float" office:value="-0.0010651078481797" calcext:value-type="float">
            <text:p>-0.00106510784818</text:p>
          </table:table-cell>
          <table:table-cell/>
          <table:table-cell table:formula="of:=([.F1069]-[.F1068])/([.G1069]-[.G1068])" office:value-type="float" office:value="608923.000006294" calcext:value-type="float">
            <text:p>608923.000006294</text:p>
          </table:table-cell>
          <table:table-cell table:number-columns-repeated="2"/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-0.00053200000000007" calcext:value-type="float">
            <text:p>-0.000532</text:p>
          </table:table-cell>
          <table:table-cell office:value-type="float" office:value="-937.36594137953" calcext:value-type="float">
            <text:p>-937.36594137953</text:p>
          </table:table-cell>
          <table:table-cell table:number-columns-repeated="3" office:value-type="float" office:value="-468.68297068976" calcext:value-type="float">
            <text:p>-468.68297068976</text:p>
          </table:table-cell>
          <table:table-cell office:value-type="float" office:value="-0.0010571781302216" calcext:value-type="float">
            <text:p>-0.001057178130222</text:p>
          </table:table-cell>
          <table:table-cell/>
          <table:table-cell table:formula="of:=([.F1070]-[.F1069])/([.G1070]-[.G1069])" office:value-type="float" office:value="608922.99999734" calcext:value-type="float">
            <text:p>608922.99999734</text:p>
          </table:table-cell>
          <table:table-cell table:number-columns-repeated="2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00052800000000007" calcext:value-type="float">
            <text:p>-0.000528</text:p>
          </table:table-cell>
          <table:table-cell office:value-type="float" office:value="-927.70876608306" calcext:value-type="float">
            <text:p>-927.70876608306</text:p>
          </table:table-cell>
          <table:table-cell table:number-columns-repeated="3" office:value-type="float" office:value="-463.85438304152" calcext:value-type="float">
            <text:p>-463.85438304152</text:p>
          </table:table-cell>
          <table:table-cell office:value-type="float" office:value="-0.0010492484122634" calcext:value-type="float">
            <text:p>-0.001049248412263</text:p>
          </table:table-cell>
          <table:table-cell/>
          <table:table-cell table:formula="of:=([.F1071]-[.F1070])/([.G1071]-[.G1070])" office:value-type="float" office:value="608922.999997357" calcext:value-type="float">
            <text:p>608922.999997357</text:p>
          </table:table-cell>
          <table:table-cell table:number-columns-repeated="2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-0.00052400000000007" calcext:value-type="float">
            <text:p>-0.000524</text:p>
          </table:table-cell>
          <table:table-cell office:value-type="float" office:value="-918.05159078655" calcext:value-type="float">
            <text:p>-918.05159078655</text:p>
          </table:table-cell>
          <table:table-cell table:number-columns-repeated="3" office:value-type="float" office:value="-459.02579539328" calcext:value-type="float">
            <text:p>-459.02579539328</text:p>
          </table:table-cell>
          <table:table-cell office:value-type="float" office:value="-0.0010413186943052" calcext:value-type="float">
            <text:p>-0.001041318694305</text:p>
          </table:table-cell>
          <table:table-cell/>
          <table:table-cell table:formula="of:=([.F1072]-[.F1071])/([.G1072]-[.G1071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0.00052000000000007" calcext:value-type="float">
            <text:p>-0.00052</text:p>
          </table:table-cell>
          <table:table-cell office:value-type="float" office:value="-908.39441549007" calcext:value-type="float">
            <text:p>-908.39441549007</text:p>
          </table:table-cell>
          <table:table-cell table:number-columns-repeated="3" office:value-type="float" office:value="-454.19720774504" calcext:value-type="float">
            <text:p>-454.19720774504</text:p>
          </table:table-cell>
          <table:table-cell office:value-type="float" office:value="-0.0010333889763471" calcext:value-type="float">
            <text:p>-0.001033388976347</text:p>
          </table:table-cell>
          <table:table-cell/>
          <table:table-cell table:formula="of:=([.F1073]-[.F1072])/([.G1073]-[.G1072])" office:value-type="float" office:value="608922.999998602" calcext:value-type="float">
            <text:p>608922.999998602</text:p>
          </table:table-cell>
          <table:table-cell table:number-columns-repeated="2"/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-0.00051600000000007" calcext:value-type="float">
            <text:p>-0.000516</text:p>
          </table:table-cell>
          <table:table-cell office:value-type="float" office:value="-898.73724019359" calcext:value-type="float">
            <text:p>-898.73724019359</text:p>
          </table:table-cell>
          <table:table-cell table:number-columns-repeated="3" office:value-type="float" office:value="-449.36862009679" calcext:value-type="float">
            <text:p>-449.36862009679</text:p>
          </table:table-cell>
          <table:table-cell office:value-type="float" office:value="-0.0010254592583889" calcext:value-type="float">
            <text:p>-0.001025459258389</text:p>
          </table:table-cell>
          <table:table-cell/>
          <table:table-cell table:formula="of:=([.F1074]-[.F1073])/([.G1074]-[.G1073])" office:value-type="float" office:value="608922.999997357" calcext:value-type="float">
            <text:p>608922.999997357</text:p>
          </table:table-cell>
          <table:table-cell table:number-columns-repeated="2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-0.00051200000000007" calcext:value-type="float">
            <text:p>-0.000512</text:p>
          </table:table-cell>
          <table:table-cell office:value-type="float" office:value="-889.08006489708" calcext:value-type="float">
            <text:p>-889.08006489708</text:p>
          </table:table-cell>
          <table:table-cell table:number-columns-repeated="3" office:value-type="float" office:value="-444.54003244855" calcext:value-type="float">
            <text:p>-444.54003244855</text:p>
          </table:table-cell>
          <table:table-cell office:value-type="float" office:value="-0.0010175295404307" calcext:value-type="float">
            <text:p>-0.001017529540431</text:p>
          </table:table-cell>
          <table:table-cell/>
          <table:table-cell table:formula="of:=([.F1075]-[.F1074])/([.G1075]-[.G1074])" office:value-type="float" office:value="608922.99999734" calcext:value-type="float">
            <text:p>608922.99999734</text:p>
          </table:table-cell>
          <table:table-cell table:number-columns-repeated="2"/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-0.00050800000000007" calcext:value-type="float">
            <text:p>-0.000508</text:p>
          </table:table-cell>
          <table:table-cell office:value-type="float" office:value="-879.42288960061" calcext:value-type="float">
            <text:p>-879.42288960061</text:p>
          </table:table-cell>
          <table:table-cell table:number-columns-repeated="3" office:value-type="float" office:value="-439.71144480031" calcext:value-type="float">
            <text:p>-439.71144480031</text:p>
          </table:table-cell>
          <table:table-cell office:value-type="float" office:value="-0.0010095998224725" calcext:value-type="float">
            <text:p>-0.001009599822473</text:p>
          </table:table-cell>
          <table:table-cell/>
          <table:table-cell table:formula="of:=([.F1076]-[.F1075])/([.G1076]-[.G1075])" office:value-type="float" office:value="608923.000006294" calcext:value-type="float">
            <text:p>608923.000006294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-0.00050400000000007" calcext:value-type="float">
            <text:p>-0.000504</text:p>
          </table:table-cell>
          <table:table-cell office:value-type="float" office:value="-869.76571430413" calcext:value-type="float">
            <text:p>-869.76571430413</text:p>
          </table:table-cell>
          <table:table-cell table:number-columns-repeated="3" office:value-type="float" office:value="-434.88285715206" calcext:value-type="float">
            <text:p>-434.88285715206</text:p>
          </table:table-cell>
          <table:table-cell office:value-type="float" office:value="-0.0010016701045144" calcext:value-type="float">
            <text:p>-0.001001670104514</text:p>
          </table:table-cell>
          <table:table-cell/>
          <table:table-cell table:formula="of:=([.F1077]-[.F1076])/([.G1077]-[.G1076])" office:value-type="float" office:value="608922.999998122" calcext:value-type="float">
            <text:p>608922.999998122</text:p>
          </table:table-cell>
          <table:table-cell table:number-columns-repeated="2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00050000000000007" calcext:value-type="float">
            <text:p>-0.0005</text:p>
          </table:table-cell>
          <table:table-cell office:value-type="float" office:value="-860.10853900765" calcext:value-type="float">
            <text:p>-860.10853900765</text:p>
          </table:table-cell>
          <table:table-cell table:number-columns-repeated="3" office:value-type="float" office:value="-430.05426950382" calcext:value-type="float">
            <text:p>-430.05426950382</text:p>
          </table:table-cell>
          <table:table-cell office:value-type="float" office:value="-0.00099374038655621" calcext:value-type="float">
            <text:p>-0.000993740386556</text:p>
          </table:table-cell>
          <table:table-cell/>
          <table:table-cell table:formula="of:=([.F1078]-[.F1077])/([.G1078]-[.G1077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0.00049600000000007" calcext:value-type="float">
            <text:p>-0.000496</text:p>
          </table:table-cell>
          <table:table-cell office:value-type="float" office:value="-850.45136371114" calcext:value-type="float">
            <text:p>-850.45136371114</text:p>
          </table:table-cell>
          <table:table-cell table:number-columns-repeated="3" office:value-type="float" office:value="-425.22568185558" calcext:value-type="float">
            <text:p>-425.22568185558</text:p>
          </table:table-cell>
          <table:table-cell office:value-type="float" office:value="-0.00098581066859804" calcext:value-type="float">
            <text:p>-0.000985810668598</text:p>
          </table:table-cell>
          <table:table-cell/>
          <table:table-cell table:formula="of:=([.F1079]-[.F1078])/([.G1079]-[.G1078])" office:value-type="float" office:value="608923.000000899" calcext:value-type="float">
            <text:p>608923.000000899</text:p>
          </table:table-cell>
          <table:table-cell table:number-columns-repeated="2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-0.00049200000000007" calcext:value-type="float">
            <text:p>-0.000492</text:p>
          </table:table-cell>
          <table:table-cell office:value-type="float" office:value="-840.79418841466" calcext:value-type="float">
            <text:p>-840.79418841466</text:p>
          </table:table-cell>
          <table:table-cell table:number-columns-repeated="3" office:value-type="float" office:value="-420.39709420733" calcext:value-type="float">
            <text:p>-420.39709420733</text:p>
          </table:table-cell>
          <table:table-cell office:value-type="float" office:value="-0.00097788095063987" calcext:value-type="float">
            <text:p>-0.00097788095064</text:p>
          </table:table-cell>
          <table:table-cell/>
          <table:table-cell table:formula="of:=([.F1080]-[.F1079])/([.G1080]-[.G107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-0.00048800000000007" calcext:value-type="float">
            <text:p>-0.000488</text:p>
          </table:table-cell>
          <table:table-cell office:value-type="float" office:value="-831.13701311818" calcext:value-type="float">
            <text:p>-831.13701311818</text:p>
          </table:table-cell>
          <table:table-cell table:number-columns-repeated="3" office:value-type="float" office:value="-415.56850655909" calcext:value-type="float">
            <text:p>-415.56850655909</text:p>
          </table:table-cell>
          <table:table-cell office:value-type="float" office:value="-0.0009699512326817" calcext:value-type="float">
            <text:p>-0.000969951232682</text:p>
          </table:table-cell>
          <table:table-cell/>
          <table:table-cell table:formula="of:=([.F1081]-[.F1080])/([.G1081]-[.G1080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-0.00048400000000007" calcext:value-type="float">
            <text:p>-0.000484</text:p>
          </table:table-cell>
          <table:table-cell office:value-type="float" office:value="-821.47983782169" calcext:value-type="float">
            <text:p>-821.47983782169</text:p>
          </table:table-cell>
          <table:table-cell table:number-columns-repeated="3" office:value-type="float" office:value="-410.73991891085" calcext:value-type="float">
            <text:p>-410.73991891085</text:p>
          </table:table-cell>
          <table:table-cell office:value-type="float" office:value="-0.00096202151472353" calcext:value-type="float">
            <text:p>-0.000962021514724</text:p>
          </table:table-cell>
          <table:table-cell/>
          <table:table-cell table:formula="of:=([.F1082]-[.F1081])/([.G1082]-[.G1081])" office:value-type="float" office:value="608922.999998889" calcext:value-type="float">
            <text:p>608922.999998889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00048000000000007" calcext:value-type="float">
            <text:p>-0.00048</text:p>
          </table:table-cell>
          <table:table-cell office:value-type="float" office:value="-811.82266252521" calcext:value-type="float">
            <text:p>-811.82266252521</text:p>
          </table:table-cell>
          <table:table-cell table:number-columns-repeated="3" office:value-type="float" office:value="-405.91133126261" calcext:value-type="float">
            <text:p>-405.91133126261</text:p>
          </table:table-cell>
          <table:table-cell office:value-type="float" office:value="-0.00095409179676535" calcext:value-type="float">
            <text:p>-0.000954091796765</text:p>
          </table:table-cell>
          <table:table-cell/>
          <table:table-cell table:formula="of:=([.F1083]-[.F1082])/([.G1083]-[.G1082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-0.00047600000000007" calcext:value-type="float">
            <text:p>-0.000476</text:p>
          </table:table-cell>
          <table:table-cell office:value-type="float" office:value="-802.16548722872" calcext:value-type="float">
            <text:p>-802.16548722872</text:p>
          </table:table-cell>
          <table:table-cell table:number-columns-repeated="3" office:value-type="float" office:value="-401.08274361436" calcext:value-type="float">
            <text:p>-401.08274361436</text:p>
          </table:table-cell>
          <table:table-cell office:value-type="float" office:value="-0.00094616207880718" calcext:value-type="float">
            <text:p>-0.000946162078807</text:p>
          </table:table-cell>
          <table:table-cell/>
          <table:table-cell table:formula="of:=([.F1084]-[.F1083])/([.G1084]-[.G108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-0.00047200000000007" calcext:value-type="float">
            <text:p>-0.000472</text:p>
          </table:table-cell>
          <table:table-cell office:value-type="float" office:value="-792.50831193224" calcext:value-type="float">
            <text:p>-792.50831193224</text:p>
          </table:table-cell>
          <table:table-cell table:number-columns-repeated="3" office:value-type="float" office:value="-396.25415596612" calcext:value-type="float">
            <text:p>-396.25415596612</text:p>
          </table:table-cell>
          <table:table-cell office:value-type="float" office:value="-0.00093823236084901" calcext:value-type="float">
            <text:p>-0.000938232360849</text:p>
          </table:table-cell>
          <table:table-cell/>
          <table:table-cell table:formula="of:=([.F1085]-[.F1084])/([.G1085]-[.G108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00046800000000007" calcext:value-type="float">
            <text:p>-0.000468</text:p>
          </table:table-cell>
          <table:table-cell office:value-type="float" office:value="-782.85113663575" calcext:value-type="float">
            <text:p>-782.85113663575</text:p>
          </table:table-cell>
          <table:table-cell table:number-columns-repeated="3" office:value-type="float" office:value="-391.42556831788" calcext:value-type="float">
            <text:p>-391.42556831788</text:p>
          </table:table-cell>
          <table:table-cell office:value-type="float" office:value="-0.00093030264289084" calcext:value-type="float">
            <text:p>-0.000930302642891</text:p>
          </table:table-cell>
          <table:table-cell/>
          <table:table-cell table:formula="of:=([.F1086]-[.F1085])/([.G1086]-[.G1085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-0.00046400000000007" calcext:value-type="float">
            <text:p>-0.000464</text:p>
          </table:table-cell>
          <table:table-cell office:value-type="float" office:value="-773.19396133927" calcext:value-type="float">
            <text:p>-773.19396133927</text:p>
          </table:table-cell>
          <table:table-cell table:number-columns-repeated="3" office:value-type="float" office:value="-386.59698066963" calcext:value-type="float">
            <text:p>-386.59698066963</text:p>
          </table:table-cell>
          <table:table-cell office:value-type="float" office:value="-0.00092237292493267" calcext:value-type="float">
            <text:p>-0.000922372924933</text:p>
          </table:table-cell>
          <table:table-cell/>
          <table:table-cell table:formula="of:=([.F1087]-[.F1086])/([.G1087]-[.G1086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0.00046000000000007" calcext:value-type="float">
            <text:p>-0.00046</text:p>
          </table:table-cell>
          <table:table-cell office:value-type="float" office:value="-763.53678604278" calcext:value-type="float">
            <text:p>-763.53678604278</text:p>
          </table:table-cell>
          <table:table-cell table:number-columns-repeated="3" office:value-type="float" office:value="-381.76839302139" calcext:value-type="float">
            <text:p>-381.76839302139</text:p>
          </table:table-cell>
          <table:table-cell office:value-type="float" office:value="-0.0009144432069745" calcext:value-type="float">
            <text:p>-0.000914443206975</text:p>
          </table:table-cell>
          <table:table-cell/>
          <table:table-cell table:formula="of:=([.F1088]-[.F1087])/([.G1088]-[.G1087])" office:value-type="float" office:value="608922.999999663" calcext:value-type="float">
            <text:p>608922.999999663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0.00045600000000007" calcext:value-type="float">
            <text:p>-0.000456</text:p>
          </table:table-cell>
          <table:table-cell office:value-type="float" office:value="-753.8796107463" calcext:value-type="float">
            <text:p>-753.8796107463</text:p>
          </table:table-cell>
          <table:table-cell table:number-columns-repeated="3" office:value-type="float" office:value="-376.93980537315" calcext:value-type="float">
            <text:p>-376.93980537315</text:p>
          </table:table-cell>
          <table:table-cell office:value-type="float" office:value="-0.00090651348901633" calcext:value-type="float">
            <text:p>-0.000906513489016</text:p>
          </table:table-cell>
          <table:table-cell/>
          <table:table-cell table:formula="of:=([.F1089]-[.F1088])/([.G1089]-[.G1088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-0.00045200000000007" calcext:value-type="float">
            <text:p>-0.000452</text:p>
          </table:table-cell>
          <table:table-cell office:value-type="float" office:value="-744.22243544981" calcext:value-type="float">
            <text:p>-744.22243544981</text:p>
          </table:table-cell>
          <table:table-cell table:number-columns-repeated="3" office:value-type="float" office:value="-372.1112177249" calcext:value-type="float">
            <text:p>-372.1112177249</text:p>
          </table:table-cell>
          <table:table-cell office:value-type="float" office:value="-0.00089858377105816" calcext:value-type="float">
            <text:p>-0.000898583771058</text:p>
          </table:table-cell>
          <table:table-cell/>
          <table:table-cell table:formula="of:=([.F1090]-[.F1089])/([.G1090]-[.G108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-0.00044800000000008" calcext:value-type="float">
            <text:p>-0.000448</text:p>
          </table:table-cell>
          <table:table-cell office:value-type="float" office:value="-734.56526015333" calcext:value-type="float">
            <text:p>-734.56526015333</text:p>
          </table:table-cell>
          <table:table-cell table:number-columns-repeated="3" office:value-type="float" office:value="-367.28263007666" calcext:value-type="float">
            <text:p>-367.28263007666</text:p>
          </table:table-cell>
          <table:table-cell office:value-type="float" office:value="-0.00089065405309999" calcext:value-type="float">
            <text:p>-0.0008906540531</text:p>
          </table:table-cell>
          <table:table-cell/>
          <table:table-cell table:formula="of:=([.F1091]-[.F1090])/([.G1091]-[.G1090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-0.00044400000000008" calcext:value-type="float">
            <text:p>-0.000444</text:p>
          </table:table-cell>
          <table:table-cell office:value-type="float" office:value="-724.90808485683" calcext:value-type="float">
            <text:p>-724.90808485683</text:p>
          </table:table-cell>
          <table:table-cell table:number-columns-repeated="3" office:value-type="float" office:value="-362.45404242842" calcext:value-type="float">
            <text:p>-362.45404242842</text:p>
          </table:table-cell>
          <table:table-cell office:value-type="float" office:value="-0.00088272433514182" calcext:value-type="float">
            <text:p>-0.000882724335142</text:p>
          </table:table-cell>
          <table:table-cell/>
          <table:table-cell table:formula="of:=([.F1092]-[.F1091])/([.G1092]-[.G1091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0.00044000000000008" calcext:value-type="float">
            <text:p>-0.00044</text:p>
          </table:table-cell>
          <table:table-cell office:value-type="float" office:value="-715.25090956036" calcext:value-type="float">
            <text:p>-715.25090956036</text:p>
          </table:table-cell>
          <table:table-cell table:number-columns-repeated="3" office:value-type="float" office:value="-357.62545478018" calcext:value-type="float">
            <text:p>-357.62545478018</text:p>
          </table:table-cell>
          <table:table-cell office:value-type="float" office:value="-0.00087479461718365" calcext:value-type="float">
            <text:p>-0.000874794617184</text:p>
          </table:table-cell>
          <table:table-cell/>
          <table:table-cell table:formula="of:=([.F1093]-[.F1092])/([.G1093]-[.G1092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-0.00043600000000008" calcext:value-type="float">
            <text:p>-0.000436</text:p>
          </table:table-cell>
          <table:table-cell office:value-type="float" office:value="-705.59373426386" calcext:value-type="float">
            <text:p>-705.59373426386</text:p>
          </table:table-cell>
          <table:table-cell table:number-columns-repeated="3" office:value-type="float" office:value="-352.79686713193" calcext:value-type="float">
            <text:p>-352.79686713193</text:p>
          </table:table-cell>
          <table:table-cell office:value-type="float" office:value="-0.00086686489922548" calcext:value-type="float">
            <text:p>-0.000866864899225</text:p>
          </table:table-cell>
          <table:table-cell/>
          <table:table-cell table:formula="of:=([.F1094]-[.F1093])/([.G1094]-[.G109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-0.00043200000000008" calcext:value-type="float">
            <text:p>-0.000432</text:p>
          </table:table-cell>
          <table:table-cell office:value-type="float" office:value="-695.93655896738" calcext:value-type="float">
            <text:p>-695.93655896738</text:p>
          </table:table-cell>
          <table:table-cell table:number-columns-repeated="3" office:value-type="float" office:value="-347.96827948369" calcext:value-type="float">
            <text:p>-347.96827948369</text:p>
          </table:table-cell>
          <table:table-cell office:value-type="float" office:value="-0.00085893518126731" calcext:value-type="float">
            <text:p>-0.000858935181267</text:p>
          </table:table-cell>
          <table:table-cell/>
          <table:table-cell table:formula="of:=([.F1095]-[.F1094])/([.G1095]-[.G1094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0.00042800000000008" calcext:value-type="float">
            <text:p>-0.000428</text:p>
          </table:table-cell>
          <table:table-cell office:value-type="float" office:value="-686.27938367089" calcext:value-type="float">
            <text:p>-686.27938367089</text:p>
          </table:table-cell>
          <table:table-cell table:number-columns-repeated="3" office:value-type="float" office:value="-343.13969183545" calcext:value-type="float">
            <text:p>-343.13969183545</text:p>
          </table:table-cell>
          <table:table-cell office:value-type="float" office:value="-0.00085100546330914" calcext:value-type="float">
            <text:p>-0.000851005463309</text:p>
          </table:table-cell>
          <table:table-cell/>
          <table:table-cell table:formula="of:=([.F1096]-[.F1095])/([.G1096]-[.G1095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-0.00042400000000008" calcext:value-type="float">
            <text:p>-0.000424</text:p>
          </table:table-cell>
          <table:table-cell office:value-type="float" office:value="-676.6222083744" calcext:value-type="float">
            <text:p>-676.6222083744</text:p>
          </table:table-cell>
          <table:table-cell table:number-columns-repeated="3" office:value-type="float" office:value="-338.3111041872" calcext:value-type="float">
            <text:p>-338.3111041872</text:p>
          </table:table-cell>
          <table:table-cell office:value-type="float" office:value="-0.00084307574535097" calcext:value-type="float">
            <text:p>-0.000843075745351</text:p>
          </table:table-cell>
          <table:table-cell/>
          <table:table-cell table:formula="of:=([.F1097]-[.F1096])/([.G1097]-[.G1096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00042000000000008" calcext:value-type="float">
            <text:p>-0.00042</text:p>
          </table:table-cell>
          <table:table-cell office:value-type="float" office:value="-666.96503307792" calcext:value-type="float">
            <text:p>-666.96503307792</text:p>
          </table:table-cell>
          <table:table-cell table:number-columns-repeated="3" office:value-type="float" office:value="-333.48251653896" calcext:value-type="float">
            <text:p>-333.48251653896</text:p>
          </table:table-cell>
          <table:table-cell office:value-type="float" office:value="-0.0008351460273928" calcext:value-type="float">
            <text:p>-0.000835146027393</text:p>
          </table:table-cell>
          <table:table-cell/>
          <table:table-cell table:formula="of:=([.F1098]-[.F1097])/([.G1098]-[.G109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-0.00041600000000008" calcext:value-type="float">
            <text:p>-0.000416</text:p>
          </table:table-cell>
          <table:table-cell office:value-type="float" office:value="-657.30785778143" calcext:value-type="float">
            <text:p>-657.30785778143</text:p>
          </table:table-cell>
          <table:table-cell table:number-columns-repeated="3" office:value-type="float" office:value="-328.65392889072" calcext:value-type="float">
            <text:p>-328.65392889072</text:p>
          </table:table-cell>
          <table:table-cell office:value-type="float" office:value="-0.00082721630943463" calcext:value-type="float">
            <text:p>-0.000827216309435</text:p>
          </table:table-cell>
          <table:table-cell/>
          <table:table-cell table:formula="of:=([.F1099]-[.F1098])/([.G1099]-[.G109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-0.00041200000000008" calcext:value-type="float">
            <text:p>-0.000412</text:p>
          </table:table-cell>
          <table:table-cell office:value-type="float" office:value="-647.65068248495" calcext:value-type="float">
            <text:p>-647.65068248495</text:p>
          </table:table-cell>
          <table:table-cell table:number-columns-repeated="3" office:value-type="float" office:value="-323.82534124247" calcext:value-type="float">
            <text:p>-323.82534124247</text:p>
          </table:table-cell>
          <table:table-cell office:value-type="float" office:value="-0.00081928659147646" calcext:value-type="float">
            <text:p>-0.000819286591476</text:p>
          </table:table-cell>
          <table:table-cell/>
          <table:table-cell table:formula="of:=([.F1100]-[.F1099])/([.G1100]-[.G1099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00040800000000008" calcext:value-type="float">
            <text:p>-0.000408</text:p>
          </table:table-cell>
          <table:table-cell office:value-type="float" office:value="-637.99350718846" calcext:value-type="float">
            <text:p>-637.99350718846</text:p>
          </table:table-cell>
          <table:table-cell table:number-columns-repeated="3" office:value-type="float" office:value="-318.99675359423" calcext:value-type="float">
            <text:p>-318.99675359423</text:p>
          </table:table-cell>
          <table:table-cell office:value-type="float" office:value="-0.00081135687351829" calcext:value-type="float">
            <text:p>-0.000811356873518</text:p>
          </table:table-cell>
          <table:table-cell/>
          <table:table-cell table:formula="of:=([.F1101]-[.F1100])/([.G1101]-[.G1100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-0.00040400000000008" calcext:value-type="float">
            <text:p>-0.000404</text:p>
          </table:table-cell>
          <table:table-cell office:value-type="float" office:value="-628.33633189198" calcext:value-type="float">
            <text:p>-628.33633189198</text:p>
          </table:table-cell>
          <table:table-cell table:number-columns-repeated="3" office:value-type="float" office:value="-314.16816594599" calcext:value-type="float">
            <text:p>-314.16816594599</text:p>
          </table:table-cell>
          <table:table-cell office:value-type="float" office:value="-0.00080342715556012" calcext:value-type="float">
            <text:p>-0.00080342715556</text:p>
          </table:table-cell>
          <table:table-cell/>
          <table:table-cell table:formula="of:=([.F1102]-[.F1101])/([.G1102]-[.G1101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040000000000008" calcext:value-type="float">
            <text:p>-0.0004</text:p>
          </table:table-cell>
          <table:table-cell office:value-type="float" office:value="-618.67915659548" calcext:value-type="float">
            <text:p>-618.67915659548</text:p>
          </table:table-cell>
          <table:table-cell table:number-columns-repeated="3" office:value-type="float" office:value="-309.33957829775" calcext:value-type="float">
            <text:p>-309.33957829775</text:p>
          </table:table-cell>
          <table:table-cell office:value-type="float" office:value="-0.00079549743760195" calcext:value-type="float">
            <text:p>-0.000795497437602</text:p>
          </table:table-cell>
          <table:table-cell/>
          <table:table-cell table:formula="of:=([.F1103]-[.F1102])/([.G1103]-[.G1102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00039600000000008" calcext:value-type="float">
            <text:p>-0.000396</text:p>
          </table:table-cell>
          <table:table-cell office:value-type="float" office:value="-609.02198129901" calcext:value-type="float">
            <text:p>-609.02198129901</text:p>
          </table:table-cell>
          <table:table-cell table:number-columns-repeated="3" office:value-type="float" office:value="-304.5109906495" calcext:value-type="float">
            <text:p>-304.5109906495</text:p>
          </table:table-cell>
          <table:table-cell office:value-type="float" office:value="-0.00078756771964378" calcext:value-type="float">
            <text:p>-0.000787567719644</text:p>
          </table:table-cell>
          <table:table-cell/>
          <table:table-cell table:formula="of:=([.F1104]-[.F1103])/([.G1104]-[.G1103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-0.00039200000000008" calcext:value-type="float">
            <text:p>-0.000392</text:p>
          </table:table-cell>
          <table:table-cell office:value-type="float" office:value="-599.36480600251" calcext:value-type="float">
            <text:p>-599.36480600251</text:p>
          </table:table-cell>
          <table:table-cell table:number-columns-repeated="3" office:value-type="float" office:value="-299.68240300126" calcext:value-type="float">
            <text:p>-299.68240300126</text:p>
          </table:table-cell>
          <table:table-cell office:value-type="float" office:value="-0.00077963800168561" calcext:value-type="float">
            <text:p>-0.000779638001686</text:p>
          </table:table-cell>
          <table:table-cell/>
          <table:table-cell table:formula="of:=([.F1105]-[.F1104])/([.G1105]-[.G110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-0.00038800000000008" calcext:value-type="float">
            <text:p>-0.000388</text:p>
          </table:table-cell>
          <table:table-cell office:value-type="float" office:value="-589.70763070603" calcext:value-type="float">
            <text:p>-589.70763070603</text:p>
          </table:table-cell>
          <table:table-cell table:number-columns-repeated="3" office:value-type="float" office:value="-294.85381535302" calcext:value-type="float">
            <text:p>-294.85381535302</text:p>
          </table:table-cell>
          <table:table-cell office:value-type="float" office:value="-0.00077170828372744" calcext:value-type="float">
            <text:p>-0.000771708283727</text:p>
          </table:table-cell>
          <table:table-cell/>
          <table:table-cell table:formula="of:=([.F1106]-[.F1105])/([.G1106]-[.G1105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-0.00038400000000008" calcext:value-type="float">
            <text:p>-0.000384</text:p>
          </table:table-cell>
          <table:table-cell office:value-type="float" office:value="-580.05045540954" calcext:value-type="float">
            <text:p>-580.05045540954</text:p>
          </table:table-cell>
          <table:table-cell table:number-columns-repeated="3" office:value-type="float" office:value="-290.02522770477" calcext:value-type="float">
            <text:p>-290.02522770477</text:p>
          </table:table-cell>
          <table:table-cell office:value-type="float" office:value="-0.00076377856576927" calcext:value-type="float">
            <text:p>-0.000763778565769</text:p>
          </table:table-cell>
          <table:table-cell/>
          <table:table-cell table:formula="of:=([.F1107]-[.F1106])/([.G1107]-[.G1106])" office:value-type="float" office:value="608922.99999888" calcext:value-type="float">
            <text:p>608922.99999888</text:p>
          </table:table-cell>
          <table:table-cell table:number-columns-repeated="2"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0.00038000000000008" calcext:value-type="float">
            <text:p>-0.00038</text:p>
          </table:table-cell>
          <table:table-cell office:value-type="float" office:value="-570.39328011306" calcext:value-type="float">
            <text:p>-570.39328011306</text:p>
          </table:table-cell>
          <table:table-cell table:number-columns-repeated="3" office:value-type="float" office:value="-285.19664005653" calcext:value-type="float">
            <text:p>-285.19664005653</text:p>
          </table:table-cell>
          <table:table-cell office:value-type="float" office:value="-0.00075584884781109" calcext:value-type="float">
            <text:p>-0.000755848847811</text:p>
          </table:table-cell>
          <table:table-cell/>
          <table:table-cell table:formula="of:=([.F1108]-[.F1107])/([.G1108]-[.G110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-0.00037600000000008" calcext:value-type="float">
            <text:p>-0.000376</text:p>
          </table:table-cell>
          <table:table-cell office:value-type="float" office:value="-560.73610481657" calcext:value-type="float">
            <text:p>-560.73610481657</text:p>
          </table:table-cell>
          <table:table-cell table:number-columns-repeated="3" office:value-type="float" office:value="-280.36805240829" calcext:value-type="float">
            <text:p>-280.36805240829</text:p>
          </table:table-cell>
          <table:table-cell office:value-type="float" office:value="-0.00074791912985292" calcext:value-type="float">
            <text:p>-0.000747919129853</text:p>
          </table:table-cell>
          <table:table-cell/>
          <table:table-cell table:formula="of:=([.F1109]-[.F1108])/([.G1109]-[.G1108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0.00037200000000008" calcext:value-type="float">
            <text:p>-0.000372</text:p>
          </table:table-cell>
          <table:table-cell office:value-type="float" office:value="-551.07892952009" calcext:value-type="float">
            <text:p>-551.07892952009</text:p>
          </table:table-cell>
          <table:table-cell table:number-columns-repeated="3" office:value-type="float" office:value="-275.53946476004" calcext:value-type="float">
            <text:p>-275.53946476004</text:p>
          </table:table-cell>
          <table:table-cell office:value-type="float" office:value="-0.00073998941189475" calcext:value-type="float">
            <text:p>-0.000739989411895</text:p>
          </table:table-cell>
          <table:table-cell/>
          <table:table-cell table:formula="of:=([.F1110]-[.F1109])/([.G1110]-[.G110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-0.00036800000000008" calcext:value-type="float">
            <text:p>-0.000368</text:p>
          </table:table-cell>
          <table:table-cell office:value-type="float" office:value="-541.4217542236" calcext:value-type="float">
            <text:p>-541.4217542236</text:p>
          </table:table-cell>
          <table:table-cell table:number-columns-repeated="3" office:value-type="float" office:value="-270.7108771118" calcext:value-type="float">
            <text:p>-270.7108771118</text:p>
          </table:table-cell>
          <table:table-cell office:value-type="float" office:value="-0.00073205969393658" calcext:value-type="float">
            <text:p>-0.000732059693937</text:p>
          </table:table-cell>
          <table:table-cell/>
          <table:table-cell table:formula="of:=([.F1111]-[.F1110])/([.G1111]-[.G1110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-0.00036400000000008" calcext:value-type="float">
            <text:p>-0.000364</text:p>
          </table:table-cell>
          <table:table-cell office:value-type="float" office:value="-531.76457892712" calcext:value-type="float">
            <text:p>-531.76457892712</text:p>
          </table:table-cell>
          <table:table-cell table:number-columns-repeated="3" office:value-type="float" office:value="-265.88228946356" calcext:value-type="float">
            <text:p>-265.88228946356</text:p>
          </table:table-cell>
          <table:table-cell office:value-type="float" office:value="-0.00072412997597841" calcext:value-type="float">
            <text:p>-0.000724129975978</text:p>
          </table:table-cell>
          <table:table-cell/>
          <table:table-cell table:formula="of:=([.F1112]-[.F1111])/([.G1112]-[.G1111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0036000000000008" calcext:value-type="float">
            <text:p>-0.00036</text:p>
          </table:table-cell>
          <table:table-cell office:value-type="float" office:value="-522.10740363063" calcext:value-type="float">
            <text:p>-522.10740363063</text:p>
          </table:table-cell>
          <table:table-cell table:number-columns-repeated="3" office:value-type="float" office:value="-261.05370181531" calcext:value-type="float">
            <text:p>-261.05370181531</text:p>
          </table:table-cell>
          <table:table-cell office:value-type="float" office:value="-0.00071620025802024" calcext:value-type="float">
            <text:p>-0.00071620025802</text:p>
          </table:table-cell>
          <table:table-cell/>
          <table:table-cell table:formula="of:=([.F1113]-[.F1112])/([.G1113]-[.G111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-0.00035600000000008" calcext:value-type="float">
            <text:p>-0.000356</text:p>
          </table:table-cell>
          <table:table-cell office:value-type="float" office:value="-512.45022833415" calcext:value-type="float">
            <text:p>-512.45022833415</text:p>
          </table:table-cell>
          <table:table-cell table:number-columns-repeated="3" office:value-type="float" office:value="-256.22511416707" calcext:value-type="float">
            <text:p>-256.22511416707</text:p>
          </table:table-cell>
          <table:table-cell office:value-type="float" office:value="-0.00070827054006207" calcext:value-type="float">
            <text:p>-0.000708270540062</text:p>
          </table:table-cell>
          <table:table-cell/>
          <table:table-cell table:formula="of:=([.F1114]-[.F1113])/([.G1114]-[.G1113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-0.00035200000000008" calcext:value-type="float">
            <text:p>-0.000352</text:p>
          </table:table-cell>
          <table:table-cell office:value-type="float" office:value="-502.79305303766" calcext:value-type="float">
            <text:p>-502.79305303766</text:p>
          </table:table-cell>
          <table:table-cell table:number-columns-repeated="3" office:value-type="float" office:value="-251.39652651883" calcext:value-type="float">
            <text:p>-251.39652651883</text:p>
          </table:table-cell>
          <table:table-cell office:value-type="float" office:value="-0.0007003408221039" calcext:value-type="float">
            <text:p>-0.000700340822104</text:p>
          </table:table-cell>
          <table:table-cell/>
          <table:table-cell table:formula="of:=([.F1115]-[.F1114])/([.G1115]-[.G111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0.00034800000000008" calcext:value-type="float">
            <text:p>-0.000348</text:p>
          </table:table-cell>
          <table:table-cell office:value-type="float" office:value="-493.13587774118" calcext:value-type="float">
            <text:p>-493.13587774118</text:p>
          </table:table-cell>
          <table:table-cell table:number-columns-repeated="3" office:value-type="float" office:value="-246.56793887059" calcext:value-type="float">
            <text:p>-246.56793887059</text:p>
          </table:table-cell>
          <table:table-cell office:value-type="float" office:value="-0.00069241110414573" calcext:value-type="float">
            <text:p>-0.000692411104146</text:p>
          </table:table-cell>
          <table:table-cell/>
          <table:table-cell table:formula="of:=([.F1116]-[.F1115])/([.G1116]-[.G1115])" office:value-type="float" office:value="608923.00000092" calcext:value-type="float">
            <text:p>608923.00000092</text:p>
          </table:table-cell>
          <table:table-cell table:number-columns-repeated="2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-0.00034400000000008" calcext:value-type="float">
            <text:p>-0.000344</text:p>
          </table:table-cell>
          <table:table-cell office:value-type="float" office:value="-483.47870244468" calcext:value-type="float">
            <text:p>-483.47870244468</text:p>
          </table:table-cell>
          <table:table-cell table:number-columns-repeated="3" office:value-type="float" office:value="-241.73935122234" calcext:value-type="float">
            <text:p>-241.73935122234</text:p>
          </table:table-cell>
          <table:table-cell office:value-type="float" office:value="-0.00068448138618756" calcext:value-type="float">
            <text:p>-0.000684481386188</text:p>
          </table:table-cell>
          <table:table-cell/>
          <table:table-cell table:formula="of:=([.F1117]-[.F1116])/([.G1117]-[.G111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-0.00034000000000008" calcext:value-type="float">
            <text:p>-0.00034</text:p>
          </table:table-cell>
          <table:table-cell office:value-type="float" office:value="-473.82152714821" calcext:value-type="float">
            <text:p>-473.82152714821</text:p>
          </table:table-cell>
          <table:table-cell table:number-columns-repeated="3" office:value-type="float" office:value="-236.9107635741" calcext:value-type="float">
            <text:p>-236.9107635741</text:p>
          </table:table-cell>
          <table:table-cell office:value-type="float" office:value="-0.00067655166822939" calcext:value-type="float">
            <text:p>-0.000676551668229</text:p>
          </table:table-cell>
          <table:table-cell/>
          <table:table-cell table:formula="of:=([.F1118]-[.F1117])/([.G1118]-[.G1117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00033600000000008" calcext:value-type="float">
            <text:p>-0.000336</text:p>
          </table:table-cell>
          <table:table-cell office:value-type="float" office:value="-464.16435185171" calcext:value-type="float">
            <text:p>-464.16435185171</text:p>
          </table:table-cell>
          <table:table-cell table:number-columns-repeated="3" office:value-type="float" office:value="-232.08217592586" calcext:value-type="float">
            <text:p>-232.08217592586</text:p>
          </table:table-cell>
          <table:table-cell office:value-type="float" office:value="-0.00066862195027122" calcext:value-type="float">
            <text:p>-0.000668621950271</text:p>
          </table:table-cell>
          <table:table-cell/>
          <table:table-cell table:formula="of:=([.F1119]-[.F1118])/([.G1119]-[.G1118])" office:value-type="float" office:value="608923.00000092" calcext:value-type="float">
            <text:p>608923.00000092</text:p>
          </table:table-cell>
          <table:table-cell table:number-columns-repeated="2"/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-0.00033200000000008" calcext:value-type="float">
            <text:p>-0.000332</text:p>
          </table:table-cell>
          <table:table-cell office:value-type="float" office:value="-454.50717655523" calcext:value-type="float">
            <text:p>-454.50717655523</text:p>
          </table:table-cell>
          <table:table-cell table:number-columns-repeated="3" office:value-type="float" office:value="-227.25358827761" calcext:value-type="float">
            <text:p>-227.25358827761</text:p>
          </table:table-cell>
          <table:table-cell office:value-type="float" office:value="-0.00066069223231305" calcext:value-type="float">
            <text:p>-0.000660692232313</text:p>
          </table:table-cell>
          <table:table-cell/>
          <table:table-cell table:formula="of:=([.F1120]-[.F1119])/([.G1120]-[.G111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-0.00032800000000008" calcext:value-type="float">
            <text:p>-0.000328</text:p>
          </table:table-cell>
          <table:table-cell office:value-type="float" office:value="-444.85000125874" calcext:value-type="float">
            <text:p>-444.85000125874</text:p>
          </table:table-cell>
          <table:table-cell table:number-columns-repeated="3" office:value-type="float" office:value="-222.42500062937" calcext:value-type="float">
            <text:p>-222.42500062937</text:p>
          </table:table-cell>
          <table:table-cell office:value-type="float" office:value="-0.00065276251435488" calcext:value-type="float">
            <text:p>-0.000652762514355</text:p>
          </table:table-cell>
          <table:table-cell/>
          <table:table-cell table:formula="of:=([.F1121]-[.F1120])/([.G1121]-[.G112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-0.00032400000000008" calcext:value-type="float">
            <text:p>-0.000324</text:p>
          </table:table-cell>
          <table:table-cell office:value-type="float" office:value="-435.19282596225" calcext:value-type="float">
            <text:p>-435.19282596225</text:p>
          </table:table-cell>
          <table:table-cell table:number-columns-repeated="3" office:value-type="float" office:value="-217.59641298113" calcext:value-type="float">
            <text:p>-217.59641298113</text:p>
          </table:table-cell>
          <table:table-cell office:value-type="float" office:value="-0.00064483279639671" calcext:value-type="float">
            <text:p>-0.000644832796397</text:p>
          </table:table-cell>
          <table:table-cell/>
          <table:table-cell table:formula="of:=([.F1122]-[.F1121])/([.G1122]-[.G1121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0.00032000000000008" calcext:value-type="float">
            <text:p>-0.00032</text:p>
          </table:table-cell>
          <table:table-cell office:value-type="float" office:value="-425.53565066577" calcext:value-type="float">
            <text:p>-425.53565066577</text:p>
          </table:table-cell>
          <table:table-cell table:number-columns-repeated="3" office:value-type="float" office:value="-212.76782533288" calcext:value-type="float">
            <text:p>-212.76782533288</text:p>
          </table:table-cell>
          <table:table-cell office:value-type="float" office:value="-0.00063690307843854" calcext:value-type="float">
            <text:p>-0.000636903078439</text:p>
          </table:table-cell>
          <table:table-cell/>
          <table:table-cell table:formula="of:=([.F1123]-[.F1122])/([.G1123]-[.G112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-0.00031600000000008" calcext:value-type="float">
            <text:p>-0.000316</text:p>
          </table:table-cell>
          <table:table-cell office:value-type="float" office:value="-415.87847536928" calcext:value-type="float">
            <text:p>-415.87847536928</text:p>
          </table:table-cell>
          <table:table-cell table:number-columns-repeated="3" office:value-type="float" office:value="-207.93923768464" calcext:value-type="float">
            <text:p>-207.93923768464</text:p>
          </table:table-cell>
          <table:table-cell office:value-type="float" office:value="-0.00062897336048037" calcext:value-type="float">
            <text:p>-0.00062897336048</text:p>
          </table:table-cell>
          <table:table-cell/>
          <table:table-cell table:formula="of:=([.F1124]-[.F1123])/([.G1124]-[.G112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0.00031200000000008" calcext:value-type="float">
            <text:p>-0.000312</text:p>
          </table:table-cell>
          <table:table-cell office:value-type="float" office:value="-406.2213000728" calcext:value-type="float">
            <text:p>-406.2213000728</text:p>
          </table:table-cell>
          <table:table-cell table:number-columns-repeated="3" office:value-type="float" office:value="-203.1106500364" calcext:value-type="float">
            <text:p>-203.1106500364</text:p>
          </table:table-cell>
          <table:table-cell office:value-type="float" office:value="-0.0006210436425222" calcext:value-type="float">
            <text:p>-0.000621043642522</text:p>
          </table:table-cell>
          <table:table-cell/>
          <table:table-cell table:formula="of:=([.F1125]-[.F1124])/([.G1125]-[.G1124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-0.00030800000000008" calcext:value-type="float">
            <text:p>-0.000308</text:p>
          </table:table-cell>
          <table:table-cell office:value-type="float" office:value="-396.56412477631" calcext:value-type="float">
            <text:p>-396.56412477631</text:p>
          </table:table-cell>
          <table:table-cell table:number-columns-repeated="3" office:value-type="float" office:value="-198.28206238816" calcext:value-type="float">
            <text:p>-198.28206238816</text:p>
          </table:table-cell>
          <table:table-cell office:value-type="float" office:value="-0.00061311392456403" calcext:value-type="float">
            <text:p>-0.000613113924564</text:p>
          </table:table-cell>
          <table:table-cell/>
          <table:table-cell table:formula="of:=([.F1126]-[.F1125])/([.G1126]-[.G1125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-0.00030400000000008" calcext:value-type="float">
            <text:p>-0.000304</text:p>
          </table:table-cell>
          <table:table-cell office:value-type="float" office:value="-386.90694947983" calcext:value-type="float">
            <text:p>-386.90694947983</text:p>
          </table:table-cell>
          <table:table-cell table:number-columns-repeated="3" office:value-type="float" office:value="-193.45347473991" calcext:value-type="float">
            <text:p>-193.45347473991</text:p>
          </table:table-cell>
          <table:table-cell office:value-type="float" office:value="-0.00060518420660586" calcext:value-type="float">
            <text:p>-0.000605184206606</text:p>
          </table:table-cell>
          <table:table-cell/>
          <table:table-cell table:formula="of:=([.F1127]-[.F1126])/([.G1127]-[.G1126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00030000000000008" calcext:value-type="float">
            <text:p>-0.0003</text:p>
          </table:table-cell>
          <table:table-cell office:value-type="float" office:value="-377.24977418333" calcext:value-type="float">
            <text:p>-377.24977418333</text:p>
          </table:table-cell>
          <table:table-cell table:number-columns-repeated="3" office:value-type="float" office:value="-188.62488709167" calcext:value-type="float">
            <text:p>-188.62488709167</text:p>
          </table:table-cell>
          <table:table-cell office:value-type="float" office:value="-0.00059725448864769" calcext:value-type="float">
            <text:p>-0.000597254488648</text:p>
          </table:table-cell>
          <table:table-cell/>
          <table:table-cell table:formula="of:=([.F1128]-[.F1127])/([.G1128]-[.G1127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-0.00029600000000008" calcext:value-type="float">
            <text:p>-0.000296</text:p>
          </table:table-cell>
          <table:table-cell office:value-type="float" office:value="-367.59259888686" calcext:value-type="float">
            <text:p>-367.59259888686</text:p>
          </table:table-cell>
          <table:table-cell table:number-columns-repeated="3" office:value-type="float" office:value="-183.79629944343" calcext:value-type="float">
            <text:p>-183.79629944343</text:p>
          </table:table-cell>
          <table:table-cell office:value-type="float" office:value="-0.00058932477068952" calcext:value-type="float">
            <text:p>-0.00058932477069</text:p>
          </table:table-cell>
          <table:table-cell/>
          <table:table-cell table:formula="of:=([.F1129]-[.F1128])/([.G1129]-[.G112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-0.00029200000000008" calcext:value-type="float">
            <text:p>-0.000292</text:p>
          </table:table-cell>
          <table:table-cell office:value-type="float" office:value="-357.93542359036" calcext:value-type="float">
            <text:p>-357.93542359036</text:p>
          </table:table-cell>
          <table:table-cell table:number-columns-repeated="3" office:value-type="float" office:value="-178.96771179518" calcext:value-type="float">
            <text:p>-178.96771179518</text:p>
          </table:table-cell>
          <table:table-cell office:value-type="float" office:value="-0.00058139505273135" calcext:value-type="float">
            <text:p>-0.000581395052731</text:p>
          </table:table-cell>
          <table:table-cell/>
          <table:table-cell table:formula="of:=([.F1130]-[.F1129])/([.G1130]-[.G1129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-0.00028800000000008" calcext:value-type="float">
            <text:p>-0.000288</text:p>
          </table:table-cell>
          <table:table-cell office:value-type="float" office:value="-348.27824829388" calcext:value-type="float">
            <text:p>-348.27824829388</text:p>
          </table:table-cell>
          <table:table-cell table:number-columns-repeated="3" office:value-type="float" office:value="-174.13912414694" calcext:value-type="float">
            <text:p>-174.13912414694</text:p>
          </table:table-cell>
          <table:table-cell office:value-type="float" office:value="-0.00057346533477318" calcext:value-type="float">
            <text:p>-0.000573465334773</text:p>
          </table:table-cell>
          <table:table-cell/>
          <table:table-cell table:formula="of:=([.F1131]-[.F1130])/([.G1131]-[.G1130])" office:value-type="float" office:value="608922.999998889" calcext:value-type="float">
            <text:p>608922.999998889</text:p>
          </table:table-cell>
          <table:table-cell table:number-columns-repeated="2"/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-0.00028400000000008" calcext:value-type="float">
            <text:p>-0.000284</text:p>
          </table:table-cell>
          <table:table-cell office:value-type="float" office:value="-338.62107299739" calcext:value-type="float">
            <text:p>-338.62107299739</text:p>
          </table:table-cell>
          <table:table-cell table:number-columns-repeated="3" office:value-type="float" office:value="-169.3105364987" calcext:value-type="float">
            <text:p>-169.3105364987</text:p>
          </table:table-cell>
          <table:table-cell office:value-type="float" office:value="-0.000565535616815" calcext:value-type="float">
            <text:p>-0.000565535616815</text:p>
          </table:table-cell>
          <table:table-cell/>
          <table:table-cell table:formula="of:=([.F1132]-[.F1131])/([.G1132]-[.G1131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0.00028000000000008" calcext:value-type="float">
            <text:p>-0.00028</text:p>
          </table:table-cell>
          <table:table-cell office:value-type="float" office:value="-328.96389770091" calcext:value-type="float">
            <text:p>-328.96389770091</text:p>
          </table:table-cell>
          <table:table-cell table:number-columns-repeated="3" office:value-type="float" office:value="-164.48194885045" calcext:value-type="float">
            <text:p>-164.48194885045</text:p>
          </table:table-cell>
          <table:table-cell office:value-type="float" office:value="-0.00055760589885683" calcext:value-type="float">
            <text:p>-0.000557605898857</text:p>
          </table:table-cell>
          <table:table-cell/>
          <table:table-cell table:formula="of:=([.F1133]-[.F1132])/([.G1133]-[.G1132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-0.00027600000000008" calcext:value-type="float">
            <text:p>-0.000276</text:p>
          </table:table-cell>
          <table:table-cell office:value-type="float" office:value="-319.30672240442" calcext:value-type="float">
            <text:p>-319.30672240442</text:p>
          </table:table-cell>
          <table:table-cell table:number-columns-repeated="3" office:value-type="float" office:value="-159.65336120221" calcext:value-type="float">
            <text:p>-159.65336120221</text:p>
          </table:table-cell>
          <table:table-cell office:value-type="float" office:value="-0.00054967618089866" calcext:value-type="float">
            <text:p>-0.000549676180899</text:p>
          </table:table-cell>
          <table:table-cell/>
          <table:table-cell table:formula="of:=([.F1134]-[.F1133])/([.G1134]-[.G113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-0.00027200000000008" calcext:value-type="float">
            <text:p>-0.000272</text:p>
          </table:table-cell>
          <table:table-cell office:value-type="float" office:value="-309.64954710794" calcext:value-type="float">
            <text:p>-309.64954710794</text:p>
          </table:table-cell>
          <table:table-cell table:number-columns-repeated="3" office:value-type="float" office:value="-154.82477355397" calcext:value-type="float">
            <text:p>-154.82477355397</text:p>
          </table:table-cell>
          <table:table-cell office:value-type="float" office:value="-0.00054174646294049" calcext:value-type="float">
            <text:p>-0.00054174646294</text:p>
          </table:table-cell>
          <table:table-cell/>
          <table:table-cell table:formula="of:=([.F1135]-[.F1134])/([.G1135]-[.G1134])" office:value-type="float" office:value="608922.999999658" calcext:value-type="float">
            <text:p>608922.999999658</text:p>
          </table:table-cell>
          <table:table-cell table:number-columns-repeated="2"/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-0.00026800000000008" calcext:value-type="float">
            <text:p>-0.000268</text:p>
          </table:table-cell>
          <table:table-cell office:value-type="float" office:value="-299.99237181145" calcext:value-type="float">
            <text:p>-299.99237181145</text:p>
          </table:table-cell>
          <table:table-cell table:number-columns-repeated="3" office:value-type="float" office:value="-149.99618590573" calcext:value-type="float">
            <text:p>-149.99618590573</text:p>
          </table:table-cell>
          <table:table-cell office:value-type="float" office:value="-0.00053381674498232" calcext:value-type="float">
            <text:p>-0.000533816744982</text:p>
          </table:table-cell>
          <table:table-cell/>
          <table:table-cell table:formula="of:=([.F1136]-[.F1135])/([.G1136]-[.G1135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-0.00026400000000008" calcext:value-type="float">
            <text:p>-0.000264</text:p>
          </table:table-cell>
          <table:table-cell office:value-type="float" office:value="-290.33519651497" calcext:value-type="float">
            <text:p>-290.33519651497</text:p>
          </table:table-cell>
          <table:table-cell table:number-columns-repeated="3" office:value-type="float" office:value="-145.16759825748" calcext:value-type="float">
            <text:p>-145.16759825748</text:p>
          </table:table-cell>
          <table:table-cell office:value-type="float" office:value="-0.00052588702702415" calcext:value-type="float">
            <text:p>-0.000525887027024</text:p>
          </table:table-cell>
          <table:table-cell/>
          <table:table-cell table:formula="of:=([.F1137]-[.F1136])/([.G1137]-[.G113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0.00026000000000008" calcext:value-type="float">
            <text:p>-0.00026</text:p>
          </table:table-cell>
          <table:table-cell office:value-type="float" office:value="-280.67802121848" calcext:value-type="float">
            <text:p>-280.67802121848</text:p>
          </table:table-cell>
          <table:table-cell table:number-columns-repeated="3" office:value-type="float" office:value="-140.33901060924" calcext:value-type="float">
            <text:p>-140.33901060924</text:p>
          </table:table-cell>
          <table:table-cell office:value-type="float" office:value="-0.00051795730906598" calcext:value-type="float">
            <text:p>-0.000517957309066</text:p>
          </table:table-cell>
          <table:table-cell/>
          <table:table-cell table:formula="of:=([.F1138]-[.F1137])/([.G1138]-[.G1137])" office:value-type="float" office:value="608922.999999658" calcext:value-type="float">
            <text:p>608922.999999658</text:p>
          </table:table-cell>
          <table:table-cell table:number-columns-repeated="2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-0.00025600000000008" calcext:value-type="float">
            <text:p>-0.000256</text:p>
          </table:table-cell>
          <table:table-cell office:value-type="float" office:value="-271.020845922" calcext:value-type="float">
            <text:p>-271.020845922</text:p>
          </table:table-cell>
          <table:table-cell table:number-columns-repeated="3" office:value-type="float" office:value="-135.510422961" calcext:value-type="float">
            <text:p>-135.510422961</text:p>
          </table:table-cell>
          <table:table-cell office:value-type="float" office:value="-0.00051002759110781" calcext:value-type="float">
            <text:p>-0.000510027591108</text:p>
          </table:table-cell>
          <table:table-cell/>
          <table:table-cell table:formula="of:=([.F1139]-[.F1138])/([.G1139]-[.G1138])" office:value-type="float" office:value="608923.000000908" calcext:value-type="float">
            <text:p>608923.000000908</text:p>
          </table:table-cell>
          <table:table-cell table:number-columns-repeated="2"/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-0.00025200000000008" calcext:value-type="float">
            <text:p>-0.000252</text:p>
          </table:table-cell>
          <table:table-cell office:value-type="float" office:value="-261.36367062551" calcext:value-type="float">
            <text:p>-261.36367062551</text:p>
          </table:table-cell>
          <table:table-cell table:number-columns-repeated="3" office:value-type="float" office:value="-130.68183531275" calcext:value-type="float">
            <text:p>-130.68183531275</text:p>
          </table:table-cell>
          <table:table-cell office:value-type="float" office:value="-0.00050209787314964" calcext:value-type="float">
            <text:p>-0.00050209787315</text:p>
          </table:table-cell>
          <table:table-cell/>
          <table:table-cell table:formula="of:=([.F1140]-[.F1139])/([.G1140]-[.G1139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-0.00024800000000008" calcext:value-type="float">
            <text:p>-0.000248</text:p>
          </table:table-cell>
          <table:table-cell office:value-type="float" office:value="-251.70649532903" calcext:value-type="float">
            <text:p>-251.70649532903</text:p>
          </table:table-cell>
          <table:table-cell table:number-columns-repeated="3" office:value-type="float" office:value="-125.85324766451" calcext:value-type="float">
            <text:p>-125.85324766451</text:p>
          </table:table-cell>
          <table:table-cell office:value-type="float" office:value="-0.00049416815519147" calcext:value-type="float">
            <text:p>-0.000494168155191</text:p>
          </table:table-cell>
          <table:table-cell/>
          <table:table-cell table:formula="of:=([.F1141]-[.F1140])/([.G1141]-[.G1140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-0.00024400000000008" calcext:value-type="float">
            <text:p>-0.000244</text:p>
          </table:table-cell>
          <table:table-cell office:value-type="float" office:value="-242.04932003253" calcext:value-type="float">
            <text:p>-242.04932003253</text:p>
          </table:table-cell>
          <table:table-cell table:number-columns-repeated="3" office:value-type="float" office:value="-121.02466001627" calcext:value-type="float">
            <text:p>-121.02466001627</text:p>
          </table:table-cell>
          <table:table-cell office:value-type="float" office:value="-0.0004862384372333" calcext:value-type="float">
            <text:p>-0.000486238437233</text:p>
          </table:table-cell>
          <table:table-cell/>
          <table:table-cell table:formula="of:=([.F1142]-[.F1141])/([.G1142]-[.G1141])" office:value-type="float" office:value="608923.000000922" calcext:value-type="float">
            <text:p>608923.000000922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00024000000000008" calcext:value-type="float">
            <text:p>-0.00024</text:p>
          </table:table-cell>
          <table:table-cell office:value-type="float" office:value="-232.39214473605" calcext:value-type="float">
            <text:p>-232.39214473605</text:p>
          </table:table-cell>
          <table:table-cell table:number-columns-repeated="3" office:value-type="float" office:value="-116.19607236802" calcext:value-type="float">
            <text:p>-116.19607236802</text:p>
          </table:table-cell>
          <table:table-cell office:value-type="float" office:value="-0.00047830871927513" calcext:value-type="float">
            <text:p>-0.000478308719275</text:p>
          </table:table-cell>
          <table:table-cell/>
          <table:table-cell table:formula="of:=([.F1143]-[.F1142])/([.G1143]-[.G1142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0.00023600000000008" calcext:value-type="float">
            <text:p>-0.000236</text:p>
          </table:table-cell>
          <table:table-cell office:value-type="float" office:value="-222.73496943956" calcext:value-type="float">
            <text:p>-222.73496943956</text:p>
          </table:table-cell>
          <table:table-cell table:number-columns-repeated="3" office:value-type="float" office:value="-111.36748471978" calcext:value-type="float">
            <text:p>-111.36748471978</text:p>
          </table:table-cell>
          <table:table-cell office:value-type="float" office:value="-0.00047037900131696" calcext:value-type="float">
            <text:p>-0.000470379001317</text:p>
          </table:table-cell>
          <table:table-cell/>
          <table:table-cell table:formula="of:=([.F1144]-[.F1143])/([.G1144]-[.G114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-0.00023200000000008" calcext:value-type="float">
            <text:p>-0.000232</text:p>
          </table:table-cell>
          <table:table-cell office:value-type="float" office:value="-213.07779414308" calcext:value-type="float">
            <text:p>-213.07779414308</text:p>
          </table:table-cell>
          <table:table-cell table:number-columns-repeated="3" office:value-type="float" office:value="-106.53889707154" calcext:value-type="float">
            <text:p>-106.53889707154</text:p>
          </table:table-cell>
          <table:table-cell office:value-type="float" office:value="-0.00046244928335879" calcext:value-type="float">
            <text:p>-0.000462449283359</text:p>
          </table:table-cell>
          <table:table-cell/>
          <table:table-cell table:formula="of:=([.F1145]-[.F1144])/([.G1145]-[.G1144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-0.00022800000000008" calcext:value-type="float">
            <text:p>-0.000228</text:p>
          </table:table-cell>
          <table:table-cell office:value-type="float" office:value="-203.42061884659" calcext:value-type="float">
            <text:p>-203.42061884659</text:p>
          </table:table-cell>
          <table:table-cell table:number-columns-repeated="3" office:value-type="float" office:value="-101.7103094233" calcext:value-type="float">
            <text:p>-101.7103094233</text:p>
          </table:table-cell>
          <table:table-cell office:value-type="float" office:value="-0.00045451956540062" calcext:value-type="float">
            <text:p>-0.000454519565401</text:p>
          </table:table-cell>
          <table:table-cell/>
          <table:table-cell table:formula="of:=([.F1146]-[.F1145])/([.G1146]-[.G1145])" office:value-type="float" office:value="608923.000000536" calcext:value-type="float">
            <text:p>608923.000000536</text:p>
          </table:table-cell>
          <table:table-cell table:number-columns-repeated="2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-0.00022400000000008" calcext:value-type="float">
            <text:p>-0.000224</text:p>
          </table:table-cell>
          <table:table-cell office:value-type="float" office:value="-193.76344355011" calcext:value-type="float">
            <text:p>-193.76344355011</text:p>
          </table:table-cell>
          <table:table-cell table:number-columns-repeated="3" office:value-type="float" office:value="-96.881721775053" calcext:value-type="float">
            <text:p>-96.881721775053</text:p>
          </table:table-cell>
          <table:table-cell office:value-type="float" office:value="-0.00044658984744245" calcext:value-type="float">
            <text:p>-0.000446589847442</text:p>
          </table:table-cell>
          <table:table-cell/>
          <table:table-cell table:formula="of:=([.F1147]-[.F1146])/([.G1147]-[.G1146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-0.00022000000000008" calcext:value-type="float">
            <text:p>-0.00022</text:p>
          </table:table-cell>
          <table:table-cell office:value-type="float" office:value="-184.10626825362" calcext:value-type="float">
            <text:p>-184.10626825362</text:p>
          </table:table-cell>
          <table:table-cell table:number-columns-repeated="3" office:value-type="float" office:value="-92.05313412681" calcext:value-type="float">
            <text:p>-92.05313412681</text:p>
          </table:table-cell>
          <table:table-cell office:value-type="float" office:value="-0.00043866012948428" calcext:value-type="float">
            <text:p>-0.000438660129484</text:p>
          </table:table-cell>
          <table:table-cell/>
          <table:table-cell table:formula="of:=([.F1148]-[.F1147])/([.G1148]-[.G1147])" office:value-type="float" office:value="608923.000000033" calcext:value-type="float">
            <text:p>608923.000000033</text:p>
          </table:table-cell>
          <table:table-cell table:number-columns-repeated="2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00021600000000008" calcext:value-type="float">
            <text:p>-0.000216</text:p>
          </table:table-cell>
          <table:table-cell office:value-type="float" office:value="-174.44909295713" calcext:value-type="float">
            <text:p>-174.44909295713</text:p>
          </table:table-cell>
          <table:table-cell table:number-columns-repeated="3" office:value-type="float" office:value="-87.224546478567" calcext:value-type="float">
            <text:p>-87.224546478567</text:p>
          </table:table-cell>
          <table:table-cell office:value-type="float" office:value="-0.00043073041152611" calcext:value-type="float">
            <text:p>-0.000430730411526</text:p>
          </table:table-cell>
          <table:table-cell/>
          <table:table-cell table:formula="of:=([.F1149]-[.F1148])/([.G1149]-[.G1148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-0.00021200000000008" calcext:value-type="float">
            <text:p>-0.000212</text:p>
          </table:table-cell>
          <table:table-cell office:value-type="float" office:value="-164.79191766065" calcext:value-type="float">
            <text:p>-164.79191766065</text:p>
          </table:table-cell>
          <table:table-cell table:number-columns-repeated="3" office:value-type="float" office:value="-82.395958830324" calcext:value-type="float">
            <text:p>-82.395958830324</text:p>
          </table:table-cell>
          <table:table-cell office:value-type="float" office:value="-0.00042280069356794" calcext:value-type="float">
            <text:p>-0.000422800693568</text:p>
          </table:table-cell>
          <table:table-cell/>
          <table:table-cell table:formula="of:=([.F1150]-[.F1149])/([.G1150]-[.G1149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-0.00020800000000008" calcext:value-type="float">
            <text:p>-0.000208</text:p>
          </table:table-cell>
          <table:table-cell office:value-type="float" office:value="-155.13474236416" calcext:value-type="float">
            <text:p>-155.13474236416</text:p>
          </table:table-cell>
          <table:table-cell table:number-columns-repeated="3" office:value-type="float" office:value="-77.567371182081" calcext:value-type="float">
            <text:p>-77.567371182081</text:p>
          </table:table-cell>
          <table:table-cell office:value-type="float" office:value="-0.00041487097560977" calcext:value-type="float">
            <text:p>-0.00041487097561</text:p>
          </table:table-cell>
          <table:table-cell/>
          <table:table-cell table:formula="of:=([.F1151]-[.F1150])/([.G1151]-[.G1150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-0.00020400000000008" calcext:value-type="float">
            <text:p>-0.000204</text:p>
          </table:table-cell>
          <table:table-cell office:value-type="float" office:value="-145.47756706768" calcext:value-type="float">
            <text:p>-145.47756706768</text:p>
          </table:table-cell>
          <table:table-cell table:number-columns-repeated="3" office:value-type="float" office:value="-72.738783533838" calcext:value-type="float">
            <text:p>-72.738783533838</text:p>
          </table:table-cell>
          <table:table-cell office:value-type="float" office:value="-0.0004069412576516" calcext:value-type="float">
            <text:p>-0.000406941257652</text:p>
          </table:table-cell>
          <table:table-cell/>
          <table:table-cell table:formula="of:=([.F1152]-[.F1151])/([.G1152]-[.G1151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0.00020000000000008" calcext:value-type="float">
            <text:p>-0.0002</text:p>
          </table:table-cell>
          <table:table-cell office:value-type="float" office:value="-135.82039177119" calcext:value-type="float">
            <text:p>-135.82039177119</text:p>
          </table:table-cell>
          <table:table-cell table:number-columns-repeated="3" office:value-type="float" office:value="-67.910195885595" calcext:value-type="float">
            <text:p>-67.910195885595</text:p>
          </table:table-cell>
          <table:table-cell office:value-type="float" office:value="-0.00039901153969343" calcext:value-type="float">
            <text:p>-0.000399011539693</text:p>
          </table:table-cell>
          <table:table-cell/>
          <table:table-cell table:formula="of:=([.F1153]-[.F1152])/([.G1153]-[.G1152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-0.00019600000000008" calcext:value-type="float">
            <text:p>-0.000196</text:p>
          </table:table-cell>
          <table:table-cell office:value-type="float" office:value="-126.16321647471" calcext:value-type="float">
            <text:p>-126.16321647471</text:p>
          </table:table-cell>
          <table:table-cell table:number-columns-repeated="3" office:value-type="float" office:value="-63.081608237352" calcext:value-type="float">
            <text:p>-63.081608237352</text:p>
          </table:table-cell>
          <table:table-cell office:value-type="float" office:value="-0.00039108182173526" calcext:value-type="float">
            <text:p>-0.000391081821735</text:p>
          </table:table-cell>
          <table:table-cell/>
          <table:table-cell table:formula="of:=([.F1154]-[.F1153])/([.G1154]-[.G1153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0.00019200000000008" calcext:value-type="float">
            <text:p>-0.000192</text:p>
          </table:table-cell>
          <table:table-cell office:value-type="float" office:value="-116.50604117822" calcext:value-type="float">
            <text:p>-116.50604117822</text:p>
          </table:table-cell>
          <table:table-cell table:number-columns-repeated="3" office:value-type="float" office:value="-58.253020589109" calcext:value-type="float">
            <text:p>-58.253020589109</text:p>
          </table:table-cell>
          <table:table-cell office:value-type="float" office:value="-0.00038315210377709" calcext:value-type="float">
            <text:p>-0.000383152103777</text:p>
          </table:table-cell>
          <table:table-cell/>
          <table:table-cell table:formula="of:=([.F1155]-[.F1154])/([.G1155]-[.G1154])" office:value-type="float" office:value="608922.99999926" calcext:value-type="float">
            <text:p>608922.99999926</text:p>
          </table:table-cell>
          <table:table-cell table:number-columns-repeated="2"/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-0.00018800000000008" calcext:value-type="float">
            <text:p>-0.000188</text:p>
          </table:table-cell>
          <table:table-cell office:value-type="float" office:value="-106.84886588173" calcext:value-type="float">
            <text:p>-106.84886588173</text:p>
          </table:table-cell>
          <table:table-cell table:number-columns-repeated="3" office:value-type="float" office:value="-53.424432940866" calcext:value-type="float">
            <text:p>-53.424432940866</text:p>
          </table:table-cell>
          <table:table-cell office:value-type="float" office:value="-0.00037522238581891" calcext:value-type="float">
            <text:p>-0.000375222385819</text:p>
          </table:table-cell>
          <table:table-cell/>
          <table:table-cell table:formula="of:=([.F1156]-[.F1155])/([.G1156]-[.G1155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-0.00018400000000008" calcext:value-type="float">
            <text:p>-0.000184</text:p>
          </table:table-cell>
          <table:table-cell office:value-type="float" office:value="-97.191690585249" calcext:value-type="float">
            <text:p>-97.191690585249</text:p>
          </table:table-cell>
          <table:table-cell table:number-columns-repeated="3" office:value-type="float" office:value="-48.595845292623" calcext:value-type="float">
            <text:p>-48.595845292623</text:p>
          </table:table-cell>
          <table:table-cell office:value-type="float" office:value="-0.00036729266786074" calcext:value-type="float">
            <text:p>-0.000367292667861</text:p>
          </table:table-cell>
          <table:table-cell/>
          <table:table-cell table:formula="of:=([.F1157]-[.F1156])/([.G1157]-[.G1156])" office:value-type="float" office:value="608923.000000029" calcext:value-type="float">
            <text:p>608923.000000029</text:p>
          </table:table-cell>
          <table:table-cell table:number-columns-repeated="2"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00018000000000008" calcext:value-type="float">
            <text:p>-0.00018</text:p>
          </table:table-cell>
          <table:table-cell office:value-type="float" office:value="-87.534515288756" calcext:value-type="float">
            <text:p>-87.534515288756</text:p>
          </table:table-cell>
          <table:table-cell table:number-columns-repeated="3" office:value-type="float" office:value="-43.76725764438" calcext:value-type="float">
            <text:p>-43.76725764438</text:p>
          </table:table-cell>
          <table:table-cell office:value-type="float" office:value="-0.00035936294990257" calcext:value-type="float">
            <text:p>-0.000359362949903</text:p>
          </table:table-cell>
          <table:table-cell/>
          <table:table-cell table:formula="of:=([.F1158]-[.F1157])/([.G1158]-[.G1157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-0.00017600000000008" calcext:value-type="float">
            <text:p>-0.000176</text:p>
          </table:table-cell>
          <table:table-cell office:value-type="float" office:value="-77.877339992271" calcext:value-type="float">
            <text:p>-77.877339992271</text:p>
          </table:table-cell>
          <table:table-cell table:number-columns-repeated="3" office:value-type="float" office:value="-38.938669996137" calcext:value-type="float">
            <text:p>-38.938669996137</text:p>
          </table:table-cell>
          <table:table-cell office:value-type="float" office:value="-0.0003514332319444" calcext:value-type="float">
            <text:p>-0.000351433231944</text:p>
          </table:table-cell>
          <table:table-cell/>
          <table:table-cell table:formula="of:=([.F1159]-[.F1158])/([.G1159]-[.G1158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-0.00017200000000008" calcext:value-type="float">
            <text:p>-0.000172</text:p>
          </table:table-cell>
          <table:table-cell office:value-type="float" office:value="-68.220164695785" calcext:value-type="float">
            <text:p>-68.220164695785</text:p>
          </table:table-cell>
          <table:table-cell table:number-columns-repeated="3" office:value-type="float" office:value="-34.110082347894" calcext:value-type="float">
            <text:p>-34.110082347894</text:p>
          </table:table-cell>
          <table:table-cell office:value-type="float" office:value="-0.00034350351398623" calcext:value-type="float">
            <text:p>-0.000343503513986</text:p>
          </table:table-cell>
          <table:table-cell/>
          <table:table-cell table:formula="of:=([.F1160]-[.F1159])/([.G1160]-[.G1159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-0.00016800000000008" calcext:value-type="float">
            <text:p>-0.000168</text:p>
          </table:table-cell>
          <table:table-cell office:value-type="float" office:value="-58.562989399299" calcext:value-type="float">
            <text:p>-58.562989399299</text:p>
          </table:table-cell>
          <table:table-cell table:number-columns-repeated="3" office:value-type="float" office:value="-29.281494699651" calcext:value-type="float">
            <text:p>-29.281494699651</text:p>
          </table:table-cell>
          <table:table-cell office:value-type="float" office:value="-0.00033557379602806" calcext:value-type="float">
            <text:p>-0.000335573796028</text:p>
          </table:table-cell>
          <table:table-cell/>
          <table:table-cell table:formula="of:=([.F1161]-[.F1160])/([.G1161]-[.G1160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-0.00016400000000008" calcext:value-type="float">
            <text:p>-0.000164</text:p>
          </table:table-cell>
          <table:table-cell office:value-type="float" office:value="-48.905814102813" calcext:value-type="float">
            <text:p>-48.905814102813</text:p>
          </table:table-cell>
          <table:table-cell table:number-columns-repeated="3" office:value-type="float" office:value="-24.452907051408" calcext:value-type="float">
            <text:p>-24.452907051408</text:p>
          </table:table-cell>
          <table:table-cell office:value-type="float" office:value="-0.00032764407806989" calcext:value-type="float">
            <text:p>-0.00032764407807</text:p>
          </table:table-cell>
          <table:table-cell/>
          <table:table-cell table:formula="of:=([.F1162]-[.F1161])/([.G1162]-[.G1161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0.00016000000000008" calcext:value-type="float">
            <text:p>-0.00016</text:p>
          </table:table-cell>
          <table:table-cell office:value-type="float" office:value="-39.248638806328" calcext:value-type="float">
            <text:p>-39.248638806328</text:p>
          </table:table-cell>
          <table:table-cell table:number-columns-repeated="3" office:value-type="float" office:value="-19.624319403165" calcext:value-type="float">
            <text:p>-19.624319403165</text:p>
          </table:table-cell>
          <table:table-cell office:value-type="float" office:value="-0.00031971436011172" calcext:value-type="float">
            <text:p>-0.000319714360112</text:p>
          </table:table-cell>
          <table:table-cell/>
          <table:table-cell table:formula="of:=([.F1163]-[.F1162])/([.G1163]-[.G1162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0.00015600000000008" calcext:value-type="float">
            <text:p>-0.000156</text:p>
          </table:table-cell>
          <table:table-cell office:value-type="float" office:value="-29.591463509842" calcext:value-type="float">
            <text:p>-29.591463509842</text:p>
          </table:table-cell>
          <table:table-cell table:number-columns-repeated="3" office:value-type="float" office:value="-14.795731754922" calcext:value-type="float">
            <text:p>-14.795731754922</text:p>
          </table:table-cell>
          <table:table-cell office:value-type="float" office:value="-0.00031178464215355" calcext:value-type="float">
            <text:p>-0.000311784642154</text:p>
          </table:table-cell>
          <table:table-cell/>
          <table:table-cell table:formula="of:=([.F1164]-[.F1163])/([.G1164]-[.G1163])" office:value-type="float" office:value="608923.000000043" calcext:value-type="float">
            <text:p>608923.000000043</text:p>
          </table:table-cell>
          <table:table-cell table:number-columns-repeated="2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-0.00015200000000008" calcext:value-type="float">
            <text:p>-0.000152</text:p>
          </table:table-cell>
          <table:table-cell office:value-type="float" office:value="-19.934288213356" calcext:value-type="float">
            <text:p>-19.934288213356</text:p>
          </table:table-cell>
          <table:table-cell table:number-columns-repeated="3" office:value-type="float" office:value="-9.9671441066789" calcext:value-type="float">
            <text:p>-9.9671441066789</text:p>
          </table:table-cell>
          <table:table-cell office:value-type="float" office:value="-0.00030385492419538" calcext:value-type="float">
            <text:p>-0.000303854924195</text:p>
          </table:table-cell>
          <table:table-cell/>
          <table:table-cell table:formula="of:=([.F1165]-[.F1164])/([.G1165]-[.G1164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-0.00014800000000008" calcext:value-type="float">
            <text:p>-0.000148</text:p>
          </table:table-cell>
          <table:table-cell office:value-type="float" office:value="-10.277112916871" calcext:value-type="float">
            <text:p>-10.277112916871</text:p>
          </table:table-cell>
          <table:table-cell table:number-columns-repeated="3" office:value-type="float" office:value="-5.1385564584359" calcext:value-type="float">
            <text:p>-5.1385564584359</text:p>
          </table:table-cell>
          <table:table-cell office:value-type="float" office:value="-0.00029592520623721" calcext:value-type="float">
            <text:p>-0.000295925206237</text:p>
          </table:table-cell>
          <table:table-cell/>
          <table:table-cell table:formula="of:=([.F1166]-[.F1165])/([.G1166]-[.G1165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0.00014400000000008" calcext:value-type="float">
            <text:p>-0.000144</text:p>
          </table:table-cell>
          <table:table-cell office:value-type="float" office:value="-0.61993762038506" calcext:value-type="float">
            <text:p>-0.61993762038506</text:p>
          </table:table-cell>
          <table:table-cell table:number-columns-repeated="3" office:value-type="float" office:value="-0.3099688101929" calcext:value-type="float">
            <text:p>-0.3099688101929</text:p>
          </table:table-cell>
          <table:table-cell office:value-type="float" office:value="-0.00028799548827904" calcext:value-type="float">
            <text:p>-0.000287995488279</text:p>
          </table:table-cell>
          <table:table-cell/>
          <table:table-cell table:formula="of:=([.F1167]-[.F1166])/([.G1167]-[.G1166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-0.00014000000000008" calcext:value-type="float">
            <text:p>-0.00014</text:p>
          </table:table-cell>
          <table:table-cell office:value-type="float" office:value="9.0372376761006" calcext:value-type="float">
            <text:p>9.0372376761006</text:p>
          </table:table-cell>
          <table:table-cell table:number-columns-repeated="3" office:value-type="float" office:value="4.5186188380501" calcext:value-type="float">
            <text:p>4.5186188380501</text:p>
          </table:table-cell>
          <table:table-cell office:value-type="float" office:value="-0.00028006577032087" calcext:value-type="float">
            <text:p>-0.000280065770321</text:p>
          </table:table-cell>
          <table:table-cell/>
          <table:table-cell table:formula="of:=([.F1168]-[.F1167])/([.G1168]-[.G1167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-0.00013600000000008" calcext:value-type="float">
            <text:p>-0.000136</text:p>
          </table:table-cell>
          <table:table-cell office:value-type="float" office:value="18.694412972586" calcext:value-type="float">
            <text:p>18.694412972586</text:p>
          </table:table-cell>
          <table:table-cell table:number-columns-repeated="3" office:value-type="float" office:value="9.3472064862931" calcext:value-type="float">
            <text:p>9.3472064862931</text:p>
          </table:table-cell>
          <table:table-cell office:value-type="float" office:value="-0.0002721360523627" calcext:value-type="float">
            <text:p>-0.000272136052363</text:p>
          </table:table-cell>
          <table:table-cell/>
          <table:table-cell table:formula="of:=([.F1169]-[.F1168])/([.G1169]-[.G1168])" office:value-type="float" office:value="608923.000000022" calcext:value-type="float">
            <text:p>608923.000000022</text:p>
          </table:table-cell>
          <table:table-cell table:number-columns-repeated="2"/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-0.00013200000000008" calcext:value-type="float">
            <text:p>-0.000132</text:p>
          </table:table-cell>
          <table:table-cell office:value-type="float" office:value="28.351588269072" calcext:value-type="float">
            <text:p>28.351588269072</text:p>
          </table:table-cell>
          <table:table-cell table:number-columns-repeated="3" office:value-type="float" office:value="14.175794134536" calcext:value-type="float">
            <text:p>14.175794134536</text:p>
          </table:table-cell>
          <table:table-cell office:value-type="float" office:value="-0.00026420633440453" calcext:value-type="float">
            <text:p>-0.000264206334405</text:p>
          </table:table-cell>
          <table:table-cell/>
          <table:table-cell table:formula="of:=([.F1170]-[.F1169])/([.G1170]-[.G1169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-0.00012800000000008" calcext:value-type="float">
            <text:p>-0.000128</text:p>
          </table:table-cell>
          <table:table-cell office:value-type="float" office:value="38.008763565558" calcext:value-type="float">
            <text:p>38.008763565558</text:p>
          </table:table-cell>
          <table:table-cell table:number-columns-repeated="3" office:value-type="float" office:value="19.004381782779" calcext:value-type="float">
            <text:p>19.004381782779</text:p>
          </table:table-cell>
          <table:table-cell office:value-type="float" office:value="-0.00025627661644636" calcext:value-type="float">
            <text:p>-0.000256276616446</text:p>
          </table:table-cell>
          <table:table-cell/>
          <table:table-cell table:formula="of:=([.F1171]-[.F1170])/([.G1171]-[.G1170])" office:value-type="float" office:value="608923.000000034" calcext:value-type="float">
            <text:p>608923.000000034</text:p>
          </table:table-cell>
          <table:table-cell table:number-columns-repeated="2"/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0.00012400000000008" calcext:value-type="float">
            <text:p>-0.000124</text:p>
          </table:table-cell>
          <table:table-cell office:value-type="float" office:value="47.665938862043" calcext:value-type="float">
            <text:p>47.665938862043</text:p>
          </table:table-cell>
          <table:table-cell table:number-columns-repeated="3" office:value-type="float" office:value="23.832969431022" calcext:value-type="float">
            <text:p>23.832969431022</text:p>
          </table:table-cell>
          <table:table-cell office:value-type="float" office:value="-0.00024834689848819" calcext:value-type="float">
            <text:p>-0.000248346898488</text:p>
          </table:table-cell>
          <table:table-cell/>
          <table:table-cell table:formula="of:=([.F1172]-[.F1171])/([.G1172]-[.G1171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0.00012000000000008" calcext:value-type="float">
            <text:p>-0.00012</text:p>
          </table:table-cell>
          <table:table-cell office:value-type="float" office:value="57.323114158529" calcext:value-type="float">
            <text:p>57.323114158529</text:p>
          </table:table-cell>
          <table:table-cell table:number-columns-repeated="3" office:value-type="float" office:value="28.661557079265" calcext:value-type="float">
            <text:p>28.661557079265</text:p>
          </table:table-cell>
          <table:table-cell office:value-type="float" office:value="-0.00024041718053002" calcext:value-type="float">
            <text:p>-0.00024041718053</text:p>
          </table:table-cell>
          <table:table-cell/>
          <table:table-cell table:formula="of:=([.F1173]-[.F1172])/([.G1173]-[.G1172])" office:value-type="float" office:value="608923.000000033" calcext:value-type="float">
            <text:p>608923.000000033</text:p>
          </table:table-cell>
          <table:table-cell table:number-columns-repeated="2"/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-0.00011600000000008" calcext:value-type="float">
            <text:p>-0.000116</text:p>
          </table:table-cell>
          <table:table-cell office:value-type="float" office:value="66.980289455015" calcext:value-type="float">
            <text:p>66.980289455015</text:p>
          </table:table-cell>
          <table:table-cell table:number-columns-repeated="3" office:value-type="float" office:value="33.490144727508" calcext:value-type="float">
            <text:p>33.490144727508</text:p>
          </table:table-cell>
          <table:table-cell office:value-type="float" office:value="-0.00023248746257185" calcext:value-type="float">
            <text:p>-0.000232487462572</text:p>
          </table:table-cell>
          <table:table-cell/>
          <table:table-cell table:formula="of:=([.F1174]-[.F1173])/([.G1174]-[.G1173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-0.00011200000000008" calcext:value-type="float">
            <text:p>-0.000112</text:p>
          </table:table-cell>
          <table:table-cell office:value-type="float" office:value="76.6374647515" calcext:value-type="float">
            <text:p>76.6374647515</text:p>
          </table:table-cell>
          <table:table-cell table:number-columns-repeated="3" office:value-type="float" office:value="38.318732375751" calcext:value-type="float">
            <text:p>38.318732375751</text:p>
          </table:table-cell>
          <table:table-cell office:value-type="float" office:value="-0.00022455774461368" calcext:value-type="float">
            <text:p>-0.000224557744614</text:p>
          </table:table-cell>
          <table:table-cell/>
          <table:table-cell table:formula="of:=([.F1175]-[.F1174])/([.G1175]-[.G1174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-0.00010800000000008" calcext:value-type="float">
            <text:p>-0.000108</text:p>
          </table:table-cell>
          <table:table-cell office:value-type="float" office:value="86.29464004799" calcext:value-type="float">
            <text:p>86.29464004799</text:p>
          </table:table-cell>
          <table:table-cell table:number-columns-repeated="3" office:value-type="float" office:value="43.147320023994" calcext:value-type="float">
            <text:p>43.147320023994</text:p>
          </table:table-cell>
          <table:table-cell office:value-type="float" office:value="-0.00021662802665551" calcext:value-type="float">
            <text:p>-0.000216628026656</text:p>
          </table:table-cell>
          <table:table-cell/>
          <table:table-cell table:formula="of:=([.F1176]-[.F1175])/([.G1176]-[.G1175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-0.00010400000000008" calcext:value-type="float">
            <text:p>-0.000104</text:p>
          </table:table-cell>
          <table:table-cell office:value-type="float" office:value="95.951815344475" calcext:value-type="float">
            <text:p>95.951815344475</text:p>
          </table:table-cell>
          <table:table-cell table:number-columns-repeated="3" office:value-type="float" office:value="47.975907672237" calcext:value-type="float">
            <text:p>47.975907672237</text:p>
          </table:table-cell>
          <table:table-cell office:value-type="float" office:value="-0.00020869830869734" calcext:value-type="float">
            <text:p>-0.000208698308697</text:p>
          </table:table-cell>
          <table:table-cell/>
          <table:table-cell table:formula="of:=([.F1177]-[.F1176])/([.G1177]-[.G1176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-0.00010000000000008" calcext:value-type="float">
            <text:p>-0.0001</text:p>
          </table:table-cell>
          <table:table-cell office:value-type="float" office:value="105.60899064096" calcext:value-type="float">
            <text:p>105.60899064096</text:p>
          </table:table-cell>
          <table:table-cell table:number-columns-repeated="3" office:value-type="float" office:value="52.80449532048" calcext:value-type="float">
            <text:p>52.80449532048</text:p>
          </table:table-cell>
          <table:table-cell office:value-type="float" office:value="-0.00020076859073917" calcext:value-type="float">
            <text:p>-0.000200768590739</text:p>
          </table:table-cell>
          <table:table-cell/>
          <table:table-cell table:formula="of:=([.F1178]-[.F1177])/([.G1178]-[.G1177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0.000096000000000083" calcext:value-type="float">
            <text:p>-9.6000000000083E-05</text:p>
          </table:table-cell>
          <table:table-cell office:value-type="float" office:value="115.26616593745" calcext:value-type="float">
            <text:p>115.26616593745</text:p>
          </table:table-cell>
          <table:table-cell table:number-columns-repeated="3" office:value-type="float" office:value="57.633082968723" calcext:value-type="float">
            <text:p>57.633082968723</text:p>
          </table:table-cell>
          <table:table-cell office:value-type="float" office:value="-0.000192838872781" calcext:value-type="float">
            <text:p>-0.000192838872781</text:p>
          </table:table-cell>
          <table:table-cell/>
          <table:table-cell table:formula="of:=([.F1179]-[.F1178])/([.G1179]-[.G1178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-0.000092000000000083" calcext:value-type="float">
            <text:p>-9.2000000000083E-05</text:p>
          </table:table-cell>
          <table:table-cell office:value-type="float" office:value="124.92334123393" calcext:value-type="float">
            <text:p>124.92334123393</text:p>
          </table:table-cell>
          <table:table-cell table:number-columns-repeated="3" office:value-type="float" office:value="62.461670616966" calcext:value-type="float">
            <text:p>62.461670616966</text:p>
          </table:table-cell>
          <table:table-cell office:value-type="float" office:value="-0.00018490915482283" calcext:value-type="float">
            <text:p>-0.000184909154823</text:p>
          </table:table-cell>
          <table:table-cell/>
          <table:table-cell table:formula="of:=([.F1180]-[.F1179])/([.G1180]-[.G1179])" office:value-type="float" office:value="608922.999999264" calcext:value-type="float">
            <text:p>608922.999999264</text:p>
          </table:table-cell>
          <table:table-cell table:number-columns-repeated="2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-0.000088000000000083" calcext:value-type="float">
            <text:p>-8.8000000000083E-05</text:p>
          </table:table-cell>
          <table:table-cell office:value-type="float" office:value="134.58051653042" calcext:value-type="float">
            <text:p>134.58051653042</text:p>
          </table:table-cell>
          <table:table-cell table:number-columns-repeated="3" office:value-type="float" office:value="67.290258265209" calcext:value-type="float">
            <text:p>67.290258265209</text:p>
          </table:table-cell>
          <table:table-cell office:value-type="float" office:value="-0.00017697943686465" calcext:value-type="float">
            <text:p>-0.000176979436865</text:p>
          </table:table-cell>
          <table:table-cell/>
          <table:table-cell table:formula="of:=([.F1181]-[.F1180])/([.G1181]-[.G1180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-0.000084000000000083" calcext:value-type="float">
            <text:p>-8.4000000000083E-05</text:p>
          </table:table-cell>
          <table:table-cell office:value-type="float" office:value="144.2376918269" calcext:value-type="float">
            <text:p>144.2376918269</text:p>
          </table:table-cell>
          <table:table-cell table:number-columns-repeated="3" office:value-type="float" office:value="72.118845913452" calcext:value-type="float">
            <text:p>72.118845913452</text:p>
          </table:table-cell>
          <table:table-cell office:value-type="float" office:value="-0.00016904971890648" calcext:value-type="float">
            <text:p>-0.000169049718906</text:p>
          </table:table-cell>
          <table:table-cell/>
          <table:table-cell table:formula="of:=([.F1182]-[.F1181])/([.G1182]-[.G1181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0.000080000000000083" calcext:value-type="float">
            <text:p>-8.0000000000083E-05</text:p>
          </table:table-cell>
          <table:table-cell office:value-type="float" office:value="153.89486712339" calcext:value-type="float">
            <text:p>153.89486712339</text:p>
          </table:table-cell>
          <table:table-cell table:number-columns-repeated="3" office:value-type="float" office:value="76.947433561695" calcext:value-type="float">
            <text:p>76.947433561695</text:p>
          </table:table-cell>
          <table:table-cell office:value-type="float" office:value="-0.00016112000094831" calcext:value-type="float">
            <text:p>-0.000161120000948</text:p>
          </table:table-cell>
          <table:table-cell/>
          <table:table-cell table:formula="of:=([.F1183]-[.F1182])/([.G1183]-[.G1182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0.000076000000000083" calcext:value-type="float">
            <text:p>-7.6000000000083E-05</text:p>
          </table:table-cell>
          <table:table-cell office:value-type="float" office:value="163.55204241988" calcext:value-type="float">
            <text:p>163.55204241988</text:p>
          </table:table-cell>
          <table:table-cell table:number-columns-repeated="3" office:value-type="float" office:value="81.776021209938" calcext:value-type="float">
            <text:p>81.776021209938</text:p>
          </table:table-cell>
          <table:table-cell office:value-type="float" office:value="-0.00015319028299014" calcext:value-type="float">
            <text:p>-0.00015319028299</text:p>
          </table:table-cell>
          <table:table-cell/>
          <table:table-cell table:formula="of:=([.F1184]-[.F1183])/([.G1184]-[.G1183])" office:value-type="float" office:value="608923.00000003" calcext:value-type="float">
            <text:p>608923.00000003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-0.000072000000000083" calcext:value-type="float">
            <text:p>-7.2000000000083E-05</text:p>
          </table:table-cell>
          <table:table-cell office:value-type="float" office:value="173.20921771636" calcext:value-type="float">
            <text:p>173.20921771636</text:p>
          </table:table-cell>
          <table:table-cell table:number-columns-repeated="3" office:value-type="float" office:value="86.604608858181" calcext:value-type="float">
            <text:p>86.604608858181</text:p>
          </table:table-cell>
          <table:table-cell office:value-type="float" office:value="-0.00014526056503197" calcext:value-type="float">
            <text:p>-0.000145260565032</text:p>
          </table:table-cell>
          <table:table-cell/>
          <table:table-cell table:formula="of:=([.F1185]-[.F1184])/([.G1185]-[.G1184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-0.000068000000000083" calcext:value-type="float">
            <text:p>-6.8000000000083E-05</text:p>
          </table:table-cell>
          <table:table-cell office:value-type="float" office:value="182.86639301285" calcext:value-type="float">
            <text:p>182.86639301285</text:p>
          </table:table-cell>
          <table:table-cell table:number-columns-repeated="3" office:value-type="float" office:value="91.433196506424" calcext:value-type="float">
            <text:p>91.433196506424</text:p>
          </table:table-cell>
          <table:table-cell office:value-type="float" office:value="-0.0001373308470738" calcext:value-type="float">
            <text:p>-0.000137330847074</text:p>
          </table:table-cell>
          <table:table-cell/>
          <table:table-cell table:formula="of:=([.F1186]-[.F1185])/([.G1186]-[.G1185])" office:value-type="float" office:value="608923.000000032" calcext:value-type="float">
            <text:p>608923.000000032</text:p>
          </table:table-cell>
          <table:table-cell table:number-columns-repeated="2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-0.000064000000000083" calcext:value-type="float">
            <text:p>-6.4000000000083E-05</text:p>
          </table:table-cell>
          <table:table-cell office:value-type="float" office:value="192.52356830934" calcext:value-type="float">
            <text:p>192.52356830934</text:p>
          </table:table-cell>
          <table:table-cell table:number-columns-repeated="3" office:value-type="float" office:value="96.261784154667" calcext:value-type="float">
            <text:p>96.261784154667</text:p>
          </table:table-cell>
          <table:table-cell office:value-type="float" office:value="-0.00012940112911563" calcext:value-type="float">
            <text:p>-0.000129401129116</text:p>
          </table:table-cell>
          <table:table-cell/>
          <table:table-cell table:formula="of:=([.F1187]-[.F1186])/([.G1187]-[.G1186])" office:value-type="float" office:value="608923.000000031" calcext:value-type="float">
            <text:p>608923.000000031</text:p>
          </table:table-cell>
          <table:table-cell table:number-columns-repeated="2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-0.000060000000000083" calcext:value-type="float">
            <text:p>-6.0000000000083E-05</text:p>
          </table:table-cell>
          <table:table-cell office:value-type="float" office:value="202.18074360582" calcext:value-type="float">
            <text:p>202.18074360582</text:p>
          </table:table-cell>
          <table:table-cell table:number-columns-repeated="3" office:value-type="float" office:value="101.09037180291" calcext:value-type="float">
            <text:p>101.09037180291</text:p>
          </table:table-cell>
          <table:table-cell office:value-type="float" office:value="-0.00012147141115746" calcext:value-type="float">
            <text:p>-0.000121471411157</text:p>
          </table:table-cell>
          <table:table-cell/>
          <table:table-cell table:formula="of:=([.F1188]-[.F1187])/([.G1188]-[.G1187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-0.000056000000000083" calcext:value-type="float">
            <text:p>-5.6000000000083E-05</text:p>
          </table:table-cell>
          <table:table-cell office:value-type="float" office:value="211.83791890231" calcext:value-type="float">
            <text:p>211.83791890231</text:p>
          </table:table-cell>
          <table:table-cell table:number-columns-repeated="3" office:value-type="float" office:value="105.91895945115" calcext:value-type="float">
            <text:p>105.91895945115</text:p>
          </table:table-cell>
          <table:table-cell office:value-type="float" office:value="-0.00011354169319929" calcext:value-type="float">
            <text:p>-0.000113541693199</text:p>
          </table:table-cell>
          <table:table-cell/>
          <table:table-cell table:formula="of:=([.F1189]-[.F1188])/([.G1189]-[.G1188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-0.000052000000000083" calcext:value-type="float">
            <text:p>-5.2000000000083E-05</text:p>
          </table:table-cell>
          <table:table-cell office:value-type="float" office:value="221.49509419879" calcext:value-type="float">
            <text:p>221.49509419879</text:p>
          </table:table-cell>
          <table:table-cell table:number-columns-repeated="3" office:value-type="float" office:value="110.7475470994" calcext:value-type="float">
            <text:p>110.7475470994</text:p>
          </table:table-cell>
          <table:table-cell office:value-type="float" office:value="-0.00010561197524112" calcext:value-type="float">
            <text:p>-0.000105611975241</text:p>
          </table:table-cell>
          <table:table-cell/>
          <table:table-cell table:formula="of:=([.F1190]-[.F1189])/([.G1190]-[.G1189])" office:value-type="float" office:value="608922.99999973" calcext:value-type="float">
            <text:p>608922.99999973</text:p>
          </table:table-cell>
          <table:table-cell table:number-columns-repeated="2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000048000000000084" calcext:value-type="float">
            <text:p>-4.8000000000084E-05</text:p>
          </table:table-cell>
          <table:table-cell office:value-type="float" office:value="231.15226949528" calcext:value-type="float">
            <text:p>231.15226949528</text:p>
          </table:table-cell>
          <table:table-cell table:number-columns-repeated="3" office:value-type="float" office:value="115.57613474764" calcext:value-type="float">
            <text:p>115.57613474764</text:p>
          </table:table-cell>
          <table:table-cell office:value-type="float" office:value="-0.000097682257282951" calcext:value-type="float">
            <text:p>-9.7682257282951E-05</text:p>
          </table:table-cell>
          <table:table-cell/>
          <table:table-cell table:formula="of:=([.F1191]-[.F1190])/([.G1191]-[.G1190])" office:value-type="float" office:value="608922.999999576" calcext:value-type="float">
            <text:p>608922.999999576</text:p>
          </table:table-cell>
          <table:table-cell table:number-columns-repeated="2"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-0.000044000000000084" calcext:value-type="float">
            <text:p>-4.4000000000084E-05</text:p>
          </table:table-cell>
          <table:table-cell office:value-type="float" office:value="240.80944479176" calcext:value-type="float">
            <text:p>240.80944479176</text:p>
          </table:table-cell>
          <table:table-cell table:number-columns-repeated="3" office:value-type="float" office:value="120.40472239588" calcext:value-type="float">
            <text:p>120.40472239588</text:p>
          </table:table-cell>
          <table:table-cell office:value-type="float" office:value="-0.00008975253932478" calcext:value-type="float">
            <text:p>-8.975253932478E-05</text:p>
          </table:table-cell>
          <table:table-cell/>
          <table:table-cell table:formula="of:=([.F1192]-[.F1191])/([.G1192]-[.G1191])" office:value-type="float" office:value="608923.000000913" calcext:value-type="float">
            <text:p>608923.000000913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0.000040000000000084" calcext:value-type="float">
            <text:p>-4.0000000000084E-05</text:p>
          </table:table-cell>
          <table:table-cell office:value-type="float" office:value="250.46662008825" calcext:value-type="float">
            <text:p>250.46662008825</text:p>
          </table:table-cell>
          <table:table-cell table:number-columns-repeated="3" office:value-type="float" office:value="125.23331004413" calcext:value-type="float">
            <text:p>125.23331004413</text:p>
          </table:table-cell>
          <table:table-cell office:value-type="float" office:value="-0.00008182282136661" calcext:value-type="float">
            <text:p>-8.182282136661E-05</text:p>
          </table:table-cell>
          <table:table-cell/>
          <table:table-cell table:formula="of:=([.F1193]-[.F1192])/([.G1193]-[.G1192])" office:value-type="float" office:value="608922.999999577" calcext:value-type="float">
            <text:p>608922.999999577</text:p>
          </table:table-cell>
          <table:table-cell table:number-columns-repeated="2"/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0.000036000000000084" calcext:value-type="float">
            <text:p>-3.6000000000084E-05</text:p>
          </table:table-cell>
          <table:table-cell office:value-type="float" office:value="260.12379538474" calcext:value-type="float">
            <text:p>260.12379538474</text:p>
          </table:table-cell>
          <table:table-cell table:number-columns-repeated="3" office:value-type="float" office:value="130.06189769237" calcext:value-type="float">
            <text:p>130.06189769237</text:p>
          </table:table-cell>
          <table:table-cell office:value-type="float" office:value="-0.000073893103408439" calcext:value-type="float">
            <text:p>-7.3893103408439E-05</text:p>
          </table:table-cell>
          <table:table-cell/>
          <table:table-cell table:formula="of:=([.F1194]-[.F1193])/([.G1194]-[.G1193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-0.000032000000000084" calcext:value-type="float">
            <text:p>-3.2000000000084E-05</text:p>
          </table:table-cell>
          <table:table-cell office:value-type="float" office:value="269.78097068122" calcext:value-type="float">
            <text:p>269.78097068122</text:p>
          </table:table-cell>
          <table:table-cell table:number-columns-repeated="3" office:value-type="float" office:value="134.89048534061" calcext:value-type="float">
            <text:p>134.89048534061</text:p>
          </table:table-cell>
          <table:table-cell office:value-type="float" office:value="-0.000065963385450269" calcext:value-type="float">
            <text:p>-6.5963385450269E-05</text:p>
          </table:table-cell>
          <table:table-cell/>
          <table:table-cell table:formula="of:=([.F1195]-[.F1194])/([.G1195]-[.G1194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-0.000028000000000084" calcext:value-type="float">
            <text:p>-2.8000000000084E-05</text:p>
          </table:table-cell>
          <table:table-cell office:value-type="float" office:value="279.43814597771" calcext:value-type="float">
            <text:p>279.43814597771</text:p>
          </table:table-cell>
          <table:table-cell table:number-columns-repeated="3" office:value-type="float" office:value="139.71907298885" calcext:value-type="float">
            <text:p>139.71907298885</text:p>
          </table:table-cell>
          <table:table-cell office:value-type="float" office:value="-0.000058033667492099" calcext:value-type="float">
            <text:p>-5.8033667492099E-05</text:p>
          </table:table-cell>
          <table:table-cell/>
          <table:table-cell table:formula="of:=([.F1196]-[.F1195])/([.G1196]-[.G1195])" office:value-type="float" office:value="608923.000000836" calcext:value-type="float">
            <text:p>608923.000000836</text:p>
          </table:table-cell>
          <table:table-cell table:number-columns-repeated="2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-0.000024000000000084" calcext:value-type="float">
            <text:p>-2.4000000000084E-05</text:p>
          </table:table-cell>
          <table:table-cell office:value-type="float" office:value="289.09532127419" calcext:value-type="float">
            <text:p>289.09532127419</text:p>
          </table:table-cell>
          <table:table-cell table:number-columns-repeated="3" office:value-type="float" office:value="144.5476606371" calcext:value-type="float">
            <text:p>144.5476606371</text:p>
          </table:table-cell>
          <table:table-cell office:value-type="float" office:value="-0.000050103949533928" calcext:value-type="float">
            <text:p>-5.0103949533928E-05</text:p>
          </table:table-cell>
          <table:table-cell/>
          <table:table-cell table:formula="of:=([.F1197]-[.F1196])/([.G1197]-[.G1196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-0.000020000000000084" calcext:value-type="float">
            <text:p>-2.0000000000084E-05</text:p>
          </table:table-cell>
          <table:table-cell office:value-type="float" office:value="298.75249657068" calcext:value-type="float">
            <text:p>298.75249657068</text:p>
          </table:table-cell>
          <table:table-cell table:number-columns-repeated="3" office:value-type="float" office:value="149.37624828534" calcext:value-type="float">
            <text:p>149.37624828534</text:p>
          </table:table-cell>
          <table:table-cell office:value-type="float" office:value="-0.000042174231575758" calcext:value-type="float">
            <text:p>-4.2174231575758E-05</text:p>
          </table:table-cell>
          <table:table-cell/>
          <table:table-cell table:formula="of:=([.F1198]-[.F1197])/([.G1198]-[.G1197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-0.000016000000000084" calcext:value-type="float">
            <text:p>-1.6000000000084E-05</text:p>
          </table:table-cell>
          <table:table-cell office:value-type="float" office:value="308.40967186717" calcext:value-type="float">
            <text:p>308.40967186717</text:p>
          </table:table-cell>
          <table:table-cell table:number-columns-repeated="3" office:value-type="float" office:value="154.20483593358" calcext:value-type="float">
            <text:p>154.20483593358</text:p>
          </table:table-cell>
          <table:table-cell office:value-type="float" office:value="-0.000034244513617587" calcext:value-type="float">
            <text:p>-3.4244513617587E-05</text:p>
          </table:table-cell>
          <table:table-cell/>
          <table:table-cell table:formula="of:=([.F1199]-[.F1198])/([.G1199]-[.G1198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0.000012000000000084" calcext:value-type="float">
            <text:p>-1.2000000000084E-05</text:p>
          </table:table-cell>
          <table:table-cell office:value-type="float" office:value="318.06684716365" calcext:value-type="float">
            <text:p>318.06684716365</text:p>
          </table:table-cell>
          <table:table-cell table:number-columns-repeated="3" office:value-type="float" office:value="159.03342358183" calcext:value-type="float">
            <text:p>159.03342358183</text:p>
          </table:table-cell>
          <table:table-cell office:value-type="float" office:value="-0.000026314795659417" calcext:value-type="float">
            <text:p>-2.6314795659417E-05</text:p>
          </table:table-cell>
          <table:table-cell/>
          <table:table-cell table:formula="of:=([.F1200]-[.F1199])/([.G1200]-[.G1199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-0.0000080000000000844" calcext:value-type="float">
            <text:p>-8.0000000000844E-06</text:p>
          </table:table-cell>
          <table:table-cell office:value-type="float" office:value="327.72402246014" calcext:value-type="float">
            <text:p>327.72402246014</text:p>
          </table:table-cell>
          <table:table-cell table:number-columns-repeated="3" office:value-type="float" office:value="163.86201123007" calcext:value-type="float">
            <text:p>163.86201123007</text:p>
          </table:table-cell>
          <table:table-cell office:value-type="float" office:value="-0.000018385077701247" calcext:value-type="float">
            <text:p>-1.8385077701247E-05</text:p>
          </table:table-cell>
          <table:table-cell/>
          <table:table-cell table:formula="of:=([.F1201]-[.F1200])/([.G1201]-[.G1200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-0.0000040000000000844" calcext:value-type="float">
            <text:p>-4.0000000000844E-06</text:p>
          </table:table-cell>
          <table:table-cell office:value-type="float" office:value="337.38119775662" calcext:value-type="float">
            <text:p>337.38119775662</text:p>
          </table:table-cell>
          <table:table-cell table:number-columns-repeated="3" office:value-type="float" office:value="168.69059887831" calcext:value-type="float">
            <text:p>168.69059887831</text:p>
          </table:table-cell>
          <table:table-cell office:value-type="float" office:value="-0.000010455359743076" calcext:value-type="float">
            <text:p>-1.0455359743076E-05</text:p>
          </table:table-cell>
          <table:table-cell/>
          <table:table-cell table:formula="of:=([.F1202]-[.F1201])/([.G1202]-[.G1201])" office:value-type="float" office:value="608923.000000898" calcext:value-type="float">
            <text:p>608923.0000008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.4567769453869E-017" calcext:value-type="float">
            <text:p>-8.4567769453869E-17</text:p>
          </table:table-cell>
          <table:table-cell office:value-type="float" office:value="347.03837305311" calcext:value-type="float">
            <text:p>347.03837305311</text:p>
          </table:table-cell>
          <table:table-cell table:number-columns-repeated="3" office:value-type="float" office:value="173.51918652656" calcext:value-type="float">
            <text:p>173.51918652656</text:p>
          </table:table-cell>
          <table:table-cell office:value-type="float" office:value="-0.0000025256417849058" calcext:value-type="float">
            <text:p>-2.5256417849058E-06</text:p>
          </table:table-cell>
          <table:table-cell/>
          <table:table-cell table:formula="of:=([.F1203]-[.F1202])/([.G1203]-[.G1202])" office:value-type="float" office:value="608922.999999617" calcext:value-type="float">
            <text:p>608922.999999617</text:p>
          </table:table-cell>
          <table:table-cell table:number-columns-repeated="2"/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0.0000039999999999154" calcext:value-type="float">
            <text:p>3.9999999999154E-06</text:p>
          </table:table-cell>
          <table:table-cell office:value-type="float" office:value="356.6955483496" calcext:value-type="float">
            <text:p>356.6955483496</text:p>
          </table:table-cell>
          <table:table-cell table:number-columns-repeated="3" office:value-type="float" office:value="178.3477741748" calcext:value-type="float">
            <text:p>178.3477741748</text:p>
          </table:table-cell>
          <table:table-cell office:value-type="float" office:value="0.0000054040761732647" calcext:value-type="float">
            <text:p>5.4040761732647E-06</text:p>
          </table:table-cell>
          <table:table-cell/>
          <table:table-cell table:formula="of:=([.F1204]-[.F1203])/([.G1204]-[.G1203])" office:value-type="float" office:value="608922.999999629" calcext:value-type="float">
            <text:p>608922.999999629</text:p>
          </table:table-cell>
          <table:table-cell table:number-columns-repeated="2"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0.0000079999999999153" calcext:value-type="float">
            <text:p>7.9999999999153E-06</text:p>
          </table:table-cell>
          <table:table-cell office:value-type="float" office:value="366.35272364608" calcext:value-type="float">
            <text:p>366.35272364608</text:p>
          </table:table-cell>
          <table:table-cell table:number-columns-repeated="3" office:value-type="float" office:value="183.17636182304" calcext:value-type="float">
            <text:p>183.17636182304</text:p>
          </table:table-cell>
          <table:table-cell office:value-type="float" office:value="0.000013333794131435" calcext:value-type="float">
            <text:p>1.3333794131435E-05</text:p>
          </table:table-cell>
          <table:table-cell/>
          <table:table-cell table:formula="of:=([.F1205]-[.F1204])/([.G1205]-[.G1204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000011999999999915" calcext:value-type="float">
            <text:p>1.1999999999915E-05</text:p>
          </table:table-cell>
          <table:table-cell office:value-type="float" office:value="376.00989894257" calcext:value-type="float">
            <text:p>376.00989894257</text:p>
          </table:table-cell>
          <table:table-cell table:number-columns-repeated="3" office:value-type="float" office:value="188.00494947128" calcext:value-type="float">
            <text:p>188.00494947128</text:p>
          </table:table-cell>
          <table:table-cell office:value-type="float" office:value="0.000021263512089605" calcext:value-type="float">
            <text:p>2.1263512089605E-05</text:p>
          </table:table-cell>
          <table:table-cell/>
          <table:table-cell table:formula="of:=([.F1206]-[.F1205])/([.G1206]-[.G1205])" office:value-type="float" office:value="608923.000000837" calcext:value-type="float">
            <text:p>608923.000000837</text:p>
          </table:table-cell>
          <table:table-cell table:number-columns-repeated="2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000015999999999915" calcext:value-type="float">
            <text:p>1.5999999999915E-05</text:p>
          </table:table-cell>
          <table:table-cell office:value-type="float" office:value="385.66707423905" calcext:value-type="float">
            <text:p>385.66707423905</text:p>
          </table:table-cell>
          <table:table-cell table:number-columns-repeated="3" office:value-type="float" office:value="192.83353711953" calcext:value-type="float">
            <text:p>192.83353711953</text:p>
          </table:table-cell>
          <table:table-cell office:value-type="float" office:value="0.000029193230047776" calcext:value-type="float">
            <text:p>2.9193230047776E-05</text:p>
          </table:table-cell>
          <table:table-cell/>
          <table:table-cell table:formula="of:=([.F1207]-[.F1206])/([.G1207]-[.G1206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000019999999999915" calcext:value-type="float">
            <text:p>1.9999999999915E-05</text:p>
          </table:table-cell>
          <table:table-cell office:value-type="float" office:value="395.32424953554" calcext:value-type="float">
            <text:p>395.32424953554</text:p>
          </table:table-cell>
          <table:table-cell table:number-columns-repeated="3" office:value-type="float" office:value="197.66212476777" calcext:value-type="float">
            <text:p>197.66212476777</text:p>
          </table:table-cell>
          <table:table-cell office:value-type="float" office:value="0.000037122948005946" calcext:value-type="float">
            <text:p>3.7122948005946E-05</text:p>
          </table:table-cell>
          <table:table-cell/>
          <table:table-cell table:formula="of:=([.F1208]-[.F1207])/([.G1208]-[.G1207])" office:value-type="float" office:value="608922.999999578" calcext:value-type="float">
            <text:p>608922.999999578</text:p>
          </table:table-cell>
          <table:table-cell table:number-columns-repeated="2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.000023999999999915" calcext:value-type="float">
            <text:p>2.3999999999915E-05</text:p>
          </table:table-cell>
          <table:table-cell office:value-type="float" office:value="404.98142483203" calcext:value-type="float">
            <text:p>404.98142483203</text:p>
          </table:table-cell>
          <table:table-cell table:number-columns-repeated="3" office:value-type="float" office:value="202.49071241601" calcext:value-type="float">
            <text:p>202.49071241601</text:p>
          </table:table-cell>
          <table:table-cell office:value-type="float" office:value="0.000045052665964117" calcext:value-type="float">
            <text:p>4.5052665964117E-05</text:p>
          </table:table-cell>
          <table:table-cell/>
          <table:table-cell table:formula="of:=([.F1209]-[.F1208])/([.G1209]-[.G1208])" office:value-type="float" office:value="608923.000000913" calcext:value-type="float">
            <text:p>608923.000000913</text:p>
          </table:table-cell>
          <table:table-cell table:number-columns-repeated="2"/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0.000027999999999915" calcext:value-type="float">
            <text:p>2.7999999999915E-05</text:p>
          </table:table-cell>
          <table:table-cell office:value-type="float" office:value="414.63860012851" calcext:value-type="float">
            <text:p>414.63860012851</text:p>
          </table:table-cell>
          <table:table-cell table:number-columns-repeated="3" office:value-type="float" office:value="207.31930006426" calcext:value-type="float">
            <text:p>207.31930006426</text:p>
          </table:table-cell>
          <table:table-cell office:value-type="float" office:value="0.000052982383922287" calcext:value-type="float">
            <text:p>5.2982383922287E-05</text:p>
          </table:table-cell>
          <table:table-cell/>
          <table:table-cell table:formula="of:=([.F1210]-[.F1209])/([.G1210]-[.G1209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0.000031999999999915" calcext:value-type="float">
            <text:p>3.1999999999915E-05</text:p>
          </table:table-cell>
          <table:table-cell office:value-type="float" office:value="424.295775425" calcext:value-type="float">
            <text:p>424.295775425</text:p>
          </table:table-cell>
          <table:table-cell table:number-columns-repeated="3" office:value-type="float" office:value="212.1478877125" calcext:value-type="float">
            <text:p>212.1478877125</text:p>
          </table:table-cell>
          <table:table-cell office:value-type="float" office:value="0.000060912101880458" calcext:value-type="float">
            <text:p>6.0912101880458E-05</text:p>
          </table:table-cell>
          <table:table-cell/>
          <table:table-cell table:formula="of:=([.F1211]-[.F1210])/([.G1211]-[.G1210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000035999999999915" calcext:value-type="float">
            <text:p>3.5999999999915E-05</text:p>
          </table:table-cell>
          <table:table-cell office:value-type="float" office:value="433.95295072148" calcext:value-type="float">
            <text:p>433.95295072148</text:p>
          </table:table-cell>
          <table:table-cell table:number-columns-repeated="3" office:value-type="float" office:value="216.97647536074" calcext:value-type="float">
            <text:p>216.97647536074</text:p>
          </table:table-cell>
          <table:table-cell office:value-type="float" office:value="0.000068841819838628" calcext:value-type="float">
            <text:p>6.8841819838628E-05</text:p>
          </table:table-cell>
          <table:table-cell/>
          <table:table-cell table:formula="of:=([.F1212]-[.F1211])/([.G1212]-[.G1211])" office:value-type="float" office:value="608923.000000913" calcext:value-type="float">
            <text:p>608923.000000913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000039999999999915" calcext:value-type="float">
            <text:p>3.9999999999915E-05</text:p>
          </table:table-cell>
          <table:table-cell office:value-type="float" office:value="443.61012601797" calcext:value-type="float">
            <text:p>443.61012601797</text:p>
          </table:table-cell>
          <table:table-cell table:number-columns-repeated="3" office:value-type="float" office:value="221.80506300899" calcext:value-type="float">
            <text:p>221.80506300899</text:p>
          </table:table-cell>
          <table:table-cell office:value-type="float" office:value="0.000076771537796798" calcext:value-type="float">
            <text:p>7.6771537796798E-05</text:p>
          </table:table-cell>
          <table:table-cell/>
          <table:table-cell table:formula="of:=([.F1213]-[.F1212])/([.G1213]-[.G1212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0.000043999999999915" calcext:value-type="float">
            <text:p>4.3999999999915E-05</text:p>
          </table:table-cell>
          <table:table-cell office:value-type="float" office:value="453.26730131446" calcext:value-type="float">
            <text:p>453.26730131446</text:p>
          </table:table-cell>
          <table:table-cell table:number-columns-repeated="3" office:value-type="float" office:value="226.63365065723" calcext:value-type="float">
            <text:p>226.63365065723</text:p>
          </table:table-cell>
          <table:table-cell office:value-type="float" office:value="0.000084701255754969" calcext:value-type="float">
            <text:p>8.4701255754969E-05</text:p>
          </table:table-cell>
          <table:table-cell/>
          <table:table-cell table:formula="of:=([.F1214]-[.F1213])/([.G1214]-[.G1213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.000047999999999914" calcext:value-type="float">
            <text:p>4.7999999999914E-05</text:p>
          </table:table-cell>
          <table:table-cell office:value-type="float" office:value="462.92447661094" calcext:value-type="float">
            <text:p>462.92447661094</text:p>
          </table:table-cell>
          <table:table-cell table:number-columns-repeated="3" office:value-type="float" office:value="231.46223830547" calcext:value-type="float">
            <text:p>231.46223830547</text:p>
          </table:table-cell>
          <table:table-cell office:value-type="float" office:value="0.000092630973713139" calcext:value-type="float">
            <text:p>9.2630973713139E-05</text:p>
          </table:table-cell>
          <table:table-cell/>
          <table:table-cell table:formula="of:=([.F1215]-[.F1214])/([.G1215]-[.G1214])" office:value-type="float" office:value="608922.999999575" calcext:value-type="float">
            <text:p>608922.999999575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0.000051999999999914" calcext:value-type="float">
            <text:p>5.1999999999914E-05</text:p>
          </table:table-cell>
          <table:table-cell office:value-type="float" office:value="472.58165190743" calcext:value-type="float">
            <text:p>472.58165190743</text:p>
          </table:table-cell>
          <table:table-cell table:number-columns-repeated="3" office:value-type="float" office:value="236.29082595371" calcext:value-type="float">
            <text:p>236.29082595371</text:p>
          </table:table-cell>
          <table:table-cell office:value-type="float" office:value="0.00010056069167131" calcext:value-type="float">
            <text:p>0.000100560691671</text:p>
          </table:table-cell>
          <table:table-cell/>
          <table:table-cell table:formula="of:=([.F1216]-[.F1215])/([.G1216]-[.G1215])" office:value-type="float" office:value="608923.000000913" calcext:value-type="float">
            <text:p>608923.000000913</text:p>
          </table:table-cell>
          <table:table-cell table:number-columns-repeated="2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000055999999999914" calcext:value-type="float">
            <text:p>5.5999999999914E-05</text:p>
          </table:table-cell>
          <table:table-cell office:value-type="float" office:value="482.23882720392" calcext:value-type="float">
            <text:p>482.23882720392</text:p>
          </table:table-cell>
          <table:table-cell table:number-columns-repeated="3" office:value-type="float" office:value="241.11941360196" calcext:value-type="float">
            <text:p>241.11941360196</text:p>
          </table:table-cell>
          <table:table-cell office:value-type="float" office:value="0.00010849040962948" calcext:value-type="float">
            <text:p>0.000108490409629</text:p>
          </table:table-cell>
          <table:table-cell/>
          <table:table-cell table:formula="of:=([.F1217]-[.F1216])/([.G1217]-[.G1216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0.000059999999999914" calcext:value-type="float">
            <text:p>5.9999999999914E-05</text:p>
          </table:table-cell>
          <table:table-cell office:value-type="float" office:value="491.8960025004" calcext:value-type="float">
            <text:p>491.8960025004</text:p>
          </table:table-cell>
          <table:table-cell table:number-columns-repeated="3" office:value-type="float" office:value="245.9480012502" calcext:value-type="float">
            <text:p>245.9480012502</text:p>
          </table:table-cell>
          <table:table-cell office:value-type="float" office:value="0.00011642012758765" calcext:value-type="float">
            <text:p>0.000116420127588</text:p>
          </table:table-cell>
          <table:table-cell/>
          <table:table-cell table:formula="of:=([.F1218]-[.F1217])/([.G1218]-[.G1217])" office:value-type="float" office:value="608922.999999651" calcext:value-type="float">
            <text:p>608922.999999651</text:p>
          </table:table-cell>
          <table:table-cell table:number-columns-repeated="2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.000063999999999914" calcext:value-type="float">
            <text:p>6.3999999999914E-05</text:p>
          </table:table-cell>
          <table:table-cell office:value-type="float" office:value="501.55317779689" calcext:value-type="float">
            <text:p>501.55317779689</text:p>
          </table:table-cell>
          <table:table-cell table:number-columns-repeated="3" office:value-type="float" office:value="250.77658889844" calcext:value-type="float">
            <text:p>250.77658889844</text:p>
          </table:table-cell>
          <table:table-cell office:value-type="float" office:value="0.00012434984554582" calcext:value-type="float">
            <text:p>0.000124349845546</text:p>
          </table:table-cell>
          <table:table-cell/>
          <table:table-cell table:formula="of:=([.F1219]-[.F1218])/([.G1219]-[.G1218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0.000067999999999914" calcext:value-type="float">
            <text:p>6.7999999999914E-05</text:p>
          </table:table-cell>
          <table:table-cell office:value-type="float" office:value="511.21035309337" calcext:value-type="float">
            <text:p>511.21035309337</text:p>
          </table:table-cell>
          <table:table-cell table:number-columns-repeated="3" office:value-type="float" office:value="255.60517654669" calcext:value-type="float">
            <text:p>255.60517654669</text:p>
          </table:table-cell>
          <table:table-cell office:value-type="float" office:value="0.00013227956350399" calcext:value-type="float">
            <text:p>0.000132279563504</text:p>
          </table:table-cell>
          <table:table-cell/>
          <table:table-cell table:formula="of:=([.F1220]-[.F1219])/([.G1220]-[.G1219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000071999999999914" calcext:value-type="float">
            <text:p>7.1999999999914E-05</text:p>
          </table:table-cell>
          <table:table-cell office:value-type="float" office:value="520.86752838986" calcext:value-type="float">
            <text:p>520.86752838986</text:p>
          </table:table-cell>
          <table:table-cell table:number-columns-repeated="3" office:value-type="float" office:value="260.43376419493" calcext:value-type="float">
            <text:p>260.43376419493</text:p>
          </table:table-cell>
          <table:table-cell office:value-type="float" office:value="0.00014020928146216" calcext:value-type="float">
            <text:p>0.000140209281462</text:p>
          </table:table-cell>
          <table:table-cell/>
          <table:table-cell table:formula="of:=([.F1221]-[.F1220])/([.G1221]-[.G122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0.000075999999999914" calcext:value-type="float">
            <text:p>7.5999999999914E-05</text:p>
          </table:table-cell>
          <table:table-cell office:value-type="float" office:value="530.52470368634" calcext:value-type="float">
            <text:p>530.52470368634</text:p>
          </table:table-cell>
          <table:table-cell table:number-columns-repeated="3" office:value-type="float" office:value="265.26235184317" calcext:value-type="float">
            <text:p>265.26235184317</text:p>
          </table:table-cell>
          <table:table-cell office:value-type="float" office:value="0.00014813899942033" calcext:value-type="float">
            <text:p>0.00014813899942</text:p>
          </table:table-cell>
          <table:table-cell/>
          <table:table-cell table:formula="of:=([.F1222]-[.F1221])/([.G1222]-[.G1221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0079999999999914" calcext:value-type="float">
            <text:p>7.9999999999914E-05</text:p>
          </table:table-cell>
          <table:table-cell office:value-type="float" office:value="540.18187898283" calcext:value-type="float">
            <text:p>540.18187898283</text:p>
          </table:table-cell>
          <table:table-cell table:number-columns-repeated="3" office:value-type="float" office:value="270.09093949142" calcext:value-type="float">
            <text:p>270.09093949142</text:p>
          </table:table-cell>
          <table:table-cell office:value-type="float" office:value="0.0001560687173785" calcext:value-type="float">
            <text:p>0.000156068717379</text:p>
          </table:table-cell>
          <table:table-cell/>
          <table:table-cell table:formula="of:=([.F1223]-[.F1222])/([.G1223]-[.G1222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0.000083999999999914" calcext:value-type="float">
            <text:p>8.3999999999914E-05</text:p>
          </table:table-cell>
          <table:table-cell office:value-type="float" office:value="549.83905427931" calcext:value-type="float">
            <text:p>549.83905427931</text:p>
          </table:table-cell>
          <table:table-cell table:number-columns-repeated="3" office:value-type="float" office:value="274.91952713966" calcext:value-type="float">
            <text:p>274.91952713966</text:p>
          </table:table-cell>
          <table:table-cell office:value-type="float" office:value="0.00016399843533667" calcext:value-type="float">
            <text:p>0.000163998435337</text:p>
          </table:table-cell>
          <table:table-cell/>
          <table:table-cell table:formula="of:=([.F1224]-[.F1223])/([.G1224]-[.G1223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000087999999999914" calcext:value-type="float">
            <text:p>8.7999999999914E-05</text:p>
          </table:table-cell>
          <table:table-cell office:value-type="float" office:value="559.4962295758" calcext:value-type="float">
            <text:p>559.4962295758</text:p>
          </table:table-cell>
          <table:table-cell table:number-columns-repeated="3" office:value-type="float" office:value="279.7481147879" calcext:value-type="float">
            <text:p>279.7481147879</text:p>
          </table:table-cell>
          <table:table-cell office:value-type="float" office:value="0.00017192815329484" calcext:value-type="float">
            <text:p>0.000171928153295</text:p>
          </table:table-cell>
          <table:table-cell/>
          <table:table-cell table:formula="of:=([.F1225]-[.F1224])/([.G1225]-[.G1224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000091999999999913" calcext:value-type="float">
            <text:p>9.1999999999913E-05</text:p>
          </table:table-cell>
          <table:table-cell office:value-type="float" office:value="569.15340487229" calcext:value-type="float">
            <text:p>569.15340487229</text:p>
          </table:table-cell>
          <table:table-cell table:number-columns-repeated="3" office:value-type="float" office:value="284.57670243614" calcext:value-type="float">
            <text:p>284.57670243614</text:p>
          </table:table-cell>
          <table:table-cell office:value-type="float" office:value="0.00017985787125301" calcext:value-type="float">
            <text:p>0.000179857871253</text:p>
          </table:table-cell>
          <table:table-cell/>
          <table:table-cell table:formula="of:=([.F1226]-[.F1225])/([.G1226]-[.G1225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000095999999999913" calcext:value-type="float">
            <text:p>9.5999999999913E-05</text:p>
          </table:table-cell>
          <table:table-cell office:value-type="float" office:value="578.81058016878" calcext:value-type="float">
            <text:p>578.81058016878</text:p>
          </table:table-cell>
          <table:table-cell table:number-columns-repeated="3" office:value-type="float" office:value="289.40529008439" calcext:value-type="float">
            <text:p>289.40529008439</text:p>
          </table:table-cell>
          <table:table-cell office:value-type="float" office:value="0.00018778758921118" calcext:value-type="float">
            <text:p>0.000187787589211</text:p>
          </table:table-cell>
          <table:table-cell/>
          <table:table-cell table:formula="of:=([.F1227]-[.F1226])/([.G1227]-[.G1226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000099999999999913" calcext:value-type="float">
            <text:p>9.9999999999913E-05</text:p>
          </table:table-cell>
          <table:table-cell office:value-type="float" office:value="588.46775546526" calcext:value-type="float">
            <text:p>588.46775546526</text:p>
          </table:table-cell>
          <table:table-cell table:number-columns-repeated="3" office:value-type="float" office:value="294.23387773263" calcext:value-type="float">
            <text:p>294.23387773263</text:p>
          </table:table-cell>
          <table:table-cell office:value-type="float" office:value="0.00019571730716935" calcext:value-type="float">
            <text:p>0.000195717307169</text:p>
          </table:table-cell>
          <table:table-cell/>
          <table:table-cell table:formula="of:=([.F1228]-[.F1227])/([.G1228]-[.G1227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00010399999999991" calcext:value-type="float">
            <text:p>0.000104</text:p>
          </table:table-cell>
          <table:table-cell office:value-type="float" office:value="598.12493076175" calcext:value-type="float">
            <text:p>598.12493076175</text:p>
          </table:table-cell>
          <table:table-cell table:number-columns-repeated="3" office:value-type="float" office:value="299.06246538087" calcext:value-type="float">
            <text:p>299.06246538087</text:p>
          </table:table-cell>
          <table:table-cell office:value-type="float" office:value="0.00020364702512752" calcext:value-type="float">
            <text:p>0.000203647025128</text:p>
          </table:table-cell>
          <table:table-cell/>
          <table:table-cell table:formula="of:=([.F1229]-[.F1228])/([.G1229]-[.G1228])" office:value-type="float" office:value="608923.000000148" calcext:value-type="float">
            <text:p>608923.000000148</text:p>
          </table:table-cell>
          <table:table-cell table:number-columns-repeated="2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0.00010799999999991" calcext:value-type="float">
            <text:p>0.000108</text:p>
          </table:table-cell>
          <table:table-cell office:value-type="float" office:value="607.78210605823" calcext:value-type="float">
            <text:p>607.78210605823</text:p>
          </table:table-cell>
          <table:table-cell table:number-columns-repeated="3" office:value-type="float" office:value="303.89105302912" calcext:value-type="float">
            <text:p>303.89105302912</text:p>
          </table:table-cell>
          <table:table-cell office:value-type="float" office:value="0.0002115767430857" calcext:value-type="float">
            <text:p>0.000211576743086</text:p>
          </table:table-cell>
          <table:table-cell/>
          <table:table-cell table:formula="of:=([.F1230]-[.F1229])/([.G1230]-[.G1229])" office:value-type="float" office:value="608922.999999655" calcext:value-type="float">
            <text:p>608922.999999655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00011199999999991" calcext:value-type="float">
            <text:p>0.000112</text:p>
          </table:table-cell>
          <table:table-cell office:value-type="float" office:value="617.43928135472" calcext:value-type="float">
            <text:p>617.43928135472</text:p>
          </table:table-cell>
          <table:table-cell table:number-columns-repeated="3" office:value-type="float" office:value="308.71964067736" calcext:value-type="float">
            <text:p>308.71964067736</text:p>
          </table:table-cell>
          <table:table-cell office:value-type="float" office:value="0.00021950646104387" calcext:value-type="float">
            <text:p>0.000219506461044</text:p>
          </table:table-cell>
          <table:table-cell/>
          <table:table-cell table:formula="of:=([.F1231]-[.F1230])/([.G1231]-[.G1230])" office:value-type="float" office:value="608922.999999652" calcext:value-type="float">
            <text:p>608922.999999652</text:p>
          </table:table-cell>
          <table:table-cell table:number-columns-repeated="2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0.00011599999999991" calcext:value-type="float">
            <text:p>0.000116</text:p>
          </table:table-cell>
          <table:table-cell office:value-type="float" office:value="627.0964566512" calcext:value-type="float">
            <text:p>627.0964566512</text:p>
          </table:table-cell>
          <table:table-cell table:number-columns-repeated="3" office:value-type="float" office:value="313.5482283256" calcext:value-type="float">
            <text:p>313.5482283256</text:p>
          </table:table-cell>
          <table:table-cell office:value-type="float" office:value="0.00022743617900204" calcext:value-type="float">
            <text:p>0.000227436179002</text:p>
          </table:table-cell>
          <table:table-cell/>
          <table:table-cell table:formula="of:=([.F1232]-[.F1231])/([.G1232]-[.G1231])" office:value-type="float" office:value="608923.000000914" calcext:value-type="float">
            <text:p>608923.000000914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00011999999999991" calcext:value-type="float">
            <text:p>0.00012</text:p>
          </table:table-cell>
          <table:table-cell office:value-type="float" office:value="636.75363194769" calcext:value-type="float">
            <text:p>636.75363194769</text:p>
          </table:table-cell>
          <table:table-cell table:number-columns-repeated="3" office:value-type="float" office:value="318.37681597385" calcext:value-type="float">
            <text:p>318.37681597385</text:p>
          </table:table-cell>
          <table:table-cell office:value-type="float" office:value="0.00023536589696021" calcext:value-type="float">
            <text:p>0.00023536589696</text:p>
          </table:table-cell>
          <table:table-cell/>
          <table:table-cell table:formula="of:=([.F1233]-[.F1232])/([.G1233]-[.G1232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0.00012399999999991" calcext:value-type="float">
            <text:p>0.000124</text:p>
          </table:table-cell>
          <table:table-cell office:value-type="float" office:value="646.41080724418" calcext:value-type="float">
            <text:p>646.41080724418</text:p>
          </table:table-cell>
          <table:table-cell table:number-columns-repeated="3" office:value-type="float" office:value="323.20540362209" calcext:value-type="float">
            <text:p>323.20540362209</text:p>
          </table:table-cell>
          <table:table-cell office:value-type="float" office:value="0.00024329561491838" calcext:value-type="float">
            <text:p>0.000243295614918</text:p>
          </table:table-cell>
          <table:table-cell/>
          <table:table-cell table:formula="of:=([.F1234]-[.F1233])/([.G1234]-[.G123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00012799999999991" calcext:value-type="float">
            <text:p>0.000128</text:p>
          </table:table-cell>
          <table:table-cell office:value-type="float" office:value="656.06798254066" calcext:value-type="float">
            <text:p>656.06798254066</text:p>
          </table:table-cell>
          <table:table-cell table:number-columns-repeated="3" office:value-type="float" office:value="328.03399127033" calcext:value-type="float">
            <text:p>328.03399127033</text:p>
          </table:table-cell>
          <table:table-cell office:value-type="float" office:value="0.00025122533287655" calcext:value-type="float">
            <text:p>0.000251225332877</text:p>
          </table:table-cell>
          <table:table-cell/>
          <table:table-cell table:formula="of:=([.F1235]-[.F1234])/([.G1235]-[.G1234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00013199999999991" calcext:value-type="float">
            <text:p>0.000132</text:p>
          </table:table-cell>
          <table:table-cell office:value-type="float" office:value="665.72515783715" calcext:value-type="float">
            <text:p>665.72515783715</text:p>
          </table:table-cell>
          <table:table-cell table:number-columns-repeated="3" office:value-type="float" office:value="332.86257891857" calcext:value-type="float">
            <text:p>332.86257891857</text:p>
          </table:table-cell>
          <table:table-cell office:value-type="float" office:value="0.00025915505083472" calcext:value-type="float">
            <text:p>0.000259155050835</text:p>
          </table:table-cell>
          <table:table-cell/>
          <table:table-cell table:formula="of:=([.F1236]-[.F1235])/([.G1236]-[.G1235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00013599999999991" calcext:value-type="float">
            <text:p>0.000136</text:p>
          </table:table-cell>
          <table:table-cell office:value-type="float" office:value="675.38233313363" calcext:value-type="float">
            <text:p>675.38233313363</text:p>
          </table:table-cell>
          <table:table-cell table:number-columns-repeated="3" office:value-type="float" office:value="337.69116656682" calcext:value-type="float">
            <text:p>337.69116656682</text:p>
          </table:table-cell>
          <table:table-cell office:value-type="float" office:value="0.00026708476879289" calcext:value-type="float">
            <text:p>0.000267084768793</text:p>
          </table:table-cell>
          <table:table-cell/>
          <table:table-cell table:formula="of:=([.F1237]-[.F1236])/([.G1237]-[.G123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00013999999999991" calcext:value-type="float">
            <text:p>0.00014</text:p>
          </table:table-cell>
          <table:table-cell office:value-type="float" office:value="685.03950843012" calcext:value-type="float">
            <text:p>685.03950843012</text:p>
          </table:table-cell>
          <table:table-cell table:number-columns-repeated="3" office:value-type="float" office:value="342.51975421506" calcext:value-type="float">
            <text:p>342.51975421506</text:p>
          </table:table-cell>
          <table:table-cell office:value-type="float" office:value="0.00027501448675106" calcext:value-type="float">
            <text:p>0.000275014486751</text:p>
          </table:table-cell>
          <table:table-cell/>
          <table:table-cell table:formula="of:=([.F1238]-[.F1237])/([.G1238]-[.G123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00014399999999991" calcext:value-type="float">
            <text:p>0.000144</text:p>
          </table:table-cell>
          <table:table-cell office:value-type="float" office:value="694.6966837266" calcext:value-type="float">
            <text:p>694.6966837266</text:p>
          </table:table-cell>
          <table:table-cell table:number-columns-repeated="3" office:value-type="float" office:value="347.3483418633" calcext:value-type="float">
            <text:p>347.3483418633</text:p>
          </table:table-cell>
          <table:table-cell office:value-type="float" office:value="0.00028294420470923" calcext:value-type="float">
            <text:p>0.000282944204709</text:p>
          </table:table-cell>
          <table:table-cell/>
          <table:table-cell table:formula="of:=([.F1239]-[.F1238])/([.G1239]-[.G123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00014799999999991" calcext:value-type="float">
            <text:p>0.000148</text:p>
          </table:table-cell>
          <table:table-cell office:value-type="float" office:value="704.35385902309" calcext:value-type="float">
            <text:p>704.35385902309</text:p>
          </table:table-cell>
          <table:table-cell table:number-columns-repeated="3" office:value-type="float" office:value="352.17692951155" calcext:value-type="float">
            <text:p>352.17692951155</text:p>
          </table:table-cell>
          <table:table-cell office:value-type="float" office:value="0.0002908739226674" calcext:value-type="float">
            <text:p>0.000290873922667</text:p>
          </table:table-cell>
          <table:table-cell/>
          <table:table-cell table:formula="of:=([.F1240]-[.F1239])/([.G1240]-[.G1239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0.00015199999999991" calcext:value-type="float">
            <text:p>0.000152</text:p>
          </table:table-cell>
          <table:table-cell office:value-type="float" office:value="714.01103431958" calcext:value-type="float">
            <text:p>714.01103431958</text:p>
          </table:table-cell>
          <table:table-cell table:number-columns-repeated="3" office:value-type="float" office:value="357.00551715979" calcext:value-type="float">
            <text:p>357.00551715979</text:p>
          </table:table-cell>
          <table:table-cell office:value-type="float" office:value="0.00029880364062557" calcext:value-type="float">
            <text:p>0.000298803640626</text:p>
          </table:table-cell>
          <table:table-cell/>
          <table:table-cell table:formula="of:=([.F1241]-[.F1240])/([.G1241]-[.G1240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00015599999999991" calcext:value-type="float">
            <text:p>0.000156</text:p>
          </table:table-cell>
          <table:table-cell office:value-type="float" office:value="723.66820961606" calcext:value-type="float">
            <text:p>723.66820961606</text:p>
          </table:table-cell>
          <table:table-cell table:number-columns-repeated="3" office:value-type="float" office:value="361.83410480803" calcext:value-type="float">
            <text:p>361.83410480803</text:p>
          </table:table-cell>
          <table:table-cell office:value-type="float" office:value="0.00030673335858374" calcext:value-type="float">
            <text:p>0.000306733358584</text:p>
          </table:table-cell>
          <table:table-cell/>
          <table:table-cell table:formula="of:=([.F1242]-[.F1241])/([.G1242]-[.G1241])" office:value-type="float" office:value="608923.000000912" calcext:value-type="float">
            <text:p>608923.000000912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00015999999999991" calcext:value-type="float">
            <text:p>0.00016</text:p>
          </table:table-cell>
          <table:table-cell office:value-type="float" office:value="733.32538491255" calcext:value-type="float">
            <text:p>733.32538491255</text:p>
          </table:table-cell>
          <table:table-cell table:number-columns-repeated="3" office:value-type="float" office:value="366.66269245628" calcext:value-type="float">
            <text:p>366.66269245628</text:p>
          </table:table-cell>
          <table:table-cell office:value-type="float" office:value="0.00031466307654191" calcext:value-type="float">
            <text:p>0.000314663076542</text:p>
          </table:table-cell>
          <table:table-cell/>
          <table:table-cell table:formula="of:=([.F1243]-[.F1242])/([.G1243]-[.G1242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0.00016399999999991" calcext:value-type="float">
            <text:p>0.000164</text:p>
          </table:table-cell>
          <table:table-cell office:value-type="float" office:value="742.98256020904" calcext:value-type="float">
            <text:p>742.98256020904</text:p>
          </table:table-cell>
          <table:table-cell table:number-columns-repeated="3" office:value-type="float" office:value="371.49128010452" calcext:value-type="float">
            <text:p>371.49128010452</text:p>
          </table:table-cell>
          <table:table-cell office:value-type="float" office:value="0.00032259279450008" calcext:value-type="float">
            <text:p>0.0003225927945</text:p>
          </table:table-cell>
          <table:table-cell/>
          <table:table-cell table:formula="of:=([.F1244]-[.F1243])/([.G1244]-[.G1243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00016799999999991" calcext:value-type="float">
            <text:p>0.000168</text:p>
          </table:table-cell>
          <table:table-cell office:value-type="float" office:value="752.63973550553" calcext:value-type="float">
            <text:p>752.63973550553</text:p>
          </table:table-cell>
          <table:table-cell table:number-columns-repeated="3" office:value-type="float" office:value="376.31986775276" calcext:value-type="float">
            <text:p>376.31986775276</text:p>
          </table:table-cell>
          <table:table-cell office:value-type="float" office:value="0.00033052251245825" calcext:value-type="float">
            <text:p>0.000330522512458</text:p>
          </table:table-cell>
          <table:table-cell/>
          <table:table-cell table:formula="of:=([.F1245]-[.F1244])/([.G1245]-[.G1244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0.00017199999999991" calcext:value-type="float">
            <text:p>0.000172</text:p>
          </table:table-cell>
          <table:table-cell office:value-type="float" office:value="762.29691080201" calcext:value-type="float">
            <text:p>762.29691080201</text:p>
          </table:table-cell>
          <table:table-cell table:number-columns-repeated="3" office:value-type="float" office:value="381.148455401" calcext:value-type="float">
            <text:p>381.148455401</text:p>
          </table:table-cell>
          <table:table-cell office:value-type="float" office:value="0.00033845223041642" calcext:value-type="float">
            <text:p>0.000338452230416</text:p>
          </table:table-cell>
          <table:table-cell/>
          <table:table-cell table:formula="of:=([.F1246]-[.F1245])/([.G1246]-[.G1245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00017599999999991" calcext:value-type="float">
            <text:p>0.000176</text:p>
          </table:table-cell>
          <table:table-cell office:value-type="float" office:value="771.9540860985" calcext:value-type="float">
            <text:p>771.9540860985</text:p>
          </table:table-cell>
          <table:table-cell table:number-columns-repeated="3" office:value-type="float" office:value="385.97704304925" calcext:value-type="float">
            <text:p>385.97704304925</text:p>
          </table:table-cell>
          <table:table-cell office:value-type="float" office:value="0.00034638194837459" calcext:value-type="float">
            <text:p>0.000346381948375</text:p>
          </table:table-cell>
          <table:table-cell/>
          <table:table-cell table:formula="of:=([.F1247]-[.F1246])/([.G1247]-[.G1246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0.00017999999999991" calcext:value-type="float">
            <text:p>0.00018</text:p>
          </table:table-cell>
          <table:table-cell office:value-type="float" office:value="781.61126139498" calcext:value-type="float">
            <text:p>781.61126139498</text:p>
          </table:table-cell>
          <table:table-cell table:number-columns-repeated="3" office:value-type="float" office:value="390.80563069749" calcext:value-type="float">
            <text:p>390.80563069749</text:p>
          </table:table-cell>
          <table:table-cell office:value-type="float" office:value="0.00035431166633276" calcext:value-type="float">
            <text:p>0.000354311666333</text:p>
          </table:table-cell>
          <table:table-cell/>
          <table:table-cell table:formula="of:=([.F1248]-[.F1247])/([.G1248]-[.G1247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00018399999999991" calcext:value-type="float">
            <text:p>0.000184</text:p>
          </table:table-cell>
          <table:table-cell office:value-type="float" office:value="791.26843669147" calcext:value-type="float">
            <text:p>791.26843669147</text:p>
          </table:table-cell>
          <table:table-cell table:number-columns-repeated="3" office:value-type="float" office:value="395.63421834573" calcext:value-type="float">
            <text:p>395.63421834573</text:p>
          </table:table-cell>
          <table:table-cell office:value-type="float" office:value="0.00036224138429093" calcext:value-type="float">
            <text:p>0.000362241384291</text:p>
          </table:table-cell>
          <table:table-cell/>
          <table:table-cell table:formula="of:=([.F1249]-[.F1248])/([.G1249]-[.G124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0.00018799999999991" calcext:value-type="float">
            <text:p>0.000188</text:p>
          </table:table-cell>
          <table:table-cell office:value-type="float" office:value="800.92561198795" calcext:value-type="float">
            <text:p>800.92561198795</text:p>
          </table:table-cell>
          <table:table-cell table:number-columns-repeated="3" office:value-type="float" office:value="400.46280599398" calcext:value-type="float">
            <text:p>400.46280599398</text:p>
          </table:table-cell>
          <table:table-cell office:value-type="float" office:value="0.0003701711022491" calcext:value-type="float">
            <text:p>0.000370171102249</text:p>
          </table:table-cell>
          <table:table-cell/>
          <table:table-cell table:formula="of:=([.F1250]-[.F1249])/([.G1250]-[.G1249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00019199999999991" calcext:value-type="float">
            <text:p>0.000192</text:p>
          </table:table-cell>
          <table:table-cell office:value-type="float" office:value="810.58278728444" calcext:value-type="float">
            <text:p>810.58278728444</text:p>
          </table:table-cell>
          <table:table-cell table:number-columns-repeated="3" office:value-type="float" office:value="405.29139364222" calcext:value-type="float">
            <text:p>405.29139364222</text:p>
          </table:table-cell>
          <table:table-cell office:value-type="float" office:value="0.00037810082020727" calcext:value-type="float">
            <text:p>0.000378100820207</text:p>
          </table:table-cell>
          <table:table-cell/>
          <table:table-cell table:formula="of:=([.F1251]-[.F1250])/([.G1251]-[.G125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0.00019599999999991" calcext:value-type="float">
            <text:p>0.000196</text:p>
          </table:table-cell>
          <table:table-cell office:value-type="float" office:value="820.23996258092" calcext:value-type="float">
            <text:p>820.23996258092</text:p>
          </table:table-cell>
          <table:table-cell table:number-columns-repeated="3" office:value-type="float" office:value="410.11998129046" calcext:value-type="float">
            <text:p>410.11998129046</text:p>
          </table:table-cell>
          <table:table-cell office:value-type="float" office:value="0.00038603053816544" calcext:value-type="float">
            <text:p>0.000386030538165</text:p>
          </table:table-cell>
          <table:table-cell/>
          <table:table-cell table:formula="of:=([.F1252]-[.F1251])/([.G1252]-[.G1251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00019999999999991" calcext:value-type="float">
            <text:p>0.0002</text:p>
          </table:table-cell>
          <table:table-cell office:value-type="float" office:value="829.89713787741" calcext:value-type="float">
            <text:p>829.89713787741</text:p>
          </table:table-cell>
          <table:table-cell table:number-columns-repeated="3" office:value-type="float" office:value="414.94856893871" calcext:value-type="float">
            <text:p>414.94856893871</text:p>
          </table:table-cell>
          <table:table-cell office:value-type="float" office:value="0.00039396025612361" calcext:value-type="float">
            <text:p>0.000393960256124</text:p>
          </table:table-cell>
          <table:table-cell/>
          <table:table-cell table:formula="of:=([.F1253]-[.F1252])/([.G1253]-[.G1252])" office:value-type="float" office:value="608922.99999888" calcext:value-type="float">
            <text:p>608922.99999888</text:p>
          </table:table-cell>
          <table:table-cell table:number-columns-repeated="2"/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.00020399999999991" calcext:value-type="float">
            <text:p>0.000204</text:p>
          </table:table-cell>
          <table:table-cell office:value-type="float" office:value="839.5543131739" calcext:value-type="float">
            <text:p>839.5543131739</text:p>
          </table:table-cell>
          <table:table-cell table:number-columns-repeated="3" office:value-type="float" office:value="419.77715658695" calcext:value-type="float">
            <text:p>419.77715658695</text:p>
          </table:table-cell>
          <table:table-cell office:value-type="float" office:value="0.00040188997408179" calcext:value-type="float">
            <text:p>0.000401889974082</text:p>
          </table:table-cell>
          <table:table-cell/>
          <table:table-cell table:formula="of:=([.F1254]-[.F1253])/([.G1254]-[.G125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0.00020799999999991" calcext:value-type="float">
            <text:p>0.000208</text:p>
          </table:table-cell>
          <table:table-cell office:value-type="float" office:value="849.21148847038" calcext:value-type="float">
            <text:p>849.21148847038</text:p>
          </table:table-cell>
          <table:table-cell table:number-columns-repeated="3" office:value-type="float" office:value="424.60574423519" calcext:value-type="float">
            <text:p>424.60574423519</text:p>
          </table:table-cell>
          <table:table-cell office:value-type="float" office:value="0.00040981969203996" calcext:value-type="float">
            <text:p>0.00040981969204</text:p>
          </table:table-cell>
          <table:table-cell/>
          <table:table-cell table:formula="of:=([.F1255]-[.F1254])/([.G1255]-[.G1254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00021199999999991" calcext:value-type="float">
            <text:p>0.000212</text:p>
          </table:table-cell>
          <table:table-cell office:value-type="float" office:value="858.86866376687" calcext:value-type="float">
            <text:p>858.86866376687</text:p>
          </table:table-cell>
          <table:table-cell table:number-columns-repeated="3" office:value-type="float" office:value="429.43433188343" calcext:value-type="float">
            <text:p>429.43433188343</text:p>
          </table:table-cell>
          <table:table-cell office:value-type="float" office:value="0.00041774940999813" calcext:value-type="float">
            <text:p>0.000417749409998</text:p>
          </table:table-cell>
          <table:table-cell/>
          <table:table-cell table:formula="of:=([.F1256]-[.F1255])/([.G1256]-[.G1255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00021599999999991" calcext:value-type="float">
            <text:p>0.000216</text:p>
          </table:table-cell>
          <table:table-cell office:value-type="float" office:value="868.52583906335" calcext:value-type="float">
            <text:p>868.52583906335</text:p>
          </table:table-cell>
          <table:table-cell table:number-columns-repeated="3" office:value-type="float" office:value="434.26291953168" calcext:value-type="float">
            <text:p>434.26291953168</text:p>
          </table:table-cell>
          <table:table-cell office:value-type="float" office:value="0.0004256791279563" calcext:value-type="float">
            <text:p>0.000425679127956</text:p>
          </table:table-cell>
          <table:table-cell/>
          <table:table-cell table:formula="of:=([.F1257]-[.F1256])/([.G1257]-[.G1256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00021999999999991" calcext:value-type="float">
            <text:p>0.00022</text:p>
          </table:table-cell>
          <table:table-cell office:value-type="float" office:value="878.18301435984" calcext:value-type="float">
            <text:p>878.18301435984</text:p>
          </table:table-cell>
          <table:table-cell table:number-columns-repeated="3" office:value-type="float" office:value="439.09150717992" calcext:value-type="float">
            <text:p>439.09150717992</text:p>
          </table:table-cell>
          <table:table-cell office:value-type="float" office:value="0.00043360884591447" calcext:value-type="float">
            <text:p>0.000433608845914</text:p>
          </table:table-cell>
          <table:table-cell/>
          <table:table-cell table:formula="of:=([.F1258]-[.F1257])/([.G1258]-[.G1257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00022399999999991" calcext:value-type="float">
            <text:p>0.000224</text:p>
          </table:table-cell>
          <table:table-cell office:value-type="float" office:value="887.84018965632" calcext:value-type="float">
            <text:p>887.84018965632</text:p>
          </table:table-cell>
          <table:table-cell table:number-columns-repeated="3" office:value-type="float" office:value="443.92009482816" calcext:value-type="float">
            <text:p>443.92009482816</text:p>
          </table:table-cell>
          <table:table-cell office:value-type="float" office:value="0.00044153856387264" calcext:value-type="float">
            <text:p>0.000441538563873</text:p>
          </table:table-cell>
          <table:table-cell/>
          <table:table-cell table:formula="of:=([.F1259]-[.F1258])/([.G1259]-[.G1258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0.00022799999999991" calcext:value-type="float">
            <text:p>0.000228</text:p>
          </table:table-cell>
          <table:table-cell office:value-type="float" office:value="897.49736495281" calcext:value-type="float">
            <text:p>897.49736495281</text:p>
          </table:table-cell>
          <table:table-cell table:number-columns-repeated="3" office:value-type="float" office:value="448.74868247641" calcext:value-type="float">
            <text:p>448.74868247641</text:p>
          </table:table-cell>
          <table:table-cell office:value-type="float" office:value="0.00044946828183081" calcext:value-type="float">
            <text:p>0.000449468281831</text:p>
          </table:table-cell>
          <table:table-cell/>
          <table:table-cell table:formula="of:=([.F1260]-[.F1259])/([.G1260]-[.G1259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00023199999999991" calcext:value-type="float">
            <text:p>0.000232</text:p>
          </table:table-cell>
          <table:table-cell office:value-type="float" office:value="907.1545402493" calcext:value-type="float">
            <text:p>907.1545402493</text:p>
          </table:table-cell>
          <table:table-cell table:number-columns-repeated="3" office:value-type="float" office:value="453.57727012465" calcext:value-type="float">
            <text:p>453.57727012465</text:p>
          </table:table-cell>
          <table:table-cell office:value-type="float" office:value="0.00045739799978898" calcext:value-type="float">
            <text:p>0.000457397999789</text:p>
          </table:table-cell>
          <table:table-cell/>
          <table:table-cell table:formula="of:=([.F1261]-[.F1260])/([.G1261]-[.G1260])" office:value-type="float" office:value="608922.99999965" calcext:value-type="float">
            <text:p>608922.99999965</text:p>
          </table:table-cell>
          <table:table-cell table:number-columns-repeated="2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0.00023599999999991" calcext:value-type="float">
            <text:p>0.000236</text:p>
          </table:table-cell>
          <table:table-cell office:value-type="float" office:value="916.81171554578" calcext:value-type="float">
            <text:p>916.81171554578</text:p>
          </table:table-cell>
          <table:table-cell table:number-columns-repeated="3" office:value-type="float" office:value="458.40585777289" calcext:value-type="float">
            <text:p>458.40585777289</text:p>
          </table:table-cell>
          <table:table-cell office:value-type="float" office:value="0.00046532771774715" calcext:value-type="float">
            <text:p>0.000465327717747</text:p>
          </table:table-cell>
          <table:table-cell/>
          <table:table-cell table:formula="of:=([.F1262]-[.F1261])/([.G1262]-[.G1261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0023999999999991" calcext:value-type="float">
            <text:p>0.00024</text:p>
          </table:table-cell>
          <table:table-cell office:value-type="float" office:value="926.46889084227" calcext:value-type="float">
            <text:p>926.46889084227</text:p>
          </table:table-cell>
          <table:table-cell table:number-columns-repeated="3" office:value-type="float" office:value="463.23444542114" calcext:value-type="float">
            <text:p>463.23444542114</text:p>
          </table:table-cell>
          <table:table-cell office:value-type="float" office:value="0.00047325743570532" calcext:value-type="float">
            <text:p>0.000473257435705</text:p>
          </table:table-cell>
          <table:table-cell/>
          <table:table-cell table:formula="of:=([.F1263]-[.F1262])/([.G1263]-[.G1262])" office:value-type="float" office:value="608922.999999657" calcext:value-type="float">
            <text:p>608922.999999657</text:p>
          </table:table-cell>
          <table:table-cell table:number-columns-repeated="2"/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0.00024399999999991" calcext:value-type="float">
            <text:p>0.000244</text:p>
          </table:table-cell>
          <table:table-cell office:value-type="float" office:value="936.12606613875" calcext:value-type="float">
            <text:p>936.12606613875</text:p>
          </table:table-cell>
          <table:table-cell table:number-columns-repeated="3" office:value-type="float" office:value="468.06303306938" calcext:value-type="float">
            <text:p>468.06303306938</text:p>
          </table:table-cell>
          <table:table-cell office:value-type="float" office:value="0.00048118715366349" calcext:value-type="float">
            <text:p>0.000481187153663</text:p>
          </table:table-cell>
          <table:table-cell/>
          <table:table-cell table:formula="of:=([.F1264]-[.F1263])/([.G1264]-[.G1263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0.00024799999999991" calcext:value-type="float">
            <text:p>0.000248</text:p>
          </table:table-cell>
          <table:table-cell office:value-type="float" office:value="945.78324143524" calcext:value-type="float">
            <text:p>945.78324143524</text:p>
          </table:table-cell>
          <table:table-cell table:number-columns-repeated="3" office:value-type="float" office:value="472.89162071762" calcext:value-type="float">
            <text:p>472.89162071762</text:p>
          </table:table-cell>
          <table:table-cell office:value-type="float" office:value="0.00048911687162166" calcext:value-type="float">
            <text:p>0.000489116871622</text:p>
          </table:table-cell>
          <table:table-cell/>
          <table:table-cell table:formula="of:=([.F1265]-[.F1264])/([.G1265]-[.G1264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00025199999999991" calcext:value-type="float">
            <text:p>0.000252</text:p>
          </table:table-cell>
          <table:table-cell office:value-type="float" office:value="955.44041673173" calcext:value-type="float">
            <text:p>955.44041673173</text:p>
          </table:table-cell>
          <table:table-cell table:number-columns-repeated="3" office:value-type="float" office:value="477.72020836586" calcext:value-type="float">
            <text:p>477.72020836586</text:p>
          </table:table-cell>
          <table:table-cell office:value-type="float" office:value="0.00049704658957983" calcext:value-type="float">
            <text:p>0.00049704658958</text:p>
          </table:table-cell>
          <table:table-cell/>
          <table:table-cell table:formula="of:=([.F1266]-[.F1265])/([.G1266]-[.G1265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.00025599999999991" calcext:value-type="float">
            <text:p>0.000256</text:p>
          </table:table-cell>
          <table:table-cell office:value-type="float" office:value="965.09759202821" calcext:value-type="float">
            <text:p>965.09759202821</text:p>
          </table:table-cell>
          <table:table-cell table:number-columns-repeated="3" office:value-type="float" office:value="482.54879601411" calcext:value-type="float">
            <text:p>482.54879601411</text:p>
          </table:table-cell>
          <table:table-cell office:value-type="float" office:value="0.000504976307538" calcext:value-type="float">
            <text:p>0.000504976307538</text:p>
          </table:table-cell>
          <table:table-cell/>
          <table:table-cell table:formula="of:=([.F1267]-[.F1266])/([.G1267]-[.G1266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0.00025999999999991" calcext:value-type="float">
            <text:p>0.00026</text:p>
          </table:table-cell>
          <table:table-cell office:value-type="float" office:value="974.7547673247" calcext:value-type="float">
            <text:p>974.7547673247</text:p>
          </table:table-cell>
          <table:table-cell table:number-columns-repeated="3" office:value-type="float" office:value="487.37738366235" calcext:value-type="float">
            <text:p>487.37738366235</text:p>
          </table:table-cell>
          <table:table-cell office:value-type="float" office:value="0.00051290602549617" calcext:value-type="float">
            <text:p>0.000512906025496</text:p>
          </table:table-cell>
          <table:table-cell/>
          <table:table-cell table:formula="of:=([.F1268]-[.F1267])/([.G1268]-[.G1267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0.00026399999999991" calcext:value-type="float">
            <text:p>0.000264</text:p>
          </table:table-cell>
          <table:table-cell office:value-type="float" office:value="984.41194262118" calcext:value-type="float">
            <text:p>984.41194262118</text:p>
          </table:table-cell>
          <table:table-cell table:number-columns-repeated="3" office:value-type="float" office:value="492.20597131059" calcext:value-type="float">
            <text:p>492.20597131059</text:p>
          </table:table-cell>
          <table:table-cell office:value-type="float" office:value="0.00052083574345434" calcext:value-type="float">
            <text:p>0.000520835743454</text:p>
          </table:table-cell>
          <table:table-cell/>
          <table:table-cell table:formula="of:=([.F1269]-[.F1268])/([.G1269]-[.G1268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0.00026799999999991" calcext:value-type="float">
            <text:p>0.000268</text:p>
          </table:table-cell>
          <table:table-cell office:value-type="float" office:value="994.06911791767" calcext:value-type="float">
            <text:p>994.06911791767</text:p>
          </table:table-cell>
          <table:table-cell table:number-columns-repeated="3" office:value-type="float" office:value="497.03455895884" calcext:value-type="float">
            <text:p>497.03455895884</text:p>
          </table:table-cell>
          <table:table-cell office:value-type="float" office:value="0.00052876546141251" calcext:value-type="float">
            <text:p>0.000528765461413</text:p>
          </table:table-cell>
          <table:table-cell/>
          <table:table-cell table:formula="of:=([.F1270]-[.F1269])/([.G1270]-[.G1269])" office:value-type="float" office:value="608922.999999654" calcext:value-type="float">
            <text:p>608922.999999654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00027199999999991" calcext:value-type="float">
            <text:p>0.000272</text:p>
          </table:table-cell>
          <table:table-cell office:value-type="float" office:value="1003.7262932142" calcext:value-type="float">
            <text:p>1003.7262932142</text:p>
          </table:table-cell>
          <table:table-cell table:number-columns-repeated="3" office:value-type="float" office:value="501.86314660708" calcext:value-type="float">
            <text:p>501.86314660708</text:p>
          </table:table-cell>
          <table:table-cell office:value-type="float" office:value="0.00053669517937068" calcext:value-type="float">
            <text:p>0.000536695179371</text:p>
          </table:table-cell>
          <table:table-cell/>
          <table:table-cell table:formula="of:=([.F1271]-[.F1270])/([.G1271]-[.G1270])" office:value-type="float" office:value="608922.999999646" calcext:value-type="float">
            <text:p>608922.999999646</text:p>
          </table:table-cell>
          <table:table-cell table:number-columns-repeated="2"/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0.00027599999999991" calcext:value-type="float">
            <text:p>0.000276</text:p>
          </table:table-cell>
          <table:table-cell office:value-type="float" office:value="1013.3834685106" calcext:value-type="float">
            <text:p>1013.3834685106</text:p>
          </table:table-cell>
          <table:table-cell table:number-columns-repeated="3" office:value-type="float" office:value="506.69173425532" calcext:value-type="float">
            <text:p>506.69173425532</text:p>
          </table:table-cell>
          <table:table-cell office:value-type="float" office:value="0.00054462489732885" calcext:value-type="float">
            <text:p>0.000544624897329</text:p>
          </table:table-cell>
          <table:table-cell/>
          <table:table-cell table:formula="of:=([.F1272]-[.F1271])/([.G1272]-[.G1271])" office:value-type="float" office:value="608923.000000916" calcext:value-type="float">
            <text:p>608923.000000916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0027999999999991" calcext:value-type="float">
            <text:p>0.00028</text:p>
          </table:table-cell>
          <table:table-cell office:value-type="float" office:value="1023.0406438071" calcext:value-type="float">
            <text:p>1023.0406438071</text:p>
          </table:table-cell>
          <table:table-cell table:number-columns-repeated="3" office:value-type="float" office:value="511.52032190357" calcext:value-type="float">
            <text:p>511.52032190357</text:p>
          </table:table-cell>
          <table:table-cell office:value-type="float" office:value="0.00055255461528702" calcext:value-type="float">
            <text:p>0.000552554615287</text:p>
          </table:table-cell>
          <table:table-cell/>
          <table:table-cell table:formula="of:=([.F1273]-[.F1272])/([.G1273]-[.G1272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0.00028399999999991" calcext:value-type="float">
            <text:p>0.000284</text:p>
          </table:table-cell>
          <table:table-cell office:value-type="float" office:value="1032.6978191036" calcext:value-type="float">
            <text:p>1032.6978191036</text:p>
          </table:table-cell>
          <table:table-cell table:number-columns-repeated="3" office:value-type="float" office:value="516.34890955181" calcext:value-type="float">
            <text:p>516.34890955181</text:p>
          </table:table-cell>
          <table:table-cell office:value-type="float" office:value="0.00056048433324519" calcext:value-type="float">
            <text:p>0.000560484333245</text:p>
          </table:table-cell>
          <table:table-cell/>
          <table:table-cell table:formula="of:=([.F1274]-[.F1273])/([.G1274]-[.G1273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.00028799999999991" calcext:value-type="float">
            <text:p>0.000288</text:p>
          </table:table-cell>
          <table:table-cell office:value-type="float" office:value="1042.3549944001" calcext:value-type="float">
            <text:p>1042.3549944001</text:p>
          </table:table-cell>
          <table:table-cell table:number-columns-repeated="3" office:value-type="float" office:value="521.17749720005" calcext:value-type="float">
            <text:p>521.17749720005</text:p>
          </table:table-cell>
          <table:table-cell office:value-type="float" office:value="0.00056841405120336" calcext:value-type="float">
            <text:p>0.000568414051203</text:p>
          </table:table-cell>
          <table:table-cell/>
          <table:table-cell table:formula="of:=([.F1275]-[.F1274])/([.G1275]-[.G127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00029199999999991" calcext:value-type="float">
            <text:p>0.000292</text:p>
          </table:table-cell>
          <table:table-cell office:value-type="float" office:value="1052.0121696966" calcext:value-type="float">
            <text:p>1052.0121696966</text:p>
          </table:table-cell>
          <table:table-cell table:number-columns-repeated="3" office:value-type="float" office:value="526.00608484829" calcext:value-type="float">
            <text:p>526.00608484829</text:p>
          </table:table-cell>
          <table:table-cell office:value-type="float" office:value="0.00057634376916153" calcext:value-type="float">
            <text:p>0.000576343769162</text:p>
          </table:table-cell>
          <table:table-cell/>
          <table:table-cell table:formula="of:=([.F1276]-[.F1275])/([.G1276]-[.G1275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00029599999999991" calcext:value-type="float">
            <text:p>0.000296</text:p>
          </table:table-cell>
          <table:table-cell office:value-type="float" office:value="1061.6693449931" calcext:value-type="float">
            <text:p>1061.6693449931</text:p>
          </table:table-cell>
          <table:table-cell table:number-columns-repeated="3" office:value-type="float" office:value="530.83467249654" calcext:value-type="float">
            <text:p>530.83467249654</text:p>
          </table:table-cell>
          <table:table-cell office:value-type="float" office:value="0.0005842734871197" calcext:value-type="float">
            <text:p>0.00058427348712</text:p>
          </table:table-cell>
          <table:table-cell/>
          <table:table-cell table:formula="of:=([.F1277]-[.F1276])/([.G1277]-[.G1276])" office:value-type="float" office:value="608922.999998887" calcext:value-type="float">
            <text:p>608922.999998887</text:p>
          </table:table-cell>
          <table:table-cell table:number-columns-repeated="2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00029999999999991" calcext:value-type="float">
            <text:p>0.0003</text:p>
          </table:table-cell>
          <table:table-cell office:value-type="float" office:value="1071.3265202896" calcext:value-type="float">
            <text:p>1071.3265202896</text:p>
          </table:table-cell>
          <table:table-cell table:number-columns-repeated="3" office:value-type="float" office:value="535.66326014478" calcext:value-type="float">
            <text:p>535.66326014478</text:p>
          </table:table-cell>
          <table:table-cell office:value-type="float" office:value="0.00059220320507788" calcext:value-type="float">
            <text:p>0.000592203205078</text:p>
          </table:table-cell>
          <table:table-cell/>
          <table:table-cell table:formula="of:=([.F1278]-[.F1277])/([.G1278]-[.G1277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00030399999999991" calcext:value-type="float">
            <text:p>0.000304</text:p>
          </table:table-cell>
          <table:table-cell office:value-type="float" office:value="1080.9836955861" calcext:value-type="float">
            <text:p>1080.9836955861</text:p>
          </table:table-cell>
          <table:table-cell table:number-columns-repeated="3" office:value-type="float" office:value="540.49184779302" calcext:value-type="float">
            <text:p>540.49184779302</text:p>
          </table:table-cell>
          <table:table-cell office:value-type="float" office:value="0.00060013292303605" calcext:value-type="float">
            <text:p>0.000600132923036</text:p>
          </table:table-cell>
          <table:table-cell/>
          <table:table-cell table:formula="of:=([.F1279]-[.F1278])/([.G1279]-[.G1278])" office:value-type="float" office:value="608923.000000901" calcext:value-type="float">
            <text:p>608923.000000901</text:p>
          </table:table-cell>
          <table:table-cell table:number-columns-repeated="2"/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0.00030799999999991" calcext:value-type="float">
            <text:p>0.000308</text:p>
          </table:table-cell>
          <table:table-cell office:value-type="float" office:value="1090.6408708825" calcext:value-type="float">
            <text:p>1090.6408708825</text:p>
          </table:table-cell>
          <table:table-cell table:number-columns-repeated="3" office:value-type="float" office:value="545.32043544127" calcext:value-type="float">
            <text:p>545.32043544127</text:p>
          </table:table-cell>
          <table:table-cell office:value-type="float" office:value="0.00060806264099422" calcext:value-type="float">
            <text:p>0.000608062640994</text:p>
          </table:table-cell>
          <table:table-cell/>
          <table:table-cell table:formula="of:=([.F1280]-[.F1279])/([.G1280]-[.G1279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00031199999999991" calcext:value-type="float">
            <text:p>0.000312</text:p>
          </table:table-cell>
          <table:table-cell office:value-type="float" office:value="1100.298046179" calcext:value-type="float">
            <text:p>1100.298046179</text:p>
          </table:table-cell>
          <table:table-cell table:number-columns-repeated="3" office:value-type="float" office:value="550.14902308951" calcext:value-type="float">
            <text:p>550.14902308951</text:p>
          </table:table-cell>
          <table:table-cell office:value-type="float" office:value="0.00061599235895239" calcext:value-type="float">
            <text:p>0.000615992358952</text:p>
          </table:table-cell>
          <table:table-cell/>
          <table:table-cell table:formula="of:=([.F1281]-[.F1280])/([.G1281]-[.G1280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0.00031599999999991" calcext:value-type="float">
            <text:p>0.000316</text:p>
          </table:table-cell>
          <table:table-cell office:value-type="float" office:value="1109.9552214755" calcext:value-type="float">
            <text:p>1109.9552214755</text:p>
          </table:table-cell>
          <table:table-cell table:number-columns-repeated="3" office:value-type="float" office:value="554.97761073775" calcext:value-type="float">
            <text:p>554.97761073775</text:p>
          </table:table-cell>
          <table:table-cell office:value-type="float" office:value="0.00062392207691056" calcext:value-type="float">
            <text:p>0.000623922076911</text:p>
          </table:table-cell>
          <table:table-cell/>
          <table:table-cell table:formula="of:=([.F1282]-[.F1281])/([.G1282]-[.G1281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00031999999999991" calcext:value-type="float">
            <text:p>0.00032</text:p>
          </table:table-cell>
          <table:table-cell office:value-type="float" office:value="1119.612396772" calcext:value-type="float">
            <text:p>1119.612396772</text:p>
          </table:table-cell>
          <table:table-cell table:number-columns-repeated="3" office:value-type="float" office:value="559.806198386" calcext:value-type="float">
            <text:p>559.806198386</text:p>
          </table:table-cell>
          <table:table-cell office:value-type="float" office:value="0.00063185179486873" calcext:value-type="float">
            <text:p>0.000631851794869</text:p>
          </table:table-cell>
          <table:table-cell/>
          <table:table-cell table:formula="of:=([.F1283]-[.F1282])/([.G1283]-[.G1282])" office:value-type="float" office:value="608922.99999967" calcext:value-type="float">
            <text:p>608922.99999967</text:p>
          </table:table-cell>
          <table:table-cell table:number-columns-repeated="2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0.00032399999999991" calcext:value-type="float">
            <text:p>0.000324</text:p>
          </table:table-cell>
          <table:table-cell office:value-type="float" office:value="1129.2695720685" calcext:value-type="float">
            <text:p>1129.2695720685</text:p>
          </table:table-cell>
          <table:table-cell table:number-columns-repeated="3" office:value-type="float" office:value="564.63478603424" calcext:value-type="float">
            <text:p>564.63478603424</text:p>
          </table:table-cell>
          <table:table-cell office:value-type="float" office:value="0.0006397815128269" calcext:value-type="float">
            <text:p>0.000639781512827</text:p>
          </table:table-cell>
          <table:table-cell/>
          <table:table-cell table:formula="of:=([.F1284]-[.F1283])/([.G1284]-[.G1283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00032799999999991" calcext:value-type="float">
            <text:p>0.000328</text:p>
          </table:table-cell>
          <table:table-cell office:value-type="float" office:value="1138.926747365" calcext:value-type="float">
            <text:p>1138.926747365</text:p>
          </table:table-cell>
          <table:table-cell table:number-columns-repeated="3" office:value-type="float" office:value="569.46337368248" calcext:value-type="float">
            <text:p>569.46337368248</text:p>
          </table:table-cell>
          <table:table-cell office:value-type="float" office:value="0.00064771123078507" calcext:value-type="float">
            <text:p>0.000647711230785</text:p>
          </table:table-cell>
          <table:table-cell/>
          <table:table-cell table:formula="of:=([.F1285]-[.F1284])/([.G1285]-[.G1284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0.00033199999999991" calcext:value-type="float">
            <text:p>0.000332</text:p>
          </table:table-cell>
          <table:table-cell office:value-type="float" office:value="1148.5839226614" calcext:value-type="float">
            <text:p>1148.5839226614</text:p>
          </table:table-cell>
          <table:table-cell table:number-columns-repeated="3" office:value-type="float" office:value="574.29196133072" calcext:value-type="float">
            <text:p>574.29196133072</text:p>
          </table:table-cell>
          <table:table-cell office:value-type="float" office:value="0.00065564094874324" calcext:value-type="float">
            <text:p>0.000655640948743</text:p>
          </table:table-cell>
          <table:table-cell/>
          <table:table-cell table:formula="of:=([.F1286]-[.F1285])/([.G1286]-[.G1285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.00033599999999991" calcext:value-type="float">
            <text:p>0.000336</text:p>
          </table:table-cell>
          <table:table-cell office:value-type="float" office:value="1158.2410979579" calcext:value-type="float">
            <text:p>1158.2410979579</text:p>
          </table:table-cell>
          <table:table-cell table:number-columns-repeated="3" office:value-type="float" office:value="579.12054897897" calcext:value-type="float">
            <text:p>579.12054897897</text:p>
          </table:table-cell>
          <table:table-cell office:value-type="float" office:value="0.00066357066670141" calcext:value-type="float">
            <text:p>0.000663570666701</text:p>
          </table:table-cell>
          <table:table-cell/>
          <table:table-cell table:formula="of:=([.F1287]-[.F1286])/([.G1287]-[.G1286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0.00033999999999991" calcext:value-type="float">
            <text:p>0.00034</text:p>
          </table:table-cell>
          <table:table-cell office:value-type="float" office:value="1167.8982732544" calcext:value-type="float">
            <text:p>1167.8982732544</text:p>
          </table:table-cell>
          <table:table-cell table:number-columns-repeated="3" office:value-type="float" office:value="583.94913662721" calcext:value-type="float">
            <text:p>583.94913662721</text:p>
          </table:table-cell>
          <table:table-cell office:value-type="float" office:value="0.00067150038465958" calcext:value-type="float">
            <text:p>0.00067150038466</text:p>
          </table:table-cell>
          <table:table-cell/>
          <table:table-cell table:formula="of:=([.F1288]-[.F1287])/([.G1288]-[.G1287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00034399999999991" calcext:value-type="float">
            <text:p>0.000344</text:p>
          </table:table-cell>
          <table:table-cell office:value-type="float" office:value="1177.5554485509" calcext:value-type="float">
            <text:p>1177.5554485509</text:p>
          </table:table-cell>
          <table:table-cell table:number-columns-repeated="3" office:value-type="float" office:value="588.77772427545" calcext:value-type="float">
            <text:p>588.77772427545</text:p>
          </table:table-cell>
          <table:table-cell office:value-type="float" office:value="0.00067943010261775" calcext:value-type="float">
            <text:p>0.000679430102618</text:p>
          </table:table-cell>
          <table:table-cell/>
          <table:table-cell table:formula="of:=([.F1289]-[.F1288])/([.G1289]-[.G1288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0.00034799999999991" calcext:value-type="float">
            <text:p>0.000348</text:p>
          </table:table-cell>
          <table:table-cell office:value-type="float" office:value="1187.2126238474" calcext:value-type="float">
            <text:p>1187.2126238474</text:p>
          </table:table-cell>
          <table:table-cell table:number-columns-repeated="3" office:value-type="float" office:value="593.6063119237" calcext:value-type="float">
            <text:p>593.6063119237</text:p>
          </table:table-cell>
          <table:table-cell office:value-type="float" office:value="0.00068735982057592" calcext:value-type="float">
            <text:p>0.000687359820576</text:p>
          </table:table-cell>
          <table:table-cell/>
          <table:table-cell table:formula="of:=([.F1290]-[.F1289])/([.G1290]-[.G1289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0.00035199999999991" calcext:value-type="float">
            <text:p>0.000352</text:p>
          </table:table-cell>
          <table:table-cell office:value-type="float" office:value="1196.8697991439" calcext:value-type="float">
            <text:p>1196.8697991439</text:p>
          </table:table-cell>
          <table:table-cell table:number-columns-repeated="3" office:value-type="float" office:value="598.43489957194" calcext:value-type="float">
            <text:p>598.43489957194</text:p>
          </table:table-cell>
          <table:table-cell office:value-type="float" office:value="0.00069528953853409" calcext:value-type="float">
            <text:p>0.000695289538534</text:p>
          </table:table-cell>
          <table:table-cell/>
          <table:table-cell table:formula="of:=([.F1291]-[.F1290])/([.G1291]-[.G1290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0.00035599999999991" calcext:value-type="float">
            <text:p>0.000356</text:p>
          </table:table-cell>
          <table:table-cell office:value-type="float" office:value="1206.5269744404" calcext:value-type="float">
            <text:p>1206.5269744404</text:p>
          </table:table-cell>
          <table:table-cell table:number-columns-repeated="3" office:value-type="float" office:value="603.26348722018" calcext:value-type="float">
            <text:p>603.26348722018</text:p>
          </table:table-cell>
          <table:table-cell office:value-type="float" office:value="0.00070321925649226" calcext:value-type="float">
            <text:p>0.000703219256492</text:p>
          </table:table-cell>
          <table:table-cell/>
          <table:table-cell table:formula="of:=([.F1292]-[.F1291])/([.G1292]-[.G1291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00035999999999991" calcext:value-type="float">
            <text:p>0.00036</text:p>
          </table:table-cell>
          <table:table-cell office:value-type="float" office:value="1216.1841497369" calcext:value-type="float">
            <text:p>1216.1841497369</text:p>
          </table:table-cell>
          <table:table-cell table:number-columns-repeated="3" office:value-type="float" office:value="608.09207486843" calcext:value-type="float">
            <text:p>608.09207486843</text:p>
          </table:table-cell>
          <table:table-cell office:value-type="float" office:value="0.00071114897445043" calcext:value-type="float">
            <text:p>0.00071114897445</text:p>
          </table:table-cell>
          <table:table-cell/>
          <table:table-cell table:formula="of:=([.F1293]-[.F1292])/([.G1293]-[.G1292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0.00036399999999991" calcext:value-type="float">
            <text:p>0.000364</text:p>
          </table:table-cell>
          <table:table-cell office:value-type="float" office:value="1225.8413250333" calcext:value-type="float">
            <text:p>1225.8413250333</text:p>
          </table:table-cell>
          <table:table-cell table:number-columns-repeated="3" office:value-type="float" office:value="612.92066251667" calcext:value-type="float">
            <text:p>612.92066251667</text:p>
          </table:table-cell>
          <table:table-cell office:value-type="float" office:value="0.0007190786924086" calcext:value-type="float">
            <text:p>0.000719078692409</text:p>
          </table:table-cell>
          <table:table-cell/>
          <table:table-cell table:formula="of:=([.F1294]-[.F1293])/([.G1294]-[.G1293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.00036799999999991" calcext:value-type="float">
            <text:p>0.000368</text:p>
          </table:table-cell>
          <table:table-cell office:value-type="float" office:value="1235.4985003298" calcext:value-type="float">
            <text:p>1235.4985003298</text:p>
          </table:table-cell>
          <table:table-cell table:number-columns-repeated="3" office:value-type="float" office:value="617.74925016491" calcext:value-type="float">
            <text:p>617.74925016491</text:p>
          </table:table-cell>
          <table:table-cell office:value-type="float" office:value="0.00072700841036677" calcext:value-type="float">
            <text:p>0.000727008410367</text:p>
          </table:table-cell>
          <table:table-cell/>
          <table:table-cell table:formula="of:=([.F1295]-[.F1294])/([.G1295]-[.G129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0.00037199999999991" calcext:value-type="float">
            <text:p>0.000372</text:p>
          </table:table-cell>
          <table:table-cell office:value-type="float" office:value="1245.1556756263" calcext:value-type="float">
            <text:p>1245.1556756263</text:p>
          </table:table-cell>
          <table:table-cell table:number-columns-repeated="3" office:value-type="float" office:value="622.57783781315" calcext:value-type="float">
            <text:p>622.57783781315</text:p>
          </table:table-cell>
          <table:table-cell office:value-type="float" office:value="0.00073493812832494" calcext:value-type="float">
            <text:p>0.000734938128325</text:p>
          </table:table-cell>
          <table:table-cell/>
          <table:table-cell table:formula="of:=([.F1296]-[.F1295])/([.G1296]-[.G1295])" office:value-type="float" office:value="608923.000000909" calcext:value-type="float">
            <text:p>608923.000000909</text:p>
          </table:table-cell>
          <table:table-cell table:number-columns-repeated="2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0.00037599999999991" calcext:value-type="float">
            <text:p>0.000376</text:p>
          </table:table-cell>
          <table:table-cell office:value-type="float" office:value="1254.8128509228" calcext:value-type="float">
            <text:p>1254.8128509228</text:p>
          </table:table-cell>
          <table:table-cell table:number-columns-repeated="3" office:value-type="float" office:value="627.4064254614" calcext:value-type="float">
            <text:p>627.4064254614</text:p>
          </table:table-cell>
          <table:table-cell office:value-type="float" office:value="0.00074286784628311" calcext:value-type="float">
            <text:p>0.000742867846283</text:p>
          </table:table-cell>
          <table:table-cell/>
          <table:table-cell table:formula="of:=([.F1297]-[.F1296])/([.G1297]-[.G1296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.00037999999999991" calcext:value-type="float">
            <text:p>0.00038</text:p>
          </table:table-cell>
          <table:table-cell office:value-type="float" office:value="1264.4700262193" calcext:value-type="float">
            <text:p>1264.4700262193</text:p>
          </table:table-cell>
          <table:table-cell table:number-columns-repeated="3" office:value-type="float" office:value="632.23501310964" calcext:value-type="float">
            <text:p>632.23501310964</text:p>
          </table:table-cell>
          <table:table-cell office:value-type="float" office:value="0.00075079756424128" calcext:value-type="float">
            <text:p>0.000750797564241</text:p>
          </table:table-cell>
          <table:table-cell/>
          <table:table-cell table:formula="of:=([.F1298]-[.F1297])/([.G1298]-[.G1297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00038399999999991" calcext:value-type="float">
            <text:p>0.000384</text:p>
          </table:table-cell>
          <table:table-cell office:value-type="float" office:value="1274.1272015158" calcext:value-type="float">
            <text:p>1274.1272015158</text:p>
          </table:table-cell>
          <table:table-cell table:number-columns-repeated="3" office:value-type="float" office:value="637.06360075788" calcext:value-type="float">
            <text:p>637.06360075788</text:p>
          </table:table-cell>
          <table:table-cell office:value-type="float" office:value="0.00075872728219945" calcext:value-type="float">
            <text:p>0.000758727282199</text:p>
          </table:table-cell>
          <table:table-cell/>
          <table:table-cell table:formula="of:=([.F1299]-[.F1298])/([.G1299]-[.G1298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0.00038799999999991" calcext:value-type="float">
            <text:p>0.000388</text:p>
          </table:table-cell>
          <table:table-cell office:value-type="float" office:value="1283.7843768123" calcext:value-type="float">
            <text:p>1283.7843768123</text:p>
          </table:table-cell>
          <table:table-cell table:number-columns-repeated="3" office:value-type="float" office:value="641.89218840613" calcext:value-type="float">
            <text:p>641.89218840613</text:p>
          </table:table-cell>
          <table:table-cell office:value-type="float" office:value="0.00076665700015762" calcext:value-type="float">
            <text:p>0.000766657000158</text:p>
          </table:table-cell>
          <table:table-cell/>
          <table:table-cell table:formula="of:=([.F1300]-[.F1299])/([.G1300]-[.G1299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0.00039199999999991" calcext:value-type="float">
            <text:p>0.000392</text:p>
          </table:table-cell>
          <table:table-cell office:value-type="float" office:value="1293.4415521087" calcext:value-type="float">
            <text:p>1293.4415521087</text:p>
          </table:table-cell>
          <table:table-cell table:number-columns-repeated="3" office:value-type="float" office:value="646.72077605437" calcext:value-type="float">
            <text:p>646.72077605437</text:p>
          </table:table-cell>
          <table:table-cell office:value-type="float" office:value="0.00077458671811579" calcext:value-type="float">
            <text:p>0.000774586718116</text:p>
          </table:table-cell>
          <table:table-cell/>
          <table:table-cell table:formula="of:=([.F1301]-[.F1300])/([.G1301]-[.G1300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0.00039599999999991" calcext:value-type="float">
            <text:p>0.000396</text:p>
          </table:table-cell>
          <table:table-cell office:value-type="float" office:value="1303.0987274052" calcext:value-type="float">
            <text:p>1303.0987274052</text:p>
          </table:table-cell>
          <table:table-cell table:number-columns-repeated="3" office:value-type="float" office:value="651.54936370261" calcext:value-type="float">
            <text:p>651.54936370261</text:p>
          </table:table-cell>
          <table:table-cell office:value-type="float" office:value="0.00078251643607396" calcext:value-type="float">
            <text:p>0.000782516436074</text:p>
          </table:table-cell>
          <table:table-cell/>
          <table:table-cell table:formula="of:=([.F1302]-[.F1301])/([.G1302]-[.G1301])" office:value-type="float" office:value="608923.000000157" calcext:value-type="float">
            <text:p>608923.0000001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39999999999991" calcext:value-type="float">
            <text:p>0.0004</text:p>
          </table:table-cell>
          <table:table-cell office:value-type="float" office:value="1312.7559027017" calcext:value-type="float">
            <text:p>1312.7559027017</text:p>
          </table:table-cell>
          <table:table-cell table:number-columns-repeated="3" office:value-type="float" office:value="656.37795135086" calcext:value-type="float">
            <text:p>656.37795135086</text:p>
          </table:table-cell>
          <table:table-cell office:value-type="float" office:value="0.00079044615403214" calcext:value-type="float">
            <text:p>0.000790446154032</text:p>
          </table:table-cell>
          <table:table-cell/>
          <table:table-cell table:formula="of:=([.F1303]-[.F1302])/([.G1303]-[.G1302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00040399999999991" calcext:value-type="float">
            <text:p>0.000404</text:p>
          </table:table-cell>
          <table:table-cell office:value-type="float" office:value="1322.4130779982" calcext:value-type="float">
            <text:p>1322.4130779982</text:p>
          </table:table-cell>
          <table:table-cell table:number-columns-repeated="3" office:value-type="float" office:value="661.2065389991" calcext:value-type="float">
            <text:p>661.2065389991</text:p>
          </table:table-cell>
          <table:table-cell office:value-type="float" office:value="0.00079837587199031" calcext:value-type="float">
            <text:p>0.00079837587199</text:p>
          </table:table-cell>
          <table:table-cell/>
          <table:table-cell table:formula="of:=([.F1304]-[.F1303])/([.G1304]-[.G130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0.00040799999999991" calcext:value-type="float">
            <text:p>0.000408</text:p>
          </table:table-cell>
          <table:table-cell office:value-type="float" office:value="1332.0702532947" calcext:value-type="float">
            <text:p>1332.0702532947</text:p>
          </table:table-cell>
          <table:table-cell table:number-columns-repeated="3" office:value-type="float" office:value="666.03512664734" calcext:value-type="float">
            <text:p>666.03512664734</text:p>
          </table:table-cell>
          <table:table-cell office:value-type="float" office:value="0.00080630558994848" calcext:value-type="float">
            <text:p>0.000806305589948</text:p>
          </table:table-cell>
          <table:table-cell/>
          <table:table-cell table:formula="of:=([.F1305]-[.F1304])/([.G1305]-[.G1304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0.00041199999999991" calcext:value-type="float">
            <text:p>0.000412</text:p>
          </table:table-cell>
          <table:table-cell office:value-type="float" office:value="1341.7274285912" calcext:value-type="float">
            <text:p>1341.7274285912</text:p>
          </table:table-cell>
          <table:table-cell table:number-columns-repeated="3" office:value-type="float" office:value="670.86371429558" calcext:value-type="float">
            <text:p>670.86371429558</text:p>
          </table:table-cell>
          <table:table-cell office:value-type="float" office:value="0.00081423530790665" calcext:value-type="float">
            <text:p>0.000814235307907</text:p>
          </table:table-cell>
          <table:table-cell/>
          <table:table-cell table:formula="of:=([.F1306]-[.F1305])/([.G1306]-[.G1305])" office:value-type="float" office:value="608923.000000901" calcext:value-type="float">
            <text:p>608923.000000901</text:p>
          </table:table-cell>
          <table:table-cell table:number-columns-repeated="2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.00041599999999991" calcext:value-type="float">
            <text:p>0.000416</text:p>
          </table:table-cell>
          <table:table-cell office:value-type="float" office:value="1351.3846038877" calcext:value-type="float">
            <text:p>1351.3846038877</text:p>
          </table:table-cell>
          <table:table-cell table:number-columns-repeated="3" office:value-type="float" office:value="675.69230194383" calcext:value-type="float">
            <text:p>675.69230194383</text:p>
          </table:table-cell>
          <table:table-cell office:value-type="float" office:value="0.00082216502586482" calcext:value-type="float">
            <text:p>0.000822165025865</text:p>
          </table:table-cell>
          <table:table-cell/>
          <table:table-cell table:formula="of:=([.F1307]-[.F1306])/([.G1307]-[.G1306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00041999999999991" calcext:value-type="float">
            <text:p>0.00042</text:p>
          </table:table-cell>
          <table:table-cell office:value-type="float" office:value="1361.0417791841" calcext:value-type="float">
            <text:p>1361.0417791841</text:p>
          </table:table-cell>
          <table:table-cell table:number-columns-repeated="3" office:value-type="float" office:value="680.52088959207" calcext:value-type="float">
            <text:p>680.52088959207</text:p>
          </table:table-cell>
          <table:table-cell office:value-type="float" office:value="0.00083009474382299" calcext:value-type="float">
            <text:p>0.000830094743823</text:p>
          </table:table-cell>
          <table:table-cell/>
          <table:table-cell table:formula="of:=([.F1308]-[.F1307])/([.G1308]-[.G1307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00042399999999991" calcext:value-type="float">
            <text:p>0.000424</text:p>
          </table:table-cell>
          <table:table-cell office:value-type="float" office:value="1370.6989544806" calcext:value-type="float">
            <text:p>1370.6989544806</text:p>
          </table:table-cell>
          <table:table-cell table:number-columns-repeated="3" office:value-type="float" office:value="685.34947724031" calcext:value-type="float">
            <text:p>685.34947724031</text:p>
          </table:table-cell>
          <table:table-cell office:value-type="float" office:value="0.00083802446178116" calcext:value-type="float">
            <text:p>0.000838024461781</text:p>
          </table:table-cell>
          <table:table-cell/>
          <table:table-cell table:formula="of:=([.F1309]-[.F1308])/([.G1309]-[.G1308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0.00042799999999991" calcext:value-type="float">
            <text:p>0.000428</text:p>
          </table:table-cell>
          <table:table-cell office:value-type="float" office:value="1380.3561297771" calcext:value-type="float">
            <text:p>1380.3561297771</text:p>
          </table:table-cell>
          <table:table-cell table:number-columns-repeated="3" office:value-type="float" office:value="690.17806488856" calcext:value-type="float">
            <text:p>690.17806488856</text:p>
          </table:table-cell>
          <table:table-cell office:value-type="float" office:value="0.00084595417973933" calcext:value-type="float">
            <text:p>0.000845954179739</text:p>
          </table:table-cell>
          <table:table-cell/>
          <table:table-cell table:formula="of:=([.F1310]-[.F1309])/([.G1310]-[.G1309])" office:value-type="float" office:value="608922.999999656" calcext:value-type="float">
            <text:p>608922.999999656</text:p>
          </table:table-cell>
          <table:table-cell table:number-columns-repeated="2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00043199999999991" calcext:value-type="float">
            <text:p>0.000432</text:p>
          </table:table-cell>
          <table:table-cell office:value-type="float" office:value="1390.0133050736" calcext:value-type="float">
            <text:p>1390.0133050736</text:p>
          </table:table-cell>
          <table:table-cell table:number-columns-repeated="3" office:value-type="float" office:value="695.0066525368" calcext:value-type="float">
            <text:p>695.0066525368</text:p>
          </table:table-cell>
          <table:table-cell office:value-type="float" office:value="0.0008538838976975" calcext:value-type="float">
            <text:p>0.000853883897698</text:p>
          </table:table-cell>
          <table:table-cell/>
          <table:table-cell table:formula="of:=([.F1311]-[.F1310])/([.G1311]-[.G1310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0.00043599999999991" calcext:value-type="float">
            <text:p>0.000436</text:p>
          </table:table-cell>
          <table:table-cell office:value-type="float" office:value="1399.6704803701" calcext:value-type="float">
            <text:p>1399.6704803701</text:p>
          </table:table-cell>
          <table:table-cell table:number-columns-repeated="3" office:value-type="float" office:value="699.83524018504" calcext:value-type="float">
            <text:p>699.83524018504</text:p>
          </table:table-cell>
          <table:table-cell office:value-type="float" office:value="0.00086181361565567" calcext:value-type="float">
            <text:p>0.000861813615656</text:p>
          </table:table-cell>
          <table:table-cell/>
          <table:table-cell table:formula="of:=([.F1312]-[.F1311])/([.G1312]-[.G1311])" office:value-type="float" office:value="608923.000000915" calcext:value-type="float">
            <text:p>608923.000000915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00043999999999991" calcext:value-type="float">
            <text:p>0.00044</text:p>
          </table:table-cell>
          <table:table-cell office:value-type="float" office:value="1409.3276556666" calcext:value-type="float">
            <text:p>1409.3276556666</text:p>
          </table:table-cell>
          <table:table-cell table:number-columns-repeated="3" office:value-type="float" office:value="704.66382783329" calcext:value-type="float">
            <text:p>704.66382783329</text:p>
          </table:table-cell>
          <table:table-cell office:value-type="float" office:value="0.00086974333361384" calcext:value-type="float">
            <text:p>0.000869743333614</text:p>
          </table:table-cell>
          <table:table-cell/>
          <table:table-cell table:formula="of:=([.F1313]-[.F1312])/([.G1313]-[.G1312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0.00044399999999991" calcext:value-type="float">
            <text:p>0.000444</text:p>
          </table:table-cell>
          <table:table-cell office:value-type="float" office:value="1418.9848309631" calcext:value-type="float">
            <text:p>1418.9848309631</text:p>
          </table:table-cell>
          <table:table-cell table:number-columns-repeated="3" office:value-type="float" office:value="709.49241548153" calcext:value-type="float">
            <text:p>709.49241548153</text:p>
          </table:table-cell>
          <table:table-cell office:value-type="float" office:value="0.00087767305157201" calcext:value-type="float">
            <text:p>0.000877673051572</text:p>
          </table:table-cell>
          <table:table-cell/>
          <table:table-cell table:formula="of:=([.F1314]-[.F1313])/([.G1314]-[.G1313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00044799999999991" calcext:value-type="float">
            <text:p>0.000448</text:p>
          </table:table-cell>
          <table:table-cell office:value-type="float" office:value="1428.6420062595" calcext:value-type="float">
            <text:p>1428.6420062595</text:p>
          </table:table-cell>
          <table:table-cell table:number-columns-repeated="3" office:value-type="float" office:value="714.32100312977" calcext:value-type="float">
            <text:p>714.32100312977</text:p>
          </table:table-cell>
          <table:table-cell office:value-type="float" office:value="0.00088560276953018" calcext:value-type="float">
            <text:p>0.00088560276953</text:p>
          </table:table-cell>
          <table:table-cell/>
          <table:table-cell table:formula="of:=([.F1315]-[.F1314])/([.G1315]-[.G1314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0.00045199999999991" calcext:value-type="float">
            <text:p>0.000452</text:p>
          </table:table-cell>
          <table:table-cell office:value-type="float" office:value="1438.299181556" calcext:value-type="float">
            <text:p>1438.299181556</text:p>
          </table:table-cell>
          <table:table-cell table:number-columns-repeated="3" office:value-type="float" office:value="719.14959077801" calcext:value-type="float">
            <text:p>719.14959077801</text:p>
          </table:table-cell>
          <table:table-cell office:value-type="float" office:value="0.00089353248748835" calcext:value-type="float">
            <text:p>0.000893532487488</text:p>
          </table:table-cell>
          <table:table-cell/>
          <table:table-cell table:formula="of:=([.F1316]-[.F1315])/([.G1316]-[.G1315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00045599999999991" calcext:value-type="float">
            <text:p>0.000456</text:p>
          </table:table-cell>
          <table:table-cell office:value-type="float" office:value="1447.9563568525" calcext:value-type="float">
            <text:p>1447.9563568525</text:p>
          </table:table-cell>
          <table:table-cell table:number-columns-repeated="3" office:value-type="float" office:value="723.97817842626" calcext:value-type="float">
            <text:p>723.97817842626</text:p>
          </table:table-cell>
          <table:table-cell office:value-type="float" office:value="0.00090146220544652" calcext:value-type="float">
            <text:p>0.000901462205447</text:p>
          </table:table-cell>
          <table:table-cell/>
          <table:table-cell table:formula="of:=([.F1317]-[.F1316])/([.G1317]-[.G1316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0.00045999999999991" calcext:value-type="float">
            <text:p>0.00046</text:p>
          </table:table-cell>
          <table:table-cell office:value-type="float" office:value="1457.613532149" calcext:value-type="float">
            <text:p>1457.613532149</text:p>
          </table:table-cell>
          <table:table-cell table:number-columns-repeated="3" office:value-type="float" office:value="728.8067660745" calcext:value-type="float">
            <text:p>728.8067660745</text:p>
          </table:table-cell>
          <table:table-cell office:value-type="float" office:value="0.00090939192340469" calcext:value-type="float">
            <text:p>0.000909391923405</text:p>
          </table:table-cell>
          <table:table-cell/>
          <table:table-cell table:formula="of:=([.F1318]-[.F1317])/([.G1318]-[.G1317])" office:value-type="float" office:value="608922.999999639" calcext:value-type="float">
            <text:p>608922.999999639</text:p>
          </table:table-cell>
          <table:table-cell table:number-columns-repeated="2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.00046399999999991" calcext:value-type="float">
            <text:p>0.000464</text:p>
          </table:table-cell>
          <table:table-cell office:value-type="float" office:value="1467.2707074455" calcext:value-type="float">
            <text:p>1467.2707074455</text:p>
          </table:table-cell>
          <table:table-cell table:number-columns-repeated="3" office:value-type="float" office:value="733.63535372274" calcext:value-type="float">
            <text:p>733.63535372274</text:p>
          </table:table-cell>
          <table:table-cell office:value-type="float" office:value="0.00091732164136286" calcext:value-type="float">
            <text:p>0.000917321641363</text:p>
          </table:table-cell>
          <table:table-cell/>
          <table:table-cell table:formula="of:=([.F1319]-[.F1318])/([.G1319]-[.G1318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0.00046799999999991" calcext:value-type="float">
            <text:p>0.000468</text:p>
          </table:table-cell>
          <table:table-cell office:value-type="float" office:value="1476.927882742" calcext:value-type="float">
            <text:p>1476.927882742</text:p>
          </table:table-cell>
          <table:table-cell table:number-columns-repeated="3" office:value-type="float" office:value="738.46394137099" calcext:value-type="float">
            <text:p>738.46394137099</text:p>
          </table:table-cell>
          <table:table-cell office:value-type="float" office:value="0.00092525135932103" calcext:value-type="float">
            <text:p>0.000925251359321</text:p>
          </table:table-cell>
          <table:table-cell/>
          <table:table-cell table:formula="of:=([.F1320]-[.F1319])/([.G1320]-[.G1319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0.00047199999999991" calcext:value-type="float">
            <text:p>0.000472</text:p>
          </table:table-cell>
          <table:table-cell office:value-type="float" office:value="1486.5850580385" calcext:value-type="float">
            <text:p>1486.5850580385</text:p>
          </table:table-cell>
          <table:table-cell table:number-columns-repeated="3" office:value-type="float" office:value="743.29252901923" calcext:value-type="float">
            <text:p>743.29252901923</text:p>
          </table:table-cell>
          <table:table-cell office:value-type="float" office:value="0.0009331810772792" calcext:value-type="float">
            <text:p>0.000933181077279</text:p>
          </table:table-cell>
          <table:table-cell/>
          <table:table-cell table:formula="of:=([.F1321]-[.F1320])/([.G1321]-[.G1320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00047599999999991" calcext:value-type="float">
            <text:p>0.000476</text:p>
          </table:table-cell>
          <table:table-cell office:value-type="float" office:value="1496.2422333349" calcext:value-type="float">
            <text:p>1496.2422333349</text:p>
          </table:table-cell>
          <table:table-cell table:number-columns-repeated="3" office:value-type="float" office:value="748.12111666747" calcext:value-type="float">
            <text:p>748.12111666747</text:p>
          </table:table-cell>
          <table:table-cell office:value-type="float" office:value="0.00094111079523737" calcext:value-type="float">
            <text:p>0.000941110795237</text:p>
          </table:table-cell>
          <table:table-cell/>
          <table:table-cell table:formula="of:=([.F1322]-[.F1321])/([.G1322]-[.G1321])" office:value-type="float" office:value="608923.000000923" calcext:value-type="float">
            <text:p>608923.000000923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00047999999999991" calcext:value-type="float">
            <text:p>0.00048</text:p>
          </table:table-cell>
          <table:table-cell office:value-type="float" office:value="1505.8994086314" calcext:value-type="float">
            <text:p>1505.8994086314</text:p>
          </table:table-cell>
          <table:table-cell table:number-columns-repeated="3" office:value-type="float" office:value="752.94970431572" calcext:value-type="float">
            <text:p>752.94970431572</text:p>
          </table:table-cell>
          <table:table-cell office:value-type="float" office:value="0.00094904051319554" calcext:value-type="float">
            <text:p>0.000949040513196</text:p>
          </table:table-cell>
          <table:table-cell/>
          <table:table-cell table:formula="of:=([.F1323]-[.F1322])/([.G1323]-[.G1322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0.00048399999999991" calcext:value-type="float">
            <text:p>0.000484</text:p>
          </table:table-cell>
          <table:table-cell office:value-type="float" office:value="1515.5565839279" calcext:value-type="float">
            <text:p>1515.5565839279</text:p>
          </table:table-cell>
          <table:table-cell table:number-columns-repeated="3" office:value-type="float" office:value="757.77829196396" calcext:value-type="float">
            <text:p>757.77829196396</text:p>
          </table:table-cell>
          <table:table-cell office:value-type="float" office:value="0.00095697023115371" calcext:value-type="float">
            <text:p>0.000956970231154</text:p>
          </table:table-cell>
          <table:table-cell/>
          <table:table-cell table:formula="of:=([.F1324]-[.F1323])/([.G1324]-[.G1323])" office:value-type="float" office:value="608922.999999653" calcext:value-type="float">
            <text:p>608922.999999653</text:p>
          </table:table-cell>
          <table:table-cell table:number-columns-repeated="2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0.00048799999999991" calcext:value-type="float">
            <text:p>0.000488</text:p>
          </table:table-cell>
          <table:table-cell office:value-type="float" office:value="1525.2137592244" calcext:value-type="float">
            <text:p>1525.2137592244</text:p>
          </table:table-cell>
          <table:table-cell table:number-columns-repeated="3" office:value-type="float" office:value="762.6068796122" calcext:value-type="float">
            <text:p>762.6068796122</text:p>
          </table:table-cell>
          <table:table-cell office:value-type="float" office:value="0.00096489994911188" calcext:value-type="float">
            <text:p>0.000964899949112</text:p>
          </table:table-cell>
          <table:table-cell/>
          <table:table-cell table:formula="of:=([.F1325]-[.F1324])/([.G1325]-[.G1324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0004919999999999" calcext:value-type="float">
            <text:p>0.000492</text:p>
          </table:table-cell>
          <table:table-cell office:value-type="float" office:value="1534.8709345209" calcext:value-type="float">
            <text:p>1534.8709345209</text:p>
          </table:table-cell>
          <table:table-cell table:number-columns-repeated="3" office:value-type="float" office:value="767.43546726044" calcext:value-type="float">
            <text:p>767.43546726044</text:p>
          </table:table-cell>
          <table:table-cell office:value-type="float" office:value="0.00097282966707005" calcext:value-type="float">
            <text:p>0.00097282966707</text:p>
          </table:table-cell>
          <table:table-cell/>
          <table:table-cell table:formula="of:=([.F1326]-[.F1325])/([.G1326]-[.G1325])" office:value-type="float" office:value="608923.000000149" calcext:value-type="float">
            <text:p>608923.000000149</text:p>
          </table:table-cell>
          <table:table-cell table:number-columns-repeated="2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0004959999999999" calcext:value-type="float">
            <text:p>0.000496</text:p>
          </table:table-cell>
          <table:table-cell office:value-type="float" office:value="1544.5281098174" calcext:value-type="float">
            <text:p>1544.5281098174</text:p>
          </table:table-cell>
          <table:table-cell table:number-columns-repeated="3" office:value-type="float" office:value="772.26405490869" calcext:value-type="float">
            <text:p>772.26405490869</text:p>
          </table:table-cell>
          <table:table-cell office:value-type="float" office:value="0.00098075938502823" calcext:value-type="float">
            <text:p>0.000980759385028</text:p>
          </table:table-cell>
          <table:table-cell/>
          <table:table-cell table:formula="of:=([.F1327]-[.F1326])/([.G1327]-[.G1326])" office:value-type="float" office:value="608922.999999647" calcext:value-type="float">
            <text:p>608922.999999647</text:p>
          </table:table-cell>
          <table:table-cell table:number-columns-repeated="2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0004999999999999" calcext:value-type="float">
            <text:p>0.0005</text:p>
          </table:table-cell>
          <table:table-cell office:value-type="float" office:value="1554.1852851139" calcext:value-type="float">
            <text:p>1554.1852851139</text:p>
          </table:table-cell>
          <table:table-cell table:number-columns-repeated="3" office:value-type="float" office:value="777.09264255693" calcext:value-type="float">
            <text:p>777.09264255693</text:p>
          </table:table-cell>
          <table:table-cell office:value-type="float" office:value="0.0009886891029864" calcext:value-type="float">
            <text:p>0.000988689102986</text:p>
          </table:table-cell>
          <table:table-cell/>
          <table:table-cell table:formula="of:=([.F1328]-[.F1327])/([.G1328]-[.G1327])" office:value-type="float" office:value="608922.999999662" calcext:value-type="float">
            <text:p>608922.999999662</text:p>
          </table:table-cell>
          <table:table-cell table:number-columns-repeated="2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0005039999999999" calcext:value-type="float">
            <text:p>0.000504</text:p>
          </table:table-cell>
          <table:table-cell office:value-type="float" office:value="1563.8424604104" calcext:value-type="float">
            <text:p>1563.8424604104</text:p>
          </table:table-cell>
          <table:table-cell table:number-columns-repeated="3" office:value-type="float" office:value="781.92123020517" calcext:value-type="float">
            <text:p>781.92123020517</text:p>
          </table:table-cell>
          <table:table-cell office:value-type="float" office:value="0.00099661882094457" calcext:value-type="float">
            <text:p>0.000996618820945</text:p>
          </table:table-cell>
          <table:table-cell/>
          <table:table-cell table:formula="of:=([.F1329]-[.F1328])/([.G1329]-[.G1328])" office:value-type="float" office:value="608923.000004004" calcext:value-type="float">
            <text:p>608923.000004004</text:p>
          </table:table-cell>
          <table:table-cell table:number-columns-repeated="2"/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0.0005079999999999" calcext:value-type="float">
            <text:p>0.000508</text:p>
          </table:table-cell>
          <table:table-cell office:value-type="float" office:value="1573.4996357068" calcext:value-type="float">
            <text:p>1573.4996357068</text:p>
          </table:table-cell>
          <table:table-cell table:number-columns-repeated="3" office:value-type="float" office:value="786.74981785342" calcext:value-type="float">
            <text:p>786.74981785342</text:p>
          </table:table-cell>
          <table:table-cell office:value-type="float" office:value="0.0010045485389027" calcext:value-type="float">
            <text:p>0.001004548538903</text:p>
          </table:table-cell>
          <table:table-cell/>
          <table:table-cell table:formula="of:=([.F1330]-[.F1329])/([.G1330]-[.G1329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0005119999999999" calcext:value-type="float">
            <text:p>0.000512</text:p>
          </table:table-cell>
          <table:table-cell office:value-type="float" office:value="1583.1568110033" calcext:value-type="float">
            <text:p>1583.1568110033</text:p>
          </table:table-cell>
          <table:table-cell table:number-columns-repeated="3" office:value-type="float" office:value="791.57840550166" calcext:value-type="float">
            <text:p>791.57840550166</text:p>
          </table:table-cell>
          <table:table-cell office:value-type="float" office:value="0.0010124782568609" calcext:value-type="float">
            <text:p>0.001012478256861</text:p>
          </table:table-cell>
          <table:table-cell/>
          <table:table-cell table:formula="of:=([.F1331]-[.F1330])/([.G1331]-[.G133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0.0005159999999999" calcext:value-type="float">
            <text:p>0.000516</text:p>
          </table:table-cell>
          <table:table-cell office:value-type="float" office:value="1592.8139862998" calcext:value-type="float">
            <text:p>1592.8139862998</text:p>
          </table:table-cell>
          <table:table-cell table:number-columns-repeated="3" office:value-type="float" office:value="796.4069931499" calcext:value-type="float">
            <text:p>796.4069931499</text:p>
          </table:table-cell>
          <table:table-cell office:value-type="float" office:value="0.0010204079748191" calcext:value-type="float">
            <text:p>0.001020407974819</text:p>
          </table:table-cell>
          <table:table-cell/>
          <table:table-cell table:formula="of:=([.F1332]-[.F1331])/([.G1332]-[.G1331])" office:value-type="float" office:value="608923.000006271" calcext:value-type="float">
            <text:p>608923.000006271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0005199999999999" calcext:value-type="float">
            <text:p>0.00052</text:p>
          </table:table-cell>
          <table:table-cell office:value-type="float" office:value="1602.4711615963" calcext:value-type="float">
            <text:p>1602.4711615963</text:p>
          </table:table-cell>
          <table:table-cell table:number-columns-repeated="3" office:value-type="float" office:value="801.23558079815" calcext:value-type="float">
            <text:p>801.23558079815</text:p>
          </table:table-cell>
          <table:table-cell office:value-type="float" office:value="0.0010283376927772" calcext:value-type="float">
            <text:p>0.001028337692777</text:p>
          </table:table-cell>
          <table:table-cell/>
          <table:table-cell table:formula="of:=([.F1333]-[.F1332])/([.G1333]-[.G1332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0.0005239999999999" calcext:value-type="float">
            <text:p>0.000524</text:p>
          </table:table-cell>
          <table:table-cell office:value-type="float" office:value="1612.1283368928" calcext:value-type="float">
            <text:p>1612.1283368928</text:p>
          </table:table-cell>
          <table:table-cell table:number-columns-repeated="3" office:value-type="float" office:value="806.06416844639" calcext:value-type="float">
            <text:p>806.06416844639</text:p>
          </table:table-cell>
          <table:table-cell office:value-type="float" office:value="0.0010362674107354" calcext:value-type="float">
            <text:p>0.001036267410735</text:p>
          </table:table-cell>
          <table:table-cell/>
          <table:table-cell table:formula="of:=([.F1334]-[.F1333])/([.G1334]-[.G1333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.0005279999999999" calcext:value-type="float">
            <text:p>0.000528</text:p>
          </table:table-cell>
          <table:table-cell office:value-type="float" office:value="1621.7855121893" calcext:value-type="float">
            <text:p>1621.7855121893</text:p>
          </table:table-cell>
          <table:table-cell table:number-columns-repeated="3" office:value-type="float" office:value="810.89275609463" calcext:value-type="float">
            <text:p>810.89275609463</text:p>
          </table:table-cell>
          <table:table-cell office:value-type="float" office:value="0.0010441971286936" calcext:value-type="float">
            <text:p>0.001044197128694</text:p>
          </table:table-cell>
          <table:table-cell/>
          <table:table-cell table:formula="of:=([.F1335]-[.F1334])/([.G1335]-[.G1334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0.0005319999999999" calcext:value-type="float">
            <text:p>0.000532</text:p>
          </table:table-cell>
          <table:table-cell office:value-type="float" office:value="1631.4426874858" calcext:value-type="float">
            <text:p>1631.4426874858</text:p>
          </table:table-cell>
          <table:table-cell table:number-columns-repeated="3" office:value-type="float" office:value="815.72134374287" calcext:value-type="float">
            <text:p>815.72134374287</text:p>
          </table:table-cell>
          <table:table-cell office:value-type="float" office:value="0.0010521268466518" calcext:value-type="float">
            <text:p>0.001052126846652</text:p>
          </table:table-cell>
          <table:table-cell/>
          <table:table-cell table:formula="of:=([.F1336]-[.F1335])/([.G1336]-[.G1335])" office:value-type="float" office:value="608923.000006285" calcext:value-type="float">
            <text:p>608923.000006285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0.0005359999999999" calcext:value-type="float">
            <text:p>0.000536</text:p>
          </table:table-cell>
          <table:table-cell office:value-type="float" office:value="1641.0998627822" calcext:value-type="float">
            <text:p>1641.0998627822</text:p>
          </table:table-cell>
          <table:table-cell table:number-columns-repeated="3" office:value-type="float" office:value="820.54993139112" calcext:value-type="float">
            <text:p>820.54993139112</text:p>
          </table:table-cell>
          <table:table-cell office:value-type="float" office:value="0.0010600565646099" calcext:value-type="float">
            <text:p>0.00106005656461</text:p>
          </table:table-cell>
          <table:table-cell/>
          <table:table-cell table:formula="of:=([.F1337]-[.F1336])/([.G1337]-[.G1336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0.0005399999999999" calcext:value-type="float">
            <text:p>0.00054</text:p>
          </table:table-cell>
          <table:table-cell office:value-type="float" office:value="1650.7570380787" calcext:value-type="float">
            <text:p>1650.7570380787</text:p>
          </table:table-cell>
          <table:table-cell table:number-columns-repeated="3" office:value-type="float" office:value="825.37851903936" calcext:value-type="float">
            <text:p>825.37851903936</text:p>
          </table:table-cell>
          <table:table-cell office:value-type="float" office:value="0.0010679862825681" calcext:value-type="float">
            <text:p>0.001067986282568</text:p>
          </table:table-cell>
          <table:table-cell/>
          <table:table-cell table:formula="of:=([.F1338]-[.F1337])/([.G1338]-[.G1337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.0005439999999999" calcext:value-type="float">
            <text:p>0.000544</text:p>
          </table:table-cell>
          <table:table-cell office:value-type="float" office:value="1660.4142133752" calcext:value-type="float">
            <text:p>1660.4142133752</text:p>
          </table:table-cell>
          <table:table-cell table:number-columns-repeated="3" office:value-type="float" office:value="830.2071066876" calcext:value-type="float">
            <text:p>830.2071066876</text:p>
          </table:table-cell>
          <table:table-cell office:value-type="float" office:value="0.0010759160005263" calcext:value-type="float">
            <text:p>0.001075916000526</text:p>
          </table:table-cell>
          <table:table-cell/>
          <table:table-cell table:formula="of:=([.F1339]-[.F1338])/([.G1339]-[.G1338])" office:value-type="float" office:value="608923.000006301" calcext:value-type="float">
            <text:p>608923.000006301</text:p>
          </table:table-cell>
          <table:table-cell table:number-columns-repeated="2"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0.0005479999999999" calcext:value-type="float">
            <text:p>0.000548</text:p>
          </table:table-cell>
          <table:table-cell office:value-type="float" office:value="1670.0713886717" calcext:value-type="float">
            <text:p>1670.0713886717</text:p>
          </table:table-cell>
          <table:table-cell table:number-columns-repeated="3" office:value-type="float" office:value="835.03569433585" calcext:value-type="float">
            <text:p>835.03569433585</text:p>
          </table:table-cell>
          <table:table-cell office:value-type="float" office:value="0.0010838457184844" calcext:value-type="float">
            <text:p>0.001083845718484</text:p>
          </table:table-cell>
          <table:table-cell/>
          <table:table-cell table:formula="of:=([.F1340]-[.F1339])/([.G1340]-[.G1339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0005519999999999" calcext:value-type="float">
            <text:p>0.000552</text:p>
          </table:table-cell>
          <table:table-cell office:value-type="float" office:value="1679.7285639682" calcext:value-type="float">
            <text:p>1679.7285639682</text:p>
          </table:table-cell>
          <table:table-cell table:number-columns-repeated="3" office:value-type="float" office:value="839.86428198409" calcext:value-type="float">
            <text:p>839.86428198409</text:p>
          </table:table-cell>
          <table:table-cell office:value-type="float" office:value="0.0010917754364426" calcext:value-type="float">
            <text:p>0.001091775436443</text:p>
          </table:table-cell>
          <table:table-cell/>
          <table:table-cell table:formula="of:=([.F1341]-[.F1340])/([.G1341]-[.G1340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0.0005559999999999" calcext:value-type="float">
            <text:p>0.000556</text:p>
          </table:table-cell>
          <table:table-cell office:value-type="float" office:value="1689.3857392647" calcext:value-type="float">
            <text:p>1689.3857392647</text:p>
          </table:table-cell>
          <table:table-cell table:number-columns-repeated="3" office:value-type="float" office:value="844.69286963233" calcext:value-type="float">
            <text:p>844.69286963233</text:p>
          </table:table-cell>
          <table:table-cell office:value-type="float" office:value="0.0010997051544008" calcext:value-type="float">
            <text:p>0.001099705154401</text:p>
          </table:table-cell>
          <table:table-cell/>
          <table:table-cell table:formula="of:=([.F1342]-[.F1341])/([.G1342]-[.G1341])" office:value-type="float" office:value="608922.999998594" calcext:value-type="float">
            <text:p>608922.999998594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0005599999999999" calcext:value-type="float">
            <text:p>0.00056</text:p>
          </table:table-cell>
          <table:table-cell office:value-type="float" office:value="1699.0429145612" calcext:value-type="float">
            <text:p>1699.0429145612</text:p>
          </table:table-cell>
          <table:table-cell table:number-columns-repeated="3" office:value-type="float" office:value="849.52145728058" calcext:value-type="float">
            <text:p>849.52145728058</text:p>
          </table:table-cell>
          <table:table-cell office:value-type="float" office:value="0.001107634872359" calcext:value-type="float">
            <text:p>0.001107634872359</text:p>
          </table:table-cell>
          <table:table-cell/>
          <table:table-cell table:formula="of:=([.F1343]-[.F1342])/([.G1343]-[.G1342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0.0005639999999999" calcext:value-type="float">
            <text:p>0.000564</text:p>
          </table:table-cell>
          <table:table-cell office:value-type="float" office:value="1708.7000898576" calcext:value-type="float">
            <text:p>1708.7000898576</text:p>
          </table:table-cell>
          <table:table-cell table:number-columns-repeated="3" office:value-type="float" office:value="854.35004492882" calcext:value-type="float">
            <text:p>854.35004492882</text:p>
          </table:table-cell>
          <table:table-cell office:value-type="float" office:value="0.0011155645903171" calcext:value-type="float">
            <text:p>0.001115564590317</text:p>
          </table:table-cell>
          <table:table-cell/>
          <table:table-cell table:formula="of:=([.F1344]-[.F1343])/([.G1344]-[.G1343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0.0005679999999999" calcext:value-type="float">
            <text:p>0.000568</text:p>
          </table:table-cell>
          <table:table-cell office:value-type="float" office:value="1718.3572651541" calcext:value-type="float">
            <text:p>1718.3572651541</text:p>
          </table:table-cell>
          <table:table-cell table:number-columns-repeated="3" office:value-type="float" office:value="859.17863257706" calcext:value-type="float">
            <text:p>859.17863257706</text:p>
          </table:table-cell>
          <table:table-cell office:value-type="float" office:value="0.0011234943082753" calcext:value-type="float">
            <text:p>0.001123494308275</text:p>
          </table:table-cell>
          <table:table-cell/>
          <table:table-cell table:formula="of:=([.F1345]-[.F1344])/([.G1345]-[.G1344])" office:value-type="float" office:value="608922.999998609" calcext:value-type="float">
            <text:p>608922.999998609</text:p>
          </table:table-cell>
          <table:table-cell table:number-columns-repeated="2"/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0.0005719999999999" calcext:value-type="float">
            <text:p>0.000572</text:p>
          </table:table-cell>
          <table:table-cell office:value-type="float" office:value="1728.0144404506" calcext:value-type="float">
            <text:p>1728.0144404506</text:p>
          </table:table-cell>
          <table:table-cell table:number-columns-repeated="3" office:value-type="float" office:value="864.00722022531" calcext:value-type="float">
            <text:p>864.00722022531</text:p>
          </table:table-cell>
          <table:table-cell office:value-type="float" office:value="0.0011314240262335" calcext:value-type="float">
            <text:p>0.001131424026234</text:p>
          </table:table-cell>
          <table:table-cell/>
          <table:table-cell table:formula="of:=([.F1346]-[.F1345])/([.G1346]-[.G1345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.0005759999999999" calcext:value-type="float">
            <text:p>0.000576</text:p>
          </table:table-cell>
          <table:table-cell office:value-type="float" office:value="1737.6716157471" calcext:value-type="float">
            <text:p>1737.6716157471</text:p>
          </table:table-cell>
          <table:table-cell table:number-columns-repeated="3" office:value-type="float" office:value="868.83580787355" calcext:value-type="float">
            <text:p>868.83580787355</text:p>
          </table:table-cell>
          <table:table-cell office:value-type="float" office:value="0.0011393537441916" calcext:value-type="float">
            <text:p>0.001139353744192</text:p>
          </table:table-cell>
          <table:table-cell/>
          <table:table-cell table:formula="of:=([.F1347]-[.F1346])/([.G1347]-[.G1346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0005799999999999" calcext:value-type="float">
            <text:p>0.00058</text:p>
          </table:table-cell>
          <table:table-cell office:value-type="float" office:value="1747.3287910436" calcext:value-type="float">
            <text:p>1747.3287910436</text:p>
          </table:table-cell>
          <table:table-cell table:number-columns-repeated="3" office:value-type="float" office:value="873.66439552179" calcext:value-type="float">
            <text:p>873.66439552179</text:p>
          </table:table-cell>
          <table:table-cell office:value-type="float" office:value="0.0011472834621498" calcext:value-type="float">
            <text:p>0.00114728346215</text:p>
          </table:table-cell>
          <table:table-cell/>
          <table:table-cell table:formula="of:=([.F1348]-[.F1347])/([.G1348]-[.G1347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0.0005839999999999" calcext:value-type="float">
            <text:p>0.000584</text:p>
          </table:table-cell>
          <table:table-cell office:value-type="float" office:value="1756.9859663401" calcext:value-type="float">
            <text:p>1756.9859663401</text:p>
          </table:table-cell>
          <table:table-cell table:number-columns-repeated="3" office:value-type="float" office:value="878.49298317003" calcext:value-type="float">
            <text:p>878.49298317003</text:p>
          </table:table-cell>
          <table:table-cell office:value-type="float" office:value="0.001155213180108" calcext:value-type="float">
            <text:p>0.001155213180108</text:p>
          </table:table-cell>
          <table:table-cell/>
          <table:table-cell table:formula="of:=([.F1349]-[.F1348])/([.G1349]-[.G1348])" office:value-type="float" office:value="608923.000006287" calcext:value-type="float">
            <text:p>608923.000006287</text:p>
          </table:table-cell>
          <table:table-cell table:number-columns-repeated="2"/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0.0005879999999999" calcext:value-type="float">
            <text:p>0.000588</text:p>
          </table:table-cell>
          <table:table-cell office:value-type="float" office:value="1766.6431416365" calcext:value-type="float">
            <text:p>1766.6431416365</text:p>
          </table:table-cell>
          <table:table-cell table:number-columns-repeated="3" office:value-type="float" office:value="883.32157081828" calcext:value-type="float">
            <text:p>883.32157081828</text:p>
          </table:table-cell>
          <table:table-cell office:value-type="float" office:value="0.0011631428980661" calcext:value-type="float">
            <text:p>0.001163142898066</text:p>
          </table:table-cell>
          <table:table-cell/>
          <table:table-cell table:formula="of:=([.F1350]-[.F1349])/([.G1350]-[.G1349])" office:value-type="float" office:value="608922.999997364" calcext:value-type="float">
            <text:p>608922.999997364</text:p>
          </table:table-cell>
          <table:table-cell table:number-columns-repeated="2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0005919999999999" calcext:value-type="float">
            <text:p>0.000592</text:p>
          </table:table-cell>
          <table:table-cell office:value-type="float" office:value="1776.3003169331" calcext:value-type="float">
            <text:p>1776.3003169331</text:p>
          </table:table-cell>
          <table:table-cell table:number-columns-repeated="3" office:value-type="float" office:value="888.15015846652" calcext:value-type="float">
            <text:p>888.15015846652</text:p>
          </table:table-cell>
          <table:table-cell office:value-type="float" office:value="0.0011710726160243" calcext:value-type="float">
            <text:p>0.001171072616024</text:p>
          </table:table-cell>
          <table:table-cell/>
          <table:table-cell table:formula="of:=([.F1351]-[.F1350])/([.G1351]-[.G1350])" office:value-type="float" office:value="608922.999997347" calcext:value-type="float">
            <text:p>608922.999997347</text:p>
          </table:table-cell>
          <table:table-cell table:number-columns-repeated="2"/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0.0005959999999999" calcext:value-type="float">
            <text:p>0.000596</text:p>
          </table:table-cell>
          <table:table-cell office:value-type="float" office:value="1785.9574922295" calcext:value-type="float">
            <text:p>1785.9574922295</text:p>
          </table:table-cell>
          <table:table-cell table:number-columns-repeated="3" office:value-type="float" office:value="892.97874611476" calcext:value-type="float">
            <text:p>892.97874611476</text:p>
          </table:table-cell>
          <table:table-cell office:value-type="float" office:value="0.0011790023339825" calcext:value-type="float">
            <text:p>0.001179002333983</text:p>
          </table:table-cell>
          <table:table-cell/>
          <table:table-cell table:formula="of:=([.F1352]-[.F1351])/([.G1352]-[.G1351])" office:value-type="float" office:value="608922.999998611" calcext:value-type="float">
            <text:p>608922.999998611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005999999999999" calcext:value-type="float">
            <text:p>0.0006</text:p>
          </table:table-cell>
          <table:table-cell office:value-type="float" office:value="1795.614667526" calcext:value-type="float">
            <text:p>1795.614667526</text:p>
          </table:table-cell>
          <table:table-cell table:number-columns-repeated="3" office:value-type="float" office:value="897.80733376301" calcext:value-type="float">
            <text:p>897.80733376301</text:p>
          </table:table-cell>
          <table:table-cell office:value-type="float" office:value="0.0011869320519407" calcext:value-type="float">
            <text:p>0.001186932051941</text:p>
          </table:table-cell>
          <table:table-cell/>
          <table:table-cell table:formula="of:=([.F1353]-[.F1352])/([.G1353]-[.G1352])" office:value-type="float" office:value="608923.000005023" calcext:value-type="float">
            <text:p>608923.000005023</text:p>
          </table:table-cell>
          <table:table-cell table:number-columns-repeated="2"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0.0006039999999999" calcext:value-type="float">
            <text:p>0.000604</text:p>
          </table:table-cell>
          <table:table-cell office:value-type="float" office:value="1805.2718428225" calcext:value-type="float">
            <text:p>1805.2718428225</text:p>
          </table:table-cell>
          <table:table-cell table:number-columns-repeated="3" office:value-type="float" office:value="902.63592141125" calcext:value-type="float">
            <text:p>902.63592141125</text:p>
          </table:table-cell>
          <table:table-cell office:value-type="float" office:value="0.0011948617698988" calcext:value-type="float">
            <text:p>0.001194861769899</text:p>
          </table:table-cell>
          <table:table-cell/>
          <table:table-cell table:formula="of:=([.F1354]-[.F1353])/([.G1354]-[.G1353])" office:value-type="float" office:value="608922.999997333" calcext:value-type="float">
            <text:p>608922.999997333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0006079999999999" calcext:value-type="float">
            <text:p>0.000608</text:p>
          </table:table-cell>
          <table:table-cell office:value-type="float" office:value="1814.929018119" calcext:value-type="float">
            <text:p>1814.929018119</text:p>
          </table:table-cell>
          <table:table-cell table:number-columns-repeated="3" office:value-type="float" office:value="907.46450905949" calcext:value-type="float">
            <text:p>907.46450905949</text:p>
          </table:table-cell>
          <table:table-cell office:value-type="float" office:value="0.001202791487857" calcext:value-type="float">
            <text:p>0.001202791487857</text:p>
          </table:table-cell>
          <table:table-cell/>
          <table:table-cell table:formula="of:=([.F1355]-[.F1354])/([.G1355]-[.G1354])" office:value-type="float" office:value="608922.999998625" calcext:value-type="float">
            <text:p>608922.999998625</text:p>
          </table:table-cell>
          <table:table-cell table:number-columns-repeated="2"/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0.0006119999999999" calcext:value-type="float">
            <text:p>0.000612</text:p>
          </table:table-cell>
          <table:table-cell office:value-type="float" office:value="1824.5861934155" calcext:value-type="float">
            <text:p>1824.5861934155</text:p>
          </table:table-cell>
          <table:table-cell table:number-columns-repeated="3" office:value-type="float" office:value="912.29309670774" calcext:value-type="float">
            <text:p>912.29309670774</text:p>
          </table:table-cell>
          <table:table-cell office:value-type="float" office:value="0.0012107212058152" calcext:value-type="float">
            <text:p>0.001210721205815</text:p>
          </table:table-cell>
          <table:table-cell/>
          <table:table-cell table:formula="of:=([.F1356]-[.F1355])/([.G1356]-[.G1355])" office:value-type="float" office:value="608923.00000504" calcext:value-type="float">
            <text:p>608923.00000504</text:p>
          </table:table-cell>
          <table:table-cell table:number-columns-repeated="2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0.0006159999999999" calcext:value-type="float">
            <text:p>0.000616</text:p>
          </table:table-cell>
          <table:table-cell office:value-type="float" office:value="1834.2433687119" calcext:value-type="float">
            <text:p>1834.2433687119</text:p>
          </table:table-cell>
          <table:table-cell table:number-columns-repeated="3" office:value-type="float" office:value="917.12168435598" calcext:value-type="float">
            <text:p>917.12168435598</text:p>
          </table:table-cell>
          <table:table-cell office:value-type="float" office:value="0.0012186509237733" calcext:value-type="float">
            <text:p>0.001218650923773</text:p>
          </table:table-cell>
          <table:table-cell/>
          <table:table-cell table:formula="of:=([.F1357]-[.F1356])/([.G1357]-[.G1356])" office:value-type="float" office:value="608922.999997349" calcext:value-type="float">
            <text:p>608922.999997349</text:p>
          </table:table-cell>
          <table:table-cell table:number-columns-repeated="2"/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0.0006199999999999" calcext:value-type="float">
            <text:p>0.00062</text:p>
          </table:table-cell>
          <table:table-cell office:value-type="float" office:value="1843.9005440085" calcext:value-type="float">
            <text:p>1843.9005440085</text:p>
          </table:table-cell>
          <table:table-cell table:number-columns-repeated="3" office:value-type="float" office:value="921.95027200422" calcext:value-type="float">
            <text:p>921.95027200422</text:p>
          </table:table-cell>
          <table:table-cell office:value-type="float" office:value="0.0012265806417315" calcext:value-type="float">
            <text:p>0.001226580641732</text:p>
          </table:table-cell>
          <table:table-cell/>
          <table:table-cell table:formula="of:=([.F1358]-[.F1357])/([.G1358]-[.G1357])" office:value-type="float" office:value="492842.063076859" calcext:value-type="float">
            <text:p>492842.063076859</text:p>
          </table:table-cell>
          <table:table-cell table:number-columns-repeated="2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.0006239999999999" calcext:value-type="float">
            <text:p>0.000624</text:p>
          </table:table-cell>
          <table:table-cell office:value-type="float" office:value="1851.7298535033" calcext:value-type="float">
            <text:p>1851.7298535033</text:p>
          </table:table-cell>
          <table:table-cell table:number-columns-repeated="3" office:value-type="float" office:value="925.86492667384" calcext:value-type="float">
            <text:p>925.86492667384</text:p>
          </table:table-cell>
          <table:table-cell office:value-type="float" office:value="0.0012345236623519" calcext:value-type="float">
            <text:p>0.001234523662352</text:p>
          </table:table-cell>
          <table:table-cell/>
          <table:table-cell table:formula="of:=([.F1359]-[.F1358])/([.G1359]-[.G1358])" office:value-type="float" office:value="304461.422173533" calcext:value-type="float">
            <text:p>304461.422173533</text:p>
          </table:table-cell>
          <table:table-cell table:number-columns-repeated="2"/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0.0006279999999999" calcext:value-type="float">
            <text:p>0.000628</text:p>
          </table:table-cell>
          <table:table-cell office:value-type="float" office:value="1856.5797439367" calcext:value-type="float">
            <text:p>1856.5797439367</text:p>
          </table:table-cell>
          <table:table-cell table:number-columns-repeated="3" office:value-type="float" office:value="928.28987176373" calcext:value-type="float">
            <text:p>928.28987176373</text:p>
          </table:table-cell>
          <table:table-cell office:value-type="float" office:value="0.0012424883662956" calcext:value-type="float">
            <text:p>0.001242488366296</text:p>
          </table:table-cell>
          <table:table-cell/>
          <table:table-cell table:formula="of:=([.F1360]-[.F1359])/([.G1360]-[.G1359])" office:value-type="float" office:value="304461.499992005" calcext:value-type="float">
            <text:p>304461.499992005</text:p>
          </table:table-cell>
          <table:table-cell table:number-columns-repeated="2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0.0006319999999999" calcext:value-type="float">
            <text:p>0.000632</text:p>
          </table:table-cell>
          <table:table-cell office:value-type="float" office:value="1861.4296353518" calcext:value-type="float">
            <text:p>1861.4296353518</text:p>
          </table:table-cell>
          <table:table-cell table:number-columns-repeated="3" office:value-type="float" office:value="930.71481747129" calcext:value-type="float">
            <text:p>930.71481747129</text:p>
          </table:table-cell>
          <table:table-cell office:value-type="float" office:value="0.0012504530702323" calcext:value-type="float">
            <text:p>0.001250453070232</text:p>
          </table:table-cell>
          <table:table-cell/>
          <table:table-cell table:formula="of:=([.F1361]-[.F1360])/([.G1361]-[.G1360])" office:value-type="float" office:value="304461.499994585" calcext:value-type="float">
            <text:p>304461.499994585</text:p>
          </table:table-cell>
          <table:table-cell table:number-columns-repeated="2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0.0006359999999999" calcext:value-type="float">
            <text:p>0.000636</text:p>
          </table:table-cell>
          <table:table-cell office:value-type="float" office:value="1866.279526767" calcext:value-type="float">
            <text:p>1866.279526767</text:p>
          </table:table-cell>
          <table:table-cell table:number-columns-repeated="3" office:value-type="float" office:value="933.13976317884" calcext:value-type="float">
            <text:p>933.13976317884</text:p>
          </table:table-cell>
          <table:table-cell office:value-type="float" office:value="0.0012584177741689" calcext:value-type="float">
            <text:p>0.001258417774169</text:p>
          </table:table-cell>
          <table:table-cell/>
          <table:table-cell table:formula="of:=([.F1362]-[.F1361])/([.G1362]-[.G1361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0006399999999999" calcext:value-type="float">
            <text:p>0.00064</text:p>
          </table:table-cell>
          <table:table-cell office:value-type="float" office:value="1871.1294181821" calcext:value-type="float">
            <text:p>1871.1294181821</text:p>
          </table:table-cell>
          <table:table-cell table:number-columns-repeated="3" office:value-type="float" office:value="935.5647088864" calcext:value-type="float">
            <text:p>935.5647088864</text:p>
          </table:table-cell>
          <table:table-cell office:value-type="float" office:value="0.0012663824781055" calcext:value-type="float">
            <text:p>0.001266382478106</text:p>
          </table:table-cell>
          <table:table-cell/>
          <table:table-cell table:formula="of:=([.F1363]-[.F1362])/([.G1363]-[.G1362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0.0006439999999999" calcext:value-type="float">
            <text:p>0.000644</text:p>
          </table:table-cell>
          <table:table-cell office:value-type="float" office:value="1875.9793095972" calcext:value-type="float">
            <text:p>1875.9793095972</text:p>
          </table:table-cell>
          <table:table-cell table:number-columns-repeated="3" office:value-type="float" office:value="937.98965459396" calcext:value-type="float">
            <text:p>937.98965459396</text:p>
          </table:table-cell>
          <table:table-cell office:value-type="float" office:value="0.0012743471820421" calcext:value-type="float">
            <text:p>0.001274347182042</text:p>
          </table:table-cell>
          <table:table-cell/>
          <table:table-cell table:formula="of:=([.F1364]-[.F1363])/([.G1364]-[.G1363])" office:value-type="float" office:value="304461.499992005" calcext:value-type="float">
            <text:p>304461.499992005</text:p>
          </table:table-cell>
          <table:table-cell table:number-columns-repeated="2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.0006479999999999" calcext:value-type="float">
            <text:p>0.000648</text:p>
          </table:table-cell>
          <table:table-cell office:value-type="float" office:value="1880.8292010123" calcext:value-type="float">
            <text:p>1880.8292010123</text:p>
          </table:table-cell>
          <table:table-cell table:number-columns-repeated="3" office:value-type="float" office:value="940.41460030152" calcext:value-type="float">
            <text:p>940.41460030152</text:p>
          </table:table-cell>
          <table:table-cell office:value-type="float" office:value="0.0012823118859788" calcext:value-type="float">
            <text:p>0.001282311885979</text:p>
          </table:table-cell>
          <table:table-cell/>
          <table:table-cell table:formula="of:=([.F1365]-[.F1364])/([.G1365]-[.G1364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0.0006519999999999" calcext:value-type="float">
            <text:p>0.000652</text:p>
          </table:table-cell>
          <table:table-cell office:value-type="float" office:value="1885.6790924274" calcext:value-type="float">
            <text:p>1885.6790924274</text:p>
          </table:table-cell>
          <table:table-cell table:number-columns-repeated="3" office:value-type="float" office:value="942.83954600908" calcext:value-type="float">
            <text:p>942.83954600908</text:p>
          </table:table-cell>
          <table:table-cell office:value-type="float" office:value="0.0012902765899154" calcext:value-type="float">
            <text:p>0.001290276589915</text:p>
          </table:table-cell>
          <table:table-cell/>
          <table:table-cell table:formula="of:=([.F1366]-[.F1365])/([.G1366]-[.G1365])" office:value-type="float" office:value="304461.499994576" calcext:value-type="float">
            <text:p>304461.499994576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0.0006559999999999" calcext:value-type="float">
            <text:p>0.000656</text:p>
          </table:table-cell>
          <table:table-cell office:value-type="float" office:value="1890.5289838425" calcext:value-type="float">
            <text:p>1890.5289838425</text:p>
          </table:table-cell>
          <table:table-cell table:number-columns-repeated="3" office:value-type="float" office:value="945.26449171663" calcext:value-type="float">
            <text:p>945.26449171663</text:p>
          </table:table-cell>
          <table:table-cell office:value-type="float" office:value="0.001298241293852" calcext:value-type="float">
            <text:p>0.001298241293852</text:p>
          </table:table-cell>
          <table:table-cell/>
          <table:table-cell table:formula="of:=([.F1367]-[.F1366])/([.G1367]-[.G1366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0006599999999999" calcext:value-type="float">
            <text:p>0.00066</text:p>
          </table:table-cell>
          <table:table-cell office:value-type="float" office:value="1895.3788752576" calcext:value-type="float">
            <text:p>1895.3788752576</text:p>
          </table:table-cell>
          <table:table-cell table:number-columns-repeated="3" office:value-type="float" office:value="947.68943742419" calcext:value-type="float">
            <text:p>947.68943742419</text:p>
          </table:table-cell>
          <table:table-cell office:value-type="float" office:value="0.0013062059977886" calcext:value-type="float">
            <text:p>0.001306205997789</text:p>
          </table:table-cell>
          <table:table-cell/>
          <table:table-cell table:formula="of:=([.F1368]-[.F1367])/([.G1368]-[.G1367])" office:value-type="float" office:value="304461.499995827" calcext:value-type="float">
            <text:p>304461.499995827</text:p>
          </table:table-cell>
          <table:table-cell table:number-columns-repeated="2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0006639999999999" calcext:value-type="float">
            <text:p>0.000664</text:p>
          </table:table-cell>
          <table:table-cell office:value-type="float" office:value="1900.2287666728" calcext:value-type="float">
            <text:p>1900.2287666728</text:p>
          </table:table-cell>
          <table:table-cell table:number-columns-repeated="3" office:value-type="float" office:value="950.11438313175" calcext:value-type="float">
            <text:p>950.11438313175</text:p>
          </table:table-cell>
          <table:table-cell office:value-type="float" office:value="0.0013141707017252" calcext:value-type="float">
            <text:p>0.001314170701725</text:p>
          </table:table-cell>
          <table:table-cell/>
          <table:table-cell table:formula="of:=([.F1369]-[.F1368])/([.G1369]-[.G1368])" office:value-type="float" office:value="304461.49999202" calcext:value-type="float">
            <text:p>304461.49999202</text:p>
          </table:table-cell>
          <table:table-cell table:number-columns-repeated="2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0.0006679999999999" calcext:value-type="float">
            <text:p>0.000668</text:p>
          </table:table-cell>
          <table:table-cell office:value-type="float" office:value="1905.0786580879" calcext:value-type="float">
            <text:p>1905.0786580879</text:p>
          </table:table-cell>
          <table:table-cell table:number-columns-repeated="3" office:value-type="float" office:value="952.53932883931" calcext:value-type="float">
            <text:p>952.53932883931</text:p>
          </table:table-cell>
          <table:table-cell office:value-type="float" office:value="0.0013221354056619" calcext:value-type="float">
            <text:p>0.001322135405662</text:p>
          </table:table-cell>
          <table:table-cell/>
          <table:table-cell table:formula="of:=([.F1370]-[.F1369])/([.G1370]-[.G1369])" office:value-type="float" office:value="304461.499994585" calcext:value-type="float">
            <text:p>304461.499994585</text:p>
          </table:table-cell>
          <table:table-cell table:number-columns-repeated="2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.0006719999999999" calcext:value-type="float">
            <text:p>0.000672</text:p>
          </table:table-cell>
          <table:table-cell office:value-type="float" office:value="1909.928549503" calcext:value-type="float">
            <text:p>1909.928549503</text:p>
          </table:table-cell>
          <table:table-cell table:number-columns-repeated="3" office:value-type="float" office:value="954.96427454686" calcext:value-type="float">
            <text:p>954.96427454686</text:p>
          </table:table-cell>
          <table:table-cell office:value-type="float" office:value="0.0013301001095985" calcext:value-type="float">
            <text:p>0.001330100109599</text:p>
          </table:table-cell>
          <table:table-cell/>
          <table:table-cell table:formula="of:=([.F1371]-[.F1370])/([.G1371]-[.G1370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0.0006759999999999" calcext:value-type="float">
            <text:p>0.000676</text:p>
          </table:table-cell>
          <table:table-cell office:value-type="float" office:value="1914.7784409181" calcext:value-type="float">
            <text:p>1914.7784409181</text:p>
          </table:table-cell>
          <table:table-cell table:number-columns-repeated="3" office:value-type="float" office:value="957.38922025442" calcext:value-type="float">
            <text:p>957.38922025442</text:p>
          </table:table-cell>
          <table:table-cell office:value-type="float" office:value="0.0013380648135351" calcext:value-type="float">
            <text:p>0.001338064813535</text:p>
          </table:table-cell>
          <table:table-cell/>
          <table:table-cell table:formula="of:=([.F1372]-[.F1371])/([.G1372]-[.G1371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0006799999999999" calcext:value-type="float">
            <text:p>0.00068</text:p>
          </table:table-cell>
          <table:table-cell office:value-type="float" office:value="1919.6283323332" calcext:value-type="float">
            <text:p>1919.6283323332</text:p>
          </table:table-cell>
          <table:table-cell table:number-columns-repeated="3" office:value-type="float" office:value="959.81416596198" calcext:value-type="float">
            <text:p>959.81416596198</text:p>
          </table:table-cell>
          <table:table-cell office:value-type="float" office:value="0.0013460295174717" calcext:value-type="float">
            <text:p>0.001346029517472</text:p>
          </table:table-cell>
          <table:table-cell/>
          <table:table-cell table:formula="of:=([.F1373]-[.F1372])/([.G1373]-[.G1372])" office:value-type="float" office:value="304461.499992005" calcext:value-type="float">
            <text:p>304461.499992005</text:p>
          </table:table-cell>
          <table:table-cell table:number-columns-repeated="2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0.0006839999999999" calcext:value-type="float">
            <text:p>0.000684</text:p>
          </table:table-cell>
          <table:table-cell office:value-type="float" office:value="1924.4782237483" calcext:value-type="float">
            <text:p>1924.4782237483</text:p>
          </table:table-cell>
          <table:table-cell table:number-columns-repeated="3" office:value-type="float" office:value="962.23911166954" calcext:value-type="float">
            <text:p>962.23911166954</text:p>
          </table:table-cell>
          <table:table-cell office:value-type="float" office:value="0.0013539942214084" calcext:value-type="float">
            <text:p>0.001353994221408</text:p>
          </table:table-cell>
          <table:table-cell/>
          <table:table-cell table:formula="of:=([.F1374]-[.F1373])/([.G1374]-[.G1373])" office:value-type="float" office:value="304461.499995833" calcext:value-type="float">
            <text:p>304461.499995833</text:p>
          </table:table-cell>
          <table:table-cell table:number-columns-repeated="2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0.0006879999999999" calcext:value-type="float">
            <text:p>0.000688</text:p>
          </table:table-cell>
          <table:table-cell office:value-type="float" office:value="1929.3281151635" calcext:value-type="float">
            <text:p>1929.3281151635</text:p>
          </table:table-cell>
          <table:table-cell table:number-columns-repeated="3" office:value-type="float" office:value="964.6640573771" calcext:value-type="float">
            <text:p>964.6640573771</text:p>
          </table:table-cell>
          <table:table-cell office:value-type="float" office:value="0.001361958925345" calcext:value-type="float">
            <text:p>0.001361958925345</text:p>
          </table:table-cell>
          <table:table-cell/>
          <table:table-cell table:formula="of:=([.F1375]-[.F1374])/([.G1375]-[.G1374])" office:value-type="float" office:value="304461.499994593" calcext:value-type="float">
            <text:p>304461.499994593</text:p>
          </table:table-cell>
          <table:table-cell table:number-columns-repeated="2"/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0.0006919999999999" calcext:value-type="float">
            <text:p>0.000692</text:p>
          </table:table-cell>
          <table:table-cell office:value-type="float" office:value="1934.1780065786" calcext:value-type="float">
            <text:p>1934.1780065786</text:p>
          </table:table-cell>
          <table:table-cell table:number-columns-repeated="3" office:value-type="float" office:value="967.08900308465" calcext:value-type="float">
            <text:p>967.08900308465</text:p>
          </table:table-cell>
          <table:table-cell office:value-type="float" office:value="0.0013699236292816" calcext:value-type="float">
            <text:p>0.001369923629282</text:p>
          </table:table-cell>
          <table:table-cell/>
          <table:table-cell table:formula="of:=([.F1376]-[.F1375])/([.G1376]-[.G1375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0006959999999999" calcext:value-type="float">
            <text:p>0.000696</text:p>
          </table:table-cell>
          <table:table-cell office:value-type="float" office:value="1939.0278979937" calcext:value-type="float">
            <text:p>1939.0278979937</text:p>
          </table:table-cell>
          <table:table-cell table:number-columns-repeated="3" office:value-type="float" office:value="969.51394879221" calcext:value-type="float">
            <text:p>969.51394879221</text:p>
          </table:table-cell>
          <table:table-cell office:value-type="float" office:value="0.0013778883332182" calcext:value-type="float">
            <text:p>0.001377888333218</text:p>
          </table:table-cell>
          <table:table-cell/>
          <table:table-cell table:formula="of:=([.F1377]-[.F1376])/([.G1377]-[.G1376])" office:value-type="float" office:value="304461.499992005" calcext:value-type="float">
            <text:p>304461.499992005</text:p>
          </table:table-cell>
          <table:table-cell table:number-columns-repeated="2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06999999999999" calcext:value-type="float">
            <text:p>0.0007</text:p>
          </table:table-cell>
          <table:table-cell office:value-type="float" office:value="1943.8777894088" calcext:value-type="float">
            <text:p>1943.8777894088</text:p>
          </table:table-cell>
          <table:table-cell table:number-columns-repeated="3" office:value-type="float" office:value="971.93889449977" calcext:value-type="float">
            <text:p>971.93889449977</text:p>
          </table:table-cell>
          <table:table-cell office:value-type="float" office:value="0.0013858530371549" calcext:value-type="float">
            <text:p>0.001385853037155</text:p>
          </table:table-cell>
          <table:table-cell/>
          <table:table-cell table:formula="of:=([.F1378]-[.F1377])/([.G1378]-[.G1377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.0007039999999999" calcext:value-type="float">
            <text:p>0.000704</text:p>
          </table:table-cell>
          <table:table-cell office:value-type="float" office:value="1948.7276808239" calcext:value-type="float">
            <text:p>1948.7276808239</text:p>
          </table:table-cell>
          <table:table-cell table:number-columns-repeated="3" office:value-type="float" office:value="974.36384020733" calcext:value-type="float">
            <text:p>974.36384020733</text:p>
          </table:table-cell>
          <table:table-cell office:value-type="float" office:value="0.0013938177410915" calcext:value-type="float">
            <text:p>0.001393817741092</text:p>
          </table:table-cell>
          <table:table-cell/>
          <table:table-cell table:formula="of:=([.F1379]-[.F1378])/([.G1379]-[.G1378])" office:value-type="float" office:value="304461.499994585" calcext:value-type="float">
            <text:p>304461.499994585</text:p>
          </table:table-cell>
          <table:table-cell table:number-columns-repeated="2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0.0007079999999999" calcext:value-type="float">
            <text:p>0.000708</text:p>
          </table:table-cell>
          <table:table-cell office:value-type="float" office:value="1953.577572239" calcext:value-type="float">
            <text:p>1953.577572239</text:p>
          </table:table-cell>
          <table:table-cell table:number-columns-repeated="3" office:value-type="float" office:value="976.78878591488" calcext:value-type="float">
            <text:p>976.78878591488</text:p>
          </table:table-cell>
          <table:table-cell office:value-type="float" office:value="0.0014017824450281" calcext:value-type="float">
            <text:p>0.001401782445028</text:p>
          </table:table-cell>
          <table:table-cell/>
          <table:table-cell table:formula="of:=([.F1380]-[.F1379])/([.G1380]-[.G1379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.0007119999999999" calcext:value-type="float">
            <text:p>0.000712</text:p>
          </table:table-cell>
          <table:table-cell office:value-type="float" office:value="1958.4274636541" calcext:value-type="float">
            <text:p>1958.4274636541</text:p>
          </table:table-cell>
          <table:table-cell table:number-columns-repeated="3" office:value-type="float" office:value="979.21373162244" calcext:value-type="float">
            <text:p>979.21373162244</text:p>
          </table:table-cell>
          <table:table-cell office:value-type="float" office:value="0.0014097471489647" calcext:value-type="float">
            <text:p>0.001409747148965</text:p>
          </table:table-cell>
          <table:table-cell/>
          <table:table-cell table:formula="of:=([.F1381]-[.F1380])/([.G1381]-[.G1380])" office:value-type="float" office:value="304461.499995827" calcext:value-type="float">
            <text:p>304461.499995827</text:p>
          </table:table-cell>
          <table:table-cell table:number-columns-repeated="2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0.0007159999999999" calcext:value-type="float">
            <text:p>0.000716</text:p>
          </table:table-cell>
          <table:table-cell office:value-type="float" office:value="1963.2773550693" calcext:value-type="float">
            <text:p>1963.2773550693</text:p>
          </table:table-cell>
          <table:table-cell table:number-columns-repeated="3" office:value-type="float" office:value="981.63867733" calcext:value-type="float">
            <text:p>981.63867733</text:p>
          </table:table-cell>
          <table:table-cell office:value-type="float" office:value="0.0014177118529013" calcext:value-type="float">
            <text:p>0.001417711852901</text:p>
          </table:table-cell>
          <table:table-cell/>
          <table:table-cell table:formula="of:=([.F1382]-[.F1381])/([.G1382]-[.G1381])" office:value-type="float" office:value="304461.49999202" calcext:value-type="float">
            <text:p>304461.49999202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007199999999999" calcext:value-type="float">
            <text:p>0.00072</text:p>
          </table:table-cell>
          <table:table-cell office:value-type="float" office:value="1968.1272464844" calcext:value-type="float">
            <text:p>1968.1272464844</text:p>
          </table:table-cell>
          <table:table-cell table:number-columns-repeated="3" office:value-type="float" office:value="984.06362303756" calcext:value-type="float">
            <text:p>984.06362303756</text:p>
          </table:table-cell>
          <table:table-cell office:value-type="float" office:value="0.001425676556838" calcext:value-type="float">
            <text:p>0.001425676556838</text:p>
          </table:table-cell>
          <table:table-cell/>
          <table:table-cell table:formula="of:=([.F1383]-[.F1382])/([.G1383]-[.G1382])" office:value-type="float" office:value="304461.499995849" calcext:value-type="float">
            <text:p>304461.499995849</text:p>
          </table:table-cell>
          <table:table-cell table:number-columns-repeated="2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0007239999999999" calcext:value-type="float">
            <text:p>0.000724</text:p>
          </table:table-cell>
          <table:table-cell office:value-type="float" office:value="1972.9771378995" calcext:value-type="float">
            <text:p>1972.9771378995</text:p>
          </table:table-cell>
          <table:table-cell table:number-columns-repeated="3" office:value-type="float" office:value="986.48856874512" calcext:value-type="float">
            <text:p>986.48856874512</text:p>
          </table:table-cell>
          <table:table-cell office:value-type="float" office:value="0.0014336412607746" calcext:value-type="float">
            <text:p>0.001433641260775</text:p>
          </table:table-cell>
          <table:table-cell/>
          <table:table-cell table:formula="of:=([.F1384]-[.F1383])/([.G1384]-[.G1383])" office:value-type="float" office:value="304461.499994585" calcext:value-type="float">
            <text:p>304461.499994585</text:p>
          </table:table-cell>
          <table:table-cell table:number-columns-repeated="2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0.0007279999999999" calcext:value-type="float">
            <text:p>0.000728</text:p>
          </table:table-cell>
          <table:table-cell office:value-type="float" office:value="1977.8270293146" calcext:value-type="float">
            <text:p>1977.8270293146</text:p>
          </table:table-cell>
          <table:table-cell table:number-columns-repeated="3" office:value-type="float" office:value="988.91351445267" calcext:value-type="float">
            <text:p>988.91351445267</text:p>
          </table:table-cell>
          <table:table-cell office:value-type="float" office:value="0.0014416059647112" calcext:value-type="float">
            <text:p>0.001441605964711</text:p>
          </table:table-cell>
          <table:table-cell/>
          <table:table-cell table:formula="of:=([.F1385]-[.F1384])/([.G1385]-[.G1384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0.0007319999999999" calcext:value-type="float">
            <text:p>0.000732</text:p>
          </table:table-cell>
          <table:table-cell office:value-type="float" office:value="1982.6769207297" calcext:value-type="float">
            <text:p>1982.6769207297</text:p>
          </table:table-cell>
          <table:table-cell table:number-columns-repeated="3" office:value-type="float" office:value="991.33846016023" calcext:value-type="float">
            <text:p>991.33846016023</text:p>
          </table:table-cell>
          <table:table-cell office:value-type="float" office:value="0.0014495706686478" calcext:value-type="float">
            <text:p>0.001449570668648</text:p>
          </table:table-cell>
          <table:table-cell/>
          <table:table-cell table:formula="of:=([.F1386]-[.F1385])/([.G1386]-[.G1385])" office:value-type="float" office:value="304461.499992005" calcext:value-type="float">
            <text:p>304461.499992005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0.0007359999999999" calcext:value-type="float">
            <text:p>0.000736</text:p>
          </table:table-cell>
          <table:table-cell office:value-type="float" office:value="1987.5268121448" calcext:value-type="float">
            <text:p>1987.5268121448</text:p>
          </table:table-cell>
          <table:table-cell table:number-columns-repeated="3" office:value-type="float" office:value="993.76340586779" calcext:value-type="float">
            <text:p>993.76340586779</text:p>
          </table:table-cell>
          <table:table-cell office:value-type="float" office:value="0.0014575353725845" calcext:value-type="float">
            <text:p>0.001457535372585</text:p>
          </table:table-cell>
          <table:table-cell/>
          <table:table-cell table:formula="of:=([.F1387]-[.F1386])/([.G1387]-[.G1386])" office:value-type="float" office:value="304461.499995841" calcext:value-type="float">
            <text:p>304461.499995841</text:p>
          </table:table-cell>
          <table:table-cell table:number-columns-repeated="2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0007399999999999" calcext:value-type="float">
            <text:p>0.00074</text:p>
          </table:table-cell>
          <table:table-cell office:value-type="float" office:value="1992.37670356" calcext:value-type="float">
            <text:p>1992.37670356</text:p>
          </table:table-cell>
          <table:table-cell table:number-columns-repeated="3" office:value-type="float" office:value="996.18835157535" calcext:value-type="float">
            <text:p>996.18835157535</text:p>
          </table:table-cell>
          <table:table-cell office:value-type="float" office:value="0.0014655000765211" calcext:value-type="float">
            <text:p>0.001465500076521</text:p>
          </table:table-cell>
          <table:table-cell/>
          <table:table-cell table:formula="of:=([.F1388]-[.F1387])/([.G1388]-[.G1387])" office:value-type="float" office:value="304461.499994585" calcext:value-type="float">
            <text:p>304461.499994585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0.0007439999999999" calcext:value-type="float">
            <text:p>0.000744</text:p>
          </table:table-cell>
          <table:table-cell office:value-type="float" office:value="1997.2265949751" calcext:value-type="float">
            <text:p>1997.2265949751</text:p>
          </table:table-cell>
          <table:table-cell table:number-columns-repeated="3" office:value-type="float" office:value="998.6132972829" calcext:value-type="float">
            <text:p>998.6132972829</text:p>
          </table:table-cell>
          <table:table-cell office:value-type="float" office:value="0.0014734647804577" calcext:value-type="float">
            <text:p>0.001473464780458</text:p>
          </table:table-cell>
          <table:table-cell/>
          <table:table-cell table:formula="of:=([.F1389]-[.F1388])/([.G1389]-[.G1388])" office:value-type="float" office:value="304461.500000859" calcext:value-type="float">
            <text:p>304461.500000859</text:p>
          </table:table-cell>
          <table:table-cell table:number-columns-repeated="2"/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0.0007479999999999" calcext:value-type="float">
            <text:p>0.000748</text:p>
          </table:table-cell>
          <table:table-cell office:value-type="float" office:value="2002.0764863902" calcext:value-type="float">
            <text:p>2002.0764863902</text:p>
          </table:table-cell>
          <table:table-cell table:number-columns-repeated="3" office:value-type="float" office:value="1001.0382429905" calcext:value-type="float">
            <text:p>1001.0382429905</text:p>
          </table:table-cell>
          <table:table-cell office:value-type="float" office:value="0.0014814294843943" calcext:value-type="float">
            <text:p>0.001481429484394</text:p>
          </table:table-cell>
          <table:table-cell/>
          <table:table-cell table:formula="of:=([.F1390]-[.F1389])/([.G1390]-[.G1389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0007519999999999" calcext:value-type="float">
            <text:p>0.000752</text:p>
          </table:table-cell>
          <table:table-cell office:value-type="float" office:value="2006.9263778053" calcext:value-type="float">
            <text:p>2006.9263778053</text:p>
          </table:table-cell>
          <table:table-cell table:number-columns-repeated="3" office:value-type="float" office:value="1003.463188698" calcext:value-type="float">
            <text:p>1003.463188698</text:p>
          </table:table-cell>
          <table:table-cell office:value-type="float" office:value="0.001489394188331" calcext:value-type="float">
            <text:p>0.001489394188331</text:p>
          </table:table-cell>
          <table:table-cell/>
          <table:table-cell table:formula="of:=([.F1391]-[.F1390])/([.G1391]-[.G1390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0.0007559999999999" calcext:value-type="float">
            <text:p>0.000756</text:p>
          </table:table-cell>
          <table:table-cell office:value-type="float" office:value="2011.7762692204" calcext:value-type="float">
            <text:p>2011.7762692204</text:p>
          </table:table-cell>
          <table:table-cell table:number-columns-repeated="3" office:value-type="float" office:value="1005.8881344056" calcext:value-type="float">
            <text:p>1005.8881344056</text:p>
          </table:table-cell>
          <table:table-cell office:value-type="float" office:value="0.0014973588922676" calcext:value-type="float">
            <text:p>0.001497358892268</text:p>
          </table:table-cell>
          <table:table-cell/>
          <table:table-cell table:formula="of:=([.F1392]-[.F1391])/([.G1392]-[.G139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007599999999999" calcext:value-type="float">
            <text:p>0.00076</text:p>
          </table:table-cell>
          <table:table-cell office:value-type="float" office:value="2016.6261606355" calcext:value-type="float">
            <text:p>2016.6261606355</text:p>
          </table:table-cell>
          <table:table-cell table:number-columns-repeated="3" office:value-type="float" office:value="1008.3130801131" calcext:value-type="float">
            <text:p>1008.3130801131</text:p>
          </table:table-cell>
          <table:table-cell office:value-type="float" office:value="0.0015053235962042" calcext:value-type="float">
            <text:p>0.001505323596204</text:p>
          </table:table-cell>
          <table:table-cell/>
          <table:table-cell table:formula="of:=([.F1393]-[.F1392])/([.G1393]-[.G139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0.0007639999999999" calcext:value-type="float">
            <text:p>0.000764</text:p>
          </table:table-cell>
          <table:table-cell office:value-type="float" office:value="2021.4760520506" calcext:value-type="float">
            <text:p>2021.4760520506</text:p>
          </table:table-cell>
          <table:table-cell table:number-columns-repeated="3" office:value-type="float" office:value="1010.7380258207" calcext:value-type="float">
            <text:p>1010.7380258207</text:p>
          </table:table-cell>
          <table:table-cell office:value-type="float" office:value="0.0015132883001408" calcext:value-type="float">
            <text:p>0.001513288300141</text:p>
          </table:table-cell>
          <table:table-cell/>
          <table:table-cell table:formula="of:=([.F1394]-[.F1393])/([.G1394]-[.G1393])" office:value-type="float" office:value="304461.500000851" calcext:value-type="float">
            <text:p>304461.500000851</text:p>
          </table:table-cell>
          <table:table-cell table:number-columns-repeated="2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.0007679999999999" calcext:value-type="float">
            <text:p>0.000768</text:p>
          </table:table-cell>
          <table:table-cell office:value-type="float" office:value="2026.3259434658" calcext:value-type="float">
            <text:p>2026.3259434658</text:p>
          </table:table-cell>
          <table:table-cell table:number-columns-repeated="3" office:value-type="float" office:value="1013.1629715283" calcext:value-type="float">
            <text:p>1013.1629715283</text:p>
          </table:table-cell>
          <table:table-cell office:value-type="float" office:value="0.0015212530040774" calcext:value-type="float">
            <text:p>0.001521253004077</text:p>
          </table:table-cell>
          <table:table-cell/>
          <table:table-cell table:formula="of:=([.F1395]-[.F1394])/([.G1395]-[.G1394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0.0007719999999999" calcext:value-type="float">
            <text:p>0.000772</text:p>
          </table:table-cell>
          <table:table-cell office:value-type="float" office:value="2031.1758348809" calcext:value-type="float">
            <text:p>2031.1758348809</text:p>
          </table:table-cell>
          <table:table-cell table:number-columns-repeated="3" office:value-type="float" office:value="1015.5879172358" calcext:value-type="float">
            <text:p>1015.5879172358</text:p>
          </table:table-cell>
          <table:table-cell office:value-type="float" office:value="0.0015292177080141" calcext:value-type="float">
            <text:p>0.001529217708014</text:p>
          </table:table-cell>
          <table:table-cell/>
          <table:table-cell table:formula="of:=([.F1396]-[.F1395])/([.G1396]-[.G1395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.0007759999999999" calcext:value-type="float">
            <text:p>0.000776</text:p>
          </table:table-cell>
          <table:table-cell office:value-type="float" office:value="2036.025726296" calcext:value-type="float">
            <text:p>2036.025726296</text:p>
          </table:table-cell>
          <table:table-cell table:number-columns-repeated="3" office:value-type="float" office:value="1018.0128629434" calcext:value-type="float">
            <text:p>1018.0128629434</text:p>
          </table:table-cell>
          <table:table-cell office:value-type="float" office:value="0.0015371824119507" calcext:value-type="float">
            <text:p>0.001537182411951</text:p>
          </table:table-cell>
          <table:table-cell/>
          <table:table-cell table:formula="of:=([.F1397]-[.F1396])/([.G1397]-[.G1396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0007799999999999" calcext:value-type="float">
            <text:p>0.00078</text:p>
          </table:table-cell>
          <table:table-cell office:value-type="float" office:value="2040.8756177111" calcext:value-type="float">
            <text:p>2040.8756177111</text:p>
          </table:table-cell>
          <table:table-cell table:number-columns-repeated="3" office:value-type="float" office:value="1020.4378086509" calcext:value-type="float">
            <text:p>1020.4378086509</text:p>
          </table:table-cell>
          <table:table-cell office:value-type="float" office:value="0.0015451471158873" calcext:value-type="float">
            <text:p>0.001545147115887</text:p>
          </table:table-cell>
          <table:table-cell/>
          <table:table-cell table:formula="of:=([.F1398]-[.F1397])/([.G1398]-[.G1397])" office:value-type="float" office:value="304461.500000851" calcext:value-type="float">
            <text:p>304461.500000851</text:p>
          </table:table-cell>
          <table:table-cell table:number-columns-repeated="2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0007839999999999" calcext:value-type="float">
            <text:p>0.000784</text:p>
          </table:table-cell>
          <table:table-cell office:value-type="float" office:value="2045.7255091262" calcext:value-type="float">
            <text:p>2045.7255091262</text:p>
          </table:table-cell>
          <table:table-cell table:number-columns-repeated="3" office:value-type="float" office:value="1022.8627543585" calcext:value-type="float">
            <text:p>1022.8627543585</text:p>
          </table:table-cell>
          <table:table-cell office:value-type="float" office:value="0.0015531118198239" calcext:value-type="float">
            <text:p>0.001553111819824</text:p>
          </table:table-cell>
          <table:table-cell/>
          <table:table-cell table:formula="of:=([.F1399]-[.F1398])/([.G1399]-[.G1398])" office:value-type="float" office:value="304461.499984497" calcext:value-type="float">
            <text:p>304461.499984497</text:p>
          </table:table-cell>
          <table:table-cell table:number-columns-repeated="2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0.0007879999999999" calcext:value-type="float">
            <text:p>0.000788</text:p>
          </table:table-cell>
          <table:table-cell office:value-type="float" office:value="2050.5754005413" calcext:value-type="float">
            <text:p>2050.5754005413</text:p>
          </table:table-cell>
          <table:table-cell table:number-columns-repeated="3" office:value-type="float" office:value="1025.287700066" calcext:value-type="float">
            <text:p>1025.287700066</text:p>
          </table:table-cell>
          <table:table-cell office:value-type="float" office:value="0.0015610765237606" calcext:value-type="float">
            <text:p>0.001561076523761</text:p>
          </table:table-cell>
          <table:table-cell/>
          <table:table-cell table:formula="of:=([.F1400]-[.F1399])/([.G1400]-[.G1399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.0007919999999999" calcext:value-type="float">
            <text:p>0.000792</text:p>
          </table:table-cell>
          <table:table-cell office:value-type="float" office:value="2055.4252919565" calcext:value-type="float">
            <text:p>2055.4252919565</text:p>
          </table:table-cell>
          <table:table-cell table:number-columns-repeated="3" office:value-type="float" office:value="1027.7126457736" calcext:value-type="float">
            <text:p>1027.7126457736</text:p>
          </table:table-cell>
          <table:table-cell office:value-type="float" office:value="0.0015690412276972" calcext:value-type="float">
            <text:p>0.001569041227697</text:p>
          </table:table-cell>
          <table:table-cell/>
          <table:table-cell table:formula="of:=([.F1401]-[.F1400])/([.G1401]-[.G1400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0.0007959999999999" calcext:value-type="float">
            <text:p>0.000796</text:p>
          </table:table-cell>
          <table:table-cell office:value-type="float" office:value="2060.2751833716" calcext:value-type="float">
            <text:p>2060.2751833716</text:p>
          </table:table-cell>
          <table:table-cell table:number-columns-repeated="3" office:value-type="float" office:value="1030.1375914812" calcext:value-type="float">
            <text:p>1030.1375914812</text:p>
          </table:table-cell>
          <table:table-cell office:value-type="float" office:value="0.0015770059316338" calcext:value-type="float">
            <text:p>0.001577005931634</text:p>
          </table:table-cell>
          <table:table-cell/>
          <table:table-cell table:formula="of:=([.F1402]-[.F1401])/([.G1402]-[.G140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7999999999999" calcext:value-type="float">
            <text:p>0.0008</text:p>
          </table:table-cell>
          <table:table-cell office:value-type="float" office:value="2065.1250747867" calcext:value-type="float">
            <text:p>2065.1250747867</text:p>
          </table:table-cell>
          <table:table-cell table:number-columns-repeated="3" office:value-type="float" office:value="1032.5625371887" calcext:value-type="float">
            <text:p>1032.5625371887</text:p>
          </table:table-cell>
          <table:table-cell office:value-type="float" office:value="0.0015849706355704" calcext:value-type="float">
            <text:p>0.00158497063557</text:p>
          </table:table-cell>
          <table:table-cell/>
          <table:table-cell table:formula="of:=([.F1403]-[.F1402])/([.G1403]-[.G1402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0.0008039999999999" calcext:value-type="float">
            <text:p>0.000804</text:p>
          </table:table-cell>
          <table:table-cell office:value-type="float" office:value="2069.9749662018" calcext:value-type="float">
            <text:p>2069.9749662018</text:p>
          </table:table-cell>
          <table:table-cell table:number-columns-repeated="3" office:value-type="float" office:value="1034.9874828963" calcext:value-type="float">
            <text:p>1034.9874828963</text:p>
          </table:table-cell>
          <table:table-cell office:value-type="float" office:value="0.0015929353395071" calcext:value-type="float">
            <text:p>0.001592935339507</text:p>
          </table:table-cell>
          <table:table-cell/>
          <table:table-cell table:formula="of:=([.F1404]-[.F1403])/([.G1404]-[.G1403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0.0008079999999999" calcext:value-type="float">
            <text:p>0.000808</text:p>
          </table:table-cell>
          <table:table-cell office:value-type="float" office:value="2074.8248576169" calcext:value-type="float">
            <text:p>2074.8248576169</text:p>
          </table:table-cell>
          <table:table-cell table:number-columns-repeated="3" office:value-type="float" office:value="1037.4124286038" calcext:value-type="float">
            <text:p>1037.4124286038</text:p>
          </table:table-cell>
          <table:table-cell office:value-type="float" office:value="0.0016009000434437" calcext:value-type="float">
            <text:p>0.001600900043444</text:p>
          </table:table-cell>
          <table:table-cell/>
          <table:table-cell table:formula="of:=([.F1405]-[.F1404])/([.G1405]-[.G140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0.0008119999999999" calcext:value-type="float">
            <text:p>0.000812</text:p>
          </table:table-cell>
          <table:table-cell office:value-type="float" office:value="2079.674749032" calcext:value-type="float">
            <text:p>2079.674749032</text:p>
          </table:table-cell>
          <table:table-cell table:number-columns-repeated="3" office:value-type="float" office:value="1039.8373743114" calcext:value-type="float">
            <text:p>1039.8373743114</text:p>
          </table:table-cell>
          <table:table-cell office:value-type="float" office:value="0.0016088647473803" calcext:value-type="float">
            <text:p>0.00160886474738</text:p>
          </table:table-cell>
          <table:table-cell/>
          <table:table-cell table:formula="of:=([.F1406]-[.F1405])/([.G1406]-[.G140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0008159999999999" calcext:value-type="float">
            <text:p>0.000816</text:p>
          </table:table-cell>
          <table:table-cell office:value-type="float" office:value="2084.5246404471" calcext:value-type="float">
            <text:p>2084.5246404471</text:p>
          </table:table-cell>
          <table:table-cell table:number-columns-repeated="3" office:value-type="float" office:value="1042.2623200189" calcext:value-type="float">
            <text:p>1042.2623200189</text:p>
          </table:table-cell>
          <table:table-cell office:value-type="float" office:value="0.0016168294513169" calcext:value-type="float">
            <text:p>0.001616829451317</text:p>
          </table:table-cell>
          <table:table-cell/>
          <table:table-cell table:formula="of:=([.F1407]-[.F1406])/([.G1407]-[.G1406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0008199999999999" calcext:value-type="float">
            <text:p>0.00082</text:p>
          </table:table-cell>
          <table:table-cell office:value-type="float" office:value="2089.3745318623" calcext:value-type="float">
            <text:p>2089.3745318623</text:p>
          </table:table-cell>
          <table:table-cell table:number-columns-repeated="3" office:value-type="float" office:value="1044.6872657265" calcext:value-type="float">
            <text:p>1044.6872657265</text:p>
          </table:table-cell>
          <table:table-cell office:value-type="float" office:value="0.0016247941552535" calcext:value-type="float">
            <text:p>0.001624794155254</text:p>
          </table:table-cell>
          <table:table-cell/>
          <table:table-cell table:formula="of:=([.F1408]-[.F1407])/([.G1408]-[.G1407])" office:value-type="float" office:value="304461.499997015" calcext:value-type="float">
            <text:p>304461.499997015</text:p>
          </table:table-cell>
          <table:table-cell table:number-columns-repeated="2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0.0008239999999999" calcext:value-type="float">
            <text:p>0.000824</text:p>
          </table:table-cell>
          <table:table-cell office:value-type="float" office:value="2094.2244232774" calcext:value-type="float">
            <text:p>2094.2244232774</text:p>
          </table:table-cell>
          <table:table-cell table:number-columns-repeated="3" office:value-type="float" office:value="1047.1122114341" calcext:value-type="float">
            <text:p>1047.1122114341</text:p>
          </table:table-cell>
          <table:table-cell office:value-type="float" office:value="0.0016327588591902" calcext:value-type="float">
            <text:p>0.00163275885919</text:p>
          </table:table-cell>
          <table:table-cell/>
          <table:table-cell table:formula="of:=([.F1409]-[.F1408])/([.G1409]-[.G1408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0.0008279999999999" calcext:value-type="float">
            <text:p>0.000828</text:p>
          </table:table-cell>
          <table:table-cell office:value-type="float" office:value="2099.0743146925" calcext:value-type="float">
            <text:p>2099.0743146925</text:p>
          </table:table-cell>
          <table:table-cell table:number-columns-repeated="3" office:value-type="float" office:value="1049.5371571416" calcext:value-type="float">
            <text:p>1049.5371571416</text:p>
          </table:table-cell>
          <table:table-cell office:value-type="float" office:value="0.0016407235631268" calcext:value-type="float">
            <text:p>0.001640723563127</text:p>
          </table:table-cell>
          <table:table-cell/>
          <table:table-cell table:formula="of:=([.F1410]-[.F1409])/([.G1410]-[.G140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.0008319999999999" calcext:value-type="float">
            <text:p>0.000832</text:p>
          </table:table-cell>
          <table:table-cell office:value-type="float" office:value="2103.9242061076" calcext:value-type="float">
            <text:p>2103.9242061076</text:p>
          </table:table-cell>
          <table:table-cell table:number-columns-repeated="3" office:value-type="float" office:value="1051.9621028492" calcext:value-type="float">
            <text:p>1051.9621028492</text:p>
          </table:table-cell>
          <table:table-cell office:value-type="float" office:value="0.0016486882670634" calcext:value-type="float">
            <text:p>0.001648688267063</text:p>
          </table:table-cell>
          <table:table-cell/>
          <table:table-cell table:formula="of:=([.F1411]-[.F1410])/([.G1411]-[.G141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0.0008359999999999" calcext:value-type="float">
            <text:p>0.000836</text:p>
          </table:table-cell>
          <table:table-cell office:value-type="float" office:value="2108.7740975227" calcext:value-type="float">
            <text:p>2108.7740975227</text:p>
          </table:table-cell>
          <table:table-cell table:number-columns-repeated="3" office:value-type="float" office:value="1054.3870485567" calcext:value-type="float">
            <text:p>1054.3870485567</text:p>
          </table:table-cell>
          <table:table-cell office:value-type="float" office:value="0.001656652971" calcext:value-type="float">
            <text:p>0.001656652971</text:p>
          </table:table-cell>
          <table:table-cell/>
          <table:table-cell table:formula="of:=([.F1412]-[.F1411])/([.G1412]-[.G1411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008399999999999" calcext:value-type="float">
            <text:p>0.00084</text:p>
          </table:table-cell>
          <table:table-cell office:value-type="float" office:value="2113.6239889378" calcext:value-type="float">
            <text:p>2113.6239889378</text:p>
          </table:table-cell>
          <table:table-cell table:number-columns-repeated="3" office:value-type="float" office:value="1056.8119942643" calcext:value-type="float">
            <text:p>1056.8119942643</text:p>
          </table:table-cell>
          <table:table-cell office:value-type="float" office:value="0.0016646176749367" calcext:value-type="float">
            <text:p>0.001664617674937</text:p>
          </table:table-cell>
          <table:table-cell/>
          <table:table-cell table:formula="of:=([.F1413]-[.F1412])/([.G1413]-[.G141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0.0008439999999999" calcext:value-type="float">
            <text:p>0.000844</text:p>
          </table:table-cell>
          <table:table-cell office:value-type="float" office:value="2118.473880353" calcext:value-type="float">
            <text:p>2118.473880353</text:p>
          </table:table-cell>
          <table:table-cell table:number-columns-repeated="3" office:value-type="float" office:value="1059.2369399718" calcext:value-type="float">
            <text:p>1059.2369399718</text:p>
          </table:table-cell>
          <table:table-cell office:value-type="float" office:value="0.0016725823788733" calcext:value-type="float">
            <text:p>0.001672582378873</text:p>
          </table:table-cell>
          <table:table-cell/>
          <table:table-cell table:formula="of:=([.F1414]-[.F1413])/([.G1414]-[.G1413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.0008479999999999" calcext:value-type="float">
            <text:p>0.000848</text:p>
          </table:table-cell>
          <table:table-cell office:value-type="float" office:value="2123.3237717681" calcext:value-type="float">
            <text:p>2123.3237717681</text:p>
          </table:table-cell>
          <table:table-cell table:number-columns-repeated="3" office:value-type="float" office:value="1061.6618856794" calcext:value-type="float">
            <text:p>1061.6618856794</text:p>
          </table:table-cell>
          <table:table-cell office:value-type="float" office:value="0.0016805470828099" calcext:value-type="float">
            <text:p>0.00168054708281</text:p>
          </table:table-cell>
          <table:table-cell/>
          <table:table-cell table:formula="of:=([.F1415]-[.F1414])/([.G1415]-[.G141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0.0008519999999999" calcext:value-type="float">
            <text:p>0.000852</text:p>
          </table:table-cell>
          <table:table-cell office:value-type="float" office:value="2128.1736631832" calcext:value-type="float">
            <text:p>2128.1736631832</text:p>
          </table:table-cell>
          <table:table-cell table:number-columns-repeated="3" office:value-type="float" office:value="1064.086831387" calcext:value-type="float">
            <text:p>1064.086831387</text:p>
          </table:table-cell>
          <table:table-cell office:value-type="float" office:value="0.0016885117867465" calcext:value-type="float">
            <text:p>0.001688511786747</text:p>
          </table:table-cell>
          <table:table-cell/>
          <table:table-cell table:formula="of:=([.F1416]-[.F1415])/([.G1416]-[.G1415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0.0008559999999999" calcext:value-type="float">
            <text:p>0.000856</text:p>
          </table:table-cell>
          <table:table-cell office:value-type="float" office:value="2133.0235545983" calcext:value-type="float">
            <text:p>2133.0235545983</text:p>
          </table:table-cell>
          <table:table-cell table:number-columns-repeated="3" office:value-type="float" office:value="1066.5117770945" calcext:value-type="float">
            <text:p>1066.5117770945</text:p>
          </table:table-cell>
          <table:table-cell office:value-type="float" office:value="0.0016964764906832" calcext:value-type="float">
            <text:p>0.001696476490683</text:p>
          </table:table-cell>
          <table:table-cell/>
          <table:table-cell table:formula="of:=([.F1417]-[.F1416])/([.G1417]-[.G1416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0008599999999999" calcext:value-type="float">
            <text:p>0.00086</text:p>
          </table:table-cell>
          <table:table-cell office:value-type="float" office:value="2137.8734460134" calcext:value-type="float">
            <text:p>2137.8734460134</text:p>
          </table:table-cell>
          <table:table-cell table:number-columns-repeated="3" office:value-type="float" office:value="1068.9367228021" calcext:value-type="float">
            <text:p>1068.9367228021</text:p>
          </table:table-cell>
          <table:table-cell office:value-type="float" office:value="0.0017044411946198" calcext:value-type="float">
            <text:p>0.00170444119462</text:p>
          </table:table-cell>
          <table:table-cell/>
          <table:table-cell table:formula="of:=([.F1418]-[.F1417])/([.G1418]-[.G1417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0.0008639999999999" calcext:value-type="float">
            <text:p>0.000864</text:p>
          </table:table-cell>
          <table:table-cell office:value-type="float" office:value="2142.7233374285" calcext:value-type="float">
            <text:p>2142.7233374285</text:p>
          </table:table-cell>
          <table:table-cell table:number-columns-repeated="3" office:value-type="float" office:value="1071.3616685096" calcext:value-type="float">
            <text:p>1071.3616685096</text:p>
          </table:table-cell>
          <table:table-cell office:value-type="float" office:value="0.0017124058985564" calcext:value-type="float">
            <text:p>0.001712405898556</text:p>
          </table:table-cell>
          <table:table-cell/>
          <table:table-cell table:formula="of:=([.F1419]-[.F1418])/([.G1419]-[.G141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0.0008679999999999" calcext:value-type="float">
            <text:p>0.000868</text:p>
          </table:table-cell>
          <table:table-cell office:value-type="float" office:value="2147.5732288436" calcext:value-type="float">
            <text:p>2147.5732288436</text:p>
          </table:table-cell>
          <table:table-cell table:number-columns-repeated="3" office:value-type="float" office:value="1073.7866142172" calcext:value-type="float">
            <text:p>1073.7866142172</text:p>
          </table:table-cell>
          <table:table-cell office:value-type="float" office:value="0.001720370602493" calcext:value-type="float">
            <text:p>0.001720370602493</text:p>
          </table:table-cell>
          <table:table-cell/>
          <table:table-cell table:formula="of:=([.F1420]-[.F1419])/([.G1420]-[.G1419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0.0008719999999999" calcext:value-type="float">
            <text:p>0.000872</text:p>
          </table:table-cell>
          <table:table-cell office:value-type="float" office:value="2152.4231202588" calcext:value-type="float">
            <text:p>2152.4231202588</text:p>
          </table:table-cell>
          <table:table-cell table:number-columns-repeated="3" office:value-type="float" office:value="1076.2115599248" calcext:value-type="float">
            <text:p>1076.2115599248</text:p>
          </table:table-cell>
          <table:table-cell office:value-type="float" office:value="0.0017283353064296" calcext:value-type="float">
            <text:p>0.00172833530643</text:p>
          </table:table-cell>
          <table:table-cell/>
          <table:table-cell table:formula="of:=([.F1421]-[.F1420])/([.G1421]-[.G1420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0.0008759999999999" calcext:value-type="float">
            <text:p>0.000876</text:p>
          </table:table-cell>
          <table:table-cell office:value-type="float" office:value="2157.2730116739" calcext:value-type="float">
            <text:p>2157.2730116739</text:p>
          </table:table-cell>
          <table:table-cell table:number-columns-repeated="3" office:value-type="float" office:value="1078.6365056323" calcext:value-type="float">
            <text:p>1078.6365056323</text:p>
          </table:table-cell>
          <table:table-cell office:value-type="float" office:value="0.0017363000103663" calcext:value-type="float">
            <text:p>0.001736300010366</text:p>
          </table:table-cell>
          <table:table-cell/>
          <table:table-cell table:formula="of:=([.F1422]-[.F1421])/([.G1422]-[.G142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0008799999999999" calcext:value-type="float">
            <text:p>0.00088</text:p>
          </table:table-cell>
          <table:table-cell office:value-type="float" office:value="2162.122903089" calcext:value-type="float">
            <text:p>2162.122903089</text:p>
          </table:table-cell>
          <table:table-cell table:number-columns-repeated="3" office:value-type="float" office:value="1081.0614513399" calcext:value-type="float">
            <text:p>1081.0614513399</text:p>
          </table:table-cell>
          <table:table-cell office:value-type="float" office:value="0.0017442647143029" calcext:value-type="float">
            <text:p>0.001744264714303</text:p>
          </table:table-cell>
          <table:table-cell/>
          <table:table-cell table:formula="of:=([.F1423]-[.F1422])/([.G1423]-[.G142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0.0008839999999999" calcext:value-type="float">
            <text:p>0.000884</text:p>
          </table:table-cell>
          <table:table-cell office:value-type="float" office:value="2166.9727945041" calcext:value-type="float">
            <text:p>2166.9727945041</text:p>
          </table:table-cell>
          <table:table-cell table:number-columns-repeated="3" office:value-type="float" office:value="1083.4863970474" calcext:value-type="float">
            <text:p>1083.4863970474</text:p>
          </table:table-cell>
          <table:table-cell office:value-type="float" office:value="0.0017522294182395" calcext:value-type="float">
            <text:p>0.00175222941824</text:p>
          </table:table-cell>
          <table:table-cell/>
          <table:table-cell table:formula="of:=([.F1424]-[.F1423])/([.G1424]-[.G142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0.0008879999999999" calcext:value-type="float">
            <text:p>0.000888</text:p>
          </table:table-cell>
          <table:table-cell office:value-type="float" office:value="2171.8226859192" calcext:value-type="float">
            <text:p>2171.8226859192</text:p>
          </table:table-cell>
          <table:table-cell table:number-columns-repeated="3" office:value-type="float" office:value="1085.911342755" calcext:value-type="float">
            <text:p>1085.911342755</text:p>
          </table:table-cell>
          <table:table-cell office:value-type="float" office:value="0.0017601941221761" calcext:value-type="float">
            <text:p>0.001760194122176</text:p>
          </table:table-cell>
          <table:table-cell/>
          <table:table-cell table:formula="of:=([.F1425]-[.F1424])/([.G1425]-[.G1424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0008919999999999" calcext:value-type="float">
            <text:p>0.000892</text:p>
          </table:table-cell>
          <table:table-cell office:value-type="float" office:value="2176.6725773343" calcext:value-type="float">
            <text:p>2176.6725773343</text:p>
          </table:table-cell>
          <table:table-cell table:number-columns-repeated="3" office:value-type="float" office:value="1088.3362884625" calcext:value-type="float">
            <text:p>1088.3362884625</text:p>
          </table:table-cell>
          <table:table-cell office:value-type="float" office:value="0.0017681588261128" calcext:value-type="float">
            <text:p>0.001768158826113</text:p>
          </table:table-cell>
          <table:table-cell/>
          <table:table-cell table:formula="of:=([.F1426]-[.F1425])/([.G1426]-[.G1425])" office:value-type="float" office:value="304461.500000845" calcext:value-type="float">
            <text:p>304461.500000845</text:p>
          </table:table-cell>
          <table:table-cell table:number-columns-repeated="2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0008959999999999" calcext:value-type="float">
            <text:p>0.000896</text:p>
          </table:table-cell>
          <table:table-cell office:value-type="float" office:value="2181.5224687495" calcext:value-type="float">
            <text:p>2181.5224687495</text:p>
          </table:table-cell>
          <table:table-cell table:number-columns-repeated="3" office:value-type="float" office:value="1090.7612341701" calcext:value-type="float">
            <text:p>1090.7612341701</text:p>
          </table:table-cell>
          <table:table-cell office:value-type="float" office:value="0.0017761235300494" calcext:value-type="float">
            <text:p>0.001776123530049</text:p>
          </table:table-cell>
          <table:table-cell/>
          <table:table-cell table:formula="of:=([.F1427]-[.F1426])/([.G1427]-[.G1426])" office:value-type="float" office:value="304461.500000857" calcext:value-type="float">
            <text:p>304461.500000857</text:p>
          </table:table-cell>
          <table:table-cell table:number-columns-repeated="2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08999999999999" calcext:value-type="float">
            <text:p>0.0009</text:p>
          </table:table-cell>
          <table:table-cell office:value-type="float" office:value="2186.3723601646" calcext:value-type="float">
            <text:p>2186.3723601646</text:p>
          </table:table-cell>
          <table:table-cell table:number-columns-repeated="3" office:value-type="float" office:value="1093.1861798777" calcext:value-type="float">
            <text:p>1093.1861798777</text:p>
          </table:table-cell>
          <table:table-cell office:value-type="float" office:value="0.001784088233986" calcext:value-type="float">
            <text:p>0.001784088233986</text:p>
          </table:table-cell>
          <table:table-cell/>
          <table:table-cell table:formula="of:=([.F1428]-[.F1427])/([.G1428]-[.G1427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0.0009039999999999" calcext:value-type="float">
            <text:p>0.000904</text:p>
          </table:table-cell>
          <table:table-cell office:value-type="float" office:value="2191.2222515797" calcext:value-type="float">
            <text:p>2191.2222515797</text:p>
          </table:table-cell>
          <table:table-cell table:number-columns-repeated="3" office:value-type="float" office:value="1095.6111255852" calcext:value-type="float">
            <text:p>1095.6111255852</text:p>
          </table:table-cell>
          <table:table-cell office:value-type="float" office:value="0.0017920529379226" calcext:value-type="float">
            <text:p>0.001792052937923</text:p>
          </table:table-cell>
          <table:table-cell/>
          <table:table-cell table:formula="of:=([.F1429]-[.F1428])/([.G1429]-[.G1428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14.27" calcext:value-type="float">
            <text:p>14.27</text:p>
          </table:table-cell>
          <table:table-cell office:value-type="float" office:value="0.0009079999999999" calcext:value-type="float">
            <text:p>0.000908</text:p>
          </table:table-cell>
          <table:table-cell office:value-type="float" office:value="2196.0721429948" calcext:value-type="float">
            <text:p>2196.0721429948</text:p>
          </table:table-cell>
          <table:table-cell table:number-columns-repeated="3" office:value-type="float" office:value="1098.0360712928" calcext:value-type="float">
            <text:p>1098.0360712928</text:p>
          </table:table-cell>
          <table:table-cell office:value-type="float" office:value="0.0018000176418593" calcext:value-type="float">
            <text:p>0.001800017641859</text:p>
          </table:table-cell>
          <table:table-cell/>
          <table:table-cell table:formula="of:=([.F1430]-[.F1429])/([.G1430]-[.G142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0009119999999999" calcext:value-type="float">
            <text:p>0.000912</text:p>
          </table:table-cell>
          <table:table-cell office:value-type="float" office:value="2200.9220344099" calcext:value-type="float">
            <text:p>2200.9220344099</text:p>
          </table:table-cell>
          <table:table-cell table:number-columns-repeated="3" office:value-type="float" office:value="1100.4610170003" calcext:value-type="float">
            <text:p>1100.4610170003</text:p>
          </table:table-cell>
          <table:table-cell office:value-type="float" office:value="0.0018079823457959" calcext:value-type="float">
            <text:p>0.001807982345796</text:p>
          </table:table-cell>
          <table:table-cell/>
          <table:table-cell table:formula="of:=([.F1431]-[.F1430])/([.G1431]-[.G143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0.0009159999999999" calcext:value-type="float">
            <text:p>0.000916</text:p>
          </table:table-cell>
          <table:table-cell office:value-type="float" office:value="2205.771925825" calcext:value-type="float">
            <text:p>2205.771925825</text:p>
          </table:table-cell>
          <table:table-cell table:number-columns-repeated="3" office:value-type="float" office:value="1102.8859627079" calcext:value-type="float">
            <text:p>1102.8859627079</text:p>
          </table:table-cell>
          <table:table-cell office:value-type="float" office:value="0.0018159470497325" calcext:value-type="float">
            <text:p>0.001815947049733</text:p>
          </table:table-cell>
          <table:table-cell/>
          <table:table-cell table:formula="of:=([.F1432]-[.F1431])/([.G1432]-[.G1431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009199999999999" calcext:value-type="float">
            <text:p>0.00092</text:p>
          </table:table-cell>
          <table:table-cell office:value-type="float" office:value="2210.6218172401" calcext:value-type="float">
            <text:p>2210.6218172401</text:p>
          </table:table-cell>
          <table:table-cell table:number-columns-repeated="3" office:value-type="float" office:value="1105.3109084154" calcext:value-type="float">
            <text:p>1105.3109084154</text:p>
          </table:table-cell>
          <table:table-cell office:value-type="float" office:value="0.0018239117536691" calcext:value-type="float">
            <text:p>0.001823911753669</text:p>
          </table:table-cell>
          <table:table-cell/>
          <table:table-cell table:formula="of:=([.F1433]-[.F1432])/([.G1433]-[.G143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0.0009239999999999" calcext:value-type="float">
            <text:p>0.000924</text:p>
          </table:table-cell>
          <table:table-cell office:value-type="float" office:value="2215.4717086553" calcext:value-type="float">
            <text:p>2215.4717086553</text:p>
          </table:table-cell>
          <table:table-cell table:number-columns-repeated="3" office:value-type="float" office:value="1107.735854123" calcext:value-type="float">
            <text:p>1107.735854123</text:p>
          </table:table-cell>
          <table:table-cell office:value-type="float" office:value="0.0018318764576057" calcext:value-type="float">
            <text:p>0.001831876457606</text:p>
          </table:table-cell>
          <table:table-cell/>
          <table:table-cell table:formula="of:=([.F1434]-[.F1433])/([.G1434]-[.G1433])" office:value-type="float" office:value="304461.499997015" calcext:value-type="float">
            <text:p>304461.499997015</text:p>
          </table:table-cell>
          <table:table-cell table:number-columns-repeated="2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.0009279999999999" calcext:value-type="float">
            <text:p>0.000928</text:p>
          </table:table-cell>
          <table:table-cell office:value-type="float" office:value="2220.3216000704" calcext:value-type="float">
            <text:p>2220.3216000704</text:p>
          </table:table-cell>
          <table:table-cell table:number-columns-repeated="3" office:value-type="float" office:value="1110.1607998306" calcext:value-type="float">
            <text:p>1110.1607998306</text:p>
          </table:table-cell>
          <table:table-cell office:value-type="float" office:value="0.0018398411615424" calcext:value-type="float">
            <text:p>0.001839841161542</text:p>
          </table:table-cell>
          <table:table-cell/>
          <table:table-cell table:formula="of:=([.F1435]-[.F1434])/([.G1435]-[.G1434])" office:value-type="float" office:value="304461.499988296" calcext:value-type="float">
            <text:p>304461.499988296</text:p>
          </table:table-cell>
          <table:table-cell table:number-columns-repeated="2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0.0009319999999999" calcext:value-type="float">
            <text:p>0.000932</text:p>
          </table:table-cell>
          <table:table-cell office:value-type="float" office:value="2225.1714914855" calcext:value-type="float">
            <text:p>2225.1714914855</text:p>
          </table:table-cell>
          <table:table-cell table:number-columns-repeated="3" office:value-type="float" office:value="1112.5857455381" calcext:value-type="float">
            <text:p>1112.5857455381</text:p>
          </table:table-cell>
          <table:table-cell office:value-type="float" office:value="0.001847805865479" calcext:value-type="float">
            <text:p>0.001847805865479</text:p>
          </table:table-cell>
          <table:table-cell/>
          <table:table-cell table:formula="of:=([.F1436]-[.F1435])/([.G1436]-[.G1435])" office:value-type="float" office:value="304461.500000873" calcext:value-type="float">
            <text:p>304461.500000873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0009359999999999" calcext:value-type="float">
            <text:p>0.000936</text:p>
          </table:table-cell>
          <table:table-cell office:value-type="float" office:value="2230.0213829006" calcext:value-type="float">
            <text:p>2230.0213829006</text:p>
          </table:table-cell>
          <table:table-cell table:number-columns-repeated="3" office:value-type="float" office:value="1115.0106912457" calcext:value-type="float">
            <text:p>1115.0106912457</text:p>
          </table:table-cell>
          <table:table-cell office:value-type="float" office:value="0.0018557705694156" calcext:value-type="float">
            <text:p>0.001855770569416</text:p>
          </table:table-cell>
          <table:table-cell/>
          <table:table-cell table:formula="of:=([.F1437]-[.F1436])/([.G1437]-[.G1436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0009399999999999" calcext:value-type="float">
            <text:p>0.00094</text:p>
          </table:table-cell>
          <table:table-cell office:value-type="float" office:value="2234.8712743157" calcext:value-type="float">
            <text:p>2234.8712743157</text:p>
          </table:table-cell>
          <table:table-cell table:number-columns-repeated="3" office:value-type="float" office:value="1117.4356369532" calcext:value-type="float">
            <text:p>1117.4356369532</text:p>
          </table:table-cell>
          <table:table-cell office:value-type="float" office:value="0.0018637352733522" calcext:value-type="float">
            <text:p>0.001863735273352</text:p>
          </table:table-cell>
          <table:table-cell/>
          <table:table-cell table:formula="of:=([.F1438]-[.F1437])/([.G1438]-[.G1437])" office:value-type="float" office:value="304461.499997044" calcext:value-type="float">
            <text:p>304461.499997044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0.0009439999999999" calcext:value-type="float">
            <text:p>0.000944</text:p>
          </table:table-cell>
          <table:table-cell office:value-type="float" office:value="2239.7211657308" calcext:value-type="float">
            <text:p>2239.7211657308</text:p>
          </table:table-cell>
          <table:table-cell table:number-columns-repeated="3" office:value-type="float" office:value="1119.8605826608" calcext:value-type="float">
            <text:p>1119.8605826608</text:p>
          </table:table-cell>
          <table:table-cell office:value-type="float" office:value="0.0018716999772889" calcext:value-type="float">
            <text:p>0.001871699977289</text:p>
          </table:table-cell>
          <table:table-cell/>
          <table:table-cell table:formula="of:=([.F1439]-[.F1438])/([.G1439]-[.G143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0.0009479999999999" calcext:value-type="float">
            <text:p>0.000948</text:p>
          </table:table-cell>
          <table:table-cell office:value-type="float" office:value="2244.5710571459" calcext:value-type="float">
            <text:p>2244.5710571459</text:p>
          </table:table-cell>
          <table:table-cell table:number-columns-repeated="3" office:value-type="float" office:value="1122.2855283684" calcext:value-type="float">
            <text:p>1122.2855283684</text:p>
          </table:table-cell>
          <table:table-cell office:value-type="float" office:value="0.0018796646812255" calcext:value-type="float">
            <text:p>0.001879664681226</text:p>
          </table:table-cell>
          <table:table-cell/>
          <table:table-cell table:formula="of:=([.F1440]-[.F1439])/([.G1440]-[.G143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0009519999999999" calcext:value-type="float">
            <text:p>0.000952</text:p>
          </table:table-cell>
          <table:table-cell office:value-type="float" office:value="2249.4209485611" calcext:value-type="float">
            <text:p>2249.4209485611</text:p>
          </table:table-cell>
          <table:table-cell table:number-columns-repeated="3" office:value-type="float" office:value="1124.7104740759" calcext:value-type="float">
            <text:p>1124.7104740759</text:p>
          </table:table-cell>
          <table:table-cell office:value-type="float" office:value="0.0018876293851621" calcext:value-type="float">
            <text:p>0.001887629385162</text:p>
          </table:table-cell>
          <table:table-cell/>
          <table:table-cell table:formula="of:=([.F1441]-[.F1440])/([.G1441]-[.G144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0.0009559999999999" calcext:value-type="float">
            <text:p>0.000956</text:p>
          </table:table-cell>
          <table:table-cell office:value-type="float" office:value="2254.2708399762" calcext:value-type="float">
            <text:p>2254.2708399762</text:p>
          </table:table-cell>
          <table:table-cell table:number-columns-repeated="3" office:value-type="float" office:value="1127.1354197835" calcext:value-type="float">
            <text:p>1127.1354197835</text:p>
          </table:table-cell>
          <table:table-cell office:value-type="float" office:value="0.0018955940890987" calcext:value-type="float">
            <text:p>0.001895594089099</text:p>
          </table:table-cell>
          <table:table-cell/>
          <table:table-cell table:formula="of:=([.F1442]-[.F1441])/([.G1442]-[.G1441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00095999999999989" calcext:value-type="float">
            <text:p>0.00096</text:p>
          </table:table-cell>
          <table:table-cell office:value-type="float" office:value="2259.1207313913" calcext:value-type="float">
            <text:p>2259.1207313913</text:p>
          </table:table-cell>
          <table:table-cell table:number-columns-repeated="3" office:value-type="float" office:value="1129.560365491" calcext:value-type="float">
            <text:p>1129.560365491</text:p>
          </table:table-cell>
          <table:table-cell office:value-type="float" office:value="0.0019035587930354" calcext:value-type="float">
            <text:p>0.001903558793035</text:p>
          </table:table-cell>
          <table:table-cell/>
          <table:table-cell table:formula="of:=([.F1443]-[.F1442])/([.G1443]-[.G1442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0.00096399999999989" calcext:value-type="float">
            <text:p>0.000964</text:p>
          </table:table-cell>
          <table:table-cell office:value-type="float" office:value="2263.9706228064" calcext:value-type="float">
            <text:p>2263.9706228064</text:p>
          </table:table-cell>
          <table:table-cell table:number-columns-repeated="3" office:value-type="float" office:value="1131.9853111986" calcext:value-type="float">
            <text:p>1131.9853111986</text:p>
          </table:table-cell>
          <table:table-cell office:value-type="float" office:value="0.001911523496972" calcext:value-type="float">
            <text:p>0.001911523496972</text:p>
          </table:table-cell>
          <table:table-cell/>
          <table:table-cell table:formula="of:=([.F1444]-[.F1443])/([.G1444]-[.G1443])" office:value-type="float" office:value="304461.499988313" calcext:value-type="float">
            <text:p>304461.499988313</text:p>
          </table:table-cell>
          <table:table-cell table:number-columns-repeated="2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0.00096799999999989" calcext:value-type="float">
            <text:p>0.000968</text:p>
          </table:table-cell>
          <table:table-cell office:value-type="float" office:value="2268.8205142215" calcext:value-type="float">
            <text:p>2268.8205142215</text:p>
          </table:table-cell>
          <table:table-cell table:number-columns-repeated="3" office:value-type="float" office:value="1134.4102569061" calcext:value-type="float">
            <text:p>1134.4102569061</text:p>
          </table:table-cell>
          <table:table-cell office:value-type="float" office:value="0.0019194882009086" calcext:value-type="float">
            <text:p>0.001919488200909</text:p>
          </table:table-cell>
          <table:table-cell/>
          <table:table-cell table:formula="of:=([.F1445]-[.F1444])/([.G1445]-[.G1444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00097199999999989" calcext:value-type="float">
            <text:p>0.000972</text:p>
          </table:table-cell>
          <table:table-cell office:value-type="float" office:value="2273.6704056366" calcext:value-type="float">
            <text:p>2273.6704056366</text:p>
          </table:table-cell>
          <table:table-cell table:number-columns-repeated="3" office:value-type="float" office:value="1136.8352026137" calcext:value-type="float">
            <text:p>1136.8352026137</text:p>
          </table:table-cell>
          <table:table-cell office:value-type="float" office:value="0.0019274529048452" calcext:value-type="float">
            <text:p>0.001927452904845</text:p>
          </table:table-cell>
          <table:table-cell/>
          <table:table-cell table:formula="of:=([.F1446]-[.F1445])/([.G1446]-[.G1445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00097599999999989" calcext:value-type="float">
            <text:p>0.000976</text:p>
          </table:table-cell>
          <table:table-cell office:value-type="float" office:value="2278.5202970518" calcext:value-type="float">
            <text:p>2278.5202970518</text:p>
          </table:table-cell>
          <table:table-cell table:number-columns-repeated="3" office:value-type="float" office:value="1139.2601483213" calcext:value-type="float">
            <text:p>1139.2601483213</text:p>
          </table:table-cell>
          <table:table-cell office:value-type="float" office:value="0.0019354176087818" calcext:value-type="float">
            <text:p>0.001935417608782</text:p>
          </table:table-cell>
          <table:table-cell/>
          <table:table-cell table:formula="of:=([.F1447]-[.F1446])/([.G1447]-[.G1446])" office:value-type="float" office:value="304461.499984483" calcext:value-type="float">
            <text:p>304461.499984483</text:p>
          </table:table-cell>
          <table:table-cell table:number-columns-repeated="2"/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00097999999999989" calcext:value-type="float">
            <text:p>0.00098</text:p>
          </table:table-cell>
          <table:table-cell office:value-type="float" office:value="2283.3701884669" calcext:value-type="float">
            <text:p>2283.3701884669</text:p>
          </table:table-cell>
          <table:table-cell table:number-columns-repeated="3" office:value-type="float" office:value="1141.6850940288" calcext:value-type="float">
            <text:p>1141.6850940288</text:p>
          </table:table-cell>
          <table:table-cell office:value-type="float" office:value="0.0019433823127185" calcext:value-type="float">
            <text:p>0.001943382312719</text:p>
          </table:table-cell>
          <table:table-cell/>
          <table:table-cell table:formula="of:=([.F1448]-[.F1447])/([.G1448]-[.G144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0.00098399999999989" calcext:value-type="float">
            <text:p>0.000984</text:p>
          </table:table-cell>
          <table:table-cell office:value-type="float" office:value="2288.220079882" calcext:value-type="float">
            <text:p>2288.220079882</text:p>
          </table:table-cell>
          <table:table-cell table:number-columns-repeated="3" office:value-type="float" office:value="1144.1100397364" calcext:value-type="float">
            <text:p>1144.1100397364</text:p>
          </table:table-cell>
          <table:table-cell office:value-type="float" office:value="0.0019513470166551" calcext:value-type="float">
            <text:p>0.001951347016655</text:p>
          </table:table-cell>
          <table:table-cell/>
          <table:table-cell table:formula="of:=([.F1449]-[.F1448])/([.G1449]-[.G1448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0.00098799999999989" calcext:value-type="float">
            <text:p>0.000988</text:p>
          </table:table-cell>
          <table:table-cell office:value-type="float" office:value="2293.0699712971" calcext:value-type="float">
            <text:p>2293.0699712971</text:p>
          </table:table-cell>
          <table:table-cell table:number-columns-repeated="3" office:value-type="float" office:value="1146.5349854439" calcext:value-type="float">
            <text:p>1146.5349854439</text:p>
          </table:table-cell>
          <table:table-cell office:value-type="float" office:value="0.0019593117205917" calcext:value-type="float">
            <text:p>0.001959311720592</text:p>
          </table:table-cell>
          <table:table-cell/>
          <table:table-cell table:formula="of:=([.F1450]-[.F1449])/([.G1450]-[.G144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.00099199999999989" calcext:value-type="float">
            <text:p>0.000992</text:p>
          </table:table-cell>
          <table:table-cell office:value-type="float" office:value="2297.9198627123" calcext:value-type="float">
            <text:p>2297.9198627123</text:p>
          </table:table-cell>
          <table:table-cell table:number-columns-repeated="3" office:value-type="float" office:value="1148.9599311515" calcext:value-type="float">
            <text:p>1148.9599311515</text:p>
          </table:table-cell>
          <table:table-cell office:value-type="float" office:value="0.0019672764245283" calcext:value-type="float">
            <text:p>0.001967276424528</text:p>
          </table:table-cell>
          <table:table-cell/>
          <table:table-cell table:formula="of:=([.F1451]-[.F1450])/([.G1451]-[.G1450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0.00099599999999989" calcext:value-type="float">
            <text:p>0.000996</text:p>
          </table:table-cell>
          <table:table-cell office:value-type="float" office:value="2302.7697541274" calcext:value-type="float">
            <text:p>2302.7697541274</text:p>
          </table:table-cell>
          <table:table-cell table:number-columns-repeated="3" office:value-type="float" office:value="1151.384876859" calcext:value-type="float">
            <text:p>1151.384876859</text:p>
          </table:table-cell>
          <table:table-cell office:value-type="float" office:value="0.001975241128465" calcext:value-type="float">
            <text:p>0.001975241128465</text:p>
          </table:table-cell>
          <table:table-cell/>
          <table:table-cell table:formula="of:=([.F1452]-[.F1451])/([.G1452]-[.G1451])" office:value-type="float" office:value="304461.500000853" calcext:value-type="float">
            <text:p>304461.500000853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2307.6196455425" calcext:value-type="float">
            <text:p>2307.6196455425</text:p>
          </table:table-cell>
          <table:table-cell table:number-columns-repeated="3" office:value-type="float" office:value="1153.8098225666" calcext:value-type="float">
            <text:p>1153.8098225666</text:p>
          </table:table-cell>
          <table:table-cell office:value-type="float" office:value="0.0019832058324016" calcext:value-type="float">
            <text:p>0.001983205832402</text:p>
          </table:table-cell>
          <table:table-cell/>
          <table:table-cell table:formula="of:=([.F1453]-[.F1452])/([.G1453]-[.G145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0.0010039999999999" calcext:value-type="float">
            <text:p>0.001004</text:p>
          </table:table-cell>
          <table:table-cell office:value-type="float" office:value="2312.4695369576" calcext:value-type="float">
            <text:p>2312.4695369576</text:p>
          </table:table-cell>
          <table:table-cell table:number-columns-repeated="3" office:value-type="float" office:value="1156.2347682742" calcext:value-type="float">
            <text:p>1156.2347682742</text:p>
          </table:table-cell>
          <table:table-cell office:value-type="float" office:value="0.0019911705363382" calcext:value-type="float">
            <text:p>0.001991170536338</text:p>
          </table:table-cell>
          <table:table-cell/>
          <table:table-cell table:formula="of:=([.F1454]-[.F1453])/([.G1454]-[.G1453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0010079999999999" calcext:value-type="float">
            <text:p>0.001008</text:p>
          </table:table-cell>
          <table:table-cell office:value-type="float" office:value="2317.3194283727" calcext:value-type="float">
            <text:p>2317.3194283727</text:p>
          </table:table-cell>
          <table:table-cell table:number-columns-repeated="3" office:value-type="float" office:value="1158.6597139817" calcext:value-type="float">
            <text:p>1158.6597139817</text:p>
          </table:table-cell>
          <table:table-cell office:value-type="float" office:value="0.0019991352402748" calcext:value-type="float">
            <text:p>0.001999135240275</text:p>
          </table:table-cell>
          <table:table-cell/>
          <table:table-cell table:formula="of:=([.F1455]-[.F1454])/([.G1455]-[.G1454])" office:value-type="float" office:value="304461.499997052" calcext:value-type="float">
            <text:p>304461.499997052</text:p>
          </table:table-cell>
          <table:table-cell table:number-columns-repeated="2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0.0010119999999999" calcext:value-type="float">
            <text:p>0.001012</text:p>
          </table:table-cell>
          <table:table-cell office:value-type="float" office:value="2322.1693197878" calcext:value-type="float">
            <text:p>2322.1693197878</text:p>
          </table:table-cell>
          <table:table-cell table:number-columns-repeated="3" office:value-type="float" office:value="1161.0846596893" calcext:value-type="float">
            <text:p>1161.0846596893</text:p>
          </table:table-cell>
          <table:table-cell office:value-type="float" office:value="0.0020070999442115" calcext:value-type="float">
            <text:p>0.002007099944212</text:p>
          </table:table-cell>
          <table:table-cell/>
          <table:table-cell table:formula="of:=([.F1456]-[.F1455])/([.G1456]-[.G145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0.0010159999999999" calcext:value-type="float">
            <text:p>0.001016</text:p>
          </table:table-cell>
          <table:table-cell office:value-type="float" office:value="2327.0192112029" calcext:value-type="float">
            <text:p>2327.0192112029</text:p>
          </table:table-cell>
          <table:table-cell table:number-columns-repeated="3" office:value-type="float" office:value="1163.5096053968" calcext:value-type="float">
            <text:p>1163.5096053968</text:p>
          </table:table-cell>
          <table:table-cell office:value-type="float" office:value="0.0020150646481481" calcext:value-type="float">
            <text:p>0.002015064648148</text:p>
          </table:table-cell>
          <table:table-cell/>
          <table:table-cell table:formula="of:=([.F1457]-[.F1456])/([.G1457]-[.G145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0010199999999999" calcext:value-type="float">
            <text:p>0.00102</text:p>
          </table:table-cell>
          <table:table-cell office:value-type="float" office:value="2331.869102618" calcext:value-type="float">
            <text:p>2331.869102618</text:p>
          </table:table-cell>
          <table:table-cell table:number-columns-repeated="3" office:value-type="float" office:value="1165.9345511044" calcext:value-type="float">
            <text:p>1165.9345511044</text:p>
          </table:table-cell>
          <table:table-cell office:value-type="float" office:value="0.0020230293520847" calcext:value-type="float">
            <text:p>0.002023029352085</text:p>
          </table:table-cell>
          <table:table-cell/>
          <table:table-cell table:formula="of:=([.F1458]-[.F1457])/([.G1458]-[.G1457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.0010239999999999" calcext:value-type="float">
            <text:p>0.001024</text:p>
          </table:table-cell>
          <table:table-cell office:value-type="float" office:value="2336.7189940331" calcext:value-type="float">
            <text:p>2336.7189940331</text:p>
          </table:table-cell>
          <table:table-cell table:number-columns-repeated="3" office:value-type="float" office:value="1168.3594968119" calcext:value-type="float">
            <text:p>1168.3594968119</text:p>
          </table:table-cell>
          <table:table-cell office:value-type="float" office:value="0.0020309940560213" calcext:value-type="float">
            <text:p>0.002030994056021</text:p>
          </table:table-cell>
          <table:table-cell/>
          <table:table-cell table:formula="of:=([.F1459]-[.F1458])/([.G1459]-[.G145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0.0010279999999999" calcext:value-type="float">
            <text:p>0.001028</text:p>
          </table:table-cell>
          <table:table-cell office:value-type="float" office:value="2341.5688854483" calcext:value-type="float">
            <text:p>2341.5688854483</text:p>
          </table:table-cell>
          <table:table-cell table:number-columns-repeated="3" office:value-type="float" office:value="1170.7844425195" calcext:value-type="float">
            <text:p>1170.7844425195</text:p>
          </table:table-cell>
          <table:table-cell office:value-type="float" office:value="0.0020389587599579" calcext:value-type="float">
            <text:p>0.002038958759958</text:p>
          </table:table-cell>
          <table:table-cell/>
          <table:table-cell table:formula="of:=([.F1460]-[.F1459])/([.G1460]-[.G1459])" office:value-type="float" office:value="304461.499997024" calcext:value-type="float">
            <text:p>304461.499997024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0010319999999999" calcext:value-type="float">
            <text:p>0.001032</text:p>
          </table:table-cell>
          <table:table-cell office:value-type="float" office:value="2346.4187768634" calcext:value-type="float">
            <text:p>2346.4187768634</text:p>
          </table:table-cell>
          <table:table-cell table:number-columns-repeated="3" office:value-type="float" office:value="1173.2093882271" calcext:value-type="float">
            <text:p>1173.2093882271</text:p>
          </table:table-cell>
          <table:table-cell office:value-type="float" office:value="0.0020469234638946" calcext:value-type="float">
            <text:p>0.002046923463895</text:p>
          </table:table-cell>
          <table:table-cell/>
          <table:table-cell table:formula="of:=([.F1461]-[.F1460])/([.G1461]-[.G1460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0.0010359999999999" calcext:value-type="float">
            <text:p>0.001036</text:p>
          </table:table-cell>
          <table:table-cell office:value-type="float" office:value="2351.2686682785" calcext:value-type="float">
            <text:p>2351.2686682785</text:p>
          </table:table-cell>
          <table:table-cell table:number-columns-repeated="3" office:value-type="float" office:value="1175.6343339346" calcext:value-type="float">
            <text:p>1175.6343339346</text:p>
          </table:table-cell>
          <table:table-cell office:value-type="float" office:value="0.0020548881678312" calcext:value-type="float">
            <text:p>0.002054888167831</text:p>
          </table:table-cell>
          <table:table-cell/>
          <table:table-cell table:formula="of:=([.F1462]-[.F1461])/([.G1462]-[.G146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010399999999999" calcext:value-type="float">
            <text:p>0.00104</text:p>
          </table:table-cell>
          <table:table-cell office:value-type="float" office:value="2356.1185596936" calcext:value-type="float">
            <text:p>2356.1185596936</text:p>
          </table:table-cell>
          <table:table-cell table:number-columns-repeated="3" office:value-type="float" office:value="1178.0592796422" calcext:value-type="float">
            <text:p>1178.0592796422</text:p>
          </table:table-cell>
          <table:table-cell office:value-type="float" office:value="0.0020628528717678" calcext:value-type="float">
            <text:p>0.002062852871768</text:p>
          </table:table-cell>
          <table:table-cell/>
          <table:table-cell table:formula="of:=([.F1463]-[.F1462])/([.G1463]-[.G1462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0.0010439999999999" calcext:value-type="float">
            <text:p>0.001044</text:p>
          </table:table-cell>
          <table:table-cell office:value-type="float" office:value="2360.9684511088" calcext:value-type="float">
            <text:p>2360.9684511088</text:p>
          </table:table-cell>
          <table:table-cell table:number-columns-repeated="3" office:value-type="float" office:value="1180.4842253497" calcext:value-type="float">
            <text:p>1180.4842253497</text:p>
          </table:table-cell>
          <table:table-cell office:value-type="float" office:value="0.0020708175757044" calcext:value-type="float">
            <text:p>0.002070817575704</text:p>
          </table:table-cell>
          <table:table-cell/>
          <table:table-cell table:formula="of:=([.F1464]-[.F1463])/([.G1464]-[.G1463])" office:value-type="float" office:value="304461.499997036" calcext:value-type="float">
            <text:p>304461.499997036</text:p>
          </table:table-cell>
          <table:table-cell table:number-columns-repeated="2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0.0010479999999999" calcext:value-type="float">
            <text:p>0.001048</text:p>
          </table:table-cell>
          <table:table-cell office:value-type="float" office:value="2365.8183425239" calcext:value-type="float">
            <text:p>2365.8183425239</text:p>
          </table:table-cell>
          <table:table-cell table:number-columns-repeated="3" office:value-type="float" office:value="1182.9091710573" calcext:value-type="float">
            <text:p>1182.9091710573</text:p>
          </table:table-cell>
          <table:table-cell office:value-type="float" office:value="0.0020787822796411" calcext:value-type="float">
            <text:p>0.002078782279641</text:p>
          </table:table-cell>
          <table:table-cell/>
          <table:table-cell table:formula="of:=([.F1465]-[.F1464])/([.G1465]-[.G1464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0010519999999999" calcext:value-type="float">
            <text:p>0.001052</text:p>
          </table:table-cell>
          <table:table-cell office:value-type="float" office:value="2370.668233939" calcext:value-type="float">
            <text:p>2370.668233939</text:p>
          </table:table-cell>
          <table:table-cell table:number-columns-repeated="3" office:value-type="float" office:value="1185.3341167649" calcext:value-type="float">
            <text:p>1185.3341167649</text:p>
          </table:table-cell>
          <table:table-cell office:value-type="float" office:value="0.0020867469835777" calcext:value-type="float">
            <text:p>0.002086746983578</text:p>
          </table:table-cell>
          <table:table-cell/>
          <table:table-cell table:formula="of:=([.F1466]-[.F1465])/([.G1466]-[.G1465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0.0010559999999999" calcext:value-type="float">
            <text:p>0.001056</text:p>
          </table:table-cell>
          <table:table-cell office:value-type="float" office:value="2375.5181253541" calcext:value-type="float">
            <text:p>2375.5181253541</text:p>
          </table:table-cell>
          <table:table-cell table:number-columns-repeated="3" office:value-type="float" office:value="1187.7590624724" calcext:value-type="float">
            <text:p>1187.7590624724</text:p>
          </table:table-cell>
          <table:table-cell office:value-type="float" office:value="0.0020947116875143" calcext:value-type="float">
            <text:p>0.002094711687514</text:p>
          </table:table-cell>
          <table:table-cell/>
          <table:table-cell table:formula="of:=([.F1467]-[.F1466])/([.G1467]-[.G1466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0.0010599999999999" calcext:value-type="float">
            <text:p>0.00106</text:p>
          </table:table-cell>
          <table:table-cell office:value-type="float" office:value="2380.3680167692" calcext:value-type="float">
            <text:p>2380.3680167692</text:p>
          </table:table-cell>
          <table:table-cell table:number-columns-repeated="3" office:value-type="float" office:value="1190.18400818" calcext:value-type="float">
            <text:p>1190.18400818</text:p>
          </table:table-cell>
          <table:table-cell office:value-type="float" office:value="0.0021026763914509" calcext:value-type="float">
            <text:p>0.002102676391451</text:p>
          </table:table-cell>
          <table:table-cell/>
          <table:table-cell table:formula="of:=([.F1468]-[.F1467])/([.G1468]-[.G1467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0.0010639999999999" calcext:value-type="float">
            <text:p>0.001064</text:p>
          </table:table-cell>
          <table:table-cell office:value-type="float" office:value="2385.2179081843" calcext:value-type="float">
            <text:p>2385.2179081843</text:p>
          </table:table-cell>
          <table:table-cell table:number-columns-repeated="3" office:value-type="float" office:value="1192.6089538875" calcext:value-type="float">
            <text:p>1192.6089538875</text:p>
          </table:table-cell>
          <table:table-cell office:value-type="float" office:value="0.0021106410953876" calcext:value-type="float">
            <text:p>0.002110641095388</text:p>
          </table:table-cell>
          <table:table-cell/>
          <table:table-cell table:formula="of:=([.F1469]-[.F1468])/([.G1469]-[.G1468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0.0010679999999999" calcext:value-type="float">
            <text:p>0.001068</text:p>
          </table:table-cell>
          <table:table-cell office:value-type="float" office:value="2390.0677995994" calcext:value-type="float">
            <text:p>2390.0677995994</text:p>
          </table:table-cell>
          <table:table-cell table:number-columns-repeated="3" office:value-type="float" office:value="1195.0338995951" calcext:value-type="float">
            <text:p>1195.0338995951</text:p>
          </table:table-cell>
          <table:table-cell office:value-type="float" office:value="0.0021186057993242" calcext:value-type="float">
            <text:p>0.002118605799324</text:p>
          </table:table-cell>
          <table:table-cell/>
          <table:table-cell table:formula="of:=([.F1470]-[.F1469])/([.G1470]-[.G1469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.0010719999999999" calcext:value-type="float">
            <text:p>0.001072</text:p>
          </table:table-cell>
          <table:table-cell office:value-type="float" office:value="2394.9176910145" calcext:value-type="float">
            <text:p>2394.9176910145</text:p>
          </table:table-cell>
          <table:table-cell table:number-columns-repeated="3" office:value-type="float" office:value="1197.4588453026" calcext:value-type="float">
            <text:p>1197.4588453026</text:p>
          </table:table-cell>
          <table:table-cell office:value-type="float" office:value="0.0021265705032608" calcext:value-type="float">
            <text:p>0.002126570503261</text:p>
          </table:table-cell>
          <table:table-cell/>
          <table:table-cell table:formula="of:=([.F1471]-[.F1470])/([.G1471]-[.G1470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0.0010759999999999" calcext:value-type="float">
            <text:p>0.001076</text:p>
          </table:table-cell>
          <table:table-cell office:value-type="float" office:value="2399.7675824296" calcext:value-type="float">
            <text:p>2399.7675824296</text:p>
          </table:table-cell>
          <table:table-cell table:number-columns-repeated="3" office:value-type="float" office:value="1199.8837910102" calcext:value-type="float">
            <text:p>1199.8837910102</text:p>
          </table:table-cell>
          <table:table-cell office:value-type="float" office:value="0.0021345352071974" calcext:value-type="float">
            <text:p>0.002134535207197</text:p>
          </table:table-cell>
          <table:table-cell/>
          <table:table-cell table:formula="of:=([.F1472]-[.F1471])/([.G1472]-[.G1471])" office:value-type="float" office:value="304461.500000849" calcext:value-type="float">
            <text:p>304461.500000849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0010799999999999" calcext:value-type="float">
            <text:p>0.00108</text:p>
          </table:table-cell>
          <table:table-cell office:value-type="float" office:value="2404.6174738448" calcext:value-type="float">
            <text:p>2404.6174738448</text:p>
          </table:table-cell>
          <table:table-cell table:number-columns-repeated="3" office:value-type="float" office:value="1202.3087367178" calcext:value-type="float">
            <text:p>1202.3087367178</text:p>
          </table:table-cell>
          <table:table-cell office:value-type="float" office:value="0.002142499911134" calcext:value-type="float">
            <text:p>0.002142499911134</text:p>
          </table:table-cell>
          <table:table-cell/>
          <table:table-cell table:formula="of:=([.F1473]-[.F1472])/([.G1473]-[.G1472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0010839999999999" calcext:value-type="float">
            <text:p>0.001084</text:p>
          </table:table-cell>
          <table:table-cell office:value-type="float" office:value="2409.4673652599" calcext:value-type="float">
            <text:p>2409.4673652599</text:p>
          </table:table-cell>
          <table:table-cell table:number-columns-repeated="3" office:value-type="float" office:value="1204.7336824253" calcext:value-type="float">
            <text:p>1204.7336824253</text:p>
          </table:table-cell>
          <table:table-cell office:value-type="float" office:value="0.0021504646150707" calcext:value-type="float">
            <text:p>0.002150464615071</text:p>
          </table:table-cell>
          <table:table-cell/>
          <table:table-cell table:formula="of:=([.F1474]-[.F1473])/([.G1474]-[.G147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0.0010879999999999" calcext:value-type="float">
            <text:p>0.001088</text:p>
          </table:table-cell>
          <table:table-cell office:value-type="float" office:value="2414.317256675" calcext:value-type="float">
            <text:p>2414.317256675</text:p>
          </table:table-cell>
          <table:table-cell table:number-columns-repeated="3" office:value-type="float" office:value="1207.1586281329" calcext:value-type="float">
            <text:p>1207.1586281329</text:p>
          </table:table-cell>
          <table:table-cell office:value-type="float" office:value="0.0021584293190073" calcext:value-type="float">
            <text:p>0.002158429319007</text:p>
          </table:table-cell>
          <table:table-cell/>
          <table:table-cell table:formula="of:=([.F1475]-[.F1474])/([.G1475]-[.G1474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0.0010919999999999" calcext:value-type="float">
            <text:p>0.001092</text:p>
          </table:table-cell>
          <table:table-cell office:value-type="float" office:value="2419.1671480901" calcext:value-type="float">
            <text:p>2419.1671480901</text:p>
          </table:table-cell>
          <table:table-cell table:number-columns-repeated="3" office:value-type="float" office:value="1209.5835738404" calcext:value-type="float">
            <text:p>1209.5835738404</text:p>
          </table:table-cell>
          <table:table-cell office:value-type="float" office:value="0.0021663940229439" calcext:value-type="float">
            <text:p>0.002166394022944</text:p>
          </table:table-cell>
          <table:table-cell/>
          <table:table-cell table:formula="of:=([.F1476]-[.F1475])/([.G1476]-[.G1475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0.0010959999999999" calcext:value-type="float">
            <text:p>0.001096</text:p>
          </table:table-cell>
          <table:table-cell office:value-type="float" office:value="2424.0170395053" calcext:value-type="float">
            <text:p>2424.0170395053</text:p>
          </table:table-cell>
          <table:table-cell table:number-columns-repeated="3" office:value-type="float" office:value="1212.008519548" calcext:value-type="float">
            <text:p>1212.008519548</text:p>
          </table:table-cell>
          <table:table-cell office:value-type="float" office:value="0.0021743587268805" calcext:value-type="float">
            <text:p>0.002174358726881</text:p>
          </table:table-cell>
          <table:table-cell/>
          <table:table-cell table:formula="of:=([.F1477]-[.F1476])/([.G1477]-[.G1476])" office:value-type="float" office:value="304461.499984491" calcext:value-type="float">
            <text:p>304461.499984491</text:p>
          </table:table-cell>
          <table:table-cell table:number-columns-repeated="2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10999999999999" calcext:value-type="float">
            <text:p>0.0011</text:p>
          </table:table-cell>
          <table:table-cell office:value-type="float" office:value="2428.8669309204" calcext:value-type="float">
            <text:p>2428.8669309204</text:p>
          </table:table-cell>
          <table:table-cell table:number-columns-repeated="3" office:value-type="float" office:value="1214.4334652555" calcext:value-type="float">
            <text:p>1214.4334652555</text:p>
          </table:table-cell>
          <table:table-cell office:value-type="float" office:value="0.0021823234308172" calcext:value-type="float">
            <text:p>0.002182323430817</text:p>
          </table:table-cell>
          <table:table-cell/>
          <table:table-cell table:formula="of:=([.F1478]-[.F1477])/([.G1478]-[.G1477])" office:value-type="float" office:value="304461.500000837" calcext:value-type="float">
            <text:p>304461.500000837</text:p>
          </table:table-cell>
          <table:table-cell table:number-columns-repeated="2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0.0011039999999999" calcext:value-type="float">
            <text:p>0.001104</text:p>
          </table:table-cell>
          <table:table-cell office:value-type="float" office:value="2433.7168223355" calcext:value-type="float">
            <text:p>2433.7168223355</text:p>
          </table:table-cell>
          <table:table-cell table:number-columns-repeated="3" office:value-type="float" office:value="1216.8584109631" calcext:value-type="float">
            <text:p>1216.8584109631</text:p>
          </table:table-cell>
          <table:table-cell office:value-type="float" office:value="0.0021902881347538" calcext:value-type="float">
            <text:p>0.002190288134754</text:p>
          </table:table-cell>
          <table:table-cell/>
          <table:table-cell table:formula="of:=([.F1479]-[.F1478])/([.G1479]-[.G1478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0.0011079999999999" calcext:value-type="float">
            <text:p>0.001108</text:p>
          </table:table-cell>
          <table:table-cell office:value-type="float" office:value="2438.5667137506" calcext:value-type="float">
            <text:p>2438.5667137506</text:p>
          </table:table-cell>
          <table:table-cell table:number-columns-repeated="3" office:value-type="float" office:value="1219.2833566707" calcext:value-type="float">
            <text:p>1219.2833566707</text:p>
          </table:table-cell>
          <table:table-cell office:value-type="float" office:value="0.0021982528386904" calcext:value-type="float">
            <text:p>0.00219825283869</text:p>
          </table:table-cell>
          <table:table-cell/>
          <table:table-cell table:formula="of:=([.F1480]-[.F1479])/([.G1480]-[.G1479])" office:value-type="float" office:value="304461.499988304" calcext:value-type="float">
            <text:p>304461.499988304</text:p>
          </table:table-cell>
          <table:table-cell/>
          <table:table-cell table:formula="of:=[.I1479]/[.I1336]" office:value-type="float" office:value="0.499999999982969" calcext:value-type="float">
            <text:p>0.499999999982969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0.0011119999999999" calcext:value-type="float">
            <text:p>0.001112</text:p>
          </table:table-cell>
          <table:table-cell office:value-type="float" office:value="2443.4166051657" calcext:value-type="float">
            <text:p>2443.4166051657</text:p>
          </table:table-cell>
          <table:table-cell table:number-columns-repeated="3" office:value-type="float" office:value="1221.7083023782" calcext:value-type="float">
            <text:p>1221.7083023782</text:p>
          </table:table-cell>
          <table:table-cell office:value-type="float" office:value="0.002206217542627" calcext:value-type="float">
            <text:p>0.002206217542627</text:p>
          </table:table-cell>
          <table:table-cell/>
          <table:table-cell table:formula="of:=([.F1481]-[.F1480])/([.G1481]-[.G1480])" office:value-type="float" office:value="304461.499997052" calcext:value-type="float">
            <text:p>304461.499997052</text:p>
          </table:table-cell>
          <table:table-cell table:number-columns-repeated="2"/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0.0011159999999999" calcext:value-type="float">
            <text:p>0.001116</text:p>
          </table:table-cell>
          <table:table-cell office:value-type="float" office:value="2448.2664965808" calcext:value-type="float">
            <text:p>2448.2664965808</text:p>
          </table:table-cell>
          <table:table-cell table:number-columns-repeated="3" office:value-type="float" office:value="1224.1332480858" calcext:value-type="float">
            <text:p>1224.1332480858</text:p>
          </table:table-cell>
          <table:table-cell office:value-type="float" office:value="0.0022141822465637" calcext:value-type="float">
            <text:p>0.002214182246564</text:p>
          </table:table-cell>
          <table:table-cell/>
          <table:table-cell table:formula="of:=([.F1482]-[.F1481])/([.G1482]-[.G148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0011199999999999" calcext:value-type="float">
            <text:p>0.00112</text:p>
          </table:table-cell>
          <table:table-cell office:value-type="float" office:value="2453.1163879959" calcext:value-type="float">
            <text:p>2453.1163879959</text:p>
          </table:table-cell>
          <table:table-cell table:number-columns-repeated="3" office:value-type="float" office:value="1226.5581937933" calcext:value-type="float">
            <text:p>1226.5581937933</text:p>
          </table:table-cell>
          <table:table-cell office:value-type="float" office:value="0.0022221469505003" calcext:value-type="float">
            <text:p>0.0022221469505</text:p>
          </table:table-cell>
          <table:table-cell/>
          <table:table-cell table:formula="of:=([.F1483]-[.F1482])/([.G1483]-[.G148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0.0011239999999999" calcext:value-type="float">
            <text:p>0.001124</text:p>
          </table:table-cell>
          <table:table-cell office:value-type="float" office:value="2457.966279411" calcext:value-type="float">
            <text:p>2457.966279411</text:p>
          </table:table-cell>
          <table:table-cell table:number-columns-repeated="3" office:value-type="float" office:value="1228.9831395009" calcext:value-type="float">
            <text:p>1228.9831395009</text:p>
          </table:table-cell>
          <table:table-cell office:value-type="float" office:value="0.0022301116544369" calcext:value-type="float">
            <text:p>0.002230111654437</text:p>
          </table:table-cell>
          <table:table-cell/>
          <table:table-cell table:formula="of:=([.F1484]-[.F1483])/([.G1484]-[.G1483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0011279999999999" calcext:value-type="float">
            <text:p>0.001128</text:p>
          </table:table-cell>
          <table:table-cell office:value-type="float" office:value="2462.8161708261" calcext:value-type="float">
            <text:p>2462.8161708261</text:p>
          </table:table-cell>
          <table:table-cell table:number-columns-repeated="3" office:value-type="float" office:value="1231.4080852085" calcext:value-type="float">
            <text:p>1231.4080852085</text:p>
          </table:table-cell>
          <table:table-cell office:value-type="float" office:value="0.0022380763583735" calcext:value-type="float">
            <text:p>0.002238076358374</text:p>
          </table:table-cell>
          <table:table-cell/>
          <table:table-cell table:formula="of:=([.F1485]-[.F1484])/([.G1485]-[.G1484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0.0011319999999999" calcext:value-type="float">
            <text:p>0.001132</text:p>
          </table:table-cell>
          <table:table-cell office:value-type="float" office:value="2467.6660622413" calcext:value-type="float">
            <text:p>2467.6660622413</text:p>
          </table:table-cell>
          <table:table-cell table:number-columns-repeated="3" office:value-type="float" office:value="1233.833030916" calcext:value-type="float">
            <text:p>1233.833030916</text:p>
          </table:table-cell>
          <table:table-cell office:value-type="float" office:value="0.0022460410623101" calcext:value-type="float">
            <text:p>0.00224604106231</text:p>
          </table:table-cell>
          <table:table-cell/>
          <table:table-cell table:formula="of:=([.F1486]-[.F1485])/([.G1486]-[.G1485])" office:value-type="float" office:value="304461.499997024" calcext:value-type="float">
            <text:p>304461.499997024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.0011359999999999" calcext:value-type="float">
            <text:p>0.001136</text:p>
          </table:table-cell>
          <table:table-cell office:value-type="float" office:value="2472.5159536564" calcext:value-type="float">
            <text:p>2472.5159536564</text:p>
          </table:table-cell>
          <table:table-cell table:number-columns-repeated="3" office:value-type="float" office:value="1236.2579766236" calcext:value-type="float">
            <text:p>1236.2579766236</text:p>
          </table:table-cell>
          <table:table-cell office:value-type="float" office:value="0.0022540057662468" calcext:value-type="float">
            <text:p>0.002254005766247</text:p>
          </table:table-cell>
          <table:table-cell/>
          <table:table-cell table:formula="of:=([.F1487]-[.F1486])/([.G1487]-[.G1486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0.0011399999999999" calcext:value-type="float">
            <text:p>0.00114</text:p>
          </table:table-cell>
          <table:table-cell office:value-type="float" office:value="2477.3658450715" calcext:value-type="float">
            <text:p>2477.3658450715</text:p>
          </table:table-cell>
          <table:table-cell table:number-columns-repeated="3" office:value-type="float" office:value="1238.6829223311" calcext:value-type="float">
            <text:p>1238.6829223311</text:p>
          </table:table-cell>
          <table:table-cell office:value-type="float" office:value="0.0022619704701834" calcext:value-type="float">
            <text:p>0.002261970470183</text:p>
          </table:table-cell>
          <table:table-cell/>
          <table:table-cell table:formula="of:=([.F1488]-[.F1487])/([.G1488]-[.G148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0011439999999999" calcext:value-type="float">
            <text:p>0.001144</text:p>
          </table:table-cell>
          <table:table-cell office:value-type="float" office:value="2482.2157364866" calcext:value-type="float">
            <text:p>2482.2157364866</text:p>
          </table:table-cell>
          <table:table-cell table:number-columns-repeated="3" office:value-type="float" office:value="1241.1078680387" calcext:value-type="float">
            <text:p>1241.1078680387</text:p>
          </table:table-cell>
          <table:table-cell office:value-type="float" office:value="0.00226993517412" calcext:value-type="float">
            <text:p>0.00226993517412</text:p>
          </table:table-cell>
          <table:table-cell/>
          <table:table-cell table:formula="of:=([.F1489]-[.F1488])/([.G1489]-[.G1488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0.0011479999999999" calcext:value-type="float">
            <text:p>0.001148</text:p>
          </table:table-cell>
          <table:table-cell office:value-type="float" office:value="2487.0656279018" calcext:value-type="float">
            <text:p>2487.0656279018</text:p>
          </table:table-cell>
          <table:table-cell table:number-columns-repeated="3" office:value-type="float" office:value="1243.5328137462" calcext:value-type="float">
            <text:p>1243.5328137462</text:p>
          </table:table-cell>
          <table:table-cell office:value-type="float" office:value="0.0022778998780566" calcext:value-type="float">
            <text:p>0.002277899878057</text:p>
          </table:table-cell>
          <table:table-cell/>
          <table:table-cell table:formula="of:=([.F1490]-[.F1489])/([.G1490]-[.G1489])" office:value-type="float" office:value="304461.499997052" calcext:value-type="float">
            <text:p>304461.499997052</text:p>
          </table:table-cell>
          <table:table-cell table:number-columns-repeated="2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.0011519999999999" calcext:value-type="float">
            <text:p>0.001152</text:p>
          </table:table-cell>
          <table:table-cell office:value-type="float" office:value="2491.9155193169" calcext:value-type="float">
            <text:p>2491.9155193169</text:p>
          </table:table-cell>
          <table:table-cell table:number-columns-repeated="3" office:value-type="float" office:value="1245.9577594538" calcext:value-type="float">
            <text:p>1245.9577594538</text:p>
          </table:table-cell>
          <table:table-cell office:value-type="float" office:value="0.0022858645819933" calcext:value-type="float">
            <text:p>0.002285864581993</text:p>
          </table:table-cell>
          <table:table-cell/>
          <table:table-cell table:formula="of:=([.F1491]-[.F1490])/([.G1491]-[.G1490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0.0011559999999999" calcext:value-type="float">
            <text:p>0.001156</text:p>
          </table:table-cell>
          <table:table-cell office:value-type="float" office:value="2496.765410732" calcext:value-type="float">
            <text:p>2496.765410732</text:p>
          </table:table-cell>
          <table:table-cell table:number-columns-repeated="3" office:value-type="float" office:value="1248.3827051614" calcext:value-type="float">
            <text:p>1248.3827051614</text:p>
          </table:table-cell>
          <table:table-cell office:value-type="float" office:value="0.0022938292859299" calcext:value-type="float">
            <text:p>0.00229382928593</text:p>
          </table:table-cell>
          <table:table-cell/>
          <table:table-cell table:formula="of:=([.F1492]-[.F1491])/([.G1492]-[.G1491])" office:value-type="float" office:value="304461.499988304" calcext:value-type="float">
            <text:p>304461.499988304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011599999999999" calcext:value-type="float">
            <text:p>0.00116</text:p>
          </table:table-cell>
          <table:table-cell office:value-type="float" office:value="2501.6153021471" calcext:value-type="float">
            <text:p>2501.6153021471</text:p>
          </table:table-cell>
          <table:table-cell table:number-columns-repeated="3" office:value-type="float" office:value="1250.8076508689" calcext:value-type="float">
            <text:p>1250.8076508689</text:p>
          </table:table-cell>
          <table:table-cell office:value-type="float" office:value="0.0023017939898665" calcext:value-type="float">
            <text:p>0.002301793989867</text:p>
          </table:table-cell>
          <table:table-cell/>
          <table:table-cell table:formula="of:=([.F1493]-[.F1492])/([.G1493]-[.G1492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0011639999999999" calcext:value-type="float">
            <text:p>0.001164</text:p>
          </table:table-cell>
          <table:table-cell office:value-type="float" office:value="2506.4651935622" calcext:value-type="float">
            <text:p>2506.4651935622</text:p>
          </table:table-cell>
          <table:table-cell table:number-columns-repeated="3" office:value-type="float" office:value="1253.2325965765" calcext:value-type="float">
            <text:p>1253.2325965765</text:p>
          </table:table-cell>
          <table:table-cell office:value-type="float" office:value="0.0023097586938031" calcext:value-type="float">
            <text:p>0.002309758693803</text:p>
          </table:table-cell>
          <table:table-cell/>
          <table:table-cell table:formula="of:=([.F1494]-[.F1493])/([.G1494]-[.G1493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.0011679999999999" calcext:value-type="float">
            <text:p>0.001168</text:p>
          </table:table-cell>
          <table:table-cell office:value-type="float" office:value="2511.3150849773" calcext:value-type="float">
            <text:p>2511.3150849773</text:p>
          </table:table-cell>
          <table:table-cell table:number-columns-repeated="3" office:value-type="float" office:value="1255.657542284" calcext:value-type="float">
            <text:p>1255.657542284</text:p>
          </table:table-cell>
          <table:table-cell office:value-type="float" office:value="0.0023177233977398" calcext:value-type="float">
            <text:p>0.00231772339774</text:p>
          </table:table-cell>
          <table:table-cell/>
          <table:table-cell table:formula="of:=([.F1495]-[.F1494])/([.G1495]-[.G1494])" office:value-type="float" office:value="304461.500000853" calcext:value-type="float">
            <text:p>304461.500000853</text:p>
          </table:table-cell>
          <table:table-cell table:number-columns-repeated="2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0.0011719999999999" calcext:value-type="float">
            <text:p>0.001172</text:p>
          </table:table-cell>
          <table:table-cell office:value-type="float" office:value="2516.1649763924" calcext:value-type="float">
            <text:p>2516.1649763924</text:p>
          </table:table-cell>
          <table:table-cell table:number-columns-repeated="3" office:value-type="float" office:value="1258.0824879916" calcext:value-type="float">
            <text:p>1258.0824879916</text:p>
          </table:table-cell>
          <table:table-cell office:value-type="float" office:value="0.0023256881016764" calcext:value-type="float">
            <text:p>0.002325688101676</text:p>
          </table:table-cell>
          <table:table-cell/>
          <table:table-cell table:formula="of:=([.F1496]-[.F1495])/([.G1496]-[.G1495])" office:value-type="float" office:value="304461.499988288" calcext:value-type="float">
            <text:p>304461.499988288</text:p>
          </table:table-cell>
          <table:table-cell table:number-columns-repeated="2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0.0011759999999999" calcext:value-type="float">
            <text:p>0.001176</text:p>
          </table:table-cell>
          <table:table-cell office:value-type="float" office:value="2521.0148678075" calcext:value-type="float">
            <text:p>2521.0148678075</text:p>
          </table:table-cell>
          <table:table-cell table:number-columns-repeated="3" office:value-type="float" office:value="1260.5074336991" calcext:value-type="float">
            <text:p>1260.5074336991</text:p>
          </table:table-cell>
          <table:table-cell office:value-type="float" office:value="0.002333652805613" calcext:value-type="float">
            <text:p>0.002333652805613</text:p>
          </table:table-cell>
          <table:table-cell/>
          <table:table-cell table:formula="of:=([.F1497]-[.F1496])/([.G1497]-[.G1496])" office:value-type="float" office:value="304461.500000882" calcext:value-type="float">
            <text:p>304461.500000882</text:p>
          </table:table-cell>
          <table:table-cell table:number-columns-repeated="2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0011799999999999" calcext:value-type="float">
            <text:p>0.00118</text:p>
          </table:table-cell>
          <table:table-cell office:value-type="float" office:value="2525.8647592226" calcext:value-type="float">
            <text:p>2525.8647592226</text:p>
          </table:table-cell>
          <table:table-cell table:number-columns-repeated="3" office:value-type="float" office:value="1262.9323794067" calcext:value-type="float">
            <text:p>1262.9323794067</text:p>
          </table:table-cell>
          <table:table-cell office:value-type="float" office:value="0.0023416175095496" calcext:value-type="float">
            <text:p>0.00234161750955</text:p>
          </table:table-cell>
          <table:table-cell/>
          <table:table-cell table:formula="of:=([.F1498]-[.F1497])/([.G1498]-[.G1497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.0011839999999999" calcext:value-type="float">
            <text:p>0.001184</text:p>
          </table:table-cell>
          <table:table-cell office:value-type="float" office:value="2530.7146506378" calcext:value-type="float">
            <text:p>2530.7146506378</text:p>
          </table:table-cell>
          <table:table-cell table:number-columns-repeated="3" office:value-type="float" office:value="1265.3573251143" calcext:value-type="float">
            <text:p>1265.3573251143</text:p>
          </table:table-cell>
          <table:table-cell office:value-type="float" office:value="0.0023495822134862" calcext:value-type="float">
            <text:p>0.002349582213486</text:p>
          </table:table-cell>
          <table:table-cell/>
          <table:table-cell table:formula="of:=([.F1499]-[.F1498])/([.G1499]-[.G1498])" office:value-type="float" office:value="304461.499984475" calcext:value-type="float">
            <text:p>304461.499984475</text:p>
          </table:table-cell>
          <table:table-cell table:number-columns-repeated="2"/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0.0011879999999999" calcext:value-type="float">
            <text:p>0.001188</text:p>
          </table:table-cell>
          <table:table-cell office:value-type="float" office:value="2535.5645420529" calcext:value-type="float">
            <text:p>2535.5645420529</text:p>
          </table:table-cell>
          <table:table-cell table:number-columns-repeated="3" office:value-type="float" office:value="1267.7822708218" calcext:value-type="float">
            <text:p>1267.7822708218</text:p>
          </table:table-cell>
          <table:table-cell office:value-type="float" office:value="0.0023575469174229" calcext:value-type="float">
            <text:p>0.002357546917423</text:p>
          </table:table-cell>
          <table:table-cell/>
          <table:table-cell table:formula="of:=([.F1500]-[.F1499])/([.G1500]-[.G1499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0.0011919999999999" calcext:value-type="float">
            <text:p>0.001192</text:p>
          </table:table-cell>
          <table:table-cell office:value-type="float" office:value="2540.414433468" calcext:value-type="float">
            <text:p>2540.414433468</text:p>
          </table:table-cell>
          <table:table-cell table:number-columns-repeated="3" office:value-type="float" office:value="1270.2072165294" calcext:value-type="float">
            <text:p>1270.2072165294</text:p>
          </table:table-cell>
          <table:table-cell office:value-type="float" office:value="0.0023655116213595" calcext:value-type="float">
            <text:p>0.00236551162136</text:p>
          </table:table-cell>
          <table:table-cell/>
          <table:table-cell table:formula="of:=([.F1501]-[.F1500])/([.G1501]-[.G1500])" office:value-type="float" office:value="304461.499988321" calcext:value-type="float">
            <text:p>304461.499988321</text:p>
          </table:table-cell>
          <table:table-cell table:number-columns-repeated="2"/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0.0011959999999999" calcext:value-type="float">
            <text:p>0.001196</text:p>
          </table:table-cell>
          <table:table-cell office:value-type="float" office:value="2545.2643248831" calcext:value-type="float">
            <text:p>2545.2643248831</text:p>
          </table:table-cell>
          <table:table-cell table:number-columns-repeated="3" office:value-type="float" office:value="1272.6321622369" calcext:value-type="float">
            <text:p>1272.6321622369</text:p>
          </table:table-cell>
          <table:table-cell office:value-type="float" office:value="0.0023734763252961" calcext:value-type="float">
            <text:p>0.002373476325296</text:p>
          </table:table-cell>
          <table:table-cell/>
          <table:table-cell table:formula="of:=([.F1502]-[.F1501])/([.G1502]-[.G1501])" office:value-type="float" office:value="304461.500000865" calcext:value-type="float">
            <text:p>304461.50000086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1999999999999" calcext:value-type="float">
            <text:p>0.0012</text:p>
          </table:table-cell>
          <table:table-cell office:value-type="float" office:value="2550.1142162983" calcext:value-type="float">
            <text:p>2550.1142162983</text:p>
          </table:table-cell>
          <table:table-cell table:number-columns-repeated="3" office:value-type="float" office:value="1275.0571079445" calcext:value-type="float">
            <text:p>1275.0571079445</text:p>
          </table:table-cell>
          <table:table-cell office:value-type="float" office:value="0.0023814410292327" calcext:value-type="float">
            <text:p>0.002381441029233</text:p>
          </table:table-cell>
          <table:table-cell/>
          <table:table-cell table:formula="of:=([.F1503]-[.F1502])/([.G1503]-[.G1502])" office:value-type="float" office:value="535414.101081194" calcext:value-type="float">
            <text:p>535414.101081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09:55:47.282148986</dc:date>
    <meta:editing-duration>PT2M31S</meta:editing-duration>
    <meta:editing-cycles>1</meta:editing-cycles>
    <meta:document-statistic meta:table-count="1" meta:cell-count="1201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nonlinear_beam_out.B2:nonlinear_beam_out.C1502" svg:x="-0.569cm" svg:y="-0.033cm" svg:width="12.507cm" svg:height="8.639cm">
          <chartooo:coordinate-region svg:x="0cm" svg:y="0.166cm" svg:width="11.42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nlinear_beam_out.C2:nonlinear_beam_out.C1502" chart:class="chart:scatter">
            <chart:domain table:cell-range-address="nonlinear_beam_out.B2:nonlinear_beam_out.B1502"/>
            <chart:data-point chart:repeated="1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nlinear_beam_out.B2:nonlinear_beam_out.B1502</svg:desc>
                </draw:g>
              </table:table-cell>
              <table:table-cell office:value-type="float" office:value="0">
                <text:p>0</text:p>
                <draw:g>
                  <svg:desc>nonlinear_beam_out.C2:nonlinear_beam_out.C1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">
                <text:p>0.000004</text:p>
              </table:table-cell>
              <table:table-cell office:value-type="float" office:value="9.6571752964864">
                <text:p>9.6571752964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">
                <text:p>0.000008</text:p>
              </table:table-cell>
              <table:table-cell office:value-type="float" office:value="19.314350592972">
                <text:p>19.314350592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">
                <text:p>0.000012</text:p>
              </table:table-cell>
              <table:table-cell office:value-type="float" office:value="28.971525889459">
                <text:p>28.971525889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">
                <text:p>0.000016</text:p>
              </table:table-cell>
              <table:table-cell office:value-type="float" office:value="38.628701185944">
                <text:p>38.628701185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">
                <text:p>0.00002</text:p>
              </table:table-cell>
              <table:table-cell office:value-type="float" office:value="48.285876482431">
                <text:p>48.285876482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4">
                <text:p>0.000024</text:p>
              </table:table-cell>
              <table:table-cell office:value-type="float" office:value="57.943051778917">
                <text:p>57.943051778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8">
                <text:p>0.000028</text:p>
              </table:table-cell>
              <table:table-cell office:value-type="float" office:value="67.600227075403">
                <text:p>67.60022707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2">
                <text:p>0.000032</text:p>
              </table:table-cell>
              <table:table-cell office:value-type="float" office:value="77.257402371889">
                <text:p>77.257402371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6">
                <text:p>0.000036</text:p>
              </table:table-cell>
              <table:table-cell office:value-type="float" office:value="86.914577668376">
                <text:p>86.914577668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">
                <text:p>0.00004</text:p>
              </table:table-cell>
              <table:table-cell office:value-type="float" office:value="96.571752964862">
                <text:p>96.571752964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4">
                <text:p>0.000044</text:p>
              </table:table-cell>
              <table:table-cell office:value-type="float" office:value="106.22892826135">
                <text:p>106.2289282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48">
                <text:p>0.000048</text:p>
              </table:table-cell>
              <table:table-cell office:value-type="float" office:value="115.88610355783">
                <text:p>115.88610355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2">
                <text:p>0.000052</text:p>
              </table:table-cell>
              <table:table-cell office:value-type="float" office:value="125.54327885432">
                <text:p>125.54327885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6">
                <text:p>0.000056</text:p>
              </table:table-cell>
              <table:table-cell office:value-type="float" office:value="135.20045415081">
                <text:p>135.20045415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">
                <text:p>0.00006</text:p>
              </table:table-cell>
              <table:table-cell office:value-type="float" office:value="144.85762944729">
                <text:p>144.85762944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4">
                <text:p>0.000064</text:p>
              </table:table-cell>
              <table:table-cell office:value-type="float" office:value="154.51480474378">
                <text:p>154.51480474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68">
                <text:p>0.000068</text:p>
              </table:table-cell>
              <table:table-cell office:value-type="float" office:value="164.17198004027">
                <text:p>164.17198004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2">
                <text:p>0.000072</text:p>
              </table:table-cell>
              <table:table-cell office:value-type="float" office:value="173.82915533675">
                <text:p>173.82915533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6">
                <text:p>0.000076</text:p>
              </table:table-cell>
              <table:table-cell office:value-type="float" office:value="183.48633063324">
                <text:p>183.4863306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">
                <text:p>0.00008</text:p>
              </table:table-cell>
              <table:table-cell office:value-type="float" office:value="193.14350592972">
                <text:p>193.14350592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4">
                <text:p>0.000084</text:p>
              </table:table-cell>
              <table:table-cell office:value-type="float" office:value="202.80068122621">
                <text:p>202.80068122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8">
                <text:p>0.000088</text:p>
              </table:table-cell>
              <table:table-cell office:value-type="float" office:value="212.45785652269">
                <text:p>212.45785652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2">
                <text:p>0.000092</text:p>
              </table:table-cell>
              <table:table-cell office:value-type="float" office:value="222.11503181918">
                <text:p>222.11503181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96">
                <text:p>0.000096</text:p>
              </table:table-cell>
              <table:table-cell office:value-type="float" office:value="231.77220711567">
                <text:p>231.77220711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">
                <text:p>0.0001</text:p>
              </table:table-cell>
              <table:table-cell office:value-type="float" office:value="241.42938241216">
                <text:p>241.42938241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4">
                <text:p>0.000104</text:p>
              </table:table-cell>
              <table:table-cell office:value-type="float" office:value="251.08655770864">
                <text:p>251.08655770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08">
                <text:p>0.000108</text:p>
              </table:table-cell>
              <table:table-cell office:value-type="float" office:value="260.74373300513">
                <text:p>260.74373300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2">
                <text:p>0.000112</text:p>
              </table:table-cell>
              <table:table-cell office:value-type="float" office:value="270.40090830161">
                <text:p>270.40090830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16">
                <text:p>0.000116</text:p>
              </table:table-cell>
              <table:table-cell office:value-type="float" office:value="280.0580835981">
                <text:p>280.0580835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">
                <text:p>0.00012</text:p>
              </table:table-cell>
              <table:table-cell office:value-type="float" office:value="289.71525889459">
                <text:p>289.71525889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4">
                <text:p>0.000124</text:p>
              </table:table-cell>
              <table:table-cell office:value-type="float" office:value="299.37243419107">
                <text:p>299.37243419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28">
                <text:p>0.000128</text:p>
              </table:table-cell>
              <table:table-cell office:value-type="float" office:value="309.02960948756">
                <text:p>309.02960948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2">
                <text:p>0.000132</text:p>
              </table:table-cell>
              <table:table-cell office:value-type="float" office:value="318.68678478405">
                <text:p>318.68678478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36">
                <text:p>0.000136</text:p>
              </table:table-cell>
              <table:table-cell office:value-type="float" office:value="328.34396008053">
                <text:p>328.34396008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">
                <text:p>0.00014</text:p>
              </table:table-cell>
              <table:table-cell office:value-type="float" office:value="338.00113537702">
                <text:p>338.00113537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44">
                <text:p>0.000144</text:p>
              </table:table-cell>
              <table:table-cell office:value-type="float" office:value="347.65831067351">
                <text:p>347.65831067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48">
                <text:p>0.000148</text:p>
              </table:table-cell>
              <table:table-cell office:value-type="float" office:value="357.31548596999">
                <text:p>357.31548596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2">
                <text:p>0.000152</text:p>
              </table:table-cell>
              <table:table-cell office:value-type="float" office:value="366.97266126648">
                <text:p>366.97266126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56">
                <text:p>0.000156</text:p>
              </table:table-cell>
              <table:table-cell office:value-type="float" office:value="376.62983656296">
                <text:p>376.62983656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">
                <text:p>0.00016</text:p>
              </table:table-cell>
              <table:table-cell office:value-type="float" office:value="386.28701185945">
                <text:p>386.28701185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64">
                <text:p>0.000164</text:p>
              </table:table-cell>
              <table:table-cell office:value-type="float" office:value="395.94418715593">
                <text:p>395.94418715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68">
                <text:p>0.000168</text:p>
              </table:table-cell>
              <table:table-cell office:value-type="float" office:value="405.60136245242">
                <text:p>405.60136245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2">
                <text:p>0.000172</text:p>
              </table:table-cell>
              <table:table-cell office:value-type="float" office:value="415.25853774891">
                <text:p>415.25853774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6">
                <text:p>0.000176</text:p>
              </table:table-cell>
              <table:table-cell office:value-type="float" office:value="424.91571304539">
                <text:p>424.91571304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">
                <text:p>0.00018</text:p>
              </table:table-cell>
              <table:table-cell office:value-type="float" office:value="434.57288834188">
                <text:p>434.57288834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4">
                <text:p>0.000184</text:p>
              </table:table-cell>
              <table:table-cell office:value-type="float" office:value="444.23006363836">
                <text:p>444.23006363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88">
                <text:p>0.000188</text:p>
              </table:table-cell>
              <table:table-cell office:value-type="float" office:value="453.88723893486">
                <text:p>453.88723893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92">
                <text:p>0.000192</text:p>
              </table:table-cell>
              <table:table-cell office:value-type="float" office:value="463.54441423134">
                <text:p>463.54441423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96">
                <text:p>0.000196</text:p>
              </table:table-cell>
              <table:table-cell office:value-type="float" office:value="473.20158952783">
                <text:p>473.201589527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">
                <text:p>0.0002</text:p>
              </table:table-cell>
              <table:table-cell office:value-type="float" office:value="482.85876482431">
                <text:p>482.85876482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04">
                <text:p>0.000204</text:p>
              </table:table-cell>
              <table:table-cell office:value-type="float" office:value="492.5159401208">
                <text:p>492.5159401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08">
                <text:p>0.000208</text:p>
              </table:table-cell>
              <table:table-cell office:value-type="float" office:value="502.17311541728">
                <text:p>502.17311541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12">
                <text:p>0.000212</text:p>
              </table:table-cell>
              <table:table-cell office:value-type="float" office:value="511.83029071377">
                <text:p>511.83029071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16">
                <text:p>0.000216</text:p>
              </table:table-cell>
              <table:table-cell office:value-type="float" office:value="521.48746601026">
                <text:p>521.4874660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">
                <text:p>0.00022</text:p>
              </table:table-cell>
              <table:table-cell office:value-type="float" office:value="531.14464130674">
                <text:p>531.14464130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24">
                <text:p>0.000224</text:p>
              </table:table-cell>
              <table:table-cell office:value-type="float" office:value="540.80181660323">
                <text:p>540.80181660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28">
                <text:p>0.000228</text:p>
              </table:table-cell>
              <table:table-cell office:value-type="float" office:value="550.45899189971">
                <text:p>550.45899189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32">
                <text:p>0.000232</text:p>
              </table:table-cell>
              <table:table-cell office:value-type="float" office:value="560.1161671962">
                <text:p>560.1161671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36">
                <text:p>0.000236</text:p>
              </table:table-cell>
              <table:table-cell office:value-type="float" office:value="569.77334249268">
                <text:p>569.77334249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4">
                <text:p>0.00024</text:p>
              </table:table-cell>
              <table:table-cell office:value-type="float" office:value="579.43051778917">
                <text:p>579.43051778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44">
                <text:p>0.000244</text:p>
              </table:table-cell>
              <table:table-cell office:value-type="float" office:value="589.08769308566">
                <text:p>589.08769308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48">
                <text:p>0.000248</text:p>
              </table:table-cell>
              <table:table-cell office:value-type="float" office:value="598.74486838214">
                <text:p>598.74486838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52">
                <text:p>0.000252</text:p>
              </table:table-cell>
              <table:table-cell office:value-type="float" office:value="608.40204367863">
                <text:p>608.402043678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56">
                <text:p>0.000256</text:p>
              </table:table-cell>
              <table:table-cell office:value-type="float" office:value="618.05921897511">
                <text:p>618.05921897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6">
                <text:p>0.00026</text:p>
              </table:table-cell>
              <table:table-cell office:value-type="float" office:value="627.71639427161">
                <text:p>627.71639427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64">
                <text:p>0.000264</text:p>
              </table:table-cell>
              <table:table-cell office:value-type="float" office:value="637.37356956808">
                <text:p>637.37356956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68">
                <text:p>0.000268</text:p>
              </table:table-cell>
              <table:table-cell office:value-type="float" office:value="647.03074486458">
                <text:p>647.03074486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72">
                <text:p>0.000272</text:p>
              </table:table-cell>
              <table:table-cell office:value-type="float" office:value="656.68792016107">
                <text:p>656.68792016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76">
                <text:p>0.000276</text:p>
              </table:table-cell>
              <table:table-cell office:value-type="float" office:value="666.34509545755">
                <text:p>666.34509545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8">
                <text:p>0.00028</text:p>
              </table:table-cell>
              <table:table-cell office:value-type="float" office:value="676.00227075404">
                <text:p>676.00227075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84">
                <text:p>0.000284</text:p>
              </table:table-cell>
              <table:table-cell office:value-type="float" office:value="685.65944605052">
                <text:p>685.65944605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88">
                <text:p>0.000288</text:p>
              </table:table-cell>
              <table:table-cell office:value-type="float" office:value="695.31662134701">
                <text:p>695.31662134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92">
                <text:p>0.000292</text:p>
              </table:table-cell>
              <table:table-cell office:value-type="float" office:value="704.97379664349">
                <text:p>704.97379664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96">
                <text:p>0.000296</text:p>
              </table:table-cell>
              <table:table-cell office:value-type="float" office:value="714.63097193998">
                <text:p>714.63097193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">
                <text:p>0.0003</text:p>
              </table:table-cell>
              <table:table-cell office:value-type="float" office:value="724.28814723646">
                <text:p>724.28814723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04">
                <text:p>0.000304</text:p>
              </table:table-cell>
              <table:table-cell office:value-type="float" office:value="733.94532253296">
                <text:p>733.94532253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08">
                <text:p>0.000308</text:p>
              </table:table-cell>
              <table:table-cell office:value-type="float" office:value="743.60249782943">
                <text:p>743.60249782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12">
                <text:p>0.000312</text:p>
              </table:table-cell>
              <table:table-cell office:value-type="float" office:value="753.25967312593">
                <text:p>753.25967312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16">
                <text:p>0.000316</text:p>
              </table:table-cell>
              <table:table-cell office:value-type="float" office:value="762.91684842241">
                <text:p>762.91684842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2">
                <text:p>0.00032</text:p>
              </table:table-cell>
              <table:table-cell office:value-type="float" office:value="772.5740237189">
                <text:p>772.5740237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24">
                <text:p>0.000324</text:p>
              </table:table-cell>
              <table:table-cell office:value-type="float" office:value="782.23119901538">
                <text:p>782.23119901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28">
                <text:p>0.000328</text:p>
              </table:table-cell>
              <table:table-cell office:value-type="float" office:value="791.88837431187">
                <text:p>791.8883743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32">
                <text:p>0.000332</text:p>
              </table:table-cell>
              <table:table-cell office:value-type="float" office:value="801.54554960836">
                <text:p>801.54554960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36">
                <text:p>0.000336</text:p>
              </table:table-cell>
              <table:table-cell office:value-type="float" office:value="811.20272490484">
                <text:p>811.202724904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4">
                <text:p>0.00034</text:p>
              </table:table-cell>
              <table:table-cell office:value-type="float" office:value="820.85990020133">
                <text:p>820.85990020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44">
                <text:p>0.000344</text:p>
              </table:table-cell>
              <table:table-cell office:value-type="float" office:value="830.51707549781">
                <text:p>830.51707549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48">
                <text:p>0.000348</text:p>
              </table:table-cell>
              <table:table-cell office:value-type="float" office:value="840.17425079431">
                <text:p>840.174250794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52">
                <text:p>0.000352</text:p>
              </table:table-cell>
              <table:table-cell office:value-type="float" office:value="849.83142609078">
                <text:p>849.83142609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56">
                <text:p>0.000356</text:p>
              </table:table-cell>
              <table:table-cell office:value-type="float" office:value="859.48860138728">
                <text:p>859.48860138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6">
                <text:p>0.00036</text:p>
              </table:table-cell>
              <table:table-cell office:value-type="float" office:value="869.14577668376">
                <text:p>869.14577668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64">
                <text:p>0.000364</text:p>
              </table:table-cell>
              <table:table-cell office:value-type="float" office:value="878.80295198025">
                <text:p>878.80295198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68">
                <text:p>0.000368</text:p>
              </table:table-cell>
              <table:table-cell office:value-type="float" office:value="888.46012727673">
                <text:p>888.46012727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72">
                <text:p>0.000372</text:p>
              </table:table-cell>
              <table:table-cell office:value-type="float" office:value="898.11730257322">
                <text:p>898.11730257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76">
                <text:p>0.000376</text:p>
              </table:table-cell>
              <table:table-cell office:value-type="float" office:value="907.7744778697">
                <text:p>907.7744778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8">
                <text:p>0.00038</text:p>
              </table:table-cell>
              <table:table-cell office:value-type="float" office:value="917.43165316619">
                <text:p>917.43165316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84">
                <text:p>0.000384</text:p>
              </table:table-cell>
              <table:table-cell office:value-type="float" office:value="927.08882846267">
                <text:p>927.08882846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88">
                <text:p>0.000388</text:p>
              </table:table-cell>
              <table:table-cell office:value-type="float" office:value="936.74600375916">
                <text:p>936.74600375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92">
                <text:p>0.000392</text:p>
              </table:table-cell>
              <table:table-cell office:value-type="float" office:value="946.40317905564">
                <text:p>946.403179055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96">
                <text:p>0.000396</text:p>
              </table:table-cell>
              <table:table-cell office:value-type="float" office:value="956.06035435213">
                <text:p>956.06035435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">
                <text:p>0.0004</text:p>
              </table:table-cell>
              <table:table-cell office:value-type="float" office:value="965.71752964863">
                <text:p>965.71752964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04">
                <text:p>0.000404</text:p>
              </table:table-cell>
              <table:table-cell office:value-type="float" office:value="975.37470494511">
                <text:p>975.374704945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08">
                <text:p>0.000408</text:p>
              </table:table-cell>
              <table:table-cell office:value-type="float" office:value="985.0318802416">
                <text:p>985.0318802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12">
                <text:p>0.000412</text:p>
              </table:table-cell>
              <table:table-cell office:value-type="float" office:value="994.68905553808">
                <text:p>994.689055538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16">
                <text:p>0.000416</text:p>
              </table:table-cell>
              <table:table-cell office:value-type="float" office:value="1004.3462308346">
                <text:p>1004.34623083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2">
                <text:p>0.00042</text:p>
              </table:table-cell>
              <table:table-cell office:value-type="float" office:value="1014.003406131">
                <text:p>1014.0034061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24">
                <text:p>0.000424</text:p>
              </table:table-cell>
              <table:table-cell office:value-type="float" office:value="1023.6605814275">
                <text:p>1023.6605814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28">
                <text:p>0.000428</text:p>
              </table:table-cell>
              <table:table-cell office:value-type="float" office:value="1033.317756724">
                <text:p>1033.317756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32">
                <text:p>0.000432</text:p>
              </table:table-cell>
              <table:table-cell office:value-type="float" office:value="1042.9749320205">
                <text:p>1042.9749320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36">
                <text:p>0.000436</text:p>
              </table:table-cell>
              <table:table-cell office:value-type="float" office:value="1052.632107317">
                <text:p>1052.632107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4">
                <text:p>0.00044</text:p>
              </table:table-cell>
              <table:table-cell office:value-type="float" office:value="1062.2892826135">
                <text:p>1062.2892826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44">
                <text:p>0.000444</text:p>
              </table:table-cell>
              <table:table-cell office:value-type="float" office:value="1071.94645791">
                <text:p>1071.94645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48">
                <text:p>0.000448</text:p>
              </table:table-cell>
              <table:table-cell office:value-type="float" office:value="1081.6036332065">
                <text:p>1081.6036332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52">
                <text:p>0.000452</text:p>
              </table:table-cell>
              <table:table-cell office:value-type="float" office:value="1091.2608085029">
                <text:p>1091.26080850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56">
                <text:p>0.000456</text:p>
              </table:table-cell>
              <table:table-cell office:value-type="float" office:value="1100.9179837994">
                <text:p>1100.9179837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6">
                <text:p>0.00046</text:p>
              </table:table-cell>
              <table:table-cell office:value-type="float" office:value="1110.5751590959">
                <text:p>1110.5751590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64">
                <text:p>0.000464</text:p>
              </table:table-cell>
              <table:table-cell office:value-type="float" office:value="1120.2323343924">
                <text:p>1120.23233439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68">
                <text:p>0.000468</text:p>
              </table:table-cell>
              <table:table-cell office:value-type="float" office:value="1129.8895096889">
                <text:p>1129.8895096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72">
                <text:p>0.000472</text:p>
              </table:table-cell>
              <table:table-cell office:value-type="float" office:value="1139.5466849854">
                <text:p>1139.54668498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76">
                <text:p>0.000476</text:p>
              </table:table-cell>
              <table:table-cell office:value-type="float" office:value="1149.2038602819">
                <text:p>1149.20386028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8">
                <text:p>0.00048</text:p>
              </table:table-cell>
              <table:table-cell office:value-type="float" office:value="1158.8610355783">
                <text:p>1158.86103557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484">
                <text:p>0.000484</text:p>
              </table:table-cell>
              <table:table-cell office:value-type="float" office:value="1168.5182108748">
                <text:p>1168.5182108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88">
                <text:p>0.000488</text:p>
              </table:table-cell>
              <table:table-cell office:value-type="float" office:value="1178.1753861713">
                <text:p>1178.1753861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92">
                <text:p>0.000492</text:p>
              </table:table-cell>
              <table:table-cell office:value-type="float" office:value="1187.8325614678">
                <text:p>1187.83256146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96">
                <text:p>0.000496</text:p>
              </table:table-cell>
              <table:table-cell office:value-type="float" office:value="1197.4897367643">
                <text:p>1197.48973676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">
                <text:p>0.0005</text:p>
              </table:table-cell>
              <table:table-cell office:value-type="float" office:value="1207.1469120608">
                <text:p>1207.1469120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04">
                <text:p>0.000504</text:p>
              </table:table-cell>
              <table:table-cell office:value-type="float" office:value="1216.8040873573">
                <text:p>1216.80408735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08">
                <text:p>0.000508</text:p>
              </table:table-cell>
              <table:table-cell office:value-type="float" office:value="1226.4612626537">
                <text:p>1226.46126265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12">
                <text:p>0.000512</text:p>
              </table:table-cell>
              <table:table-cell office:value-type="float" office:value="1236.1184379502">
                <text:p>1236.11843795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16">
                <text:p>0.000516</text:p>
              </table:table-cell>
              <table:table-cell office:value-type="float" office:value="1245.7756132467">
                <text:p>1245.7756132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2">
                <text:p>0.00052</text:p>
              </table:table-cell>
              <table:table-cell office:value-type="float" office:value="1255.4327885432">
                <text:p>1255.43278854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24">
                <text:p>0.000524</text:p>
              </table:table-cell>
              <table:table-cell office:value-type="float" office:value="1265.0899638397">
                <text:p>1265.0899638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28">
                <text:p>0.000528</text:p>
              </table:table-cell>
              <table:table-cell office:value-type="float" office:value="1274.7471391362">
                <text:p>1274.7471391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32">
                <text:p>0.000532</text:p>
              </table:table-cell>
              <table:table-cell office:value-type="float" office:value="1284.4043144327">
                <text:p>1284.4043144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36">
                <text:p>0.000536</text:p>
              </table:table-cell>
              <table:table-cell office:value-type="float" office:value="1294.0614897292">
                <text:p>1294.0614897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4">
                <text:p>0.00054</text:p>
              </table:table-cell>
              <table:table-cell office:value-type="float" office:value="1303.7186650256">
                <text:p>1303.7186650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44">
                <text:p>0.000544</text:p>
              </table:table-cell>
              <table:table-cell office:value-type="float" office:value="1313.3758403221">
                <text:p>1313.3758403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548">
                <text:p>0.000548</text:p>
              </table:table-cell>
              <table:table-cell office:value-type="float" office:value="1323.0330156186">
                <text:p>1323.0330156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552">
                <text:p>0.000552</text:p>
              </table:table-cell>
              <table:table-cell office:value-type="float" office:value="1332.6901909151">
                <text:p>1332.6901909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56">
                <text:p>0.000556</text:p>
              </table:table-cell>
              <table:table-cell office:value-type="float" office:value="1342.3473662116">
                <text:p>1342.3473662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56">
                <text:p>0.00056</text:p>
              </table:table-cell>
              <table:table-cell office:value-type="float" office:value="1352.0045415081">
                <text:p>1352.00454150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564">
                <text:p>0.000564</text:p>
              </table:table-cell>
              <table:table-cell office:value-type="float" office:value="1361.6617168046">
                <text:p>1361.66171680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68">
                <text:p>0.000568</text:p>
              </table:table-cell>
              <table:table-cell office:value-type="float" office:value="1371.318892101">
                <text:p>1371.318892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72">
                <text:p>0.000572</text:p>
              </table:table-cell>
              <table:table-cell office:value-type="float" office:value="1380.9760673975">
                <text:p>1380.9760673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576">
                <text:p>0.000576</text:p>
              </table:table-cell>
              <table:table-cell office:value-type="float" office:value="1390.633242694">
                <text:p>1390.633242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58">
                <text:p>0.00058</text:p>
              </table:table-cell>
              <table:table-cell office:value-type="float" office:value="1400.2904179905">
                <text:p>1400.2904179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584">
                <text:p>0.000584</text:p>
              </table:table-cell>
              <table:table-cell office:value-type="float" office:value="1409.947593287">
                <text:p>1409.947593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88">
                <text:p>0.000588</text:p>
              </table:table-cell>
              <table:table-cell office:value-type="float" office:value="1419.6047685835">
                <text:p>1419.6047685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92">
                <text:p>0.000592</text:p>
              </table:table-cell>
              <table:table-cell office:value-type="float" office:value="1429.26194388">
                <text:p>1429.261943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596">
                <text:p>0.000596</text:p>
              </table:table-cell>
              <table:table-cell office:value-type="float" office:value="1438.9191191764">
                <text:p>1438.9191191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6">
                <text:p>0.0006</text:p>
              </table:table-cell>
              <table:table-cell office:value-type="float" office:value="1448.5762944729">
                <text:p>1448.57629447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604">
                <text:p>0.000604</text:p>
              </table:table-cell>
              <table:table-cell office:value-type="float" office:value="1458.2334697694">
                <text:p>1458.23346976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608">
                <text:p>0.000608</text:p>
              </table:table-cell>
              <table:table-cell office:value-type="float" office:value="1467.8906450659">
                <text:p>1467.89064506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612">
                <text:p>0.000612</text:p>
              </table:table-cell>
              <table:table-cell office:value-type="float" office:value="1477.5478203624">
                <text:p>1477.54782036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616">
                <text:p>0.000616</text:p>
              </table:table-cell>
              <table:table-cell office:value-type="float" office:value="1487.2049956589">
                <text:p>1487.20499565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62">
                <text:p>0.00062</text:p>
              </table:table-cell>
              <table:table-cell office:value-type="float" office:value="1496.8621709553">
                <text:p>1496.86217095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624">
                <text:p>0.000624</text:p>
              </table:table-cell>
              <table:table-cell office:value-type="float" office:value="1506.5193462519">
                <text:p>1506.5193462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628">
                <text:p>0.000628</text:p>
              </table:table-cell>
              <table:table-cell office:value-type="float" office:value="1516.1765215483">
                <text:p>1516.17652154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632">
                <text:p>0.000632</text:p>
              </table:table-cell>
              <table:table-cell office:value-type="float" office:value="1525.8336968448">
                <text:p>1525.83369684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36">
                <text:p>0.000636</text:p>
              </table:table-cell>
              <table:table-cell office:value-type="float" office:value="1535.4908721413">
                <text:p>1535.49087214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4">
                <text:p>0.00064</text:p>
              </table:table-cell>
              <table:table-cell office:value-type="float" office:value="1545.1480474378">
                <text:p>1545.1480474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44">
                <text:p>0.000644</text:p>
              </table:table-cell>
              <table:table-cell office:value-type="float" office:value="1554.8052227343">
                <text:p>1554.80522273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648">
                <text:p>0.000648</text:p>
              </table:table-cell>
              <table:table-cell office:value-type="float" office:value="1564.4623980308">
                <text:p>1564.4623980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652">
                <text:p>0.000652</text:p>
              </table:table-cell>
              <table:table-cell office:value-type="float" office:value="1574.1195733273">
                <text:p>1574.1195733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656">
                <text:p>0.000656</text:p>
              </table:table-cell>
              <table:table-cell office:value-type="float" office:value="1583.7767486237">
                <text:p>1583.7767486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6">
                <text:p>0.00066</text:p>
              </table:table-cell>
              <table:table-cell office:value-type="float" office:value="1593.4339239202">
                <text:p>1593.4339239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664">
                <text:p>0.000664</text:p>
              </table:table-cell>
              <table:table-cell office:value-type="float" office:value="1603.0910992167">
                <text:p>1603.0910992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668">
                <text:p>0.000668</text:p>
              </table:table-cell>
              <table:table-cell office:value-type="float" office:value="1612.7482745132">
                <text:p>1612.74827451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672">
                <text:p>0.000672</text:p>
              </table:table-cell>
              <table:table-cell office:value-type="float" office:value="1622.4054498097">
                <text:p>1622.4054498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676">
                <text:p>0.000676</text:p>
              </table:table-cell>
              <table:table-cell office:value-type="float" office:value="1632.0626251062">
                <text:p>1632.06262510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68">
                <text:p>0.00068</text:p>
              </table:table-cell>
              <table:table-cell office:value-type="float" office:value="1641.7198004026">
                <text:p>1641.71980040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684">
                <text:p>0.000684</text:p>
              </table:table-cell>
              <table:table-cell office:value-type="float" office:value="1651.3769756991">
                <text:p>1651.3769756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88">
                <text:p>0.000688</text:p>
              </table:table-cell>
              <table:table-cell office:value-type="float" office:value="1661.0341509956">
                <text:p>1661.0341509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692">
                <text:p>0.000692</text:p>
              </table:table-cell>
              <table:table-cell office:value-type="float" office:value="1670.6913262921">
                <text:p>1670.69132629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96">
                <text:p>0.000696</text:p>
              </table:table-cell>
              <table:table-cell office:value-type="float" office:value="1680.3485015886">
                <text:p>1680.3485015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7">
                <text:p>0.0007</text:p>
              </table:table-cell>
              <table:table-cell office:value-type="float" office:value="1690.0056768851">
                <text:p>1690.00567688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704">
                <text:p>0.000704</text:p>
              </table:table-cell>
              <table:table-cell office:value-type="float" office:value="1699.6628521816">
                <text:p>1699.66285218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708">
                <text:p>0.000708</text:p>
              </table:table-cell>
              <table:table-cell office:value-type="float" office:value="1709.320027478">
                <text:p>1709.3200274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712">
                <text:p>0.000712</text:p>
              </table:table-cell>
              <table:table-cell office:value-type="float" office:value="1718.9772027746">
                <text:p>1718.9772027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16">
                <text:p>0.000716</text:p>
              </table:table-cell>
              <table:table-cell office:value-type="float" office:value="1728.634378071">
                <text:p>1728.6343780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2">
                <text:p>0.00072</text:p>
              </table:table-cell>
              <table:table-cell office:value-type="float" office:value="1738.2915533675">
                <text:p>1738.29155336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724">
                <text:p>0.000724</text:p>
              </table:table-cell>
              <table:table-cell office:value-type="float" office:value="1747.948728664">
                <text:p>1747.9487286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728">
                <text:p>0.000728</text:p>
              </table:table-cell>
              <table:table-cell office:value-type="float" office:value="1757.6059039605">
                <text:p>1757.60590396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32">
                <text:p>0.000732</text:p>
              </table:table-cell>
              <table:table-cell office:value-type="float" office:value="1767.263079257">
                <text:p>1767.2630792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736">
                <text:p>0.000736</text:p>
              </table:table-cell>
              <table:table-cell office:value-type="float" office:value="1776.9202545535">
                <text:p>1776.92025455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74">
                <text:p>0.00074</text:p>
              </table:table-cell>
              <table:table-cell office:value-type="float" office:value="1786.5774298499">
                <text:p>1786.5774298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44">
                <text:p>0.000744</text:p>
              </table:table-cell>
              <table:table-cell office:value-type="float" office:value="1796.2346051464">
                <text:p>1796.2346051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48">
                <text:p>0.000748</text:p>
              </table:table-cell>
              <table:table-cell office:value-type="float" office:value="1805.8917804429">
                <text:p>1805.8917804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52">
                <text:p>0.000752</text:p>
              </table:table-cell>
              <table:table-cell office:value-type="float" office:value="1815.5489557394">
                <text:p>1815.5489557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56">
                <text:p>0.000756</text:p>
              </table:table-cell>
              <table:table-cell office:value-type="float" office:value="1825.2061310359">
                <text:p>1825.20613103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76">
                <text:p>0.00076</text:p>
              </table:table-cell>
              <table:table-cell office:value-type="float" office:value="1834.8633063324">
                <text:p>1834.86330633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64">
                <text:p>0.000764</text:p>
              </table:table-cell>
              <table:table-cell office:value-type="float" office:value="1844.5204816289">
                <text:p>1844.52048162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768">
                <text:p>0.000768</text:p>
              </table:table-cell>
              <table:table-cell office:value-type="float" office:value="1854.1776569253">
                <text:p>1854.17765692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72">
                <text:p>0.000772</text:p>
              </table:table-cell>
              <table:table-cell office:value-type="float" office:value="1863.8348322219">
                <text:p>1863.8348322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6">
                <text:p>0.000776</text:p>
              </table:table-cell>
              <table:table-cell office:value-type="float" office:value="1873.4920075183">
                <text:p>1873.49200751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8">
                <text:p>0.00078</text:p>
              </table:table-cell>
              <table:table-cell office:value-type="float" office:value="1883.1491828148">
                <text:p>1883.1491828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84">
                <text:p>0.000784</text:p>
              </table:table-cell>
              <table:table-cell office:value-type="float" office:value="1892.8063581113">
                <text:p>1892.80635811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88">
                <text:p>0.000788</text:p>
              </table:table-cell>
              <table:table-cell office:value-type="float" office:value="1902.4635334078">
                <text:p>1902.463533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92">
                <text:p>0.000792</text:p>
              </table:table-cell>
              <table:table-cell office:value-type="float" office:value="1912.1207087043">
                <text:p>1912.12070870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796">
                <text:p>0.000796</text:p>
              </table:table-cell>
              <table:table-cell office:value-type="float" office:value="1921.7778840007">
                <text:p>1921.7778840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8">
                <text:p>0.0008</text:p>
              </table:table-cell>
              <table:table-cell office:value-type="float" office:value="1931.4350592972">
                <text:p>1931.43505929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04">
                <text:p>0.000804</text:p>
              </table:table-cell>
              <table:table-cell office:value-type="float" office:value="1941.0922345937">
                <text:p>1941.09223459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808">
                <text:p>0.000808</text:p>
              </table:table-cell>
              <table:table-cell office:value-type="float" office:value="1950.7494098902">
                <text:p>1950.74940989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812">
                <text:p>0.000812</text:p>
              </table:table-cell>
              <table:table-cell office:value-type="float" office:value="1960.4065851867">
                <text:p>1960.4065851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816">
                <text:p>0.000816</text:p>
              </table:table-cell>
              <table:table-cell office:value-type="float" office:value="1970.0637604832">
                <text:p>1970.0637604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82">
                <text:p>0.00082</text:p>
              </table:table-cell>
              <table:table-cell office:value-type="float" office:value="1979.7209357797">
                <text:p>1979.7209357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824">
                <text:p>0.000824</text:p>
              </table:table-cell>
              <table:table-cell office:value-type="float" office:value="1989.3781110762">
                <text:p>1989.3781110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828">
                <text:p>0.000828</text:p>
              </table:table-cell>
              <table:table-cell office:value-type="float" office:value="1999.0352863726">
                <text:p>1999.03528637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832">
                <text:p>0.000832</text:p>
              </table:table-cell>
              <table:table-cell office:value-type="float" office:value="2008.6924616691">
                <text:p>2008.69246166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836">
                <text:p>0.000836</text:p>
              </table:table-cell>
              <table:table-cell office:value-type="float" office:value="2018.3496369656">
                <text:p>2018.34963696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84">
                <text:p>0.00084</text:p>
              </table:table-cell>
              <table:table-cell office:value-type="float" office:value="2028.0068122621">
                <text:p>2028.00681226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844">
                <text:p>0.000844</text:p>
              </table:table-cell>
              <table:table-cell office:value-type="float" office:value="2037.6639875586">
                <text:p>2037.66398755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848">
                <text:p>0.000848</text:p>
              </table:table-cell>
              <table:table-cell office:value-type="float" office:value="2047.3211628551">
                <text:p>2047.3211628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852">
                <text:p>0.000852</text:p>
              </table:table-cell>
              <table:table-cell office:value-type="float" office:value="2056.9783381516">
                <text:p>2056.97833815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856">
                <text:p>0.000856</text:p>
              </table:table-cell>
              <table:table-cell office:value-type="float" office:value="2066.635513448">
                <text:p>2066.635513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86">
                <text:p>0.00086</text:p>
              </table:table-cell>
              <table:table-cell office:value-type="float" office:value="2076.2926887445">
                <text:p>2076.2926887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864">
                <text:p>0.000864</text:p>
              </table:table-cell>
              <table:table-cell office:value-type="float" office:value="2085.949864041">
                <text:p>2085.9498640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868">
                <text:p>0.000868</text:p>
              </table:table-cell>
              <table:table-cell office:value-type="float" office:value="2095.6070393375">
                <text:p>2095.6070393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872">
                <text:p>0.000872</text:p>
              </table:table-cell>
              <table:table-cell office:value-type="float" office:value="2105.264214634">
                <text:p>2105.2642146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876">
                <text:p>0.000876</text:p>
              </table:table-cell>
              <table:table-cell office:value-type="float" office:value="2114.9213899305">
                <text:p>2114.9213899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88">
                <text:p>0.00088</text:p>
              </table:table-cell>
              <table:table-cell office:value-type="float" office:value="2124.578565227">
                <text:p>2124.5785652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884">
                <text:p>0.000884</text:p>
              </table:table-cell>
              <table:table-cell office:value-type="float" office:value="2134.2357405234">
                <text:p>2134.23574052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88">
                <text:p>0.000888</text:p>
              </table:table-cell>
              <table:table-cell office:value-type="float" office:value="2143.8929158199">
                <text:p>2143.89291581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92">
                <text:p>0.000892</text:p>
              </table:table-cell>
              <table:table-cell office:value-type="float" office:value="2153.5500911164">
                <text:p>2153.55009111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96">
                <text:p>0.000896</text:p>
              </table:table-cell>
              <table:table-cell office:value-type="float" office:value="2163.2072664129">
                <text:p>2163.20726641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9">
                <text:p>0.0009</text:p>
              </table:table-cell>
              <table:table-cell office:value-type="float" office:value="2172.8644417094">
                <text:p>2172.86444170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904">
                <text:p>0.000904</text:p>
              </table:table-cell>
              <table:table-cell office:value-type="float" office:value="2182.5216170059">
                <text:p>2182.52161700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8">
                <text:p>0.000908</text:p>
              </table:table-cell>
              <table:table-cell office:value-type="float" office:value="2192.1787923024">
                <text:p>2192.17879230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912">
                <text:p>0.000912</text:p>
              </table:table-cell>
              <table:table-cell office:value-type="float" office:value="2200.9220341896">
                <text:p>2200.92203418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916">
                <text:p>0.000916</text:p>
              </table:table-cell>
              <table:table-cell office:value-type="float" office:value="2205.7719258251">
                <text:p>2205.77192582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92">
                <text:p>0.00092</text:p>
              </table:table-cell>
              <table:table-cell office:value-type="float" office:value="2210.6218172403">
                <text:p>2210.62181724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24">
                <text:p>0.000924</text:p>
              </table:table-cell>
              <table:table-cell office:value-type="float" office:value="2215.4717086554">
                <text:p>2215.47170865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28">
                <text:p>0.000928</text:p>
              </table:table-cell>
              <table:table-cell office:value-type="float" office:value="2220.3216000705">
                <text:p>2220.3216000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932">
                <text:p>0.000932</text:p>
              </table:table-cell>
              <table:table-cell office:value-type="float" office:value="2225.1714914856">
                <text:p>2225.17149148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936">
                <text:p>0.000936</text:p>
              </table:table-cell>
              <table:table-cell office:value-type="float" office:value="2230.0213829007">
                <text:p>2230.0213829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94">
                <text:p>0.00094</text:p>
              </table:table-cell>
              <table:table-cell office:value-type="float" office:value="2234.8712743158">
                <text:p>2234.8712743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944">
                <text:p>0.000944</text:p>
              </table:table-cell>
              <table:table-cell office:value-type="float" office:value="2239.721165731">
                <text:p>2239.7211657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948">
                <text:p>0.000948</text:p>
              </table:table-cell>
              <table:table-cell office:value-type="float" office:value="2244.5710571461">
                <text:p>2244.5710571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52">
                <text:p>0.000952</text:p>
              </table:table-cell>
              <table:table-cell office:value-type="float" office:value="2249.4209485612">
                <text:p>2249.42094856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56">
                <text:p>0.000956</text:p>
              </table:table-cell>
              <table:table-cell office:value-type="float" office:value="2254.2708399763">
                <text:p>2254.2708399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96">
                <text:p>0.00096</text:p>
              </table:table-cell>
              <table:table-cell office:value-type="float" office:value="2259.1207313914">
                <text:p>2259.12073139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964">
                <text:p>0.000964</text:p>
              </table:table-cell>
              <table:table-cell office:value-type="float" office:value="2263.9706228065">
                <text:p>2263.97062280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968">
                <text:p>0.000968</text:p>
              </table:table-cell>
              <table:table-cell office:value-type="float" office:value="2268.8205142216">
                <text:p>2268.82051422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972">
                <text:p>0.000972</text:p>
              </table:table-cell>
              <table:table-cell office:value-type="float" office:value="2273.6704056368">
                <text:p>2273.67040563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976">
                <text:p>0.000976</text:p>
              </table:table-cell>
              <table:table-cell office:value-type="float" office:value="2278.5202970519">
                <text:p>2278.52029705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98">
                <text:p>0.00098</text:p>
              </table:table-cell>
              <table:table-cell office:value-type="float" office:value="2283.370188467">
                <text:p>2283.3701884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984">
                <text:p>0.000984</text:p>
              </table:table-cell>
              <table:table-cell office:value-type="float" office:value="2288.2200798821">
                <text:p>2288.22007988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988">
                <text:p>0.000988</text:p>
              </table:table-cell>
              <table:table-cell office:value-type="float" office:value="2293.0699712973">
                <text:p>2293.06997129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992">
                <text:p>0.000992</text:p>
              </table:table-cell>
              <table:table-cell office:value-type="float" office:value="2297.9198627124">
                <text:p>2297.91986271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996">
                <text:p>0.000996</text:p>
              </table:table-cell>
              <table:table-cell office:value-type="float" office:value="2302.7697541275">
                <text:p>2302.76975412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">
                <text:p>0.001</text:p>
              </table:table-cell>
              <table:table-cell office:value-type="float" office:value="2307.6196455426">
                <text:p>2307.61964554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004">
                <text:p>0.001004</text:p>
              </table:table-cell>
              <table:table-cell office:value-type="float" office:value="2312.4695369577">
                <text:p>2312.4695369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008">
                <text:p>0.001008</text:p>
              </table:table-cell>
              <table:table-cell office:value-type="float" office:value="2317.3194283728">
                <text:p>2317.31942837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012">
                <text:p>0.001012</text:p>
              </table:table-cell>
              <table:table-cell office:value-type="float" office:value="2322.1693197879">
                <text:p>2322.16931978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016">
                <text:p>0.001016</text:p>
              </table:table-cell>
              <table:table-cell office:value-type="float" office:value="2327.019211203">
                <text:p>2327.0192112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">
                <text:p>0.00102</text:p>
              </table:table-cell>
              <table:table-cell office:value-type="float" office:value="2331.8691026181">
                <text:p>2331.86910261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24">
                <text:p>0.001024</text:p>
              </table:table-cell>
              <table:table-cell office:value-type="float" office:value="2336.7189940333">
                <text:p>2336.7189940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028">
                <text:p>0.001028</text:p>
              </table:table-cell>
              <table:table-cell office:value-type="float" office:value="2341.5688854484">
                <text:p>2341.56888544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">
                <text:p>0.001032</text:p>
              </table:table-cell>
              <table:table-cell office:value-type="float" office:value="2346.4187768635">
                <text:p>2346.41877686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036">
                <text:p>0.001036</text:p>
              </table:table-cell>
              <table:table-cell office:value-type="float" office:value="2351.2686682787">
                <text:p>2351.26866827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04">
                <text:p>0.00104</text:p>
              </table:table-cell>
              <table:table-cell office:value-type="float" office:value="2356.1185596938">
                <text:p>2356.11855969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44">
                <text:p>0.001044</text:p>
              </table:table-cell>
              <table:table-cell office:value-type="float" office:value="2360.9684511089">
                <text:p>2360.96845110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48">
                <text:p>0.001048</text:p>
              </table:table-cell>
              <table:table-cell office:value-type="float" office:value="2365.818342524">
                <text:p>2365.818342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052">
                <text:p>0.001052</text:p>
              </table:table-cell>
              <table:table-cell office:value-type="float" office:value="2370.6682339391">
                <text:p>2370.6682339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56">
                <text:p>0.001056</text:p>
              </table:table-cell>
              <table:table-cell office:value-type="float" office:value="2375.5181253542">
                <text:p>2375.51812535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06">
                <text:p>0.00106</text:p>
              </table:table-cell>
              <table:table-cell office:value-type="float" office:value="2380.3680167693">
                <text:p>2380.36801676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064">
                <text:p>0.001064</text:p>
              </table:table-cell>
              <table:table-cell office:value-type="float" office:value="2385.2179081844">
                <text:p>2385.21790818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68">
                <text:p>0.001068</text:p>
              </table:table-cell>
              <table:table-cell office:value-type="float" office:value="2390.0677995995">
                <text:p>2390.06779959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072">
                <text:p>0.001072</text:p>
              </table:table-cell>
              <table:table-cell office:value-type="float" office:value="2394.9176910146">
                <text:p>2394.91769101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076">
                <text:p>0.001076</text:p>
              </table:table-cell>
              <table:table-cell office:value-type="float" office:value="2399.7675824298">
                <text:p>2399.76758242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08">
                <text:p>0.00108</text:p>
              </table:table-cell>
              <table:table-cell office:value-type="float" office:value="2404.6174738449">
                <text:p>2404.61747384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084">
                <text:p>0.001084</text:p>
              </table:table-cell>
              <table:table-cell office:value-type="float" office:value="2409.46736526">
                <text:p>2409.467365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088">
                <text:p>0.001088</text:p>
              </table:table-cell>
              <table:table-cell office:value-type="float" office:value="2414.3172566752">
                <text:p>2414.31725667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92">
                <text:p>0.001092</text:p>
              </table:table-cell>
              <table:table-cell office:value-type="float" office:value="2419.1671480903">
                <text:p>2419.16714809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096">
                <text:p>0.001096</text:p>
              </table:table-cell>
              <table:table-cell office:value-type="float" office:value="2424.0170395054">
                <text:p>2424.01703950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1">
                <text:p>0.0011</text:p>
              </table:table-cell>
              <table:table-cell office:value-type="float" office:value="2428.8669309205">
                <text:p>2428.86693092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104">
                <text:p>0.001104</text:p>
              </table:table-cell>
              <table:table-cell office:value-type="float" office:value="2433.7168223356">
                <text:p>2433.7168223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08">
                <text:p>0.001108</text:p>
              </table:table-cell>
              <table:table-cell office:value-type="float" office:value="2438.5667137507">
                <text:p>2438.56671375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12">
                <text:p>0.001112</text:p>
              </table:table-cell>
              <table:table-cell office:value-type="float" office:value="2443.4166051658">
                <text:p>2443.41660516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116">
                <text:p>0.001116</text:p>
              </table:table-cell>
              <table:table-cell office:value-type="float" office:value="2448.2664965809">
                <text:p>2448.26649658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12">
                <text:p>0.00112</text:p>
              </table:table-cell>
              <table:table-cell office:value-type="float" office:value="2453.116387996">
                <text:p>2453.1163879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124">
                <text:p>0.001124</text:p>
              </table:table-cell>
              <table:table-cell office:value-type="float" office:value="2457.9662794112">
                <text:p>2457.96627941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28">
                <text:p>0.001128</text:p>
              </table:table-cell>
              <table:table-cell office:value-type="float" office:value="2462.8161708263">
                <text:p>2462.81617082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32">
                <text:p>0.001132</text:p>
              </table:table-cell>
              <table:table-cell office:value-type="float" office:value="2467.6660622414">
                <text:p>2467.66606224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136">
                <text:p>0.001136</text:p>
              </table:table-cell>
              <table:table-cell office:value-type="float" office:value="2472.5159536565">
                <text:p>2472.51595365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14">
                <text:p>0.00114</text:p>
              </table:table-cell>
              <table:table-cell office:value-type="float" office:value="2477.3658450717">
                <text:p>2477.36584507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144">
                <text:p>0.001144</text:p>
              </table:table-cell>
              <table:table-cell office:value-type="float" office:value="2482.2157364868">
                <text:p>2482.21573648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148">
                <text:p>0.001148</text:p>
              </table:table-cell>
              <table:table-cell office:value-type="float" office:value="2487.0656279019">
                <text:p>2487.06562790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52">
                <text:p>0.001152</text:p>
              </table:table-cell>
              <table:table-cell office:value-type="float" office:value="2491.915519317">
                <text:p>2491.9155193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156">
                <text:p>0.001156</text:p>
              </table:table-cell>
              <table:table-cell office:value-type="float" office:value="2496.7654107321">
                <text:p>2496.76541073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16">
                <text:p>0.00116</text:p>
              </table:table-cell>
              <table:table-cell office:value-type="float" office:value="2501.6153021472">
                <text:p>2501.61530214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164">
                <text:p>0.001164</text:p>
              </table:table-cell>
              <table:table-cell office:value-type="float" office:value="2506.4651935623">
                <text:p>2506.46519356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168">
                <text:p>0.001168</text:p>
              </table:table-cell>
              <table:table-cell office:value-type="float" office:value="2511.3150849774">
                <text:p>2511.31508497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172">
                <text:p>0.001172</text:p>
              </table:table-cell>
              <table:table-cell office:value-type="float" office:value="2516.1649763925">
                <text:p>2516.16497639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176">
                <text:p>0.001176</text:p>
              </table:table-cell>
              <table:table-cell office:value-type="float" office:value="2521.0148678077">
                <text:p>2521.01486780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18">
                <text:p>0.00118</text:p>
              </table:table-cell>
              <table:table-cell office:value-type="float" office:value="2525.8647592228">
                <text:p>2525.86475922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184">
                <text:p>0.001184</text:p>
              </table:table-cell>
              <table:table-cell office:value-type="float" office:value="2530.7146506379">
                <text:p>2530.71465063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88">
                <text:p>0.001188</text:p>
              </table:table-cell>
              <table:table-cell office:value-type="float" office:value="2535.564542053">
                <text:p>2535.5645420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192">
                <text:p>0.001192</text:p>
              </table:table-cell>
              <table:table-cell office:value-type="float" office:value="2540.4144334682">
                <text:p>2540.41443346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196">
                <text:p>0.001196</text:p>
              </table:table-cell>
              <table:table-cell office:value-type="float" office:value="2545.2643248833">
                <text:p>2545.264324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2">
                <text:p>0.0012</text:p>
              </table:table-cell>
              <table:table-cell office:value-type="float" office:value="2550.1142162984">
                <text:p>2550.11421629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196">
                <text:p>0.001196</text:p>
              </table:table-cell>
              <table:table-cell office:value-type="float" office:value="2540.4570405962">
                <text:p>2540.45704059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192">
                <text:p>0.001192</text:p>
              </table:table-cell>
              <table:table-cell office:value-type="float" office:value="2530.7998652998">
                <text:p>2530.79986529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188">
                <text:p>0.001188</text:p>
              </table:table-cell>
              <table:table-cell office:value-type="float" office:value="2521.1426900033">
                <text:p>2521.14269000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184">
                <text:p>0.001184</text:p>
              </table:table-cell>
              <table:table-cell office:value-type="float" office:value="2511.4855147068">
                <text:p>2511.48551470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18">
                <text:p>0.00118</text:p>
              </table:table-cell>
              <table:table-cell office:value-type="float" office:value="2501.8283394103">
                <text:p>2501.82833941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176">
                <text:p>0.001176</text:p>
              </table:table-cell>
              <table:table-cell office:value-type="float" office:value="2492.1711641138">
                <text:p>2492.17116411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172">
                <text:p>0.001172</text:p>
              </table:table-cell>
              <table:table-cell office:value-type="float" office:value="2482.5139888173">
                <text:p>2482.51398881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168">
                <text:p>0.001168</text:p>
              </table:table-cell>
              <table:table-cell office:value-type="float" office:value="2472.8568135209">
                <text:p>2472.85681352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64">
                <text:p>0.001164</text:p>
              </table:table-cell>
              <table:table-cell office:value-type="float" office:value="2463.1996382244">
                <text:p>2463.19963822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16">
                <text:p>0.00116</text:p>
              </table:table-cell>
              <table:table-cell office:value-type="float" office:value="2453.5424629279">
                <text:p>2453.5424629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156">
                <text:p>0.001156</text:p>
              </table:table-cell>
              <table:table-cell office:value-type="float" office:value="2443.8852876314">
                <text:p>2443.88528763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152">
                <text:p>0.001152</text:p>
              </table:table-cell>
              <table:table-cell office:value-type="float" office:value="2434.2281123349">
                <text:p>2434.22811233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148">
                <text:p>0.001148</text:p>
              </table:table-cell>
              <table:table-cell office:value-type="float" office:value="2424.5709370384">
                <text:p>2424.57093703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144">
                <text:p>0.001144</text:p>
              </table:table-cell>
              <table:table-cell office:value-type="float" office:value="2414.9137617419">
                <text:p>2414.91376174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14">
                <text:p>0.00114</text:p>
              </table:table-cell>
              <table:table-cell office:value-type="float" office:value="2405.2565864454">
                <text:p>2405.2565864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136">
                <text:p>0.001136</text:p>
              </table:table-cell>
              <table:table-cell office:value-type="float" office:value="2395.599411149">
                <text:p>2395.5994111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132">
                <text:p>0.001132</text:p>
              </table:table-cell>
              <table:table-cell office:value-type="float" office:value="2385.9422358525">
                <text:p>2385.94223585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128">
                <text:p>0.001128</text:p>
              </table:table-cell>
              <table:table-cell office:value-type="float" office:value="2376.285060556">
                <text:p>2376.285060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124">
                <text:p>0.001124</text:p>
              </table:table-cell>
              <table:table-cell office:value-type="float" office:value="2366.6278852595">
                <text:p>2366.62788525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12">
                <text:p>0.00112</text:p>
              </table:table-cell>
              <table:table-cell office:value-type="float" office:value="2356.970709963">
                <text:p>2356.970709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116">
                <text:p>0.001116</text:p>
              </table:table-cell>
              <table:table-cell office:value-type="float" office:value="2347.3135346666">
                <text:p>2347.31353466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112">
                <text:p>0.001112</text:p>
              </table:table-cell>
              <table:table-cell office:value-type="float" office:value="2337.6563593701">
                <text:p>2337.65635937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108">
                <text:p>0.001108</text:p>
              </table:table-cell>
              <table:table-cell office:value-type="float" office:value="2327.9991840735">
                <text:p>2327.99918407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104">
                <text:p>0.001104</text:p>
              </table:table-cell>
              <table:table-cell office:value-type="float" office:value="2318.3420087771">
                <text:p>2318.34200877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1">
                <text:p>0.0011</text:p>
              </table:table-cell>
              <table:table-cell office:value-type="float" office:value="2308.6848334806">
                <text:p>2308.68483348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096">
                <text:p>0.001096</text:p>
              </table:table-cell>
              <table:table-cell office:value-type="float" office:value="2299.0276581841">
                <text:p>2299.02765818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1092">
                <text:p>0.001092</text:p>
              </table:table-cell>
              <table:table-cell office:value-type="float" office:value="2289.3704828876">
                <text:p>2289.37048288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088">
                <text:p>0.001088</text:p>
              </table:table-cell>
              <table:table-cell office:value-type="float" office:value="2279.7133075911">
                <text:p>2279.71330759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1084">
                <text:p>0.001084</text:p>
              </table:table-cell>
              <table:table-cell office:value-type="float" office:value="2270.0561322946">
                <text:p>2270.0561322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08">
                <text:p>0.00108</text:p>
              </table:table-cell>
              <table:table-cell office:value-type="float" office:value="2260.3989569982">
                <text:p>2260.39895699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076">
                <text:p>0.001076</text:p>
              </table:table-cell>
              <table:table-cell office:value-type="float" office:value="2250.7417817017">
                <text:p>2250.74178170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072">
                <text:p>0.001072</text:p>
              </table:table-cell>
              <table:table-cell office:value-type="float" office:value="2241.0846064052">
                <text:p>2241.08460640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068">
                <text:p>0.001068</text:p>
              </table:table-cell>
              <table:table-cell office:value-type="float" office:value="2231.4274311087">
                <text:p>2231.42743110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064">
                <text:p>0.001064</text:p>
              </table:table-cell>
              <table:table-cell office:value-type="float" office:value="2221.7702558122">
                <text:p>2221.77025581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06">
                <text:p>0.00106</text:p>
              </table:table-cell>
              <table:table-cell office:value-type="float" office:value="2212.1130805157">
                <text:p>2212.11308051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056">
                <text:p>0.001056</text:p>
              </table:table-cell>
              <table:table-cell office:value-type="float" office:value="2202.4559052192">
                <text:p>2202.4559052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052">
                <text:p>0.001052</text:p>
              </table:table-cell>
              <table:table-cell office:value-type="float" office:value="2192.7987299227">
                <text:p>2192.79872992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048">
                <text:p>0.001048</text:p>
              </table:table-cell>
              <table:table-cell office:value-type="float" office:value="2183.1415546263">
                <text:p>2183.14155462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044">
                <text:p>0.001044</text:p>
              </table:table-cell>
              <table:table-cell office:value-type="float" office:value="2173.4843793298">
                <text:p>2173.48437932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04">
                <text:p>0.00104</text:p>
              </table:table-cell>
              <table:table-cell office:value-type="float" office:value="2163.8272040333">
                <text:p>2163.8272040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036">
                <text:p>0.001036</text:p>
              </table:table-cell>
              <table:table-cell office:value-type="float" office:value="2154.1700287368">
                <text:p>2154.1700287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032">
                <text:p>0.001032</text:p>
              </table:table-cell>
              <table:table-cell office:value-type="float" office:value="2144.5128534403">
                <text:p>2144.51285344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028">
                <text:p>0.001028</text:p>
              </table:table-cell>
              <table:table-cell office:value-type="float" office:value="2134.8556781439">
                <text:p>2134.85567814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024">
                <text:p>0.001024</text:p>
              </table:table-cell>
              <table:table-cell office:value-type="float" office:value="2125.1985028474">
                <text:p>2125.19850284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02">
                <text:p>0.00102</text:p>
              </table:table-cell>
              <table:table-cell office:value-type="float" office:value="2115.5413275508">
                <text:p>2115.5413275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016">
                <text:p>0.001016</text:p>
              </table:table-cell>
              <table:table-cell office:value-type="float" office:value="2105.8841522544">
                <text:p>2105.88415225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012">
                <text:p>0.001012</text:p>
              </table:table-cell>
              <table:table-cell office:value-type="float" office:value="2096.2269769579">
                <text:p>2096.22697695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008">
                <text:p>0.001008</text:p>
              </table:table-cell>
              <table:table-cell office:value-type="float" office:value="2086.5698016614">
                <text:p>2086.56980166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1004">
                <text:p>0.001004</text:p>
              </table:table-cell>
              <table:table-cell office:value-type="float" office:value="2076.9126263649">
                <text:p>2076.91262636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">
                <text:p>0.001</text:p>
              </table:table-cell>
              <table:table-cell office:value-type="float" office:value="2067.2554510684">
                <text:p>2067.25545106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99600000000001">
                <text:p>0.00099600000000001</text:p>
              </table:table-cell>
              <table:table-cell office:value-type="float" office:value="2057.598275772">
                <text:p>2057.5982757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99200000000001">
                <text:p>0.00099200000000001</text:p>
              </table:table-cell>
              <table:table-cell office:value-type="float" office:value="2047.9411004755">
                <text:p>2047.94110047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98800000000001">
                <text:p>0.00098800000000001</text:p>
              </table:table-cell>
              <table:table-cell office:value-type="float" office:value="2038.283925179">
                <text:p>2038.2839251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98400000000001">
                <text:p>0.00098400000000001</text:p>
              </table:table-cell>
              <table:table-cell office:value-type="float" office:value="2028.6267498825">
                <text:p>2028.62674988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98000000000001">
                <text:p>0.00098000000000001</text:p>
              </table:table-cell>
              <table:table-cell office:value-type="float" office:value="2018.969574586">
                <text:p>2018.9695745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97600000000001">
                <text:p>0.00097600000000001</text:p>
              </table:table-cell>
              <table:table-cell office:value-type="float" office:value="2009.3123992895">
                <text:p>2009.31239928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97200000000001">
                <text:p>0.00097200000000001</text:p>
              </table:table-cell>
              <table:table-cell office:value-type="float" office:value="1999.6552239931">
                <text:p>1999.65522399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96800000000001">
                <text:p>0.00096800000000001</text:p>
              </table:table-cell>
              <table:table-cell office:value-type="float" office:value="1989.9980486965">
                <text:p>1989.99804869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96400000000001">
                <text:p>0.00096400000000001</text:p>
              </table:table-cell>
              <table:table-cell office:value-type="float" office:value="1980.3408734001">
                <text:p>1980.3408734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6000000000001">
                <text:p>0.00096000000000001</text:p>
              </table:table-cell>
              <table:table-cell office:value-type="float" office:value="1970.6836981036">
                <text:p>1970.68369810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95600000000001">
                <text:p>0.00095600000000001</text:p>
              </table:table-cell>
              <table:table-cell office:value-type="float" office:value="1961.0265228071">
                <text:p>1961.02652280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95200000000001">
                <text:p>0.00095200000000001</text:p>
              </table:table-cell>
              <table:table-cell office:value-type="float" office:value="1951.3693475106">
                <text:p>1951.3693475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94800000000001">
                <text:p>0.00094800000000001</text:p>
              </table:table-cell>
              <table:table-cell office:value-type="float" office:value="1941.7121722141">
                <text:p>1941.71217221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94400000000001">
                <text:p>0.00094400000000001</text:p>
              </table:table-cell>
              <table:table-cell office:value-type="float" office:value="1932.0549969176">
                <text:p>1932.0549969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94000000000001">
                <text:p>0.00094000000000001</text:p>
              </table:table-cell>
              <table:table-cell office:value-type="float" office:value="1922.3978216211">
                <text:p>1922.39782162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93600000000001">
                <text:p>0.00093600000000001</text:p>
              </table:table-cell>
              <table:table-cell office:value-type="float" office:value="1912.7406463247">
                <text:p>1912.74064632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93200000000001">
                <text:p>0.00093200000000001</text:p>
              </table:table-cell>
              <table:table-cell office:value-type="float" office:value="1903.0834710282">
                <text:p>1903.08347102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92800000000001">
                <text:p>0.00092800000000001</text:p>
              </table:table-cell>
              <table:table-cell office:value-type="float" office:value="1893.4262957317">
                <text:p>1893.42629573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92400000000001">
                <text:p>0.00092400000000001</text:p>
              </table:table-cell>
              <table:table-cell office:value-type="float" office:value="1883.7691204352">
                <text:p>1883.76912043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92000000000001">
                <text:p>0.00092000000000001</text:p>
              </table:table-cell>
              <table:table-cell office:value-type="float" office:value="1874.1119451387">
                <text:p>1874.11194513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91600000000001">
                <text:p>0.00091600000000001</text:p>
              </table:table-cell>
              <table:table-cell office:value-type="float" office:value="1864.4547698422">
                <text:p>1864.45476984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91200000000001">
                <text:p>0.00091200000000001</text:p>
              </table:table-cell>
              <table:table-cell office:value-type="float" office:value="1854.7975945458">
                <text:p>1854.79759454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90800000000001">
                <text:p>0.00090800000000001</text:p>
              </table:table-cell>
              <table:table-cell office:value-type="float" office:value="1845.1404192493">
                <text:p>1845.14041924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90400000000001">
                <text:p>0.00090400000000001</text:p>
              </table:table-cell>
              <table:table-cell office:value-type="float" office:value="1835.4832439528">
                <text:p>1835.4832439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90000000000001">
                <text:p>0.00090000000000001</text:p>
              </table:table-cell>
              <table:table-cell office:value-type="float" office:value="1825.8260686563">
                <text:p>1825.82606865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89600000000001">
                <text:p>0.00089600000000001</text:p>
              </table:table-cell>
              <table:table-cell office:value-type="float" office:value="1816.1688933598">
                <text:p>1816.16889335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89200000000001">
                <text:p>0.00089200000000001</text:p>
              </table:table-cell>
              <table:table-cell office:value-type="float" office:value="1806.5117180633">
                <text:p>1806.51171806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88800000000001">
                <text:p>0.00088800000000001</text:p>
              </table:table-cell>
              <table:table-cell office:value-type="float" office:value="1796.8545427668">
                <text:p>1796.85454276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88400000000001">
                <text:p>0.00088400000000001</text:p>
              </table:table-cell>
              <table:table-cell office:value-type="float" office:value="1787.1973674704">
                <text:p>1787.19736747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88000000000001">
                <text:p>0.00088000000000001</text:p>
              </table:table-cell>
              <table:table-cell office:value-type="float" office:value="1777.5401921738">
                <text:p>1777.54019217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87600000000001">
                <text:p>0.00087600000000001</text:p>
              </table:table-cell>
              <table:table-cell office:value-type="float" office:value="1767.8830168774">
                <text:p>1767.88301687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87200000000002">
                <text:p>0.00087200000000002</text:p>
              </table:table-cell>
              <table:table-cell office:value-type="float" office:value="1758.2258415809">
                <text:p>1758.22584158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86800000000002">
                <text:p>0.00086800000000002</text:p>
              </table:table-cell>
              <table:table-cell office:value-type="float" office:value="1748.5686662844">
                <text:p>1748.56866628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86400000000002">
                <text:p>0.00086400000000002</text:p>
              </table:table-cell>
              <table:table-cell office:value-type="float" office:value="1738.9114909879">
                <text:p>1738.9114909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86000000000002">
                <text:p>0.00086000000000002</text:p>
              </table:table-cell>
              <table:table-cell office:value-type="float" office:value="1729.2543156914">
                <text:p>1729.25431569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85600000000002">
                <text:p>0.00085600000000002</text:p>
              </table:table-cell>
              <table:table-cell office:value-type="float" office:value="1719.5971403949">
                <text:p>1719.59714039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85200000000002">
                <text:p>0.00085200000000002</text:p>
              </table:table-cell>
              <table:table-cell office:value-type="float" office:value="1709.9399650985">
                <text:p>1709.93996509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84800000000002">
                <text:p>0.00084800000000002</text:p>
              </table:table-cell>
              <table:table-cell office:value-type="float" office:value="1700.282789802">
                <text:p>1700.2827898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84400000000002">
                <text:p>0.00084400000000002</text:p>
              </table:table-cell>
              <table:table-cell office:value-type="float" office:value="1690.6256145055">
                <text:p>1690.6256145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84000000000002">
                <text:p>0.00084000000000002</text:p>
              </table:table-cell>
              <table:table-cell office:value-type="float" office:value="1680.968439209">
                <text:p>1680.9684392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83600000000002">
                <text:p>0.00083600000000002</text:p>
              </table:table-cell>
              <table:table-cell office:value-type="float" office:value="1671.3112639125">
                <text:p>1671.3112639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83200000000002">
                <text:p>0.00083200000000002</text:p>
              </table:table-cell>
              <table:table-cell office:value-type="float" office:value="1661.654088616">
                <text:p>1661.6540886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82800000000002">
                <text:p>0.00082800000000002</text:p>
              </table:table-cell>
              <table:table-cell office:value-type="float" office:value="1651.9969133195">
                <text:p>1651.9969133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82400000000002">
                <text:p>0.00082400000000002</text:p>
              </table:table-cell>
              <table:table-cell office:value-type="float" office:value="1642.3397380231">
                <text:p>1642.3397380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82000000000002">
                <text:p>0.00082000000000002</text:p>
              </table:table-cell>
              <table:table-cell office:value-type="float" office:value="1632.6825627266">
                <text:p>1632.68256272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81600000000002">
                <text:p>0.00081600000000002</text:p>
              </table:table-cell>
              <table:table-cell office:value-type="float" office:value="1623.0253874301">
                <text:p>1623.0253874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81200000000002">
                <text:p>0.00081200000000002</text:p>
              </table:table-cell>
              <table:table-cell office:value-type="float" office:value="1613.3682121336">
                <text:p>1613.36821213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80800000000002">
                <text:p>0.00080800000000002</text:p>
              </table:table-cell>
              <table:table-cell office:value-type="float" office:value="1603.7110368371">
                <text:p>1603.71103683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80400000000002">
                <text:p>0.00080400000000002</text:p>
              </table:table-cell>
              <table:table-cell office:value-type="float" office:value="1594.0538615406">
                <text:p>1594.05386154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80000000000002">
                <text:p>0.00080000000000002</text:p>
              </table:table-cell>
              <table:table-cell office:value-type="float" office:value="1584.3966862441">
                <text:p>1584.39668624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79600000000002">
                <text:p>0.00079600000000002</text:p>
              </table:table-cell>
              <table:table-cell office:value-type="float" office:value="1574.7395109477">
                <text:p>1574.73951094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79200000000002">
                <text:p>0.00079200000000002</text:p>
              </table:table-cell>
              <table:table-cell office:value-type="float" office:value="1565.0823356512">
                <text:p>1565.08233565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78800000000002">
                <text:p>0.00078800000000002</text:p>
              </table:table-cell>
              <table:table-cell office:value-type="float" office:value="1555.4251603547">
                <text:p>1555.42516035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78400000000002">
                <text:p>0.00078400000000002</text:p>
              </table:table-cell>
              <table:table-cell office:value-type="float" office:value="1545.7679850582">
                <text:p>1545.7679850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78000000000002">
                <text:p>0.00078000000000002</text:p>
              </table:table-cell>
              <table:table-cell office:value-type="float" office:value="1536.1108097617">
                <text:p>1536.11080976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77600000000002">
                <text:p>0.00077600000000002</text:p>
              </table:table-cell>
              <table:table-cell office:value-type="float" office:value="1526.4536344652">
                <text:p>1526.45363446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77200000000002">
                <text:p>0.00077200000000002</text:p>
              </table:table-cell>
              <table:table-cell office:value-type="float" office:value="1516.7964591687">
                <text:p>1516.79645916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76800000000002">
                <text:p>0.00076800000000002</text:p>
              </table:table-cell>
              <table:table-cell office:value-type="float" office:value="1507.1392838722">
                <text:p>1507.1392838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76400000000002">
                <text:p>0.00076400000000002</text:p>
              </table:table-cell>
              <table:table-cell office:value-type="float" office:value="1497.4821085758">
                <text:p>1497.48210857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76000000000002">
                <text:p>0.00076000000000002</text:p>
              </table:table-cell>
              <table:table-cell office:value-type="float" office:value="1487.8249332793">
                <text:p>1487.82493327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75600000000002">
                <text:p>0.00075600000000002</text:p>
              </table:table-cell>
              <table:table-cell office:value-type="float" office:value="1478.1677579828">
                <text:p>1478.16775798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75200000000002">
                <text:p>0.00075200000000002</text:p>
              </table:table-cell>
              <table:table-cell office:value-type="float" office:value="1468.5105826863">
                <text:p>1468.51058268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74800000000002">
                <text:p>0.00074800000000002</text:p>
              </table:table-cell>
              <table:table-cell office:value-type="float" office:value="1458.8534073898">
                <text:p>1458.85340738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74400000000002">
                <text:p>0.00074400000000002</text:p>
              </table:table-cell>
              <table:table-cell office:value-type="float" office:value="1449.1962320933">
                <text:p>1449.19623209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74000000000002">
                <text:p>0.00074000000000002</text:p>
              </table:table-cell>
              <table:table-cell office:value-type="float" office:value="1439.5390567968">
                <text:p>1439.53905679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73600000000002">
                <text:p>0.00073600000000002</text:p>
              </table:table-cell>
              <table:table-cell office:value-type="float" office:value="1429.8818815004">
                <text:p>1429.88188150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73200000000002">
                <text:p>0.00073200000000002</text:p>
              </table:table-cell>
              <table:table-cell office:value-type="float" office:value="1420.2247062039">
                <text:p>1420.22470620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72800000000002">
                <text:p>0.00072800000000002</text:p>
              </table:table-cell>
              <table:table-cell office:value-type="float" office:value="1410.5675309074">
                <text:p>1410.56753090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72400000000002">
                <text:p>0.00072400000000002</text:p>
              </table:table-cell>
              <table:table-cell office:value-type="float" office:value="1400.9103556109">
                <text:p>1400.91035561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72000000000002">
                <text:p>0.00072000000000002</text:p>
              </table:table-cell>
              <table:table-cell office:value-type="float" office:value="1391.2531803144">
                <text:p>1391.2531803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71600000000002">
                <text:p>0.00071600000000002</text:p>
              </table:table-cell>
              <table:table-cell office:value-type="float" office:value="1381.5960050179">
                <text:p>1381.59600501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71200000000002">
                <text:p>0.00071200000000002</text:p>
              </table:table-cell>
              <table:table-cell office:value-type="float" office:value="1371.9388297215">
                <text:p>1371.9388297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70800000000002">
                <text:p>0.00070800000000002</text:p>
              </table:table-cell>
              <table:table-cell office:value-type="float" office:value="1362.281654425">
                <text:p>1362.2816544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70400000000002">
                <text:p>0.00070400000000002</text:p>
              </table:table-cell>
              <table:table-cell office:value-type="float" office:value="1352.6244791285">
                <text:p>1352.62447912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70000000000002">
                <text:p>0.00070000000000002</text:p>
              </table:table-cell>
              <table:table-cell office:value-type="float" office:value="1342.967303832">
                <text:p>1342.9673038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69600000000002">
                <text:p>0.00069600000000002</text:p>
              </table:table-cell>
              <table:table-cell office:value-type="float" office:value="1333.3101285355">
                <text:p>1333.31012853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69200000000002">
                <text:p>0.00069200000000002</text:p>
              </table:table-cell>
              <table:table-cell office:value-type="float" office:value="1323.652953239">
                <text:p>1323.6529532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68800000000002">
                <text:p>0.00068800000000002</text:p>
              </table:table-cell>
              <table:table-cell office:value-type="float" office:value="1313.9957779425">
                <text:p>1313.99577794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68400000000002">
                <text:p>0.00068400000000002</text:p>
              </table:table-cell>
              <table:table-cell office:value-type="float" office:value="1304.3386026461">
                <text:p>1304.33860264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68000000000002">
                <text:p>0.00068000000000002</text:p>
              </table:table-cell>
              <table:table-cell office:value-type="float" office:value="1294.6814273495">
                <text:p>1294.68142734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67600000000002">
                <text:p>0.00067600000000002</text:p>
              </table:table-cell>
              <table:table-cell office:value-type="float" office:value="1285.0242520531">
                <text:p>1285.02425205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67200000000002">
                <text:p>0.00067200000000002</text:p>
              </table:table-cell>
              <table:table-cell office:value-type="float" office:value="1275.3670767566">
                <text:p>1275.36707675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6800000000002">
                <text:p>0.00066800000000002</text:p>
              </table:table-cell>
              <table:table-cell office:value-type="float" office:value="1265.7099014601">
                <text:p>1265.70990146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66400000000002">
                <text:p>0.00066400000000002</text:p>
              </table:table-cell>
              <table:table-cell office:value-type="float" office:value="1256.0527261636">
                <text:p>1256.05272616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66000000000002">
                <text:p>0.00066000000000002</text:p>
              </table:table-cell>
              <table:table-cell office:value-type="float" office:value="1246.3955508671">
                <text:p>1246.39555086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65600000000002">
                <text:p>0.00065600000000002</text:p>
              </table:table-cell>
              <table:table-cell office:value-type="float" office:value="1236.7383755706">
                <text:p>1236.73837557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65200000000002">
                <text:p>0.00065200000000002</text:p>
              </table:table-cell>
              <table:table-cell office:value-type="float" office:value="1227.0812002742">
                <text:p>1227.08120027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64800000000002">
                <text:p>0.00064800000000002</text:p>
              </table:table-cell>
              <table:table-cell office:value-type="float" office:value="1217.4240249777">
                <text:p>1217.42402497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64400000000002">
                <text:p>0.00064400000000002</text:p>
              </table:table-cell>
              <table:table-cell office:value-type="float" office:value="1207.7668496812">
                <text:p>1207.76684968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64000000000002">
                <text:p>0.00064000000000002</text:p>
              </table:table-cell>
              <table:table-cell office:value-type="float" office:value="1198.1096743847">
                <text:p>1198.10967438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63600000000002">
                <text:p>0.00063600000000002</text:p>
              </table:table-cell>
              <table:table-cell office:value-type="float" office:value="1188.4524990882">
                <text:p>1188.45249908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63200000000002">
                <text:p>0.00063200000000002</text:p>
              </table:table-cell>
              <table:table-cell office:value-type="float" office:value="1178.7953237917">
                <text:p>1178.79532379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62800000000002">
                <text:p>0.00062800000000002</text:p>
              </table:table-cell>
              <table:table-cell office:value-type="float" office:value="1169.1381484952">
                <text:p>1169.13814849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62400000000002">
                <text:p>0.00062400000000002</text:p>
              </table:table-cell>
              <table:table-cell office:value-type="float" office:value="1159.4809731988">
                <text:p>1159.48097319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62000000000002">
                <text:p>0.00062000000000002</text:p>
              </table:table-cell>
              <table:table-cell office:value-type="float" office:value="1149.8237979023">
                <text:p>1149.82379790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61600000000002">
                <text:p>0.00061600000000002</text:p>
              </table:table-cell>
              <table:table-cell office:value-type="float" office:value="1140.1666226058">
                <text:p>1140.16662260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61200000000002">
                <text:p>0.00061200000000002</text:p>
              </table:table-cell>
              <table:table-cell office:value-type="float" office:value="1130.5094473093">
                <text:p>1130.50944730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60800000000002">
                <text:p>0.00060800000000002</text:p>
              </table:table-cell>
              <table:table-cell office:value-type="float" office:value="1120.8522720128">
                <text:p>1120.85227201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60400000000002">
                <text:p>0.00060400000000002</text:p>
              </table:table-cell>
              <table:table-cell office:value-type="float" office:value="1111.1950967163">
                <text:p>1111.19509671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60000000000002">
                <text:p>0.00060000000000002</text:p>
              </table:table-cell>
              <table:table-cell office:value-type="float" office:value="1101.5379214198">
                <text:p>1101.53792141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59600000000002">
                <text:p>0.00059600000000002</text:p>
              </table:table-cell>
              <table:table-cell office:value-type="float" office:value="1091.8807461234">
                <text:p>1091.88074612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59200000000002">
                <text:p>0.00059200000000002</text:p>
              </table:table-cell>
              <table:table-cell office:value-type="float" office:value="1082.2235708269">
                <text:p>1082.22357082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58800000000002">
                <text:p>0.00058800000000002</text:p>
              </table:table-cell>
              <table:table-cell office:value-type="float" office:value="1072.5663955304">
                <text:p>1072.56639553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58400000000002">
                <text:p>0.00058400000000002</text:p>
              </table:table-cell>
              <table:table-cell office:value-type="float" office:value="1062.9092202339">
                <text:p>1062.90922023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58000000000002">
                <text:p>0.00058000000000002</text:p>
              </table:table-cell>
              <table:table-cell office:value-type="float" office:value="1053.2520449374">
                <text:p>1053.25204493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57600000000002">
                <text:p>0.00057600000000002</text:p>
              </table:table-cell>
              <table:table-cell office:value-type="float" office:value="1043.5948696409">
                <text:p>1043.59486964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7200000000002">
                <text:p>0.00057200000000002</text:p>
              </table:table-cell>
              <table:table-cell office:value-type="float" office:value="1033.9376943444">
                <text:p>1033.93769434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56800000000002">
                <text:p>0.00056800000000002</text:p>
              </table:table-cell>
              <table:table-cell office:value-type="float" office:value="1024.2805190479">
                <text:p>1024.28051904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56400000000002">
                <text:p>0.00056400000000002</text:p>
              </table:table-cell>
              <table:table-cell office:value-type="float" office:value="1014.6233437515">
                <text:p>1014.62334375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56000000000002">
                <text:p>0.00056000000000002</text:p>
              </table:table-cell>
              <table:table-cell office:value-type="float" office:value="1004.966168455">
                <text:p>1004.9661684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55600000000002">
                <text:p>0.00055600000000002</text:p>
              </table:table-cell>
              <table:table-cell office:value-type="float" office:value="995.30899315848">
                <text:p>995.308993158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55200000000002">
                <text:p>0.00055200000000002</text:p>
              </table:table-cell>
              <table:table-cell office:value-type="float" office:value="985.651817862">
                <text:p>985.6518178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54800000000002">
                <text:p>0.00054800000000002</text:p>
              </table:table-cell>
              <table:table-cell office:value-type="float" office:value="975.99464256553">
                <text:p>975.994642565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54400000000002">
                <text:p>0.00054400000000002</text:p>
              </table:table-cell>
              <table:table-cell office:value-type="float" office:value="966.33746726905">
                <text:p>966.337467269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54000000000002">
                <text:p>0.00054000000000002</text:p>
              </table:table-cell>
              <table:table-cell office:value-type="float" office:value="956.68029197254">
                <text:p>956.680291972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53600000000002">
                <text:p>0.00053600000000002</text:p>
              </table:table-cell>
              <table:table-cell office:value-type="float" office:value="947.02311667606">
                <text:p>947.023116676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53200000000002">
                <text:p>0.00053200000000002</text:p>
              </table:table-cell>
              <table:table-cell office:value-type="float" office:value="937.36594137958">
                <text:p>937.365941379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52800000000002">
                <text:p>0.00052800000000002</text:p>
              </table:table-cell>
              <table:table-cell office:value-type="float" office:value="927.70876608307">
                <text:p>927.708766083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52400000000002">
                <text:p>0.00052400000000002</text:p>
              </table:table-cell>
              <table:table-cell office:value-type="float" office:value="918.0515907866">
                <text:p>918.05159078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52000000000002">
                <text:p>0.00052000000000002</text:p>
              </table:table-cell>
              <table:table-cell office:value-type="float" office:value="908.39441549012">
                <text:p>908.394415490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51600000000002">
                <text:p>0.00051600000000002</text:p>
              </table:table-cell>
              <table:table-cell office:value-type="float" office:value="898.73724019364">
                <text:p>898.737240193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51200000000002">
                <text:p>0.00051200000000002</text:p>
              </table:table-cell>
              <table:table-cell office:value-type="float" office:value="889.08006489713">
                <text:p>889.080064897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50800000000002">
                <text:p>0.00050800000000002</text:p>
              </table:table-cell>
              <table:table-cell office:value-type="float" office:value="879.42288960065">
                <text:p>879.422889600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50400000000002">
                <text:p>0.00050400000000002</text:p>
              </table:table-cell>
              <table:table-cell office:value-type="float" office:value="869.76571430418">
                <text:p>869.765714304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50000000000002">
                <text:p>0.00050000000000002</text:p>
              </table:table-cell>
              <table:table-cell office:value-type="float" office:value="860.1085390077">
                <text:p>860.10853900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49600000000002">
                <text:p>0.00049600000000002</text:p>
              </table:table-cell>
              <table:table-cell office:value-type="float" office:value="850.45136371119">
                <text:p>850.451363711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49200000000002">
                <text:p>0.00049200000000002</text:p>
              </table:table-cell>
              <table:table-cell office:value-type="float" office:value="840.79418841471">
                <text:p>840.794188414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48800000000002">
                <text:p>0.00048800000000002</text:p>
              </table:table-cell>
              <table:table-cell office:value-type="float" office:value="831.13701311823">
                <text:p>831.137013118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48400000000002">
                <text:p>0.00048400000000002</text:p>
              </table:table-cell>
              <table:table-cell office:value-type="float" office:value="821.47983782174">
                <text:p>821.479837821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48000000000002">
                <text:p>0.00048000000000002</text:p>
              </table:table-cell>
              <table:table-cell office:value-type="float" office:value="811.82266252526">
                <text:p>811.822662525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47600000000002">
                <text:p>0.00047600000000002</text:p>
              </table:table-cell>
              <table:table-cell office:value-type="float" office:value="802.16548722877">
                <text:p>802.165487228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47200000000002">
                <text:p>0.00047200000000002</text:p>
              </table:table-cell>
              <table:table-cell office:value-type="float" office:value="792.50831193229">
                <text:p>792.508311932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46800000000002">
                <text:p>0.00046800000000002</text:p>
              </table:table-cell>
              <table:table-cell office:value-type="float" office:value="782.8511366358">
                <text:p>782.85113663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46400000000002">
                <text:p>0.00046400000000002</text:p>
              </table:table-cell>
              <table:table-cell office:value-type="float" office:value="773.19396133932">
                <text:p>773.193961339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46000000000002">
                <text:p>0.00046000000000002</text:p>
              </table:table-cell>
              <table:table-cell office:value-type="float" office:value="763.53678604283">
                <text:p>763.536786042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45600000000002">
                <text:p>0.00045600000000002</text:p>
              </table:table-cell>
              <table:table-cell office:value-type="float" office:value="753.87961074635">
                <text:p>753.879610746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45200000000002">
                <text:p>0.00045200000000002</text:p>
              </table:table-cell>
              <table:table-cell office:value-type="float" office:value="744.22243544985">
                <text:p>744.222435449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44800000000002">
                <text:p>0.00044800000000002</text:p>
              </table:table-cell>
              <table:table-cell office:value-type="float" office:value="734.56526015336">
                <text:p>734.565260153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44400000000002">
                <text:p>0.00044400000000002</text:p>
              </table:table-cell>
              <table:table-cell office:value-type="float" office:value="724.90808485688">
                <text:p>724.908084856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44000000000002">
                <text:p>0.00044000000000002</text:p>
              </table:table-cell>
              <table:table-cell office:value-type="float" office:value="715.25090956039">
                <text:p>715.250909560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43600000000002">
                <text:p>0.00043600000000002</text:p>
              </table:table-cell>
              <table:table-cell office:value-type="float" office:value="705.59373426391">
                <text:p>705.593734263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43200000000002">
                <text:p>0.00043200000000002</text:p>
              </table:table-cell>
              <table:table-cell office:value-type="float" office:value="695.93655896742">
                <text:p>695.936558967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42800000000002">
                <text:p>0.00042800000000002</text:p>
              </table:table-cell>
              <table:table-cell office:value-type="float" office:value="686.27938367094">
                <text:p>686.279383670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42400000000002">
                <text:p>0.00042400000000002</text:p>
              </table:table-cell>
              <table:table-cell office:value-type="float" office:value="676.62220837445">
                <text:p>676.622208374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42000000000002">
                <text:p>0.00042000000000002</text:p>
              </table:table-cell>
              <table:table-cell office:value-type="float" office:value="666.96503307797">
                <text:p>666.965033077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41600000000002">
                <text:p>0.00041600000000002</text:p>
              </table:table-cell>
              <table:table-cell office:value-type="float" office:value="657.30785778148">
                <text:p>657.307857781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41200000000002">
                <text:p>0.00041200000000002</text:p>
              </table:table-cell>
              <table:table-cell office:value-type="float" office:value="647.650682485">
                <text:p>647.6506824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40800000000002">
                <text:p>0.00040800000000002</text:p>
              </table:table-cell>
              <table:table-cell office:value-type="float" office:value="637.9935071885">
                <text:p>637.99350718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40400000000002">
                <text:p>0.00040400000000002</text:p>
              </table:table-cell>
              <table:table-cell office:value-type="float" office:value="628.33633189203">
                <text:p>628.336331892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40000000000002">
                <text:p>0.00040000000000002</text:p>
              </table:table-cell>
              <table:table-cell office:value-type="float" office:value="618.67915659553">
                <text:p>618.679156595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39600000000002">
                <text:p>0.00039600000000002</text:p>
              </table:table-cell>
              <table:table-cell office:value-type="float" office:value="609.02198129905">
                <text:p>609.021981299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39200000000003">
                <text:p>0.00039200000000003</text:p>
              </table:table-cell>
              <table:table-cell office:value-type="float" office:value="599.36480600256">
                <text:p>599.364806002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38800000000003">
                <text:p>0.00038800000000003</text:p>
              </table:table-cell>
              <table:table-cell office:value-type="float" office:value="589.70763070608">
                <text:p>589.707630706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38400000000003">
                <text:p>0.00038400000000003</text:p>
              </table:table-cell>
              <table:table-cell office:value-type="float" office:value="580.05045540959">
                <text:p>580.050455409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38000000000003">
                <text:p>0.00038000000000003</text:p>
              </table:table-cell>
              <table:table-cell office:value-type="float" office:value="570.39328011311">
                <text:p>570.393280113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37600000000003">
                <text:p>0.00037600000000003</text:p>
              </table:table-cell>
              <table:table-cell office:value-type="float" office:value="560.73610481662">
                <text:p>560.736104816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37200000000003">
                <text:p>0.00037200000000003</text:p>
              </table:table-cell>
              <table:table-cell office:value-type="float" office:value="551.07892952014">
                <text:p>551.078929520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36800000000003">
                <text:p>0.00036800000000003</text:p>
              </table:table-cell>
              <table:table-cell office:value-type="float" office:value="541.42175422365">
                <text:p>541.421754223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36400000000003">
                <text:p>0.00036400000000003</text:p>
              </table:table-cell>
              <table:table-cell office:value-type="float" office:value="531.76457892717">
                <text:p>531.764578927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36000000000003">
                <text:p>0.00036000000000003</text:p>
              </table:table-cell>
              <table:table-cell office:value-type="float" office:value="522.10740363068">
                <text:p>522.107403630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35600000000003">
                <text:p>0.00035600000000003</text:p>
              </table:table-cell>
              <table:table-cell office:value-type="float" office:value="512.4502283342">
                <text:p>512.45022833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35200000000003">
                <text:p>0.00035200000000003</text:p>
              </table:table-cell>
              <table:table-cell office:value-type="float" office:value="502.7930530377">
                <text:p>502.79305303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34800000000003">
                <text:p>0.00034800000000003</text:p>
              </table:table-cell>
              <table:table-cell office:value-type="float" office:value="493.13587774123">
                <text:p>493.135877741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34400000000003">
                <text:p>0.00034400000000003</text:p>
              </table:table-cell>
              <table:table-cell office:value-type="float" office:value="483.47870244473">
                <text:p>483.478702444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34000000000003">
                <text:p>0.00034000000000003</text:p>
              </table:table-cell>
              <table:table-cell office:value-type="float" office:value="473.82152714824">
                <text:p>473.821527148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33600000000003">
                <text:p>0.00033600000000003</text:p>
              </table:table-cell>
              <table:table-cell office:value-type="float" office:value="464.16435185176">
                <text:p>464.164351851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33200000000003">
                <text:p>0.00033200000000003</text:p>
              </table:table-cell>
              <table:table-cell office:value-type="float" office:value="454.50717655527">
                <text:p>454.507176555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32800000000003">
                <text:p>0.00032800000000003</text:p>
              </table:table-cell>
              <table:table-cell office:value-type="float" office:value="444.85000125879">
                <text:p>444.850001258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32400000000003">
                <text:p>0.00032400000000003</text:p>
              </table:table-cell>
              <table:table-cell office:value-type="float" office:value="435.1928259623">
                <text:p>435.19282596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32000000000003">
                <text:p>0.00032000000000003</text:p>
              </table:table-cell>
              <table:table-cell office:value-type="float" office:value="425.53565066582">
                <text:p>425.535650665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31600000000003">
                <text:p>0.00031600000000003</text:p>
              </table:table-cell>
              <table:table-cell office:value-type="float" office:value="415.87847536932">
                <text:p>415.878475369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31200000000003">
                <text:p>0.00031200000000003</text:p>
              </table:table-cell>
              <table:table-cell office:value-type="float" office:value="406.22130007285">
                <text:p>406.221300072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30800000000003">
                <text:p>0.00030800000000003</text:p>
              </table:table-cell>
              <table:table-cell office:value-type="float" office:value="396.56412477635">
                <text:p>396.564124776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30400000000003">
                <text:p>0.00030400000000003</text:p>
              </table:table-cell>
              <table:table-cell office:value-type="float" office:value="386.90694947988">
                <text:p>386.906949479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30000000000003">
                <text:p>0.00030000000000003</text:p>
              </table:table-cell>
              <table:table-cell office:value-type="float" office:value="377.24977418338">
                <text:p>377.249774183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9600000000003">
                <text:p>0.00029600000000003</text:p>
              </table:table-cell>
              <table:table-cell office:value-type="float" office:value="367.5925988869">
                <text:p>367.5925988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9200000000003">
                <text:p>0.00029200000000003</text:p>
              </table:table-cell>
              <table:table-cell office:value-type="float" office:value="357.93542359041">
                <text:p>357.935423590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8800000000003">
                <text:p>0.00028800000000003</text:p>
              </table:table-cell>
              <table:table-cell office:value-type="float" office:value="348.27824829393">
                <text:p>348.278248293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8400000000003">
                <text:p>0.00028400000000003</text:p>
              </table:table-cell>
              <table:table-cell office:value-type="float" office:value="338.62107299744">
                <text:p>338.621072997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8000000000003">
                <text:p>0.00028000000000003</text:p>
              </table:table-cell>
              <table:table-cell office:value-type="float" office:value="328.96389770096">
                <text:p>328.963897700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7600000000003">
                <text:p>0.00027600000000003</text:p>
              </table:table-cell>
              <table:table-cell office:value-type="float" office:value="319.30672240447">
                <text:p>319.306722404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7200000000003">
                <text:p>0.00027200000000003</text:p>
              </table:table-cell>
              <table:table-cell office:value-type="float" office:value="309.64954710799">
                <text:p>309.649547107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6800000000003">
                <text:p>0.00026800000000003</text:p>
              </table:table-cell>
              <table:table-cell office:value-type="float" office:value="299.9923718115">
                <text:p>299.99237181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6400000000003">
                <text:p>0.00026400000000003</text:p>
              </table:table-cell>
              <table:table-cell office:value-type="float" office:value="290.33519651502">
                <text:p>290.335196515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6000000000003">
                <text:p>0.00026000000000003</text:p>
              </table:table-cell>
              <table:table-cell office:value-type="float" office:value="280.67802121853">
                <text:p>280.678021218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5600000000003">
                <text:p>0.00025600000000003</text:p>
              </table:table-cell>
              <table:table-cell office:value-type="float" office:value="271.02084592203">
                <text:p>271.020845922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5200000000003">
                <text:p>0.00025200000000003</text:p>
              </table:table-cell>
              <table:table-cell office:value-type="float" office:value="261.36367062555">
                <text:p>261.363670625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4800000000003">
                <text:p>0.00024800000000003</text:p>
              </table:table-cell>
              <table:table-cell office:value-type="float" office:value="251.70649532906">
                <text:p>251.706495329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4400000000003">
                <text:p>0.00024400000000003</text:p>
              </table:table-cell>
              <table:table-cell office:value-type="float" office:value="242.04932003258">
                <text:p>242.049320032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4000000000003">
                <text:p>0.00024000000000003</text:p>
              </table:table-cell>
              <table:table-cell office:value-type="float" office:value="232.3921447361">
                <text:p>232.39214473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3600000000003">
                <text:p>0.00023600000000003</text:p>
              </table:table-cell>
              <table:table-cell office:value-type="float" office:value="222.73496943961">
                <text:p>222.734969439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3200000000003">
                <text:p>0.00023200000000003</text:p>
              </table:table-cell>
              <table:table-cell office:value-type="float" office:value="213.07779414313">
                <text:p>213.077794143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2800000000003">
                <text:p>0.00022800000000003</text:p>
              </table:table-cell>
              <table:table-cell office:value-type="float" office:value="203.42061884664">
                <text:p>203.420618846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2400000000003">
                <text:p>0.00022400000000003</text:p>
              </table:table-cell>
              <table:table-cell office:value-type="float" office:value="193.76344355015">
                <text:p>193.763443550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2000000000003">
                <text:p>0.00022000000000003</text:p>
              </table:table-cell>
              <table:table-cell office:value-type="float" office:value="184.10626825367">
                <text:p>184.106268253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1600000000003">
                <text:p>0.00021600000000003</text:p>
              </table:table-cell>
              <table:table-cell office:value-type="float" office:value="174.44909295718">
                <text:p>174.449092957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1200000000003">
                <text:p>0.00021200000000003</text:p>
              </table:table-cell>
              <table:table-cell office:value-type="float" office:value="164.7919176607">
                <text:p>164.7919176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0800000000003">
                <text:p>0.00020800000000003</text:p>
              </table:table-cell>
              <table:table-cell office:value-type="float" office:value="155.1347423642">
                <text:p>155.13474236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0400000000003">
                <text:p>0.00020400000000003</text:p>
              </table:table-cell>
              <table:table-cell office:value-type="float" office:value="145.47756706772">
                <text:p>145.477567067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0000000000003">
                <text:p>0.00020000000000003</text:p>
              </table:table-cell>
              <table:table-cell office:value-type="float" office:value="135.82039177123">
                <text:p>135.820391771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19600000000003">
                <text:p>0.00019600000000003</text:p>
              </table:table-cell>
              <table:table-cell office:value-type="float" office:value="126.16321647475">
                <text:p>126.163216474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19200000000003">
                <text:p>0.00019200000000003</text:p>
              </table:table-cell>
              <table:table-cell office:value-type="float" office:value="116.50604117826">
                <text:p>116.506041178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18800000000003">
                <text:p>0.00018800000000003</text:p>
              </table:table-cell>
              <table:table-cell office:value-type="float" office:value="106.84886588178">
                <text:p>106.848865881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18400000000003">
                <text:p>0.00018400000000003</text:p>
              </table:table-cell>
              <table:table-cell office:value-type="float" office:value="97.19169058529">
                <text:p>97.191690585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18000000000003">
                <text:p>0.00018000000000003</text:p>
              </table:table-cell>
              <table:table-cell office:value-type="float" office:value="87.534515288804">
                <text:p>87.5345152888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17600000000003">
                <text:p>0.00017600000000003</text:p>
              </table:table-cell>
              <table:table-cell office:value-type="float" office:value="77.877339992318">
                <text:p>77.8773399923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17200000000003">
                <text:p>0.00017200000000003</text:p>
              </table:table-cell>
              <table:table-cell office:value-type="float" office:value="68.220164695833">
                <text:p>68.2201646958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16800000000003">
                <text:p>0.00016800000000003</text:p>
              </table:table-cell>
              <table:table-cell office:value-type="float" office:value="58.562989399347">
                <text:p>58.5629893993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16400000000003">
                <text:p>0.00016400000000003</text:p>
              </table:table-cell>
              <table:table-cell office:value-type="float" office:value="48.905814102861">
                <text:p>48.9058141028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16000000000003">
                <text:p>0.00016000000000003</text:p>
              </table:table-cell>
              <table:table-cell office:value-type="float" office:value="39.248638806376">
                <text:p>39.2486388063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15600000000003">
                <text:p>0.00015600000000003</text:p>
              </table:table-cell>
              <table:table-cell office:value-type="float" office:value="29.59146350989">
                <text:p>29.591463509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15200000000003">
                <text:p>0.00015200000000003</text:p>
              </table:table-cell>
              <table:table-cell office:value-type="float" office:value="19.934288213404">
                <text:p>19.9342882134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14800000000003">
                <text:p>0.00014800000000003</text:p>
              </table:table-cell>
              <table:table-cell office:value-type="float" office:value="10.277112916919">
                <text:p>10.2771129169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14400000000003">
                <text:p>0.00014400000000003</text:p>
              </table:table-cell>
              <table:table-cell office:value-type="float" office:value="0.61993762043305">
                <text:p>0.619937620433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14000000000003">
                <text:p>0.00014000000000003</text:p>
              </table:table-cell>
              <table:table-cell office:value-type="float" office:value="-9.0372376760526">
                <text:p>-9.03723767605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13600000000003">
                <text:p>0.00013600000000003</text:p>
              </table:table-cell>
              <table:table-cell office:value-type="float" office:value="-18.694412972538">
                <text:p>-18.6944129725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13200000000003">
                <text:p>0.00013200000000003</text:p>
              </table:table-cell>
              <table:table-cell office:value-type="float" office:value="-28.351588269024">
                <text:p>-28.3515882690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12800000000003">
                <text:p>0.00012800000000003</text:p>
              </table:table-cell>
              <table:table-cell office:value-type="float" office:value="-38.00876356551">
                <text:p>-38.008763565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12400000000003">
                <text:p>0.00012400000000003</text:p>
              </table:table-cell>
              <table:table-cell office:value-type="float" office:value="-47.665938861995">
                <text:p>-47.6659388619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12000000000003">
                <text:p>0.00012000000000003</text:p>
              </table:table-cell>
              <table:table-cell office:value-type="float" office:value="-57.323114158485">
                <text:p>-57.3231141584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11600000000003">
                <text:p>0.00011600000000003</text:p>
              </table:table-cell>
              <table:table-cell office:value-type="float" office:value="-66.98028945497">
                <text:p>-66.98028945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11200000000003">
                <text:p>0.00011200000000003</text:p>
              </table:table-cell>
              <table:table-cell office:value-type="float" office:value="-76.637464751456">
                <text:p>-76.6374647514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10800000000003">
                <text:p>0.00010800000000003</text:p>
              </table:table-cell>
              <table:table-cell office:value-type="float" office:value="-86.294640047942">
                <text:p>-86.2946400479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10400000000003">
                <text:p>0.00010400000000003</text:p>
              </table:table-cell>
              <table:table-cell office:value-type="float" office:value="-95.951815344427">
                <text:p>-95.9518153444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10000000000003">
                <text:p>0.00010000000000003</text:p>
              </table:table-cell>
              <table:table-cell office:value-type="float" office:value="-105.60899064091">
                <text:p>-105.608990640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96000000000031">
                <text:p>0.000096000000000031</text:p>
              </table:table-cell>
              <table:table-cell office:value-type="float" office:value="-115.2661659374">
                <text:p>-115.26616593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92000000000031">
                <text:p>0.000092000000000031</text:p>
              </table:table-cell>
              <table:table-cell office:value-type="float" office:value="-124.92334123389">
                <text:p>-124.923341233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88000000000032">
                <text:p>0.000088000000000032</text:p>
              </table:table-cell>
              <table:table-cell office:value-type="float" office:value="-134.58051653037">
                <text:p>-134.580516530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84000000000032">
                <text:p>0.000084000000000032</text:p>
              </table:table-cell>
              <table:table-cell office:value-type="float" office:value="-144.23769182686">
                <text:p>-144.237691826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80000000000032">
                <text:p>0.000080000000000032</text:p>
              </table:table-cell>
              <table:table-cell office:value-type="float" office:value="-153.89486712335">
                <text:p>-153.894867123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76000000000032">
                <text:p>0.000076000000000032</text:p>
              </table:table-cell>
              <table:table-cell office:value-type="float" office:value="-163.55204241983">
                <text:p>-163.55204241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72000000000032">
                <text:p>0.000072000000000032</text:p>
              </table:table-cell>
              <table:table-cell office:value-type="float" office:value="-173.20921771632">
                <text:p>-173.209217716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68000000000032">
                <text:p>0.000068000000000032</text:p>
              </table:table-cell>
              <table:table-cell office:value-type="float" office:value="-182.8663930128">
                <text:p>-182.86639301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64000000000032">
                <text:p>0.000064000000000032</text:p>
              </table:table-cell>
              <table:table-cell office:value-type="float" office:value="-192.52356830929">
                <text:p>-192.523568309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60000000000032">
                <text:p>0.000060000000000032</text:p>
              </table:table-cell>
              <table:table-cell office:value-type="float" office:value="-202.18074360577">
                <text:p>-202.180743605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56000000000032">
                <text:p>0.000056000000000032</text:p>
              </table:table-cell>
              <table:table-cell office:value-type="float" office:value="-211.83791890226">
                <text:p>-211.837918902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52000000000032">
                <text:p>0.000052000000000032</text:p>
              </table:table-cell>
              <table:table-cell office:value-type="float" office:value="-221.49509419875">
                <text:p>-221.495094198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48000000000032">
                <text:p>0.000048000000000032</text:p>
              </table:table-cell>
              <table:table-cell office:value-type="float" office:value="-231.15226949523">
                <text:p>-231.152269495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44000000000032">
                <text:p>0.000044000000000032</text:p>
              </table:table-cell>
              <table:table-cell office:value-type="float" office:value="-240.80944479172">
                <text:p>-240.809444791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40000000000033">
                <text:p>0.000040000000000033</text:p>
              </table:table-cell>
              <table:table-cell office:value-type="float" office:value="-250.4666200882">
                <text:p>-250.46662008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36000000000033">
                <text:p>0.000036000000000033</text:p>
              </table:table-cell>
              <table:table-cell office:value-type="float" office:value="-260.12379538469">
                <text:p>-260.123795384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32000000000033">
                <text:p>0.000032000000000033</text:p>
              </table:table-cell>
              <table:table-cell office:value-type="float" office:value="-269.78097068118">
                <text:p>-269.780970681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28000000000033">
                <text:p>0.000028000000000033</text:p>
              </table:table-cell>
              <table:table-cell office:value-type="float" office:value="-279.43814597766">
                <text:p>-279.438145977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24000000000033">
                <text:p>0.000024000000000033</text:p>
              </table:table-cell>
              <table:table-cell office:value-type="float" office:value="-289.09532127415">
                <text:p>-289.095321274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20000000000033">
                <text:p>0.000020000000000033</text:p>
              </table:table-cell>
              <table:table-cell office:value-type="float" office:value="-298.75249657063">
                <text:p>-298.752496570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16000000000033">
                <text:p>0.000016000000000033</text:p>
              </table:table-cell>
              <table:table-cell office:value-type="float" office:value="-308.40967186712">
                <text:p>-308.409671867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12000000000033">
                <text:p>0.000012000000000033</text:p>
              </table:table-cell>
              <table:table-cell office:value-type="float" office:value="-318.06684716361">
                <text:p>-318.066847163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80000000000332">
                <text:p>0.0000080000000000332</text:p>
              </table:table-cell>
              <table:table-cell office:value-type="float" office:value="-327.72402246009">
                <text:p>-327.724022460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40000000000333">
                <text:p>0.0000040000000000333</text:p>
              </table:table-cell>
              <table:table-cell office:value-type="float" office:value="-337.38119775658">
                <text:p>-337.381197756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3393426912554E-017">
                <text:p>3.3393426912554E-017</text:p>
              </table:table-cell>
              <table:table-cell office:value-type="float" office:value="-347.03837305306">
                <text:p>-347.038373053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00039999999999665">
                <text:p>-0.0000039999999999665</text:p>
              </table:table-cell>
              <table:table-cell office:value-type="float" office:value="-356.69554834955">
                <text:p>-356.695548349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000079999999999664">
                <text:p>-0.0000079999999999664</text:p>
              </table:table-cell>
              <table:table-cell office:value-type="float" office:value="-366.35272364604">
                <text:p>-366.352723646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00011999999999966">
                <text:p>-0.000011999999999966</text:p>
              </table:table-cell>
              <table:table-cell office:value-type="float" office:value="-376.00989894252">
                <text:p>-376.009898942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00015999999999966">
                <text:p>-0.000015999999999966</text:p>
              </table:table-cell>
              <table:table-cell office:value-type="float" office:value="-385.66707423901">
                <text:p>-385.667074239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00019999999999966">
                <text:p>-0.000019999999999966</text:p>
              </table:table-cell>
              <table:table-cell office:value-type="float" office:value="-395.32424953549">
                <text:p>-395.324249535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00023999999999966">
                <text:p>-0.000023999999999966</text:p>
              </table:table-cell>
              <table:table-cell office:value-type="float" office:value="-404.98142483198">
                <text:p>-404.981424831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00027999999999966">
                <text:p>-0.000027999999999966</text:p>
              </table:table-cell>
              <table:table-cell office:value-type="float" office:value="-414.63860012847">
                <text:p>-414.638600128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00031999999999966">
                <text:p>-0.000031999999999966</text:p>
              </table:table-cell>
              <table:table-cell office:value-type="float" office:value="-424.29577542495">
                <text:p>-424.29577542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00035999999999966">
                <text:p>-0.000035999999999966</text:p>
              </table:table-cell>
              <table:table-cell office:value-type="float" office:value="-433.95295072144">
                <text:p>-433.952950721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00039999999999966">
                <text:p>-0.000039999999999966</text:p>
              </table:table-cell>
              <table:table-cell office:value-type="float" office:value="-443.61012601793">
                <text:p>-443.610126017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00043999999999966">
                <text:p>-0.000043999999999966</text:p>
              </table:table-cell>
              <table:table-cell office:value-type="float" office:value="-453.26730131441">
                <text:p>-453.267301314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00047999999999966">
                <text:p>-0.000047999999999966</text:p>
              </table:table-cell>
              <table:table-cell office:value-type="float" office:value="-462.9244766109">
                <text:p>-462.92447661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00051999999999965">
                <text:p>-0.000051999999999965</text:p>
              </table:table-cell>
              <table:table-cell office:value-type="float" office:value="-472.58165190738">
                <text:p>-472.581651907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00055999999999965">
                <text:p>-0.000055999999999965</text:p>
              </table:table-cell>
              <table:table-cell office:value-type="float" office:value="-482.23882720387">
                <text:p>-482.238827203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0059999999999965">
                <text:p>-0.000059999999999965</text:p>
              </table:table-cell>
              <table:table-cell office:value-type="float" office:value="-491.89600250035">
                <text:p>-491.896002500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00063999999999965">
                <text:p>-0.000063999999999965</text:p>
              </table:table-cell>
              <table:table-cell office:value-type="float" office:value="-501.55317779684">
                <text:p>-501.553177796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00067999999999965">
                <text:p>-0.000067999999999965</text:p>
              </table:table-cell>
              <table:table-cell office:value-type="float" office:value="-511.21035309333">
                <text:p>-511.21035309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00071999999999965">
                <text:p>-0.000071999999999965</text:p>
              </table:table-cell>
              <table:table-cell office:value-type="float" office:value="-520.86752838981">
                <text:p>-520.867528389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0075999999999965">
                <text:p>-0.000075999999999965</text:p>
              </table:table-cell>
              <table:table-cell office:value-type="float" office:value="-530.5247036863">
                <text:p>-530.52470368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0079999999999965">
                <text:p>-0.000079999999999965</text:p>
              </table:table-cell>
              <table:table-cell office:value-type="float" office:value="-540.18187898278">
                <text:p>-540.181878982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0083999999999965">
                <text:p>-0.000083999999999965</text:p>
              </table:table-cell>
              <table:table-cell office:value-type="float" office:value="-549.83905427927">
                <text:p>-549.839054279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0087999999999965">
                <text:p>-0.000087999999999965</text:p>
              </table:table-cell>
              <table:table-cell office:value-type="float" office:value="-559.49622957576">
                <text:p>-559.496229575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0091999999999965">
                <text:p>-0.000091999999999965</text:p>
              </table:table-cell>
              <table:table-cell office:value-type="float" office:value="-569.15340487224">
                <text:p>-569.153404872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0095999999999965">
                <text:p>-0.000095999999999965</text:p>
              </table:table-cell>
              <table:table-cell office:value-type="float" office:value="-578.81058016873">
                <text:p>-578.810580168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0099999999999964">
                <text:p>-0.000099999999999964</text:p>
              </table:table-cell>
              <table:table-cell office:value-type="float" office:value="-588.46775546521">
                <text:p>-588.467755465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010399999999996">
                <text:p>-0.00010399999999996</text:p>
              </table:table-cell>
              <table:table-cell office:value-type="float" office:value="-598.1249307617">
                <text:p>-598.12493076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010799999999996">
                <text:p>-0.00010799999999996</text:p>
              </table:table-cell>
              <table:table-cell office:value-type="float" office:value="-607.78210605819">
                <text:p>-607.782106058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011199999999996">
                <text:p>-0.00011199999999996</text:p>
              </table:table-cell>
              <table:table-cell office:value-type="float" office:value="-617.43928135467">
                <text:p>-617.439281354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011599999999996">
                <text:p>-0.00011599999999996</text:p>
              </table:table-cell>
              <table:table-cell office:value-type="float" office:value="-627.09645665116">
                <text:p>-627.096456651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011999999999996">
                <text:p>-0.00011999999999996</text:p>
              </table:table-cell>
              <table:table-cell office:value-type="float" office:value="-636.75363194765">
                <text:p>-636.753631947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012399999999996">
                <text:p>-0.00012399999999996</text:p>
              </table:table-cell>
              <table:table-cell office:value-type="float" office:value="-646.41080724413">
                <text:p>-646.41080724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012799999999996">
                <text:p>-0.00012799999999996</text:p>
              </table:table-cell>
              <table:table-cell office:value-type="float" office:value="-656.06798254062">
                <text:p>-656.067982540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013199999999996">
                <text:p>-0.00013199999999996</text:p>
              </table:table-cell>
              <table:table-cell office:value-type="float" office:value="-665.72515783711">
                <text:p>-665.725157837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013599999999996">
                <text:p>-0.00013599999999996</text:p>
              </table:table-cell>
              <table:table-cell office:value-type="float" office:value="-675.38233313359">
                <text:p>-675.382333133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013999999999996">
                <text:p>-0.00013999999999996</text:p>
              </table:table-cell>
              <table:table-cell office:value-type="float" office:value="-685.03950843008">
                <text:p>-685.039508430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014399999999996">
                <text:p>-0.00014399999999996</text:p>
              </table:table-cell>
              <table:table-cell office:value-type="float" office:value="-694.69668372656">
                <text:p>-694.696683726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014799999999996">
                <text:p>-0.00014799999999996</text:p>
              </table:table-cell>
              <table:table-cell office:value-type="float" office:value="-704.35385902305">
                <text:p>-704.353859023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0015199999999996">
                <text:p>-0.00015199999999996</text:p>
              </table:table-cell>
              <table:table-cell office:value-type="float" office:value="-714.01103431953">
                <text:p>-714.011034319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015599999999996">
                <text:p>-0.00015599999999996</text:p>
              </table:table-cell>
              <table:table-cell office:value-type="float" office:value="-723.66820961602">
                <text:p>-723.668209616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015999999999996">
                <text:p>-0.00015999999999996</text:p>
              </table:table-cell>
              <table:table-cell office:value-type="float" office:value="-733.32538491251">
                <text:p>-733.325384912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0016399999999996">
                <text:p>-0.00016399999999996</text:p>
              </table:table-cell>
              <table:table-cell office:value-type="float" office:value="-742.98256020899">
                <text:p>-742.982560208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0016799999999996">
                <text:p>-0.00016799999999996</text:p>
              </table:table-cell>
              <table:table-cell office:value-type="float" office:value="-752.63973550548">
                <text:p>-752.639735505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0017199999999996">
                <text:p>-0.00017199999999996</text:p>
              </table:table-cell>
              <table:table-cell office:value-type="float" office:value="-762.29691080196">
                <text:p>-762.296910801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017599999999996">
                <text:p>-0.00017599999999996</text:p>
              </table:table-cell>
              <table:table-cell office:value-type="float" office:value="-771.95408609845">
                <text:p>-771.954086098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017999999999996">
                <text:p>-0.00017999999999996</text:p>
              </table:table-cell>
              <table:table-cell office:value-type="float" office:value="-781.61126139493">
                <text:p>-781.611261394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018399999999996">
                <text:p>-0.00018399999999996</text:p>
              </table:table-cell>
              <table:table-cell office:value-type="float" office:value="-791.26843669142">
                <text:p>-791.268436691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018799999999996">
                <text:p>-0.00018799999999996</text:p>
              </table:table-cell>
              <table:table-cell office:value-type="float" office:value="-800.92561198791">
                <text:p>-800.925611987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0019199999999996">
                <text:p>-0.00019199999999996</text:p>
              </table:table-cell>
              <table:table-cell office:value-type="float" office:value="-810.58278728439">
                <text:p>-810.582787284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019599999999996">
                <text:p>-0.00019599999999996</text:p>
              </table:table-cell>
              <table:table-cell office:value-type="float" office:value="-820.23996258088">
                <text:p>-820.239962580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019999999999996">
                <text:p>-0.00019999999999996</text:p>
              </table:table-cell>
              <table:table-cell office:value-type="float" office:value="-829.89713787736">
                <text:p>-829.8971378773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020399999999996">
                <text:p>-0.00020399999999996</text:p>
              </table:table-cell>
              <table:table-cell office:value-type="float" office:value="-839.55431317385">
                <text:p>-839.554313173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020799999999996">
                <text:p>-0.00020799999999996</text:p>
              </table:table-cell>
              <table:table-cell office:value-type="float" office:value="-849.21148847033">
                <text:p>-849.211488470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021199999999996">
                <text:p>-0.00021199999999996</text:p>
              </table:table-cell>
              <table:table-cell office:value-type="float" office:value="-858.86866376682">
                <text:p>-858.868663766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021599999999996">
                <text:p>-0.00021599999999996</text:p>
              </table:table-cell>
              <table:table-cell office:value-type="float" office:value="-868.52583906331">
                <text:p>-868.525839063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021999999999996">
                <text:p>-0.00021999999999996</text:p>
              </table:table-cell>
              <table:table-cell office:value-type="float" office:value="-878.1830143598">
                <text:p>-878.18301435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022399999999996">
                <text:p>-0.00022399999999996</text:p>
              </table:table-cell>
              <table:table-cell office:value-type="float" office:value="-887.84018965628">
                <text:p>-887.840189656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022799999999996">
                <text:p>-0.00022799999999996</text:p>
              </table:table-cell>
              <table:table-cell office:value-type="float" office:value="-897.49736495277">
                <text:p>-897.497364952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023199999999996">
                <text:p>-0.00023199999999996</text:p>
              </table:table-cell>
              <table:table-cell office:value-type="float" office:value="-907.15454024925">
                <text:p>-907.154540249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023599999999996">
                <text:p>-0.00023599999999996</text:p>
              </table:table-cell>
              <table:table-cell office:value-type="float" office:value="-916.81171554574">
                <text:p>-916.811715545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0023999999999996">
                <text:p>-0.00023999999999996</text:p>
              </table:table-cell>
              <table:table-cell office:value-type="float" office:value="-926.46889084223">
                <text:p>-926.468890842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0024399999999996">
                <text:p>-0.00024399999999996</text:p>
              </table:table-cell>
              <table:table-cell office:value-type="float" office:value="-936.12606613871">
                <text:p>-936.126066138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024799999999996">
                <text:p>-0.00024799999999996</text:p>
              </table:table-cell>
              <table:table-cell office:value-type="float" office:value="-945.78324143519">
                <text:p>-945.783241435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0025199999999996">
                <text:p>-0.00025199999999996</text:p>
              </table:table-cell>
              <table:table-cell office:value-type="float" office:value="-955.44041673168">
                <text:p>-955.440416731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025599999999996">
                <text:p>-0.00025599999999996</text:p>
              </table:table-cell>
              <table:table-cell office:value-type="float" office:value="-965.09759202816">
                <text:p>-965.097592028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025999999999996">
                <text:p>-0.00025999999999996</text:p>
              </table:table-cell>
              <table:table-cell office:value-type="float" office:value="-974.75476732465">
                <text:p>-974.754767324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026399999999996">
                <text:p>-0.00026399999999996</text:p>
              </table:table-cell>
              <table:table-cell office:value-type="float" office:value="-984.41194262115">
                <text:p>-984.411942621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026799999999996">
                <text:p>-0.00026799999999996</text:p>
              </table:table-cell>
              <table:table-cell office:value-type="float" office:value="-994.06911791763">
                <text:p>-994.069117917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0027199999999996">
                <text:p>-0.00027199999999996</text:p>
              </table:table-cell>
              <table:table-cell office:value-type="float" office:value="-1003.7262932141">
                <text:p>-1003.72629321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027599999999996">
                <text:p>-0.00027599999999996</text:p>
              </table:table-cell>
              <table:table-cell office:value-type="float" office:value="-1013.3834685106">
                <text:p>-1013.38346851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027999999999996">
                <text:p>-0.00027999999999996</text:p>
              </table:table-cell>
              <table:table-cell office:value-type="float" office:value="-1023.0406438071">
                <text:p>-1023.04064380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028399999999996">
                <text:p>-0.00028399999999996</text:p>
              </table:table-cell>
              <table:table-cell office:value-type="float" office:value="-1032.6978191036">
                <text:p>-1032.69781910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028799999999996">
                <text:p>-0.00028799999999996</text:p>
              </table:table-cell>
              <table:table-cell office:value-type="float" office:value="-1042.3549944001">
                <text:p>-1042.35499440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029199999999996">
                <text:p>-0.00029199999999996</text:p>
              </table:table-cell>
              <table:table-cell office:value-type="float" office:value="-1052.0121696965">
                <text:p>-1052.0121696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029599999999996">
                <text:p>-0.00029599999999996</text:p>
              </table:table-cell>
              <table:table-cell office:value-type="float" office:value="-1061.669344993">
                <text:p>-1061.6693449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029999999999996">
                <text:p>-0.00029999999999996</text:p>
              </table:table-cell>
              <table:table-cell office:value-type="float" office:value="-1071.3265202895">
                <text:p>-1071.32652028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030399999999996">
                <text:p>-0.00030399999999996</text:p>
              </table:table-cell>
              <table:table-cell office:value-type="float" office:value="-1080.983695586">
                <text:p>-1080.9836955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030799999999996">
                <text:p>-0.00030799999999996</text:p>
              </table:table-cell>
              <table:table-cell office:value-type="float" office:value="-1090.6408708825">
                <text:p>-1090.64087088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031199999999996">
                <text:p>-0.00031199999999996</text:p>
              </table:table-cell>
              <table:table-cell office:value-type="float" office:value="-1100.298046179">
                <text:p>-1100.2980461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031599999999996">
                <text:p>-0.00031599999999996</text:p>
              </table:table-cell>
              <table:table-cell office:value-type="float" office:value="-1109.9552214755">
                <text:p>-1109.95522147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031999999999996">
                <text:p>-0.00031999999999996</text:p>
              </table:table-cell>
              <table:table-cell office:value-type="float" office:value="-1119.6123967719">
                <text:p>-1119.61239677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032399999999996">
                <text:p>-0.00032399999999996</text:p>
              </table:table-cell>
              <table:table-cell office:value-type="float" office:value="-1129.2695720684">
                <text:p>-1129.26957206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032799999999996">
                <text:p>-0.00032799999999996</text:p>
              </table:table-cell>
              <table:table-cell office:value-type="float" office:value="-1138.9267473649">
                <text:p>-1138.92674736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033199999999996">
                <text:p>-0.00033199999999996</text:p>
              </table:table-cell>
              <table:table-cell office:value-type="float" office:value="-1148.5839226614">
                <text:p>-1148.58392266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033599999999996">
                <text:p>-0.00033599999999996</text:p>
              </table:table-cell>
              <table:table-cell office:value-type="float" office:value="-1158.2410979579">
                <text:p>-1158.24109795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033999999999996">
                <text:p>-0.00033999999999996</text:p>
              </table:table-cell>
              <table:table-cell office:value-type="float" office:value="-1167.8982732544">
                <text:p>-1167.89827325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034399999999996">
                <text:p>-0.00034399999999996</text:p>
              </table:table-cell>
              <table:table-cell office:value-type="float" office:value="-1177.5554485509">
                <text:p>-1177.55544855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034799999999996">
                <text:p>-0.00034799999999996</text:p>
              </table:table-cell>
              <table:table-cell office:value-type="float" office:value="-1187.2126238474">
                <text:p>-1187.21262384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035199999999996">
                <text:p>-0.00035199999999996</text:p>
              </table:table-cell>
              <table:table-cell office:value-type="float" office:value="-1196.8697991438">
                <text:p>-1196.86979914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035599999999996">
                <text:p>-0.00035599999999996</text:p>
              </table:table-cell>
              <table:table-cell office:value-type="float" office:value="-1206.5269744403">
                <text:p>-1206.52697444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035999999999996">
                <text:p>-0.00035999999999996</text:p>
              </table:table-cell>
              <table:table-cell office:value-type="float" office:value="-1216.1841497368">
                <text:p>-1216.18414973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036399999999996">
                <text:p>-0.00036399999999996</text:p>
              </table:table-cell>
              <table:table-cell office:value-type="float" office:value="-1225.8413250333">
                <text:p>-1225.84132503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036799999999996">
                <text:p>-0.00036799999999996</text:p>
              </table:table-cell>
              <table:table-cell office:value-type="float" office:value="-1235.4985003298">
                <text:p>-1235.49850032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037199999999996">
                <text:p>-0.00037199999999996</text:p>
              </table:table-cell>
              <table:table-cell office:value-type="float" office:value="-1245.1556756263">
                <text:p>-1245.15567562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037599999999996">
                <text:p>-0.00037599999999996</text:p>
              </table:table-cell>
              <table:table-cell office:value-type="float" office:value="-1254.8128509227">
                <text:p>-1254.81285092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037999999999996">
                <text:p>-0.00037999999999996</text:p>
              </table:table-cell>
              <table:table-cell office:value-type="float" office:value="-1264.4700262192">
                <text:p>-1264.47002621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038399999999996">
                <text:p>-0.00038399999999996</text:p>
              </table:table-cell>
              <table:table-cell office:value-type="float" office:value="-1274.1272015157">
                <text:p>-1274.12720151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0038799999999996">
                <text:p>-0.00038799999999996</text:p>
              </table:table-cell>
              <table:table-cell office:value-type="float" office:value="-1283.7843768122">
                <text:p>-1283.78437681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039199999999996">
                <text:p>-0.00039199999999996</text:p>
              </table:table-cell>
              <table:table-cell office:value-type="float" office:value="-1293.4415521087">
                <text:p>-1293.44155210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0039599999999996">
                <text:p>-0.00039599999999996</text:p>
              </table:table-cell>
              <table:table-cell office:value-type="float" office:value="-1303.0987274052">
                <text:p>-1303.09872740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039999999999996">
                <text:p>-0.00039999999999996</text:p>
              </table:table-cell>
              <table:table-cell office:value-type="float" office:value="-1312.7559027017">
                <text:p>-1312.75590270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040399999999996">
                <text:p>-0.00040399999999996</text:p>
              </table:table-cell>
              <table:table-cell office:value-type="float" office:value="-1322.4130779982">
                <text:p>-1322.41307799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040799999999996">
                <text:p>-0.00040799999999996</text:p>
              </table:table-cell>
              <table:table-cell office:value-type="float" office:value="-1332.0702532946">
                <text:p>-1332.07025329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041199999999996">
                <text:p>-0.00041199999999996</text:p>
              </table:table-cell>
              <table:table-cell office:value-type="float" office:value="-1341.7274285911">
                <text:p>-1341.72742859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041599999999996">
                <text:p>-0.00041599999999996</text:p>
              </table:table-cell>
              <table:table-cell office:value-type="float" office:value="-1351.3846038876">
                <text:p>-1351.38460388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041999999999996">
                <text:p>-0.00041999999999996</text:p>
              </table:table-cell>
              <table:table-cell office:value-type="float" office:value="-1361.0417791841">
                <text:p>-1361.04177918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042399999999996">
                <text:p>-0.00042399999999996</text:p>
              </table:table-cell>
              <table:table-cell office:value-type="float" office:value="-1370.6989544806">
                <text:p>-1370.69895448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042799999999996">
                <text:p>-0.00042799999999996</text:p>
              </table:table-cell>
              <table:table-cell office:value-type="float" office:value="-1380.3561297771">
                <text:p>-1380.35612977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043199999999996">
                <text:p>-0.00043199999999996</text:p>
              </table:table-cell>
              <table:table-cell office:value-type="float" office:value="-1390.0133050736">
                <text:p>-1390.01330507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043599999999996">
                <text:p>-0.00043599999999996</text:p>
              </table:table-cell>
              <table:table-cell office:value-type="float" office:value="-1399.67048037">
                <text:p>-1399.670480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043999999999996">
                <text:p>-0.00043999999999996</text:p>
              </table:table-cell>
              <table:table-cell office:value-type="float" office:value="-1409.3276556665">
                <text:p>-1409.32765566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044399999999996">
                <text:p>-0.00044399999999996</text:p>
              </table:table-cell>
              <table:table-cell office:value-type="float" office:value="-1418.984830963">
                <text:p>-1418.9848309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044799999999996">
                <text:p>-0.00044799999999996</text:p>
              </table:table-cell>
              <table:table-cell office:value-type="float" office:value="-1428.6420062595">
                <text:p>-1428.64200625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045199999999996">
                <text:p>-0.00045199999999996</text:p>
              </table:table-cell>
              <table:table-cell office:value-type="float" office:value="-1438.299181556">
                <text:p>-1438.2991815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045599999999996">
                <text:p>-0.00045599999999996</text:p>
              </table:table-cell>
              <table:table-cell office:value-type="float" office:value="-1447.9563568525">
                <text:p>-1447.95635685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045999999999996">
                <text:p>-0.00045999999999996</text:p>
              </table:table-cell>
              <table:table-cell office:value-type="float" office:value="-1457.613532149">
                <text:p>-1457.6135321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046399999999996">
                <text:p>-0.00046399999999996</text:p>
              </table:table-cell>
              <table:table-cell office:value-type="float" office:value="-1467.2707074454">
                <text:p>-1467.27070744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046799999999996">
                <text:p>-0.00046799999999996</text:p>
              </table:table-cell>
              <table:table-cell office:value-type="float" office:value="-1476.9278827419">
                <text:p>-1476.92788274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047199999999996">
                <text:p>-0.00047199999999996</text:p>
              </table:table-cell>
              <table:table-cell office:value-type="float" office:value="-1486.5850580384">
                <text:p>-1486.58505803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047599999999996">
                <text:p>-0.00047599999999996</text:p>
              </table:table-cell>
              <table:table-cell office:value-type="float" office:value="-1496.2422333349">
                <text:p>-1496.24223333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047999999999996">
                <text:p>-0.00047999999999996</text:p>
              </table:table-cell>
              <table:table-cell office:value-type="float" office:value="-1505.8994086314">
                <text:p>-1505.89940863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048399999999996">
                <text:p>-0.00048399999999996</text:p>
              </table:table-cell>
              <table:table-cell office:value-type="float" office:value="-1515.5565839279">
                <text:p>-1515.55658392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048799999999996">
                <text:p>-0.00048799999999996</text:p>
              </table:table-cell>
              <table:table-cell office:value-type="float" office:value="-1525.2137592244">
                <text:p>-1525.21375922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049199999999996">
                <text:p>-0.00049199999999996</text:p>
              </table:table-cell>
              <table:table-cell office:value-type="float" office:value="-1534.8709345208">
                <text:p>-1534.87093452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049599999999996">
                <text:p>-0.00049599999999996</text:p>
              </table:table-cell>
              <table:table-cell office:value-type="float" office:value="-1544.5281098173">
                <text:p>-1544.52810981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049999999999996">
                <text:p>-0.00049999999999996</text:p>
              </table:table-cell>
              <table:table-cell office:value-type="float" office:value="-1554.1852851138">
                <text:p>-1554.1852851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050399999999996">
                <text:p>-0.00050399999999996</text:p>
              </table:table-cell>
              <table:table-cell office:value-type="float" office:value="-1563.8424604103">
                <text:p>-1563.84246041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050799999999996">
                <text:p>-0.00050799999999996</text:p>
              </table:table-cell>
              <table:table-cell office:value-type="float" office:value="-1573.4996357068">
                <text:p>-1573.49963570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51199999999996">
                <text:p>-0.00051199999999996</text:p>
              </table:table-cell>
              <table:table-cell office:value-type="float" office:value="-1583.1568110033">
                <text:p>-1583.15681100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051599999999996">
                <text:p>-0.00051599999999996</text:p>
              </table:table-cell>
              <table:table-cell office:value-type="float" office:value="-1592.8139862998">
                <text:p>-1592.813986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051999999999996">
                <text:p>-0.00051999999999996</text:p>
              </table:table-cell>
              <table:table-cell office:value-type="float" office:value="-1602.4711615962">
                <text:p>-1602.47116159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052399999999996">
                <text:p>-0.00052399999999996</text:p>
              </table:table-cell>
              <table:table-cell office:value-type="float" office:value="-1612.1283368927">
                <text:p>-1612.12833689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052799999999996">
                <text:p>-0.00052799999999996</text:p>
              </table:table-cell>
              <table:table-cell office:value-type="float" office:value="-1621.7855121892">
                <text:p>-1621.78551218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053199999999996">
                <text:p>-0.00053199999999996</text:p>
              </table:table-cell>
              <table:table-cell office:value-type="float" office:value="-1631.4426874857">
                <text:p>-1631.44268748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053599999999996">
                <text:p>-0.00053599999999996</text:p>
              </table:table-cell>
              <table:table-cell office:value-type="float" office:value="-1641.0998627822">
                <text:p>-1641.09986278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053999999999996">
                <text:p>-0.00053999999999996</text:p>
              </table:table-cell>
              <table:table-cell office:value-type="float" office:value="-1650.7570380787">
                <text:p>-1650.75703807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0054399999999996">
                <text:p>-0.00054399999999996</text:p>
              </table:table-cell>
              <table:table-cell office:value-type="float" office:value="-1660.4142133752">
                <text:p>-1660.41421337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054799999999995">
                <text:p>-0.00054799999999995</text:p>
              </table:table-cell>
              <table:table-cell office:value-type="float" office:value="-1670.0713886717">
                <text:p>-1670.07138867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055199999999995">
                <text:p>-0.00055199999999995</text:p>
              </table:table-cell>
              <table:table-cell office:value-type="float" office:value="-1679.7285639681">
                <text:p>-1679.72856396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055599999999995">
                <text:p>-0.00055599999999995</text:p>
              </table:table-cell>
              <table:table-cell office:value-type="float" office:value="-1689.3857392646">
                <text:p>-1689.38573926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055999999999995">
                <text:p>-0.00055999999999995</text:p>
              </table:table-cell>
              <table:table-cell office:value-type="float" office:value="-1699.0429145611">
                <text:p>-1699.04291456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0056399999999995">
                <text:p>-0.00056399999999995</text:p>
              </table:table-cell>
              <table:table-cell office:value-type="float" office:value="-1708.7000898576">
                <text:p>-1708.70008985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056799999999995">
                <text:p>-0.00056799999999995</text:p>
              </table:table-cell>
              <table:table-cell office:value-type="float" office:value="-1718.3572651541">
                <text:p>-1718.35726515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0057199999999995">
                <text:p>-0.00057199999999995</text:p>
              </table:table-cell>
              <table:table-cell office:value-type="float" office:value="-1728.0144404506">
                <text:p>-1728.01444045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057599999999995">
                <text:p>-0.00057599999999995</text:p>
              </table:table-cell>
              <table:table-cell office:value-type="float" office:value="-1737.6716157471">
                <text:p>-1737.67161574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057999999999995">
                <text:p>-0.00057999999999995</text:p>
              </table:table-cell>
              <table:table-cell office:value-type="float" office:value="-1747.3287910435">
                <text:p>-1747.32879104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058399999999995">
                <text:p>-0.00058399999999995</text:p>
              </table:table-cell>
              <table:table-cell office:value-type="float" office:value="-1756.98596634">
                <text:p>-1756.985966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058799999999995">
                <text:p>-0.00058799999999995</text:p>
              </table:table-cell>
              <table:table-cell office:value-type="float" office:value="-1766.6431416365">
                <text:p>-1766.64314163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059199999999995">
                <text:p>-0.00059199999999995</text:p>
              </table:table-cell>
              <table:table-cell office:value-type="float" office:value="-1776.300316933">
                <text:p>-1776.3003169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0059599999999995">
                <text:p>-0.00059599999999995</text:p>
              </table:table-cell>
              <table:table-cell office:value-type="float" office:value="-1785.9574922295">
                <text:p>-1785.95749222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059999999999995">
                <text:p>-0.00059999999999995</text:p>
              </table:table-cell>
              <table:table-cell office:value-type="float" office:value="-1795.614667526">
                <text:p>-1795.6146675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060399999999995">
                <text:p>-0.00060399999999995</text:p>
              </table:table-cell>
              <table:table-cell office:value-type="float" office:value="-1805.2718428225">
                <text:p>-1805.27184282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060799999999995">
                <text:p>-0.00060799999999995</text:p>
              </table:table-cell>
              <table:table-cell office:value-type="float" office:value="-1814.9290181189">
                <text:p>-1814.92901811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061199999999995">
                <text:p>-0.00061199999999995</text:p>
              </table:table-cell>
              <table:table-cell office:value-type="float" office:value="-1824.5861934154">
                <text:p>-1824.58619341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061599999999995">
                <text:p>-0.00061599999999995</text:p>
              </table:table-cell>
              <table:table-cell office:value-type="float" office:value="-1834.2433687119">
                <text:p>-1834.24336871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0061999999999995">
                <text:p>-0.00061999999999995</text:p>
              </table:table-cell>
              <table:table-cell office:value-type="float" office:value="-1843.9005440084">
                <text:p>-1843.90054400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062399999999995">
                <text:p>-0.00062399999999995</text:p>
              </table:table-cell>
              <table:table-cell office:value-type="float" office:value="-1851.7298535031">
                <text:p>-1851.72985350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062799999999995">
                <text:p>-0.00062799999999995</text:p>
              </table:table-cell>
              <table:table-cell office:value-type="float" office:value="-1856.5797439365">
                <text:p>-1856.57974393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063199999999995">
                <text:p>-0.00063199999999995</text:p>
              </table:table-cell>
              <table:table-cell office:value-type="float" office:value="-1861.4296353516">
                <text:p>-1861.42963535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063599999999995">
                <text:p>-0.00063599999999995</text:p>
              </table:table-cell>
              <table:table-cell office:value-type="float" office:value="-1866.2795267668">
                <text:p>-1866.27952676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063999999999995">
                <text:p>-0.00063999999999995</text:p>
              </table:table-cell>
              <table:table-cell office:value-type="float" office:value="-1871.1294181819">
                <text:p>-1871.12941818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064399999999995">
                <text:p>-0.00064399999999995</text:p>
              </table:table-cell>
              <table:table-cell office:value-type="float" office:value="-1875.979309597">
                <text:p>-1875.9793095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064799999999995">
                <text:p>-0.00064799999999995</text:p>
              </table:table-cell>
              <table:table-cell office:value-type="float" office:value="-1880.8292010121">
                <text:p>-1880.82920101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065199999999995">
                <text:p>-0.00065199999999995</text:p>
              </table:table-cell>
              <table:table-cell office:value-type="float" office:value="-1885.6790924272">
                <text:p>-1885.67909242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065599999999995">
                <text:p>-0.00065599999999995</text:p>
              </table:table-cell>
              <table:table-cell office:value-type="float" office:value="-1890.5289838423">
                <text:p>-1890.52898384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065999999999995">
                <text:p>-0.00065999999999995</text:p>
              </table:table-cell>
              <table:table-cell office:value-type="float" office:value="-1895.3788752575">
                <text:p>-1895.37887525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0066399999999995">
                <text:p>-0.00066399999999995</text:p>
              </table:table-cell>
              <table:table-cell office:value-type="float" office:value="-1900.2287666726">
                <text:p>-1900.22876667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066799999999995">
                <text:p>-0.00066799999999995</text:p>
              </table:table-cell>
              <table:table-cell office:value-type="float" office:value="-1905.0786580877">
                <text:p>-1905.07865808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67199999999995">
                <text:p>-0.00067199999999995</text:p>
              </table:table-cell>
              <table:table-cell office:value-type="float" office:value="-1909.9285495028">
                <text:p>-1909.92854950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067599999999995">
                <text:p>-0.00067599999999995</text:p>
              </table:table-cell>
              <table:table-cell office:value-type="float" office:value="-1914.7784409179">
                <text:p>-1914.77844091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0067999999999995">
                <text:p>-0.00067999999999995</text:p>
              </table:table-cell>
              <table:table-cell office:value-type="float" office:value="-1919.628332333">
                <text:p>-1919.6283323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068399999999995">
                <text:p>-0.00068399999999995</text:p>
              </table:table-cell>
              <table:table-cell office:value-type="float" office:value="-1924.4782237482">
                <text:p>-1924.47822374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068799999999995">
                <text:p>-0.00068799999999995</text:p>
              </table:table-cell>
              <table:table-cell office:value-type="float" office:value="-1929.3281151633">
                <text:p>-1929.32811516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0069199999999995">
                <text:p>-0.00069199999999995</text:p>
              </table:table-cell>
              <table:table-cell office:value-type="float" office:value="-1934.1780065784">
                <text:p>-1934.17800657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069599999999995">
                <text:p>-0.00069599999999995</text:p>
              </table:table-cell>
              <table:table-cell office:value-type="float" office:value="-1939.0278979935">
                <text:p>-1939.02789799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069999999999995">
                <text:p>-0.00069999999999995</text:p>
              </table:table-cell>
              <table:table-cell office:value-type="float" office:value="-1943.8777894086">
                <text:p>-1943.87778940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070399999999995">
                <text:p>-0.00070399999999995</text:p>
              </table:table-cell>
              <table:table-cell office:value-type="float" office:value="-1948.7276808237">
                <text:p>-1948.72768082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070799999999995">
                <text:p>-0.00070799999999995</text:p>
              </table:table-cell>
              <table:table-cell office:value-type="float" office:value="-1953.5775722388">
                <text:p>-1953.57757223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071199999999995">
                <text:p>-0.00071199999999995</text:p>
              </table:table-cell>
              <table:table-cell office:value-type="float" office:value="-1958.427463654">
                <text:p>-1958.4274636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71599999999995">
                <text:p>-0.00071599999999995</text:p>
              </table:table-cell>
              <table:table-cell office:value-type="float" office:value="-1963.2773550691">
                <text:p>-1963.27735506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071999999999995">
                <text:p>-0.00071999999999995</text:p>
              </table:table-cell>
              <table:table-cell office:value-type="float" office:value="-1968.1272464842">
                <text:p>-1968.12724648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072399999999995">
                <text:p>-0.00072399999999995</text:p>
              </table:table-cell>
              <table:table-cell office:value-type="float" office:value="-1972.9771378993">
                <text:p>-1972.97713789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072799999999995">
                <text:p>-0.00072799999999995</text:p>
              </table:table-cell>
              <table:table-cell office:value-type="float" office:value="-1977.8270293144">
                <text:p>-1977.82702931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0073199999999995">
                <text:p>-0.00073199999999995</text:p>
              </table:table-cell>
              <table:table-cell office:value-type="float" office:value="-1982.6769207295">
                <text:p>-1982.67692072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0073599999999995">
                <text:p>-0.00073599999999995</text:p>
              </table:table-cell>
              <table:table-cell office:value-type="float" office:value="-1987.5268121447">
                <text:p>-1987.52681214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073999999999995">
                <text:p>-0.00073999999999995</text:p>
              </table:table-cell>
              <table:table-cell office:value-type="float" office:value="-1992.3767035598">
                <text:p>-1992.37670355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074399999999995">
                <text:p>-0.00074399999999995</text:p>
              </table:table-cell>
              <table:table-cell office:value-type="float" office:value="-1997.2265949749">
                <text:p>-1997.22659497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074799999999995">
                <text:p>-0.00074799999999995</text:p>
              </table:table-cell>
              <table:table-cell office:value-type="float" office:value="-2002.07648639">
                <text:p>-2002.076486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075199999999995">
                <text:p>-0.00075199999999995</text:p>
              </table:table-cell>
              <table:table-cell office:value-type="float" office:value="-2006.9263778051">
                <text:p>-2006.92637780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0075599999999995">
                <text:p>-0.00075599999999995</text:p>
              </table:table-cell>
              <table:table-cell office:value-type="float" office:value="-2011.7762692202">
                <text:p>-2011.77626922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075999999999995">
                <text:p>-0.00075999999999995</text:p>
              </table:table-cell>
              <table:table-cell office:value-type="float" office:value="-2016.6261606353">
                <text:p>-2016.626160635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076399999999995">
                <text:p>-0.00076399999999995</text:p>
              </table:table-cell>
              <table:table-cell office:value-type="float" office:value="-2021.4760520505">
                <text:p>-2021.47605205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076799999999995">
                <text:p>-0.00076799999999995</text:p>
              </table:table-cell>
              <table:table-cell office:value-type="float" office:value="-2026.3259434656">
                <text:p>-2026.32594346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77199999999995">
                <text:p>-0.00077199999999995</text:p>
              </table:table-cell>
              <table:table-cell office:value-type="float" office:value="-2031.1758348807">
                <text:p>-2031.17583488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77599999999995">
                <text:p>-0.00077599999999995</text:p>
              </table:table-cell>
              <table:table-cell office:value-type="float" office:value="-2036.0257262958">
                <text:p>-2036.02572629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77999999999995">
                <text:p>-0.00077999999999995</text:p>
              </table:table-cell>
              <table:table-cell office:value-type="float" office:value="-2040.8756177109">
                <text:p>-2040.87561771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78399999999995">
                <text:p>-0.00078399999999995</text:p>
              </table:table-cell>
              <table:table-cell office:value-type="float" office:value="-2045.725509126">
                <text:p>-2045.7255091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078799999999995">
                <text:p>-0.00078799999999995</text:p>
              </table:table-cell>
              <table:table-cell office:value-type="float" office:value="-2050.5754005412">
                <text:p>-2050.57540054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079199999999995">
                <text:p>-0.00079199999999995</text:p>
              </table:table-cell>
              <table:table-cell office:value-type="float" office:value="-2055.4252919563">
                <text:p>-2055.42529195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079599999999995">
                <text:p>-0.00079599999999995</text:p>
              </table:table-cell>
              <table:table-cell office:value-type="float" office:value="-2060.2751833714">
                <text:p>-2060.27518337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079999999999995">
                <text:p>-0.00079999999999995</text:p>
              </table:table-cell>
              <table:table-cell office:value-type="float" office:value="-2065.1250747865">
                <text:p>-2065.12507478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080399999999995">
                <text:p>-0.00080399999999995</text:p>
              </table:table-cell>
              <table:table-cell office:value-type="float" office:value="-2069.9749662016">
                <text:p>-2069.9749662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080799999999995">
                <text:p>-0.00080799999999995</text:p>
              </table:table-cell>
              <table:table-cell office:value-type="float" office:value="-2074.8248576167">
                <text:p>-2074.82485761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081199999999995">
                <text:p>-0.00081199999999995</text:p>
              </table:table-cell>
              <table:table-cell office:value-type="float" office:value="-2079.6747490319">
                <text:p>-2079.67474903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081599999999995">
                <text:p>-0.00081599999999995</text:p>
              </table:table-cell>
              <table:table-cell office:value-type="float" office:value="-2084.524640447">
                <text:p>-2084.5246404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081999999999995">
                <text:p>-0.00081999999999995</text:p>
              </table:table-cell>
              <table:table-cell office:value-type="float" office:value="-2089.3745318621">
                <text:p>-2089.37453186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082399999999995">
                <text:p>-0.00082399999999995</text:p>
              </table:table-cell>
              <table:table-cell office:value-type="float" office:value="-2094.2244232772">
                <text:p>-2094.22442327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82799999999995">
                <text:p>-0.00082799999999995</text:p>
              </table:table-cell>
              <table:table-cell office:value-type="float" office:value="-2099.0743146923">
                <text:p>-2099.07431469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0083199999999995">
                <text:p>-0.00083199999999995</text:p>
              </table:table-cell>
              <table:table-cell office:value-type="float" office:value="-2103.9242061074">
                <text:p>-2103.92420610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83599999999995">
                <text:p>-0.00083599999999995</text:p>
              </table:table-cell>
              <table:table-cell office:value-type="float" office:value="-2108.7740975225">
                <text:p>-2108.77409752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83999999999995">
                <text:p>-0.00083999999999995</text:p>
              </table:table-cell>
              <table:table-cell office:value-type="float" office:value="-2113.6239889377">
                <text:p>-2113.62398893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0084399999999995">
                <text:p>-0.00084399999999995</text:p>
              </table:table-cell>
              <table:table-cell office:value-type="float" office:value="-2118.4738803528">
                <text:p>-2118.47388035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084799999999995">
                <text:p>-0.00084799999999995</text:p>
              </table:table-cell>
              <table:table-cell office:value-type="float" office:value="-2123.3237717679">
                <text:p>-2123.32377176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085199999999995">
                <text:p>-0.00085199999999995</text:p>
              </table:table-cell>
              <table:table-cell office:value-type="float" office:value="-2128.173663183">
                <text:p>-2128.1736631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85599999999995">
                <text:p>-0.00085599999999995</text:p>
              </table:table-cell>
              <table:table-cell office:value-type="float" office:value="-2133.0235545981">
                <text:p>-2133.02355459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85999999999995">
                <text:p>-0.00085999999999995</text:p>
              </table:table-cell>
              <table:table-cell office:value-type="float" office:value="-2137.8734460132">
                <text:p>-2137.87344601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086399999999995">
                <text:p>-0.00086399999999995</text:p>
              </table:table-cell>
              <table:table-cell office:value-type="float" office:value="-2142.7233374284">
                <text:p>-2142.72333742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86799999999995">
                <text:p>-0.00086799999999995</text:p>
              </table:table-cell>
              <table:table-cell office:value-type="float" office:value="-2147.5732288435">
                <text:p>-2147.57322884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87199999999995">
                <text:p>-0.00087199999999995</text:p>
              </table:table-cell>
              <table:table-cell office:value-type="float" office:value="-2152.4231202586">
                <text:p>-2152.42312025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87599999999995">
                <text:p>-0.00087599999999995</text:p>
              </table:table-cell>
              <table:table-cell office:value-type="float" office:value="-2157.2730116737">
                <text:p>-2157.27301167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87999999999995">
                <text:p>-0.00087999999999995</text:p>
              </table:table-cell>
              <table:table-cell office:value-type="float" office:value="-2162.1229030888">
                <text:p>-2162.12290308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88399999999995">
                <text:p>-0.00088399999999995</text:p>
              </table:table-cell>
              <table:table-cell office:value-type="float" office:value="-2166.9727945039">
                <text:p>-2166.97279450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88799999999995">
                <text:p>-0.00088799999999995</text:p>
              </table:table-cell>
              <table:table-cell office:value-type="float" office:value="-2171.822685919">
                <text:p>-2171.8226859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89199999999995">
                <text:p>-0.00089199999999995</text:p>
              </table:table-cell>
              <table:table-cell office:value-type="float" office:value="-2176.6725773342">
                <text:p>-2176.67257733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89599999999995">
                <text:p>-0.00089599999999995</text:p>
              </table:table-cell>
              <table:table-cell office:value-type="float" office:value="-2181.5224687493">
                <text:p>-2181.52246874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89999999999995">
                <text:p>-0.00089999999999995</text:p>
              </table:table-cell>
              <table:table-cell office:value-type="float" office:value="-2186.3723601644">
                <text:p>-2186.37236016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090399999999995">
                <text:p>-0.00090399999999995</text:p>
              </table:table-cell>
              <table:table-cell office:value-type="float" office:value="-2191.2222515795">
                <text:p>-2191.22225157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90799999999995">
                <text:p>-0.00090799999999995</text:p>
              </table:table-cell>
              <table:table-cell office:value-type="float" office:value="-2196.0721429946">
                <text:p>-2196.072142994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91199999999995">
                <text:p>-0.00091199999999995</text:p>
              </table:table-cell>
              <table:table-cell office:value-type="float" office:value="-2200.9220344097">
                <text:p>-2200.92203440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0091599999999995">
                <text:p>-0.00091599999999995</text:p>
              </table:table-cell>
              <table:table-cell office:value-type="float" office:value="-2205.7719258249">
                <text:p>-2205.77192582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091999999999995">
                <text:p>-0.00091999999999995</text:p>
              </table:table-cell>
              <table:table-cell office:value-type="float" office:value="-2210.62181724">
                <text:p>-2210.62181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92399999999995">
                <text:p>-0.00092399999999995</text:p>
              </table:table-cell>
              <table:table-cell office:value-type="float" office:value="-2215.4717086551">
                <text:p>-2215.47170865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092799999999995">
                <text:p>-0.00092799999999995</text:p>
              </table:table-cell>
              <table:table-cell office:value-type="float" office:value="-2220.3216000702">
                <text:p>-2220.32160007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93199999999995">
                <text:p>-0.00093199999999995</text:p>
              </table:table-cell>
              <table:table-cell office:value-type="float" office:value="-2225.1714914853">
                <text:p>-2225.17149148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93599999999995">
                <text:p>-0.00093599999999995</text:p>
              </table:table-cell>
              <table:table-cell office:value-type="float" office:value="-2230.0213829004">
                <text:p>-2230.02138290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93999999999995">
                <text:p>-0.00093999999999995</text:p>
              </table:table-cell>
              <table:table-cell office:value-type="float" office:value="-2234.8712743156">
                <text:p>-2234.87127431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0094399999999995">
                <text:p>-0.00094399999999995</text:p>
              </table:table-cell>
              <table:table-cell office:value-type="float" office:value="-2239.7211657307">
                <text:p>-2239.72116573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094799999999995">
                <text:p>-0.00094799999999995</text:p>
              </table:table-cell>
              <table:table-cell office:value-type="float" office:value="-2244.5710571458">
                <text:p>-2244.571057145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95199999999995">
                <text:p>-0.00095199999999995</text:p>
              </table:table-cell>
              <table:table-cell office:value-type="float" office:value="-2249.4209485609">
                <text:p>-2249.42094856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095599999999995">
                <text:p>-0.00095599999999995</text:p>
              </table:table-cell>
              <table:table-cell office:value-type="float" office:value="-2254.270839976">
                <text:p>-2254.2708399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95999999999995">
                <text:p>-0.00095999999999995</text:p>
              </table:table-cell>
              <table:table-cell office:value-type="float" office:value="-2259.1207313911">
                <text:p>-2259.12073139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0096399999999995">
                <text:p>-0.00096399999999995</text:p>
              </table:table-cell>
              <table:table-cell office:value-type="float" office:value="-2263.9706228062">
                <text:p>-2263.97062280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96799999999995">
                <text:p>-0.00096799999999995</text:p>
              </table:table-cell>
              <table:table-cell office:value-type="float" office:value="-2268.8205142214">
                <text:p>-2268.82051422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0097199999999995">
                <text:p>-0.00097199999999995</text:p>
              </table:table-cell>
              <table:table-cell office:value-type="float" office:value="-2273.6704056365">
                <text:p>-2273.67040563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97599999999995">
                <text:p>-0.00097599999999995</text:p>
              </table:table-cell>
              <table:table-cell office:value-type="float" office:value="-2278.5202970516">
                <text:p>-2278.52029705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0097999999999995">
                <text:p>-0.00097999999999995</text:p>
              </table:table-cell>
              <table:table-cell office:value-type="float" office:value="-2283.3701884667">
                <text:p>-2283.3701884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98399999999995">
                <text:p>-0.00098399999999995</text:p>
              </table:table-cell>
              <table:table-cell office:value-type="float" office:value="-2288.2200798818">
                <text:p>-2288.22007988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0098799999999995">
                <text:p>-0.00098799999999995</text:p>
              </table:table-cell>
              <table:table-cell office:value-type="float" office:value="-2293.0699712969">
                <text:p>-2293.06997129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99199999999995">
                <text:p>-0.00099199999999995</text:p>
              </table:table-cell>
              <table:table-cell office:value-type="float" office:value="-2297.9198627121">
                <text:p>-2297.91986271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99599999999995">
                <text:p>-0.00099599999999995</text:p>
              </table:table-cell>
              <table:table-cell office:value-type="float" office:value="-2302.7697541272">
                <text:p>-2302.76975412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0099999999999995">
                <text:p>-0.00099999999999995</text:p>
              </table:table-cell>
              <table:table-cell office:value-type="float" office:value="-2307.6196455423">
                <text:p>-2307.61964554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10039999999999">
                <text:p>-0.0010039999999999</text:p>
              </table:table-cell>
              <table:table-cell office:value-type="float" office:value="-2312.4695369574">
                <text:p>-2312.46953695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10079999999999">
                <text:p>-0.0010079999999999</text:p>
              </table:table-cell>
              <table:table-cell office:value-type="float" office:value="-2317.3194283725">
                <text:p>-2317.31942837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10119999999999">
                <text:p>-0.0010119999999999</text:p>
              </table:table-cell>
              <table:table-cell office:value-type="float" office:value="-2322.1693197876">
                <text:p>-2322.16931978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010159999999999">
                <text:p>-0.0010159999999999</text:p>
              </table:table-cell>
              <table:table-cell office:value-type="float" office:value="-2327.0192112028">
                <text:p>-2327.01921120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10199999999999">
                <text:p>-0.0010199999999999</text:p>
              </table:table-cell>
              <table:table-cell office:value-type="float" office:value="-2331.8691026179">
                <text:p>-2331.86910261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010239999999999">
                <text:p>-0.0010239999999999</text:p>
              </table:table-cell>
              <table:table-cell office:value-type="float" office:value="-2336.718994033">
                <text:p>-2336.7189940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10279999999999">
                <text:p>-0.0010279999999999</text:p>
              </table:table-cell>
              <table:table-cell office:value-type="float" office:value="-2341.5688854481">
                <text:p>-2341.56888544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10319999999999">
                <text:p>-0.0010319999999999</text:p>
              </table:table-cell>
              <table:table-cell office:value-type="float" office:value="-2346.4187768632">
                <text:p>-2346.4187768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10359999999999">
                <text:p>-0.0010359999999999</text:p>
              </table:table-cell>
              <table:table-cell office:value-type="float" office:value="-2351.2686682783">
                <text:p>-2351.26866827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10399999999999">
                <text:p>-0.0010399999999999</text:p>
              </table:table-cell>
              <table:table-cell office:value-type="float" office:value="-2356.1185596934">
                <text:p>-2356.11855969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10439999999999">
                <text:p>-0.0010439999999999</text:p>
              </table:table-cell>
              <table:table-cell office:value-type="float" office:value="-2360.9684511086">
                <text:p>-2360.96845110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10479999999999">
                <text:p>-0.0010479999999999</text:p>
              </table:table-cell>
              <table:table-cell office:value-type="float" office:value="-2365.8183425237">
                <text:p>-2365.81834252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10519999999999">
                <text:p>-0.0010519999999999</text:p>
              </table:table-cell>
              <table:table-cell office:value-type="float" office:value="-2370.6682339388">
                <text:p>-2370.66823393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10559999999999">
                <text:p>-0.0010559999999999</text:p>
              </table:table-cell>
              <table:table-cell office:value-type="float" office:value="-2375.5181253539">
                <text:p>-2375.51812535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10599999999999">
                <text:p>-0.0010599999999999</text:p>
              </table:table-cell>
              <table:table-cell office:value-type="float" office:value="-2380.368016769">
                <text:p>-2380.3680167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10639999999999">
                <text:p>-0.0010639999999999</text:p>
              </table:table-cell>
              <table:table-cell office:value-type="float" office:value="-2385.2179081841">
                <text:p>-2385.21790818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010679999999999">
                <text:p>-0.0010679999999999</text:p>
              </table:table-cell>
              <table:table-cell office:value-type="float" office:value="-2390.0677995993">
                <text:p>-2390.06779959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10719999999999">
                <text:p>-0.0010719999999999</text:p>
              </table:table-cell>
              <table:table-cell office:value-type="float" office:value="-2394.9176910144">
                <text:p>-2394.91769101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010759999999999">
                <text:p>-0.0010759999999999</text:p>
              </table:table-cell>
              <table:table-cell office:value-type="float" office:value="-2399.7675824295">
                <text:p>-2399.76758242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10799999999999">
                <text:p>-0.0010799999999999</text:p>
              </table:table-cell>
              <table:table-cell office:value-type="float" office:value="-2404.6174738446">
                <text:p>-2404.61747384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10839999999999">
                <text:p>-0.0010839999999999</text:p>
              </table:table-cell>
              <table:table-cell office:value-type="float" office:value="-2409.4673652597">
                <text:p>-2409.46736525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10879999999999">
                <text:p>-0.0010879999999999</text:p>
              </table:table-cell>
              <table:table-cell office:value-type="float" office:value="-2414.3172566748">
                <text:p>-2414.31725667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10919999999999">
                <text:p>-0.0010919999999999</text:p>
              </table:table-cell>
              <table:table-cell office:value-type="float" office:value="-2419.1671480899">
                <text:p>-2419.16714808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10959999999999">
                <text:p>-0.0010959999999999</text:p>
              </table:table-cell>
              <table:table-cell office:value-type="float" office:value="-2424.0170395051">
                <text:p>-2424.01703950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10999999999999">
                <text:p>-0.0010999999999999</text:p>
              </table:table-cell>
              <table:table-cell office:value-type="float" office:value="-2428.8669309202">
                <text:p>-2428.86693092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11039999999999">
                <text:p>-0.0011039999999999</text:p>
              </table:table-cell>
              <table:table-cell office:value-type="float" office:value="-2433.7168223353">
                <text:p>-2433.71682233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11079999999999">
                <text:p>-0.0011079999999999</text:p>
              </table:table-cell>
              <table:table-cell office:value-type="float" office:value="-2438.5667137504">
                <text:p>-2438.56671375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011119999999999">
                <text:p>-0.0011119999999999</text:p>
              </table:table-cell>
              <table:table-cell office:value-type="float" office:value="-2443.4166051655">
                <text:p>-2443.41660516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11159999999999">
                <text:p>-0.0011159999999999</text:p>
              </table:table-cell>
              <table:table-cell office:value-type="float" office:value="-2448.2664965806">
                <text:p>-2448.26649658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11199999999999">
                <text:p>-0.0011199999999999</text:p>
              </table:table-cell>
              <table:table-cell office:value-type="float" office:value="-2453.1163879958">
                <text:p>-2453.11638799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011239999999999">
                <text:p>-0.0011239999999999</text:p>
              </table:table-cell>
              <table:table-cell office:value-type="float" office:value="-2457.9662794109">
                <text:p>-2457.9662794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11279999999999">
                <text:p>-0.0011279999999999</text:p>
              </table:table-cell>
              <table:table-cell office:value-type="float" office:value="-2462.816170826">
                <text:p>-2462.8161708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11319999999999">
                <text:p>-0.0011319999999999</text:p>
              </table:table-cell>
              <table:table-cell office:value-type="float" office:value="-2467.6660622411">
                <text:p>-2467.66606224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11359999999999">
                <text:p>-0.0011359999999999</text:p>
              </table:table-cell>
              <table:table-cell office:value-type="float" office:value="-2472.5159536562">
                <text:p>-2472.51595365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11399999999999">
                <text:p>-0.0011399999999999</text:p>
              </table:table-cell>
              <table:table-cell office:value-type="float" office:value="-2477.3658450713">
                <text:p>-2477.36584507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11439999999999">
                <text:p>-0.0011439999999999</text:p>
              </table:table-cell>
              <table:table-cell office:value-type="float" office:value="-2482.2157364865">
                <text:p>-2482.21573648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011479999999999">
                <text:p>-0.0011479999999999</text:p>
              </table:table-cell>
              <table:table-cell office:value-type="float" office:value="-2487.0656279016">
                <text:p>-2487.06562790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11519999999999">
                <text:p>-0.0011519999999999</text:p>
              </table:table-cell>
              <table:table-cell office:value-type="float" office:value="-2491.9155193167">
                <text:p>-2491.91551931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11559999999999">
                <text:p>-0.0011559999999999</text:p>
              </table:table-cell>
              <table:table-cell office:value-type="float" office:value="-2496.7654107318">
                <text:p>-2496.76541073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11599999999999">
                <text:p>-0.0011599999999999</text:p>
              </table:table-cell>
              <table:table-cell office:value-type="float" office:value="-2501.6153021469">
                <text:p>-2501.61530214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011639999999999">
                <text:p>-0.0011639999999999</text:p>
              </table:table-cell>
              <table:table-cell office:value-type="float" office:value="-2506.465193562">
                <text:p>-2506.4651935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11679999999999">
                <text:p>-0.0011679999999999</text:p>
              </table:table-cell>
              <table:table-cell office:value-type="float" office:value="-2511.3150849771">
                <text:p>-2511.31508497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011719999999999">
                <text:p>-0.0011719999999999</text:p>
              </table:table-cell>
              <table:table-cell office:value-type="float" office:value="-2516.1649763923">
                <text:p>-2516.16497639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11759999999999">
                <text:p>-0.0011759999999999</text:p>
              </table:table-cell>
              <table:table-cell office:value-type="float" office:value="-2521.0148678074">
                <text:p>-2521.01486780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11799999999999">
                <text:p>-0.0011799999999999</text:p>
              </table:table-cell>
              <table:table-cell office:value-type="float" office:value="-2525.8647592225">
                <text:p>-2525.86475922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11839999999999">
                <text:p>-0.0011839999999999</text:p>
              </table:table-cell>
              <table:table-cell office:value-type="float" office:value="-2530.7146506376">
                <text:p>-2530.71465063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11879999999999">
                <text:p>-0.0011879999999999</text:p>
              </table:table-cell>
              <table:table-cell office:value-type="float" office:value="-2535.5645420527">
                <text:p>-2535.56454205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011919999999999">
                <text:p>-0.0011919999999999</text:p>
              </table:table-cell>
              <table:table-cell office:value-type="float" office:value="-2540.4144334678">
                <text:p>-2540.41443346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11959999999999">
                <text:p>-0.0011959999999999</text:p>
              </table:table-cell>
              <table:table-cell office:value-type="float" office:value="-2545.264324883">
                <text:p>-2545.2643248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011999999999999">
                <text:p>-0.0011999999999999</text:p>
              </table:table-cell>
              <table:table-cell office:value-type="float" office:value="-2550.1142162981">
                <text:p>-2550.11421629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11960000000001">
                <text:p>-0.0011960000000001</text:p>
              </table:table-cell>
              <table:table-cell office:value-type="float" office:value="-2540.4570405962">
                <text:p>-2540.45704059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011920000000001">
                <text:p>-0.0011920000000001</text:p>
              </table:table-cell>
              <table:table-cell office:value-type="float" office:value="-2530.7998652997">
                <text:p>-2530.79986529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11880000000001">
                <text:p>-0.0011880000000001</text:p>
              </table:table-cell>
              <table:table-cell office:value-type="float" office:value="-2521.1426900032">
                <text:p>-2521.14269000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11840000000001">
                <text:p>-0.0011840000000001</text:p>
              </table:table-cell>
              <table:table-cell office:value-type="float" office:value="-2511.4855147068">
                <text:p>-2511.48551470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11800000000001">
                <text:p>-0.0011800000000001</text:p>
              </table:table-cell>
              <table:table-cell office:value-type="float" office:value="-2501.8283394103">
                <text:p>-2501.82833941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011760000000001">
                <text:p>-0.0011760000000001</text:p>
              </table:table-cell>
              <table:table-cell office:value-type="float" office:value="-2492.1711641138">
                <text:p>-2492.171164113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11720000000001">
                <text:p>-0.0011720000000001</text:p>
              </table:table-cell>
              <table:table-cell office:value-type="float" office:value="-2482.5139888173">
                <text:p>-2482.513988817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11680000000001">
                <text:p>-0.0011680000000001</text:p>
              </table:table-cell>
              <table:table-cell office:value-type="float" office:value="-2472.8568135208">
                <text:p>-2472.85681352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11640000000001">
                <text:p>-0.0011640000000001</text:p>
              </table:table-cell>
              <table:table-cell office:value-type="float" office:value="-2463.1996382243">
                <text:p>-2463.19963822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11600000000001">
                <text:p>-0.0011600000000001</text:p>
              </table:table-cell>
              <table:table-cell office:value-type="float" office:value="-2453.5424629278">
                <text:p>-2453.54246292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011560000000001">
                <text:p>-0.0011560000000001</text:p>
              </table:table-cell>
              <table:table-cell office:value-type="float" office:value="-2443.8852876313">
                <text:p>-2443.88528763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11520000000001">
                <text:p>-0.0011520000000001</text:p>
              </table:table-cell>
              <table:table-cell office:value-type="float" office:value="-2434.2281123349">
                <text:p>-2434.22811233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11480000000001">
                <text:p>-0.0011480000000001</text:p>
              </table:table-cell>
              <table:table-cell office:value-type="float" office:value="-2424.5709370384">
                <text:p>-2424.570937038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11440000000001">
                <text:p>-0.0011440000000001</text:p>
              </table:table-cell>
              <table:table-cell office:value-type="float" office:value="-2414.9137617419">
                <text:p>-2414.91376174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11400000000001">
                <text:p>-0.0011400000000001</text:p>
              </table:table-cell>
              <table:table-cell office:value-type="float" office:value="-2405.2565864454">
                <text:p>-2405.25658644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11360000000001">
                <text:p>-0.0011360000000001</text:p>
              </table:table-cell>
              <table:table-cell office:value-type="float" office:value="-2395.5994111489">
                <text:p>-2395.59941114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11320000000001">
                <text:p>-0.0011320000000001</text:p>
              </table:table-cell>
              <table:table-cell office:value-type="float" office:value="-2385.9422358525">
                <text:p>-2385.94223585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011280000000001">
                <text:p>-0.0011280000000001</text:p>
              </table:table-cell>
              <table:table-cell office:value-type="float" office:value="-2376.2850605559">
                <text:p>-2376.28506055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11240000000001">
                <text:p>-0.0011240000000001</text:p>
              </table:table-cell>
              <table:table-cell office:value-type="float" office:value="-2366.6278852594">
                <text:p>-2366.62788525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11200000000001">
                <text:p>-0.0011200000000001</text:p>
              </table:table-cell>
              <table:table-cell office:value-type="float" office:value="-2356.970709963">
                <text:p>-2356.9707099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11160000000001">
                <text:p>-0.0011160000000001</text:p>
              </table:table-cell>
              <table:table-cell office:value-type="float" office:value="-2347.3135346665">
                <text:p>-2347.31353466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011120000000001">
                <text:p>-0.0011120000000001</text:p>
              </table:table-cell>
              <table:table-cell office:value-type="float" office:value="-2337.65635937">
                <text:p>-2337.656359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011080000000001">
                <text:p>-0.0011080000000001</text:p>
              </table:table-cell>
              <table:table-cell office:value-type="float" office:value="-2327.9991840735">
                <text:p>-2327.99918407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11040000000001">
                <text:p>-0.0011040000000001</text:p>
              </table:table-cell>
              <table:table-cell office:value-type="float" office:value="-2318.342008777">
                <text:p>-2318.3420087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11000000000001">
                <text:p>-0.0011000000000001</text:p>
              </table:table-cell>
              <table:table-cell office:value-type="float" office:value="-2308.6848334806">
                <text:p>-2308.684833480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010960000000001">
                <text:p>-0.0010960000000001</text:p>
              </table:table-cell>
              <table:table-cell office:value-type="float" office:value="-2299.0276581841">
                <text:p>-2299.02765818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10920000000001">
                <text:p>-0.0010920000000001</text:p>
              </table:table-cell>
              <table:table-cell office:value-type="float" office:value="-2289.3704828876">
                <text:p>-2289.37048288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10880000000001">
                <text:p>-0.0010880000000001</text:p>
              </table:table-cell>
              <table:table-cell office:value-type="float" office:value="-2279.7133075911">
                <text:p>-2279.71330759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10840000000001">
                <text:p>-0.0010840000000001</text:p>
              </table:table-cell>
              <table:table-cell office:value-type="float" office:value="-2270.0561322946">
                <text:p>-2270.05613229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10800000000001">
                <text:p>-0.0010800000000001</text:p>
              </table:table-cell>
              <table:table-cell office:value-type="float" office:value="-2260.3989569981">
                <text:p>-2260.398956998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10760000000001">
                <text:p>-0.0010760000000001</text:p>
              </table:table-cell>
              <table:table-cell office:value-type="float" office:value="-2250.7417817016">
                <text:p>-2250.74178170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10720000000001">
                <text:p>-0.0010720000000001</text:p>
              </table:table-cell>
              <table:table-cell office:value-type="float" office:value="-2241.0846064051">
                <text:p>-2241.08460640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010680000000001">
                <text:p>-0.0010680000000001</text:p>
              </table:table-cell>
              <table:table-cell office:value-type="float" office:value="-2231.4274311086">
                <text:p>-2231.427431108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10640000000001">
                <text:p>-0.0010640000000001</text:p>
              </table:table-cell>
              <table:table-cell office:value-type="float" office:value="-2221.7702558122">
                <text:p>-2221.77025581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10600000000001">
                <text:p>-0.0010600000000001</text:p>
              </table:table-cell>
              <table:table-cell office:value-type="float" office:value="-2212.1130805157">
                <text:p>-2212.11308051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10560000000001">
                <text:p>-0.0010560000000001</text:p>
              </table:table-cell>
              <table:table-cell office:value-type="float" office:value="-2202.4559052192">
                <text:p>-2202.45590521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010520000000001">
                <text:p>-0.0010520000000001</text:p>
              </table:table-cell>
              <table:table-cell office:value-type="float" office:value="-2192.7987299227">
                <text:p>-2192.79872992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010480000000001">
                <text:p>-0.0010480000000001</text:p>
              </table:table-cell>
              <table:table-cell office:value-type="float" office:value="-2183.1415546262">
                <text:p>-2183.14155462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10440000000001">
                <text:p>-0.0010440000000001</text:p>
              </table:table-cell>
              <table:table-cell office:value-type="float" office:value="-2173.4843793298">
                <text:p>-2173.48437932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010400000000001">
                <text:p>-0.0010400000000001</text:p>
              </table:table-cell>
              <table:table-cell office:value-type="float" office:value="-2163.8272040333">
                <text:p>-2163.8272040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010360000000001">
                <text:p>-0.0010360000000001</text:p>
              </table:table-cell>
              <table:table-cell office:value-type="float" office:value="-2154.1700287367">
                <text:p>-2154.17002873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010320000000001">
                <text:p>-0.0010320000000001</text:p>
              </table:table-cell>
              <table:table-cell office:value-type="float" office:value="-2144.5128534403">
                <text:p>-2144.51285344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10280000000001">
                <text:p>-0.0010280000000001</text:p>
              </table:table-cell>
              <table:table-cell office:value-type="float" office:value="-2134.8556781438">
                <text:p>-2134.85567814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010240000000001">
                <text:p>-0.0010240000000001</text:p>
              </table:table-cell>
              <table:table-cell office:value-type="float" office:value="-2125.1985028473">
                <text:p>-2125.19850284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010200000000001">
                <text:p>-0.0010200000000001</text:p>
              </table:table-cell>
              <table:table-cell office:value-type="float" office:value="-2115.5413275508">
                <text:p>-2115.54132755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010160000000001">
                <text:p>-0.0010160000000001</text:p>
              </table:table-cell>
              <table:table-cell office:value-type="float" office:value="-2105.8841522543">
                <text:p>-2105.88415225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10120000000001">
                <text:p>-0.0010120000000001</text:p>
              </table:table-cell>
              <table:table-cell office:value-type="float" office:value="-2096.2269769579">
                <text:p>-2096.226976957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010080000000001">
                <text:p>-0.0010080000000001</text:p>
              </table:table-cell>
              <table:table-cell office:value-type="float" office:value="-2086.5698016614">
                <text:p>-2086.56980166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10040000000001">
                <text:p>-0.0010040000000001</text:p>
              </table:table-cell>
              <table:table-cell office:value-type="float" office:value="-2076.9126263649">
                <text:p>-2076.91262636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010000000000001">
                <text:p>-0.0010000000000001</text:p>
              </table:table-cell>
              <table:table-cell office:value-type="float" office:value="-2067.2554510684">
                <text:p>-2067.25545106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099600000000006">
                <text:p>-0.00099600000000006</text:p>
              </table:table-cell>
              <table:table-cell office:value-type="float" office:value="-2057.5982757719">
                <text:p>-2057.59827577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099200000000006">
                <text:p>-0.00099200000000006</text:p>
              </table:table-cell>
              <table:table-cell office:value-type="float" office:value="-2047.9411004754">
                <text:p>-2047.94110047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0098800000000006">
                <text:p>-0.00098800000000006</text:p>
              </table:table-cell>
              <table:table-cell office:value-type="float" office:value="-2038.2839251789">
                <text:p>-2038.28392517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098400000000006">
                <text:p>-0.00098400000000006</text:p>
              </table:table-cell>
              <table:table-cell office:value-type="float" office:value="-2028.6267498824">
                <text:p>-2028.62674988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098000000000006">
                <text:p>-0.00098000000000006</text:p>
              </table:table-cell>
              <table:table-cell office:value-type="float" office:value="-2018.969574586">
                <text:p>-2018.9695745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0097600000000006">
                <text:p>-0.00097600000000006</text:p>
              </table:table-cell>
              <table:table-cell office:value-type="float" office:value="-2009.3123992895">
                <text:p>-2009.31239928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097200000000006">
                <text:p>-0.00097200000000006</text:p>
              </table:table-cell>
              <table:table-cell office:value-type="float" office:value="-1999.655223993">
                <text:p>-1999.6552239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096800000000006">
                <text:p>-0.00096800000000006</text:p>
              </table:table-cell>
              <table:table-cell office:value-type="float" office:value="-1989.9980486965">
                <text:p>-1989.998048696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0096400000000006">
                <text:p>-0.00096400000000006</text:p>
              </table:table-cell>
              <table:table-cell office:value-type="float" office:value="-1980.3408734">
                <text:p>-1980.34087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096000000000006">
                <text:p>-0.00096000000000006</text:p>
              </table:table-cell>
              <table:table-cell office:value-type="float" office:value="-1970.6836981035">
                <text:p>-1970.68369810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0095600000000006">
                <text:p>-0.00095600000000006</text:p>
              </table:table-cell>
              <table:table-cell office:value-type="float" office:value="-1961.0265228071">
                <text:p>-1961.02652280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095200000000006">
                <text:p>-0.00095200000000006</text:p>
              </table:table-cell>
              <table:table-cell office:value-type="float" office:value="-1951.3693475106">
                <text:p>-1951.36934751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94800000000006">
                <text:p>-0.00094800000000006</text:p>
              </table:table-cell>
              <table:table-cell office:value-type="float" office:value="-1941.7121722141">
                <text:p>-1941.71217221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0094400000000006">
                <text:p>-0.00094400000000006</text:p>
              </table:table-cell>
              <table:table-cell office:value-type="float" office:value="-1932.0549969176">
                <text:p>-1932.0549969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094000000000006">
                <text:p>-0.00094000000000006</text:p>
              </table:table-cell>
              <table:table-cell office:value-type="float" office:value="-1922.3978216211">
                <text:p>-1922.39782162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093600000000006">
                <text:p>-0.00093600000000006</text:p>
              </table:table-cell>
              <table:table-cell office:value-type="float" office:value="-1912.7406463246">
                <text:p>-1912.74064632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093200000000006">
                <text:p>-0.00093200000000006</text:p>
              </table:table-cell>
              <table:table-cell office:value-type="float" office:value="-1903.0834710281">
                <text:p>-1903.08347102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0092800000000006">
                <text:p>-0.00092800000000006</text:p>
              </table:table-cell>
              <table:table-cell office:value-type="float" office:value="-1893.4262957317">
                <text:p>-1893.42629573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092400000000006">
                <text:p>-0.00092400000000006</text:p>
              </table:table-cell>
              <table:table-cell office:value-type="float" office:value="-1883.7691204351">
                <text:p>-1883.76912043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0092000000000006">
                <text:p>-0.00092000000000006</text:p>
              </table:table-cell>
              <table:table-cell office:value-type="float" office:value="-1874.1119451387">
                <text:p>-1874.11194513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0091600000000006">
                <text:p>-0.00091600000000006</text:p>
              </table:table-cell>
              <table:table-cell office:value-type="float" office:value="-1864.4547698422">
                <text:p>-1864.45476984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091200000000007">
                <text:p>-0.00091200000000007</text:p>
              </table:table-cell>
              <table:table-cell office:value-type="float" office:value="-1854.7975945457">
                <text:p>-1854.79759454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0090800000000007">
                <text:p>-0.00090800000000007</text:p>
              </table:table-cell>
              <table:table-cell office:value-type="float" office:value="-1845.1404192492">
                <text:p>-1845.14041924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0090400000000007">
                <text:p>-0.00090400000000007</text:p>
              </table:table-cell>
              <table:table-cell office:value-type="float" office:value="-1835.4832439527">
                <text:p>-1835.48324395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090000000000007">
                <text:p>-0.00090000000000007</text:p>
              </table:table-cell>
              <table:table-cell office:value-type="float" office:value="-1825.8260686562">
                <text:p>-1825.82606865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0089600000000007">
                <text:p>-0.00089600000000007</text:p>
              </table:table-cell>
              <table:table-cell office:value-type="float" office:value="-1816.1688933598">
                <text:p>-1816.16889335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089200000000007">
                <text:p>-0.00089200000000007</text:p>
              </table:table-cell>
              <table:table-cell office:value-type="float" office:value="-1806.5117180633">
                <text:p>-1806.51171806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0088800000000007">
                <text:p>-0.00088800000000007</text:p>
              </table:table-cell>
              <table:table-cell office:value-type="float" office:value="-1796.8545427668">
                <text:p>-1796.85454276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088400000000007">
                <text:p>-0.00088400000000007</text:p>
              </table:table-cell>
              <table:table-cell office:value-type="float" office:value="-1787.1973674703">
                <text:p>-1787.197367470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0088000000000007">
                <text:p>-0.00088000000000007</text:p>
              </table:table-cell>
              <table:table-cell office:value-type="float" office:value="-1777.5401921738">
                <text:p>-1777.54019217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087600000000007">
                <text:p>-0.00087600000000007</text:p>
              </table:table-cell>
              <table:table-cell office:value-type="float" office:value="-1767.8830168773">
                <text:p>-1767.88301687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0087200000000007">
                <text:p>-0.00087200000000007</text:p>
              </table:table-cell>
              <table:table-cell office:value-type="float" office:value="-1758.2258415808">
                <text:p>-1758.22584158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0086800000000007">
                <text:p>-0.00086800000000007</text:p>
              </table:table-cell>
              <table:table-cell office:value-type="float" office:value="-1748.5686662844">
                <text:p>-1748.56866628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0086400000000007">
                <text:p>-0.00086400000000007</text:p>
              </table:table-cell>
              <table:table-cell office:value-type="float" office:value="-1738.9114909879">
                <text:p>-1738.91149098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0086000000000007">
                <text:p>-0.00086000000000007</text:p>
              </table:table-cell>
              <table:table-cell office:value-type="float" office:value="-1729.2543156914">
                <text:p>-1729.25431569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085600000000007">
                <text:p>-0.00085600000000007</text:p>
              </table:table-cell>
              <table:table-cell office:value-type="float" office:value="-1719.5971403949">
                <text:p>-1719.59714039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0085200000000007">
                <text:p>-0.00085200000000007</text:p>
              </table:table-cell>
              <table:table-cell office:value-type="float" office:value="-1709.9399650984">
                <text:p>-1709.93996509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0084800000000007">
                <text:p>-0.00084800000000007</text:p>
              </table:table-cell>
              <table:table-cell office:value-type="float" office:value="-1700.2827898019">
                <text:p>-1700.28278980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084400000000007">
                <text:p>-0.00084400000000007</text:p>
              </table:table-cell>
              <table:table-cell office:value-type="float" office:value="-1690.6256145054">
                <text:p>-1690.62561450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0084000000000007">
                <text:p>-0.00084000000000007</text:p>
              </table:table-cell>
              <table:table-cell office:value-type="float" office:value="-1680.968439209">
                <text:p>-1680.9684392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0083600000000007">
                <text:p>-0.00083600000000007</text:p>
              </table:table-cell>
              <table:table-cell office:value-type="float" office:value="-1671.3112639125">
                <text:p>-1671.3112639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0083200000000007">
                <text:p>-0.00083200000000007</text:p>
              </table:table-cell>
              <table:table-cell office:value-type="float" office:value="-1661.654088616">
                <text:p>-1661.6540886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0082800000000007">
                <text:p>-0.00082800000000007</text:p>
              </table:table-cell>
              <table:table-cell office:value-type="float" office:value="-1651.9969133195">
                <text:p>-1651.99691331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082400000000007">
                <text:p>-0.00082400000000007</text:p>
              </table:table-cell>
              <table:table-cell office:value-type="float" office:value="-1642.339738023">
                <text:p>-1642.3397380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0082000000000007">
                <text:p>-0.00082000000000007</text:p>
              </table:table-cell>
              <table:table-cell office:value-type="float" office:value="-1632.6825627265">
                <text:p>-1632.68256272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0081600000000007">
                <text:p>-0.00081600000000007</text:p>
              </table:table-cell>
              <table:table-cell office:value-type="float" office:value="-1623.02538743">
                <text:p>-1623.025387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0081200000000007">
                <text:p>-0.00081200000000007</text:p>
              </table:table-cell>
              <table:table-cell office:value-type="float" office:value="-1613.3682121335">
                <text:p>-1613.36821213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0080800000000007">
                <text:p>-0.00080800000000007</text:p>
              </table:table-cell>
              <table:table-cell office:value-type="float" office:value="-1603.7110368371">
                <text:p>-1603.71103683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0080400000000007">
                <text:p>-0.00080400000000007</text:p>
              </table:table-cell>
              <table:table-cell office:value-type="float" office:value="-1594.0538615406">
                <text:p>-1594.05386154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0080000000000007">
                <text:p>-0.00080000000000007</text:p>
              </table:table-cell>
              <table:table-cell office:value-type="float" office:value="-1584.3966862441">
                <text:p>-1584.396686244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0079600000000007">
                <text:p>-0.00079600000000007</text:p>
              </table:table-cell>
              <table:table-cell office:value-type="float" office:value="-1574.7395109476">
                <text:p>-1574.739510947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00079200000000007">
                <text:p>-0.00079200000000007</text:p>
              </table:table-cell>
              <table:table-cell office:value-type="float" office:value="-1565.0823356511">
                <text:p>-1565.08233565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00078800000000007">
                <text:p>-0.00078800000000007</text:p>
              </table:table-cell>
              <table:table-cell office:value-type="float" office:value="-1555.4251603546">
                <text:p>-1555.425160354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0078400000000007">
                <text:p>-0.00078400000000007</text:p>
              </table:table-cell>
              <table:table-cell office:value-type="float" office:value="-1545.7679850581">
                <text:p>-1545.76798505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0078000000000007">
                <text:p>-0.00078000000000007</text:p>
              </table:table-cell>
              <table:table-cell office:value-type="float" office:value="-1536.1108097617">
                <text:p>-1536.11080976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0077600000000007">
                <text:p>-0.00077600000000007</text:p>
              </table:table-cell>
              <table:table-cell office:value-type="float" office:value="-1526.4536344652">
                <text:p>-1526.453634465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00077200000000007">
                <text:p>-0.00077200000000007</text:p>
              </table:table-cell>
              <table:table-cell office:value-type="float" office:value="-1516.7964591687">
                <text:p>-1516.796459168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0076800000000007">
                <text:p>-0.00076800000000007</text:p>
              </table:table-cell>
              <table:table-cell office:value-type="float" office:value="-1507.1392838722">
                <text:p>-1507.13928387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0076400000000007">
                <text:p>-0.00076400000000007</text:p>
              </table:table-cell>
              <table:table-cell office:value-type="float" office:value="-1497.4821085757">
                <text:p>-1497.482108575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00076000000000007">
                <text:p>-0.00076000000000007</text:p>
              </table:table-cell>
              <table:table-cell office:value-type="float" office:value="-1487.8249332792">
                <text:p>-1487.824933279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00075600000000007">
                <text:p>-0.00075600000000007</text:p>
              </table:table-cell>
              <table:table-cell office:value-type="float" office:value="-1478.1677579827">
                <text:p>-1478.16775798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0075200000000007">
                <text:p>-0.00075200000000007</text:p>
              </table:table-cell>
              <table:table-cell office:value-type="float" office:value="-1468.5105826863">
                <text:p>-1468.510582686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00074800000000007">
                <text:p>-0.00074800000000007</text:p>
              </table:table-cell>
              <table:table-cell office:value-type="float" office:value="-1458.8534073898">
                <text:p>-1458.85340738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00074400000000007">
                <text:p>-0.00074400000000007</text:p>
              </table:table-cell>
              <table:table-cell office:value-type="float" office:value="-1449.1962320933">
                <text:p>-1449.19623209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00074000000000007">
                <text:p>-0.00074000000000007</text:p>
              </table:table-cell>
              <table:table-cell office:value-type="float" office:value="-1439.5390567968">
                <text:p>-1439.53905679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0073600000000007">
                <text:p>-0.00073600000000007</text:p>
              </table:table-cell>
              <table:table-cell office:value-type="float" office:value="-1429.8818815003">
                <text:p>-1429.88188150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00073200000000007">
                <text:p>-0.00073200000000007</text:p>
              </table:table-cell>
              <table:table-cell office:value-type="float" office:value="-1420.2247062038">
                <text:p>-1420.22470620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0072800000000007">
                <text:p>-0.00072800000000007</text:p>
              </table:table-cell>
              <table:table-cell office:value-type="float" office:value="-1410.5675309074">
                <text:p>-1410.567530907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0072400000000007">
                <text:p>-0.00072400000000007</text:p>
              </table:table-cell>
              <table:table-cell office:value-type="float" office:value="-1400.9103556108">
                <text:p>-1400.910355610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00072000000000007">
                <text:p>-0.00072000000000007</text:p>
              </table:table-cell>
              <table:table-cell office:value-type="float" office:value="-1391.2531803144">
                <text:p>-1391.25318031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00071600000000007">
                <text:p>-0.00071600000000007</text:p>
              </table:table-cell>
              <table:table-cell office:value-type="float" office:value="-1381.5960050179">
                <text:p>-1381.596005017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0071200000000007">
                <text:p>-0.00071200000000007</text:p>
              </table:table-cell>
              <table:table-cell office:value-type="float" office:value="-1371.9388297214">
                <text:p>-1371.938829721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00070800000000007">
                <text:p>-0.00070800000000007</text:p>
              </table:table-cell>
              <table:table-cell office:value-type="float" office:value="-1362.2816544249">
                <text:p>-1362.281654424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00070400000000007">
                <text:p>-0.00070400000000007</text:p>
              </table:table-cell>
              <table:table-cell office:value-type="float" office:value="-1352.6244791284">
                <text:p>-1352.62447912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00070000000000007">
                <text:p>-0.00070000000000007</text:p>
              </table:table-cell>
              <table:table-cell office:value-type="float" office:value="-1342.9673038319">
                <text:p>-1342.96730383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00069600000000007">
                <text:p>-0.00069600000000007</text:p>
              </table:table-cell>
              <table:table-cell office:value-type="float" office:value="-1333.3101285355">
                <text:p>-1333.310128535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00069200000000007">
                <text:p>-0.00069200000000007</text:p>
              </table:table-cell>
              <table:table-cell office:value-type="float" office:value="-1323.652953239">
                <text:p>-1323.6529532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00068800000000007">
                <text:p>-0.00068800000000007</text:p>
              </table:table-cell>
              <table:table-cell office:value-type="float" office:value="-1313.9957779425">
                <text:p>-1313.995777942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00068400000000007">
                <text:p>-0.00068400000000007</text:p>
              </table:table-cell>
              <table:table-cell office:value-type="float" office:value="-1304.338602646">
                <text:p>-1304.33860264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00068000000000007">
                <text:p>-0.00068000000000007</text:p>
              </table:table-cell>
              <table:table-cell office:value-type="float" office:value="-1294.6814273495">
                <text:p>-1294.68142734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00067600000000007">
                <text:p>-0.00067600000000007</text:p>
              </table:table-cell>
              <table:table-cell office:value-type="float" office:value="-1285.024252053">
                <text:p>-1285.0242520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00067200000000007">
                <text:p>-0.00067200000000007</text:p>
              </table:table-cell>
              <table:table-cell office:value-type="float" office:value="-1275.3670767565">
                <text:p>-1275.36707675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00066800000000007">
                <text:p>-0.00066800000000007</text:p>
              </table:table-cell>
              <table:table-cell office:value-type="float" office:value="-1265.7099014601">
                <text:p>-1265.70990146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0066400000000007">
                <text:p>-0.00066400000000007</text:p>
              </table:table-cell>
              <table:table-cell office:value-type="float" office:value="-1256.0527261636">
                <text:p>-1256.052726163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00066000000000007">
                <text:p>-0.00066000000000007</text:p>
              </table:table-cell>
              <table:table-cell office:value-type="float" office:value="-1246.3955508671">
                <text:p>-1246.395550867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00065600000000007">
                <text:p>-0.00065600000000007</text:p>
              </table:table-cell>
              <table:table-cell office:value-type="float" office:value="-1236.7383755706">
                <text:p>-1236.738375570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00065200000000007">
                <text:p>-0.00065200000000007</text:p>
              </table:table-cell>
              <table:table-cell office:value-type="float" office:value="-1227.0812002741">
                <text:p>-1227.081200274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00064800000000007">
                <text:p>-0.00064800000000007</text:p>
              </table:table-cell>
              <table:table-cell office:value-type="float" office:value="-1217.4240249776">
                <text:p>-1217.42402497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00064400000000007">
                <text:p>-0.00064400000000007</text:p>
              </table:table-cell>
              <table:table-cell office:value-type="float" office:value="-1207.7668496811">
                <text:p>-1207.76684968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00064000000000007">
                <text:p>-0.00064000000000007</text:p>
              </table:table-cell>
              <table:table-cell office:value-type="float" office:value="-1198.1096743847">
                <text:p>-1198.109674384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00063600000000007">
                <text:p>-0.00063600000000007</text:p>
              </table:table-cell>
              <table:table-cell office:value-type="float" office:value="-1188.4524990882">
                <text:p>-1188.45249908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00063200000000007">
                <text:p>-0.00063200000000007</text:p>
              </table:table-cell>
              <table:table-cell office:value-type="float" office:value="-1178.7953237917">
                <text:p>-1178.79532379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00062800000000007">
                <text:p>-0.00062800000000007</text:p>
              </table:table-cell>
              <table:table-cell office:value-type="float" office:value="-1169.1381484952">
                <text:p>-1169.138148495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00062400000000007">
                <text:p>-0.00062400000000007</text:p>
              </table:table-cell>
              <table:table-cell office:value-type="float" office:value="-1159.4809731987">
                <text:p>-1159.48097319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00062000000000007">
                <text:p>-0.00062000000000007</text:p>
              </table:table-cell>
              <table:table-cell office:value-type="float" office:value="-1149.8237979022">
                <text:p>-1149.82379790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00061600000000007">
                <text:p>-0.00061600000000007</text:p>
              </table:table-cell>
              <table:table-cell office:value-type="float" office:value="-1140.1666226057">
                <text:p>-1140.166622605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00061200000000007">
                <text:p>-0.00061200000000007</text:p>
              </table:table-cell>
              <table:table-cell office:value-type="float" office:value="-1130.5094473092">
                <text:p>-1130.509447309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00060800000000007">
                <text:p>-0.00060800000000007</text:p>
              </table:table-cell>
              <table:table-cell office:value-type="float" office:value="-1120.8522720128">
                <text:p>-1120.852272012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00060400000000007">
                <text:p>-0.00060400000000007</text:p>
              </table:table-cell>
              <table:table-cell office:value-type="float" office:value="-1111.1950967163">
                <text:p>-1111.19509671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00060000000000007">
                <text:p>-0.00060000000000007</text:p>
              </table:table-cell>
              <table:table-cell office:value-type="float" office:value="-1101.5379214198">
                <text:p>-1101.53792141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00059600000000007">
                <text:p>-0.00059600000000007</text:p>
              </table:table-cell>
              <table:table-cell office:value-type="float" office:value="-1091.8807461233">
                <text:p>-1091.88074612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00059200000000007">
                <text:p>-0.00059200000000007</text:p>
              </table:table-cell>
              <table:table-cell office:value-type="float" office:value="-1082.2235708268">
                <text:p>-1082.22357082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00058800000000007">
                <text:p>-0.00058800000000007</text:p>
              </table:table-cell>
              <table:table-cell office:value-type="float" office:value="-1072.5663955303">
                <text:p>-1072.566395530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00058400000000007">
                <text:p>-0.00058400000000007</text:p>
              </table:table-cell>
              <table:table-cell office:value-type="float" office:value="-1062.9092202338">
                <text:p>-1062.909220233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00058000000000007">
                <text:p>-0.00058000000000007</text:p>
              </table:table-cell>
              <table:table-cell office:value-type="float" office:value="-1053.2520449374">
                <text:p>-1053.252044937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00057600000000007">
                <text:p>-0.00057600000000007</text:p>
              </table:table-cell>
              <table:table-cell office:value-type="float" office:value="-1043.5948696409">
                <text:p>-1043.59486964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00057200000000007">
                <text:p>-0.00057200000000007</text:p>
              </table:table-cell>
              <table:table-cell office:value-type="float" office:value="-1033.9376943444">
                <text:p>-1033.937694344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00056800000000007">
                <text:p>-0.00056800000000007</text:p>
              </table:table-cell>
              <table:table-cell office:value-type="float" office:value="-1024.2805190479">
                <text:p>-1024.280519047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00056400000000007">
                <text:p>-0.00056400000000007</text:p>
              </table:table-cell>
              <table:table-cell office:value-type="float" office:value="-1014.6233437514">
                <text:p>-1014.62334375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00056000000000007">
                <text:p>-0.00056000000000007</text:p>
              </table:table-cell>
              <table:table-cell office:value-type="float" office:value="-1004.9661684549">
                <text:p>-1004.966168454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00055600000000007">
                <text:p>-0.00055600000000007</text:p>
              </table:table-cell>
              <table:table-cell office:value-type="float" office:value="-995.30899315843">
                <text:p>-995.3089931584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00055200000000007">
                <text:p>-0.00055200000000007</text:p>
              </table:table-cell>
              <table:table-cell office:value-type="float" office:value="-985.65181786196">
                <text:p>-985.651817861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00054800000000007">
                <text:p>-0.00054800000000007</text:p>
              </table:table-cell>
              <table:table-cell office:value-type="float" office:value="-975.99464256548">
                <text:p>-975.994642565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00054400000000007">
                <text:p>-0.00054400000000007</text:p>
              </table:table-cell>
              <table:table-cell office:value-type="float" office:value="-966.337467269">
                <text:p>-966.33746726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00054000000000007">
                <text:p>-0.00054000000000007</text:p>
              </table:table-cell>
              <table:table-cell office:value-type="float" office:value="-956.68029197249">
                <text:p>-956.6802919724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00053600000000007">
                <text:p>-0.00053600000000007</text:p>
              </table:table-cell>
              <table:table-cell office:value-type="float" office:value="-947.02311667601">
                <text:p>-947.0231166760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00053200000000007">
                <text:p>-0.00053200000000007</text:p>
              </table:table-cell>
              <table:table-cell office:value-type="float" office:value="-937.36594137953">
                <text:p>-937.3659413795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00052800000000007">
                <text:p>-0.00052800000000007</text:p>
              </table:table-cell>
              <table:table-cell office:value-type="float" office:value="-927.70876608306">
                <text:p>-927.708766083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00052400000000007">
                <text:p>-0.00052400000000007</text:p>
              </table:table-cell>
              <table:table-cell office:value-type="float" office:value="-918.05159078655">
                <text:p>-918.051590786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00052000000000007">
                <text:p>-0.00052000000000007</text:p>
              </table:table-cell>
              <table:table-cell office:value-type="float" office:value="-908.39441549007">
                <text:p>-908.3944154900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00051600000000007">
                <text:p>-0.00051600000000007</text:p>
              </table:table-cell>
              <table:table-cell office:value-type="float" office:value="-898.73724019359">
                <text:p>-898.737240193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00051200000000007">
                <text:p>-0.00051200000000007</text:p>
              </table:table-cell>
              <table:table-cell office:value-type="float" office:value="-889.08006489708">
                <text:p>-889.0800648970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00050800000000007">
                <text:p>-0.00050800000000007</text:p>
              </table:table-cell>
              <table:table-cell office:value-type="float" office:value="-879.42288960061">
                <text:p>-879.422889600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00050400000000007">
                <text:p>-0.00050400000000007</text:p>
              </table:table-cell>
              <table:table-cell office:value-type="float" office:value="-869.76571430413">
                <text:p>-869.765714304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00050000000000007">
                <text:p>-0.00050000000000007</text:p>
              </table:table-cell>
              <table:table-cell office:value-type="float" office:value="-860.10853900765">
                <text:p>-860.1085390076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00049600000000007">
                <text:p>-0.00049600000000007</text:p>
              </table:table-cell>
              <table:table-cell office:value-type="float" office:value="-850.45136371114">
                <text:p>-850.451363711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00049200000000007">
                <text:p>-0.00049200000000007</text:p>
              </table:table-cell>
              <table:table-cell office:value-type="float" office:value="-840.79418841466">
                <text:p>-840.7941884146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00048800000000007">
                <text:p>-0.00048800000000007</text:p>
              </table:table-cell>
              <table:table-cell office:value-type="float" office:value="-831.13701311818">
                <text:p>-831.137013118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00048400000000007">
                <text:p>-0.00048400000000007</text:p>
              </table:table-cell>
              <table:table-cell office:value-type="float" office:value="-821.47983782169">
                <text:p>-821.479837821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00048000000000007">
                <text:p>-0.00048000000000007</text:p>
              </table:table-cell>
              <table:table-cell office:value-type="float" office:value="-811.82266252521">
                <text:p>-811.822662525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00047600000000007">
                <text:p>-0.00047600000000007</text:p>
              </table:table-cell>
              <table:table-cell office:value-type="float" office:value="-802.16548722872">
                <text:p>-802.165487228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00047200000000007">
                <text:p>-0.00047200000000007</text:p>
              </table:table-cell>
              <table:table-cell office:value-type="float" office:value="-792.50831193224">
                <text:p>-792.5083119322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00046800000000007">
                <text:p>-0.00046800000000007</text:p>
              </table:table-cell>
              <table:table-cell office:value-type="float" office:value="-782.85113663575">
                <text:p>-782.8511366357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00046400000000007">
                <text:p>-0.00046400000000007</text:p>
              </table:table-cell>
              <table:table-cell office:value-type="float" office:value="-773.19396133927">
                <text:p>-773.1939613392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00046000000000007">
                <text:p>-0.00046000000000007</text:p>
              </table:table-cell>
              <table:table-cell office:value-type="float" office:value="-763.53678604278">
                <text:p>-763.536786042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00045600000000007">
                <text:p>-0.00045600000000007</text:p>
              </table:table-cell>
              <table:table-cell office:value-type="float" office:value="-753.8796107463">
                <text:p>-753.879610746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00045200000000007">
                <text:p>-0.00045200000000007</text:p>
              </table:table-cell>
              <table:table-cell office:value-type="float" office:value="-744.22243544981">
                <text:p>-744.2224354498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00044800000000008">
                <text:p>-0.00044800000000008</text:p>
              </table:table-cell>
              <table:table-cell office:value-type="float" office:value="-734.56526015333">
                <text:p>-734.56526015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00044400000000008">
                <text:p>-0.00044400000000008</text:p>
              </table:table-cell>
              <table:table-cell office:value-type="float" office:value="-724.90808485683">
                <text:p>-724.9080848568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00044000000000008">
                <text:p>-0.00044000000000008</text:p>
              </table:table-cell>
              <table:table-cell office:value-type="float" office:value="-715.25090956036">
                <text:p>-715.2509095603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00043600000000008">
                <text:p>-0.00043600000000008</text:p>
              </table:table-cell>
              <table:table-cell office:value-type="float" office:value="-705.59373426386">
                <text:p>-705.5937342638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00043200000000008">
                <text:p>-0.00043200000000008</text:p>
              </table:table-cell>
              <table:table-cell office:value-type="float" office:value="-695.93655896738">
                <text:p>-695.9365589673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00042800000000008">
                <text:p>-0.00042800000000008</text:p>
              </table:table-cell>
              <table:table-cell office:value-type="float" office:value="-686.27938367089">
                <text:p>-686.2793836708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00042400000000008">
                <text:p>-0.00042400000000008</text:p>
              </table:table-cell>
              <table:table-cell office:value-type="float" office:value="-676.6222083744">
                <text:p>-676.622208374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00042000000000008">
                <text:p>-0.00042000000000008</text:p>
              </table:table-cell>
              <table:table-cell office:value-type="float" office:value="-666.96503307792">
                <text:p>-666.9650330779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00041600000000008">
                <text:p>-0.00041600000000008</text:p>
              </table:table-cell>
              <table:table-cell office:value-type="float" office:value="-657.30785778143">
                <text:p>-657.3078577814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00041200000000008">
                <text:p>-0.00041200000000008</text:p>
              </table:table-cell>
              <table:table-cell office:value-type="float" office:value="-647.65068248495">
                <text:p>-647.650682484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00040800000000008">
                <text:p>-0.00040800000000008</text:p>
              </table:table-cell>
              <table:table-cell office:value-type="float" office:value="-637.99350718846">
                <text:p>-637.9935071884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00040400000000008">
                <text:p>-0.00040400000000008</text:p>
              </table:table-cell>
              <table:table-cell office:value-type="float" office:value="-628.33633189198">
                <text:p>-628.3363318919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00040000000000008">
                <text:p>-0.00040000000000008</text:p>
              </table:table-cell>
              <table:table-cell office:value-type="float" office:value="-618.67915659548">
                <text:p>-618.6791565954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00039600000000008">
                <text:p>-0.00039600000000008</text:p>
              </table:table-cell>
              <table:table-cell office:value-type="float" office:value="-609.02198129901">
                <text:p>-609.0219812990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00039200000000008">
                <text:p>-0.00039200000000008</text:p>
              </table:table-cell>
              <table:table-cell office:value-type="float" office:value="-599.36480600251">
                <text:p>-599.364806002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00038800000000008">
                <text:p>-0.00038800000000008</text:p>
              </table:table-cell>
              <table:table-cell office:value-type="float" office:value="-589.70763070603">
                <text:p>-589.7076307060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00038400000000008">
                <text:p>-0.00038400000000008</text:p>
              </table:table-cell>
              <table:table-cell office:value-type="float" office:value="-580.05045540954">
                <text:p>-580.0504554095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00038000000000008">
                <text:p>-0.00038000000000008</text:p>
              </table:table-cell>
              <table:table-cell office:value-type="float" office:value="-570.39328011306">
                <text:p>-570.3932801130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0037600000000008">
                <text:p>-0.00037600000000008</text:p>
              </table:table-cell>
              <table:table-cell office:value-type="float" office:value="-560.73610481657">
                <text:p>-560.7361048165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00037200000000008">
                <text:p>-0.00037200000000008</text:p>
              </table:table-cell>
              <table:table-cell office:value-type="float" office:value="-551.07892952009">
                <text:p>-551.078929520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00036800000000008">
                <text:p>-0.00036800000000008</text:p>
              </table:table-cell>
              <table:table-cell office:value-type="float" office:value="-541.4217542236">
                <text:p>-541.421754223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00036400000000008">
                <text:p>-0.00036400000000008</text:p>
              </table:table-cell>
              <table:table-cell office:value-type="float" office:value="-531.76457892712">
                <text:p>-531.7645789271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00036000000000008">
                <text:p>-0.00036000000000008</text:p>
              </table:table-cell>
              <table:table-cell office:value-type="float" office:value="-522.10740363063">
                <text:p>-522.107403630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00035600000000008">
                <text:p>-0.00035600000000008</text:p>
              </table:table-cell>
              <table:table-cell office:value-type="float" office:value="-512.45022833415">
                <text:p>-512.450228334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00035200000000008">
                <text:p>-0.00035200000000008</text:p>
              </table:table-cell>
              <table:table-cell office:value-type="float" office:value="-502.79305303766">
                <text:p>-502.793053037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00034800000000008">
                <text:p>-0.00034800000000008</text:p>
              </table:table-cell>
              <table:table-cell office:value-type="float" office:value="-493.13587774118">
                <text:p>-493.135877741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00034400000000008">
                <text:p>-0.00034400000000008</text:p>
              </table:table-cell>
              <table:table-cell office:value-type="float" office:value="-483.47870244468">
                <text:p>-483.4787024446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00034000000000008">
                <text:p>-0.00034000000000008</text:p>
              </table:table-cell>
              <table:table-cell office:value-type="float" office:value="-473.82152714821">
                <text:p>-473.821527148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00033600000000008">
                <text:p>-0.00033600000000008</text:p>
              </table:table-cell>
              <table:table-cell office:value-type="float" office:value="-464.16435185171">
                <text:p>-464.1643518517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00033200000000008">
                <text:p>-0.00033200000000008</text:p>
              </table:table-cell>
              <table:table-cell office:value-type="float" office:value="-454.50717655523">
                <text:p>-454.5071765552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00032800000000008">
                <text:p>-0.00032800000000008</text:p>
              </table:table-cell>
              <table:table-cell office:value-type="float" office:value="-444.85000125874">
                <text:p>-444.8500012587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00032400000000008">
                <text:p>-0.00032400000000008</text:p>
              </table:table-cell>
              <table:table-cell office:value-type="float" office:value="-435.19282596225">
                <text:p>-435.1928259622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00032000000000008">
                <text:p>-0.00032000000000008</text:p>
              </table:table-cell>
              <table:table-cell office:value-type="float" office:value="-425.53565066577">
                <text:p>-425.535650665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00031600000000008">
                <text:p>-0.00031600000000008</text:p>
              </table:table-cell>
              <table:table-cell office:value-type="float" office:value="-415.87847536928">
                <text:p>-415.878475369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00031200000000008">
                <text:p>-0.00031200000000008</text:p>
              </table:table-cell>
              <table:table-cell office:value-type="float" office:value="-406.2213000728">
                <text:p>-406.221300072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0030800000000008">
                <text:p>-0.00030800000000008</text:p>
              </table:table-cell>
              <table:table-cell office:value-type="float" office:value="-396.56412477631">
                <text:p>-396.5641247763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0030400000000008">
                <text:p>-0.00030400000000008</text:p>
              </table:table-cell>
              <table:table-cell office:value-type="float" office:value="-386.90694947983">
                <text:p>-386.9069494798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00030000000000008">
                <text:p>-0.00030000000000008</text:p>
              </table:table-cell>
              <table:table-cell office:value-type="float" office:value="-377.24977418333">
                <text:p>-377.249774183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00029600000000008">
                <text:p>-0.00029600000000008</text:p>
              </table:table-cell>
              <table:table-cell office:value-type="float" office:value="-367.59259888686">
                <text:p>-367.5925988868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0029200000000008">
                <text:p>-0.00029200000000008</text:p>
              </table:table-cell>
              <table:table-cell office:value-type="float" office:value="-357.93542359036">
                <text:p>-357.935423590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0028800000000008">
                <text:p>-0.00028800000000008</text:p>
              </table:table-cell>
              <table:table-cell office:value-type="float" office:value="-348.27824829388">
                <text:p>-348.278248293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0028400000000008">
                <text:p>-0.00028400000000008</text:p>
              </table:table-cell>
              <table:table-cell office:value-type="float" office:value="-338.62107299739">
                <text:p>-338.6210729973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0028000000000008">
                <text:p>-0.00028000000000008</text:p>
              </table:table-cell>
              <table:table-cell office:value-type="float" office:value="-328.96389770091">
                <text:p>-328.963897700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0027600000000008">
                <text:p>-0.00027600000000008</text:p>
              </table:table-cell>
              <table:table-cell office:value-type="float" office:value="-319.30672240442">
                <text:p>-319.306722404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0027200000000008">
                <text:p>-0.00027200000000008</text:p>
              </table:table-cell>
              <table:table-cell office:value-type="float" office:value="-309.64954710794">
                <text:p>-309.6495471079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00026800000000008">
                <text:p>-0.00026800000000008</text:p>
              </table:table-cell>
              <table:table-cell office:value-type="float" office:value="-299.99237181145">
                <text:p>-299.9923718114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0026400000000008">
                <text:p>-0.00026400000000008</text:p>
              </table:table-cell>
              <table:table-cell office:value-type="float" office:value="-290.33519651497">
                <text:p>-290.335196514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0026000000000008">
                <text:p>-0.00026000000000008</text:p>
              </table:table-cell>
              <table:table-cell office:value-type="float" office:value="-280.67802121848">
                <text:p>-280.6780212184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0025600000000008">
                <text:p>-0.00025600000000008</text:p>
              </table:table-cell>
              <table:table-cell office:value-type="float" office:value="-271.020845922">
                <text:p>-271.0208459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0025200000000008">
                <text:p>-0.00025200000000008</text:p>
              </table:table-cell>
              <table:table-cell office:value-type="float" office:value="-261.36367062551">
                <text:p>-261.3636706255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00024800000000008">
                <text:p>-0.00024800000000008</text:p>
              </table:table-cell>
              <table:table-cell office:value-type="float" office:value="-251.70649532903">
                <text:p>-251.7064953290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00024400000000008">
                <text:p>-0.00024400000000008</text:p>
              </table:table-cell>
              <table:table-cell office:value-type="float" office:value="-242.04932003253">
                <text:p>-242.0493200325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00024000000000008">
                <text:p>-0.00024000000000008</text:p>
              </table:table-cell>
              <table:table-cell office:value-type="float" office:value="-232.39214473605">
                <text:p>-232.392144736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00023600000000008">
                <text:p>-0.00023600000000008</text:p>
              </table:table-cell>
              <table:table-cell office:value-type="float" office:value="-222.73496943956">
                <text:p>-222.7349694395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00023200000000008">
                <text:p>-0.00023200000000008</text:p>
              </table:table-cell>
              <table:table-cell office:value-type="float" office:value="-213.07779414308">
                <text:p>-213.0777941430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00022800000000008">
                <text:p>-0.00022800000000008</text:p>
              </table:table-cell>
              <table:table-cell office:value-type="float" office:value="-203.42061884659">
                <text:p>-203.4206188465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00022400000000008">
                <text:p>-0.00022400000000008</text:p>
              </table:table-cell>
              <table:table-cell office:value-type="float" office:value="-193.76344355011">
                <text:p>-193.7634435501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00022000000000008">
                <text:p>-0.00022000000000008</text:p>
              </table:table-cell>
              <table:table-cell office:value-type="float" office:value="-184.10626825362">
                <text:p>-184.1062682536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00021600000000008">
                <text:p>-0.00021600000000008</text:p>
              </table:table-cell>
              <table:table-cell office:value-type="float" office:value="-174.44909295713">
                <text:p>-174.449092957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00021200000000008">
                <text:p>-0.00021200000000008</text:p>
              </table:table-cell>
              <table:table-cell office:value-type="float" office:value="-164.79191766065">
                <text:p>-164.7919176606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00020800000000008">
                <text:p>-0.00020800000000008</text:p>
              </table:table-cell>
              <table:table-cell office:value-type="float" office:value="-155.13474236416">
                <text:p>-155.134742364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00020400000000008">
                <text:p>-0.00020400000000008</text:p>
              </table:table-cell>
              <table:table-cell office:value-type="float" office:value="-145.47756706768">
                <text:p>-145.477567067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00020000000000008">
                <text:p>-0.00020000000000008</text:p>
              </table:table-cell>
              <table:table-cell office:value-type="float" office:value="-135.82039177119">
                <text:p>-135.8203917711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00019600000000008">
                <text:p>-0.00019600000000008</text:p>
              </table:table-cell>
              <table:table-cell office:value-type="float" office:value="-126.16321647471">
                <text:p>-126.1632164747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00019200000000008">
                <text:p>-0.00019200000000008</text:p>
              </table:table-cell>
              <table:table-cell office:value-type="float" office:value="-116.50604117822">
                <text:p>-116.506041178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00018800000000008">
                <text:p>-0.00018800000000008</text:p>
              </table:table-cell>
              <table:table-cell office:value-type="float" office:value="-106.84886588173">
                <text:p>-106.8488658817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00018400000000008">
                <text:p>-0.00018400000000008</text:p>
              </table:table-cell>
              <table:table-cell office:value-type="float" office:value="-97.191690585249">
                <text:p>-97.19169058524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00018000000000008">
                <text:p>-0.00018000000000008</text:p>
              </table:table-cell>
              <table:table-cell office:value-type="float" office:value="-87.534515288756">
                <text:p>-87.53451528875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00017600000000008">
                <text:p>-0.00017600000000008</text:p>
              </table:table-cell>
              <table:table-cell office:value-type="float" office:value="-77.877339992271">
                <text:p>-77.87733999227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00017200000000008">
                <text:p>-0.00017200000000008</text:p>
              </table:table-cell>
              <table:table-cell office:value-type="float" office:value="-68.220164695785">
                <text:p>-68.2201646957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00016800000000008">
                <text:p>-0.00016800000000008</text:p>
              </table:table-cell>
              <table:table-cell office:value-type="float" office:value="-58.562989399299">
                <text:p>-58.5629893992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00016400000000008">
                <text:p>-0.00016400000000008</text:p>
              </table:table-cell>
              <table:table-cell office:value-type="float" office:value="-48.905814102813">
                <text:p>-48.9058141028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00016000000000008">
                <text:p>-0.00016000000000008</text:p>
              </table:table-cell>
              <table:table-cell office:value-type="float" office:value="-39.248638806328">
                <text:p>-39.2486388063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00015600000000008">
                <text:p>-0.00015600000000008</text:p>
              </table:table-cell>
              <table:table-cell office:value-type="float" office:value="-29.591463509842">
                <text:p>-29.5914635098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00015200000000008">
                <text:p>-0.00015200000000008</text:p>
              </table:table-cell>
              <table:table-cell office:value-type="float" office:value="-19.934288213356">
                <text:p>-19.93428821335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00014800000000008">
                <text:p>-0.00014800000000008</text:p>
              </table:table-cell>
              <table:table-cell office:value-type="float" office:value="-10.277112916871">
                <text:p>-10.27711291687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00014400000000008">
                <text:p>-0.00014400000000008</text:p>
              </table:table-cell>
              <table:table-cell office:value-type="float" office:value="-0.61993762038506">
                <text:p>-0.619937620385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00014000000000008">
                <text:p>-0.00014000000000008</text:p>
              </table:table-cell>
              <table:table-cell office:value-type="float" office:value="9.0372376761006">
                <text:p>9.03723767610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00013600000000008">
                <text:p>-0.00013600000000008</text:p>
              </table:table-cell>
              <table:table-cell office:value-type="float" office:value="18.694412972586">
                <text:p>18.6944129725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00013200000000008">
                <text:p>-0.00013200000000008</text:p>
              </table:table-cell>
              <table:table-cell office:value-type="float" office:value="28.351588269072">
                <text:p>28.35158826907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00012800000000008">
                <text:p>-0.00012800000000008</text:p>
              </table:table-cell>
              <table:table-cell office:value-type="float" office:value="38.008763565558">
                <text:p>38.00876356555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00012400000000008">
                <text:p>-0.00012400000000008</text:p>
              </table:table-cell>
              <table:table-cell office:value-type="float" office:value="47.665938862043">
                <text:p>47.66593886204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00012000000000008">
                <text:p>-0.00012000000000008</text:p>
              </table:table-cell>
              <table:table-cell office:value-type="float" office:value="57.323114158529">
                <text:p>57.32311415852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00011600000000008">
                <text:p>-0.00011600000000008</text:p>
              </table:table-cell>
              <table:table-cell office:value-type="float" office:value="66.980289455015">
                <text:p>66.98028945501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00011200000000008">
                <text:p>-0.00011200000000008</text:p>
              </table:table-cell>
              <table:table-cell office:value-type="float" office:value="76.6374647515">
                <text:p>76.63746475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00010800000000008">
                <text:p>-0.00010800000000008</text:p>
              </table:table-cell>
              <table:table-cell office:value-type="float" office:value="86.29464004799">
                <text:p>86.294640047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00010400000000008">
                <text:p>-0.00010400000000008</text:p>
              </table:table-cell>
              <table:table-cell office:value-type="float" office:value="95.951815344475">
                <text:p>95.95181534447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00010000000000008">
                <text:p>-0.00010000000000008</text:p>
              </table:table-cell>
              <table:table-cell office:value-type="float" office:value="105.60899064096">
                <text:p>105.608990640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000096000000000083">
                <text:p>-0.000096000000000083</text:p>
              </table:table-cell>
              <table:table-cell office:value-type="float" office:value="115.26616593745">
                <text:p>115.2661659374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000092000000000083">
                <text:p>-0.000092000000000083</text:p>
              </table:table-cell>
              <table:table-cell office:value-type="float" office:value="124.92334123393">
                <text:p>124.9233412339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000088000000000083">
                <text:p>-0.000088000000000083</text:p>
              </table:table-cell>
              <table:table-cell office:value-type="float" office:value="134.58051653042">
                <text:p>134.580516530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000084000000000083">
                <text:p>-0.000084000000000083</text:p>
              </table:table-cell>
              <table:table-cell office:value-type="float" office:value="144.2376918269">
                <text:p>144.23769182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000080000000000083">
                <text:p>-0.000080000000000083</text:p>
              </table:table-cell>
              <table:table-cell office:value-type="float" office:value="153.89486712339">
                <text:p>153.8948671233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000076000000000083">
                <text:p>-0.000076000000000083</text:p>
              </table:table-cell>
              <table:table-cell office:value-type="float" office:value="163.55204241988">
                <text:p>163.552042419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000072000000000083">
                <text:p>-0.000072000000000083</text:p>
              </table:table-cell>
              <table:table-cell office:value-type="float" office:value="173.20921771636">
                <text:p>173.2092177163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000068000000000083">
                <text:p>-0.000068000000000083</text:p>
              </table:table-cell>
              <table:table-cell office:value-type="float" office:value="182.86639301285">
                <text:p>182.866393012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00064000000000083">
                <text:p>-0.000064000000000083</text:p>
              </table:table-cell>
              <table:table-cell office:value-type="float" office:value="192.52356830934">
                <text:p>192.5235683093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000060000000000083">
                <text:p>-0.000060000000000083</text:p>
              </table:table-cell>
              <table:table-cell office:value-type="float" office:value="202.18074360582">
                <text:p>202.1807436058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000056000000000083">
                <text:p>-0.000056000000000083</text:p>
              </table:table-cell>
              <table:table-cell office:value-type="float" office:value="211.83791890231">
                <text:p>211.837918902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000052000000000083">
                <text:p>-0.000052000000000083</text:p>
              </table:table-cell>
              <table:table-cell office:value-type="float" office:value="221.49509419879">
                <text:p>221.4950941987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000048000000000084">
                <text:p>-0.000048000000000084</text:p>
              </table:table-cell>
              <table:table-cell office:value-type="float" office:value="231.15226949528">
                <text:p>231.1522694952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000044000000000084">
                <text:p>-0.000044000000000084</text:p>
              </table:table-cell>
              <table:table-cell office:value-type="float" office:value="240.80944479176">
                <text:p>240.8094447917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000040000000000084">
                <text:p>-0.000040000000000084</text:p>
              </table:table-cell>
              <table:table-cell office:value-type="float" office:value="250.46662008825">
                <text:p>250.4666200882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000036000000000084">
                <text:p>-0.000036000000000084</text:p>
              </table:table-cell>
              <table:table-cell office:value-type="float" office:value="260.12379538474">
                <text:p>260.123795384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000032000000000084">
                <text:p>-0.000032000000000084</text:p>
              </table:table-cell>
              <table:table-cell office:value-type="float" office:value="269.78097068122">
                <text:p>269.7809706812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000028000000000084">
                <text:p>-0.000028000000000084</text:p>
              </table:table-cell>
              <table:table-cell office:value-type="float" office:value="279.43814597771">
                <text:p>279.4381459777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000024000000000084">
                <text:p>-0.000024000000000084</text:p>
              </table:table-cell>
              <table:table-cell office:value-type="float" office:value="289.09532127419">
                <text:p>289.0953212741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000020000000000084">
                <text:p>-0.000020000000000084</text:p>
              </table:table-cell>
              <table:table-cell office:value-type="float" office:value="298.75249657068">
                <text:p>298.7524965706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000016000000000084">
                <text:p>-0.000016000000000084</text:p>
              </table:table-cell>
              <table:table-cell office:value-type="float" office:value="308.40967186717">
                <text:p>308.4096718671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000012000000000084">
                <text:p>-0.000012000000000084</text:p>
              </table:table-cell>
              <table:table-cell office:value-type="float" office:value="318.06684716365">
                <text:p>318.066847163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0000080000000000844">
                <text:p>-0.0000080000000000844</text:p>
              </table:table-cell>
              <table:table-cell office:value-type="float" office:value="327.72402246014">
                <text:p>327.724022460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0000040000000000844">
                <text:p>-0.0000040000000000844</text:p>
              </table:table-cell>
              <table:table-cell office:value-type="float" office:value="337.38119775662">
                <text:p>337.3811977566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8.4567769453869E-017">
                <text:p>-8.4567769453869E-017</text:p>
              </table:table-cell>
              <table:table-cell office:value-type="float" office:value="347.03837305311">
                <text:p>347.038373053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039999999999154">
                <text:p>0.0000039999999999154</text:p>
              </table:table-cell>
              <table:table-cell office:value-type="float" office:value="356.6955483496">
                <text:p>356.695548349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079999999999153">
                <text:p>0.0000079999999999153</text:p>
              </table:table-cell>
              <table:table-cell office:value-type="float" office:value="366.35272364608">
                <text:p>366.3527236460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11999999999915">
                <text:p>0.000011999999999915</text:p>
              </table:table-cell>
              <table:table-cell office:value-type="float" office:value="376.00989894257">
                <text:p>376.0098989425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15999999999915">
                <text:p>0.000015999999999915</text:p>
              </table:table-cell>
              <table:table-cell office:value-type="float" office:value="385.66707423905">
                <text:p>385.667074239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19999999999915">
                <text:p>0.000019999999999915</text:p>
              </table:table-cell>
              <table:table-cell office:value-type="float" office:value="395.32424953554">
                <text:p>395.3242495355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23999999999915">
                <text:p>0.000023999999999915</text:p>
              </table:table-cell>
              <table:table-cell office:value-type="float" office:value="404.98142483203">
                <text:p>404.9814248320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27999999999915">
                <text:p>0.000027999999999915</text:p>
              </table:table-cell>
              <table:table-cell office:value-type="float" office:value="414.63860012851">
                <text:p>414.638600128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31999999999915">
                <text:p>0.000031999999999915</text:p>
              </table:table-cell>
              <table:table-cell office:value-type="float" office:value="424.295775425">
                <text:p>424.2957754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35999999999915">
                <text:p>0.000035999999999915</text:p>
              </table:table-cell>
              <table:table-cell office:value-type="float" office:value="433.95295072148">
                <text:p>433.9529507214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39999999999915">
                <text:p>0.000039999999999915</text:p>
              </table:table-cell>
              <table:table-cell office:value-type="float" office:value="443.61012601797">
                <text:p>443.6101260179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43999999999915">
                <text:p>0.000043999999999915</text:p>
              </table:table-cell>
              <table:table-cell office:value-type="float" office:value="453.26730131446">
                <text:p>453.267301314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47999999999914">
                <text:p>0.000047999999999914</text:p>
              </table:table-cell>
              <table:table-cell office:value-type="float" office:value="462.92447661094">
                <text:p>462.9244766109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51999999999914">
                <text:p>0.000051999999999914</text:p>
              </table:table-cell>
              <table:table-cell office:value-type="float" office:value="472.58165190743">
                <text:p>472.581651907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55999999999914">
                <text:p>0.000055999999999914</text:p>
              </table:table-cell>
              <table:table-cell office:value-type="float" office:value="482.23882720392">
                <text:p>482.2388272039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59999999999914">
                <text:p>0.000059999999999914</text:p>
              </table:table-cell>
              <table:table-cell office:value-type="float" office:value="491.8960025004">
                <text:p>491.89600250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63999999999914">
                <text:p>0.000063999999999914</text:p>
              </table:table-cell>
              <table:table-cell office:value-type="float" office:value="501.55317779689">
                <text:p>501.5531777968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67999999999914">
                <text:p>0.000067999999999914</text:p>
              </table:table-cell>
              <table:table-cell office:value-type="float" office:value="511.21035309337">
                <text:p>511.2103530933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71999999999914">
                <text:p>0.000071999999999914</text:p>
              </table:table-cell>
              <table:table-cell office:value-type="float" office:value="520.86752838986">
                <text:p>520.8675283898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75999999999914">
                <text:p>0.000075999999999914</text:p>
              </table:table-cell>
              <table:table-cell office:value-type="float" office:value="530.52470368634">
                <text:p>530.5247036863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79999999999914">
                <text:p>0.000079999999999914</text:p>
              </table:table-cell>
              <table:table-cell office:value-type="float" office:value="540.18187898283">
                <text:p>540.1818789828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83999999999914">
                <text:p>0.000083999999999914</text:p>
              </table:table-cell>
              <table:table-cell office:value-type="float" office:value="549.83905427931">
                <text:p>549.839054279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87999999999914">
                <text:p>0.000087999999999914</text:p>
              </table:table-cell>
              <table:table-cell office:value-type="float" office:value="559.4962295758">
                <text:p>559.49622957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91999999999913">
                <text:p>0.000091999999999913</text:p>
              </table:table-cell>
              <table:table-cell office:value-type="float" office:value="569.15340487229">
                <text:p>569.153404872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95999999999913">
                <text:p>0.000095999999999913</text:p>
              </table:table-cell>
              <table:table-cell office:value-type="float" office:value="578.81058016878">
                <text:p>578.8105801687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99999999999913">
                <text:p>0.000099999999999913</text:p>
              </table:table-cell>
              <table:table-cell office:value-type="float" office:value="588.46775546526">
                <text:p>588.467755465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10399999999991">
                <text:p>0.00010399999999991</text:p>
              </table:table-cell>
              <table:table-cell office:value-type="float" office:value="598.12493076175">
                <text:p>598.1249307617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10799999999991">
                <text:p>0.00010799999999991</text:p>
              </table:table-cell>
              <table:table-cell office:value-type="float" office:value="607.78210605823">
                <text:p>607.7821060582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11199999999991">
                <text:p>0.00011199999999991</text:p>
              </table:table-cell>
              <table:table-cell office:value-type="float" office:value="617.43928135472">
                <text:p>617.439281354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11599999999991">
                <text:p>0.00011599999999991</text:p>
              </table:table-cell>
              <table:table-cell office:value-type="float" office:value="627.0964566512">
                <text:p>627.096456651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11999999999991">
                <text:p>0.00011999999999991</text:p>
              </table:table-cell>
              <table:table-cell office:value-type="float" office:value="636.75363194769">
                <text:p>636.753631947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12399999999991">
                <text:p>0.00012399999999991</text:p>
              </table:table-cell>
              <table:table-cell office:value-type="float" office:value="646.41080724418">
                <text:p>646.4108072441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12799999999991">
                <text:p>0.00012799999999991</text:p>
              </table:table-cell>
              <table:table-cell office:value-type="float" office:value="656.06798254066">
                <text:p>656.067982540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13199999999991">
                <text:p>0.00013199999999991</text:p>
              </table:table-cell>
              <table:table-cell office:value-type="float" office:value="665.72515783715">
                <text:p>665.7251578371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13599999999991">
                <text:p>0.00013599999999991</text:p>
              </table:table-cell>
              <table:table-cell office:value-type="float" office:value="675.38233313363">
                <text:p>675.3823331336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13999999999991">
                <text:p>0.00013999999999991</text:p>
              </table:table-cell>
              <table:table-cell office:value-type="float" office:value="685.03950843012">
                <text:p>685.0395084301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14399999999991">
                <text:p>0.00014399999999991</text:p>
              </table:table-cell>
              <table:table-cell office:value-type="float" office:value="694.6966837266">
                <text:p>694.69668372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14799999999991">
                <text:p>0.00014799999999991</text:p>
              </table:table-cell>
              <table:table-cell office:value-type="float" office:value="704.35385902309">
                <text:p>704.3538590230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15199999999991">
                <text:p>0.00015199999999991</text:p>
              </table:table-cell>
              <table:table-cell office:value-type="float" office:value="714.01103431958">
                <text:p>714.011034319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15599999999991">
                <text:p>0.00015599999999991</text:p>
              </table:table-cell>
              <table:table-cell office:value-type="float" office:value="723.66820961606">
                <text:p>723.6682096160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15999999999991">
                <text:p>0.00015999999999991</text:p>
              </table:table-cell>
              <table:table-cell office:value-type="float" office:value="733.32538491255">
                <text:p>733.325384912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16399999999991">
                <text:p>0.00016399999999991</text:p>
              </table:table-cell>
              <table:table-cell office:value-type="float" office:value="742.98256020904">
                <text:p>742.9825602090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16799999999991">
                <text:p>0.00016799999999991</text:p>
              </table:table-cell>
              <table:table-cell office:value-type="float" office:value="752.63973550553">
                <text:p>752.6397355055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17199999999991">
                <text:p>0.00017199999999991</text:p>
              </table:table-cell>
              <table:table-cell office:value-type="float" office:value="762.29691080201">
                <text:p>762.2969108020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17599999999991">
                <text:p>0.00017599999999991</text:p>
              </table:table-cell>
              <table:table-cell office:value-type="float" office:value="771.9540860985">
                <text:p>771.954086098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17999999999991">
                <text:p>0.00017999999999991</text:p>
              </table:table-cell>
              <table:table-cell office:value-type="float" office:value="781.61126139498">
                <text:p>781.611261394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18399999999991">
                <text:p>0.00018399999999991</text:p>
              </table:table-cell>
              <table:table-cell office:value-type="float" office:value="791.26843669147">
                <text:p>791.2684366914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18799999999991">
                <text:p>0.00018799999999991</text:p>
              </table:table-cell>
              <table:table-cell office:value-type="float" office:value="800.92561198795">
                <text:p>800.9256119879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19199999999991">
                <text:p>0.00019199999999991</text:p>
              </table:table-cell>
              <table:table-cell office:value-type="float" office:value="810.58278728444">
                <text:p>810.5827872844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19599999999991">
                <text:p>0.00019599999999991</text:p>
              </table:table-cell>
              <table:table-cell office:value-type="float" office:value="820.23996258092">
                <text:p>820.2399625809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19999999999991">
                <text:p>0.00019999999999991</text:p>
              </table:table-cell>
              <table:table-cell office:value-type="float" office:value="829.89713787741">
                <text:p>829.897137877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20399999999991">
                <text:p>0.00020399999999991</text:p>
              </table:table-cell>
              <table:table-cell office:value-type="float" office:value="839.5543131739">
                <text:p>839.554313173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20799999999991">
                <text:p>0.00020799999999991</text:p>
              </table:table-cell>
              <table:table-cell office:value-type="float" office:value="849.21148847038">
                <text:p>849.2114884703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21199999999991">
                <text:p>0.00021199999999991</text:p>
              </table:table-cell>
              <table:table-cell office:value-type="float" office:value="858.86866376687">
                <text:p>858.868663766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21599999999991">
                <text:p>0.00021599999999991</text:p>
              </table:table-cell>
              <table:table-cell office:value-type="float" office:value="868.52583906335">
                <text:p>868.5258390633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21999999999991">
                <text:p>0.00021999999999991</text:p>
              </table:table-cell>
              <table:table-cell office:value-type="float" office:value="878.18301435984">
                <text:p>878.1830143598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22399999999991">
                <text:p>0.00022399999999991</text:p>
              </table:table-cell>
              <table:table-cell office:value-type="float" office:value="887.84018965632">
                <text:p>887.8401896563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22799999999991">
                <text:p>0.00022799999999991</text:p>
              </table:table-cell>
              <table:table-cell office:value-type="float" office:value="897.49736495281">
                <text:p>897.4973649528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23199999999991">
                <text:p>0.00023199999999991</text:p>
              </table:table-cell>
              <table:table-cell office:value-type="float" office:value="907.1545402493">
                <text:p>907.154540249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23599999999991">
                <text:p>0.00023599999999991</text:p>
              </table:table-cell>
              <table:table-cell office:value-type="float" office:value="916.81171554578">
                <text:p>916.811715545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23999999999991">
                <text:p>0.00023999999999991</text:p>
              </table:table-cell>
              <table:table-cell office:value-type="float" office:value="926.46889084227">
                <text:p>926.4688908422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24399999999991">
                <text:p>0.00024399999999991</text:p>
              </table:table-cell>
              <table:table-cell office:value-type="float" office:value="936.12606613875">
                <text:p>936.1260661387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24799999999991">
                <text:p>0.00024799999999991</text:p>
              </table:table-cell>
              <table:table-cell office:value-type="float" office:value="945.78324143524">
                <text:p>945.7832414352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25199999999991">
                <text:p>0.00025199999999991</text:p>
              </table:table-cell>
              <table:table-cell office:value-type="float" office:value="955.44041673173">
                <text:p>955.440416731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25599999999991">
                <text:p>0.00025599999999991</text:p>
              </table:table-cell>
              <table:table-cell office:value-type="float" office:value="965.09759202821">
                <text:p>965.0975920282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25999999999991">
                <text:p>0.00025999999999991</text:p>
              </table:table-cell>
              <table:table-cell office:value-type="float" office:value="974.7547673247">
                <text:p>974.754767324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26399999999991">
                <text:p>0.00026399999999991</text:p>
              </table:table-cell>
              <table:table-cell office:value-type="float" office:value="984.41194262118">
                <text:p>984.4119426211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26799999999991">
                <text:p>0.00026799999999991</text:p>
              </table:table-cell>
              <table:table-cell office:value-type="float" office:value="994.06911791767">
                <text:p>994.0691179176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27199999999991">
                <text:p>0.00027199999999991</text:p>
              </table:table-cell>
              <table:table-cell office:value-type="float" office:value="1003.7262932142">
                <text:p>1003.726293214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27599999999991">
                <text:p>0.00027599999999991</text:p>
              </table:table-cell>
              <table:table-cell office:value-type="float" office:value="1013.3834685106">
                <text:p>1013.38346851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27999999999991">
                <text:p>0.00027999999999991</text:p>
              </table:table-cell>
              <table:table-cell office:value-type="float" office:value="1023.0406438071">
                <text:p>1023.040643807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28399999999991">
                <text:p>0.00028399999999991</text:p>
              </table:table-cell>
              <table:table-cell office:value-type="float" office:value="1032.6978191036">
                <text:p>1032.697819103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28799999999991">
                <text:p>0.00028799999999991</text:p>
              </table:table-cell>
              <table:table-cell office:value-type="float" office:value="1042.3549944001">
                <text:p>1042.354994400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29199999999991">
                <text:p>0.00029199999999991</text:p>
              </table:table-cell>
              <table:table-cell office:value-type="float" office:value="1052.0121696966">
                <text:p>1052.01216969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29599999999991">
                <text:p>0.00029599999999991</text:p>
              </table:table-cell>
              <table:table-cell office:value-type="float" office:value="1061.6693449931">
                <text:p>1061.669344993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29999999999991">
                <text:p>0.00029999999999991</text:p>
              </table:table-cell>
              <table:table-cell office:value-type="float" office:value="1071.3265202896">
                <text:p>1071.326520289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30399999999991">
                <text:p>0.00030399999999991</text:p>
              </table:table-cell>
              <table:table-cell office:value-type="float" office:value="1080.9836955861">
                <text:p>1080.983695586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30799999999991">
                <text:p>0.00030799999999991</text:p>
              </table:table-cell>
              <table:table-cell office:value-type="float" office:value="1090.6408708825">
                <text:p>1090.64087088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31199999999991">
                <text:p>0.00031199999999991</text:p>
              </table:table-cell>
              <table:table-cell office:value-type="float" office:value="1100.298046179">
                <text:p>1100.29804617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31599999999991">
                <text:p>0.00031599999999991</text:p>
              </table:table-cell>
              <table:table-cell office:value-type="float" office:value="1109.9552214755">
                <text:p>1109.955221475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31999999999991">
                <text:p>0.00031999999999991</text:p>
              </table:table-cell>
              <table:table-cell office:value-type="float" office:value="1119.612396772">
                <text:p>1119.6123967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32399999999991">
                <text:p>0.00032399999999991</text:p>
              </table:table-cell>
              <table:table-cell office:value-type="float" office:value="1129.2695720685">
                <text:p>1129.269572068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32799999999991">
                <text:p>0.00032799999999991</text:p>
              </table:table-cell>
              <table:table-cell office:value-type="float" office:value="1138.926747365">
                <text:p>1138.92674736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33199999999991">
                <text:p>0.00033199999999991</text:p>
              </table:table-cell>
              <table:table-cell office:value-type="float" office:value="1148.5839226614">
                <text:p>1148.58392266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33599999999991">
                <text:p>0.00033599999999991</text:p>
              </table:table-cell>
              <table:table-cell office:value-type="float" office:value="1158.2410979579">
                <text:p>1158.241097957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33999999999991">
                <text:p>0.00033999999999991</text:p>
              </table:table-cell>
              <table:table-cell office:value-type="float" office:value="1167.8982732544">
                <text:p>1167.898273254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34399999999991">
                <text:p>0.00034399999999991</text:p>
              </table:table-cell>
              <table:table-cell office:value-type="float" office:value="1177.5554485509">
                <text:p>1177.555448550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34799999999991">
                <text:p>0.00034799999999991</text:p>
              </table:table-cell>
              <table:table-cell office:value-type="float" office:value="1187.2126238474">
                <text:p>1187.212623847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35199999999991">
                <text:p>0.00035199999999991</text:p>
              </table:table-cell>
              <table:table-cell office:value-type="float" office:value="1196.8697991439">
                <text:p>1196.869799143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35599999999991">
                <text:p>0.00035599999999991</text:p>
              </table:table-cell>
              <table:table-cell office:value-type="float" office:value="1206.5269744404">
                <text:p>1206.526974440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35999999999991">
                <text:p>0.00035999999999991</text:p>
              </table:table-cell>
              <table:table-cell office:value-type="float" office:value="1216.1841497369">
                <text:p>1216.18414973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36399999999991">
                <text:p>0.00036399999999991</text:p>
              </table:table-cell>
              <table:table-cell office:value-type="float" office:value="1225.8413250333">
                <text:p>1225.841325033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36799999999991">
                <text:p>0.00036799999999991</text:p>
              </table:table-cell>
              <table:table-cell office:value-type="float" office:value="1235.4985003298">
                <text:p>1235.498500329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37199999999991">
                <text:p>0.00037199999999991</text:p>
              </table:table-cell>
              <table:table-cell office:value-type="float" office:value="1245.1556756263">
                <text:p>1245.155675626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37599999999991">
                <text:p>0.00037599999999991</text:p>
              </table:table-cell>
              <table:table-cell office:value-type="float" office:value="1254.8128509228">
                <text:p>1254.812850922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37999999999991">
                <text:p>0.00037999999999991</text:p>
              </table:table-cell>
              <table:table-cell office:value-type="float" office:value="1264.4700262193">
                <text:p>1264.47002621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38399999999991">
                <text:p>0.00038399999999991</text:p>
              </table:table-cell>
              <table:table-cell office:value-type="float" office:value="1274.1272015158">
                <text:p>1274.12720151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38799999999991">
                <text:p>0.00038799999999991</text:p>
              </table:table-cell>
              <table:table-cell office:value-type="float" office:value="1283.7843768123">
                <text:p>1283.784376812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39199999999991">
                <text:p>0.00039199999999991</text:p>
              </table:table-cell>
              <table:table-cell office:value-type="float" office:value="1293.4415521087">
                <text:p>1293.441552108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39599999999991">
                <text:p>0.00039599999999991</text:p>
              </table:table-cell>
              <table:table-cell office:value-type="float" office:value="1303.0987274052">
                <text:p>1303.098727405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39999999999991">
                <text:p>0.00039999999999991</text:p>
              </table:table-cell>
              <table:table-cell office:value-type="float" office:value="1312.7559027017">
                <text:p>1312.755902701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40399999999991">
                <text:p>0.00040399999999991</text:p>
              </table:table-cell>
              <table:table-cell office:value-type="float" office:value="1322.4130779982">
                <text:p>1322.413077998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40799999999991">
                <text:p>0.00040799999999991</text:p>
              </table:table-cell>
              <table:table-cell office:value-type="float" office:value="1332.0702532947">
                <text:p>1332.070253294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41199999999991">
                <text:p>0.00041199999999991</text:p>
              </table:table-cell>
              <table:table-cell office:value-type="float" office:value="1341.7274285912">
                <text:p>1341.727428591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41599999999991">
                <text:p>0.00041599999999991</text:p>
              </table:table-cell>
              <table:table-cell office:value-type="float" office:value="1351.3846038877">
                <text:p>1351.38460388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41999999999991">
                <text:p>0.00041999999999991</text:p>
              </table:table-cell>
              <table:table-cell office:value-type="float" office:value="1361.0417791841">
                <text:p>1361.041779184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42399999999991">
                <text:p>0.00042399999999991</text:p>
              </table:table-cell>
              <table:table-cell office:value-type="float" office:value="1370.6989544806">
                <text:p>1370.698954480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42799999999991">
                <text:p>0.00042799999999991</text:p>
              </table:table-cell>
              <table:table-cell office:value-type="float" office:value="1380.3561297771">
                <text:p>1380.356129777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43199999999991">
                <text:p>0.00043199999999991</text:p>
              </table:table-cell>
              <table:table-cell office:value-type="float" office:value="1390.0133050736">
                <text:p>1390.013305073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43599999999991">
                <text:p>0.00043599999999991</text:p>
              </table:table-cell>
              <table:table-cell office:value-type="float" office:value="1399.6704803701">
                <text:p>1399.670480370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43999999999991">
                <text:p>0.00043999999999991</text:p>
              </table:table-cell>
              <table:table-cell office:value-type="float" office:value="1409.3276556666">
                <text:p>1409.327655666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44399999999991">
                <text:p>0.00044399999999991</text:p>
              </table:table-cell>
              <table:table-cell office:value-type="float" office:value="1418.9848309631">
                <text:p>1418.984830963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44799999999991">
                <text:p>0.00044799999999991</text:p>
              </table:table-cell>
              <table:table-cell office:value-type="float" office:value="1428.6420062595">
                <text:p>1428.642006259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45199999999991">
                <text:p>0.00045199999999991</text:p>
              </table:table-cell>
              <table:table-cell office:value-type="float" office:value="1438.299181556">
                <text:p>1438.29918155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45599999999991">
                <text:p>0.00045599999999991</text:p>
              </table:table-cell>
              <table:table-cell office:value-type="float" office:value="1447.9563568525">
                <text:p>1447.95635685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45999999999991">
                <text:p>0.00045999999999991</text:p>
              </table:table-cell>
              <table:table-cell office:value-type="float" office:value="1457.613532149">
                <text:p>1457.61353214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46399999999991">
                <text:p>0.00046399999999991</text:p>
              </table:table-cell>
              <table:table-cell office:value-type="float" office:value="1467.2707074455">
                <text:p>1467.270707445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46799999999991">
                <text:p>0.00046799999999991</text:p>
              </table:table-cell>
              <table:table-cell office:value-type="float" office:value="1476.927882742">
                <text:p>1476.9278827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47199999999991">
                <text:p>0.00047199999999991</text:p>
              </table:table-cell>
              <table:table-cell office:value-type="float" office:value="1486.5850580385">
                <text:p>1486.585058038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47599999999991">
                <text:p>0.00047599999999991</text:p>
              </table:table-cell>
              <table:table-cell office:value-type="float" office:value="1496.2422333349">
                <text:p>1496.242233334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47999999999991">
                <text:p>0.00047999999999991</text:p>
              </table:table-cell>
              <table:table-cell office:value-type="float" office:value="1505.8994086314">
                <text:p>1505.89940863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48399999999991">
                <text:p>0.00048399999999991</text:p>
              </table:table-cell>
              <table:table-cell office:value-type="float" office:value="1515.5565839279">
                <text:p>1515.556583927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48799999999991">
                <text:p>0.00048799999999991</text:p>
              </table:table-cell>
              <table:table-cell office:value-type="float" office:value="1525.2137592244">
                <text:p>1525.213759224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4919999999999">
                <text:p>0.0004919999999999</text:p>
              </table:table-cell>
              <table:table-cell office:value-type="float" office:value="1534.8709345209">
                <text:p>1534.870934520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4959999999999">
                <text:p>0.0004959999999999</text:p>
              </table:table-cell>
              <table:table-cell office:value-type="float" office:value="1544.5281098174">
                <text:p>1544.528109817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4999999999999">
                <text:p>0.0004999999999999</text:p>
              </table:table-cell>
              <table:table-cell office:value-type="float" office:value="1554.1852851139">
                <text:p>1554.185285113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5039999999999">
                <text:p>0.0005039999999999</text:p>
              </table:table-cell>
              <table:table-cell office:value-type="float" office:value="1563.8424604104">
                <text:p>1563.842460410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5079999999999">
                <text:p>0.0005079999999999</text:p>
              </table:table-cell>
              <table:table-cell office:value-type="float" office:value="1573.4996357068">
                <text:p>1573.499635706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5119999999999">
                <text:p>0.0005119999999999</text:p>
              </table:table-cell>
              <table:table-cell office:value-type="float" office:value="1583.1568110033">
                <text:p>1583.15681100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5159999999999">
                <text:p>0.0005159999999999</text:p>
              </table:table-cell>
              <table:table-cell office:value-type="float" office:value="1592.8139862998">
                <text:p>1592.813986299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5199999999999">
                <text:p>0.0005199999999999</text:p>
              </table:table-cell>
              <table:table-cell office:value-type="float" office:value="1602.4711615963">
                <text:p>1602.471161596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5239999999999">
                <text:p>0.0005239999999999</text:p>
              </table:table-cell>
              <table:table-cell office:value-type="float" office:value="1612.1283368928">
                <text:p>1612.12833689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5279999999999">
                <text:p>0.0005279999999999</text:p>
              </table:table-cell>
              <table:table-cell office:value-type="float" office:value="1621.7855121893">
                <text:p>1621.78551218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5319999999999">
                <text:p>0.0005319999999999</text:p>
              </table:table-cell>
              <table:table-cell office:value-type="float" office:value="1631.4426874858">
                <text:p>1631.44268748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5359999999999">
                <text:p>0.0005359999999999</text:p>
              </table:table-cell>
              <table:table-cell office:value-type="float" office:value="1641.0998627822">
                <text:p>1641.09986278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5399999999999">
                <text:p>0.0005399999999999</text:p>
              </table:table-cell>
              <table:table-cell office:value-type="float" office:value="1650.7570380787">
                <text:p>1650.757038078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5439999999999">
                <text:p>0.0005439999999999</text:p>
              </table:table-cell>
              <table:table-cell office:value-type="float" office:value="1660.4142133752">
                <text:p>1660.414213375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5479999999999">
                <text:p>0.0005479999999999</text:p>
              </table:table-cell>
              <table:table-cell office:value-type="float" office:value="1670.0713886717">
                <text:p>1670.071388671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5519999999999">
                <text:p>0.0005519999999999</text:p>
              </table:table-cell>
              <table:table-cell office:value-type="float" office:value="1679.7285639682">
                <text:p>1679.728563968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5559999999999">
                <text:p>0.0005559999999999</text:p>
              </table:table-cell>
              <table:table-cell office:value-type="float" office:value="1689.3857392647">
                <text:p>1689.385739264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5599999999999">
                <text:p>0.0005599999999999</text:p>
              </table:table-cell>
              <table:table-cell office:value-type="float" office:value="1699.0429145612">
                <text:p>1699.042914561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5639999999999">
                <text:p>0.0005639999999999</text:p>
              </table:table-cell>
              <table:table-cell office:value-type="float" office:value="1708.7000898576">
                <text:p>1708.700089857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5679999999999">
                <text:p>0.0005679999999999</text:p>
              </table:table-cell>
              <table:table-cell office:value-type="float" office:value="1718.3572651541">
                <text:p>1718.357265154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5719999999999">
                <text:p>0.0005719999999999</text:p>
              </table:table-cell>
              <table:table-cell office:value-type="float" office:value="1728.0144404506">
                <text:p>1728.01444045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5759999999999">
                <text:p>0.0005759999999999</text:p>
              </table:table-cell>
              <table:table-cell office:value-type="float" office:value="1737.6716157471">
                <text:p>1737.671615747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5799999999999">
                <text:p>0.0005799999999999</text:p>
              </table:table-cell>
              <table:table-cell office:value-type="float" office:value="1747.3287910436">
                <text:p>1747.328791043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5839999999999">
                <text:p>0.0005839999999999</text:p>
              </table:table-cell>
              <table:table-cell office:value-type="float" office:value="1756.9859663401">
                <text:p>1756.985966340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5879999999999">
                <text:p>0.0005879999999999</text:p>
              </table:table-cell>
              <table:table-cell office:value-type="float" office:value="1766.6431416365">
                <text:p>1766.643141636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5919999999999">
                <text:p>0.0005919999999999</text:p>
              </table:table-cell>
              <table:table-cell office:value-type="float" office:value="1776.3003169331">
                <text:p>1776.300316933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5959999999999">
                <text:p>0.0005959999999999</text:p>
              </table:table-cell>
              <table:table-cell office:value-type="float" office:value="1785.9574922295">
                <text:p>1785.957492229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5999999999999">
                <text:p>0.0005999999999999</text:p>
              </table:table-cell>
              <table:table-cell office:value-type="float" office:value="1795.614667526">
                <text:p>1795.61466752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6039999999999">
                <text:p>0.0006039999999999</text:p>
              </table:table-cell>
              <table:table-cell office:value-type="float" office:value="1805.2718428225">
                <text:p>1805.27184282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6079999999999">
                <text:p>0.0006079999999999</text:p>
              </table:table-cell>
              <table:table-cell office:value-type="float" office:value="1814.929018119">
                <text:p>1814.9290181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6119999999999">
                <text:p>0.0006119999999999</text:p>
              </table:table-cell>
              <table:table-cell office:value-type="float" office:value="1824.5861934155">
                <text:p>1824.58619341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6159999999999">
                <text:p>0.0006159999999999</text:p>
              </table:table-cell>
              <table:table-cell office:value-type="float" office:value="1834.2433687119">
                <text:p>1834.243368711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6199999999999">
                <text:p>0.0006199999999999</text:p>
              </table:table-cell>
              <table:table-cell office:value-type="float" office:value="1843.9005440085">
                <text:p>1843.90054400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6239999999999">
                <text:p>0.0006239999999999</text:p>
              </table:table-cell>
              <table:table-cell office:value-type="float" office:value="1851.7298535033">
                <text:p>1851.729853503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6279999999999">
                <text:p>0.0006279999999999</text:p>
              </table:table-cell>
              <table:table-cell office:value-type="float" office:value="1856.5797439367">
                <text:p>1856.579743936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6319999999999">
                <text:p>0.0006319999999999</text:p>
              </table:table-cell>
              <table:table-cell office:value-type="float" office:value="1861.4296353518">
                <text:p>1861.429635351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6359999999999">
                <text:p>0.0006359999999999</text:p>
              </table:table-cell>
              <table:table-cell office:value-type="float" office:value="1866.279526767">
                <text:p>1866.27952676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6399999999999">
                <text:p>0.0006399999999999</text:p>
              </table:table-cell>
              <table:table-cell office:value-type="float" office:value="1871.1294181821">
                <text:p>1871.129418182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6439999999999">
                <text:p>0.0006439999999999</text:p>
              </table:table-cell>
              <table:table-cell office:value-type="float" office:value="1875.9793095972">
                <text:p>1875.979309597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6479999999999">
                <text:p>0.0006479999999999</text:p>
              </table:table-cell>
              <table:table-cell office:value-type="float" office:value="1880.8292010123">
                <text:p>1880.829201012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6519999999999">
                <text:p>0.0006519999999999</text:p>
              </table:table-cell>
              <table:table-cell office:value-type="float" office:value="1885.6790924274">
                <text:p>1885.679092427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6559999999999">
                <text:p>0.0006559999999999</text:p>
              </table:table-cell>
              <table:table-cell office:value-type="float" office:value="1890.5289838425">
                <text:p>1890.52898384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6599999999999">
                <text:p>0.0006599999999999</text:p>
              </table:table-cell>
              <table:table-cell office:value-type="float" office:value="1895.3788752576">
                <text:p>1895.378875257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6639999999999">
                <text:p>0.0006639999999999</text:p>
              </table:table-cell>
              <table:table-cell office:value-type="float" office:value="1900.2287666728">
                <text:p>1900.228766672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6679999999999">
                <text:p>0.0006679999999999</text:p>
              </table:table-cell>
              <table:table-cell office:value-type="float" office:value="1905.0786580879">
                <text:p>1905.078658087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6719999999999">
                <text:p>0.0006719999999999</text:p>
              </table:table-cell>
              <table:table-cell office:value-type="float" office:value="1909.928549503">
                <text:p>1909.92854950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6759999999999">
                <text:p>0.0006759999999999</text:p>
              </table:table-cell>
              <table:table-cell office:value-type="float" office:value="1914.7784409181">
                <text:p>1914.77844091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6799999999999">
                <text:p>0.0006799999999999</text:p>
              </table:table-cell>
              <table:table-cell office:value-type="float" office:value="1919.6283323332">
                <text:p>1919.62833233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6839999999999">
                <text:p>0.0006839999999999</text:p>
              </table:table-cell>
              <table:table-cell office:value-type="float" office:value="1924.4782237483">
                <text:p>1924.478223748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6879999999999">
                <text:p>0.0006879999999999</text:p>
              </table:table-cell>
              <table:table-cell office:value-type="float" office:value="1929.3281151635">
                <text:p>1929.328115163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6919999999999">
                <text:p>0.0006919999999999</text:p>
              </table:table-cell>
              <table:table-cell office:value-type="float" office:value="1934.1780065786">
                <text:p>1934.17800657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6959999999999">
                <text:p>0.0006959999999999</text:p>
              </table:table-cell>
              <table:table-cell office:value-type="float" office:value="1939.0278979937">
                <text:p>1939.027897993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6999999999999">
                <text:p>0.0006999999999999</text:p>
              </table:table-cell>
              <table:table-cell office:value-type="float" office:value="1943.8777894088">
                <text:p>1943.87778940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7039999999999">
                <text:p>0.0007039999999999</text:p>
              </table:table-cell>
              <table:table-cell office:value-type="float" office:value="1948.7276808239">
                <text:p>1948.727680823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7079999999999">
                <text:p>0.0007079999999999</text:p>
              </table:table-cell>
              <table:table-cell office:value-type="float" office:value="1953.577572239">
                <text:p>1953.57757223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7119999999999">
                <text:p>0.0007119999999999</text:p>
              </table:table-cell>
              <table:table-cell office:value-type="float" office:value="1958.4274636541">
                <text:p>1958.427463654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7159999999999">
                <text:p>0.0007159999999999</text:p>
              </table:table-cell>
              <table:table-cell office:value-type="float" office:value="1963.2773550693">
                <text:p>1963.277355069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7199999999999">
                <text:p>0.0007199999999999</text:p>
              </table:table-cell>
              <table:table-cell office:value-type="float" office:value="1968.1272464844">
                <text:p>1968.127246484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7239999999999">
                <text:p>0.0007239999999999</text:p>
              </table:table-cell>
              <table:table-cell office:value-type="float" office:value="1972.9771378995">
                <text:p>1972.977137899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7279999999999">
                <text:p>0.0007279999999999</text:p>
              </table:table-cell>
              <table:table-cell office:value-type="float" office:value="1977.8270293146">
                <text:p>1977.82702931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7319999999999">
                <text:p>0.0007319999999999</text:p>
              </table:table-cell>
              <table:table-cell office:value-type="float" office:value="1982.6769207297">
                <text:p>1982.67692072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7359999999999">
                <text:p>0.0007359999999999</text:p>
              </table:table-cell>
              <table:table-cell office:value-type="float" office:value="1987.5268121448">
                <text:p>1987.526812144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7399999999999">
                <text:p>0.0007399999999999</text:p>
              </table:table-cell>
              <table:table-cell office:value-type="float" office:value="1992.37670356">
                <text:p>1992.3767035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7439999999999">
                <text:p>0.0007439999999999</text:p>
              </table:table-cell>
              <table:table-cell office:value-type="float" office:value="1997.2265949751">
                <text:p>1997.226594975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7479999999999">
                <text:p>0.0007479999999999</text:p>
              </table:table-cell>
              <table:table-cell office:value-type="float" office:value="2002.0764863902">
                <text:p>2002.076486390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7519999999999">
                <text:p>0.0007519999999999</text:p>
              </table:table-cell>
              <table:table-cell office:value-type="float" office:value="2006.9263778053">
                <text:p>2006.926377805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7559999999999">
                <text:p>0.0007559999999999</text:p>
              </table:table-cell>
              <table:table-cell office:value-type="float" office:value="2011.7762692204">
                <text:p>2011.776269220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7599999999999">
                <text:p>0.0007599999999999</text:p>
              </table:table-cell>
              <table:table-cell office:value-type="float" office:value="2016.6261606355">
                <text:p>2016.626160635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7639999999999">
                <text:p>0.0007639999999999</text:p>
              </table:table-cell>
              <table:table-cell office:value-type="float" office:value="2021.4760520506">
                <text:p>2021.476052050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7679999999999">
                <text:p>0.0007679999999999</text:p>
              </table:table-cell>
              <table:table-cell office:value-type="float" office:value="2026.3259434658">
                <text:p>2026.325943465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7719999999999">
                <text:p>0.0007719999999999</text:p>
              </table:table-cell>
              <table:table-cell office:value-type="float" office:value="2031.1758348809">
                <text:p>2031.175834880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7759999999999">
                <text:p>0.0007759999999999</text:p>
              </table:table-cell>
              <table:table-cell office:value-type="float" office:value="2036.025726296">
                <text:p>2036.02572629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7799999999999">
                <text:p>0.0007799999999999</text:p>
              </table:table-cell>
              <table:table-cell office:value-type="float" office:value="2040.8756177111">
                <text:p>2040.87561771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7839999999999">
                <text:p>0.0007839999999999</text:p>
              </table:table-cell>
              <table:table-cell office:value-type="float" office:value="2045.7255091262">
                <text:p>2045.725509126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7879999999999">
                <text:p>0.0007879999999999</text:p>
              </table:table-cell>
              <table:table-cell office:value-type="float" office:value="2050.5754005413">
                <text:p>2050.575400541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7919999999999">
                <text:p>0.0007919999999999</text:p>
              </table:table-cell>
              <table:table-cell office:value-type="float" office:value="2055.4252919565">
                <text:p>2055.425291956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7959999999999">
                <text:p>0.0007959999999999</text:p>
              </table:table-cell>
              <table:table-cell office:value-type="float" office:value="2060.2751833716">
                <text:p>2060.275183371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7999999999999">
                <text:p>0.0007999999999999</text:p>
              </table:table-cell>
              <table:table-cell office:value-type="float" office:value="2065.1250747867">
                <text:p>2065.125074786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8039999999999">
                <text:p>0.0008039999999999</text:p>
              </table:table-cell>
              <table:table-cell office:value-type="float" office:value="2069.9749662018">
                <text:p>2069.974966201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8079999999999">
                <text:p>0.0008079999999999</text:p>
              </table:table-cell>
              <table:table-cell office:value-type="float" office:value="2074.8248576169">
                <text:p>2074.824857616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8119999999999">
                <text:p>0.0008119999999999</text:p>
              </table:table-cell>
              <table:table-cell office:value-type="float" office:value="2079.674749032">
                <text:p>2079.67474903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8159999999999">
                <text:p>0.0008159999999999</text:p>
              </table:table-cell>
              <table:table-cell office:value-type="float" office:value="2084.5246404471">
                <text:p>2084.524640447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8199999999999">
                <text:p>0.0008199999999999</text:p>
              </table:table-cell>
              <table:table-cell office:value-type="float" office:value="2089.3745318623">
                <text:p>2089.374531862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8239999999999">
                <text:p>0.0008239999999999</text:p>
              </table:table-cell>
              <table:table-cell office:value-type="float" office:value="2094.2244232774">
                <text:p>2094.224423277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8279999999999">
                <text:p>0.0008279999999999</text:p>
              </table:table-cell>
              <table:table-cell office:value-type="float" office:value="2099.0743146925">
                <text:p>2099.074314692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8319999999999">
                <text:p>0.0008319999999999</text:p>
              </table:table-cell>
              <table:table-cell office:value-type="float" office:value="2103.9242061076">
                <text:p>2103.924206107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8359999999999">
                <text:p>0.0008359999999999</text:p>
              </table:table-cell>
              <table:table-cell office:value-type="float" office:value="2108.7740975227">
                <text:p>2108.774097522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8399999999999">
                <text:p>0.0008399999999999</text:p>
              </table:table-cell>
              <table:table-cell office:value-type="float" office:value="2113.6239889378">
                <text:p>2113.623988937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8439999999999">
                <text:p>0.0008439999999999</text:p>
              </table:table-cell>
              <table:table-cell office:value-type="float" office:value="2118.473880353">
                <text:p>2118.47388035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8479999999999">
                <text:p>0.0008479999999999</text:p>
              </table:table-cell>
              <table:table-cell office:value-type="float" office:value="2123.3237717681">
                <text:p>2123.323771768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8519999999999">
                <text:p>0.0008519999999999</text:p>
              </table:table-cell>
              <table:table-cell office:value-type="float" office:value="2128.1736631832">
                <text:p>2128.17366318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8559999999999">
                <text:p>0.0008559999999999</text:p>
              </table:table-cell>
              <table:table-cell office:value-type="float" office:value="2133.0235545983">
                <text:p>2133.023554598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8599999999999">
                <text:p>0.0008599999999999</text:p>
              </table:table-cell>
              <table:table-cell office:value-type="float" office:value="2137.8734460134">
                <text:p>2137.873446013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8639999999999">
                <text:p>0.0008639999999999</text:p>
              </table:table-cell>
              <table:table-cell office:value-type="float" office:value="2142.7233374285">
                <text:p>2142.723337428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8679999999999">
                <text:p>0.0008679999999999</text:p>
              </table:table-cell>
              <table:table-cell office:value-type="float" office:value="2147.5732288436">
                <text:p>2147.573228843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8719999999999">
                <text:p>0.0008719999999999</text:p>
              </table:table-cell>
              <table:table-cell office:value-type="float" office:value="2152.4231202588">
                <text:p>2152.423120258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8759999999999">
                <text:p>0.0008759999999999</text:p>
              </table:table-cell>
              <table:table-cell office:value-type="float" office:value="2157.2730116739">
                <text:p>2157.273011673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8799999999999">
                <text:p>0.0008799999999999</text:p>
              </table:table-cell>
              <table:table-cell office:value-type="float" office:value="2162.122903089">
                <text:p>2162.12290308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8839999999999">
                <text:p>0.0008839999999999</text:p>
              </table:table-cell>
              <table:table-cell office:value-type="float" office:value="2166.9727945041">
                <text:p>2166.972794504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8879999999999">
                <text:p>0.0008879999999999</text:p>
              </table:table-cell>
              <table:table-cell office:value-type="float" office:value="2171.8226859192">
                <text:p>2171.82268591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8919999999999">
                <text:p>0.0008919999999999</text:p>
              </table:table-cell>
              <table:table-cell office:value-type="float" office:value="2176.6725773343">
                <text:p>2176.67257733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8959999999999">
                <text:p>0.0008959999999999</text:p>
              </table:table-cell>
              <table:table-cell office:value-type="float" office:value="2181.5224687495">
                <text:p>2181.522468749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8999999999999">
                <text:p>0.0008999999999999</text:p>
              </table:table-cell>
              <table:table-cell office:value-type="float" office:value="2186.3723601646">
                <text:p>2186.37236016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9039999999999">
                <text:p>0.0009039999999999</text:p>
              </table:table-cell>
              <table:table-cell office:value-type="float" office:value="2191.2222515797">
                <text:p>2191.222251579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9079999999999">
                <text:p>0.0009079999999999</text:p>
              </table:table-cell>
              <table:table-cell office:value-type="float" office:value="2196.0721429948">
                <text:p>2196.072142994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9119999999999">
                <text:p>0.0009119999999999</text:p>
              </table:table-cell>
              <table:table-cell office:value-type="float" office:value="2200.9220344099">
                <text:p>2200.922034409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9159999999999">
                <text:p>0.0009159999999999</text:p>
              </table:table-cell>
              <table:table-cell office:value-type="float" office:value="2205.771925825">
                <text:p>2205.77192582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9199999999999">
                <text:p>0.0009199999999999</text:p>
              </table:table-cell>
              <table:table-cell office:value-type="float" office:value="2210.6218172401">
                <text:p>2210.621817240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9239999999999">
                <text:p>0.0009239999999999</text:p>
              </table:table-cell>
              <table:table-cell office:value-type="float" office:value="2215.4717086553">
                <text:p>2215.471708655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9279999999999">
                <text:p>0.0009279999999999</text:p>
              </table:table-cell>
              <table:table-cell office:value-type="float" office:value="2220.3216000704">
                <text:p>2220.32160007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9319999999999">
                <text:p>0.0009319999999999</text:p>
              </table:table-cell>
              <table:table-cell office:value-type="float" office:value="2225.1714914855">
                <text:p>2225.171491485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9359999999999">
                <text:p>0.0009359999999999</text:p>
              </table:table-cell>
              <table:table-cell office:value-type="float" office:value="2230.0213829006">
                <text:p>2230.021382900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9399999999999">
                <text:p>0.0009399999999999</text:p>
              </table:table-cell>
              <table:table-cell office:value-type="float" office:value="2234.8712743157">
                <text:p>2234.871274315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9439999999999">
                <text:p>0.0009439999999999</text:p>
              </table:table-cell>
              <table:table-cell office:value-type="float" office:value="2239.7211657308">
                <text:p>2239.721165730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9479999999999">
                <text:p>0.0009479999999999</text:p>
              </table:table-cell>
              <table:table-cell office:value-type="float" office:value="2244.5710571459">
                <text:p>2244.571057145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9519999999999">
                <text:p>0.0009519999999999</text:p>
              </table:table-cell>
              <table:table-cell office:value-type="float" office:value="2249.4209485611">
                <text:p>2249.420948561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9559999999999">
                <text:p>0.0009559999999999</text:p>
              </table:table-cell>
              <table:table-cell office:value-type="float" office:value="2254.2708399762">
                <text:p>2254.270839976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95999999999989">
                <text:p>0.00095999999999989</text:p>
              </table:table-cell>
              <table:table-cell office:value-type="float" office:value="2259.1207313913">
                <text:p>2259.12073139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96399999999989">
                <text:p>0.00096399999999989</text:p>
              </table:table-cell>
              <table:table-cell office:value-type="float" office:value="2263.9706228064">
                <text:p>2263.970622806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96799999999989">
                <text:p>0.00096799999999989</text:p>
              </table:table-cell>
              <table:table-cell office:value-type="float" office:value="2268.8205142215">
                <text:p>2268.82051422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97199999999989">
                <text:p>0.00097199999999989</text:p>
              </table:table-cell>
              <table:table-cell office:value-type="float" office:value="2273.6704056366">
                <text:p>2273.670405636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97599999999989">
                <text:p>0.00097599999999989</text:p>
              </table:table-cell>
              <table:table-cell office:value-type="float" office:value="2278.5202970518">
                <text:p>2278.520297051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97999999999989">
                <text:p>0.00097999999999989</text:p>
              </table:table-cell>
              <table:table-cell office:value-type="float" office:value="2283.3701884669">
                <text:p>2283.370188466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98399999999989">
                <text:p>0.00098399999999989</text:p>
              </table:table-cell>
              <table:table-cell office:value-type="float" office:value="2288.220079882">
                <text:p>2288.22007988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98799999999989">
                <text:p>0.00098799999999989</text:p>
              </table:table-cell>
              <table:table-cell office:value-type="float" office:value="2293.0699712971">
                <text:p>2293.069971297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99199999999989">
                <text:p>0.00099199999999989</text:p>
              </table:table-cell>
              <table:table-cell office:value-type="float" office:value="2297.9198627123">
                <text:p>2297.919862712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99599999999989">
                <text:p>0.00099599999999989</text:p>
              </table:table-cell>
              <table:table-cell office:value-type="float" office:value="2302.7697541274">
                <text:p>2302.76975412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99999999999989">
                <text:p>0.00099999999999989</text:p>
              </table:table-cell>
              <table:table-cell office:value-type="float" office:value="2307.6196455425">
                <text:p>2307.61964554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10039999999999">
                <text:p>0.0010039999999999</text:p>
              </table:table-cell>
              <table:table-cell office:value-type="float" office:value="2312.4695369576">
                <text:p>2312.469536957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10079999999999">
                <text:p>0.0010079999999999</text:p>
              </table:table-cell>
              <table:table-cell office:value-type="float" office:value="2317.3194283727">
                <text:p>2317.319428372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10119999999999">
                <text:p>0.0010119999999999</text:p>
              </table:table-cell>
              <table:table-cell office:value-type="float" office:value="2322.1693197878">
                <text:p>2322.169319787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10159999999999">
                <text:p>0.0010159999999999</text:p>
              </table:table-cell>
              <table:table-cell office:value-type="float" office:value="2327.0192112029">
                <text:p>2327.019211202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10199999999999">
                <text:p>0.0010199999999999</text:p>
              </table:table-cell>
              <table:table-cell office:value-type="float" office:value="2331.869102618">
                <text:p>2331.86910261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10239999999999">
                <text:p>0.0010239999999999</text:p>
              </table:table-cell>
              <table:table-cell office:value-type="float" office:value="2336.7189940331">
                <text:p>2336.718994033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10279999999999">
                <text:p>0.0010279999999999</text:p>
              </table:table-cell>
              <table:table-cell office:value-type="float" office:value="2341.5688854483">
                <text:p>2341.568885448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10319999999999">
                <text:p>0.0010319999999999</text:p>
              </table:table-cell>
              <table:table-cell office:value-type="float" office:value="2346.4187768634">
                <text:p>2346.418776863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10359999999999">
                <text:p>0.0010359999999999</text:p>
              </table:table-cell>
              <table:table-cell office:value-type="float" office:value="2351.2686682785">
                <text:p>2351.268668278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10399999999999">
                <text:p>0.0010399999999999</text:p>
              </table:table-cell>
              <table:table-cell office:value-type="float" office:value="2356.1185596936">
                <text:p>2356.11855969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10439999999999">
                <text:p>0.0010439999999999</text:p>
              </table:table-cell>
              <table:table-cell office:value-type="float" office:value="2360.9684511088">
                <text:p>2360.968451108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10479999999999">
                <text:p>0.0010479999999999</text:p>
              </table:table-cell>
              <table:table-cell office:value-type="float" office:value="2365.8183425239">
                <text:p>2365.818342523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10519999999999">
                <text:p>0.0010519999999999</text:p>
              </table:table-cell>
              <table:table-cell office:value-type="float" office:value="2370.668233939">
                <text:p>2370.66823393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10559999999999">
                <text:p>0.0010559999999999</text:p>
              </table:table-cell>
              <table:table-cell office:value-type="float" office:value="2375.5181253541">
                <text:p>2375.51812535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10599999999999">
                <text:p>0.0010599999999999</text:p>
              </table:table-cell>
              <table:table-cell office:value-type="float" office:value="2380.3680167692">
                <text:p>2380.36801676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10639999999999">
                <text:p>0.0010639999999999</text:p>
              </table:table-cell>
              <table:table-cell office:value-type="float" office:value="2385.2179081843">
                <text:p>2385.217908184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10679999999999">
                <text:p>0.0010679999999999</text:p>
              </table:table-cell>
              <table:table-cell office:value-type="float" office:value="2390.0677995994">
                <text:p>2390.067799599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10719999999999">
                <text:p>0.0010719999999999</text:p>
              </table:table-cell>
              <table:table-cell office:value-type="float" office:value="2394.9176910145">
                <text:p>2394.917691014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10759999999999">
                <text:p>0.0010759999999999</text:p>
              </table:table-cell>
              <table:table-cell office:value-type="float" office:value="2399.7675824296">
                <text:p>2399.767582429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10799999999999">
                <text:p>0.0010799999999999</text:p>
              </table:table-cell>
              <table:table-cell office:value-type="float" office:value="2404.6174738448">
                <text:p>2404.617473844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10839999999999">
                <text:p>0.0010839999999999</text:p>
              </table:table-cell>
              <table:table-cell office:value-type="float" office:value="2409.4673652599">
                <text:p>2409.467365259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10879999999999">
                <text:p>0.0010879999999999</text:p>
              </table:table-cell>
              <table:table-cell office:value-type="float" office:value="2414.317256675">
                <text:p>2414.3172566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10919999999999">
                <text:p>0.0010919999999999</text:p>
              </table:table-cell>
              <table:table-cell office:value-type="float" office:value="2419.1671480901">
                <text:p>2419.167148090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10959999999999">
                <text:p>0.0010959999999999</text:p>
              </table:table-cell>
              <table:table-cell office:value-type="float" office:value="2424.0170395053">
                <text:p>2424.017039505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10999999999999">
                <text:p>0.0010999999999999</text:p>
              </table:table-cell>
              <table:table-cell office:value-type="float" office:value="2428.8669309204">
                <text:p>2428.86693092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11039999999999">
                <text:p>0.0011039999999999</text:p>
              </table:table-cell>
              <table:table-cell office:value-type="float" office:value="2433.7168223355">
                <text:p>2433.716822335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11079999999999">
                <text:p>0.0011079999999999</text:p>
              </table:table-cell>
              <table:table-cell office:value-type="float" office:value="2438.5667137506">
                <text:p>2438.566713750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11119999999999">
                <text:p>0.0011119999999999</text:p>
              </table:table-cell>
              <table:table-cell office:value-type="float" office:value="2443.4166051657">
                <text:p>2443.416605165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11159999999999">
                <text:p>0.0011159999999999</text:p>
              </table:table-cell>
              <table:table-cell office:value-type="float" office:value="2448.2664965808">
                <text:p>2448.266496580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11199999999999">
                <text:p>0.0011199999999999</text:p>
              </table:table-cell>
              <table:table-cell office:value-type="float" office:value="2453.1163879959">
                <text:p>2453.116387995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11239999999999">
                <text:p>0.0011239999999999</text:p>
              </table:table-cell>
              <table:table-cell office:value-type="float" office:value="2457.966279411">
                <text:p>2457.96627941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11279999999999">
                <text:p>0.0011279999999999</text:p>
              </table:table-cell>
              <table:table-cell office:value-type="float" office:value="2462.8161708261">
                <text:p>2462.816170826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11319999999999">
                <text:p>0.0011319999999999</text:p>
              </table:table-cell>
              <table:table-cell office:value-type="float" office:value="2467.6660622413">
                <text:p>2467.666062241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11359999999999">
                <text:p>0.0011359999999999</text:p>
              </table:table-cell>
              <table:table-cell office:value-type="float" office:value="2472.5159536564">
                <text:p>2472.515953656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11399999999999">
                <text:p>0.0011399999999999</text:p>
              </table:table-cell>
              <table:table-cell office:value-type="float" office:value="2477.3658450715">
                <text:p>2477.365845071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11439999999999">
                <text:p>0.0011439999999999</text:p>
              </table:table-cell>
              <table:table-cell office:value-type="float" office:value="2482.2157364866">
                <text:p>2482.215736486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11479999999999">
                <text:p>0.0011479999999999</text:p>
              </table:table-cell>
              <table:table-cell office:value-type="float" office:value="2487.0656279018">
                <text:p>2487.065627901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11519999999999">
                <text:p>0.0011519999999999</text:p>
              </table:table-cell>
              <table:table-cell office:value-type="float" office:value="2491.9155193169">
                <text:p>2491.915519316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11559999999999">
                <text:p>0.0011559999999999</text:p>
              </table:table-cell>
              <table:table-cell office:value-type="float" office:value="2496.765410732">
                <text:p>2496.76541073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11599999999999">
                <text:p>0.0011599999999999</text:p>
              </table:table-cell>
              <table:table-cell office:value-type="float" office:value="2501.6153021471">
                <text:p>2501.615302147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11639999999999">
                <text:p>0.0011639999999999</text:p>
              </table:table-cell>
              <table:table-cell office:value-type="float" office:value="2506.4651935622">
                <text:p>2506.465193562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11679999999999">
                <text:p>0.0011679999999999</text:p>
              </table:table-cell>
              <table:table-cell office:value-type="float" office:value="2511.3150849773">
                <text:p>2511.315084977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11719999999999">
                <text:p>0.0011719999999999</text:p>
              </table:table-cell>
              <table:table-cell office:value-type="float" office:value="2516.1649763924">
                <text:p>2516.16497639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11759999999999">
                <text:p>0.0011759999999999</text:p>
              </table:table-cell>
              <table:table-cell office:value-type="float" office:value="2521.0148678075">
                <text:p>2521.014867807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11799999999999">
                <text:p>0.0011799999999999</text:p>
              </table:table-cell>
              <table:table-cell office:value-type="float" office:value="2525.8647592226">
                <text:p>2525.864759222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11839999999999">
                <text:p>0.0011839999999999</text:p>
              </table:table-cell>
              <table:table-cell office:value-type="float" office:value="2530.7146506378">
                <text:p>2530.714650637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11879999999999">
                <text:p>0.0011879999999999</text:p>
              </table:table-cell>
              <table:table-cell office:value-type="float" office:value="2535.5645420529">
                <text:p>2535.564542052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11919999999999">
                <text:p>0.0011919999999999</text:p>
              </table:table-cell>
              <table:table-cell office:value-type="float" office:value="2540.414433468">
                <text:p>2540.41443346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11959999999999">
                <text:p>0.0011959999999999</text:p>
              </table:table-cell>
              <table:table-cell office:value-type="float" office:value="2545.2643248831">
                <text:p>2545.264324883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11999999999999">
                <text:p>0.0011999999999999</text:p>
              </table:table-cell>
              <table:table-cell office:value-type="float" office:value="2550.1142162983">
                <text:p>2550.1142162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